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onnée_brut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os_X</text:p>
          </table:table-cell>
          <table:table-cell office:value-type="string" calcext:value-type="string">
            <text:p>pos_Y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Puissance</text:p>
          </table:table-cell>
          <table:table-cell office:value-type="string" calcext:value-type="string">
            <text:p>etat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5</text:p>
          </table:table-cell>
          <table:table-cell office:value-type="float" office:value="-0.18228102475405" calcext:value-type="float">
            <text:p>-0,18228102475405</text:p>
          </table:table-cell>
          <table:table-cell office:value-type="float" office:value="-0.098001575097442" calcext:value-type="float">
            <text:p>-0,098001575097442</text:p>
          </table:table-cell>
          <table:table-cell office:value-type="float" office:value="34.201137579171" calcext:value-type="float">
            <text:p>34,20113757917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364</text:p>
          </table:table-cell>
          <table:table-cell office:value-type="float" office:value="1.2437158823013" calcext:value-type="float">
            <text:p>1,2437158823013</text:p>
          </table:table-cell>
          <table:table-cell office:value-type="float" office:value="-0.0591587042436" calcext:value-type="float">
            <text:p>-0,0591587042436</text:p>
          </table:table-cell>
          <table:table-cell office:value-type="float" office:value="16.232518823283" calcext:value-type="float">
            <text:p>16,23251882328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375</text:p>
          </table:table-cell>
          <table:table-cell office:value-type="float" office:value="2.8114077448845" calcext:value-type="float">
            <text:p>2,8114077448845</text:p>
          </table:table-cell>
          <table:table-cell office:value-type="float" office:value="-0.1039937697351" calcext:value-type="float">
            <text:p>-0,1039937697351</text:p>
          </table:table-cell>
          <table:table-cell office:value-type="float" office:value="35.172667852633" calcext:value-type="float">
            <text:p>35,17266785263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386</text:p>
          </table:table-cell>
          <table:table-cell office:value-type="float" office:value="4.2453256249428" calcext:value-type="float">
            <text:p>4,2453256249428</text:p>
          </table:table-cell>
          <table:table-cell office:value-type="float" office:value="0.083402488380671" calcext:value-type="float">
            <text:p>0,083402488380671</text:p>
          </table:table-cell>
          <table:table-cell office:value-type="float" office:value="-23.887314424393" calcext:value-type="float">
            <text:p>-23,88731442439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397</text:p>
          </table:table-cell>
          <table:table-cell office:value-type="float" office:value="5.7493966817856" calcext:value-type="float">
            <text:p>5,7493966817856</text:p>
          </table:table-cell>
          <table:table-cell office:value-type="float" office:value="0.020006778649986" calcext:value-type="float">
            <text:p>0,020006778649986</text:p>
          </table:table-cell>
          <table:table-cell office:value-type="float" office:value="-9.5472990707227" calcext:value-type="float">
            <text:p>-9,547299070722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408</text:p>
          </table:table-cell>
          <table:table-cell office:value-type="float" office:value="7.2382110357285" calcext:value-type="float">
            <text:p>7,2382110357285</text:p>
          </table:table-cell>
          <table:table-cell office:value-type="float" office:value="-0.076647982932627" calcext:value-type="float">
            <text:p>-0,076647982932627</text:p>
          </table:table-cell>
          <table:table-cell office:value-type="float" office:value="21.659982432226" calcext:value-type="float">
            <text:p>21,65998243222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419</text:p>
          </table:table-cell>
          <table:table-cell office:value-type="float" office:value="8.7358796596527" calcext:value-type="float">
            <text:p>8,7358796596527</text:p>
          </table:table-cell>
          <table:table-cell office:value-type="float" office:value="-0.075158677063882" calcext:value-type="float">
            <text:p>-0,075158677063882</text:p>
          </table:table-cell>
          <table:table-cell office:value-type="float" office:value="21.337211891344" calcext:value-type="float">
            <text:p>21,33721189134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430</text:p>
          </table:table-cell>
          <table:table-cell office:value-type="float" office:value="-0.21386113017797" calcext:value-type="float">
            <text:p>-0,21386113017797</text:p>
          </table:table-cell>
          <table:table-cell office:value-type="float" office:value="1.5837430953979" calcext:value-type="float">
            <text:p>1,5837430953979</text:p>
          </table:table-cell>
          <table:table-cell office:value-type="float" office:value="-22.751323736397" calcext:value-type="float">
            <text:p>-22,75132373639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441</text:p>
          </table:table-cell>
          <table:table-cell office:value-type="float" office:value="1.3264089822769" calcext:value-type="float">
            <text:p>1,3264089822769</text:p>
          </table:table-cell>
          <table:table-cell office:value-type="float" office:value="1.5770044922829" calcext:value-type="float">
            <text:p>1,5770044922829</text:p>
          </table:table-cell>
          <table:table-cell office:value-type="float" office:value="-28.034998732767" calcext:value-type="float">
            <text:p>-28,03499873276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452</text:p>
          </table:table-cell>
          <table:table-cell office:value-type="float" office:value="2.7218130230904" calcext:value-type="float">
            <text:p>2,7218130230904</text:p>
          </table:table-cell>
          <table:table-cell office:value-type="float" office:value="1.4782324433327" calcext:value-type="float">
            <text:p>1,4782324433327</text:p>
          </table:table-cell>
          <table:table-cell office:value-type="float" office:value="5.9498618267904" calcext:value-type="float">
            <text:p>5,949861826790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463</text:p>
          </table:table-cell>
          <table:table-cell office:value-type="float" office:value="4.21217918396" calcext:value-type="float">
            <text:p>4,21217918396</text:p>
          </table:table-cell>
          <table:table-cell office:value-type="float" office:value="1.5473005175591" calcext:value-type="float">
            <text:p>1,5473005175591</text:p>
          </table:table-cell>
          <table:table-cell office:value-type="float" office:value="-12.475261642675" calcext:value-type="float">
            <text:p>-12,47526164267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474</text:p>
          </table:table-cell>
          <table:table-cell office:value-type="float" office:value="5.6917440891266" calcext:value-type="float">
            <text:p>5,6917440891266</text:p>
          </table:table-cell>
          <table:table-cell office:value-type="float" office:value="1.471633464098" calcext:value-type="float">
            <text:p>1,471633464098</text:p>
          </table:table-cell>
          <table:table-cell office:value-type="float" office:value="7.2628625069454" calcext:value-type="float">
            <text:p>7,262862506945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485</text:p>
          </table:table-cell>
          <table:table-cell office:value-type="float" office:value="7.3105162382126" calcext:value-type="float">
            <text:p>7,3105162382126</text:p>
          </table:table-cell>
          <table:table-cell office:value-type="float" office:value="1.4162628352642" calcext:value-type="float">
            <text:p>1,4162628352642</text:p>
          </table:table-cell>
          <table:table-cell office:value-type="float" office:value="29.560208700265" calcext:value-type="float">
            <text:p>29,56020870026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496</text:p>
          </table:table-cell>
          <table:table-cell office:value-type="float" office:value="8.7004470825195" calcext:value-type="float">
            <text:p>8,7004470825195</text:p>
          </table:table-cell>
          <table:table-cell office:value-type="float" office:value="1.502783447504" calcext:value-type="float">
            <text:p>1,502783447504</text:p>
          </table:table-cell>
          <table:table-cell office:value-type="float" office:value="-0.66409354353217" calcext:value-type="float">
            <text:p>-0,6640935435321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507</text:p>
          </table:table-cell>
          <table:table-cell office:value-type="float" office:value="-0.25861103087664" calcext:value-type="float">
            <text:p>-0,25861103087664</text:p>
          </table:table-cell>
          <table:table-cell office:value-type="float" office:value="2.9949346184731" calcext:value-type="float">
            <text:p>2,9949346184731</text:p>
          </table:table-cell>
          <table:table-cell office:value-type="float" office:value="1.3692512586238" calcext:value-type="float">
            <text:p>1,369251258623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518</text:p>
          </table:table-cell>
          <table:table-cell office:value-type="float" office:value="1.2943041324615" calcext:value-type="float">
            <text:p>1,2943041324615</text:p>
          </table:table-cell>
          <table:table-cell office:value-type="float" office:value="2.8970098495483" calcext:value-type="float">
            <text:p>2,8970098495483</text:p>
          </table:table-cell>
          <table:table-cell office:value-type="float" office:value="33.436082730627" calcext:value-type="float">
            <text:p>33,43608273062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529</text:p>
          </table:table-cell>
          <table:table-cell office:value-type="float" office:value="2.6956695318222" calcext:value-type="float">
            <text:p>2,6956695318222</text:p>
          </table:table-cell>
          <table:table-cell office:value-type="float" office:value="3.0317491292953" calcext:value-type="float">
            <text:p>3,0317491292953</text:p>
          </table:table-cell>
          <table:table-cell office:value-type="float" office:value="-8.0627800932356" calcext:value-type="float">
            <text:p>-8,062780093235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540</text:p>
          </table:table-cell>
          <table:table-cell office:value-type="float" office:value="4.2820173501968" calcext:value-type="float">
            <text:p>4,2820173501968</text:p>
          </table:table-cell>
          <table:table-cell office:value-type="float" office:value="2.8926441073418" calcext:value-type="float">
            <text:p>2,8926441073418</text:p>
          </table:table-cell>
          <table:table-cell office:value-type="float" office:value="33.798269785134" calcext:value-type="float">
            <text:p>33,79826978513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551</text:p>
          </table:table-cell>
          <table:table-cell office:value-type="float" office:value="5.6857526302338" calcext:value-type="float">
            <text:p>5,6857526302338</text:p>
          </table:table-cell>
          <table:table-cell office:value-type="float" office:value="3.0086600780487" calcext:value-type="float">
            <text:p>3,0086600780487</text:p>
          </table:table-cell>
          <table:table-cell office:value-type="float" office:value="-2.3434455892083" calcext:value-type="float">
            <text:p>-2,343445589208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562</text:p>
          </table:table-cell>
          <table:table-cell office:value-type="float" office:value="7.2481667995453" calcext:value-type="float">
            <text:p>7,2481667995453</text:p>
          </table:table-cell>
          <table:table-cell office:value-type="float" office:value="2.9184198379517" calcext:value-type="float">
            <text:p>2,9184198379517</text:p>
          </table:table-cell>
          <table:table-cell office:value-type="float" office:value="23.699371867878" calcext:value-type="float">
            <text:p>23,69937186787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573</text:p>
          </table:table-cell>
          <table:table-cell office:value-type="float" office:value="8.8490563631058" calcext:value-type="float">
            <text:p>8,8490563631058</text:p>
          </table:table-cell>
          <table:table-cell office:value-type="float" office:value="2.8597876429558" calcext:value-type="float">
            <text:p>2,8597876429558</text:p>
          </table:table-cell>
          <table:table-cell office:value-type="float" office:value="51.845046744984" calcext:value-type="float">
            <text:p>51,84504674498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584</text:p>
          </table:table-cell>
          <table:table-cell office:value-type="float" office:value="-0.1746479794383" calcext:value-type="float">
            <text:p>-0,1746479794383</text:p>
          </table:table-cell>
          <table:table-cell office:value-type="float" office:value="4.4661742448807" calcext:value-type="float">
            <text:p>4,4661742448807</text:p>
          </table:table-cell>
          <table:table-cell office:value-type="float" office:value="12.527732142977" calcext:value-type="float">
            <text:p>12,52773214297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595</text:p>
          </table:table-cell>
          <table:table-cell office:value-type="float" office:value="1.2474598735571" calcext:value-type="float">
            <text:p>1,2474598735571</text:p>
          </table:table-cell>
          <table:table-cell office:value-type="float" office:value="4.4153183698654" calcext:value-type="float">
            <text:p>4,4153183698654</text:p>
          </table:table-cell>
          <table:table-cell office:value-type="float" office:value="24.745981784383" calcext:value-type="float">
            <text:p>24,74598178438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606</text:p>
          </table:table-cell>
          <table:table-cell office:value-type="float" office:value="2.7005735039711" calcext:value-type="float">
            <text:p>2,7005735039711</text:p>
          </table:table-cell>
          <table:table-cell office:value-type="float" office:value="4.4657310843468" calcext:value-type="float">
            <text:p>4,4657310843468</text:p>
          </table:table-cell>
          <table:table-cell office:value-type="float" office:value="8.8379803546675" calcext:value-type="float">
            <text:p>8,837980354667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617</text:p>
          </table:table-cell>
          <table:table-cell office:value-type="float" office:value="4.3125295639038" calcext:value-type="float">
            <text:p>4,3125295639038</text:p>
          </table:table-cell>
          <table:table-cell office:value-type="float" office:value="4.4071736931801" calcext:value-type="float">
            <text:p>4,4071736931801</text:p>
          </table:table-cell>
          <table:table-cell office:value-type="float" office:value="32.011136127885" calcext:value-type="float">
            <text:p>32,01113612788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628</text:p>
          </table:table-cell>
          <table:table-cell office:value-type="float" office:value="5.7438337802887" calcext:value-type="float">
            <text:p>5,7438337802887</text:p>
          </table:table-cell>
          <table:table-cell office:value-type="float" office:value="4.4687643647194" calcext:value-type="float">
            <text:p>4,4687643647194</text:p>
          </table:table-cell>
          <table:table-cell office:value-type="float" office:value="9.287447686408" calcext:value-type="float">
            <text:p>9,28744768640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639</text:p>
          </table:table-cell>
          <table:table-cell office:value-type="float" office:value="7.2526067495346" calcext:value-type="float">
            <text:p>7,2526067495346</text:p>
          </table:table-cell>
          <table:table-cell office:value-type="float" office:value="4.4136008620262" calcext:value-type="float">
            <text:p>4,4136008620262</text:p>
          </table:table-cell>
          <table:table-cell office:value-type="float" office:value="25.346606969833" calcext:value-type="float">
            <text:p>25,34660696983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650</text:p>
          </table:table-cell>
          <table:table-cell office:value-type="float" office:value="8.8529109954834" calcext:value-type="float">
            <text:p>8,8529109954834</text:p>
          </table:table-cell>
          <table:table-cell office:value-type="float" office:value="4.4304710626602" calcext:value-type="float">
            <text:p>4,4304710626602</text:p>
          </table:table-cell>
          <table:table-cell office:value-type="float" office:value="28.106577836784" calcext:value-type="float">
            <text:p>28,10657783678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661</text:p>
          </table:table-cell>
          <table:table-cell office:value-type="float" office:value="-0.2312851138413" calcext:value-type="float">
            <text:p>-0,2312851138413</text:p>
          </table:table-cell>
          <table:table-cell office:value-type="float" office:value="6.0397887229919" calcext:value-type="float">
            <text:p>6,0397887229919</text:p>
          </table:table-cell>
          <table:table-cell office:value-type="float" office:value="-12.158755853677" calcext:value-type="float">
            <text:p>-12,15875585367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672</text:p>
          </table:table-cell>
          <table:table-cell office:value-type="float" office:value="1.3263952732086" calcext:value-type="float">
            <text:p>1,3263952732086</text:p>
          </table:table-cell>
          <table:table-cell office:value-type="float" office:value="6.0897266864777" calcext:value-type="float">
            <text:p>6,0897266864777</text:p>
          </table:table-cell>
          <table:table-cell office:value-type="float" office:value="-32.115803782348" calcext:value-type="float">
            <text:p>-32,11580378234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683</text:p>
          </table:table-cell>
          <table:table-cell office:value-type="float" office:value="2.6941779255867" calcext:value-type="float">
            <text:p>2,6941779255867</text:p>
          </table:table-cell>
          <table:table-cell office:value-type="float" office:value="6.0126894712448" calcext:value-type="float">
            <text:p>6,0126894712448</text:p>
          </table:table-cell>
          <table:table-cell office:value-type="float" office:value="-3.3286207468267" calcext:value-type="float">
            <text:p>-3,328620746826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694</text:p>
          </table:table-cell>
          <table:table-cell office:value-type="float" office:value="4.2461115121841" calcext:value-type="float">
            <text:p>4,2461115121841</text:p>
          </table:table-cell>
          <table:table-cell office:value-type="float" office:value="6.0810667276382" calcext:value-type="float">
            <text:p>6,0810667276382</text:p>
          </table:table-cell>
          <table:table-cell office:value-type="float" office:value="-23.733005402194" calcext:value-type="float">
            <text:p>-23,73300540219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705</text:p>
          </table:table-cell>
          <table:table-cell office:value-type="float" office:value="5.728651881218" calcext:value-type="float">
            <text:p>5,728651881218</text:p>
          </table:table-cell>
          <table:table-cell office:value-type="float" office:value="6.0642337799072" calcext:value-type="float">
            <text:p>6,0642337799072</text:p>
          </table:table-cell>
          <table:table-cell office:value-type="float" office:value="-17.686033514655" calcext:value-type="float">
            <text:p>-17,68603351465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716</text:p>
          </table:table-cell>
          <table:table-cell office:value-type="float" office:value="7.3230272531509" calcext:value-type="float">
            <text:p>7,3230272531509</text:p>
          </table:table-cell>
          <table:table-cell office:value-type="float" office:value="6.1282026767731" calcext:value-type="float">
            <text:p>6,1282026767731</text:p>
          </table:table-cell>
          <table:table-cell office:value-type="float" office:value="-44.851769307616" calcext:value-type="float">
            <text:p>-44,85176930761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727</text:p>
          </table:table-cell>
          <table:table-cell office:value-type="float" office:value="8.7808239459991" calcext:value-type="float">
            <text:p>8,7808239459991</text:p>
          </table:table-cell>
          <table:table-cell office:value-type="float" office:value="6.0456734895706" calcext:value-type="float">
            <text:p>6,0456734895706</text:p>
          </table:table-cell>
          <table:table-cell office:value-type="float" office:value="-14.503818029051" calcext:value-type="float">
            <text:p>-14,50381802905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738</text:p>
          </table:table-cell>
          <table:table-cell office:value-type="float" office:value="-0.25579418987036" calcext:value-type="float">
            <text:p>-0,25579418987036</text:p>
          </table:table-cell>
          <table:table-cell office:value-type="float" office:value="7.5795137882233" calcext:value-type="float">
            <text:p>7,5795137882233</text:p>
          </table:table-cell>
          <table:table-cell office:value-type="float" office:value="-22.850271622846" calcext:value-type="float">
            <text:p>-22,85027162284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749</text:p>
          </table:table-cell>
          <table:table-cell office:value-type="float" office:value="1.2324187904596" calcext:value-type="float">
            <text:p>1,2324187904596</text:p>
          </table:table-cell>
          <table:table-cell office:value-type="float" office:value="7.5696134567261" calcext:value-type="float">
            <text:p>7,5696134567261</text:p>
          </table:table-cell>
          <table:table-cell office:value-type="float" office:value="-19.622887395749" calcext:value-type="float">
            <text:p>-19,62288739574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760</text:p>
          </table:table-cell>
          <table:table-cell office:value-type="float" office:value="2.7005040645599" calcext:value-type="float">
            <text:p>2,7005040645599</text:p>
          </table:table-cell>
          <table:table-cell office:value-type="float" office:value="7.4648952484131" calcext:value-type="float">
            <text:p>7,4648952484131</text:p>
          </table:table-cell>
          <table:table-cell office:value-type="float" office:value="9.2919280005109" calcext:value-type="float">
            <text:p>9,291928000510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771</text:p>
          </table:table-cell>
          <table:table-cell office:value-type="float" office:value="4.2457023262978" calcext:value-type="float">
            <text:p>4,2457023262978</text:p>
          </table:table-cell>
          <table:table-cell office:value-type="float" office:value="7.4403655529022" calcext:value-type="float">
            <text:p>7,4403655529022</text:p>
          </table:table-cell>
          <table:table-cell office:value-type="float" office:value="17.221010224834" calcext:value-type="float">
            <text:p>17,22101022483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782</text:p>
          </table:table-cell>
          <table:table-cell office:value-type="float" office:value="5.7712352275848" calcext:value-type="float">
            <text:p>5,7712352275848</text:p>
          </table:table-cell>
          <table:table-cell office:value-type="float" office:value="7.495139837265" calcext:value-type="float">
            <text:p>7,495139837265</text:p>
          </table:table-cell>
          <table:table-cell office:value-type="float" office:value="1.5815032563012" calcext:value-type="float">
            <text:p>1,581503256301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793</text:p>
          </table:table-cell>
          <table:table-cell office:value-type="float" office:value="7.188635468483" calcext:value-type="float">
            <text:p>7,188635468483</text:p>
          </table:table-cell>
          <table:table-cell office:value-type="float" office:value="7.4813228845596" calcext:value-type="float">
            <text:p>7,4813228845596</text:p>
          </table:table-cell>
          <table:table-cell office:value-type="float" office:value="4.9801130013861" calcext:value-type="float">
            <text:p>4,980113001386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804</text:p>
          </table:table-cell>
          <table:table-cell office:value-type="float" office:value="8.7499535083771" calcext:value-type="float">
            <text:p>8,7499535083771</text:p>
          </table:table-cell>
          <table:table-cell office:value-type="float" office:value="7.5788146257401" calcext:value-type="float">
            <text:p>7,5788146257401</text:p>
          </table:table-cell>
          <table:table-cell office:value-type="float" office:value="-22.577921486205" calcext:value-type="float">
            <text:p>-22,57792148620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815</text:p>
          </table:table-cell>
          <table:table-cell office:value-type="float" office:value="-0.28015181422234" calcext:value-type="float">
            <text:p>-0,28015181422234</text:p>
          </table:table-cell>
          <table:table-cell office:value-type="float" office:value="9.0383946895599" calcext:value-type="float">
            <text:p>9,0383946895599</text:p>
          </table:table-cell>
          <table:table-cell office:value-type="float" office:value="-10.663980416432" calcext:value-type="float">
            <text:p>-10,66398041643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826</text:p>
          </table:table-cell>
          <table:table-cell office:value-type="float" office:value="1.3360837101936" calcext:value-type="float">
            <text:p>1,3360837101936</text:p>
          </table:table-cell>
          <table:table-cell office:value-type="float" office:value="9.1115319728851" calcext:value-type="float">
            <text:p>9,1115319728851</text:p>
          </table:table-cell>
          <table:table-cell office:value-type="float" office:value="-41.049148626388" calcext:value-type="float">
            <text:p>-41,04914862638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837</text:p>
          </table:table-cell>
          <table:table-cell office:value-type="float" office:value="2.7801698446274" calcext:value-type="float">
            <text:p>2,7801698446274</text:p>
          </table:table-cell>
          <table:table-cell office:value-type="float" office:value="8.9217185974121" calcext:value-type="float">
            <text:p>8,9217185974121</text:p>
          </table:table-cell>
          <table:table-cell office:value-type="float" office:value="24.820009044781" calcext:value-type="float">
            <text:p>24,82000904478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848</text:p>
          </table:table-cell>
          <table:table-cell office:value-type="float" office:value="4.2118987441063" calcext:value-type="float">
            <text:p>4,2118987441063</text:p>
          </table:table-cell>
          <table:table-cell office:value-type="float" office:value="9.0431034564972" calcext:value-type="float">
            <text:p>9,0431034564972</text:p>
          </table:table-cell>
          <table:table-cell office:value-type="float" office:value="-11.453518537199" calcext:value-type="float">
            <text:p>-11,45351853719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859</text:p>
          </table:table-cell>
          <table:table-cell office:value-type="float" office:value="5.7258856296539" calcext:value-type="float">
            <text:p>5,7258856296539</text:p>
          </table:table-cell>
          <table:table-cell office:value-type="float" office:value="8.9360332489014" calcext:value-type="float">
            <text:p>8,9360332489014</text:p>
          </table:table-cell>
          <table:table-cell office:value-type="float" office:value="17.677453862634" calcext:value-type="float">
            <text:p>17,67745386263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870</text:p>
          </table:table-cell>
          <table:table-cell office:value-type="float" office:value="7.2125226259232" calcext:value-type="float">
            <text:p>7,2125226259232</text:p>
          </table:table-cell>
          <table:table-cell office:value-type="float" office:value="8.9507818222046" calcext:value-type="float">
            <text:p>8,9507818222046</text:p>
          </table:table-cell>
          <table:table-cell office:value-type="float" office:value="13.151653253349" calcext:value-type="float">
            <text:p>13,15165325334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881</text:p>
          </table:table-cell>
          <table:table-cell office:value-type="float" office:value="8.7715685367584" calcext:value-type="float">
            <text:p>8,7715685367584</text:p>
          </table:table-cell>
          <table:table-cell office:value-type="float" office:value="9.1003429889679" calcext:value-type="float">
            <text:p>9,1003429889679</text:p>
          </table:table-cell>
          <table:table-cell office:value-type="float" office:value="-30.63192033464" calcext:value-type="float">
            <text:p>-30,6319203346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892</text:p>
          </table:table-cell>
          <table:table-cell office:value-type="float" office:value="-0.32561596482992" calcext:value-type="float">
            <text:p>-0,32561596482992</text:p>
          </table:table-cell>
          <table:table-cell office:value-type="float" office:value="10.499221086502" calcext:value-type="float">
            <text:p>10,499221086502</text:p>
          </table:table-cell>
          <table:table-cell office:value-type="float" office:value="0.04675976819341" calcext:value-type="float">
            <text:p>0,0467597681934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903</text:p>
          </table:table-cell>
          <table:table-cell office:value-type="float" office:value="1.2944592535496" calcext:value-type="float">
            <text:p>1,2944592535496</text:p>
          </table:table-cell>
          <table:table-cell office:value-type="float" office:value="10.386868715286" calcext:value-type="float">
            <text:p>10,386868715286</text:p>
          </table:table-cell>
          <table:table-cell office:value-type="float" office:value="36.596948174155" calcext:value-type="float">
            <text:p>36,59694817415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5</text:p>
          </table:table-cell>
          <table:table-cell office:value-type="float" office:value="-0.23342983797193" calcext:value-type="float">
            <text:p>-0,23342983797193</text:p>
          </table:table-cell>
          <table:table-cell office:value-type="float" office:value="-0.33126700669527" calcext:value-type="float">
            <text:p>-0,33126700669527</text:p>
          </table:table-cell>
          <table:table-cell office:value-type="float" office:value="83.711907362482" calcext:value-type="float">
            <text:p>83,71190736248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364</text:p>
          </table:table-cell>
          <table:table-cell office:value-type="float" office:value="0.98311029374599" calcext:value-type="float">
            <text:p>0,98311029374599</text:p>
          </table:table-cell>
          <table:table-cell office:value-type="float" office:value="-0.21486558020115" calcext:value-type="float">
            <text:p>-0,21486558020115</text:p>
          </table:table-cell>
          <table:table-cell office:value-type="float" office:value="34.465049862102" calcext:value-type="float">
            <text:p>34,46504986210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375</text:p>
          </table:table-cell>
          <table:table-cell office:value-type="float" office:value="2.7656334638596" calcext:value-type="float">
            <text:p>2,7656334638596</text:p>
          </table:table-cell>
          <table:table-cell office:value-type="float" office:value="-0.35236712545156" calcext:value-type="float">
            <text:p>-0,35236712545156</text:p>
          </table:table-cell>
          <table:table-cell office:value-type="float" office:value="86.42959670656" calcext:value-type="float">
            <text:p>86,4295967065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386</text:p>
          </table:table-cell>
          <table:table-cell office:value-type="float" office:value="4.0460094809532" calcext:value-type="float">
            <text:p>4,0460094809532</text:p>
          </table:table-cell>
          <table:table-cell office:value-type="float" office:value="0.33310707658529" calcext:value-type="float">
            <text:p>0,33310707658529</text:p>
          </table:table-cell>
          <table:table-cell office:value-type="float" office:value="-58.814741243982" calcext:value-type="float">
            <text:p>-58,81474124398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397</text:p>
          </table:table-cell>
          <table:table-cell office:value-type="float" office:value="5.5728387832642" calcext:value-type="float">
            <text:p>5,5728387832642</text:p>
          </table:table-cell>
          <table:table-cell office:value-type="float" office:value="0.19130270928144" calcext:value-type="float">
            <text:p>0,19130270928144</text:p>
          </table:table-cell>
          <table:table-cell office:value-type="float" office:value="-49.122283413152" calcext:value-type="float">
            <text:p>-49,12228341315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408</text:p>
          </table:table-cell>
          <table:table-cell office:value-type="float" office:value="7.0124316215515" calcext:value-type="float">
            <text:p>7,0124316215515</text:p>
          </table:table-cell>
          <table:table-cell office:value-type="float" office:value="-0.31280614435673" calcext:value-type="float">
            <text:p>-0,31280614435673</text:p>
          </table:table-cell>
          <table:table-cell office:value-type="float" office:value="52.983577843684" calcext:value-type="float">
            <text:p>52,98357784368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419</text:p>
          </table:table-cell>
          <table:table-cell office:value-type="float" office:value="8.5076397657394" calcext:value-type="float">
            <text:p>8,5076397657394</text:p>
          </table:table-cell>
          <table:table-cell office:value-type="float" office:value="-0.31032925471663" calcext:value-type="float">
            <text:p>-0,31032925471663</text:p>
          </table:table-cell>
          <table:table-cell office:value-type="float" office:value="52.59341381158" calcext:value-type="float">
            <text:p>52,5934138115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430</text:p>
          </table:table-cell>
          <table:table-cell office:value-type="float" office:value="-0.4504519701004" calcext:value-type="float">
            <text:p>-0,4504519701004</text:p>
          </table:table-cell>
          <table:table-cell office:value-type="float" office:value="1.7613877356052" calcext:value-type="float">
            <text:p>1,7613877356052</text:p>
          </table:table-cell>
          <table:table-cell office:value-type="float" office:value="-40.053293963147" calcext:value-type="float">
            <text:p>-40,05329396314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441</text:p>
          </table:table-cell>
          <table:table-cell office:value-type="float" office:value="1.2388725578785" calcext:value-type="float">
            <text:p>1,2388725578785</text:p>
          </table:table-cell>
          <table:table-cell office:value-type="float" office:value="1.7721346020699" calcext:value-type="float">
            <text:p>1,7721346020699</text:p>
          </table:table-cell>
          <table:table-cell office:value-type="float" office:value="-68.913603284556" calcext:value-type="float">
            <text:p>-68,91360328455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452</text:p>
          </table:table-cell>
          <table:table-cell office:value-type="float" office:value="2.3904374241829" calcext:value-type="float">
            <text:p>2,3904374241829</text:p>
          </table:table-cell>
          <table:table-cell office:value-type="float" office:value="1.4041110873222" calcext:value-type="float">
            <text:p>1,4041110873222</text:p>
          </table:table-cell>
          <table:table-cell office:value-type="float" office:value="14.566205869055" calcext:value-type="float">
            <text:p>14,56620586905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463</text:p>
          </table:table-cell>
          <table:table-cell office:value-type="float" office:value="3.8828256726265" calcext:value-type="float">
            <text:p>3,8828256726265</text:p>
          </table:table-cell>
          <table:table-cell office:value-type="float" office:value="1.6999700665474" calcext:value-type="float">
            <text:p>1,6999700665474</text:p>
          </table:table-cell>
          <table:table-cell office:value-type="float" office:value="-27.768178730254" calcext:value-type="float">
            <text:p>-27,76817873025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474</text:p>
          </table:table-cell>
          <table:table-cell office:value-type="float" office:value="5.3285050392151" calcext:value-type="float">
            <text:p>5,3285050392151</text:p>
          </table:table-cell>
          <table:table-cell office:value-type="float" office:value="1.3746850192547" calcext:value-type="float">
            <text:p>1,3746850192547</text:p>
          </table:table-cell>
          <table:table-cell office:value-type="float" office:value="17.765854004842" calcext:value-type="float">
            <text:p>17,76585400484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485</text:p>
          </table:table-cell>
          <table:table-cell office:value-type="float" office:value="7.225034236908" calcext:value-type="float">
            <text:p>7,225034236908</text:p>
          </table:table-cell>
          <table:table-cell office:value-type="float" office:value="1.1982204020023" calcext:value-type="float">
            <text:p>1,1982204020023</text:p>
          </table:table-cell>
          <table:table-cell office:value-type="float" office:value="73.634960848814" calcext:value-type="float">
            <text:p>73,63496084881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496</text:p>
          </table:table-cell>
          <table:table-cell office:value-type="float" office:value="8.3380860090256" calcext:value-type="float">
            <text:p>8,3380860090256</text:p>
          </table:table-cell>
          <table:table-cell office:value-type="float" office:value="1.5116347372532" calcext:value-type="float">
            <text:p>1,5116347372532</text:p>
          </table:table-cell>
          <table:table-cell office:value-type="float" office:value="-1.6122542701329" calcext:value-type="float">
            <text:p>-1,612254270132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507</text:p>
          </table:table-cell>
          <table:table-cell office:value-type="float" office:value="-0.56769959628582" calcext:value-type="float">
            <text:p>-0,56769959628582</text:p>
          </table:table-cell>
          <table:table-cell office:value-type="float" office:value="2.9793825745583" calcext:value-type="float">
            <text:p>2,9793825745583</text:p>
          </table:table-cell>
          <table:table-cell office:value-type="float" office:value="3.2529403829271" calcext:value-type="float">
            <text:p>3,252940382927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518</text:p>
          </table:table-cell>
          <table:table-cell office:value-type="float" office:value="1.2233958393335" calcext:value-type="float">
            <text:p>1,2233958393335</text:p>
          </table:table-cell>
          <table:table-cell office:value-type="float" office:value="2.6349323987961" calcext:value-type="float">
            <text:p>2,6349323987961</text:p>
          </table:table-cell>
          <table:table-cell office:value-type="float" office:value="82.984396606494" calcext:value-type="float">
            <text:p>82,98439660649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529</text:p>
          </table:table-cell>
          <table:table-cell office:value-type="float" office:value="2.3398773372173" calcext:value-type="float">
            <text:p>2,3398773372173</text:p>
          </table:table-cell>
          <table:table-cell office:value-type="float" office:value="3.1397956609726" calcext:value-type="float">
            <text:p>3,1397956609726</text:p>
          </table:table-cell>
          <table:table-cell office:value-type="float" office:value="-19.833787611336" calcext:value-type="float">
            <text:p>-19,83378761133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540</text:p>
          </table:table-cell>
          <table:table-cell office:value-type="float" office:value="4.2058730125427" calcext:value-type="float">
            <text:p>4,2058730125427</text:p>
          </table:table-cell>
          <table:table-cell office:value-type="float" office:value="2.6141840219498" calcext:value-type="float">
            <text:p>2,6141840219498</text:p>
          </table:table-cell>
          <table:table-cell office:value-type="float" office:value="83.662281370467" calcext:value-type="float">
            <text:p>83,66228137046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551</text:p>
          </table:table-cell>
          <table:table-cell office:value-type="float" office:value="5.2979511022568" calcext:value-type="float">
            <text:p>5,2979511022568</text:p>
          </table:table-cell>
          <table:table-cell office:value-type="float" office:value="3.0424648523331" calcext:value-type="float">
            <text:p>3,0424648523331</text:p>
          </table:table-cell>
          <table:table-cell office:value-type="float" office:value="-5.9357114658234" calcext:value-type="float">
            <text:p>-5,935711465823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562</text:p>
          </table:table-cell>
          <table:table-cell office:value-type="float" office:value="7.0494318008423" calcext:value-type="float">
            <text:p>7,0494318008423</text:p>
          </table:table-cell>
          <table:table-cell office:value-type="float" office:value="2.6689359545708" calcext:value-type="float">
            <text:p>2,6689359545708</text:p>
          </table:table-cell>
          <table:table-cell office:value-type="float" office:value="58.609246448347" calcext:value-type="float">
            <text:p>58,60924644834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573</text:p>
          </table:table-cell>
          <table:table-cell office:value-type="float" office:value="8.9626085758209" calcext:value-type="float">
            <text:p>8,9626085758209</text:p>
          </table:table-cell>
          <table:table-cell office:value-type="float" office:value="2.6448035240173" calcext:value-type="float">
            <text:p>2,6448035240173</text:p>
          </table:table-cell>
          <table:table-cell office:value-type="float" office:value="127.57381512101" calcext:value-type="float">
            <text:p>127,5738151210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584</text:p>
          </table:table-cell>
          <table:table-cell office:value-type="float" office:value="-0.33683266490698" calcext:value-type="float">
            <text:p>-0,33683266490698</text:p>
          </table:table-cell>
          <table:table-cell office:value-type="float" office:value="4.3704873323441" calcext:value-type="float">
            <text:p>4,3704873323441</text:p>
          </table:table-cell>
          <table:table-cell office:value-type="float" office:value="30.745109555068" calcext:value-type="float">
            <text:p>30,74510955506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595</text:p>
          </table:table-cell>
          <table:table-cell office:value-type="float" office:value="1.0577529668808" calcext:value-type="float">
            <text:p>1,0577529668808</text:p>
          </table:table-cell>
          <table:table-cell office:value-type="float" office:value="4.1604852676392" calcext:value-type="float">
            <text:p>4,1604852676392</text:p>
          </table:table-cell>
          <table:table-cell office:value-type="float" office:value="61.061045166793" calcext:value-type="float">
            <text:p>61,06104516679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606</text:p>
          </table:table-cell>
          <table:table-cell office:value-type="float" office:value="2.3498180508614" calcext:value-type="float">
            <text:p>2,3498180508614</text:p>
          </table:table-cell>
          <table:table-cell office:value-type="float" office:value="4.3492969870567" calcext:value-type="float">
            <text:p>4,3492969870567</text:p>
          </table:table-cell>
          <table:table-cell office:value-type="float" office:value="21.594082094302" calcext:value-type="float">
            <text:p>21,59408209430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617</text:p>
          </table:table-cell>
          <table:table-cell office:value-type="float" office:value="4.2416042089462" calcext:value-type="float">
            <text:p>4,2416042089462</text:p>
          </table:table-cell>
          <table:table-cell office:value-type="float" office:value="4.1789221763611" calcext:value-type="float">
            <text:p>4,1789221763611</text:p>
          </table:table-cell>
          <table:table-cell office:value-type="float" office:value="78.348487046114" calcext:value-type="float">
            <text:p>78,34848704611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628</text:p>
          </table:table-cell>
          <table:table-cell office:value-type="float" office:value="5.4588830471039" calcext:value-type="float">
            <text:p>5,4588830471039</text:p>
          </table:table-cell>
          <table:table-cell office:value-type="float" office:value="4.3636113405228" calcext:value-type="float">
            <text:p>4,3636113405228</text:p>
          </table:table-cell>
          <table:table-cell office:value-type="float" office:value="22.991565951876" calcext:value-type="float">
            <text:p>22,99156595187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639</text:p>
          </table:table-cell>
          <table:table-cell office:value-type="float" office:value="7.071470618248" calcext:value-type="float">
            <text:p>7,071470618248</text:p>
          </table:table-cell>
          <table:table-cell office:value-type="float" office:value="4.1555491089821" calcext:value-type="float">
            <text:p>4,1555491089821</text:p>
          </table:table-cell>
          <table:table-cell office:value-type="float" office:value="62.549777091688" calcext:value-type="float">
            <text:p>62,54977709168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650</text:p>
          </table:table-cell>
          <table:table-cell office:value-type="float" office:value="8.7963247299194" calcext:value-type="float">
            <text:p>8,7963247299194</text:p>
          </table:table-cell>
          <table:table-cell office:value-type="float" office:value="4.2703399062157" calcext:value-type="float">
            <text:p>4,2703399062157</text:p>
          </table:table-cell>
          <table:table-cell office:value-type="float" office:value="68.972632383845" calcext:value-type="float">
            <text:p>68,97263238384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661</text:p>
          </table:table-cell>
          <table:table-cell office:value-type="float" office:value="-0.47620110213757" calcext:value-type="float">
            <text:p>-0,47620110213757</text:p>
          </table:table-cell>
          <table:table-cell office:value-type="float" office:value="6.1649388074875" calcext:value-type="float">
            <text:p>6,1649388074875</text:p>
          </table:table-cell>
          <table:table-cell office:value-type="float" office:value="-29.91511791375" calcext:value-type="float">
            <text:p>-29,9151179137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672</text:p>
          </table:table-cell>
          <table:table-cell office:value-type="float" office:value="1.266368329525" calcext:value-type="float">
            <text:p>1,266368329525</text:p>
          </table:table-cell>
          <table:table-cell office:value-type="float" office:value="6.305011510849" calcext:value-type="float">
            <text:p>6,305011510849</text:p>
          </table:table-cell>
          <table:table-cell office:value-type="float" office:value="-78.914894419871" calcext:value-type="float">
            <text:p>-78,91489441987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683</text:p>
          </table:table-cell>
          <table:table-cell office:value-type="float" office:value="2.3225712776184" calcext:value-type="float">
            <text:p>2,3225712776184</text:p>
          </table:table-cell>
          <table:table-cell office:value-type="float" office:value="6.0581934452057" calcext:value-type="float">
            <text:p>6,0581934452057</text:p>
          </table:table-cell>
          <table:table-cell office:value-type="float" office:value="-8.2570027773547" calcext:value-type="float">
            <text:p>-8,257002777354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694</text:p>
          </table:table-cell>
          <table:table-cell office:value-type="float" office:value="4.0466937422752" calcext:value-type="float">
            <text:p>4,0466937422752</text:p>
          </table:table-cell>
          <table:table-cell office:value-type="float" office:value="6.3308101892471" calcext:value-type="float">
            <text:p>6,3308101892471</text:p>
          </table:table-cell>
          <table:table-cell office:value-type="float" office:value="-58.578112322813" calcext:value-type="float">
            <text:p>-58,57811232281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705</text:p>
          </table:table-cell>
          <table:table-cell office:value-type="float" office:value="5.461186170578" calcext:value-type="float">
            <text:p>5,461186170578</text:p>
          </table:table-cell>
          <table:table-cell office:value-type="float" office:value="6.2714439630508" calcext:value-type="float">
            <text:p>6,2714439630508</text:p>
          </table:table-cell>
          <table:table-cell office:value-type="float" office:value="-43.460813297588" calcext:value-type="float">
            <text:p>-43,46081329758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716</text:p>
          </table:table-cell>
          <table:table-cell office:value-type="float" office:value="7.3734670877457" calcext:value-type="float">
            <text:p>7,3734670877457</text:p>
          </table:table-cell>
          <table:table-cell office:value-type="float" office:value="6.3821148872375" calcext:value-type="float">
            <text:p>6,3821148872375</text:p>
          </table:table-cell>
          <table:table-cell office:value-type="float" office:value="-111.0824255427" calcext:value-type="float">
            <text:p>-111,082425542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727</text:p>
          </table:table-cell>
          <table:table-cell office:value-type="float" office:value="8.5615384578705" calcext:value-type="float">
            <text:p>8,5615384578705</text:p>
          </table:table-cell>
          <table:table-cell office:value-type="float" office:value="6.1858707666397" calcext:value-type="float">
            <text:p>6,1858707666397</text:p>
          </table:table-cell>
          <table:table-cell office:value-type="float" office:value="-35.508835771281" calcext:value-type="float">
            <text:p>-35,50883577128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738</text:p>
          </table:table-cell>
          <table:table-cell office:value-type="float" office:value="-0.46711474657059" calcext:value-type="float">
            <text:p>-0,46711474657059</text:p>
          </table:table-cell>
          <table:table-cell office:value-type="float" office:value="7.8245180845261" calcext:value-type="float">
            <text:p>7,8245180845261</text:p>
          </table:table-cell>
          <table:table-cell office:value-type="float" office:value="-56.486590652709" calcext:value-type="float">
            <text:p>-56,48659065270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749</text:p>
          </table:table-cell>
          <table:table-cell office:value-type="float" office:value="0.98796382546425" calcext:value-type="float">
            <text:p>0,98796382546425</text:p>
          </table:table-cell>
          <table:table-cell office:value-type="float" office:value="7.7931487560272" calcext:value-type="float">
            <text:p>7,7931487560272</text:p>
          </table:table-cell>
          <table:table-cell office:value-type="float" office:value="-48.577832568223" calcext:value-type="float">
            <text:p>-48,5778325682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760</text:p>
          </table:table-cell>
          <table:table-cell office:value-type="float" office:value="2.3718085885048" calcext:value-type="float">
            <text:p>2,3718085885048</text:p>
          </table:table-cell>
          <table:table-cell office:value-type="float" office:value="7.3817098140717" calcext:value-type="float">
            <text:p>7,3817098140717</text:p>
          </table:table-cell>
          <table:table-cell office:value-type="float" office:value="10.262516083991" calcext:value-type="float">
            <text:p>10,26251608399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771</text:p>
          </table:table-cell>
          <table:table-cell office:value-type="float" office:value="3.9994487166405" calcext:value-type="float">
            <text:p>3,9994487166405</text:p>
          </table:table-cell>
          <table:table-cell office:value-type="float" office:value="7.2534161806107" calcext:value-type="float">
            <text:p>7,2534161806107</text:p>
          </table:table-cell>
          <table:table-cell office:value-type="float" office:value="42.195364168495" calcext:value-type="float">
            <text:p>42,19536416849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782</text:p>
          </table:table-cell>
          <table:table-cell office:value-type="float" office:value="5.5112874507904" calcext:value-type="float">
            <text:p>5,5112874507904</text:p>
          </table:table-cell>
          <table:table-cell office:value-type="float" office:value="7.4788749217987" calcext:value-type="float">
            <text:p>7,4788749217987</text:p>
          </table:table-cell>
          <table:table-cell office:value-type="float" office:value="3.9412071750422" calcext:value-type="float">
            <text:p>3,941207175042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793</text:p>
          </table:table-cell>
          <table:table-cell office:value-type="float" office:value="6.8123352527618" calcext:value-type="float">
            <text:p>6,8123352527618</text:p>
          </table:table-cell>
          <table:table-cell office:value-type="float" office:value="7.4134862422943" calcext:value-type="float">
            <text:p>7,4134862422943</text:p>
          </table:table-cell>
          <table:table-cell office:value-type="float" office:value="12.192619169594" calcext:value-type="float">
            <text:p>12,19261916959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804</text:p>
          </table:table-cell>
          <table:table-cell office:value-type="float" office:value="8.5420596599579" calcext:value-type="float">
            <text:p>8,5420596599579</text:p>
          </table:table-cell>
          <table:table-cell office:value-type="float" office:value="7.815066576004" calcext:value-type="float">
            <text:p>7,815066576004</text:p>
          </table:table-cell>
          <table:table-cell office:value-type="float" office:value="-55.239424963666" calcext:value-type="float">
            <text:p>-55,23942496366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815</text:p>
          </table:table-cell>
          <table:table-cell office:value-type="float" office:value="-0.55993538349867" calcext:value-type="float">
            <text:p>-0,55993538349867</text:p>
          </table:table-cell>
          <table:table-cell office:value-type="float" office:value="9.1820174455643" calcext:value-type="float">
            <text:p>9,1820174455643</text:p>
          </table:table-cell>
          <table:table-cell office:value-type="float" office:value="-35.880125252305" calcext:value-type="float">
            <text:p>-35,88012525230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826</text:p>
          </table:table-cell>
          <table:table-cell office:value-type="float" office:value="1.1309088766575" calcext:value-type="float">
            <text:p>1,1309088766575</text:p>
          </table:table-cell>
          <table:table-cell office:value-type="float" office:value="9.3733608722687" calcext:value-type="float">
            <text:p>9,3733608722687</text:p>
          </table:table-cell>
          <table:table-cell office:value-type="float" office:value="-48.493710293132" calcext:value-type="float">
            <text:p>-48,49371029313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837</text:p>
          </table:table-cell>
          <table:table-cell office:value-type="float" office:value="2.6244267821312" calcext:value-type="float">
            <text:p>2,6244267821312</text:p>
          </table:table-cell>
          <table:table-cell office:value-type="float" office:value="8.7005454301834" calcext:value-type="float">
            <text:p>8,7005454301834</text:p>
          </table:table-cell>
          <table:table-cell office:value-type="float" office:value="60.70707558067" calcext:value-type="float">
            <text:p>60,7070755806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848</text:p>
          </table:table-cell>
          <table:table-cell office:value-type="float" office:value="3.8852554559708" calcext:value-type="float">
            <text:p>3,8852554559708</text:p>
          </table:table-cell>
          <table:table-cell office:value-type="float" office:value="9.1897666454315" calcext:value-type="float">
            <text:p>9,1897666454315</text:p>
          </table:table-cell>
          <table:table-cell office:value-type="float" office:value="-28.179263992674" calcext:value-type="float">
            <text:p>-28,17926399267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859</text:p>
          </table:table-cell>
          <table:table-cell office:value-type="float" office:value="5.4584693908691" calcext:value-type="float">
            <text:p>5,4584693908691</text:p>
          </table:table-cell>
          <table:table-cell office:value-type="float" office:value="8.7289410829544" calcext:value-type="float">
            <text:p>8,7289410829544</text:p>
          </table:table-cell>
          <table:table-cell office:value-type="float" office:value="43.544573389041" calcext:value-type="float">
            <text:p>43,54457338904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870</text:p>
          </table:table-cell>
          <table:table-cell office:value-type="float" office:value="6.8977934122086" calcext:value-type="float">
            <text:p>6,8977934122086</text:p>
          </table:table-cell>
          <table:table-cell office:value-type="float" office:value="8.7859070301056" calcext:value-type="float">
            <text:p>8,7859070301056</text:p>
          </table:table-cell>
          <table:table-cell office:value-type="float" office:value="32.253341310343" calcext:value-type="float">
            <text:p>32,25334131034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881</text:p>
          </table:table-cell>
          <table:table-cell office:value-type="float" office:value="8.6546832323074" calcext:value-type="float">
            <text:p>8,6546832323074</text:p>
          </table:table-cell>
          <table:table-cell office:value-type="float" office:value="9.3754959106445" calcext:value-type="float">
            <text:p>9,3754959106445</text:p>
          </table:table-cell>
          <table:table-cell office:value-type="float" office:value="-75.498238490645" calcext:value-type="float">
            <text:p>-75,49823849064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892</text:p>
          </table:table-cell>
          <table:table-cell office:value-type="float" office:value="-0.70051774382591" calcext:value-type="float">
            <text:p>-0,70051774382591</text:p>
          </table:table-cell>
          <table:table-cell office:value-type="float" office:value="10.462603569031" calcext:value-type="float">
            <text:p>10,462603569031</text:p>
          </table:table-cell>
          <table:table-cell office:value-type="float" office:value="1.2629322090726" calcext:value-type="float">
            <text:p>1,262932209072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903</text:p>
          </table:table-cell>
          <table:table-cell office:value-type="float" office:value="1.2517839670181" calcext:value-type="float">
            <text:p>1,2517839670181</text:p>
          </table:table-cell>
          <table:table-cell office:value-type="float" office:value="10.10929107666" calcext:value-type="float">
            <text:p>10,10929107666</text:p>
          </table:table-cell>
          <table:table-cell office:value-type="float" office:value="90.567380759367" calcext:value-type="float">
            <text:p>90,56738075936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5</text:p>
          </table:table-cell>
          <table:table-cell office:value-type="float" office:value="-0.089820651337504" calcext:value-type="float">
            <text:p>-0,089820651337504</text:p>
          </table:table-cell>
          <table:table-cell office:value-type="float" office:value="-0.52152495831251" calcext:value-type="float">
            <text:p>-0,52152495831251</text:p>
          </table:table-cell>
          <table:table-cell office:value-type="float" office:value="133.18167522455" calcext:value-type="float">
            <text:p>133,1816752245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364</text:p>
          </table:table-cell>
          <table:table-cell office:value-type="float" office:value="0.78358300030231" calcext:value-type="float">
            <text:p>0,78358300030231</text:p>
          </table:table-cell>
          <table:table-cell office:value-type="float" office:value="-0.44401705265045" calcext:value-type="float">
            <text:p>-0,44401705265045</text:p>
          </table:table-cell>
          <table:table-cell office:value-type="float" office:value="52.6429509661" calcext:value-type="float">
            <text:p>52,642950966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375</text:p>
          </table:table-cell>
          <table:table-cell office:value-type="float" office:value="2.8586456179619" calcext:value-type="float">
            <text:p>2,8586456179619</text:p>
          </table:table-cell>
          <table:table-cell office:value-type="float" office:value="-0.58500796556473" calcext:value-type="float">
            <text:p>-0,58500796556473</text:p>
          </table:table-cell>
          <table:table-cell office:value-type="float" office:value="102.84841971792" calcext:value-type="float">
            <text:p>102,8484197179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386</text:p>
          </table:table-cell>
          <table:table-cell office:value-type="float" office:value="4.0255808830261" calcext:value-type="float">
            <text:p>4,0255808830261</text:p>
          </table:table-cell>
          <table:table-cell office:value-type="float" office:value="0.65266966819763" calcext:value-type="float">
            <text:p>0,65266966819763</text:p>
          </table:table-cell>
          <table:table-cell office:value-type="float" office:value="-93.722758779101" calcext:value-type="float">
            <text:p>-93,72275877910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397</text:p>
          </table:table-cell>
          <table:table-cell office:value-type="float" office:value="5.5446887016296" calcext:value-type="float">
            <text:p>5,5446887016296</text:p>
          </table:table-cell>
          <table:table-cell office:value-type="float" office:value="0.43595142662525" calcext:value-type="float">
            <text:p>0,43595142662525</text:p>
          </table:table-cell>
          <table:table-cell office:value-type="float" office:value="-88.64108316458" calcext:value-type="float">
            <text:p>-88,6410831645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408</text:p>
          </table:table-cell>
          <table:table-cell office:value-type="float" office:value="6.9830656051636" calcext:value-type="float">
            <text:p>6,9830656051636</text:p>
          </table:table-cell>
          <table:table-cell office:value-type="float" office:value="-0.58502655476332" calcext:value-type="float">
            <text:p>-0,58502655476332</text:p>
          </table:table-cell>
          <table:table-cell office:value-type="float" office:value="88.055637232058" calcext:value-type="float">
            <text:p>88,05563723205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419</text:p>
          </table:table-cell>
          <table:table-cell office:value-type="float" office:value="8.3305042982101" calcext:value-type="float">
            <text:p>8,3305042982101</text:p>
          </table:table-cell>
          <table:table-cell office:value-type="float" office:value="-0.56233871728182" calcext:value-type="float">
            <text:p>-0,56233871728182</text:p>
          </table:table-cell>
          <table:table-cell office:value-type="float" office:value="79.670634998637" calcext:value-type="float">
            <text:p>79,67063499863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430</text:p>
          </table:table-cell>
          <table:table-cell office:value-type="float" office:value="-0.62402822077274" calcext:value-type="float">
            <text:p>-0,62402822077274</text:p>
          </table:table-cell>
          <table:table-cell office:value-type="float" office:value="2.000947445631" calcext:value-type="float">
            <text:p>2,000947445631</text:p>
          </table:table-cell>
          <table:table-cell office:value-type="float" office:value="-57.323081098544" calcext:value-type="float">
            <text:p>-57,32308109854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441</text:p>
          </table:table-cell>
          <table:table-cell office:value-type="float" office:value="1.3403634727001" calcext:value-type="float">
            <text:p>1,3403634727001</text:p>
          </table:table-cell>
          <table:table-cell office:value-type="float" office:value="1.9496227800846" calcext:value-type="float">
            <text:p>1,9496227800846</text:p>
          </table:table-cell>
          <table:table-cell office:value-type="float" office:value="-129.94322047871" calcext:value-type="float">
            <text:p>-129,9432204787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452</text:p>
          </table:table-cell>
          <table:table-cell office:value-type="float" office:value="2.0740847289562" calcext:value-type="float">
            <text:p>2,0740847289562</text:p>
          </table:table-cell>
          <table:table-cell office:value-type="float" office:value="1.2810997664928" calcext:value-type="float">
            <text:p>1,2810997664928</text:p>
          </table:table-cell>
          <table:table-cell office:value-type="float" office:value="23.177900891395" calcext:value-type="float">
            <text:p>23,17790089139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463</text:p>
          </table:table-cell>
          <table:table-cell office:value-type="float" office:value="3.5877683758736" calcext:value-type="float">
            <text:p>3,5877683758736</text:p>
          </table:table-cell>
          <table:table-cell office:value-type="float" office:value="1.9230626523495" calcext:value-type="float">
            <text:p>1,9230626523495</text:p>
          </table:table-cell>
          <table:table-cell office:value-type="float" office:value="-39.960065844712" calcext:value-type="float">
            <text:p>-39,96006584471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474</text:p>
          </table:table-cell>
          <table:table-cell office:value-type="float" office:value="4.9898099899292" calcext:value-type="float">
            <text:p>4,9898099899292</text:p>
          </table:table-cell>
          <table:table-cell office:value-type="float" office:value="1.2137348949909" calcext:value-type="float">
            <text:p>1,2137348949909</text:p>
          </table:table-cell>
          <table:table-cell office:value-type="float" office:value="28.235332411566" calcext:value-type="float">
            <text:p>28,23533241156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485</text:p>
          </table:table-cell>
          <table:table-cell office:value-type="float" office:value="7.3149925470352" calcext:value-type="float">
            <text:p>7,3149925470352</text:p>
          </table:table-cell>
          <table:table-cell office:value-type="float" office:value="0.98307684063911" calcext:value-type="float">
            <text:p>0,98307684063911</text:p>
          </table:table-cell>
          <table:table-cell office:value-type="float" office:value="117.67580099167" calcext:value-type="float">
            <text:p>117,6758009916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496</text:p>
          </table:table-cell>
          <table:table-cell office:value-type="float" office:value="7.9759448766708" calcext:value-type="float">
            <text:p>7,9759448766708</text:p>
          </table:table-cell>
          <table:table-cell office:value-type="float" office:value="1.5260256826878" calcext:value-type="float">
            <text:p>1,5260256826878</text:p>
          </table:table-cell>
          <table:table-cell office:value-type="float" office:value="-2.5013074705935" calcext:value-type="float">
            <text:p>-2,501307470593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507</text:p>
          </table:table-cell>
          <table:table-cell office:value-type="float" office:value="-0.87588146328926" calcext:value-type="float">
            <text:p>-0,87588146328926</text:p>
          </table:table-cell>
          <table:table-cell office:value-type="float" office:value="2.9537203907967" calcext:value-type="float">
            <text:p>2,9537203907967</text:p>
          </table:table-cell>
          <table:table-cell office:value-type="float" office:value="5.1586947338596" calcext:value-type="float">
            <text:p>5,158694733859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518</text:p>
          </table:table-cell>
          <table:table-cell office:value-type="float" office:value="1.2487479299307" calcext:value-type="float">
            <text:p>1,2487479299307</text:p>
          </table:table-cell>
          <table:table-cell office:value-type="float" office:value="2.3974414169788" calcext:value-type="float">
            <text:p>2,3974414169788</text:p>
          </table:table-cell>
          <table:table-cell office:value-type="float" office:value="78.016036634992" calcext:value-type="float">
            <text:p>78,01603663499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529</text:p>
          </table:table-cell>
          <table:table-cell office:value-type="float" office:value="2.0148308575153" calcext:value-type="float">
            <text:p>2,0148308575153</text:p>
          </table:table-cell>
          <table:table-cell office:value-type="float" office:value="3.3176404237747" calcext:value-type="float">
            <text:p>3,3176404237747</text:p>
          </table:table-cell>
          <table:table-cell office:value-type="float" office:value="-31.608131660777" calcext:value-type="float">
            <text:p>-31,60813166077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540</text:p>
          </table:table-cell>
          <table:table-cell office:value-type="float" office:value="4.3684715032578" calcext:value-type="float">
            <text:p>4,3684715032578</text:p>
          </table:table-cell>
          <table:table-cell office:value-type="float" office:value="2.3755891621113" calcext:value-type="float">
            <text:p>2,3755891621113</text:p>
          </table:table-cell>
          <table:table-cell office:value-type="float" office:value="133.50621909852" calcext:value-type="float">
            <text:p>133,5062190985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551</text:p>
          </table:table-cell>
          <table:table-cell office:value-type="float" office:value="4.9129730463028" calcext:value-type="float">
            <text:p>4,9129730463028</text:p>
          </table:table-cell>
          <table:table-cell office:value-type="float" office:value="3.1008285284042" calcext:value-type="float">
            <text:p>3,1008285284042</text:p>
          </table:table-cell>
          <table:table-cell office:value-type="float" office:value="-9.5717148606185" calcext:value-type="float">
            <text:p>-9,571714860618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562</text:p>
          </table:table-cell>
          <table:table-cell office:value-type="float" office:value="6.9867044687271" calcext:value-type="float">
            <text:p>6,9867044687271</text:p>
          </table:table-cell>
          <table:table-cell office:value-type="float" office:value="2.3820543289185" calcext:value-type="float">
            <text:p>2,3820543289185</text:p>
          </table:table-cell>
          <table:table-cell office:value-type="float" office:value="80.931724256771" calcext:value-type="float">
            <text:p>80,93172425677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573</text:p>
          </table:table-cell>
          <table:table-cell office:value-type="float" office:value="9.2320603132248" calcext:value-type="float">
            <text:p>9,2320603132248</text:p>
          </table:table-cell>
          <table:table-cell office:value-type="float" office:value="2.6851719617844" calcext:value-type="float">
            <text:p>2,6851719617844</text:p>
          </table:table-cell>
          <table:table-cell office:value-type="float" office:value="-168.33617580924" calcext:value-type="float">
            <text:p>-168,3361758092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584</text:p>
          </table:table-cell>
          <table:table-cell office:value-type="float" office:value="-0.46112712472677" calcext:value-type="float">
            <text:p>-0,46112712472677</text:p>
          </table:table-cell>
          <table:table-cell office:value-type="float" office:value="4.2289796471596" calcext:value-type="float">
            <text:p>4,2289796471596</text:p>
          </table:table-cell>
          <table:table-cell office:value-type="float" office:value="48.899923160577" calcext:value-type="float">
            <text:p>48,89992316057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595</text:p>
          </table:table-cell>
          <table:table-cell office:value-type="float" office:value="1.0545913875103" calcext:value-type="float">
            <text:p>1,0545913875103</text:p>
          </table:table-cell>
          <table:table-cell office:value-type="float" office:value="3.8396221399307" calcext:value-type="float">
            <text:p>3,8396221399307</text:p>
          </table:table-cell>
          <table:table-cell office:value-type="float" office:value="96.082221170899" calcext:value-type="float">
            <text:p>96,08222117089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606</text:p>
          </table:table-cell>
          <table:table-cell office:value-type="float" office:value="2.0342764258385" calcext:value-type="float">
            <text:p>2,0342764258385</text:p>
          </table:table-cell>
          <table:table-cell office:value-type="float" office:value="4.1584244370461" calcext:value-type="float">
            <text:p>4,1584244370461</text:p>
          </table:table-cell>
          <table:table-cell office:value-type="float" office:value="34.278771300225" calcext:value-type="float">
            <text:p>34,27877130022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617</text:p>
          </table:table-cell>
          <table:table-cell office:value-type="float" office:value="4.3568626046181" calcext:value-type="float">
            <text:p>4,3568626046181</text:p>
          </table:table-cell>
          <table:table-cell office:value-type="float" office:value="3.9698633551598" calcext:value-type="float">
            <text:p>3,9698633551598</text:p>
          </table:table-cell>
          <table:table-cell office:value-type="float" office:value="124.66375842975" calcext:value-type="float">
            <text:p>124,6637584297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628</text:p>
          </table:table-cell>
          <table:table-cell office:value-type="float" office:value="5.2067840099335" calcext:value-type="float">
            <text:p>5,2067840099335</text:p>
          </table:table-cell>
          <table:table-cell office:value-type="float" office:value="4.1940411925316" calcext:value-type="float">
            <text:p>4,1940411925316</text:p>
          </table:table-cell>
          <table:table-cell office:value-type="float" office:value="36.643840704754" calcext:value-type="float">
            <text:p>36,64384070475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639</text:p>
          </table:table-cell>
          <table:table-cell office:value-type="float" office:value="7.0743191242218" calcext:value-type="float">
            <text:p>7,0743191242218</text:p>
          </table:table-cell>
          <table:table-cell office:value-type="float" office:value="3.8492265343666" calcext:value-type="float">
            <text:p>3,8492265343666</text:p>
          </table:table-cell>
          <table:table-cell office:value-type="float" office:value="95.826861205374" calcext:value-type="float">
            <text:p>95,82686120537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650</text:p>
          </table:table-cell>
          <table:table-cell office:value-type="float" office:value="8.8581907749176" calcext:value-type="float">
            <text:p>8,8581907749176</text:p>
          </table:table-cell>
          <table:table-cell office:value-type="float" office:value="4.112397134304" calcext:value-type="float">
            <text:p>4,112397134304</text:p>
          </table:table-cell>
          <table:table-cell office:value-type="float" office:value="109.84291696245" calcext:value-type="float">
            <text:p>109,8429169624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661</text:p>
          </table:table-cell>
          <table:table-cell office:value-type="float" office:value="-0.67211076617241" calcext:value-type="float">
            <text:p>-0,67211076617241</text:p>
          </table:table-cell>
          <table:table-cell office:value-type="float" office:value="6.3588625192642" calcext:value-type="float">
            <text:p>6,3588625192642</text:p>
          </table:table-cell>
          <table:table-cell office:value-type="float" office:value="-47.645978487221" calcext:value-type="float">
            <text:p>-47,64597848722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672</text:p>
          </table:table-cell>
          <table:table-cell office:value-type="float" office:value="1.1822424083948" calcext:value-type="float">
            <text:p>1,1822424083948</text:p>
          </table:table-cell>
          <table:table-cell office:value-type="float" office:value="6.6325062513351" calcext:value-type="float">
            <text:p>6,6325062513351</text:p>
          </table:table-cell>
          <table:table-cell office:value-type="float" office:value="-70.268791951951" calcext:value-type="float">
            <text:p>-70,2687919519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683</text:p>
          </table:table-cell>
          <table:table-cell office:value-type="float" office:value="1.9560012221336" calcext:value-type="float">
            <text:p>1,9560012221336</text:p>
          </table:table-cell>
          <table:table-cell office:value-type="float" office:value="6.1355763673782" calcext:value-type="float">
            <text:p>6,1355763673782</text:p>
          </table:table-cell>
          <table:table-cell office:value-type="float" office:value="-13.265768433832" calcext:value-type="float">
            <text:p>-13,26576843383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694</text:p>
          </table:table-cell>
          <table:table-cell office:value-type="float" office:value="4.0661111474037" calcext:value-type="float">
            <text:p>4,0661111474037</text:p>
          </table:table-cell>
          <table:table-cell office:value-type="float" office:value="6.5999007225037" calcext:value-type="float">
            <text:p>6,5999007225037</text:p>
          </table:table-cell>
          <table:table-cell office:value-type="float" office:value="-112.48452724165" calcext:value-type="float">
            <text:p>-112,4845272416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705</text:p>
          </table:table-cell>
          <table:table-cell office:value-type="float" office:value="5.3103077411652" calcext:value-type="float">
            <text:p>5,3103077411652</text:p>
          </table:table-cell>
          <table:table-cell office:value-type="float" office:value="6.5754985809326" calcext:value-type="float">
            <text:p>6,5754985809326</text:p>
          </table:table-cell>
          <table:table-cell office:value-type="float" office:value="-69.29356808875" calcext:value-type="float">
            <text:p>-69,2935680887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716</text:p>
          </table:table-cell>
          <table:table-cell office:value-type="float" office:value="7.6254570484161" calcext:value-type="float">
            <text:p>7,6254570484161</text:p>
          </table:table-cell>
          <table:table-cell office:value-type="float" office:value="6.4393252134323" calcext:value-type="float">
            <text:p>6,4393252134323</text:p>
          </table:table-cell>
          <table:table-cell office:value-type="float" office:value="-177.36772367149" calcext:value-type="float">
            <text:p>-177,3677236714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727</text:p>
          </table:table-cell>
          <table:table-cell office:value-type="float" office:value="8.4061306715012" calcext:value-type="float">
            <text:p>8,4061306715012</text:p>
          </table:table-cell>
          <table:table-cell office:value-type="float" office:value="6.3944566249847" calcext:value-type="float">
            <text:p>6,3944566249847</text:p>
          </table:table-cell>
          <table:table-cell office:value-type="float" office:value="-56.442387164778" calcext:value-type="float">
            <text:p>-56,44238716477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738</text:p>
          </table:table-cell>
          <table:table-cell office:value-type="float" office:value="-0.50714254379272" calcext:value-type="float">
            <text:p>-0,50714254379272</text:p>
          </table:table-cell>
          <table:table-cell office:value-type="float" office:value="8.1450235843658" calcext:value-type="float">
            <text:p>8,1450235843658</text:p>
          </table:table-cell>
          <table:table-cell office:value-type="float" office:value="-90.039733868496" calcext:value-type="float">
            <text:p>-90,03973386849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749</text:p>
          </table:table-cell>
          <table:table-cell office:value-type="float" office:value="0.88112011551857" calcext:value-type="float">
            <text:p>0,88112011551857</text:p>
          </table:table-cell>
          <table:table-cell office:value-type="float" office:value="8.1082898378372" calcext:value-type="float">
            <text:p>8,1082898378372</text:p>
          </table:table-cell>
          <table:table-cell office:value-type="float" office:value="-77.565958545466" calcext:value-type="float">
            <text:p>-77,56595854546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760</text:p>
          </table:table-cell>
          <table:table-cell office:value-type="float" office:value="2.0986004173756" calcext:value-type="float">
            <text:p>2,0986004173756</text:p>
          </table:table-cell>
          <table:table-cell office:value-type="float" office:value="7.4395495653152" calcext:value-type="float">
            <text:p>7,4395495653152</text:p>
          </table:table-cell>
          <table:table-cell office:value-type="float" office:value="-16.551990417918" calcext:value-type="float">
            <text:p>-16,55199041791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771</text:p>
          </table:table-cell>
          <table:table-cell office:value-type="float" office:value="3.8034471869469" calcext:value-type="float">
            <text:p>3,8034471869469</text:p>
          </table:table-cell>
          <table:table-cell office:value-type="float" office:value="7.0929366350174" calcext:value-type="float">
            <text:p>7,0929366350174</text:p>
          </table:table-cell>
          <table:table-cell office:value-type="float" office:value="21.130109478714" calcext:value-type="float">
            <text:p>21,13010947871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782</text:p>
          </table:table-cell>
          <table:table-cell office:value-type="float" office:value="5.2517306804657" calcext:value-type="float">
            <text:p>5,2517306804657</text:p>
          </table:table-cell>
          <table:table-cell office:value-type="float" office:value="7.4518251419067" calcext:value-type="float">
            <text:p>7,4518251419067</text:p>
          </table:table-cell>
          <table:table-cell office:value-type="float" office:value="6.2869326419132" calcext:value-type="float">
            <text:p>6,286932641913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793</text:p>
          </table:table-cell>
          <table:table-cell office:value-type="float" office:value="6.4478713274002" calcext:value-type="float">
            <text:p>6,4478713274002</text:p>
          </table:table-cell>
          <table:table-cell office:value-type="float" office:value="7.2987008094788" calcext:value-type="float">
            <text:p>7,2987008094788</text:p>
          </table:table-cell>
          <table:table-cell office:value-type="float" office:value="19.469101148047" calcext:value-type="float">
            <text:p>19,46910114804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804</text:p>
          </table:table-cell>
          <table:table-cell office:value-type="float" office:value="8.4292536973953" calcext:value-type="float">
            <text:p>8,4292536973953</text:p>
          </table:table-cell>
          <table:table-cell office:value-type="float" office:value="8.0357426404953" calcext:value-type="float">
            <text:p>8,0357426404953</text:p>
          </table:table-cell>
          <table:table-cell office:value-type="float" office:value="-57.527991616802" calcext:value-type="float">
            <text:p>-57,52799161680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815</text:p>
          </table:table-cell>
          <table:table-cell office:value-type="float" office:value="-0.66496916115284" calcext:value-type="float">
            <text:p>-0,66496916115284</text:p>
          </table:table-cell>
          <table:table-cell office:value-type="float" office:value="9.4481265544891" calcext:value-type="float">
            <text:p>9,4481265544891</text:p>
          </table:table-cell>
          <table:table-cell office:value-type="float" office:value="-75.357335388281" calcext:value-type="float">
            <text:p>-75,35733538828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826</text:p>
          </table:table-cell>
          <table:table-cell office:value-type="float" office:value="0.89517064392567" calcext:value-type="float">
            <text:p>0,89517064392567</text:p>
          </table:table-cell>
          <table:table-cell office:value-type="float" office:value="9.4450652599335" calcext:value-type="float">
            <text:p>9,4450652599335</text:p>
          </table:table-cell>
          <table:table-cell office:value-type="float" office:value="5.1875178031861" calcext:value-type="float">
            <text:p>5,187517803186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837</text:p>
          </table:table-cell>
          <table:table-cell office:value-type="float" office:value="2.6276594400406" calcext:value-type="float">
            <text:p>2,6276594400406</text:p>
          </table:table-cell>
          <table:table-cell office:value-type="float" office:value="8.4305411577225" calcext:value-type="float">
            <text:p>8,4305411577225</text:p>
          </table:table-cell>
          <table:table-cell office:value-type="float" office:value="96.606362397504" calcext:value-type="float">
            <text:p>96,60636239750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848</text:p>
          </table:table-cell>
          <table:table-cell office:value-type="float" office:value="3.5979777574539" calcext:value-type="float">
            <text:p>3,5979777574539</text:p>
          </table:table-cell>
          <table:table-cell office:value-type="float" office:value="9.4232672452927" calcext:value-type="float">
            <text:p>9,4232672452927</text:p>
          </table:table-cell>
          <table:table-cell office:value-type="float" office:value="-40.230770779263" calcext:value-type="float">
            <text:p>-40,23077077926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859</text:p>
          </table:table-cell>
          <table:table-cell office:value-type="float" office:value="5.3080004453659" calcext:value-type="float">
            <text:p>5,3080004453659</text:p>
          </table:table-cell>
          <table:table-cell office:value-type="float" office:value="8.4248971939087" calcext:value-type="float">
            <text:p>8,4248971939087</text:p>
          </table:table-cell>
          <table:table-cell office:value-type="float" office:value="69.382665263619" calcext:value-type="float">
            <text:p>69,38266526361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870</text:p>
          </table:table-cell>
          <table:table-cell office:value-type="float" office:value="6.6548484563828" calcext:value-type="float">
            <text:p>6,6548484563828</text:p>
          </table:table-cell>
          <table:table-cell office:value-type="float" office:value="8.5272550582886" calcext:value-type="float">
            <text:p>8,5272550582886</text:p>
          </table:table-cell>
          <table:table-cell office:value-type="float" office:value="51.33757963302" calcext:value-type="float">
            <text:p>51,3375796330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881</text:p>
          </table:table-cell>
          <table:table-cell office:value-type="float" office:value="8.6218243837357" calcext:value-type="float">
            <text:p>8,6218243837357</text:p>
          </table:table-cell>
          <table:table-cell office:value-type="float" office:value="9.7552615404129" calcext:value-type="float">
            <text:p>9,7552615404129</text:p>
          </table:table-cell>
          <table:table-cell office:value-type="float" office:value="-83.615395673521" calcext:value-type="float">
            <text:p>-83,61539567352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892</text:p>
          </table:table-cell>
          <table:table-cell office:value-type="float" office:value="-0.97204998135567" calcext:value-type="float">
            <text:p>-0,97204998135567</text:p>
          </table:table-cell>
          <table:table-cell office:value-type="float" office:value="10.191078186035" calcext:value-type="float">
            <text:p>10,191078186035</text:p>
          </table:table-cell>
          <table:table-cell office:value-type="float" office:value="0.38071434387261" calcext:value-type="float">
            <text:p>0,3807143438726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903</text:p>
          </table:table-cell>
          <table:table-cell office:value-type="float" office:value="1.2225221097469" calcext:value-type="float">
            <text:p>1,2225221097469</text:p>
          </table:table-cell>
          <table:table-cell office:value-type="float" office:value="9.8978692293167" calcext:value-type="float">
            <text:p>9,8978692293167</text:p>
          </table:table-cell>
          <table:table-cell office:value-type="float" office:value="60.801140821663" calcext:value-type="float">
            <text:p>60,80114082166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5</text:p>
          </table:table-cell>
          <table:table-cell office:value-type="float" office:value="0.14744741842151" calcext:value-type="float">
            <text:p>0,14744741842151</text:p>
          </table:table-cell>
          <table:table-cell office:value-type="float" office:value="-0.53604997694492" calcext:value-type="float">
            <text:p>-0,53604997694492</text:p>
          </table:table-cell>
          <table:table-cell office:value-type="float" office:value="-177.59630938244" calcext:value-type="float">
            <text:p>-177,5963093824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364</text:p>
          </table:table-cell>
          <table:table-cell office:value-type="float" office:value="0.64976446330547" calcext:value-type="float">
            <text:p>0,64976446330547</text:p>
          </table:table-cell>
          <table:table-cell office:value-type="float" office:value="-0.58501832187176" calcext:value-type="float">
            <text:p>-0,58501832187176</text:p>
          </table:table-cell>
          <table:table-cell office:value-type="float" office:value="75.633175813468" calcext:value-type="float">
            <text:p>75,63317581346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375</text:p>
          </table:table-cell>
          <table:table-cell office:value-type="float" office:value="3.2178327441216" calcext:value-type="float">
            <text:p>3,2178327441216</text:p>
          </table:table-cell>
          <table:table-cell office:value-type="float" office:value="-0.58502800762653" calcext:value-type="float">
            <text:p>-0,58502800762653</text:p>
          </table:table-cell>
          <table:table-cell office:value-type="float" office:value="107.48434294561" calcext:value-type="float">
            <text:p>107,4843429456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386</text:p>
          </table:table-cell>
          <table:table-cell office:value-type="float" office:value="4.1906747221947" calcext:value-type="float">
            <text:p>4,1906747221947</text:p>
          </table:table-cell>
          <table:table-cell office:value-type="float" office:value="0.90280473232269" calcext:value-type="float">
            <text:p>0,90280473232269</text:p>
          </table:table-cell>
          <table:table-cell office:value-type="float" office:value="-136.27238638082" calcext:value-type="float">
            <text:p>-136,2723863808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397</text:p>
          </table:table-cell>
          <table:table-cell office:value-type="float" office:value="5.6784361600876" calcext:value-type="float">
            <text:p>5,6784361600876</text:p>
          </table:table-cell>
          <table:table-cell office:value-type="float" office:value="0.64273335039616" calcext:value-type="float">
            <text:p>0,64273335039616</text:p>
          </table:table-cell>
          <table:table-cell office:value-type="float" office:value="-128.14525889743" calcext:value-type="float">
            <text:p>-128,1452588974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408</text:p>
          </table:table-cell>
          <table:table-cell office:value-type="float" office:value="7.2238999605179" calcext:value-type="float">
            <text:p>7,2238999605179</text:p>
          </table:table-cell>
          <table:table-cell office:value-type="float" office:value="-0.58501552790403" calcext:value-type="float">
            <text:p>-0,58501552790403</text:p>
          </table:table-cell>
          <table:table-cell office:value-type="float" office:value="126.02658028815" calcext:value-type="float">
            <text:p>126,026580288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419</text:p>
          </table:table-cell>
          <table:table-cell office:value-type="float" office:value="8.2981044054031" calcext:value-type="float">
            <text:p>8,2981044054031</text:p>
          </table:table-cell>
          <table:table-cell office:value-type="float" office:value="-0.5850076675415" calcext:value-type="float">
            <text:p>-0,5850076675415</text:p>
          </table:table-cell>
          <table:table-cell office:value-type="float" office:value="110.70123751452" calcext:value-type="float">
            <text:p>110,7012375145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430</text:p>
          </table:table-cell>
          <table:table-cell office:value-type="float" office:value="-0.72149142622948" calcext:value-type="float">
            <text:p>-0,72149142622948</text:p>
          </table:table-cell>
          <table:table-cell office:value-type="float" office:value="2.2701461613178" calcext:value-type="float">
            <text:p>2,2701461613178</text:p>
          </table:table-cell>
          <table:table-cell office:value-type="float" office:value="-71.768546560008" calcext:value-type="float">
            <text:p>-71,76854656000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441</text:p>
          </table:table-cell>
          <table:table-cell office:value-type="float" office:value="1.5295067429543" calcext:value-type="float">
            <text:p>1,5295067429543</text:p>
          </table:table-cell>
          <table:table-cell office:value-type="float" office:value="1.8331268429756" calcext:value-type="float">
            <text:p>1,8331268429756</text:p>
          </table:table-cell>
          <table:table-cell office:value-type="float" office:value="139.47030389385" calcext:value-type="float">
            <text:p>139,4703038938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452</text:p>
          </table:table-cell>
          <table:table-cell office:value-type="float" office:value="1.7805497348309" calcext:value-type="float">
            <text:p>1,7805497348309</text:p>
          </table:table-cell>
          <table:table-cell office:value-type="float" office:value="1.1122162640095" calcext:value-type="float">
            <text:p>1,1122162640095</text:p>
          </table:table-cell>
          <table:table-cell office:value-type="float" office:value="31.737318464146" calcext:value-type="float">
            <text:p>31,73731846414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463</text:p>
          </table:table-cell>
          <table:table-cell office:value-type="float" office:value="3.3468756079674" calcext:value-type="float">
            <text:p>3,3468756079674</text:p>
          </table:table-cell>
          <table:table-cell office:value-type="float" office:value="2.2032976150513" calcext:value-type="float">
            <text:p>2,2032976150513</text:p>
          </table:table-cell>
          <table:table-cell office:value-type="float" office:value="-52.198110872014" calcext:value-type="float">
            <text:p>-52,19811087201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474</text:p>
          </table:table-cell>
          <table:table-cell office:value-type="float" office:value="4.6943670511246" calcext:value-type="float">
            <text:p>4,6943670511246</text:p>
          </table:table-cell>
          <table:table-cell office:value-type="float" office:value="1.0358645766973" calcext:value-type="float">
            <text:p>1,0358645766973</text:p>
          </table:table-cell>
          <table:table-cell office:value-type="float" office:value="23.66313812839" calcext:value-type="float">
            <text:p>23,6631381283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485</text:p>
          </table:table-cell>
          <table:table-cell office:value-type="float" office:value="7.529468536377" calcext:value-type="float">
            <text:p>7,529468536377</text:p>
          </table:table-cell>
          <table:table-cell office:value-type="float" office:value="0.89058734476566" calcext:value-type="float">
            <text:p>0,89058734476566</text:p>
          </table:table-cell>
          <table:table-cell office:value-type="float" office:value="161.68507648881" calcext:value-type="float">
            <text:p>161,6850764888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496</text:p>
          </table:table-cell>
          <table:table-cell office:value-type="float" office:value="7.6177471876144" calcext:value-type="float">
            <text:p>7,6177471876144</text:p>
          </table:table-cell>
          <table:table-cell office:value-type="float" office:value="1.5481075644493" calcext:value-type="float">
            <text:p>1,5481075644493</text:p>
          </table:table-cell>
          <table:table-cell office:value-type="float" office:value="-4.4635144198776" calcext:value-type="float">
            <text:p>-4,463514419877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507</text:p>
          </table:table-cell>
          <table:table-cell office:value-type="float" office:value="-1.1827846616507" calcext:value-type="float">
            <text:p>-1,1827846616507</text:p>
          </table:table-cell>
          <table:table-cell office:value-type="float" office:value="2.9174864292145" calcext:value-type="float">
            <text:p>2,9174864292145</text:p>
          </table:table-cell>
          <table:table-cell office:value-type="float" office:value="7.0826214779714" calcext:value-type="float">
            <text:p>7,082621477971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518</text:p>
          </table:table-cell>
          <table:table-cell office:value-type="float" office:value="1.0272800922394" calcext:value-type="float">
            <text:p>1,0272800922394</text:p>
          </table:table-cell>
          <table:table-cell office:value-type="float" office:value="2.4129505455494" calcext:value-type="float">
            <text:p>2,4129505455494</text:p>
          </table:table-cell>
          <table:table-cell office:value-type="float" office:value="-12.730795866365" calcext:value-type="float">
            <text:p>-12,73079586636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529</text:p>
          </table:table-cell>
          <table:table-cell office:value-type="float" office:value="1.8659381568432" calcext:value-type="float">
            <text:p>1,8659381568432</text:p>
          </table:table-cell>
          <table:table-cell office:value-type="float" office:value="3.5494351387024" calcext:value-type="float">
            <text:p>3,5494351387024</text:p>
          </table:table-cell>
          <table:table-cell office:value-type="float" office:value="-79.264818483098" calcext:value-type="float">
            <text:p>-79,26481848309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540</text:p>
          </table:table-cell>
          <table:table-cell office:value-type="float" office:value="4.6567115187645" calcext:value-type="float">
            <text:p>4,6567115187645</text:p>
          </table:table-cell>
          <table:table-cell office:value-type="float" office:value="2.3456935584545" calcext:value-type="float">
            <text:p>2,3456935584545</text:p>
          </table:table-cell>
          <table:table-cell office:value-type="float" office:value="-176.87862542025" calcext:value-type="float">
            <text:p>-176,8786254202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551</text:p>
          </table:table-cell>
          <table:table-cell office:value-type="float" office:value="4.5328086614609" calcext:value-type="float">
            <text:p>4,5328086614609</text:p>
          </table:table-cell>
          <table:table-cell office:value-type="float" office:value="3.1829386949539" calcext:value-type="float">
            <text:p>3,1829386949539</text:p>
          </table:table-cell>
          <table:table-cell office:value-type="float" office:value="-13.185513152438" calcext:value-type="float">
            <text:p>-13,18551315243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562</text:p>
          </table:table-cell>
          <table:table-cell office:value-type="float" office:value="7.0206677913666" calcext:value-type="float">
            <text:p>7,0206677913666</text:p>
          </table:table-cell>
          <table:table-cell office:value-type="float" office:value="2.0977172255516" calcext:value-type="float">
            <text:p>2,0977172255516</text:p>
          </table:table-cell>
          <table:table-cell office:value-type="float" office:value="100.45485739495" calcext:value-type="float">
            <text:p>100,4548573949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573</text:p>
          </table:table-cell>
          <table:table-cell office:value-type="float" office:value="9.6220290660858" calcext:value-type="float">
            <text:p>9,6220290660858</text:p>
          </table:table-cell>
          <table:table-cell office:value-type="float" office:value="2.7658838033676" calcext:value-type="float">
            <text:p>2,7658838033676</text:p>
          </table:table-cell>
          <table:table-cell office:value-type="float" office:value="-168.31552450824" calcext:value-type="float">
            <text:p>-168,3155245082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584</text:p>
          </table:table-cell>
          <table:table-cell office:value-type="float" office:value="-0.53505785763264" calcext:value-type="float">
            <text:p>-0,53505785763264</text:p>
          </table:table-cell>
          <table:table-cell office:value-type="float" office:value="4.0563941001892" calcext:value-type="float">
            <text:p>4,0563941001892</text:p>
          </table:table-cell>
          <table:table-cell office:value-type="float" office:value="67.078630635693" calcext:value-type="float">
            <text:p>67,07863063569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595</text:p>
          </table:table-cell>
          <table:table-cell office:value-type="float" office:value="1.1686660349369" calcext:value-type="float">
            <text:p>1,1686660349369</text:p>
          </table:table-cell>
          <table:table-cell office:value-type="float" office:value="3.4977015852928" calcext:value-type="float">
            <text:p>3,4977015852928</text:p>
          </table:table-cell>
          <table:table-cell office:value-type="float" office:value="112.42908581047" calcext:value-type="float">
            <text:p>112,4290858104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606</text:p>
          </table:table-cell>
          <table:table-cell office:value-type="float" office:value="1.8982687592506" calcext:value-type="float">
            <text:p>1,8982687592506</text:p>
          </table:table-cell>
          <table:table-cell office:value-type="float" office:value="3.9185354113579" calcext:value-type="float">
            <text:p>3,9185354113579</text:p>
          </table:table-cell>
          <table:table-cell office:value-type="float" office:value="81.851575025328" calcext:value-type="float">
            <text:p>81,85157502532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617</text:p>
          </table:table-cell>
          <table:table-cell office:value-type="float" office:value="4.577604830265" calcext:value-type="float">
            <text:p>4,577604830265</text:p>
          </table:table-cell>
          <table:table-cell office:value-type="float" office:value="3.9484620094299" calcext:value-type="float">
            <text:p>3,9484620094299</text:p>
          </table:table-cell>
          <table:table-cell office:value-type="float" office:value="-173.22383716608" calcext:value-type="float">
            <text:p>-173,2238371660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628</text:p>
          </table:table-cell>
          <table:table-cell office:value-type="float" office:value="5.0818222761154" calcext:value-type="float">
            <text:p>5,0818222761154</text:p>
          </table:table-cell>
          <table:table-cell office:value-type="float" office:value="3.9693900942802" calcext:value-type="float">
            <text:p>3,9693900942802</text:p>
          </table:table-cell>
          <table:table-cell office:value-type="float" office:value="77.473943400535" calcext:value-type="float">
            <text:p>77,47394340053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639</text:p>
          </table:table-cell>
          <table:table-cell office:value-type="float" office:value="7.0227819681168" calcext:value-type="float">
            <text:p>7,0227819681168</text:p>
          </table:table-cell>
          <table:table-cell office:value-type="float" office:value="3.6883851885796" calcext:value-type="float">
            <text:p>3,6883851885796</text:p>
          </table:table-cell>
          <table:table-cell office:value-type="float" office:value="74.113897457244" calcext:value-type="float">
            <text:p>74,11389745724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650</text:p>
          </table:table-cell>
          <table:table-cell office:value-type="float" office:value="9.0087652206421" calcext:value-type="float">
            <text:p>9,0087652206421</text:p>
          </table:table-cell>
          <table:table-cell office:value-type="float" office:value="4.0334445238113" calcext:value-type="float">
            <text:p>4,0334445238113</text:p>
          </table:table-cell>
          <table:table-cell office:value-type="float" office:value="150.68680313742" calcext:value-type="float">
            <text:p>150,6868031374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661</text:p>
          </table:table-cell>
          <table:table-cell office:value-type="float" office:value="-0.82677789032459" calcext:value-type="float">
            <text:p>-0,82677789032459</text:p>
          </table:table-cell>
          <table:table-cell office:value-type="float" office:value="6.6013586521149" calcext:value-type="float">
            <text:p>6,6013586521149</text:p>
          </table:table-cell>
          <table:table-cell office:value-type="float" office:value="-59.348784434568" calcext:value-type="float">
            <text:p>-59,34878443456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672</text:p>
          </table:table-cell>
          <table:table-cell office:value-type="float" office:value="0.98840311169624" calcext:value-type="float">
            <text:p>0,98840311169624</text:p>
          </table:table-cell>
          <table:table-cell office:value-type="float" office:value="6.9315338134766" calcext:value-type="float">
            <text:p>6,9315338134766</text:p>
          </table:table-cell>
          <table:table-cell office:value-type="float" office:value="-53.053574956906" calcext:value-type="float">
            <text:p>-53,05357495690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683</text:p>
          </table:table-cell>
          <table:table-cell office:value-type="float" office:value="1.5968741476536" calcext:value-type="float">
            <text:p>1,5968741476536</text:p>
          </table:table-cell>
          <table:table-cell office:value-type="float" office:value="6.2444162368774" calcext:value-type="float">
            <text:p>6,2444162368774</text:p>
          </table:table-cell>
          <table:table-cell office:value-type="float" office:value="-18.311685247786" calcext:value-type="float">
            <text:p>-18,31168524778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694</text:p>
          </table:table-cell>
          <table:table-cell office:value-type="float" office:value="4.280818104744" calcext:value-type="float">
            <text:p>4,280818104744</text:p>
          </table:table-cell>
          <table:table-cell office:value-type="float" office:value="6.5455311536789" calcext:value-type="float">
            <text:p>6,5455311536789</text:p>
          </table:table-cell>
          <table:table-cell office:value-type="float" office:value="157.00390080737" calcext:value-type="float">
            <text:p>157,0039008073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705</text:p>
          </table:table-cell>
          <table:table-cell office:value-type="float" office:value="5.2964335680008" calcext:value-type="float">
            <text:p>5,2964335680008</text:p>
          </table:table-cell>
          <table:table-cell office:value-type="float" office:value="6.9057160615921" calcext:value-type="float">
            <text:p>6,9057160615921</text:p>
          </table:table-cell>
          <table:table-cell office:value-type="float" office:value="-89.123299926709" calcext:value-type="float">
            <text:p>-89,12329992670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716</text:p>
          </table:table-cell>
          <table:table-cell office:value-type="float" office:value="7.7791023254395" calcext:value-type="float">
            <text:p>7,7791023254395</text:p>
          </table:table-cell>
          <table:table-cell office:value-type="float" office:value="6.232123374939" calcext:value-type="float">
            <text:p>6,232123374939</text:p>
          </table:table-cell>
          <table:table-cell office:value-type="float" office:value="116.6362929496" calcext:value-type="float">
            <text:p>116,636292949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727</text:p>
          </table:table-cell>
          <table:table-cell office:value-type="float" office:value="8.3354949951172" calcext:value-type="float">
            <text:p>8,3354949951172</text:p>
          </table:table-cell>
          <table:table-cell office:value-type="float" office:value="6.6454988718033" calcext:value-type="float">
            <text:p>6,6454988718033</text:p>
          </table:table-cell>
          <table:table-cell office:value-type="float" office:value="-77.378053574046" calcext:value-type="float">
            <text:p>-77,37805357404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738</text:p>
          </table:table-cell>
          <table:table-cell office:value-type="float" office:value="-0.36392223089933" calcext:value-type="float">
            <text:p>-0,36392223089933</text:p>
          </table:table-cell>
          <table:table-cell office:value-type="float" office:value="8.4341365098953" calcext:value-type="float">
            <text:p>8,4341365098953</text:p>
          </table:table-cell>
          <table:table-cell office:value-type="float" office:value="-123.60126197718" calcext:value-type="float">
            <text:p>-123,6012619771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749</text:p>
          </table:table-cell>
          <table:table-cell office:value-type="float" office:value="0.93965530395508" calcext:value-type="float">
            <text:p>0,93965530395508</text:p>
          </table:table-cell>
          <table:table-cell office:value-type="float" office:value="8.4365671873093" calcext:value-type="float">
            <text:p>8,4365671873093</text:p>
          </table:table-cell>
          <table:table-cell office:value-type="float" office:value="-106.55081120266" calcext:value-type="float">
            <text:p>-106,5508112026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760</text:p>
          </table:table-cell>
          <table:table-cell office:value-type="float" office:value="1.872244477272" calcext:value-type="float">
            <text:p>1,872244477272</text:p>
          </table:table-cell>
          <table:table-cell office:value-type="float" office:value="7.6152443885803" calcext:value-type="float">
            <text:p>7,6152443885803</text:p>
          </table:table-cell>
          <table:table-cell office:value-type="float" office:value="-40.397501675187" calcext:value-type="float">
            <text:p>-40,39750167518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771</text:p>
          </table:table-cell>
          <table:table-cell office:value-type="float" office:value="3.69608938694" calcext:value-type="float">
            <text:p>3,69608938694</text:p>
          </table:table-cell>
          <table:table-cell office:value-type="float" office:value="7.2865718603134" calcext:value-type="float">
            <text:p>7,2865718603134</text:p>
          </table:table-cell>
          <table:table-cell office:value-type="float" office:value="-69.604383152761" calcext:value-type="float">
            <text:p>-69,60438315276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782</text:p>
          </table:table-cell>
          <table:table-cell office:value-type="float" office:value="4.9978065490723" calcext:value-type="float">
            <text:p>4,9978065490723</text:p>
          </table:table-cell>
          <table:table-cell office:value-type="float" office:value="7.4107754230499" calcext:value-type="float">
            <text:p>7,4107754230499</text:p>
          </table:table-cell>
          <table:table-cell office:value-type="float" office:value="11.556928799411" calcext:value-type="float">
            <text:p>11,55692879941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793</text:p>
          </table:table-cell>
          <table:table-cell office:value-type="float" office:value="6.1012369394302" calcext:value-type="float">
            <text:p>6,1012369394302</text:p>
          </table:table-cell>
          <table:table-cell office:value-type="float" office:value="7.1389186382294" calcext:value-type="float">
            <text:p>7,1389186382294</text:p>
          </table:table-cell>
          <table:table-cell office:value-type="float" office:value="26.738560693279" calcext:value-type="float">
            <text:p>26,73856069327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804</text:p>
          </table:table-cell>
          <table:table-cell office:value-type="float" office:value="8.2761752605438" calcext:value-type="float">
            <text:p>8,2761752605438</text:p>
          </table:table-cell>
          <table:table-cell office:value-type="float" office:value="8.1838047504425" calcext:value-type="float">
            <text:p>8,1838047504425</text:p>
          </table:table-cell>
          <table:table-cell office:value-type="float" office:value="-43.019748797083" calcext:value-type="float">
            <text:p>-43,01974879708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815</text:p>
          </table:table-cell>
          <table:table-cell office:value-type="float" office:value="-0.57817589491606" calcext:value-type="float">
            <text:p>-0,57817589491606</text:p>
          </table:table-cell>
          <table:table-cell office:value-type="float" office:value="9.7207462787628" calcext:value-type="float">
            <text:p>9,7207462787628</text:p>
          </table:table-cell>
          <table:table-cell office:value-type="float" office:value="-114.83186673207" calcext:value-type="float">
            <text:p>-114,8318667320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826</text:p>
          </table:table-cell>
          <table:table-cell office:value-type="float" office:value="0.88399276137352" calcext:value-type="float">
            <text:p>0,88399276137352</text:p>
          </table:table-cell>
          <table:table-cell office:value-type="float" office:value="9.2236948013306" calcext:value-type="float">
            <text:p>9,2236948013306</text:p>
          </table:table-cell>
          <table:table-cell office:value-type="float" office:value="95.949368112406" calcext:value-type="float">
            <text:p>95,94936811240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837</text:p>
          </table:table-cell>
          <table:table-cell office:value-type="float" office:value="2.7883526682854" calcext:value-type="float">
            <text:p>2,7883526682854</text:p>
          </table:table-cell>
          <table:table-cell office:value-type="float" office:value="8.2130414247513" calcext:value-type="float">
            <text:p>8,2130414247513</text:p>
          </table:table-cell>
          <table:table-cell office:value-type="float" office:value="132.44534905549" calcext:value-type="float">
            <text:p>132,4453490554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848</text:p>
          </table:table-cell>
          <table:table-cell office:value-type="float" office:value="3.2937458157539" calcext:value-type="float">
            <text:p>3,2937458157539</text:p>
          </table:table-cell>
          <table:table-cell office:value-type="float" office:value="9.6800899505615" calcext:value-type="float">
            <text:p>9,6800899505615</text:p>
          </table:table-cell>
          <table:table-cell office:value-type="float" office:value="-40.297439903211" calcext:value-type="float">
            <text:p>-40,29743990321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859</text:p>
          </table:table-cell>
          <table:table-cell office:value-type="float" office:value="5.3044760227203" calcext:value-type="float">
            <text:p>5,3044760227203</text:p>
          </table:table-cell>
          <table:table-cell office:value-type="float" office:value="8.0851203203201" calcext:value-type="float">
            <text:p>8,0851203203201</text:p>
          </table:table-cell>
          <table:table-cell office:value-type="float" office:value="95.254529053998" calcext:value-type="float">
            <text:p>95,25452905399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870</text:p>
          </table:table-cell>
          <table:table-cell office:value-type="float" office:value="6.5190017223358" calcext:value-type="float">
            <text:p>6,5190017223358</text:p>
          </table:table-cell>
          <table:table-cell office:value-type="float" office:value="8.2052850723267" calcext:value-type="float">
            <text:p>8,2052850723267</text:p>
          </table:table-cell>
          <table:table-cell office:value-type="float" office:value="72.391775762959" calcext:value-type="float">
            <text:p>72,39177576295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881</text:p>
          </table:table-cell>
          <table:table-cell office:value-type="float" office:value="8.5775864124298" calcext:value-type="float">
            <text:p>8,5775864124298</text:p>
          </table:table-cell>
          <table:table-cell office:value-type="float" office:value="10.150955915451" calcext:value-type="float">
            <text:p>10,150955915451</text:p>
          </table:table-cell>
          <table:table-cell office:value-type="float" office:value="-83.580359531816" calcext:value-type="float">
            <text:p>-83,58035953181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892</text:p>
          </table:table-cell>
          <table:table-cell office:value-type="float" office:value="-1.249550357461" calcext:value-type="float">
            <text:p>-1,249550357461</text:p>
          </table:table-cell>
          <table:table-cell office:value-type="float" office:value="9.9135762453079" calcext:value-type="float">
            <text:p>9,9135762453079</text:p>
          </table:table-cell>
          <table:table-cell office:value-type="float" office:value="0.34030299977797" calcext:value-type="float">
            <text:p>0,3403029997779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903</text:p>
          </table:table-cell>
          <table:table-cell office:value-type="float" office:value="1.0149927437305" calcext:value-type="float">
            <text:p>1,0149927437305</text:p>
          </table:table-cell>
          <table:table-cell office:value-type="float" office:value="9.9777668714523" calcext:value-type="float">
            <text:p>9,9777668714523</text:p>
          </table:table-cell>
          <table:table-cell office:value-type="float" office:value="-29.945418333552" calcext:value-type="float">
            <text:p>-29,94541833355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5</text:p>
          </table:table-cell>
          <table:table-cell office:value-type="float" office:value="0.29850443825126" calcext:value-type="float">
            <text:p>0,29850443825126</text:p>
          </table:table-cell>
          <table:table-cell office:value-type="float" office:value="-0.36092538386583" calcext:value-type="float">
            <text:p>-0,36092538386583</text:p>
          </table:table-cell>
          <table:table-cell office:value-type="float" office:value="-121.3712358171" calcext:value-type="float">
            <text:p>-121,371235817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364</text:p>
          </table:table-cell>
          <table:table-cell office:value-type="float" office:value="0.78152820467949" calcext:value-type="float">
            <text:p>0,78152820467949</text:p>
          </table:table-cell>
          <table:table-cell office:value-type="float" office:value="-0.5850275605917" calcext:value-type="float">
            <text:p>-0,5850275605917</text:p>
          </table:table-cell>
          <table:table-cell office:value-type="float" office:value="119.15557399677" calcext:value-type="float">
            <text:p>119,1555739967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375</text:p>
          </table:table-cell>
          <table:table-cell office:value-type="float" office:value="3.5677975416183" calcext:value-type="float">
            <text:p>3,5677975416183</text:p>
          </table:table-cell>
          <table:table-cell office:value-type="float" office:value="-0.58500282466412" calcext:value-type="float">
            <text:p>-0,58500282466412</text:p>
          </table:table-cell>
          <table:table-cell office:value-type="float" office:value="110.73058122283" calcext:value-type="float">
            <text:p>110,7305812228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386</text:p>
          </table:table-cell>
          <table:table-cell office:value-type="float" office:value="4.3653559684753" calcext:value-type="float">
            <text:p>4,3653559684753</text:p>
          </table:table-cell>
          <table:table-cell office:value-type="float" office:value="0.76620250940323" calcext:value-type="float">
            <text:p>0,76620250940323</text:p>
          </table:table-cell>
          <table:table-cell office:value-type="float" office:value="133.10218616656" calcext:value-type="float">
            <text:p>133,1021861665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397</text:p>
          </table:table-cell>
          <table:table-cell office:value-type="float" office:value="5.9162223339081" calcext:value-type="float">
            <text:p>5,9162223339081</text:p>
          </table:table-cell>
          <table:table-cell office:value-type="float" office:value="0.72238102555275" calcext:value-type="float">
            <text:p>0,72238102555275</text:p>
          </table:table-cell>
          <table:table-cell office:value-type="float" office:value="-165.66413527082" calcext:value-type="float">
            <text:p>-165,6641352708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408</text:p>
          </table:table-cell>
          <table:table-cell office:value-type="float" office:value="7.5096428394318" calcext:value-type="float">
            <text:p>7,5096428394318</text:p>
          </table:table-cell>
          <table:table-cell office:value-type="float" office:value="-0.58500744402409" calcext:value-type="float">
            <text:p>-0,58500744402409</text:p>
          </table:table-cell>
          <table:table-cell office:value-type="float" office:value="158.34985720884" calcext:value-type="float">
            <text:p>158,3498572088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419</text:p>
          </table:table-cell>
          <table:table-cell office:value-type="float" office:value="8.4494030475616" calcext:value-type="float">
            <text:p>8,4494030475616</text:p>
          </table:table-cell>
          <table:table-cell office:value-type="float" office:value="-0.47902215272188" calcext:value-type="float">
            <text:p>-0,47902215272188</text:p>
          </table:table-cell>
          <table:table-cell office:value-type="float" office:value="144.78396154513" calcext:value-type="float">
            <text:p>144,7839615451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430</text:p>
          </table:table-cell>
          <table:table-cell office:value-type="float" office:value="-0.77534437179565" calcext:value-type="float">
            <text:p>-0,77534437179565</text:p>
          </table:table-cell>
          <table:table-cell office:value-type="float" office:value="2.5368902087212" calcext:value-type="float">
            <text:p>2,5368902087212</text:p>
          </table:table-cell>
          <table:table-cell office:value-type="float" office:value="-79.992418076582" calcext:value-type="float">
            <text:p>-79,99241807658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441</text:p>
          </table:table-cell>
          <table:table-cell office:value-type="float" office:value="1.496898829937" calcext:value-type="float">
            <text:p>1,496898829937</text:p>
          </table:table-cell>
          <table:table-cell office:value-type="float" office:value="1.5255795419216" calcext:value-type="float">
            <text:p>1,5255795419216</text:p>
          </table:table-cell>
          <table:table-cell office:value-type="float" office:value="88.594067628217" calcext:value-type="float">
            <text:p>88,59406762821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452</text:p>
          </table:table-cell>
          <table:table-cell office:value-type="float" office:value="1.518217921257" calcext:value-type="float">
            <text:p>1,518217921257</text:p>
          </table:table-cell>
          <table:table-cell office:value-type="float" office:value="0.91160215437412" calcext:value-type="float">
            <text:p>0,91160215437412</text:p>
          </table:table-cell>
          <table:table-cell office:value-type="float" office:value="36.672801728461" calcext:value-type="float">
            <text:p>36,67280172846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463</text:p>
          </table:table-cell>
          <table:table-cell office:value-type="float" office:value="3.1710228323936" calcext:value-type="float">
            <text:p>3,1710228323936</text:p>
          </table:table-cell>
          <table:table-cell office:value-type="float" office:value="2.5282683968544" calcext:value-type="float">
            <text:p>2,5282683968544</text:p>
          </table:table-cell>
          <table:table-cell office:value-type="float" office:value="-64.432858661482" calcext:value-type="float">
            <text:p>-64,43285866148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474</text:p>
          </table:table-cell>
          <table:table-cell office:value-type="float" office:value="4.57759141922" calcext:value-type="float">
            <text:p>4,57759141922</text:p>
          </table:table-cell>
          <table:table-cell office:value-type="float" office:value="1.2244033813477" calcext:value-type="float">
            <text:p>1,2244033813477</text:p>
          </table:table-cell>
          <table:table-cell office:value-type="float" office:value="-67.036248316431" calcext:value-type="float">
            <text:p>-67,03624831643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485</text:p>
          </table:table-cell>
          <table:table-cell office:value-type="float" office:value="7.7472865581512" calcext:value-type="float">
            <text:p>7,7472865581512</text:p>
          </table:table-cell>
          <table:table-cell office:value-type="float" office:value="0.97353383898735" calcext:value-type="float">
            <text:p>0,97353383898735</text:p>
          </table:table-cell>
          <table:table-cell office:value-type="float" office:value="-154.4602919536" calcext:value-type="float">
            <text:p>-154,460291953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496</text:p>
          </table:table-cell>
          <table:table-cell office:value-type="float" office:value="7.4324333667755" calcext:value-type="float">
            <text:p>7,4324333667755</text:p>
          </table:table-cell>
          <table:table-cell office:value-type="float" office:value="1.7019627988338" calcext:value-type="float">
            <text:p>1,7019627988338</text:p>
          </table:table-cell>
          <table:table-cell office:value-type="float" office:value="-61.136010346139" calcext:value-type="float">
            <text:p>-61,13601034613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507</text:p>
          </table:table-cell>
          <table:table-cell office:value-type="float" office:value="-1.4882889389992" calcext:value-type="float">
            <text:p>-1,4882889389992</text:p>
          </table:table-cell>
          <table:table-cell office:value-type="float" office:value="2.8709751367569" calcext:value-type="float">
            <text:p>2,8709751367569</text:p>
          </table:table-cell>
          <table:table-cell office:value-type="float" office:value="8.9540380011698" calcext:value-type="float">
            <text:p>8,954038001169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518</text:p>
          </table:table-cell>
          <table:table-cell office:value-type="float" office:value="0.91346092522144" calcext:value-type="float">
            <text:p>0,91346092522144</text:p>
          </table:table-cell>
          <table:table-cell office:value-type="float" office:value="2.7002137899399" calcext:value-type="float">
            <text:p>2,7002137899399</text:p>
          </table:table-cell>
          <table:table-cell office:value-type="float" office:value="-63.711341019649" calcext:value-type="float">
            <text:p>-63,71134101964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529</text:p>
          </table:table-cell>
          <table:table-cell office:value-type="float" office:value="2.0709939301014" calcext:value-type="float">
            <text:p>2,0709939301014</text:p>
          </table:table-cell>
          <table:table-cell office:value-type="float" office:value="3.5518965125084" calcext:value-type="float">
            <text:p>3,5518965125084</text:p>
          </table:table-cell>
          <table:table-cell office:value-type="float" office:value="-172.09446657995" calcext:value-type="float">
            <text:p>-172,0944665799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540</text:p>
          </table:table-cell>
          <table:table-cell office:value-type="float" office:value="4.8659211397171" calcext:value-type="float">
            <text:p>4,8659211397171</text:p>
          </table:table-cell>
          <table:table-cell office:value-type="float" office:value="2.5462764501572" calcext:value-type="float">
            <text:p>2,5462764501572</text:p>
          </table:table-cell>
          <table:table-cell office:value-type="float" office:value="-126.93627624755" calcext:value-type="float">
            <text:p>-126,9362762475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551</text:p>
          </table:table-cell>
          <table:table-cell office:value-type="float" office:value="4.1725772619247" calcext:value-type="float">
            <text:p>4,1725772619247</text:p>
          </table:table-cell>
          <table:table-cell office:value-type="float" office:value="3.3037859201431" calcext:value-type="float">
            <text:p>3,3037859201431</text:p>
          </table:table-cell>
          <table:table-cell office:value-type="float" office:value="-21.341658891386" calcext:value-type="float">
            <text:p>-21,34165889138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562</text:p>
          </table:table-cell>
          <table:table-cell office:value-type="float" office:value="7.1992570161819" calcext:value-type="float">
            <text:p>7,1992570161819</text:p>
          </table:table-cell>
          <table:table-cell office:value-type="float" office:value="1.9643457233906" calcext:value-type="float">
            <text:p>1,9643457233906</text:p>
          </table:table-cell>
          <table:table-cell office:value-type="float" office:value="161.41644556811" calcext:value-type="float">
            <text:p>161,4164455681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573</text:p>
          </table:table-cell>
          <table:table-cell office:value-type="float" office:value="10.011332035065" calcext:value-type="float">
            <text:p>10,011332035065</text:p>
          </table:table-cell>
          <table:table-cell office:value-type="float" office:value="2.8470212221146" calcext:value-type="float">
            <text:p>2,8470212221146</text:p>
          </table:table-cell>
          <table:table-cell office:value-type="float" office:value="-168.24321078647" calcext:value-type="float">
            <text:p>-168,2432107864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584</text:p>
          </table:table-cell>
          <table:table-cell office:value-type="float" office:value="-0.54407846182585" calcext:value-type="float">
            <text:p>-0,54407846182585</text:p>
          </table:table-cell>
          <table:table-cell office:value-type="float" office:value="3.8611635565758" calcext:value-type="float">
            <text:p>3,8611635565758</text:p>
          </table:table-cell>
          <table:table-cell office:value-type="float" office:value="88.771742620286" calcext:value-type="float">
            <text:p>88,77174262028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595</text:p>
          </table:table-cell>
          <table:table-cell office:value-type="float" office:value="1.3744015991688" calcext:value-type="float">
            <text:p>1,3744015991688</text:p>
          </table:table-cell>
          <table:table-cell office:value-type="float" office:value="3.2021304965019" calcext:value-type="float">
            <text:p>3,2021304965019</text:p>
          </table:table-cell>
          <table:table-cell office:value-type="float" office:value="128.7341694923" calcext:value-type="float">
            <text:p>128,734169492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606</text:p>
          </table:table-cell>
          <table:table-cell office:value-type="float" office:value="2.1270728111267" calcext:value-type="float">
            <text:p>2,1270728111267</text:p>
          </table:table-cell>
          <table:table-cell office:value-type="float" office:value="3.9176511764526" calcext:value-type="float">
            <text:p>3,9176511764526</text:p>
          </table:table-cell>
          <table:table-cell office:value-type="float" office:value="174.17422069865" calcext:value-type="float">
            <text:p>174,1742206986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617</text:p>
          </table:table-cell>
          <table:table-cell office:value-type="float" office:value="4.5823296904564" calcext:value-type="float">
            <text:p>4,5823296904564</text:p>
          </table:table-cell>
          <table:table-cell office:value-type="float" office:value="4.1704797744751" calcext:value-type="float">
            <text:p>4,1704797744751</text:p>
          </table:table-cell>
          <table:table-cell office:value-type="float" office:value="-82.438230514526" calcext:value-type="float">
            <text:p>-82,43823051452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628</text:p>
          </table:table-cell>
          <table:table-cell office:value-type="float" office:value="5.2894008159637" calcext:value-type="float">
            <text:p>5,2894008159637</text:p>
          </table:table-cell>
          <table:table-cell office:value-type="float" office:value="3.8907304406166" calcext:value-type="float">
            <text:p>3,8907304406166</text:p>
          </table:table-cell>
          <table:table-cell office:value-type="float" office:value="168.19921572497" calcext:value-type="float">
            <text:p>168,1992157249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639</text:p>
          </table:table-cell>
          <table:table-cell office:value-type="float" office:value="6.9392472505569" calcext:value-type="float">
            <text:p>6,9392472505569</text:p>
          </table:table-cell>
          <table:table-cell office:value-type="float" office:value="3.5591074824333" calcext:value-type="float">
            <text:p>3,5591074824333</text:p>
          </table:table-cell>
          <table:table-cell office:value-type="float" office:value="58.692535017706" calcext:value-type="float">
            <text:p>58,69253501770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650</text:p>
          </table:table-cell>
          <table:table-cell office:value-type="float" office:value="9.202373623848" calcext:value-type="float">
            <text:p>9,202373623848</text:p>
          </table:table-cell>
          <table:table-cell office:value-type="float" office:value="3.7845411896706" calcext:value-type="float">
            <text:p>3,7845411896706</text:p>
          </table:table-cell>
          <table:table-cell office:value-type="float" office:value="120.48585399701" calcext:value-type="float">
            <text:p>120,4858539970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661</text:p>
          </table:table-cell>
          <table:table-cell office:value-type="float" office:value="-0.93206152319908" calcext:value-type="float">
            <text:p>-0,93206152319908</text:p>
          </table:table-cell>
          <table:table-cell office:value-type="float" office:value="6.8697834014893" calcext:value-type="float">
            <text:p>6,8697834014893</text:p>
          </table:table-cell>
          <table:table-cell office:value-type="float" office:value="-70.703637827734" calcext:value-type="float">
            <text:p>-70,70363782773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672</text:p>
          </table:table-cell>
          <table:table-cell office:value-type="float" office:value="0.71202263236046" calcext:value-type="float">
            <text:p>0,71202263236046</text:p>
          </table:table-cell>
          <table:table-cell office:value-type="float" office:value="7.1423697471619" calcext:value-type="float">
            <text:p>7,1423697471619</text:p>
          </table:table-cell>
          <table:table-cell office:value-type="float" office:value="-31.689599061468" calcext:value-type="float">
            <text:p>-31,68959906146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683</text:p>
          </table:table-cell>
          <table:table-cell office:value-type="float" office:value="1.2490935623646" calcext:value-type="float">
            <text:p>1,2490935623646</text:p>
          </table:table-cell>
          <table:table-cell office:value-type="float" office:value="6.3840937614441" calcext:value-type="float">
            <text:p>6,3840937614441</text:p>
          </table:table-cell>
          <table:table-cell office:value-type="float" office:value="-23.310677071286" calcext:value-type="float">
            <text:p>-23,31067707128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694</text:p>
          </table:table-cell>
          <table:table-cell office:value-type="float" office:value="4.3365573883057" calcext:value-type="float">
            <text:p>4,3365573883057</text:p>
          </table:table-cell>
          <table:table-cell office:value-type="float" office:value="6.2432962656021" calcext:value-type="float">
            <text:p>6,2432962656021</text:p>
          </table:table-cell>
          <table:table-cell office:value-type="float" office:value="105.19178885563" calcext:value-type="float">
            <text:p>105,1917888556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705</text:p>
          </table:table-cell>
          <table:table-cell office:value-type="float" office:value="5.0993031263351" calcext:value-type="float">
            <text:p>5,0993031263351</text:p>
          </table:table-cell>
          <table:table-cell office:value-type="float" office:value="6.9091975688934" calcext:value-type="float">
            <text:p>6,9091975688934</text:p>
          </table:table-cell>
          <table:table-cell office:value-type="float" office:value="0.50616433998202" calcext:value-type="float">
            <text:p>0,5061643399820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716</text:p>
          </table:table-cell>
          <table:table-cell office:value-type="float" office:value="7.6506525278091" calcext:value-type="float">
            <text:p>7,6506525278091</text:p>
          </table:table-cell>
          <table:table-cell office:value-type="float" office:value="6.0071134567261" calcext:value-type="float">
            <text:p>6,0071134567261</text:p>
          </table:table-cell>
          <table:table-cell office:value-type="float" office:value="50.380393198341" calcext:value-type="float">
            <text:p>50,38039319834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727</text:p>
          </table:table-cell>
          <table:table-cell office:value-type="float" office:value="8.3585232496262" calcext:value-type="float">
            <text:p>8,3585232496262</text:p>
          </table:table-cell>
          <table:table-cell office:value-type="float" office:value="6.9046252965927" calcext:value-type="float">
            <text:p>6,9046252965927</text:p>
          </table:table-cell>
          <table:table-cell office:value-type="float" office:value="-98.258411808378" calcext:value-type="float">
            <text:p>-98,25841180837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738</text:p>
          </table:table-cell>
          <table:table-cell office:value-type="float" office:value="-0.08432793430984" calcext:value-type="float">
            <text:p>-0,08432793430984</text:p>
          </table:table-cell>
          <table:table-cell office:value-type="float" office:value="8.5964792966843" calcext:value-type="float">
            <text:p>8,5964792966843</text:p>
          </table:table-cell>
          <table:table-cell office:value-type="float" office:value="-157.14589046065" calcext:value-type="float">
            <text:p>-157,1458904606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749</text:p>
          </table:table-cell>
          <table:table-cell office:value-type="float" office:value="0.9567391872406" calcext:value-type="float">
            <text:p>0,9567391872406</text:p>
          </table:table-cell>
          <table:table-cell office:value-type="float" office:value="8.6798888444901" calcext:value-type="float">
            <text:p>8,6798888444901</text:p>
          </table:table-cell>
          <table:table-cell office:value-type="float" office:value="-72.173433698666" calcext:value-type="float">
            <text:p>-72,17343369866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760</text:p>
          </table:table-cell>
          <table:table-cell office:value-type="float" office:value="1.5564139187336" calcext:value-type="float">
            <text:p>1,5564139187336</text:p>
          </table:table-cell>
          <table:table-cell office:value-type="float" office:value="7.8252458572388" calcext:value-type="float">
            <text:p>7,8252458572388</text:p>
          </table:table-cell>
          <table:table-cell office:value-type="float" office:value="-31.920641470867" calcext:value-type="float">
            <text:p>-31,92064147086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771</text:p>
          </table:table-cell>
          <table:table-cell office:value-type="float" office:value="3.8768047094345" calcext:value-type="float">
            <text:p>3,8768047094345</text:p>
          </table:table-cell>
          <table:table-cell office:value-type="float" office:value="7.5352936983109" calcext:value-type="float">
            <text:p>7,5352936983109</text:p>
          </table:table-cell>
          <table:table-cell office:value-type="float" office:value="-121.55075589563" calcext:value-type="float">
            <text:p>-121,5507558956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782</text:p>
          </table:table-cell>
          <table:table-cell office:value-type="float" office:value="4.9702200293541" calcext:value-type="float">
            <text:p>4,9702200293541</text:p>
          </table:table-cell>
          <table:table-cell office:value-type="float" office:value="7.20359146595" calcext:value-type="float">
            <text:p>7,20359146595</text:p>
          </table:table-cell>
          <table:table-cell office:value-type="float" office:value="94.587940319329" calcext:value-type="float">
            <text:p>94,58794031932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793</text:p>
          </table:table-cell>
          <table:table-cell office:value-type="float" office:value="5.7807326316833" calcext:value-type="float">
            <text:p>5,7807326316833</text:p>
          </table:table-cell>
          <table:table-cell office:value-type="float" office:value="7.0065170526505" calcext:value-type="float">
            <text:p>7,0065170526505</text:p>
          </table:table-cell>
          <table:table-cell office:value-type="float" office:value="18.530353619035" calcext:value-type="float">
            <text:p>18,53035361903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804</text:p>
          </table:table-cell>
          <table:table-cell office:value-type="float" office:value="8.0909240245819" calcext:value-type="float">
            <text:p>8,0909240245819</text:p>
          </table:table-cell>
          <table:table-cell office:value-type="float" office:value="8.2895869016647" calcext:value-type="float">
            <text:p>8,2895869016647</text:p>
          </table:table-cell>
          <table:table-cell office:value-type="float" office:value="-28.565271455012" calcext:value-type="float">
            <text:p>-28,56527145501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815</text:p>
          </table:table-cell>
          <table:table-cell office:value-type="float" office:value="-0.34269943833351" calcext:value-type="float">
            <text:p>-0,34269943833351</text:p>
          </table:table-cell>
          <table:table-cell office:value-type="float" office:value="9.8509949445724" calcext:value-type="float">
            <text:p>9,8509949445724</text:p>
          </table:table-cell>
          <table:table-cell office:value-type="float" office:value="-161.16472110627" calcext:value-type="float">
            <text:p>-161,1647211062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826</text:p>
          </table:table-cell>
          <table:table-cell office:value-type="float" office:value="0.9469823539257" calcext:value-type="float">
            <text:p>0,9469823539257</text:p>
          </table:table-cell>
          <table:table-cell office:value-type="float" office:value="9.0342104434967" calcext:value-type="float">
            <text:p>9,0342104434967</text:p>
          </table:table-cell>
          <table:table-cell office:value-type="float" office:value="84.411263465881" calcext:value-type="float">
            <text:p>84,41126346588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837</text:p>
          </table:table-cell>
          <table:table-cell office:value-type="float" office:value="3.0618965625763" calcext:value-type="float">
            <text:p>3,0618965625763</text:p>
          </table:table-cell>
          <table:table-cell office:value-type="float" office:value="8.0712378025055" calcext:value-type="float">
            <text:p>8,0712378025055</text:p>
          </table:table-cell>
          <table:table-cell office:value-type="float" office:value="149.6900190973" calcext:value-type="float">
            <text:p>149,690019097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848</text:p>
          </table:table-cell>
          <table:table-cell office:value-type="float" office:value="2.9962426424026" calcext:value-type="float">
            <text:p>2,9962426424026</text:p>
          </table:table-cell>
          <table:table-cell office:value-type="float" office:value="9.9393033981323" calcext:value-type="float">
            <text:p>9,9393033981323</text:p>
          </table:table-cell>
          <table:table-cell office:value-type="float" office:value="-41.511674215839" calcext:value-type="float">
            <text:p>-41,51167421583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859</text:p>
          </table:table-cell>
          <table:table-cell office:value-type="float" office:value="5.4484307765961" calcext:value-type="float">
            <text:p>5,4484307765961</text:p>
          </table:table-cell>
          <table:table-cell office:value-type="float" office:value="7.7763253450394" calcext:value-type="float">
            <text:p>7,7763253450394</text:p>
          </table:table-cell>
          <table:table-cell office:value-type="float" office:value="120.7417333202" calcext:value-type="float">
            <text:p>120,741733320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870</text:p>
          </table:table-cell>
          <table:table-cell office:value-type="float" office:value="6.454045176506" calcext:value-type="float">
            <text:p>6,454045176506</text:p>
          </table:table-cell>
          <table:table-cell office:value-type="float" office:value="7.9171884059906" calcext:value-type="float">
            <text:p>7,9171884059906</text:p>
          </table:table-cell>
          <table:table-cell office:value-type="float" office:value="71.937365137088" calcext:value-type="float">
            <text:p>71,93736513708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881</text:p>
          </table:table-cell>
          <table:table-cell office:value-type="float" office:value="8.5334479808807" calcext:value-type="float">
            <text:p>8,5334479808807</text:p>
          </table:table-cell>
          <table:table-cell office:value-type="float" office:value="10.546915531158" calcext:value-type="float">
            <text:p>10,546915531158</text:p>
          </table:table-cell>
          <table:table-cell office:value-type="float" office:value="-83.574981446479" calcext:value-type="float">
            <text:p>-83,57498144647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892</text:p>
          </table:table-cell>
          <table:table-cell office:value-type="float" office:value="-1.5295086801052" calcext:value-type="float">
            <text:p>-1,5295086801052</text:p>
          </table:table-cell>
          <table:table-cell office:value-type="float" office:value="9.6336460113525" calcext:value-type="float">
            <text:p>9,6336460113525</text:p>
          </table:table-cell>
          <table:table-cell office:value-type="float" office:value="-1.2865412007472" calcext:value-type="float">
            <text:p>-1,286541200747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903</text:p>
          </table:table-cell>
          <table:table-cell office:value-type="float" office:value="0.90596206486225" calcext:value-type="float">
            <text:p>0,90596206486225</text:p>
          </table:table-cell>
          <table:table-cell office:value-type="float" office:value="10.295034646988" calcext:value-type="float">
            <text:p>10,295034646988</text:p>
          </table:table-cell>
          <table:table-cell office:value-type="float" office:value="-65.481674139667" calcext:value-type="float">
            <text:p>-65,48167413966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5</text:p>
          </table:table-cell>
          <table:table-cell office:value-type="float" office:value="0.12728782370687" calcext:value-type="float">
            <text:p>0,12728782370687</text:p>
          </table:table-cell>
          <table:table-cell office:value-type="float" office:value="-0.22047137841582" calcext:value-type="float">
            <text:p>-0,22047137841582</text:p>
          </table:table-cell>
          <table:table-cell office:value-type="float" office:value="-30.615092462795" calcext:value-type="float">
            <text:p>-30,61509246279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364</text:p>
          </table:table-cell>
          <table:table-cell office:value-type="float" office:value="0.97984001040459" calcext:value-type="float">
            <text:p>0,97984001040459</text:p>
          </table:table-cell>
          <table:table-cell office:value-type="float" office:value="-0.57051707059145" calcext:value-type="float">
            <text:p>-0,57051707059145</text:p>
          </table:table-cell>
          <table:table-cell office:value-type="float" office:value="139.65474420292" calcext:value-type="float">
            <text:p>139,6547442029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375</text:p>
          </table:table-cell>
          <table:table-cell office:value-type="float" office:value="3.9720875024796" calcext:value-type="float">
            <text:p>3,9720875024796</text:p>
          </table:table-cell>
          <table:table-cell office:value-type="float" office:value="-0.58500368148088" calcext:value-type="float">
            <text:p>-0,58500368148088</text:p>
          </table:table-cell>
          <table:table-cell office:value-type="float" office:value="108.75365992261" calcext:value-type="float">
            <text:p>108,7536599226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386</text:p>
          </table:table-cell>
          <table:table-cell office:value-type="float" office:value="4.2293530702591" calcext:value-type="float">
            <text:p>4,2293530702591</text:p>
          </table:table-cell>
          <table:table-cell office:value-type="float" office:value="0.54621361196041" calcext:value-type="float">
            <text:p>0,54621361196041</text:p>
          </table:table-cell>
          <table:table-cell office:value-type="float" office:value="56.888129301132" calcext:value-type="float">
            <text:p>56,88812930113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397</text:p>
          </table:table-cell>
          <table:table-cell office:value-type="float" office:value="6.2356930971146" calcext:value-type="float">
            <text:p>6,2356930971146</text:p>
          </table:table-cell>
          <table:table-cell office:value-type="float" office:value="0.698122382164" calcext:value-type="float">
            <text:p>0,698122382164</text:p>
          </table:table-cell>
          <table:table-cell office:value-type="float" office:value="169.15021428637" calcext:value-type="float">
            <text:p>169,1502142863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408</text:p>
          </table:table-cell>
          <table:table-cell office:value-type="float" office:value="7.8296899795532" calcext:value-type="float">
            <text:p>7,8296899795532</text:p>
          </table:table-cell>
          <table:table-cell office:value-type="float" office:value="-0.53955715149641" calcext:value-type="float">
            <text:p>-0,53955715149641</text:p>
          </table:table-cell>
          <table:table-cell office:value-type="float" office:value="-167.45780531768" calcext:value-type="float">
            <text:p>-167,4578053176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419</text:p>
          </table:table-cell>
          <table:table-cell office:value-type="float" office:value="8.5844069719315" calcext:value-type="float">
            <text:p>8,5844069719315</text:p>
          </table:table-cell>
          <table:table-cell office:value-type="float" office:value="-0.36402523517609" calcext:value-type="float">
            <text:p>-0,36402523517609</text:p>
          </table:table-cell>
          <table:table-cell office:value-type="float" office:value="156.89905889475" calcext:value-type="float">
            <text:p>156,8990588947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430</text:p>
          </table:table-cell>
          <table:table-cell office:value-type="float" office:value="-0.79081825911999" calcext:value-type="float">
            <text:p>-0,79081825911999</text:p>
          </table:table-cell>
          <table:table-cell office:value-type="float" office:value="2.80831605196" calcext:value-type="float">
            <text:p>2,80831605196</text:p>
          </table:table-cell>
          <table:table-cell office:value-type="float" office:value="-88.173319579689" calcext:value-type="float">
            <text:p>-88,17331957968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441</text:p>
          </table:table-cell>
          <table:table-cell office:value-type="float" office:value="1.6979703307152" calcext:value-type="float">
            <text:p>1,6979703307152</text:p>
          </table:table-cell>
          <table:table-cell office:value-type="float" office:value="1.4474092423916" calcext:value-type="float">
            <text:p>1,4474092423916</text:p>
          </table:table-cell>
          <table:table-cell office:value-type="float" office:value="172.19113544294" calcext:value-type="float">
            <text:p>172,1911354429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452</text:p>
          </table:table-cell>
          <table:table-cell office:value-type="float" office:value="1.3489121198654" calcext:value-type="float">
            <text:p>1,3489121198654</text:p>
          </table:table-cell>
          <table:table-cell office:value-type="float" office:value="1.0428138077259" calcext:value-type="float">
            <text:p>1,0428138077259</text:p>
          </table:table-cell>
          <table:table-cell office:value-type="float" office:value="-48.451181050319" calcext:value-type="float">
            <text:p>-48,45118105031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463</text:p>
          </table:table-cell>
          <table:table-cell office:value-type="float" office:value="3.0673363804817" calcext:value-type="float">
            <text:p>3,0673363804817</text:p>
          </table:table-cell>
          <table:table-cell office:value-type="float" office:value="2.8832682967186" calcext:value-type="float">
            <text:p>2,8832682967186</text:p>
          </table:table-cell>
          <table:table-cell office:value-type="float" office:value="-76.640381175242" calcext:value-type="float">
            <text:p>-76,64038117524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474</text:p>
          </table:table-cell>
          <table:table-cell office:value-type="float" office:value="4.7809037566185" calcext:value-type="float">
            <text:p>4,7809037566185</text:p>
          </table:table-cell>
          <table:table-cell office:value-type="float" office:value="1.3853040337563" calcext:value-type="float">
            <text:p>1,3853040337563</text:p>
          </table:table-cell>
          <table:table-cell office:value-type="float" office:value="-143.14775254316" calcext:value-type="float">
            <text:p>-143,1477525431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485</text:p>
          </table:table-cell>
          <table:table-cell office:value-type="float" office:value="7.848402261734" calcext:value-type="float">
            <text:p>7,848402261734</text:p>
          </table:table-cell>
          <table:table-cell office:value-type="float" office:value="1.1810640245676" calcext:value-type="float">
            <text:p>1,1810640245676</text:p>
          </table:table-cell>
          <table:table-cell office:value-type="float" office:value="-111.93061862022" calcext:value-type="float">
            <text:p>-111,9306186202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496</text:p>
          </table:table-cell>
          <table:table-cell office:value-type="float" office:value="7.6202189922333" calcext:value-type="float">
            <text:p>7,6202189922333</text:p>
          </table:table-cell>
          <table:table-cell office:value-type="float" office:value="1.8244555592537" calcext:value-type="float">
            <text:p>1,8244555592537</text:p>
          </table:table-cell>
          <table:table-cell office:value-type="float" office:value="-152.81083933107" calcext:value-type="float">
            <text:p>-152,8108393310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507</text:p>
          </table:table-cell>
          <table:table-cell office:value-type="float" office:value="-1.5850104391575" calcext:value-type="float">
            <text:p>-1,5850104391575</text:p>
          </table:table-cell>
          <table:table-cell office:value-type="float" office:value="2.8513118624687" calcext:value-type="float">
            <text:p>2,8513118624687</text:p>
          </table:table-cell>
          <table:table-cell office:value-type="float" office:value="-1.9572307681961" calcext:value-type="float">
            <text:p>-1,957230768196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518</text:p>
          </table:table-cell>
          <table:table-cell office:value-type="float" office:value="0.73785543441772" calcext:value-type="float">
            <text:p>0,73785543441772</text:p>
          </table:table-cell>
          <table:table-cell office:value-type="float" office:value="3.0574795603752" calcext:value-type="float">
            <text:p>3,0574795603752</text:p>
          </table:table-cell>
          <table:table-cell office:value-type="float" office:value="-63.712495907097" calcext:value-type="float">
            <text:p>-63,71249590709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529</text:p>
          </table:table-cell>
          <table:table-cell office:value-type="float" office:value="2.2596557438374" calcext:value-type="float">
            <text:p>2,2596557438374</text:p>
          </table:table-cell>
          <table:table-cell office:value-type="float" office:value="3.4813120961189" calcext:value-type="float">
            <text:p>3,4813120961189</text:p>
          </table:table-cell>
          <table:table-cell office:value-type="float" office:value="-177.98093473835" calcext:value-type="float">
            <text:p>-177,9809347383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540</text:p>
          </table:table-cell>
          <table:table-cell office:value-type="float" office:value="4.8469966650009" calcext:value-type="float">
            <text:p>4,8469966650009</text:p>
          </table:table-cell>
          <table:table-cell office:value-type="float" office:value="2.835468351841" calcext:value-type="float">
            <text:p>2,835468351841</text:p>
          </table:table-cell>
          <table:table-cell office:value-type="float" office:value="-77.033685271148" calcext:value-type="float">
            <text:p>-77,03368527114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551</text:p>
          </table:table-cell>
          <table:table-cell office:value-type="float" office:value="3.8406240940094" calcext:value-type="float">
            <text:p>3,8406240940094</text:p>
          </table:table-cell>
          <table:table-cell office:value-type="float" office:value="3.4828922152519" calcext:value-type="float">
            <text:p>3,4828922152519</text:p>
          </table:table-cell>
          <table:table-cell office:value-type="float" office:value="-30.941635180431" calcext:value-type="float">
            <text:p>-30,94163518043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562</text:p>
          </table:table-cell>
          <table:table-cell office:value-type="float" office:value="7.288156747818" calcext:value-type="float">
            <text:p>7,288156747818</text:p>
          </table:table-cell>
          <table:table-cell office:value-type="float" office:value="2.173937857151" calcext:value-type="float">
            <text:p>2,173937857151</text:p>
          </table:table-cell>
          <table:table-cell office:value-type="float" office:value="-106.35570356041" calcext:value-type="float">
            <text:p>-106,3557035604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573</text:p>
          </table:table-cell>
          <table:table-cell office:value-type="float" office:value="10.085009336472" calcext:value-type="float">
            <text:p>10,085009336472</text:p>
          </table:table-cell>
          <table:table-cell office:value-type="float" office:value="2.9451495409012" calcext:value-type="float">
            <text:p>2,9451495409012</text:p>
          </table:table-cell>
          <table:table-cell office:value-type="float" office:value="-156.48325841138" calcext:value-type="float">
            <text:p>-156,4832584113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584</text:p>
          </table:table-cell>
          <table:table-cell office:value-type="float" office:value="-0.46813260763884" calcext:value-type="float">
            <text:p>-0,46813260763884</text:p>
          </table:table-cell>
          <table:table-cell office:value-type="float" office:value="3.673749268055" calcext:value-type="float">
            <text:p>3,673749268055</text:p>
          </table:table-cell>
          <table:table-cell office:value-type="float" office:value="113.29562724776" calcext:value-type="float">
            <text:p>113,2956272477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595</text:p>
          </table:table-cell>
          <table:table-cell office:value-type="float" office:value="1.4661301672459" calcext:value-type="float">
            <text:p>1,4661301672459</text:p>
          </table:table-cell>
          <table:table-cell office:value-type="float" office:value="2.9505413770676" calcext:value-type="float">
            <text:p>2,9505413770676</text:p>
          </table:table-cell>
          <table:table-cell office:value-type="float" office:value="103.89813040472" calcext:value-type="float">
            <text:p>103,8981304047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606</text:p>
          </table:table-cell>
          <table:table-cell office:value-type="float" office:value="2.3129613697529" calcext:value-type="float">
            <text:p>2,3129613697529</text:p>
          </table:table-cell>
          <table:table-cell office:value-type="float" office:value="3.9958554506302" calcext:value-type="float">
            <text:p>3,9958554506302</text:p>
          </table:table-cell>
          <table:table-cell office:value-type="float" office:value="180.07650193135" calcext:value-type="float">
            <text:p>180,0765019313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617</text:p>
          </table:table-cell>
          <table:table-cell office:value-type="float" office:value="4.3035727739334" calcext:value-type="float">
            <text:p>4,3035727739334</text:p>
          </table:table-cell>
          <table:table-cell office:value-type="float" office:value="4.2810758948326" calcext:value-type="float">
            <text:p>4,2810758948326</text:p>
          </table:table-cell>
          <table:table-cell office:value-type="float" office:value="-26.148840310467" calcext:value-type="float">
            <text:p>-26,14884031046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628</text:p>
          </table:table-cell>
          <table:table-cell office:value-type="float" office:value="5.4870963096619" calcext:value-type="float">
            <text:p>5,4870963096619</text:p>
          </table:table-cell>
          <table:table-cell office:value-type="float" office:value="4.1140431165695" calcext:value-type="float">
            <text:p>4,1140431165695</text:p>
          </table:table-cell>
          <table:table-cell office:value-type="float" office:value="-135.5562058224" calcext:value-type="float">
            <text:p>-135,556205822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639</text:p>
          </table:table-cell>
          <table:table-cell office:value-type="float" office:value="6.8245786428452" calcext:value-type="float">
            <text:p>6,8245786428452</text:p>
          </table:table-cell>
          <table:table-cell office:value-type="float" office:value="3.456489443779" calcext:value-type="float">
            <text:p>3,456489443779</text:p>
          </table:table-cell>
          <table:table-cell office:value-type="float" office:value="43.305812367968" calcext:value-type="float">
            <text:p>43,30581236796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650</text:p>
          </table:table-cell>
          <table:table-cell office:value-type="float" office:value="9.1999804973602" calcext:value-type="float">
            <text:p>9,1999804973602</text:p>
          </table:table-cell>
          <table:table-cell office:value-type="float" office:value="3.4758144617081" calcext:value-type="float">
            <text:p>3,4758144617081</text:p>
          </table:table-cell>
          <table:table-cell office:value-type="float" office:value="80.758983162558" calcext:value-type="float">
            <text:p>80,75898316255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661</text:p>
          </table:table-cell>
          <table:table-cell office:value-type="float" office:value="-0.98183117806911" calcext:value-type="float">
            <text:p>-0,98183117806911</text:p>
          </table:table-cell>
          <table:table-cell office:value-type="float" office:value="7.154153585434" calcext:value-type="float">
            <text:p>7,154153585434</text:p>
          </table:table-cell>
          <table:table-cell office:value-type="float" office:value="-82.093315519345" calcext:value-type="float">
            <text:p>-82,09331551934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672</text:p>
          </table:table-cell>
          <table:table-cell office:value-type="float" office:value="0.37820812314749" calcext:value-type="float">
            <text:p>0,37820812314749</text:p>
          </table:table-cell>
          <table:table-cell office:value-type="float" office:value="7.2224372625351" calcext:value-type="float">
            <text:p>7,2224372625351</text:p>
          </table:table-cell>
          <table:table-cell office:value-type="float" office:value="-8.1366527422219" calcext:value-type="float">
            <text:p>-8,136652742221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683</text:p>
          </table:table-cell>
          <table:table-cell office:value-type="float" office:value="0.91998174786568" calcext:value-type="float">
            <text:p>0,91998174786568</text:p>
          </table:table-cell>
          <table:table-cell office:value-type="float" office:value="6.5368473529816" calcext:value-type="float">
            <text:p>6,5368473529816</text:p>
          </table:table-cell>
          <table:table-cell office:value-type="float" office:value="-23.073137565783" calcext:value-type="float">
            <text:p>-23,07313756578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694</text:p>
          </table:table-cell>
          <table:table-cell office:value-type="float" office:value="4.4399482011795" calcext:value-type="float">
            <text:p>4,4399482011795</text:p>
          </table:table-cell>
          <table:table-cell office:value-type="float" office:value="5.8592259883881" calcext:value-type="float">
            <text:p>5,8592259883881</text:p>
          </table:table-cell>
          <table:table-cell office:value-type="float" office:value="105.17211476709" calcext:value-type="float">
            <text:p>105,1721147670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705</text:p>
          </table:table-cell>
          <table:table-cell office:value-type="float" office:value="5.0733333826065" calcext:value-type="float">
            <text:p>5,0733333826065</text:p>
          </table:table-cell>
          <table:table-cell office:value-type="float" office:value="6.6754275560379" calcext:value-type="float">
            <text:p>6,6754275560379</text:p>
          </table:table-cell>
          <table:table-cell office:value-type="float" office:value="87.06791461653" calcext:value-type="float">
            <text:p>87,0679146165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716</text:p>
          </table:table-cell>
          <table:table-cell office:value-type="float" office:value="7.3927968740463" calcext:value-type="float">
            <text:p>7,3927968740463</text:p>
          </table:table-cell>
          <table:table-cell office:value-type="float" office:value="6.0330474376678" calcext:value-type="float">
            <text:p>6,0330474376678</text:p>
          </table:table-cell>
          <table:table-cell office:value-type="float" office:value="-15.756703486108" calcext:value-type="float">
            <text:p>-15,75670348610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727</text:p>
          </table:table-cell>
          <table:table-cell office:value-type="float" office:value="8.472603559494" calcext:value-type="float">
            <text:p>8,472603559494</text:p>
          </table:table-cell>
          <table:table-cell office:value-type="float" office:value="7.1391022205353" calcext:value-type="float">
            <text:p>7,1391022205353</text:p>
          </table:table-cell>
          <table:table-cell office:value-type="float" office:value="-119.14196135891" calcext:value-type="float">
            <text:p>-119,1419613589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738</text:p>
          </table:table-cell>
          <table:table-cell office:value-type="float" office:value="0.20444881170988" calcext:value-type="float">
            <text:p>0,20444881170988</text:p>
          </table:table-cell>
          <table:table-cell office:value-type="float" office:value="8.5886085033417" calcext:value-type="float">
            <text:p>8,5886085033417</text:p>
          </table:table-cell>
          <table:table-cell office:value-type="float" office:value="177.32018877746" calcext:value-type="float">
            <text:p>177,3201887774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749</text:p>
          </table:table-cell>
          <table:table-cell office:value-type="float" office:value="0.73868721723557" calcext:value-type="float">
            <text:p>0,73868721723557</text:p>
          </table:table-cell>
          <table:table-cell office:value-type="float" office:value="8.6076557636261" calcext:value-type="float">
            <text:p>8,6076557636261</text:p>
          </table:table-cell>
          <table:table-cell office:value-type="float" office:value="20.387130747935" calcext:value-type="float">
            <text:p>20,38713074793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760</text:p>
          </table:table-cell>
          <table:table-cell office:value-type="float" office:value="1.2150229513645" calcext:value-type="float">
            <text:p>1,2150229513645</text:p>
          </table:table-cell>
          <table:table-cell office:value-type="float" office:value="7.9927271604538" calcext:value-type="float">
            <text:p>7,9927271604538</text:p>
          </table:table-cell>
          <table:table-cell office:value-type="float" office:value="-24.227027300816" calcext:value-type="float">
            <text:p>-24,22702730081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771</text:p>
          </table:table-cell>
          <table:table-cell office:value-type="float" office:value="4.0832287073135" calcext:value-type="float">
            <text:p>4,0832287073135</text:p>
          </table:table-cell>
          <table:table-cell office:value-type="float" office:value="7.8741127252579" calcext:value-type="float">
            <text:p>7,8741127252579</text:p>
          </table:table-cell>
          <table:table-cell office:value-type="float" office:value="-121.59561199747" calcext:value-type="float">
            <text:p>-121,5956119974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782</text:p>
          </table:table-cell>
          <table:table-cell office:value-type="float" office:value="5.1732683181763" calcext:value-type="float">
            <text:p>5,1732683181763</text:p>
          </table:table-cell>
          <table:table-cell office:value-type="float" office:value="7.179890871048" calcext:value-type="float">
            <text:p>7,179890871048</text:p>
          </table:table-cell>
          <table:table-cell office:value-type="float" office:value="175.8028580125" calcext:value-type="float">
            <text:p>175,802858012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793</text:p>
          </table:table-cell>
          <table:table-cell office:value-type="float" office:value="5.5393534898758" calcext:value-type="float">
            <text:p>5,5393534898758</text:p>
          </table:table-cell>
          <table:table-cell office:value-type="float" office:value="7.0667397975922" calcext:value-type="float">
            <text:p>7,0667397975922</text:p>
          </table:table-cell>
          <table:table-cell office:value-type="float" office:value="-35.064057180077" calcext:value-type="float">
            <text:p>-35,06405718007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804</text:p>
          </table:table-cell>
          <table:table-cell office:value-type="float" office:value="7.8853166103363" calcext:value-type="float">
            <text:p>7,8853166103363</text:p>
          </table:table-cell>
          <table:table-cell office:value-type="float" office:value="8.3453446626663" calcext:value-type="float">
            <text:p>8,3453446626663</text:p>
          </table:table-cell>
          <table:table-cell office:value-type="float" office:value="-14.167784220853" calcext:value-type="float">
            <text:p>-14,16778422085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815</text:p>
          </table:table-cell>
          <table:table-cell office:value-type="float" office:value="-0.11421298608184" calcext:value-type="float">
            <text:p>-0,11421298608184</text:p>
          </table:table-cell>
          <table:table-cell office:value-type="float" office:value="9.7261220216751" calcext:value-type="float">
            <text:p>9,7261220216751</text:p>
          </table:table-cell>
          <table:table-cell office:value-type="float" office:value="142.58646357591" calcext:value-type="float">
            <text:p>142,5864635759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826</text:p>
          </table:table-cell>
          <table:table-cell office:value-type="float" office:value="0.72667837142944" calcext:value-type="float">
            <text:p>0,72667837142944</text:p>
          </table:table-cell>
          <table:table-cell office:value-type="float" office:value="9.0509271621704" calcext:value-type="float">
            <text:p>9,0509271621704</text:p>
          </table:table-cell>
          <table:table-cell office:value-type="float" office:value="-7.7433375416288" calcext:value-type="float">
            <text:p>-7,743337541628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837</text:p>
          </table:table-cell>
          <table:table-cell office:value-type="float" office:value="3.3253720402718" calcext:value-type="float">
            <text:p>3,3253720402718</text:p>
          </table:table-cell>
          <table:table-cell office:value-type="float" office:value="7.8257048130035" calcext:value-type="float">
            <text:p>7,8257048130035</text:p>
          </table:table-cell>
          <table:table-cell office:value-type="float" office:value="133.39913574753" calcext:value-type="float">
            <text:p>133,3991357475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848</text:p>
          </table:table-cell>
          <table:table-cell office:value-type="float" office:value="2.7055412530899" calcext:value-type="float">
            <text:p>2,7055412530899</text:p>
          </table:table-cell>
          <table:table-cell office:value-type="float" office:value="10.205183029175" calcext:value-type="float">
            <text:p>10,205183029175</text:p>
          </table:table-cell>
          <table:table-cell office:value-type="float" office:value="-42.878285335128" calcext:value-type="float">
            <text:p>-42,87828533512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859</text:p>
          </table:table-cell>
          <table:table-cell office:value-type="float" office:value="5.695344209671" calcext:value-type="float">
            <text:p>5,695344209671</text:p>
          </table:table-cell>
          <table:table-cell office:value-type="float" office:value="7.6103830337524" calcext:value-type="float">
            <text:p>7,6103830337524</text:p>
          </table:table-cell>
          <table:table-cell office:value-type="float" office:value="162.42093796943" calcext:value-type="float">
            <text:p>162,4209379694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870</text:p>
          </table:table-cell>
          <table:table-cell office:value-type="float" office:value="6.3079249858856" calcext:value-type="float">
            <text:p>6,3079249858856</text:p>
          </table:table-cell>
          <table:table-cell office:value-type="float" office:value="7.7095758914948" calcext:value-type="float">
            <text:p>7,7095758914948</text:p>
          </table:table-cell>
          <table:table-cell office:value-type="float" office:value="51.983161716704" calcext:value-type="float">
            <text:p>51,98316171670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881</text:p>
          </table:table-cell>
          <table:table-cell office:value-type="float" office:value="8.4889698028564" calcext:value-type="float">
            <text:p>8,4889698028564</text:p>
          </table:table-cell>
          <table:table-cell office:value-type="float" office:value="10.942761898041" calcext:value-type="float">
            <text:p>10,942761898041</text:p>
          </table:table-cell>
          <table:table-cell office:value-type="float" office:value="-83.496045914425" calcext:value-type="float">
            <text:p>-83,49604591442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892</text:p>
          </table:table-cell>
          <table:table-cell office:value-type="float" office:value="-1.5835157036781" calcext:value-type="float">
            <text:p>-1,5835157036781</text:p>
          </table:table-cell>
          <table:table-cell office:value-type="float" office:value="9.579610824585" calcext:value-type="float">
            <text:p>9,579610824585</text:p>
          </table:table-cell>
          <table:table-cell office:value-type="float" office:value="-20.413872542655" calcext:value-type="float">
            <text:p>-20,41387254265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903</text:p>
          </table:table-cell>
          <table:table-cell office:value-type="float" office:value="0.74098564684391" calcext:value-type="float">
            <text:p>0,74098564684391</text:p>
          </table:table-cell>
          <table:table-cell office:value-type="float" office:value="10.657316446304" calcext:value-type="float">
            <text:p>10,657316446304</text:p>
          </table:table-cell>
          <table:table-cell office:value-type="float" office:value="-65.452186924637" calcext:value-type="float">
            <text:p>-65,45218692463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5</text:p>
          </table:table-cell>
          <table:table-cell office:value-type="float" office:value="-0.063441121019423" calcext:value-type="float">
            <text:p>-0,063441121019423</text:p>
          </table:table-cell>
          <table:table-cell office:value-type="float" office:value="-0.39980545639992" calcext:value-type="float">
            <text:p>-0,39980545639992</text:p>
          </table:table-cell>
          <table:table-cell office:value-type="float" office:value="43.795060959591" calcext:value-type="float">
            <text:p>43,79506095959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364</text:p>
          </table:table-cell>
          <table:table-cell office:value-type="float" office:value="1.2101932615042" calcext:value-type="float">
            <text:p>1,2101932615042</text:p>
          </table:table-cell>
          <table:table-cell office:value-type="float" office:value="-0.54250605404377" calcext:value-type="float">
            <text:p>-0,54250605404377</text:p>
          </table:table-cell>
          <table:table-cell office:value-type="float" office:value="-168.25719244161" calcext:value-type="float">
            <text:p>-168,2571924416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375</text:p>
          </table:table-cell>
          <table:table-cell office:value-type="float" office:value="3.9521846175194" calcext:value-type="float">
            <text:p>3,9521846175194</text:p>
          </table:table-cell>
          <table:table-cell office:value-type="float" office:value="-0.58500863611698" calcext:value-type="float">
            <text:p>-0,58500863611698</text:p>
          </table:table-cell>
          <table:table-cell office:value-type="float" office:value="62.024132461305" calcext:value-type="float">
            <text:p>62,02413246130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386</text:p>
          </table:table-cell>
          <table:table-cell office:value-type="float" office:value="4.012750685215" calcext:value-type="float">
            <text:p>4,012750685215</text:p>
          </table:table-cell>
          <table:table-cell office:value-type="float" office:value="0.21327236667275" calcext:value-type="float">
            <text:p>0,21327236667275</text:p>
          </table:table-cell>
          <table:table-cell office:value-type="float" office:value="56.878999540001" calcext:value-type="float">
            <text:p>56,87899954000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397</text:p>
          </table:table-cell>
          <table:table-cell office:value-type="float" office:value="6.5083181858063" calcext:value-type="float">
            <text:p>6,5083181858063</text:p>
          </table:table-cell>
          <table:table-cell office:value-type="float" office:value="0.51173888146877" calcext:value-type="float">
            <text:p>0,51173888146877</text:p>
          </table:table-cell>
          <table:table-cell office:value-type="float" office:value="139.21892111468" calcext:value-type="float">
            <text:p>139,2189211146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408</text:p>
          </table:table-cell>
          <table:table-cell office:value-type="float" office:value="8.2186114788055" calcext:value-type="float">
            <text:p>8,2186114788055</text:p>
          </table:table-cell>
          <table:table-cell office:value-type="float" office:value="-0.45314401388168" calcext:value-type="float">
            <text:p>-0,45314401388168</text:p>
          </table:table-cell>
          <table:table-cell office:value-type="float" office:value="-167.44348197986" calcext:value-type="float">
            <text:p>-167,4434819798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419</text:p>
          </table:table-cell>
          <table:table-cell office:value-type="float" office:value="8.7257307767868" calcext:value-type="float">
            <text:p>8,7257307767868</text:p>
          </table:table-cell>
          <table:table-cell office:value-type="float" office:value="-0.24706926196814" calcext:value-type="float">
            <text:p>-0,24706926196814</text:p>
          </table:table-cell>
          <table:table-cell office:value-type="float" office:value="172.99679586083" calcext:value-type="float">
            <text:p>172,9967958608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430</text:p>
          </table:table-cell>
          <table:table-cell office:value-type="float" office:value="-0.80244734883308" calcext:value-type="float">
            <text:p>-0,80244734883308</text:p>
          </table:table-cell>
          <table:table-cell office:value-type="float" office:value="3.062829375267" calcext:value-type="float">
            <text:p>3,062829375267</text:p>
          </table:table-cell>
          <table:table-cell office:value-type="float" office:value="-78.179237948861" calcext:value-type="float">
            <text:p>-78,17923794886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441</text:p>
          </table:table-cell>
          <table:table-cell office:value-type="float" office:value="1.758933365345" calcext:value-type="float">
            <text:p>1,758933365345</text:p>
          </table:table-cell>
          <table:table-cell office:value-type="float" office:value="1.6603779792786" calcext:value-type="float">
            <text:p>1,6603779792786</text:p>
          </table:table-cell>
          <table:table-cell office:value-type="float" office:value="-97.291579671726" calcext:value-type="float">
            <text:p>-97,29157967172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452</text:p>
          </table:table-cell>
          <table:table-cell office:value-type="float" office:value="1.4927764236927" calcext:value-type="float">
            <text:p>1,4927764236927</text:p>
          </table:table-cell>
          <table:table-cell office:value-type="float" office:value="1.2122694402933" calcext:value-type="float">
            <text:p>1,2122694402933</text:p>
          </table:table-cell>
          <table:table-cell office:value-type="float" office:value="-139.2073722402" calcext:value-type="float">
            <text:p>-139,207372240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463</text:p>
          </table:table-cell>
          <table:table-cell office:value-type="float" office:value="3.1681755185127" calcext:value-type="float">
            <text:p>3,1681755185127</text:p>
          </table:table-cell>
          <table:table-cell office:value-type="float" office:value="3.1373369693756" calcext:value-type="float">
            <text:p>3,1373369693756</text:p>
          </table:table-cell>
          <table:table-cell office:value-type="float" office:value="-128.04280876354" calcext:value-type="float">
            <text:p>-128,0428087635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474</text:p>
          </table:table-cell>
          <table:table-cell office:value-type="float" office:value="5.0991880893707" calcext:value-type="float">
            <text:p>5,0991880893707</text:p>
          </table:table-cell>
          <table:table-cell office:value-type="float" office:value="1.6236570477486" calcext:value-type="float">
            <text:p>1,6236570477486</text:p>
          </table:table-cell>
          <table:table-cell office:value-type="float" office:value="-143.16776148073" calcext:value-type="float">
            <text:p>-143,1677614807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485</text:p>
          </table:table-cell>
          <table:table-cell office:value-type="float" office:value="8.0190122127533" calcext:value-type="float">
            <text:p>8,0190122127533</text:p>
          </table:table-cell>
          <table:table-cell office:value-type="float" office:value="1.2586498260498" calcext:value-type="float">
            <text:p>1,2586498260498</text:p>
          </table:table-cell>
          <table:table-cell office:value-type="float" office:value="-169.80654570707" calcext:value-type="float">
            <text:p>-169,8065457070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496</text:p>
          </table:table-cell>
          <table:table-cell office:value-type="float" office:value="7.7550637722015" calcext:value-type="float">
            <text:p>7,7550637722015</text:p>
          </table:table-cell>
          <table:table-cell office:value-type="float" office:value="1.6438087821007" calcext:value-type="float">
            <text:p>1,6438087821007</text:p>
          </table:table-cell>
          <table:table-cell office:value-type="float" office:value="117.36626382087" calcext:value-type="float">
            <text:p>117,3662638208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507</text:p>
          </table:table-cell>
          <table:table-cell office:value-type="float" office:value="-1.5850286185741" calcext:value-type="float">
            <text:p>-1,5850286185741</text:p>
          </table:table-cell>
          <table:table-cell office:value-type="float" office:value="3.1340056657791" calcext:value-type="float">
            <text:p>3,1340056657791</text:p>
          </table:table-cell>
          <table:table-cell office:value-type="float" office:value="-21.631846572183" calcext:value-type="float">
            <text:p>-21,63184657218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518</text:p>
          </table:table-cell>
          <table:table-cell office:value-type="float" office:value="0.57281125336885" calcext:value-type="float">
            <text:p>0,57281125336885</text:p>
          </table:table-cell>
          <table:table-cell office:value-type="float" office:value="3.4117537736893" calcext:value-type="float">
            <text:p>3,4117537736893</text:p>
          </table:table-cell>
          <table:table-cell office:value-type="float" office:value="-66.596605215862" calcext:value-type="float">
            <text:p>-66,59660521586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529</text:p>
          </table:table-cell>
          <table:table-cell office:value-type="float" office:value="2.215917557478" calcext:value-type="float">
            <text:p>2,215917557478</text:p>
          </table:table-cell>
          <table:table-cell office:value-type="float" office:value="3.5813546180725" calcext:value-type="float">
            <text:p>3,5813546180725</text:p>
          </table:table-cell>
          <table:table-cell office:value-type="float" office:value="-90.135370849804" calcext:value-type="float">
            <text:p>-90,13537084980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540</text:p>
          </table:table-cell>
          <table:table-cell office:value-type="float" office:value="4.6584588289261" calcext:value-type="float">
            <text:p>4,6584588289261</text:p>
          </table:table-cell>
          <table:table-cell office:value-type="float" office:value="3.1226402521133" calcext:value-type="float">
            <text:p>3,1226402521133</text:p>
          </table:table-cell>
          <table:table-cell office:value-type="float" office:value="-52.343565187636" calcext:value-type="float">
            <text:p>-52,34356518763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551</text:p>
          </table:table-cell>
          <table:table-cell office:value-type="float" office:value="3.5431754589081" calcext:value-type="float">
            <text:p>3,5431754589081</text:p>
          </table:table-cell>
          <table:table-cell office:value-type="float" office:value="3.7142950296402" calcext:value-type="float">
            <text:p>3,7142950296402</text:p>
          </table:table-cell>
          <table:table-cell office:value-type="float" office:value="-40.523814927241" calcext:value-type="float">
            <text:p>-40,52381492724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562</text:p>
          </table:table-cell>
          <table:table-cell office:value-type="float" office:value="7.1474927663803" calcext:value-type="float">
            <text:p>7,1474927663803</text:p>
          </table:table-cell>
          <table:table-cell office:value-type="float" office:value="2.479110211134" calcext:value-type="float">
            <text:p>2,479110211134</text:p>
          </table:table-cell>
          <table:table-cell office:value-type="float" office:value="-70.542848793564" calcext:value-type="float">
            <text:p>-70,54284879356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573</text:p>
          </table:table-cell>
          <table:table-cell office:value-type="float" office:value="10.079226493835" calcext:value-type="float">
            <text:p>10,079226493835</text:p>
          </table:table-cell>
          <table:table-cell office:value-type="float" office:value="3.1712073087692" calcext:value-type="float">
            <text:p>3,1712073087692</text:p>
          </table:table-cell>
          <table:table-cell office:value-type="float" office:value="-129.1894138239" calcext:value-type="float">
            <text:p>-129,189413823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584</text:p>
          </table:table-cell>
          <table:table-cell office:value-type="float" office:value="-0.34479577094316" calcext:value-type="float">
            <text:p>-0,34479577094316</text:p>
          </table:table-cell>
          <table:table-cell office:value-type="float" office:value="3.4473097324371" calcext:value-type="float">
            <text:p>3,4473097324371</text:p>
          </table:table-cell>
          <table:table-cell office:value-type="float" office:value="122.9660192113" calcext:value-type="float">
            <text:p>122,966019211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595</text:p>
          </table:table-cell>
          <table:table-cell office:value-type="float" office:value="1.419243067503" calcext:value-type="float">
            <text:p>1,419243067503</text:p>
          </table:table-cell>
          <table:table-cell office:value-type="float" office:value="2.6914489269257" calcext:value-type="float">
            <text:p>2,6914489269257</text:p>
          </table:table-cell>
          <table:table-cell office:value-type="float" office:value="75.30250898592" calcext:value-type="float">
            <text:p>75,3025089859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606</text:p>
          </table:table-cell>
          <table:table-cell office:value-type="float" office:value="2.3089823126793" calcext:value-type="float">
            <text:p>2,3089823126793</text:p>
          </table:table-cell>
          <table:table-cell office:value-type="float" office:value="3.8978406786919" calcext:value-type="float">
            <text:p>3,8978406786919</text:p>
          </table:table-cell>
          <table:table-cell office:value-type="float" office:value="91.653432815698" calcext:value-type="float">
            <text:p>91,65343281569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617</text:p>
          </table:table-cell>
          <table:table-cell office:value-type="float" office:value="3.946967124939" calcext:value-type="float">
            <text:p>3,946967124939</text:p>
          </table:table-cell>
          <table:table-cell office:value-type="float" office:value="4.4562014937401" calcext:value-type="float">
            <text:p>4,4562014937401</text:p>
          </table:table-cell>
          <table:table-cell office:value-type="float" office:value="-26.161122094294" calcext:value-type="float">
            <text:p>-26,16112209429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628</text:p>
          </table:table-cell>
          <table:table-cell office:value-type="float" office:value="5.7700717449188" calcext:value-type="float">
            <text:p>5,7700717449188</text:p>
          </table:table-cell>
          <table:table-cell office:value-type="float" office:value="4.3933114409447" calcext:value-type="float">
            <text:p>4,3933114409447</text:p>
          </table:table-cell>
          <table:table-cell office:value-type="float" office:value="-135.50547277851" calcext:value-type="float">
            <text:p>-135,5054727785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639</text:p>
          </table:table-cell>
          <table:table-cell office:value-type="float" office:value="6.6864264011383" calcext:value-type="float">
            <text:p>6,6864264011383</text:p>
          </table:table-cell>
          <table:table-cell office:value-type="float" office:value="3.3876252174377" calcext:value-type="float">
            <text:p>3,3876252174377</text:p>
          </table:table-cell>
          <table:table-cell office:value-type="float" office:value="27.850112527799" calcext:value-type="float">
            <text:p>27,85011252779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650</text:p>
          </table:table-cell>
          <table:table-cell office:value-type="float" office:value="8.9927756786346" calcext:value-type="float">
            <text:p>8,9927756786346</text:p>
          </table:table-cell>
          <table:table-cell office:value-type="float" office:value="3.2513332366943" calcext:value-type="float">
            <text:p>3,2513332366943</text:p>
          </table:table-cell>
          <table:table-cell office:value-type="float" office:value="39.020851918846" calcext:value-type="float">
            <text:p>39,02085191884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661</text:p>
          </table:table-cell>
          <table:table-cell office:value-type="float" office:value="-0.97533173859119" calcext:value-type="float">
            <text:p>-0,97533173859119</text:p>
          </table:table-cell>
          <table:table-cell office:value-type="float" office:value="7.4428778886795" calcext:value-type="float">
            <text:p>7,4428778886795</text:p>
          </table:table-cell>
          <table:table-cell office:value-type="float" office:value="-93.437720256247" calcext:value-type="float">
            <text:p>-93,43772025624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672</text:p>
          </table:table-cell>
          <table:table-cell office:value-type="float" office:value="0.040562385693192" calcext:value-type="float">
            <text:p>0,040562385693192</text:p>
          </table:table-cell>
          <table:table-cell office:value-type="float" office:value="7.1629917621613" calcext:value-type="float">
            <text:p>7,1629917621613</text:p>
          </table:table-cell>
          <table:table-cell office:value-type="float" office:value="15.4148482593" calcext:value-type="float">
            <text:p>15,414848259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683</text:p>
          </table:table-cell>
          <table:table-cell office:value-type="float" office:value="0.59493917971849" calcext:value-type="float">
            <text:p>0,59493917971849</text:p>
          </table:table-cell>
          <table:table-cell office:value-type="float" office:value="6.6036027669907" calcext:value-type="float">
            <text:p>6,6036027669907</text:p>
          </table:table-cell>
          <table:table-cell office:value-type="float" office:value="-8.5796152899979" calcext:value-type="float">
            <text:p>-8,579615289997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694</text:p>
          </table:table-cell>
          <table:table-cell office:value-type="float" office:value="4.5762580633163" calcext:value-type="float">
            <text:p>4,5762580633163</text:p>
          </table:table-cell>
          <table:table-cell office:value-type="float" office:value="5.5387359857559" calcext:value-type="float">
            <text:p>5,5387359857559</text:p>
          </table:table-cell>
          <table:table-cell office:value-type="float" office:value="122.86766926954" calcext:value-type="float">
            <text:p>122,8676692695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705</text:p>
          </table:table-cell>
          <table:table-cell office:value-type="float" office:value="5.2910888195038" calcext:value-type="float">
            <text:p>5,2910888195038</text:p>
          </table:table-cell>
          <table:table-cell office:value-type="float" office:value="6.6320025920868" calcext:value-type="float">
            <text:p>6,6320025920868</text:p>
          </table:table-cell>
          <table:table-cell office:value-type="float" office:value="177.82225730313" calcext:value-type="float">
            <text:p>177,8222573031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716</text:p>
          </table:table-cell>
          <table:table-cell office:value-type="float" office:value="7.1495509147644" calcext:value-type="float">
            <text:p>7,1495509147644</text:p>
          </table:table-cell>
          <table:table-cell office:value-type="float" office:value="6.1803424358368" calcext:value-type="float">
            <text:p>6,1803424358368</text:p>
          </table:table-cell>
          <table:table-cell office:value-type="float" office:value="-21.82719851755" calcext:value-type="float">
            <text:p>-21,8271985175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727</text:p>
          </table:table-cell>
          <table:table-cell office:value-type="float" office:value="8.6624145507812" calcext:value-type="float">
            <text:p>8,6624145507812</text:p>
          </table:table-cell>
          <table:table-cell office:value-type="float" office:value="7.3254680633545" calcext:value-type="float">
            <text:p>7,3254680633545</text:p>
          </table:table-cell>
          <table:table-cell office:value-type="float" office:value="-137.5041387643" calcext:value-type="float">
            <text:p>-137,504138764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738</text:p>
          </table:table-cell>
          <table:table-cell office:value-type="float" office:value="0.24680448696017" calcext:value-type="float">
            <text:p>0,24680448696017</text:p>
          </table:table-cell>
          <table:table-cell office:value-type="float" office:value="8.8067072629929" calcext:value-type="float">
            <text:p>8,8067072629929</text:p>
          </table:table-cell>
          <table:table-cell office:value-type="float" office:value="-92.099274040028" calcext:value-type="float">
            <text:p>-92,09927404002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749</text:p>
          </table:table-cell>
          <table:table-cell office:value-type="float" office:value="0.58280158787966" calcext:value-type="float">
            <text:p>0,58280158787966</text:p>
          </table:table-cell>
          <table:table-cell office:value-type="float" office:value="8.4959077835083" calcext:value-type="float">
            <text:p>8,4959077835083</text:p>
          </table:table-cell>
          <table:table-cell office:value-type="float" office:value="12.545587625473" calcext:value-type="float">
            <text:p>12,54558762547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760</text:p>
          </table:table-cell>
          <table:table-cell office:value-type="float" office:value="1.0566278547049" calcext:value-type="float">
            <text:p>1,0566278547049</text:p>
          </table:table-cell>
          <table:table-cell office:value-type="float" office:value="8.1874942779541" calcext:value-type="float">
            <text:p>8,1874942779541</text:p>
          </table:table-cell>
          <table:table-cell office:value-type="float" office:value="-74.513139998078" calcext:value-type="float">
            <text:p>-74,51313999807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771</text:p>
          </table:table-cell>
          <table:table-cell office:value-type="float" office:value="4.2506861686707" calcext:value-type="float">
            <text:p>4,2506861686707</text:p>
          </table:table-cell>
          <table:table-cell office:value-type="float" office:value="8.170205950737" calcext:value-type="float">
            <text:p>8,170205950737</text:p>
          </table:table-cell>
          <table:table-cell office:value-type="float" office:value="-117.12740029499" calcext:value-type="float">
            <text:p>-117,1274002949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782</text:p>
          </table:table-cell>
          <table:table-cell office:value-type="float" office:value="5.1990044116974" calcext:value-type="float">
            <text:p>5,1990044116974</text:p>
          </table:table-cell>
          <table:table-cell office:value-type="float" office:value="6.9850075244904" calcext:value-type="float">
            <text:p>6,9850075244904</text:p>
          </table:table-cell>
          <table:table-cell office:value-type="float" office:value="91.721666846306" calcext:value-type="float">
            <text:p>91,72166684630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793</text:p>
          </table:table-cell>
          <table:table-cell office:value-type="float" office:value="5.6486946344376" calcext:value-type="float">
            <text:p>5,6486946344376</text:p>
          </table:table-cell>
          <table:table-cell office:value-type="float" office:value="7.2434931993484" calcext:value-type="float">
            <text:p>7,2434931993484</text:p>
          </table:table-cell>
          <table:table-cell office:value-type="float" office:value="-122.14308331726" calcext:value-type="float">
            <text:p>-122,1430833172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804</text:p>
          </table:table-cell>
          <table:table-cell office:value-type="float" office:value="7.6275736093521" calcext:value-type="float">
            <text:p>7,6275736093521</text:p>
          </table:table-cell>
          <table:table-cell office:value-type="float" office:value="8.4446680545807" calcext:value-type="float">
            <text:p>8,4446680545807</text:p>
          </table:table-cell>
          <table:table-cell office:value-type="float" office:value="-26.365460294067" calcext:value-type="float">
            <text:p>-26,36546029406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815</text:p>
          </table:table-cell>
          <table:table-cell office:value-type="float" office:value="-0.10490055195987" calcext:value-type="float">
            <text:p>-0,10490055195987</text:p>
          </table:table-cell>
          <table:table-cell office:value-type="float" office:value="9.4572621583939" calcext:value-type="float">
            <text:p>9,4572621583939</text:p>
          </table:table-cell>
          <table:table-cell office:value-type="float" office:value="82.232305198718" calcext:value-type="float">
            <text:p>82,23230519871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826</text:p>
          </table:table-cell>
          <table:table-cell office:value-type="float" office:value="0.63556686043739" calcext:value-type="float">
            <text:p>0,63556686043739</text:p>
          </table:table-cell>
          <table:table-cell office:value-type="float" office:value="9.2953938245773" calcext:value-type="float">
            <text:p>9,2953938245773</text:p>
          </table:table-cell>
          <table:table-cell office:value-type="float" office:value="-78.08176271475" calcext:value-type="float">
            <text:p>-78,0817627147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837</text:p>
          </table:table-cell>
          <table:table-cell office:value-type="float" office:value="3.5091343522072" calcext:value-type="float">
            <text:p>3,5091343522072</text:p>
          </table:table-cell>
          <table:table-cell office:value-type="float" office:value="7.5157177448273" calcext:value-type="float">
            <text:p>7,5157177448273</text:p>
          </table:table-cell>
          <table:table-cell office:value-type="float" office:value="117.09459875799" calcext:value-type="float">
            <text:p>117,0945987579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848</text:p>
          </table:table-cell>
          <table:table-cell office:value-type="float" office:value="2.4209563434124" calcext:value-type="float">
            <text:p>2,4209563434124</text:p>
          </table:table-cell>
          <table:table-cell office:value-type="float" office:value="10.478509664536" calcext:value-type="float">
            <text:p>10,478509664536</text:p>
          </table:table-cell>
          <table:table-cell office:value-type="float" office:value="-44.2316460002" calcext:value-type="float">
            <text:p>-44,231646000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859</text:p>
          </table:table-cell>
          <table:table-cell office:value-type="float" office:value="5.7927733659744" calcext:value-type="float">
            <text:p>5,7927733659744</text:p>
          </table:table-cell>
          <table:table-cell office:value-type="float" office:value="7.8098052740097" calcext:value-type="float">
            <text:p>7,8098052740097</text:p>
          </table:table-cell>
          <table:table-cell office:value-type="float" office:value="-107.03865889531" calcext:value-type="float">
            <text:p>-107,0386588953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870</text:p>
          </table:table-cell>
          <table:table-cell office:value-type="float" office:value="6.4304912090302" calcext:value-type="float">
            <text:p>6,4304912090302</text:p>
          </table:table-cell>
          <table:table-cell office:value-type="float" office:value="7.5352019071579" calcext:value-type="float">
            <text:p>7,5352019071579</text:p>
          </table:table-cell>
          <table:table-cell office:value-type="float" office:value="135.30530139899" calcext:value-type="float">
            <text:p>135,3053013989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881</text:p>
          </table:table-cell>
          <table:table-cell office:value-type="float" office:value="8.272625207901" calcext:value-type="float">
            <text:p>8,272625207901</text:p>
          </table:table-cell>
          <table:table-cell office:value-type="float" office:value="11.085014343262" calcext:value-type="float">
            <text:p>11,085014343262</text:p>
          </table:table-cell>
          <table:table-cell office:value-type="float" office:value="-77.80024352347" calcext:value-type="float">
            <text:p>-77,8002435234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892</text:p>
          </table:table-cell>
          <table:table-cell office:value-type="float" office:value="-1.4381365478039" calcext:value-type="float">
            <text:p>-1,4381365478039</text:p>
          </table:table-cell>
          <table:table-cell office:value-type="float" office:value="9.7250044345856" calcext:value-type="float">
            <text:p>9,7250044345856</text:p>
          </table:table-cell>
          <table:table-cell office:value-type="float" office:value="-51.234497386179" calcext:value-type="float">
            <text:p>-51,23449738617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903</text:p>
          </table:table-cell>
          <table:table-cell office:value-type="float" office:value="0.561856739223" calcext:value-type="float">
            <text:p>0,561856739223</text:p>
          </table:table-cell>
          <table:table-cell office:value-type="float" office:value="10.96022605896" calcext:value-type="float">
            <text:p>10,96022605896</text:p>
          </table:table-cell>
          <table:table-cell office:value-type="float" office:value="-54.463067252165" calcext:value-type="float">
            <text:p>-54,46306725216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5</text:p>
          </table:table-cell>
          <table:table-cell office:value-type="float" office:value="-0.31134307384491" calcext:value-type="float">
            <text:p>-0,31134307384491</text:p>
          </table:table-cell>
          <table:table-cell office:value-type="float" office:value="-0.58502115309238" calcext:value-type="float">
            <text:p>-0,58502115309238</text:p>
          </table:table-cell>
          <table:table-cell office:value-type="float" office:value="39.730400416502" calcext:value-type="float">
            <text:p>39,73040041650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364</text:p>
          </table:table-cell>
          <table:table-cell office:value-type="float" office:value="1.3058164715767" calcext:value-type="float">
            <text:p>1,3058164715767</text:p>
          </table:table-cell>
          <table:table-cell office:value-type="float" office:value="-0.33925838768482" calcext:value-type="float">
            <text:p>-0,33925838768482</text:p>
          </table:table-cell>
          <table:table-cell office:value-type="float" office:value="-109.66286385895" calcext:value-type="float">
            <text:p>-109,6628638589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375</text:p>
          </table:table-cell>
          <table:table-cell office:value-type="float" office:value="3.7124735116959" calcext:value-type="float">
            <text:p>3,7124735116959</text:p>
          </table:table-cell>
          <table:table-cell office:value-type="float" office:value="-0.57730961591005" calcext:value-type="float">
            <text:p>-0,57730961591005</text:p>
          </table:table-cell>
          <table:table-cell office:value-type="float" office:value="13.321684803932" calcext:value-type="float">
            <text:p>13,32168480393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386</text:p>
          </table:table-cell>
          <table:table-cell office:value-type="float" office:value="3.9047574996948" calcext:value-type="float">
            <text:p>3,9047574996948</text:p>
          </table:table-cell>
          <table:table-cell office:value-type="float" office:value="-0.080264154821634" calcext:value-type="float">
            <text:p>-0,080264154821634</text:p>
          </table:table-cell>
          <table:table-cell office:value-type="float" office:value="89.827446421241" calcext:value-type="float">
            <text:p>89,82744642124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397</text:p>
          </table:table-cell>
          <table:table-cell office:value-type="float" office:value="6.6870284080505" calcext:value-type="float">
            <text:p>6,6870284080505</text:p>
          </table:table-cell>
          <table:table-cell office:value-type="float" office:value="0.22517312318087" calcext:value-type="float">
            <text:p>0,22517312318087</text:p>
          </table:table-cell>
          <table:table-cell office:value-type="float" office:value="124.32763834668" calcext:value-type="float">
            <text:p>124,3276383466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408</text:p>
          </table:table-cell>
          <table:table-cell office:value-type="float" office:value="8.588981628418" calcext:value-type="float">
            <text:p>8,588981628418</text:p>
          </table:table-cell>
          <table:table-cell office:value-type="float" office:value="-0.36728490144014" calcext:value-type="float">
            <text:p>-0,36728490144014</text:p>
          </table:table-cell>
          <table:table-cell office:value-type="float" office:value="-169.87392553099" calcext:value-type="float">
            <text:p>-169,8739255309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419</text:p>
          </table:table-cell>
          <table:table-cell office:value-type="float" office:value="8.9792042970657" calcext:value-type="float">
            <text:p>8,9792042970657</text:p>
          </table:table-cell>
          <table:table-cell office:value-type="float" office:value="-0.10808831080794" calcext:value-type="float">
            <text:p>-0,10808831080794</text:p>
          </table:table-cell>
          <table:table-cell office:value-type="float" office:value="-169.20171269945" calcext:value-type="float">
            <text:p>-169,2017126994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430</text:p>
          </table:table-cell>
          <table:table-cell office:value-type="float" office:value="-1.0241015255451" calcext:value-type="float">
            <text:p>-1,0241015255451</text:p>
          </table:table-cell>
          <table:table-cell office:value-type="float" office:value="3.0479627847672" calcext:value-type="float">
            <text:p>3,0479627847672</text:p>
          </table:table-cell>
          <table:table-cell office:value-type="float" office:value="12.532327774983" calcext:value-type="float">
            <text:p>12,53232777498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441</text:p>
          </table:table-cell>
          <table:table-cell office:value-type="float" office:value="1.9554361701012" calcext:value-type="float">
            <text:p>1,9554361701012</text:p>
          </table:table-cell>
          <table:table-cell office:value-type="float" office:value="1.7187950015068" calcext:value-type="float">
            <text:p>1,7187950015068</text:p>
          </table:table-cell>
          <table:table-cell office:value-type="float" office:value="-175.09941538428" calcext:value-type="float">
            <text:p>-175,0994153842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452</text:p>
          </table:table-cell>
          <table:table-cell office:value-type="float" office:value="1.6638994216919" calcext:value-type="float">
            <text:p>1,6638994216919</text:p>
          </table:table-cell>
          <table:table-cell office:value-type="float" office:value="1.0719752311707" calcext:value-type="float">
            <text:p>1,0719752311707</text:p>
          </table:table-cell>
          <table:table-cell office:value-type="float" office:value="130.82290303176" calcext:value-type="float">
            <text:p>130,8229030317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463</text:p>
          </table:table-cell>
          <table:table-cell office:value-type="float" office:value="3.2603269815445" calcext:value-type="float">
            <text:p>3,2603269815445</text:p>
          </table:table-cell>
          <table:table-cell office:value-type="float" office:value="3.2157343626022" calcext:value-type="float">
            <text:p>3,2157343626022</text:p>
          </table:table-cell>
          <table:table-cell office:value-type="float" office:value="-135.50805589955" calcext:value-type="float">
            <text:p>-135,5080558995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474</text:p>
          </table:table-cell>
          <table:table-cell office:value-type="float" office:value="5.38578748703" calcext:value-type="float">
            <text:p>5,38578748703</text:p>
          </table:table-cell>
          <table:table-cell office:value-type="float" office:value="1.8523220717907" calcext:value-type="float">
            <text:p>1,8523220717907</text:p>
          </table:table-cell>
          <table:table-cell office:value-type="float" office:value="-137.87680522651" calcext:value-type="float">
            <text:p>-137,8768052265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485</text:p>
          </table:table-cell>
          <table:table-cell office:value-type="float" office:value="8.0884712934494" calcext:value-type="float">
            <text:p>8,0884712934494</text:p>
          </table:table-cell>
          <table:table-cell office:value-type="float" office:value="1.0481458902359" calcext:value-type="float">
            <text:p>1,0481458902359</text:p>
          </table:table-cell>
          <table:table-cell office:value-type="float" office:value="99.593174685338" calcext:value-type="float">
            <text:p>99,59317468533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496</text:p>
          </table:table-cell>
          <table:table-cell office:value-type="float" office:value="7.573744058609" calcext:value-type="float">
            <text:p>7,573744058609</text:p>
          </table:table-cell>
          <table:table-cell office:value-type="float" office:value="1.5147678554058" calcext:value-type="float">
            <text:p>1,5147678554058</text:p>
          </table:table-cell>
          <table:table-cell office:value-type="float" office:value="26.63763446413" calcext:value-type="float">
            <text:p>26,6376344641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507</text:p>
          </table:table-cell>
          <table:table-cell office:value-type="float" office:value="-1.5846487879753" calcext:value-type="float">
            <text:p>-1,5846487879753</text:p>
          </table:table-cell>
          <table:table-cell office:value-type="float" office:value="3.4564292430878" calcext:value-type="float">
            <text:p>3,4564292430878</text:p>
          </table:table-cell>
          <table:table-cell office:value-type="float" office:value="-34.379215756799" calcext:value-type="float">
            <text:p>-34,37921575679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518</text:p>
          </table:table-cell>
          <table:table-cell office:value-type="float" office:value="0.45054230839014" calcext:value-type="float">
            <text:p>0,45054230839014</text:p>
          </table:table-cell>
          <table:table-cell office:value-type="float" office:value="3.7752595543861" calcext:value-type="float">
            <text:p>3,7752595543861</text:p>
          </table:table-cell>
          <table:table-cell office:value-type="float" office:value="-72.944174146956" calcext:value-type="float">
            <text:p>-72,94417414695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529</text:p>
          </table:table-cell>
          <table:table-cell office:value-type="float" office:value="2.0618212223053" calcext:value-type="float">
            <text:p>2,0618212223053</text:p>
          </table:table-cell>
          <table:table-cell office:value-type="float" office:value="3.6068871617317" calcext:value-type="float">
            <text:p>3,6068871617317</text:p>
          </table:table-cell>
          <table:table-cell office:value-type="float" office:value="-73.22898032559" calcext:value-type="float">
            <text:p>-73,2289803255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540</text:p>
          </table:table-cell>
          <table:table-cell office:value-type="float" office:value="4.3741807341576" calcext:value-type="float">
            <text:p>4,3741807341576</text:p>
          </table:table-cell>
          <table:table-cell office:value-type="float" office:value="3.3236065506935" calcext:value-type="float">
            <text:p>3,3236065506935</text:p>
          </table:table-cell>
          <table:table-cell office:value-type="float" office:value="-30.146126154881" calcext:value-type="float">
            <text:p>-30,14612615488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551</text:p>
          </table:table-cell>
          <table:table-cell office:value-type="float" office:value="3.2893034815788" calcext:value-type="float">
            <text:p>3,2893034815788</text:p>
          </table:table-cell>
          <table:table-cell office:value-type="float" office:value="3.9920642971992" calcext:value-type="float">
            <text:p>3,9920642971992</text:p>
          </table:table-cell>
          <table:table-cell office:value-type="float" office:value="-50.027288069391" calcext:value-type="float">
            <text:p>-50,02728806939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562</text:p>
          </table:table-cell>
          <table:table-cell office:value-type="float" office:value="7.0153266191483" calcext:value-type="float">
            <text:p>7,0153266191483</text:p>
          </table:table-cell>
          <table:table-cell office:value-type="float" office:value="2.8545424342155" calcext:value-type="float">
            <text:p>2,8545424342155</text:p>
          </table:table-cell>
          <table:table-cell office:value-type="float" office:value="-70.523864904027" calcext:value-type="float">
            <text:p>-70,52386490402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573</text:p>
          </table:table-cell>
          <table:table-cell office:value-type="float" office:value="10.068001747131" calcext:value-type="float">
            <text:p>10,068001747131</text:p>
          </table:table-cell>
          <table:table-cell office:value-type="float" office:value="3.4848394989967" calcext:value-type="float">
            <text:p>3,4848394989967</text:p>
          </table:table-cell>
          <table:table-cell office:value-type="float" office:value="-86.36985007365" calcext:value-type="float">
            <text:p>-86,3698500736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584</text:p>
          </table:table-cell>
          <table:table-cell office:value-type="float" office:value="-0.14309634454548" calcext:value-type="float">
            <text:p>-0,14309634454548</text:p>
          </table:table-cell>
          <table:table-cell office:value-type="float" office:value="3.5402247309685" calcext:value-type="float">
            <text:p>3,5402247309685</text:p>
          </table:table-cell>
          <table:table-cell office:value-type="float" office:value="-146.50988275078" calcext:value-type="float">
            <text:p>-146,5098827507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595</text:p>
          </table:table-cell>
          <table:table-cell office:value-type="float" office:value="1.2540283799171" calcext:value-type="float">
            <text:p>1,2540283799171</text:p>
          </table:table-cell>
          <table:table-cell office:value-type="float" office:value="2.4865190684795" calcext:value-type="float">
            <text:p>2,4865190684795</text:p>
          </table:table-cell>
          <table:table-cell office:value-type="float" office:value="46.714384085054" calcext:value-type="float">
            <text:p>46,71438408505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606</text:p>
          </table:table-cell>
          <table:table-cell office:value-type="float" office:value="2.2367195785046" calcext:value-type="float">
            <text:p>2,2367195785046</text:p>
          </table:table-cell>
          <table:table-cell office:value-type="float" office:value="3.8855224847794" calcext:value-type="float">
            <text:p>3,8855224847794</text:p>
          </table:table-cell>
          <table:table-cell office:value-type="float" office:value="79.708923959428" calcext:value-type="float">
            <text:p>79,70892395942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617</text:p>
          </table:table-cell>
          <table:table-cell office:value-type="float" office:value="3.5951682925224" calcext:value-type="float">
            <text:p>3,5951682925224</text:p>
          </table:table-cell>
          <table:table-cell office:value-type="float" office:value="4.6083545684814" calcext:value-type="float">
            <text:p>4,6083545684814</text:p>
          </table:table-cell>
          <table:table-cell office:value-type="float" office:value="-19.968964112033" calcext:value-type="float">
            <text:p>-19,96896411203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628</text:p>
          </table:table-cell>
          <table:table-cell office:value-type="float" office:value="6.0332071781158" calcext:value-type="float">
            <text:p>6,0332071781158</text:p>
          </table:table-cell>
          <table:table-cell office:value-type="float" office:value="4.6243411302567" calcext:value-type="float">
            <text:p>4,6243411302567</text:p>
          </table:table-cell>
          <table:table-cell office:value-type="float" office:value="-143.5027061754" calcext:value-type="float">
            <text:p>-143,502706175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639</text:p>
          </table:table-cell>
          <table:table-cell office:value-type="float" office:value="6.5354752540588" calcext:value-type="float">
            <text:p>6,5354752540588</text:p>
          </table:table-cell>
          <table:table-cell office:value-type="float" office:value="3.3581984043121" calcext:value-type="float">
            <text:p>3,3581984043121</text:p>
          </table:table-cell>
          <table:table-cell office:value-type="float" office:value="12.503351375556" calcext:value-type="float">
            <text:p>12,50335137555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650</text:p>
          </table:table-cell>
          <table:table-cell office:value-type="float" office:value="8.6880302429199" calcext:value-type="float">
            <text:p>8,6880302429199</text:p>
          </table:table-cell>
          <table:table-cell office:value-type="float" office:value="3.2214060425758" calcext:value-type="float">
            <text:p>3,2214060425758</text:p>
          </table:table-cell>
          <table:table-cell office:value-type="float" office:value="-2.6306008362466" calcext:value-type="float">
            <text:p>-2,630600836246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661</text:p>
          </table:table-cell>
          <table:table-cell office:value-type="float" office:value="-0.89011058211327" calcext:value-type="float">
            <text:p>-0,89011058211327</text:p>
          </table:table-cell>
          <table:table-cell office:value-type="float" office:value="7.73417532444" calcext:value-type="float">
            <text:p>7,73417532444</text:p>
          </table:table-cell>
          <table:table-cell office:value-type="float" office:value="-112.00956781958" calcext:value-type="float">
            <text:p>-112,0095678195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672</text:p>
          </table:table-cell>
          <table:table-cell office:value-type="float" office:value="-0.22234264761209" calcext:value-type="float">
            <text:p>-0,22234264761209</text:p>
          </table:table-cell>
          <table:table-cell office:value-type="float" office:value="7.0964956283569" calcext:value-type="float">
            <text:p>7,0964956283569</text:p>
          </table:table-cell>
          <table:table-cell office:value-type="float" office:value="7.4777809108139" calcext:value-type="float">
            <text:p>7,477780910813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683</text:p>
          </table:table-cell>
          <table:table-cell office:value-type="float" office:value="0.25637935847044" calcext:value-type="float">
            <text:p>0,25637935847044</text:p>
          </table:table-cell>
          <table:table-cell office:value-type="float" office:value="6.5755194425583" calcext:value-type="float">
            <text:p>6,5755194425583</text:p>
          </table:table-cell>
          <table:table-cell office:value-type="float" office:value="9.7343694822044" calcext:value-type="float">
            <text:p>9,734369482204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694</text:p>
          </table:table-cell>
          <table:table-cell office:value-type="float" office:value="4.8460593819618" calcext:value-type="float">
            <text:p>4,8460593819618</text:p>
          </table:table-cell>
          <table:table-cell office:value-type="float" office:value="5.4189556837082" calcext:value-type="float">
            <text:p>5,4189556837082</text:p>
          </table:table-cell>
          <table:table-cell office:value-type="float" office:value="163.70931400615" calcext:value-type="float">
            <text:p>163,7093140061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705</text:p>
          </table:table-cell>
          <table:table-cell office:value-type="float" office:value="5.3342670202255" calcext:value-type="float">
            <text:p>5,3342670202255</text:p>
          </table:table-cell>
          <table:table-cell office:value-type="float" office:value="6.8399721384048" calcext:value-type="float">
            <text:p>6,8399721384048</text:p>
          </table:table-cell>
          <table:table-cell office:value-type="float" office:value="-93.458043541878" calcext:value-type="float">
            <text:p>-93,45804354187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716</text:p>
          </table:table-cell>
          <table:table-cell office:value-type="float" office:value="6.8647748231888" calcext:value-type="float">
            <text:p>6,8647748231888</text:p>
          </table:table-cell>
          <table:table-cell office:value-type="float" office:value="6.1871665716171" calcext:value-type="float">
            <text:p>6,1871665716171</text:p>
          </table:table-cell>
          <table:table-cell office:value-type="float" office:value="3.0554988344384" calcext:value-type="float">
            <text:p>3,055498834438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727</text:p>
          </table:table-cell>
          <table:table-cell office:value-type="float" office:value="8.8972330093384" calcext:value-type="float">
            <text:p>8,8972330093384</text:p>
          </table:table-cell>
          <table:table-cell office:value-type="float" office:value="7.479961514473" calcext:value-type="float">
            <text:p>7,479961514473</text:p>
          </table:table-cell>
          <table:table-cell office:value-type="float" office:value="-148.82072369764" calcext:value-type="float">
            <text:p>-148,8207236976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738</text:p>
          </table:table-cell>
          <table:table-cell office:value-type="float" office:value="0.025014539714903" calcext:value-type="float">
            <text:p>0,025014539714903</text:p>
          </table:table-cell>
          <table:table-cell office:value-type="float" office:value="8.8477516174316" calcext:value-type="float">
            <text:p>8,8477516174316</text:p>
          </table:table-cell>
          <table:table-cell office:value-type="float" office:value="-1.900059782016" calcext:value-type="float">
            <text:p>-1,90005978201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749</text:p>
          </table:table-cell>
          <table:table-cell office:value-type="float" office:value="0.5049803853035" calcext:value-type="float">
            <text:p>0,5049803853035</text:p>
          </table:table-cell>
          <table:table-cell office:value-type="float" office:value="8.7036007642746" calcext:value-type="float">
            <text:p>8,7036007642746</text:p>
          </table:table-cell>
          <table:table-cell office:value-type="float" office:value="-78.191463355046" calcext:value-type="float">
            <text:p>-78,19146335504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760</text:p>
          </table:table-cell>
          <table:table-cell office:value-type="float" office:value="1.2598362565041" calcext:value-type="float">
            <text:p>1,2598362565041</text:p>
          </table:table-cell>
          <table:table-cell office:value-type="float" office:value="8.2767856121063" calcext:value-type="float">
            <text:p>8,2767856121063</text:p>
          </table:table-cell>
          <table:table-cell office:value-type="float" office:value="-165.25608415057" calcext:value-type="float">
            <text:p>-165,2560841505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771</text:p>
          </table:table-cell>
          <table:table-cell office:value-type="float" office:value="4.3367657065392" calcext:value-type="float">
            <text:p>4,3367657065392</text:p>
          </table:table-cell>
          <table:table-cell office:value-type="float" office:value="8.4256047010422" calcext:value-type="float">
            <text:p>8,4256047010422</text:p>
          </table:table-cell>
          <table:table-cell office:value-type="float" office:value="-107.08650130375" calcext:value-type="float">
            <text:p>-107,0865013037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782</text:p>
          </table:table-cell>
          <table:table-cell office:value-type="float" office:value="4.9756950139999" calcext:value-type="float">
            <text:p>4,9756950139999</text:p>
          </table:table-cell>
          <table:table-cell office:value-type="float" office:value="6.9492304325104" calcext:value-type="float">
            <text:p>6,9492304325104</text:p>
          </table:table-cell>
          <table:table-cell office:value-type="float" office:value="3.3220328912613" calcext:value-type="float">
            <text:p>3,322032891261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793</text:p>
          </table:table-cell>
          <table:table-cell office:value-type="float" office:value="5.9698688983917" calcext:value-type="float">
            <text:p>5,9698688983917</text:p>
          </table:table-cell>
          <table:table-cell office:value-type="float" office:value="7.2980970144272" calcext:value-type="float">
            <text:p>7,2980970144272</text:p>
          </table:table-cell>
          <table:table-cell office:value-type="float" office:value="-165.10965262249" calcext:value-type="float">
            <text:p>-165,1096526224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804</text:p>
          </table:table-cell>
          <table:table-cell office:value-type="float" office:value="7.4098217487335" calcext:value-type="float">
            <text:p>7,4098217487335</text:p>
          </table:table-cell>
          <table:table-cell office:value-type="float" office:value="8.6571228504181" calcext:value-type="float">
            <text:p>8,6571228504181</text:p>
          </table:table-cell>
          <table:table-cell office:value-type="float" office:value="-48.590932682062" calcext:value-type="float">
            <text:p>-48,59093268206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815</text:p>
          </table:table-cell>
          <table:table-cell office:value-type="float" office:value="-0.15658050775528" calcext:value-type="float">
            <text:p>-0,15658050775528</text:p>
          </table:table-cell>
          <table:table-cell office:value-type="float" office:value="9.2455178499222" calcext:value-type="float">
            <text:p>9,2455178499222</text:p>
          </table:table-cell>
          <table:table-cell office:value-type="float" office:value="97.802449943154" calcext:value-type="float">
            <text:p>97,80244994315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826</text:p>
          </table:table-cell>
          <table:table-cell office:value-type="float" office:value="0.84417305886745" calcext:value-type="float">
            <text:p>0,84417305886745</text:p>
          </table:table-cell>
          <table:table-cell office:value-type="float" office:value="9.3716669082642" calcext:value-type="float">
            <text:p>9,3716669082642</text:p>
          </table:table-cell>
          <table:table-cell office:value-type="float" office:value="-168.856763536" calcext:value-type="float">
            <text:p>-168,85676353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837</text:p>
          </table:table-cell>
          <table:table-cell office:value-type="float" office:value="3.5999780893326" calcext:value-type="float">
            <text:p>3,5999780893326</text:p>
          </table:table-cell>
          <table:table-cell office:value-type="float" office:value="7.1665179729462" calcext:value-type="float">
            <text:p>7,1665179729462</text:p>
          </table:table-cell>
          <table:table-cell office:value-type="float" office:value="100.81304334531" calcext:value-type="float">
            <text:p>100,8130433453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848</text:p>
          </table:table-cell>
          <table:table-cell office:value-type="float" office:value="2.2124131023884" calcext:value-type="float">
            <text:p>2,2124131023884</text:p>
          </table:table-cell>
          <table:table-cell office:value-type="float" office:value="10.770859718323" calcext:value-type="float">
            <text:p>10,770859718323</text:p>
          </table:table-cell>
          <table:table-cell office:value-type="float" office:value="-60.629513612978" calcext:value-type="float">
            <text:p>-60,62951361297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859</text:p>
          </table:table-cell>
          <table:table-cell office:value-type="float" office:value="5.5760627985001" calcext:value-type="float">
            <text:p>5,5760627985001</text:p>
          </table:table-cell>
          <table:table-cell office:value-type="float" office:value="7.9893928766251" calcext:value-type="float">
            <text:p>7,9893928766251</text:p>
          </table:table-cell>
          <table:table-cell office:value-type="float" office:value="-41.659069289068" calcext:value-type="float">
            <text:p>-41,65906928906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870</text:p>
          </table:table-cell>
          <table:table-cell office:value-type="float" office:value="6.6074103116989" calcext:value-type="float">
            <text:p>6,6074103116989</text:p>
          </table:table-cell>
          <table:table-cell office:value-type="float" office:value="7.6685476303101" calcext:value-type="float">
            <text:p>7,6685476303101</text:p>
          </table:table-cell>
          <table:table-cell office:value-type="float" office:value="-134.17862327236" calcext:value-type="float">
            <text:p>-134,1786232723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881</text:p>
          </table:table-cell>
          <table:table-cell office:value-type="float" office:value="7.9509621858597" calcext:value-type="float">
            <text:p>7,9509621858597</text:p>
          </table:table-cell>
          <table:table-cell office:value-type="float" office:value="11.084991693497" calcext:value-type="float">
            <text:p>11,084991693497</text:p>
          </table:table-cell>
          <table:table-cell office:value-type="float" office:value="-67.613227352215" calcext:value-type="float">
            <text:p>-67,6132273522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892</text:p>
          </table:table-cell>
          <table:table-cell office:value-type="float" office:value="-1.2486215680838" calcext:value-type="float">
            <text:p>-1,2486215680838</text:p>
          </table:table-cell>
          <table:table-cell office:value-type="float" office:value="9.9093234539032" calcext:value-type="float">
            <text:p>9,9093234539032</text:p>
          </table:table-cell>
          <table:table-cell office:value-type="float" office:value="-72.368199658242" calcext:value-type="float">
            <text:p>-72,36819965824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903</text:p>
          </table:table-cell>
          <table:table-cell office:value-type="float" office:value="0.3283429145813" calcext:value-type="float">
            <text:p>0,3283429145813</text:p>
          </table:table-cell>
          <table:table-cell office:value-type="float" office:value="11.085005998611" calcext:value-type="float">
            <text:p>11,085005998611</text:p>
          </table:table-cell>
          <table:table-cell office:value-type="float" office:value="-33.868065305576" calcext:value-type="float">
            <text:p>-33,86806530557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5</text:p>
          </table:table-cell>
          <table:table-cell office:value-type="float" office:value="-0.47667540609837" calcext:value-type="float">
            <text:p>-0,47667540609837</text:p>
          </table:table-cell>
          <table:table-cell office:value-type="float" office:value="-0.52601527422667" calcext:value-type="float">
            <text:p>-0,52601527422667</text:p>
          </table:table-cell>
          <table:table-cell office:value-type="float" office:value="31.621306944805" calcext:value-type="float">
            <text:p>31,62130694480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364</text:p>
          </table:table-cell>
          <table:table-cell office:value-type="float" office:value="1.2513366341591" calcext:value-type="float">
            <text:p>1,2513366341591</text:p>
          </table:table-cell>
          <table:table-cell office:value-type="float" office:value="-0.17786186188459" calcext:value-type="float">
            <text:p>-0,17786186188459</text:p>
          </table:table-cell>
          <table:table-cell office:value-type="float" office:value="-75.427216329392" calcext:value-type="float">
            <text:p>-75,42721632939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375</text:p>
          </table:table-cell>
          <table:table-cell office:value-type="float" office:value="3.4397214651108" calcext:value-type="float">
            <text:p>3,4397214651108</text:p>
          </table:table-cell>
          <table:table-cell office:value-type="float" office:value="-0.4584176838398" calcext:value-type="float">
            <text:p>-0,4584176838398</text:p>
          </table:table-cell>
          <table:table-cell office:value-type="float" office:value="-32.464186856701" calcext:value-type="float">
            <text:p>-32,46418685670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386</text:p>
          </table:table-cell>
          <table:table-cell office:value-type="float" office:value="4.1243821382523" calcext:value-type="float">
            <text:p>4,1243821382523</text:p>
          </table:table-cell>
          <table:table-cell office:value-type="float" office:value="-0.11291345581412" calcext:value-type="float">
            <text:p>-0,11291345581412</text:p>
          </table:table-cell>
          <table:table-cell office:value-type="float" office:value="-179.63159008391" calcext:value-type="float">
            <text:p>-179,6315900839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397</text:p>
          </table:table-cell>
          <table:table-cell office:value-type="float" office:value="6.8790692090988" calcext:value-type="float">
            <text:p>6,8790692090988</text:p>
          </table:table-cell>
          <table:table-cell office:value-type="float" office:value="0.035597526002675" calcext:value-type="float">
            <text:p>0,035597526002675</text:p>
          </table:table-cell>
          <table:table-cell office:value-type="float" office:value="129.93250530996" calcext:value-type="float">
            <text:p>129,9325053099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408</text:p>
          </table:table-cell>
          <table:table-cell office:value-type="float" office:value="8.8754624128342" calcext:value-type="float">
            <text:p>8,8754624128342</text:p>
          </table:table-cell>
          <table:table-cell office:value-type="float" office:value="-0.18073815852404" calcext:value-type="float">
            <text:p>-0,18073815852404</text:p>
          </table:table-cell>
          <table:table-cell office:value-type="float" office:value="-164.37809634361" calcext:value-type="float">
            <text:p>-164,3780963436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419</text:p>
          </table:table-cell>
          <table:table-cell office:value-type="float" office:value="9.2853057384491" calcext:value-type="float">
            <text:p>9,2853057384491</text:p>
          </table:table-cell>
          <table:table-cell office:value-type="float" office:value="0.13971773907542" calcext:value-type="float">
            <text:p>0,13971773907542</text:p>
          </table:table-cell>
          <table:table-cell office:value-type="float" office:value="-142.31714928985" calcext:value-type="float">
            <text:p>-142,3171492898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430</text:p>
          </table:table-cell>
          <table:table-cell office:value-type="float" office:value="-1.0484423488379" calcext:value-type="float">
            <text:p>-1,0484423488379</text:p>
          </table:table-cell>
          <table:table-cell office:value-type="float" office:value="2.7806183695793" calcext:value-type="float">
            <text:p>2,7806183695793</text:p>
          </table:table-cell>
          <table:table-cell office:value-type="float" office:value="84.512148693109" calcext:value-type="float">
            <text:p>84,51214869310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441</text:p>
          </table:table-cell>
          <table:table-cell office:value-type="float" office:value="2.0060458779335" calcext:value-type="float">
            <text:p>2,0060458779335</text:p>
          </table:table-cell>
          <table:table-cell office:value-type="float" office:value="1.5029954910278" calcext:value-type="float">
            <text:p>1,5029954910278</text:p>
          </table:table-cell>
          <table:table-cell office:value-type="float" office:value="94.336004014228" calcext:value-type="float">
            <text:p>94,33600401422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452</text:p>
          </table:table-cell>
          <table:table-cell office:value-type="float" office:value="1.5178671479225" calcext:value-type="float">
            <text:p>1,5178671479225</text:p>
          </table:table-cell>
          <table:table-cell office:value-type="float" office:value="0.90463452041149" calcext:value-type="float">
            <text:p>0,90463452041149</text:p>
          </table:table-cell>
          <table:table-cell office:value-type="float" office:value="40.06620956834" calcext:value-type="float">
            <text:p>40,0662095683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463</text:p>
          </table:table-cell>
          <table:table-cell office:value-type="float" office:value="3.3395585417747" calcext:value-type="float">
            <text:p>3,3395585417747</text:p>
          </table:table-cell>
          <table:table-cell office:value-type="float" office:value="3.2893636822701" calcext:value-type="float">
            <text:p>3,2893636822701</text:p>
          </table:table-cell>
          <table:table-cell office:value-type="float" office:value="-136.8624723641" calcext:value-type="float">
            <text:p>-136,862472364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474</text:p>
          </table:table-cell>
          <table:table-cell office:value-type="float" office:value="5.4636520147324" calcext:value-type="float">
            <text:p>5,4636520147324</text:p>
          </table:table-cell>
          <table:table-cell office:value-type="float" office:value="2.0643322169781" calcext:value-type="float">
            <text:p>2,0643322169781</text:p>
          </table:table-cell>
          <table:table-cell office:value-type="float" office:value="-107.42113848401" calcext:value-type="float">
            <text:p>-107,4211384840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485</text:p>
          </table:table-cell>
          <table:table-cell office:value-type="float" office:value="7.9824906587601" calcext:value-type="float">
            <text:p>7,9824906587601</text:p>
          </table:table-cell>
          <table:table-cell office:value-type="float" office:value="0.70652022957802" calcext:value-type="float">
            <text:p>0,70652022957802</text:p>
          </table:table-cell>
          <table:table-cell office:value-type="float" office:value="76.895214949444" calcext:value-type="float">
            <text:p>76,89521494944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496</text:p>
          </table:table-cell>
          <table:table-cell office:value-type="float" office:value="7.2454935312271" calcext:value-type="float">
            <text:p>7,2454935312271</text:p>
          </table:table-cell>
          <table:table-cell office:value-type="float" office:value="1.5916846692562" calcext:value-type="float">
            <text:p>1,5916846692562</text:p>
          </table:table-cell>
          <table:table-cell office:value-type="float" office:value="-8.0991838198559" calcext:value-type="float">
            <text:p>-8,099183819855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507</text:p>
          </table:table-cell>
          <table:table-cell office:value-type="float" office:value="-1.5850175917149" calcext:value-type="float">
            <text:p>-1,5850175917149</text:p>
          </table:table-cell>
          <table:table-cell office:value-type="float" office:value="3.7650135159492" calcext:value-type="float">
            <text:p>3,7650135159492</text:p>
          </table:table-cell>
          <table:table-cell office:value-type="float" office:value="-34.36456098678" calcext:value-type="float">
            <text:p>-34,3645609867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518</text:p>
          </table:table-cell>
          <table:table-cell office:value-type="float" office:value="0.36874338984489" calcext:value-type="float">
            <text:p>0,36874338984489</text:p>
          </table:table-cell>
          <table:table-cell office:value-type="float" office:value="4.150864481926" calcext:value-type="float">
            <text:p>4,150864481926</text:p>
          </table:table-cell>
          <table:table-cell office:value-type="float" office:value="-79.264148785051" calcext:value-type="float">
            <text:p>-79,26414878505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529</text:p>
          </table:table-cell>
          <table:table-cell office:value-type="float" office:value="2.2622871398926" calcext:value-type="float">
            <text:p>2,2622871398926</text:p>
          </table:table-cell>
          <table:table-cell office:value-type="float" office:value="3.613817691803" calcext:value-type="float">
            <text:p>3,613817691803</text:p>
          </table:table-cell>
          <table:table-cell office:value-type="float" office:value="-167.99398744182" calcext:value-type="float">
            <text:p>-167,9939874418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540</text:p>
          </table:table-cell>
          <table:table-cell office:value-type="float" office:value="4.0348863601685" calcext:value-type="float">
            <text:p>4,0348863601685</text:p>
          </table:table-cell>
          <table:table-cell office:value-type="float" office:value="3.4023743867874" calcext:value-type="float">
            <text:p>3,4023743867874</text:p>
          </table:table-cell>
          <table:table-cell office:value-type="float" office:value="-7.9590161894537" calcext:value-type="float">
            <text:p>-7,959016189453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551</text:p>
          </table:table-cell>
          <table:table-cell office:value-type="float" office:value="3.278968334198" calcext:value-type="float">
            <text:p>3,278968334198</text:p>
          </table:table-cell>
          <table:table-cell office:value-type="float" office:value="4.2246723175049" calcext:value-type="float">
            <text:p>4,2246723175049</text:p>
          </table:table-cell>
          <table:table-cell office:value-type="float" office:value="-111.01890673303" calcext:value-type="float">
            <text:p>-111,0189067330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562</text:p>
          </table:table-cell>
          <table:table-cell office:value-type="float" office:value="6.9973176717758" calcext:value-type="float">
            <text:p>6,9973176717758</text:p>
          </table:table-cell>
          <table:table-cell office:value-type="float" office:value="3.178945183754" calcext:value-type="float">
            <text:p>3,178945183754</text:p>
          </table:table-cell>
          <table:table-cell office:value-type="float" office:value="-100.14670062217" calcext:value-type="float">
            <text:p>-100,1467006221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573</text:p>
          </table:table-cell>
          <table:table-cell office:value-type="float" office:value="9.9801981449127" calcext:value-type="float">
            <text:p>9,9801981449127</text:p>
          </table:table-cell>
          <table:table-cell office:value-type="float" office:value="3.7273970246315" calcext:value-type="float">
            <text:p>3,7273970246315</text:p>
          </table:table-cell>
          <table:table-cell office:value-type="float" office:value="-68.659897063188" calcext:value-type="float">
            <text:p>-68,65989706318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584</text:p>
          </table:table-cell>
          <table:table-cell office:value-type="float" office:value="-0.21530268713832" calcext:value-type="float">
            <text:p>-0,21530268713832</text:p>
          </table:table-cell>
          <table:table-cell office:value-type="float" office:value="3.7994039058685" calcext:value-type="float">
            <text:p>3,7994039058685</text:p>
          </table:table-cell>
          <table:table-cell office:value-type="float" office:value="-74.899077415466" calcext:value-type="float">
            <text:p>-74,89907741546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595</text:p>
          </table:table-cell>
          <table:table-cell office:value-type="float" office:value="1.0007622092962" calcext:value-type="float">
            <text:p>1,0007622092962</text:p>
          </table:table-cell>
          <table:table-cell office:value-type="float" office:value="2.3205706477165" calcext:value-type="float">
            <text:p>2,3205706477165</text:p>
          </table:table-cell>
          <table:table-cell office:value-type="float" office:value="35.67028083619" calcext:value-type="float">
            <text:p>35,6702808361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606</text:p>
          </table:table-cell>
          <table:table-cell office:value-type="float" office:value="2.4851484596729" calcext:value-type="float">
            <text:p>2,4851484596729</text:p>
          </table:table-cell>
          <table:table-cell office:value-type="float" office:value="3.886242210865" calcext:value-type="float">
            <text:p>3,886242210865</text:p>
          </table:table-cell>
          <table:table-cell office:value-type="float" office:value="169.27621319036" calcext:value-type="float">
            <text:p>169,276213190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617</text:p>
          </table:table-cell>
          <table:table-cell office:value-type="float" office:value="3.3774849772453" calcext:value-type="float">
            <text:p>3,3774849772453</text:p>
          </table:table-cell>
          <table:table-cell office:value-type="float" office:value="4.5289191603661" calcext:value-type="float">
            <text:p>4,5289191603661</text:p>
          </table:table-cell>
          <table:table-cell office:value-type="float" office:value="43.260566747872" calcext:value-type="float">
            <text:p>43,26056674787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628</text:p>
          </table:table-cell>
          <table:table-cell office:value-type="float" office:value="6.2970983982086" calcext:value-type="float">
            <text:p>6,2970983982086</text:p>
          </table:table-cell>
          <table:table-cell office:value-type="float" office:value="4.7179904580116" calcext:value-type="float">
            <text:p>4,7179904580116</text:p>
          </table:table-cell>
          <table:table-cell office:value-type="float" office:value="-164.27814732691" calcext:value-type="float">
            <text:p>-164,2781473269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639</text:p>
          </table:table-cell>
          <table:table-cell office:value-type="float" office:value="6.2287431955338" calcext:value-type="float">
            <text:p>6,2287431955338</text:p>
          </table:table-cell>
          <table:table-cell office:value-type="float" office:value="3.3923864364624" calcext:value-type="float">
            <text:p>3,3923864364624</text:p>
          </table:table-cell>
          <table:table-cell office:value-type="float" office:value="-13.200721448394" calcext:value-type="float">
            <text:p>-13,20072144839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650</text:p>
          </table:table-cell>
          <table:table-cell office:value-type="float" office:value="8.4419047832489" calcext:value-type="float">
            <text:p>8,4419047832489</text:p>
          </table:table-cell>
          <table:table-cell office:value-type="float" office:value="3.400850892067" calcext:value-type="float">
            <text:p>3,400850892067</text:p>
          </table:table-cell>
          <table:table-cell office:value-type="float" office:value="-44.363111827024" calcext:value-type="float">
            <text:p>-44,36311182702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661</text:p>
          </table:table-cell>
          <table:table-cell office:value-type="float" office:value="-0.65448291599751" calcext:value-type="float">
            <text:p>-0,65448291599751</text:p>
          </table:table-cell>
          <table:table-cell office:value-type="float" office:value="7.964745759964" calcext:value-type="float">
            <text:p>7,964745759964</text:p>
          </table:table-cell>
          <table:table-cell office:value-type="float" office:value="-142.35175491139" calcext:value-type="float">
            <text:p>-142,3517549113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672</text:p>
          </table:table-cell>
          <table:table-cell office:value-type="float" office:value="-0.4555344581604" calcext:value-type="float">
            <text:p>-0,4555344581604</text:p>
          </table:table-cell>
          <table:table-cell office:value-type="float" office:value="7.1536386013031" calcext:value-type="float">
            <text:p>7,1536386013031</text:p>
          </table:table-cell>
          <table:table-cell office:value-type="float" office:value="-16.653437713149" calcext:value-type="float">
            <text:p>-16,65343771314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683</text:p>
          </table:table-cell>
          <table:table-cell office:value-type="float" office:value="-0.052977353334427" calcext:value-type="float">
            <text:p>-0,052977353334427</text:p>
          </table:table-cell>
          <table:table-cell office:value-type="float" office:value="6.4197528362274" calcext:value-type="float">
            <text:p>6,4197528362274</text:p>
          </table:table-cell>
          <table:table-cell office:value-type="float" office:value="31.901702000077" calcext:value-type="float">
            <text:p>31,90170200007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694</text:p>
          </table:table-cell>
          <table:table-cell office:value-type="float" office:value="5.1254338026047" calcext:value-type="float">
            <text:p>5,1254338026047</text:p>
          </table:table-cell>
          <table:table-cell office:value-type="float" office:value="5.4982697963715" calcext:value-type="float">
            <text:p>5,4982697963715</text:p>
          </table:table-cell>
          <table:table-cell office:value-type="float" office:value="-157.52819237436" calcext:value-type="float">
            <text:p>-157,528192374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705</text:p>
          </table:table-cell>
          <table:table-cell office:value-type="float" office:value="5.1168948411942" calcext:value-type="float">
            <text:p>5,1168948411942</text:p>
          </table:table-cell>
          <table:table-cell office:value-type="float" office:value="6.8841755390167" calcext:value-type="float">
            <text:p>6,8841755390167</text:p>
          </table:table-cell>
          <table:table-cell office:value-type="float" office:value="-2.7164750892645" calcext:value-type="float">
            <text:p>-2,716475089264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716</text:p>
          </table:table-cell>
          <table:table-cell office:value-type="float" office:value="6.6030931472778" calcext:value-type="float">
            <text:p>6,6030931472778</text:p>
          </table:table-cell>
          <table:table-cell office:value-type="float" office:value="6.0732269287109" calcext:value-type="float">
            <text:p>6,0732269287109</text:p>
          </table:table-cell>
          <table:table-cell office:value-type="float" office:value="28.063525819475" calcext:value-type="float">
            <text:p>28,06352581947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727</text:p>
          </table:table-cell>
          <table:table-cell office:value-type="float" office:value="9.0791350603104" calcext:value-type="float">
            <text:p>9,0791350603104</text:p>
          </table:table-cell>
          <table:table-cell office:value-type="float" office:value="7.6146405935287" calcext:value-type="float">
            <text:p>7,6146405935287</text:p>
          </table:table-cell>
          <table:table-cell office:value-type="float" office:value="-136.61831959038" calcext:value-type="float">
            <text:p>-136,6183195903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738</text:p>
          </table:table-cell>
          <table:table-cell office:value-type="float" office:value="-0.013085606042296" calcext:value-type="float">
            <text:p>-0,013085606042296</text:p>
          </table:table-cell>
          <table:table-cell office:value-type="float" office:value="8.629447221756" calcext:value-type="float">
            <text:p>8,629447221756</text:p>
          </table:table-cell>
          <table:table-cell office:value-type="float" office:value="88.824922112143" calcext:value-type="float">
            <text:p>88,82492211214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749</text:p>
          </table:table-cell>
          <table:table-cell office:value-type="float" office:value="0.71188353002071" calcext:value-type="float">
            <text:p>0,71188353002071</text:p>
          </table:table-cell>
          <table:table-cell office:value-type="float" office:value="8.8080894947052" calcext:value-type="float">
            <text:p>8,8080894947052</text:p>
          </table:table-cell>
          <table:table-cell office:value-type="float" office:value="-163.39998184496" calcext:value-type="float">
            <text:p>-163,3999818449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760</text:p>
          </table:table-cell>
          <table:table-cell office:value-type="float" office:value="1.5650288760662" calcext:value-type="float">
            <text:p>1,5650288760662</text:p>
          </table:table-cell>
          <table:table-cell office:value-type="float" office:value="8.132751584053" calcext:value-type="float">
            <text:p>8,132751584053</text:p>
          </table:table-cell>
          <table:table-cell office:value-type="float" office:value="159.99149213171" calcext:value-type="float">
            <text:p>159,9914921317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771</text:p>
          </table:table-cell>
          <table:table-cell office:value-type="float" office:value="4.37728703022" calcext:value-type="float">
            <text:p>4,37728703022</text:p>
          </table:table-cell>
          <table:table-cell office:value-type="float" office:value="8.6927253007889" calcext:value-type="float">
            <text:p>8,6927253007889</text:p>
          </table:table-cell>
          <table:table-cell office:value-type="float" office:value="-97.082702217588" calcext:value-type="float">
            <text:p>-97,08270221758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782</text:p>
          </table:table-cell>
          <table:table-cell office:value-type="float" office:value="4.9318614602089" calcext:value-type="float">
            <text:p>4,9318614602089</text:p>
          </table:table-cell>
          <table:table-cell office:value-type="float" office:value="7.1667295694351" calcext:value-type="float">
            <text:p>7,1667295694351</text:p>
          </table:table-cell>
          <table:table-cell office:value-type="float" office:value="-87.409556291665" calcext:value-type="float">
            <text:p>-87,40955629166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793</text:p>
          </table:table-cell>
          <table:table-cell office:value-type="float" office:value="6.3540297746658" calcext:value-type="float">
            <text:p>6,3540297746658</text:p>
          </table:table-cell>
          <table:table-cell office:value-type="float" office:value="7.4005895853043" calcext:value-type="float">
            <text:p>7,4005895853043</text:p>
          </table:table-cell>
          <table:table-cell office:value-type="float" office:value="-165.10320165355" calcext:value-type="float">
            <text:p>-165,1032016535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804</text:p>
          </table:table-cell>
          <table:table-cell office:value-type="float" office:value="7.2887742519379" calcext:value-type="float">
            <text:p>7,2887742519379</text:p>
          </table:table-cell>
          <table:table-cell office:value-type="float" office:value="8.9370775222778" calcext:value-type="float">
            <text:p>8,9370775222778</text:p>
          </table:table-cell>
          <table:table-cell office:value-type="float" office:value="-70.810256490282" calcext:value-type="float">
            <text:p>-70,81025649028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815</text:p>
          </table:table-cell>
          <table:table-cell office:value-type="float" office:value="0.065180943347514" calcext:value-type="float">
            <text:p>0,065180943347514</text:p>
          </table:table-cell>
          <table:table-cell office:value-type="float" office:value="9.2431771755219" calcext:value-type="float">
            <text:p>9,2431771755219</text:p>
          </table:table-cell>
          <table:table-cell office:value-type="float" office:value="-171.61322703027" calcext:value-type="float">
            <text:p>-171,6132270302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826</text:p>
          </table:table-cell>
          <table:table-cell office:value-type="float" office:value="0.92313155531883" calcext:value-type="float">
            <text:p>0,92313155531883</text:p>
          </table:table-cell>
          <table:table-cell office:value-type="float" office:value="9.159482717514" calcext:value-type="float">
            <text:p>9,159482717514</text:p>
          </table:table-cell>
          <table:table-cell office:value-type="float" office:value="101.09803403259" calcext:value-type="float">
            <text:p>101,0980340325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837</text:p>
          </table:table-cell>
          <table:table-cell office:value-type="float" office:value="3.5895821452141" calcext:value-type="float">
            <text:p>3,5895821452141</text:p>
          </table:table-cell>
          <table:table-cell office:value-type="float" office:value="6.8054306507111" calcext:value-type="float">
            <text:p>6,8054306507111</text:p>
          </table:table-cell>
          <table:table-cell office:value-type="float" office:value="84.534016384441" calcext:value-type="float">
            <text:p>84,53401638444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848</text:p>
          </table:table-cell>
          <table:table-cell office:value-type="float" office:value="2.1857571601868" calcext:value-type="float">
            <text:p>2,1857571601868</text:p>
          </table:table-cell>
          <table:table-cell office:value-type="float" office:value="11.084996461868" calcext:value-type="float">
            <text:p>11,084996461868</text:p>
          </table:table-cell>
          <table:table-cell office:value-type="float" office:value="-94.084341055269" calcext:value-type="float">
            <text:p>-94,08434105526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859</text:p>
          </table:table-cell>
          <table:table-cell office:value-type="float" office:value="5.2789169549942" calcext:value-type="float">
            <text:p>5,2789169549942</text:p>
          </table:table-cell>
          <table:table-cell office:value-type="float" office:value="8.253099322319" calcext:value-type="float">
            <text:p>8,253099322319</text:p>
          </table:table-cell>
          <table:table-cell office:value-type="float" office:value="-41.67086417508" calcext:value-type="float">
            <text:p>-41,6708641750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870</text:p>
          </table:table-cell>
          <table:table-cell office:value-type="float" office:value="6.8524450063705" calcext:value-type="float">
            <text:p>6,8524450063705</text:p>
          </table:table-cell>
          <table:table-cell office:value-type="float" office:value="7.9728472232819" calcext:value-type="float">
            <text:p>7,9728472232819</text:p>
          </table:table-cell>
          <table:table-cell office:value-type="float" office:value="-130.10136488896" calcext:value-type="float">
            <text:p>-130,1013648889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881</text:p>
          </table:table-cell>
          <table:table-cell office:value-type="float" office:value="7.6689851284027" calcext:value-type="float">
            <text:p>7,6689851284027</text:p>
          </table:table-cell>
          <table:table-cell office:value-type="float" office:value="11.085000038147" calcext:value-type="float">
            <text:p>11,085000038147</text:p>
          </table:table-cell>
          <table:table-cell office:value-type="float" office:value="-80.061595151379" calcext:value-type="float">
            <text:p>-80,06159515137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892</text:p>
          </table:table-cell>
          <table:table-cell office:value-type="float" office:value="-1.1095213890076" calcext:value-type="float">
            <text:p>-1,1095213890076</text:p>
          </table:table-cell>
          <table:table-cell office:value-type="float" office:value="10.05359172821" calcext:value-type="float">
            <text:p>10,05359172821</text:p>
          </table:table-cell>
          <table:table-cell office:value-type="float" office:value="-63.892760853859" calcext:value-type="float">
            <text:p>-63,89276085385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903</text:p>
          </table:table-cell>
          <table:table-cell office:value-type="float" office:value="0.0055687857093289" calcext:value-type="float">
            <text:p>0,0055687857093289</text:p>
          </table:table-cell>
          <table:table-cell office:value-type="float" office:value="11.085002422333" calcext:value-type="float">
            <text:p>11,085002422333</text:p>
          </table:table-cell>
          <table:table-cell office:value-type="float" office:value="-11.307325332787" calcext:value-type="float">
            <text:p>-11,30732533278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5</text:p>
          </table:table-cell>
          <table:table-cell office:value-type="float" office:value="-0.6229155510664" calcext:value-type="float">
            <text:p>-0,6229155510664</text:p>
          </table:table-cell>
          <table:table-cell office:value-type="float" office:value="-0.35172812640667" calcext:value-type="float">
            <text:p>-0,35172812640667</text:p>
          </table:table-cell>
          <table:table-cell office:value-type="float" office:value="8.2290411754778" calcext:value-type="float">
            <text:p>8,229041175477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364</text:p>
          </table:table-cell>
          <table:table-cell office:value-type="float" office:value="1.1727976799011" calcext:value-type="float">
            <text:p>1,1727976799011</text:p>
          </table:table-cell>
          <table:table-cell office:value-type="float" office:value="-0.07371467538178" calcext:value-type="float">
            <text:p>-0,07371467538178</text:p>
          </table:table-cell>
          <table:table-cell office:value-type="float" office:value="-56.812894192471" calcext:value-type="float">
            <text:p>-56,81289419247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375</text:p>
          </table:table-cell>
          <table:table-cell office:value-type="float" office:value="3.336139023304" calcext:value-type="float">
            <text:p>3,336139023304</text:p>
          </table:table-cell>
          <table:table-cell office:value-type="float" office:value="-0.17991162836552" calcext:value-type="float">
            <text:p>-0,17991162836552</text:p>
          </table:table-cell>
          <table:table-cell office:value-type="float" office:value="-78.345651079895" calcext:value-type="float">
            <text:p>-78,34565107989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386</text:p>
          </table:table-cell>
          <table:table-cell office:value-type="float" office:value="4.2727217078209" calcext:value-type="float">
            <text:p>4,2727217078209</text:p>
          </table:table-cell>
          <table:table-cell office:value-type="float" office:value="0.14848153106868" calcext:value-type="float">
            <text:p>0,14848153106868</text:p>
          </table:table-cell>
          <table:table-cell office:value-type="float" office:value="-124.40808411616" calcext:value-type="float">
            <text:p>-124,4080841161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397</text:p>
          </table:table-cell>
          <table:table-cell office:value-type="float" office:value="6.9421422481537" calcext:value-type="float">
            <text:p>6,9421422481537</text:p>
          </table:table-cell>
          <table:table-cell office:value-type="float" office:value="-0.16296908259392" calcext:value-type="float">
            <text:p>-0,16296908259392</text:p>
          </table:table-cell>
          <table:table-cell office:value-type="float" office:value="106.29021665853" calcext:value-type="float">
            <text:p>106,2902166585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408</text:p>
          </table:table-cell>
          <table:table-cell office:value-type="float" office:value="9.1446673870087" calcext:value-type="float">
            <text:p>9,1446673870087</text:p>
          </table:table-cell>
          <table:table-cell office:value-type="float" office:value="0.0077684666030109" calcext:value-type="float">
            <text:p>0,0077684666030109</text:p>
          </table:table-cell>
          <table:table-cell office:value-type="float" office:value="-159.9341441112" calcext:value-type="float">
            <text:p>-159,934144111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419</text:p>
          </table:table-cell>
          <table:table-cell office:value-type="float" office:value="9.5570820569992" calcext:value-type="float">
            <text:p>9,5570820569992</text:p>
          </table:table-cell>
          <table:table-cell office:value-type="float" office:value="0.40334574878216" calcext:value-type="float">
            <text:p>0,40334574878216</text:p>
          </table:table-cell>
          <table:table-cell office:value-type="float" office:value="-133.70619913575" calcext:value-type="float">
            <text:p>-133,7061991357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430</text:p>
          </table:table-cell>
          <table:table-cell office:value-type="float" office:value="-1.0861841589212" calcext:value-type="float">
            <text:p>-1,0861841589212</text:p>
          </table:table-cell>
          <table:table-cell office:value-type="float" office:value="2.384457886219" calcext:value-type="float">
            <text:p>2,384457886219</text:p>
          </table:table-cell>
          <table:table-cell office:value-type="float" office:value="84.54989779527" calcext:value-type="float">
            <text:p>84,5498977952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441</text:p>
          </table:table-cell>
          <table:table-cell office:value-type="float" office:value="2.0026914775372" calcext:value-type="float">
            <text:p>2,0026914775372</text:p>
          </table:table-cell>
          <table:table-cell office:value-type="float" office:value="1.1127458512783" calcext:value-type="float">
            <text:p>1,1127458512783</text:p>
          </table:table-cell>
          <table:table-cell office:value-type="float" office:value="90.475242608672" calcext:value-type="float">
            <text:p>90,47524260867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452</text:p>
          </table:table-cell>
          <table:table-cell office:value-type="float" office:value="1.196678057313" calcext:value-type="float">
            <text:p>1,196678057313</text:p>
          </table:table-cell>
          <table:table-cell office:value-type="float" office:value="0.68106926977634" calcext:value-type="float">
            <text:p>0,68106926977634</text:p>
          </table:table-cell>
          <table:table-cell office:value-type="float" office:value="35.862842942499" calcext:value-type="float">
            <text:p>35,86284294249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463</text:p>
          </table:table-cell>
          <table:table-cell office:value-type="float" office:value="3.5155469179153" calcext:value-type="float">
            <text:p>3,5155469179153</text:p>
          </table:table-cell>
          <table:table-cell office:value-type="float" office:value="3.2304137945175" calcext:value-type="float">
            <text:p>3,2304137945175</text:p>
          </table:table-cell>
          <table:table-cell office:value-type="float" office:value="156.2082995275" calcext:value-type="float">
            <text:p>156,208299527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474</text:p>
          </table:table-cell>
          <table:table-cell office:value-type="float" office:value="5.423783659935" calcext:value-type="float">
            <text:p>5,423783659935</text:p>
          </table:table-cell>
          <table:table-cell office:value-type="float" office:value="2.2864751517773" calcext:value-type="float">
            <text:p>2,2864751517773</text:p>
          </table:table-cell>
          <table:table-cell office:value-type="float" office:value="-76.979344058189" calcext:value-type="float">
            <text:p>-76,97934405818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485</text:p>
          </table:table-cell>
          <table:table-cell office:value-type="float" office:value="7.8922069072723" calcext:value-type="float">
            <text:p>7,8922069072723</text:p>
          </table:table-cell>
          <table:table-cell office:value-type="float" office:value="0.31929492950439" calcext:value-type="float">
            <text:p>0,31929492950439</text:p>
          </table:table-cell>
          <table:table-cell office:value-type="float" office:value="76.865406552697" calcext:value-type="float">
            <text:p>76,86540655269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496</text:p>
          </table:table-cell>
          <table:table-cell office:value-type="float" office:value="6.8513697385788" calcext:value-type="float">
            <text:p>6,8513697385788</text:p>
          </table:table-cell>
          <table:table-cell office:value-type="float" office:value="1.6469086706638" calcext:value-type="float">
            <text:p>1,6469086706638</text:p>
          </table:table-cell>
          <table:table-cell office:value-type="float" office:value="-8.0486609108129" calcext:value-type="float">
            <text:p>-8,048660910812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507</text:p>
          </table:table-cell>
          <table:table-cell office:value-type="float" office:value="-1.5850231051445" calcext:value-type="float">
            <text:p>-1,5850231051445</text:p>
          </table:table-cell>
          <table:table-cell office:value-type="float" office:value="4.0898054838181" calcext:value-type="float">
            <text:p>4,0898054838181</text:p>
          </table:table-cell>
          <table:table-cell office:value-type="float" office:value="-34.669663116431" calcext:value-type="float">
            <text:p>-34,66966311643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518</text:p>
          </table:table-cell>
          <table:table-cell office:value-type="float" office:value="0.32858863472939" calcext:value-type="float">
            <text:p>0,32858863472939</text:p>
          </table:table-cell>
          <table:table-cell office:value-type="float" office:value="4.5332941412926" calcext:value-type="float">
            <text:p>4,5332941412926</text:p>
          </table:table-cell>
          <table:table-cell office:value-type="float" office:value="-85.639489684135" calcext:value-type="float">
            <text:p>-85,63948968413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529</text:p>
          </table:table-cell>
          <table:table-cell office:value-type="float" office:value="2.4558679759502" calcext:value-type="float">
            <text:p>2,4558679759502</text:p>
          </table:table-cell>
          <table:table-cell office:value-type="float" office:value="3.5691905021667" calcext:value-type="float">
            <text:p>3,5691905021667</text:p>
          </table:table-cell>
          <table:table-cell office:value-type="float" office:value="-170.31421782864" calcext:value-type="float">
            <text:p>-170,3142178286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540</text:p>
          </table:table-cell>
          <table:table-cell office:value-type="float" office:value="3.8889765739441" calcext:value-type="float">
            <text:p>3,8889765739441</text:p>
          </table:table-cell>
          <table:table-cell office:value-type="float" office:value="3.5616382956505" calcext:value-type="float">
            <text:p>3,5616382956505</text:p>
          </table:table-cell>
          <table:table-cell office:value-type="float" office:value="-68.348555807855" calcext:value-type="float">
            <text:p>-68,34855580785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551</text:p>
          </table:table-cell>
          <table:table-cell office:value-type="float" office:value="3.4737947583199" calcext:value-type="float">
            <text:p>3,4737947583199</text:p>
          </table:table-cell>
          <table:table-cell office:value-type="float" office:value="4.073391854763" calcext:value-type="float">
            <text:p>4,073391854763</text:p>
          </table:table-cell>
          <table:table-cell office:value-type="float" office:value="156.41936375077" calcext:value-type="float">
            <text:p>156,4193637507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562</text:p>
          </table:table-cell>
          <table:table-cell office:value-type="float" office:value="7.2185730934143" calcext:value-type="float">
            <text:p>7,2185730934143</text:p>
          </table:table-cell>
          <table:table-cell office:value-type="float" office:value="3.3708807826042" calcext:value-type="float">
            <text:p>3,3708807826042</text:p>
          </table:table-cell>
          <table:table-cell office:value-type="float" office:value="-148.20220971563" calcext:value-type="float">
            <text:p>-148,2022097156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573</text:p>
          </table:table-cell>
          <table:table-cell office:value-type="float" office:value="9.8402947187424" calcext:value-type="float">
            <text:p>9,8402947187424</text:p>
          </table:table-cell>
          <table:table-cell office:value-type="float" office:value="3.9354357123375" calcext:value-type="float">
            <text:p>3,9354357123375</text:p>
          </table:table-cell>
          <table:table-cell office:value-type="float" office:value="-54.152792046784" calcext:value-type="float">
            <text:p>-54,15279204678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584</text:p>
          </table:table-cell>
          <table:table-cell office:value-type="float" office:value="-0.31832426786423" calcext:value-type="float">
            <text:p>-0,31832426786423</text:p>
          </table:table-cell>
          <table:table-cell office:value-type="float" office:value="4.1837558150291" calcext:value-type="float">
            <text:p>4,1837558150291</text:p>
          </table:table-cell>
          <table:table-cell office:value-type="float" office:value="-74.896466959814" calcext:value-type="float">
            <text:p>-74,89646695981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595</text:p>
          </table:table-cell>
          <table:table-cell office:value-type="float" office:value="0.9173596650362" calcext:value-type="float">
            <text:p>0,9173596650362</text:p>
          </table:table-cell>
          <table:table-cell office:value-type="float" office:value="2.0556470751762" calcext:value-type="float">
            <text:p>2,0556470751762</text:p>
          </table:table-cell>
          <table:table-cell office:value-type="float" office:value="86.07769771746" calcext:value-type="float">
            <text:p>86,0776977174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606</text:p>
          </table:table-cell>
          <table:table-cell office:value-type="float" office:value="2.5633564591408" calcext:value-type="float">
            <text:p>2,5633564591408</text:p>
          </table:table-cell>
          <table:table-cell office:value-type="float" office:value="4.096277654171" calcext:value-type="float">
            <text:p>4,096277654171</text:p>
          </table:table-cell>
          <table:table-cell office:value-type="float" office:value="-100.74008042645" calcext:value-type="float">
            <text:p>-100,7400804264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617</text:p>
          </table:table-cell>
          <table:table-cell office:value-type="float" office:value="3.5739299654961" calcext:value-type="float">
            <text:p>3,5739299654961</text:p>
          </table:table-cell>
          <table:table-cell office:value-type="float" office:value="4.4203147292137" calcext:value-type="float">
            <text:p>4,4203147292137</text:p>
          </table:table-cell>
          <table:table-cell office:value-type="float" office:value="136.54433845714" calcext:value-type="float">
            <text:p>136,5443384571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628</text:p>
          </table:table-cell>
          <table:table-cell office:value-type="float" office:value="6.5770852565765" calcext:value-type="float">
            <text:p>6,5770852565765</text:p>
          </table:table-cell>
          <table:table-cell office:value-type="float" office:value="4.7111994028091" calcext:value-type="float">
            <text:p>4,7111994028091</text:p>
          </table:table-cell>
          <table:table-cell office:value-type="float" office:value="175.05798977651" calcext:value-type="float">
            <text:p>175,0579897765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639</text:p>
          </table:table-cell>
          <table:table-cell office:value-type="float" office:value="5.9693318605423" calcext:value-type="float">
            <text:p>5,9693318605423</text:p>
          </table:table-cell>
          <table:table-cell office:value-type="float" office:value="3.5925969481468" calcext:value-type="float">
            <text:p>3,5925969481468</text:p>
          </table:table-cell>
          <table:table-cell office:value-type="float" office:value="-44.460313714993" calcext:value-type="float">
            <text:p>-44,46031371499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650</text:p>
          </table:table-cell>
          <table:table-cell office:value-type="float" office:value="8.3518612384796" calcext:value-type="float">
            <text:p>8,3518612384796</text:p>
          </table:table-cell>
          <table:table-cell office:value-type="float" office:value="3.6779671907425" calcext:value-type="float">
            <text:p>3,6779671907425</text:p>
          </table:table-cell>
          <table:table-cell office:value-type="float" office:value="-75.156678819353" calcext:value-type="float">
            <text:p>-75,15667881935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661</text:p>
          </table:table-cell>
          <table:table-cell office:value-type="float" office:value="-0.33493876457214" calcext:value-type="float">
            <text:p>-0,33493876457214</text:p>
          </table:table-cell>
          <table:table-cell office:value-type="float" office:value="8.044645190239" calcext:value-type="float">
            <text:p>8,044645190239</text:p>
          </table:table-cell>
          <table:table-cell office:value-type="float" office:value="-172.62496310435" calcext:value-type="float">
            <text:p>-172,6249631043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672</text:p>
          </table:table-cell>
          <table:table-cell office:value-type="float" office:value="-0.64507648348808" calcext:value-type="float">
            <text:p>-0,64507648348808</text:p>
          </table:table-cell>
          <table:table-cell office:value-type="float" office:value="7.3013991117477" calcext:value-type="float">
            <text:p>7,3013991117477</text:p>
          </table:table-cell>
          <table:table-cell office:value-type="float" office:value="-40.765100983298" calcext:value-type="float">
            <text:p>-40,76510098329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683</text:p>
          </table:table-cell>
          <table:table-cell office:value-type="float" office:value="-0.27486052364111" calcext:value-type="float">
            <text:p>-0,27486052364111</text:p>
          </table:table-cell>
          <table:table-cell office:value-type="float" office:value="6.1585706472397" calcext:value-type="float">
            <text:p>6,1585706472397</text:p>
          </table:table-cell>
          <table:table-cell office:value-type="float" office:value="55.927071601722" calcext:value-type="float">
            <text:p>55,92707160172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694</text:p>
          </table:table-cell>
          <table:table-cell office:value-type="float" office:value="5.3005731105804" calcext:value-type="float">
            <text:p>5,3005731105804</text:p>
          </table:table-cell>
          <table:table-cell office:value-type="float" office:value="5.7206964492798" calcext:value-type="float">
            <text:p>5,7206964492798</text:p>
          </table:table-cell>
          <table:table-cell office:value-type="float" office:value="-122.16053646841" calcext:value-type="float">
            <text:p>-122,1605364684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705</text:p>
          </table:table-cell>
          <table:table-cell office:value-type="float" office:value="5.0734508037567" calcext:value-type="float">
            <text:p>5,0734508037567</text:p>
          </table:table-cell>
          <table:table-cell office:value-type="float" office:value="6.6617316007614" calcext:value-type="float">
            <text:p>6,6617316007614</text:p>
          </table:table-cell>
          <table:table-cell office:value-type="float" office:value="87.417490163426" calcext:value-type="float">
            <text:p>87,41749016342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716</text:p>
          </table:table-cell>
          <table:table-cell office:value-type="float" office:value="6.4142453670502" calcext:value-type="float">
            <text:p>6,4142453670502</text:p>
          </table:table-cell>
          <table:table-cell office:value-type="float" office:value="5.8596241474152" calcext:value-type="float">
            <text:p>5,8596241474152</text:p>
          </table:table-cell>
          <table:table-cell office:value-type="float" office:value="53.051388187773" calcext:value-type="float">
            <text:p>53,05138818777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727</text:p>
          </table:table-cell>
          <table:table-cell office:value-type="float" office:value="9.1219663619995" calcext:value-type="float">
            <text:p>9,1219663619995</text:p>
          </table:table-cell>
          <table:table-cell office:value-type="float" office:value="7.7969843149185" calcext:value-type="float">
            <text:p>7,7969843149185</text:p>
          </table:table-cell>
          <table:table-cell office:value-type="float" office:value="-102.96988790962" calcext:value-type="float">
            <text:p>-102,9698879096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738</text:p>
          </table:table-cell>
          <table:table-cell office:value-type="float" office:value="0.22553030401468" calcext:value-type="float">
            <text:p>0,22553030401468</text:p>
          </table:table-cell>
          <table:table-cell office:value-type="float" office:value="8.5495692491531" calcext:value-type="float">
            <text:p>8,5495692491531</text:p>
          </table:table-cell>
          <table:table-cell office:value-type="float" office:value="160.49710048991" calcext:value-type="float">
            <text:p>160,4971004899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749</text:p>
          </table:table-cell>
          <table:table-cell office:value-type="float" office:value="0.80433942377567" calcext:value-type="float">
            <text:p>0,80433942377567</text:p>
          </table:table-cell>
          <table:table-cell office:value-type="float" office:value="8.6070185899734" calcext:value-type="float">
            <text:p>8,6070185899734</text:p>
          </table:table-cell>
          <table:table-cell office:value-type="float" office:value="105.99304156698" calcext:value-type="float">
            <text:p>105,9930415669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760</text:p>
          </table:table-cell>
          <table:table-cell office:value-type="float" office:value="1.9386851787567" calcext:value-type="float">
            <text:p>1,9386851787567</text:p>
          </table:table-cell>
          <table:table-cell office:value-type="float" office:value="7.9964017868042" calcext:value-type="float">
            <text:p>7,9964017868042</text:p>
          </table:table-cell>
          <table:table-cell office:value-type="float" office:value="159.90049520116" calcext:value-type="float">
            <text:p>159,9004952011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771</text:p>
          </table:table-cell>
          <table:table-cell office:value-type="float" office:value="4.3709978461266" calcext:value-type="float">
            <text:p>4,3709978461266</text:p>
          </table:table-cell>
          <table:table-cell office:value-type="float" office:value="8.9623820781708" calcext:value-type="float">
            <text:p>8,9623820781708</text:p>
          </table:table-cell>
          <table:table-cell office:value-type="float" office:value="-87.102622742865" calcext:value-type="float">
            <text:p>-87,10262274286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782</text:p>
          </table:table-cell>
          <table:table-cell office:value-type="float" office:value="5.1533710956573" calcext:value-type="float">
            <text:p>5,1533710956573</text:p>
          </table:table-cell>
          <table:table-cell office:value-type="float" office:value="7.2089296579361" calcext:value-type="float">
            <text:p>7,2089296579361</text:p>
          </table:table-cell>
          <table:table-cell office:value-type="float" office:value="-177.4941325947" calcext:value-type="float">
            <text:p>-177,494132594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793</text:p>
          </table:table-cell>
          <table:table-cell office:value-type="float" office:value="6.5906792879105" calcext:value-type="float">
            <text:p>6,5906792879105</text:p>
          </table:table-cell>
          <table:table-cell office:value-type="float" office:value="7.5282460451126" calcext:value-type="float">
            <text:p>7,5282460451126</text:p>
          </table:table-cell>
          <table:table-cell office:value-type="float" office:value="-138.93060927178" calcext:value-type="float">
            <text:p>-138,9306092717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804</text:p>
          </table:table-cell>
          <table:table-cell office:value-type="float" office:value="7.3191726207733" calcext:value-type="float">
            <text:p>7,3191726207733</text:p>
          </table:table-cell>
          <table:table-cell office:value-type="float" office:value="9.2602694034576" calcext:value-type="float">
            <text:p>9,2602694034576</text:p>
          </table:table-cell>
          <table:table-cell office:value-type="float" office:value="-102.43724561801" calcext:value-type="float">
            <text:p>-102,4372456180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815</text:p>
          </table:table-cell>
          <table:table-cell office:value-type="float" office:value="0.24219188839197" calcext:value-type="float">
            <text:p>0,24219188839197</text:p>
          </table:table-cell>
          <table:table-cell office:value-type="float" office:value="9.5129334926605" calcext:value-type="float">
            <text:p>9,5129334926605</text:p>
          </table:table-cell>
          <table:table-cell office:value-type="float" office:value="-128.6349858448" calcext:value-type="float">
            <text:p>-128,634985844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826</text:p>
          </table:table-cell>
          <table:table-cell office:value-type="float" office:value="0.71362853050232" calcext:value-type="float">
            <text:p>0,71362853050232</text:p>
          </table:table-cell>
          <table:table-cell office:value-type="float" office:value="9.0871542692184" calcext:value-type="float">
            <text:p>9,0871542692184</text:p>
          </table:table-cell>
          <table:table-cell office:value-type="float" office:value="10.409996577889" calcext:value-type="float">
            <text:p>10,40999657788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837</text:p>
          </table:table-cell>
          <table:table-cell office:value-type="float" office:value="3.4790125489235" calcext:value-type="float">
            <text:p>3,4790125489235</text:p>
          </table:table-cell>
          <table:table-cell office:value-type="float" office:value="6.4618682861328" calcext:value-type="float">
            <text:p>6,4618682861328</text:p>
          </table:table-cell>
          <table:table-cell office:value-type="float" office:value="68.240379072299" calcext:value-type="float">
            <text:p>68,24037907229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848</text:p>
          </table:table-cell>
          <table:table-cell office:value-type="float" office:value="2.3603811860085" calcext:value-type="float">
            <text:p>2,3603811860085</text:p>
          </table:table-cell>
          <table:table-cell office:value-type="float" office:value="11.08500957489" calcext:value-type="float">
            <text:p>11,08500957489</text:p>
          </table:table-cell>
          <table:table-cell office:value-type="float" office:value="-131.22145537358" calcext:value-type="float">
            <text:p>-131,2214553735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859</text:p>
          </table:table-cell>
          <table:table-cell office:value-type="float" office:value="5.0335747003555" calcext:value-type="float">
            <text:p>5,0335747003555</text:p>
          </table:table-cell>
          <table:table-cell office:value-type="float" office:value="8.5091912746429" calcext:value-type="float">
            <text:p>8,5091912746429</text:p>
          </table:table-cell>
          <table:table-cell office:value-type="float" office:value="-54.079022756807" calcext:value-type="float">
            <text:p>-54,07902275680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870</text:p>
          </table:table-cell>
          <table:table-cell office:value-type="float" office:value="7.1080154180527" calcext:value-type="float">
            <text:p>7,1080154180527</text:p>
          </table:table-cell>
          <table:table-cell office:value-type="float" office:value="8.2777297496796" calcext:value-type="float">
            <text:p>8,2777297496796</text:p>
          </table:table-cell>
          <table:table-cell office:value-type="float" office:value="-130.1182303459" calcext:value-type="float">
            <text:p>-130,118230345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881</text:p>
          </table:table-cell>
          <table:table-cell office:value-type="float" office:value="7.7773869037628" calcext:value-type="float">
            <text:p>7,7773869037628</text:p>
          </table:table-cell>
          <table:table-cell office:value-type="float" office:value="11.085002422333" calcext:value-type="float">
            <text:p>11,085002422333</text:p>
          </table:table-cell>
          <table:table-cell office:value-type="float" office:value="-127.11843411634" calcext:value-type="float">
            <text:p>-127,1184341163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892</text:p>
          </table:table-cell>
          <table:table-cell office:value-type="float" office:value="-1.0697744041681" calcext:value-type="float">
            <text:p>-1,0697744041681</text:p>
          </table:table-cell>
          <table:table-cell office:value-type="float" office:value="10.093348026276" calcext:value-type="float">
            <text:p>10,093348026276</text:p>
          </table:table-cell>
          <table:table-cell office:value-type="float" office:value="-51.305792893574" calcext:value-type="float">
            <text:p>-51,30579289357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903</text:p>
          </table:table-cell>
          <table:table-cell office:value-type="float" office:value="-0.20735953003168" calcext:value-type="float">
            <text:p>-0,20735953003168</text:p>
          </table:table-cell>
          <table:table-cell office:value-type="float" office:value="10.955808162689" calcext:value-type="float">
            <text:p>10,955808162689</text:p>
          </table:table-cell>
          <table:table-cell office:value-type="float" office:value="10.474532747724" calcext:value-type="float">
            <text:p>10,47453274772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5</text:p>
          </table:table-cell>
          <table:table-cell office:value-type="float" office:value="-0.71251705288887" calcext:value-type="float">
            <text:p>-0,71251705288887</text:p>
          </table:table-cell>
          <table:table-cell office:value-type="float" office:value="-0.23307483643293" calcext:value-type="float">
            <text:p>-0,23307483643293</text:p>
          </table:table-cell>
          <table:table-cell office:value-type="float" office:value="2.6404859296456" calcext:value-type="float">
            <text:p>2,640485929645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364</text:p>
          </table:table-cell>
          <table:table-cell office:value-type="float" office:value="1.0014291107655" calcext:value-type="float">
            <text:p>1,0014291107655</text:p>
          </table:table-cell>
          <table:table-cell office:value-type="float" office:value="0.032411217689514" calcext:value-type="float">
            <text:p>0,032411217689514</text:p>
          </table:table-cell>
          <table:table-cell office:value-type="float" office:value="-12.751610320844" calcext:value-type="float">
            <text:p>-12,75161032084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375</text:p>
          </table:table-cell>
          <table:table-cell office:value-type="float" office:value="3.451281785965" calcext:value-type="float">
            <text:p>3,451281785965</text:p>
          </table:table-cell>
          <table:table-cell office:value-type="float" office:value="0.085719516500831" calcext:value-type="float">
            <text:p>0,085719516500831</text:p>
          </table:table-cell>
          <table:table-cell office:value-type="float" office:value="-120.1236293574" calcext:value-type="float">
            <text:p>-120,123629357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386</text:p>
          </table:table-cell>
          <table:table-cell office:value-type="float" office:value="4.4964343309402" calcext:value-type="float">
            <text:p>4,4964343309402</text:p>
          </table:table-cell>
          <table:table-cell office:value-type="float" office:value="0.47712687402964" calcext:value-type="float">
            <text:p>0,47712687402964</text:p>
          </table:table-cell>
          <table:table-cell office:value-type="float" office:value="-124.38512304027" calcext:value-type="float">
            <text:p>-124,3851230402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397</text:p>
          </table:table-cell>
          <table:table-cell office:value-type="float" office:value="6.9209611415863" calcext:value-type="float">
            <text:p>6,9209611415863</text:p>
          </table:table-cell>
          <table:table-cell office:value-type="float" office:value="-0.3694761916995" calcext:value-type="float">
            <text:p>-0,3694761916995</text:p>
          </table:table-cell>
          <table:table-cell office:value-type="float" office:value="82.682738638228" calcext:value-type="float">
            <text:p>82,68273863822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408</text:p>
          </table:table-cell>
          <table:table-cell office:value-type="float" office:value="9.4360494613647" calcext:value-type="float">
            <text:p>9,4360494613647</text:p>
          </table:table-cell>
          <table:table-cell office:value-type="float" office:value="0.24000365287066" calcext:value-type="float">
            <text:p>0,24000365287066</text:p>
          </table:table-cell>
          <table:table-cell office:value-type="float" office:value="-145.51136296266" calcext:value-type="float">
            <text:p>-145,5113629626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419</text:p>
          </table:table-cell>
          <table:table-cell office:value-type="float" office:value="9.7865259647369" calcext:value-type="float">
            <text:p>9,7865259647369</text:p>
          </table:table-cell>
          <table:table-cell office:value-type="float" office:value="0.7048238068819" calcext:value-type="float">
            <text:p>0,7048238068819</text:p>
          </table:table-cell>
          <table:table-cell office:value-type="float" office:value="-125.1327930742" calcext:value-type="float">
            <text:p>-125,132793074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430</text:p>
          </table:table-cell>
          <table:table-cell office:value-type="float" office:value="-1.1155764013529" calcext:value-type="float">
            <text:p>-1,1155764013529</text:p>
          </table:table-cell>
          <table:table-cell office:value-type="float" office:value="1.9961366057396" calcext:value-type="float">
            <text:p>1,9961366057396</text:p>
          </table:table-cell>
          <table:table-cell office:value-type="float" office:value="87.849588910486" calcext:value-type="float">
            <text:p>87,84958891048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441</text:p>
          </table:table-cell>
          <table:table-cell office:value-type="float" office:value="2.0055890083313" calcext:value-type="float">
            <text:p>2,0055890083313</text:p>
          </table:table-cell>
          <table:table-cell office:value-type="float" office:value="0.71435399353504" calcext:value-type="float">
            <text:p>0,71435399353504</text:p>
          </table:table-cell>
          <table:table-cell office:value-type="float" office:value="90.466816713856" calcext:value-type="float">
            <text:p>90,46681671385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452</text:p>
          </table:table-cell>
          <table:table-cell office:value-type="float" office:value="0.95258489251137" calcext:value-type="float">
            <text:p>0,95258489251137</text:p>
          </table:table-cell>
          <table:table-cell office:value-type="float" office:value="0.6769485771656" calcext:value-type="float">
            <text:p>0,6769485771656</text:p>
          </table:table-cell>
          <table:table-cell office:value-type="float" office:value="-23.089150524443" calcext:value-type="float">
            <text:p>-23,08915052444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463</text:p>
          </table:table-cell>
          <table:table-cell office:value-type="float" office:value="3.4552222490311" calcext:value-type="float">
            <text:p>3,4552222490311</text:p>
          </table:table-cell>
          <table:table-cell office:value-type="float" office:value="3.016591668129" calcext:value-type="float">
            <text:p>3,016591668129</text:p>
          </table:table-cell>
          <table:table-cell office:value-type="float" office:value="65.429840877557" calcext:value-type="float">
            <text:p>65,42984087755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474</text:p>
          </table:table-cell>
          <table:table-cell office:value-type="float" office:value="5.3505879640579" calcext:value-type="float">
            <text:p>5,3505879640579</text:p>
          </table:table-cell>
          <table:table-cell office:value-type="float" office:value="2.5788289308548" calcext:value-type="float">
            <text:p>2,5788289308548</text:p>
          </table:table-cell>
          <table:table-cell office:value-type="float" office:value="-82.862333886942" calcext:value-type="float">
            <text:p>-82,86233388694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485</text:p>
          </table:table-cell>
          <table:table-cell office:value-type="float" office:value="7.7107256650925" calcext:value-type="float">
            <text:p>7,7107256650925</text:p>
          </table:table-cell>
          <table:table-cell office:value-type="float" office:value="0.063385614193976" calcext:value-type="float">
            <text:p>0,063385614193976</text:p>
          </table:table-cell>
          <table:table-cell office:value-type="float" office:value="42.220177164503" calcext:value-type="float">
            <text:p>42,22017716450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496</text:p>
          </table:table-cell>
          <table:table-cell office:value-type="float" office:value="6.5061604976654" calcext:value-type="float">
            <text:p>6,5061604976654</text:p>
          </table:table-cell>
          <table:table-cell office:value-type="float" office:value="1.7091399431229" calcext:value-type="float">
            <text:p>1,7091399431229</text:p>
          </table:table-cell>
          <table:table-cell office:value-type="float" office:value="-12.026571639025" calcext:value-type="float">
            <text:p>-12,02657163902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507</text:p>
          </table:table-cell>
          <table:table-cell office:value-type="float" office:value="-1.5850113332272" calcext:value-type="float">
            <text:p>-1,5850113332272</text:p>
          </table:table-cell>
          <table:table-cell office:value-type="float" office:value="4.4473224878311" calcext:value-type="float">
            <text:p>4,4473224878311</text:p>
          </table:table-cell>
          <table:table-cell office:value-type="float" office:value="-34.670240560155" calcext:value-type="float">
            <text:p>-34,67024056015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518</text:p>
          </table:table-cell>
          <table:table-cell office:value-type="float" office:value="0.44852059334517" calcext:value-type="float">
            <text:p>0,44852059334517</text:p>
          </table:table-cell>
          <table:table-cell office:value-type="float" office:value="4.7876682877541" calcext:value-type="float">
            <text:p>4,7876682877541</text:p>
          </table:table-cell>
          <table:table-cell office:value-type="float" office:value="-132.51197717752" calcext:value-type="float">
            <text:p>-132,5119771775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529</text:p>
          </table:table-cell>
          <table:table-cell office:value-type="float" office:value="2.4490933120251" calcext:value-type="float">
            <text:p>2,4490933120251</text:p>
          </table:table-cell>
          <table:table-cell office:value-type="float" office:value="3.7907743453979" calcext:value-type="float">
            <text:p>3,7907743453979</text:p>
          </table:table-cell>
          <table:table-cell office:value-type="float" office:value="-79.529923238572" calcext:value-type="float">
            <text:p>-79,52992323857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540</text:p>
          </table:table-cell>
          <table:table-cell office:value-type="float" office:value="4.0814208984375" calcext:value-type="float">
            <text:p>4,0814208984375</text:p>
          </table:table-cell>
          <table:table-cell office:value-type="float" office:value="3.67227435112" calcext:value-type="float">
            <text:p>3,67227435112</text:p>
          </table:table-cell>
          <table:table-cell office:value-type="float" office:value="-159.09939966384" calcext:value-type="float">
            <text:p>-159,0993996638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551</text:p>
          </table:table-cell>
          <table:table-cell office:value-type="float" office:value="3.4201472997665" calcext:value-type="float">
            <text:p>3,4201472997665</text:p>
          </table:table-cell>
          <table:table-cell office:value-type="float" office:value="3.8559380173683" calcext:value-type="float">
            <text:p>3,8559380173683</text:p>
          </table:table-cell>
          <table:table-cell office:value-type="float" office:value="66.819368653996" calcext:value-type="float">
            <text:p>66,81936865399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562</text:p>
          </table:table-cell>
          <table:table-cell office:value-type="float" office:value="7.5096690654755" calcext:value-type="float">
            <text:p>7,5096690654755</text:p>
          </table:table-cell>
          <table:table-cell office:value-type="float" office:value="3.3349853754044" calcext:value-type="float">
            <text:p>3,3349853754044</text:p>
          </table:table-cell>
          <table:table-cell office:value-type="float" office:value="163.9869106803" calcext:value-type="float">
            <text:p>163,986910680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573</text:p>
          </table:table-cell>
          <table:table-cell office:value-type="float" office:value="9.6513593196869" calcext:value-type="float">
            <text:p>9,6513593196869</text:p>
          </table:table-cell>
          <table:table-cell office:value-type="float" office:value="4.1263216733932" calcext:value-type="float">
            <text:p>4,1263216733932</text:p>
          </table:table-cell>
          <table:table-cell office:value-type="float" office:value="-47.519590064978" calcext:value-type="float">
            <text:p>-47,51959006497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584</text:p>
          </table:table-cell>
          <table:table-cell office:value-type="float" office:value="-0.39617925882339" calcext:value-type="float">
            <text:p>-0,39617925882339</text:p>
          </table:table-cell>
          <table:table-cell office:value-type="float" office:value="4.5420631766319" calcext:value-type="float">
            <text:p>4,5420631766319</text:p>
          </table:table-cell>
          <table:table-cell office:value-type="float" office:value="-83.178902887235" calcext:value-type="float">
            <text:p>-83,17890288723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595</text:p>
          </table:table-cell>
          <table:table-cell office:value-type="float" office:value="1.111683100462" calcext:value-type="float">
            <text:p>1,111683100462</text:p>
          </table:table-cell>
          <table:table-cell office:value-type="float" office:value="1.8682342767715" calcext:value-type="float">
            <text:p>1,8682342767715</text:p>
          </table:table-cell>
          <table:table-cell office:value-type="float" office:value="145.93325906498" calcext:value-type="float">
            <text:p>145,9332590649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606</text:p>
          </table:table-cell>
          <table:table-cell office:value-type="float" office:value="2.3536428809166" calcext:value-type="float">
            <text:p>2,3536428809166</text:p>
          </table:table-cell>
          <table:table-cell office:value-type="float" office:value="4.1676220297813" calcext:value-type="float">
            <text:p>4,1676220297813</text:p>
          </table:table-cell>
          <table:table-cell office:value-type="float" office:value="-10.009866516302" calcext:value-type="float">
            <text:p>-10,00986651630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617</text:p>
          </table:table-cell>
          <table:table-cell office:value-type="float" office:value="3.752663731575" calcext:value-type="float">
            <text:p>3,752663731575</text:p>
          </table:table-cell>
          <table:table-cell office:value-type="float" office:value="4.5546728372574" calcext:value-type="float">
            <text:p>4,5546728372574</text:p>
          </table:table-cell>
          <table:table-cell office:value-type="float" office:value="-133.39148205557" calcext:value-type="float">
            <text:p>-133,3914820555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628</text:p>
          </table:table-cell>
          <table:table-cell office:value-type="float" office:value="6.8357920646667" calcext:value-type="float">
            <text:p>6,8357920646667</text:p>
          </table:table-cell>
          <table:table-cell office:value-type="float" office:value="4.6042889356613" calcext:value-type="float">
            <text:p>4,6042889356613</text:p>
          </table:table-cell>
          <table:table-cell office:value-type="float" office:value="154.02604060568" calcext:value-type="float">
            <text:p>154,0260406056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639</text:p>
          </table:table-cell>
          <table:table-cell office:value-type="float" office:value="5.8520269393921" calcext:value-type="float">
            <text:p>5,8520269393921</text:p>
          </table:table-cell>
          <table:table-cell office:value-type="float" office:value="3.8990381360054" calcext:value-type="float">
            <text:p>3,8990381360054</text:p>
          </table:table-cell>
          <table:table-cell office:value-type="float" office:value="-75.768222474748" calcext:value-type="float">
            <text:p>-75,76822247474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650</text:p>
          </table:table-cell>
          <table:table-cell office:value-type="float" office:value="8.3563482761383" calcext:value-type="float">
            <text:p>8,3563482761383</text:p>
          </table:table-cell>
          <table:table-cell office:value-type="float" office:value="3.9539879560471" calcext:value-type="float">
            <text:p>3,9539879560471</text:p>
          </table:table-cell>
          <table:table-cell office:value-type="float" office:value="-94.501535603955" calcext:value-type="float">
            <text:p>-94,50153560395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661</text:p>
          </table:table-cell>
          <table:table-cell office:value-type="float" office:value="-0.12501495890319" calcext:value-type="float">
            <text:p>-0,12501495890319</text:p>
          </table:table-cell>
          <table:table-cell office:value-type="float" office:value="7.908126115799" calcext:value-type="float">
            <text:p>7,908126115799</text:p>
          </table:table-cell>
          <table:table-cell office:value-type="float" office:value="126.67327625736" calcext:value-type="float">
            <text:p>126,673276257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672</text:p>
          </table:table-cell>
          <table:table-cell office:value-type="float" office:value="-0.75787514448166" calcext:value-type="float">
            <text:p>-0,75787514448166</text:p>
          </table:table-cell>
          <table:table-cell office:value-type="float" office:value="7.5137025117874" calcext:value-type="float">
            <text:p>7,5137025117874</text:p>
          </table:table-cell>
          <table:table-cell office:value-type="float" office:value="-64.83392578781" calcext:value-type="float">
            <text:p>-64,8339257878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683</text:p>
          </table:table-cell>
          <table:table-cell office:value-type="float" office:value="-0.33155877143145" calcext:value-type="float">
            <text:p>-0,33155877143145</text:p>
          </table:table-cell>
          <table:table-cell office:value-type="float" office:value="5.8346343040466" calcext:value-type="float">
            <text:p>5,8346343040466</text:p>
          </table:table-cell>
          <table:table-cell office:value-type="float" office:value="86.766495826138" calcext:value-type="float">
            <text:p>86,76649582613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694</text:p>
          </table:table-cell>
          <table:table-cell office:value-type="float" office:value="5.3146910667419" calcext:value-type="float">
            <text:p>5,3146910667419</text:p>
          </table:table-cell>
          <table:table-cell office:value-type="float" office:value="6.0032880306244" calcext:value-type="float">
            <text:p>6,0032880306244</text:p>
          </table:table-cell>
          <table:table-cell office:value-type="float" office:value="-86.803329218725" calcext:value-type="float">
            <text:p>-86,80332921872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705</text:p>
          </table:table-cell>
          <table:table-cell office:value-type="float" office:value="5.2915680408478" calcext:value-type="float">
            <text:p>5,2915680408478</text:p>
          </table:table-cell>
          <table:table-cell office:value-type="float" office:value="6.6200816631317" calcext:value-type="float">
            <text:p>6,6200816631317</text:p>
          </table:table-cell>
          <table:table-cell office:value-type="float" office:value="178.12866466061" calcext:value-type="float">
            <text:p>178,1286646606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716</text:p>
          </table:table-cell>
          <table:table-cell office:value-type="float" office:value="6.352351307869" calcext:value-type="float">
            <text:p>6,352351307869</text:p>
          </table:table-cell>
          <table:table-cell office:value-type="float" office:value="5.5656456947327" calcext:value-type="float">
            <text:p>5,5656456947327</text:p>
          </table:table-cell>
          <table:table-cell office:value-type="float" office:value="85.563875307703" calcext:value-type="float">
            <text:p>85,56387530770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727</text:p>
          </table:table-cell>
          <table:table-cell office:value-type="float" office:value="9.0727949142456" calcext:value-type="float">
            <text:p>9,0727949142456</text:p>
          </table:table-cell>
          <table:table-cell office:value-type="float" office:value="7.9971343278885" calcext:value-type="float">
            <text:p>7,9971343278885</text:p>
          </table:table-cell>
          <table:table-cell office:value-type="float" office:value="-78.442675292872" calcext:value-type="float">
            <text:p>-78,44267529287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738</text:p>
          </table:table-cell>
          <table:table-cell office:value-type="float" office:value="0.180499330163" calcext:value-type="float">
            <text:p>0,180499330163</text:p>
          </table:table-cell>
          <table:table-cell office:value-type="float" office:value="8.3324939012527" calcext:value-type="float">
            <text:p>8,3324939012527</text:p>
          </table:table-cell>
          <table:table-cell office:value-type="float" office:value="69.704250165611" calcext:value-type="float">
            <text:p>69,70425016561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749</text:p>
          </table:table-cell>
          <table:table-cell office:value-type="float" office:value="0.79069666564465" calcext:value-type="float">
            <text:p>0,79069666564465</text:p>
          </table:table-cell>
          <table:table-cell office:value-type="float" office:value="8.4120547771454" calcext:value-type="float">
            <text:p>8,4120547771454</text:p>
          </table:table-cell>
          <table:table-cell office:value-type="float" office:value="109.30206061928" calcext:value-type="float">
            <text:p>109,3020606192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760</text:p>
          </table:table-cell>
          <table:table-cell office:value-type="float" office:value="2.2050702571869" calcext:value-type="float">
            <text:p>2,2050702571869</text:p>
          </table:table-cell>
          <table:table-cell office:value-type="float" office:value="7.9640316963196" calcext:value-type="float">
            <text:p>7,9640316963196</text:p>
          </table:table-cell>
          <table:table-cell office:value-type="float" office:value="-176.96412809336" calcext:value-type="float">
            <text:p>-176,964128093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771</text:p>
          </table:table-cell>
          <table:table-cell office:value-type="float" office:value="4.4324779510498" calcext:value-type="float">
            <text:p>4,4324779510498</text:p>
          </table:table-cell>
          <table:table-cell office:value-type="float" office:value="9.2886382341385" calcext:value-type="float">
            <text:p>9,2886382341385</text:p>
          </table:table-cell>
          <table:table-cell office:value-type="float" office:value="-106.69621084906" calcext:value-type="float">
            <text:p>-106,6962108490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782</text:p>
          </table:table-cell>
          <table:table-cell office:value-type="float" office:value="5.1944041252136" calcext:value-type="float">
            <text:p>5,1944041252136</text:p>
          </table:table-cell>
          <table:table-cell office:value-type="float" office:value="6.9911503791809" calcext:value-type="float">
            <text:p>6,9911503791809</text:p>
          </table:table-cell>
          <table:table-cell office:value-type="float" office:value="91.974122509076" calcext:value-type="float">
            <text:p>91,97412250907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793</text:p>
          </table:table-cell>
          <table:table-cell office:value-type="float" office:value="6.59439265728" calcext:value-type="float">
            <text:p>6,59439265728</text:p>
          </table:table-cell>
          <table:table-cell office:value-type="float" office:value="7.7104169130325" calcext:value-type="float">
            <text:p>7,7104169130325</text:p>
          </table:table-cell>
          <table:table-cell office:value-type="float" office:value="-91.241794027341" calcext:value-type="float">
            <text:p>-91,24179402734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804</text:p>
          </table:table-cell>
          <table:table-cell office:value-type="float" office:value="7.517848610878" calcext:value-type="float">
            <text:p>7,517848610878</text:p>
          </table:table-cell>
          <table:table-cell office:value-type="float" office:value="9.5179826021194" calcext:value-type="float">
            <text:p>9,5179826021194</text:p>
          </table:table-cell>
          <table:table-cell office:value-type="float" office:value="-134.88708180227" calcext:value-type="float">
            <text:p>-134,8870818022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815</text:p>
          </table:table-cell>
          <table:table-cell office:value-type="float" office:value="0.46355672180653" calcext:value-type="float">
            <text:p>0,46355672180653</text:p>
          </table:table-cell>
          <table:table-cell office:value-type="float" office:value="9.5491206645966" calcext:value-type="float">
            <text:p>9,5491206645966</text:p>
          </table:table-cell>
          <table:table-cell office:value-type="float" office:value="165.18852665166" calcext:value-type="float">
            <text:p>165,1885266516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826</text:p>
          </table:table-cell>
          <table:table-cell office:value-type="float" office:value="0.64355805516243" calcext:value-type="float">
            <text:p>0,64355805516243</text:p>
          </table:table-cell>
          <table:table-cell office:value-type="float" office:value="9.2743349075317" calcext:value-type="float">
            <text:p>9,2743349075317</text:p>
          </table:table-cell>
          <table:table-cell office:value-type="float" office:value="-79.642535015276" calcext:value-type="float">
            <text:p>-79,64253501527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837</text:p>
          </table:table-cell>
          <table:table-cell office:value-type="float" office:value="3.2912358641624" calcext:value-type="float">
            <text:p>3,2912358641624</text:p>
          </table:table-cell>
          <table:table-cell office:value-type="float" office:value="6.1327123641968" calcext:value-type="float">
            <text:p>6,1327123641968</text:p>
          </table:table-cell>
          <table:table-cell office:value-type="float" office:value="59.832777946618" calcext:value-type="float">
            <text:p>59,83277794661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848</text:p>
          </table:table-cell>
          <table:table-cell office:value-type="float" office:value="2.6567071676254" calcext:value-type="float">
            <text:p>2,6567071676254</text:p>
          </table:table-cell>
          <table:table-cell office:value-type="float" office:value="11.082657575607" calcext:value-type="float">
            <text:p>11,082657575607</text:p>
          </table:table-cell>
          <table:table-cell office:value-type="float" office:value="-165.8655777099" calcext:value-type="float">
            <text:p>-165,865577709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859</text:p>
          </table:table-cell>
          <table:table-cell office:value-type="float" office:value="5.034202337265" calcext:value-type="float">
            <text:p>5,034202337265</text:p>
          </table:table-cell>
          <table:table-cell office:value-type="float" office:value="8.7712097167969" calcext:value-type="float">
            <text:p>8,7712097167969</text:p>
          </table:table-cell>
          <table:table-cell office:value-type="float" office:value="-96.338531014266" calcext:value-type="float">
            <text:p>-96,33853101426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870</text:p>
          </table:table-cell>
          <table:table-cell office:value-type="float" office:value="7.3194324970245" calcext:value-type="float">
            <text:p>7,3194324970245</text:p>
          </table:table-cell>
          <table:table-cell office:value-type="float" office:value="8.3855593204498" calcext:value-type="float">
            <text:p>8,3855593204498</text:p>
          </table:table-cell>
          <table:table-cell office:value-type="float" office:value="-156.85032127769" calcext:value-type="float">
            <text:p>-156,8503212776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881</text:p>
          </table:table-cell>
          <table:table-cell office:value-type="float" office:value="8.0359727144241" calcext:value-type="float">
            <text:p>8,0359727144241</text:p>
          </table:table-cell>
          <table:table-cell office:value-type="float" office:value="11.039177179337" calcext:value-type="float">
            <text:p>11,039177179337</text:p>
          </table:table-cell>
          <table:table-cell office:value-type="float" office:value="175.01254598047" calcext:value-type="float">
            <text:p>175,0125459804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892</text:p>
          </table:table-cell>
          <table:table-cell office:value-type="float" office:value="-0.91533988714218" calcext:value-type="float">
            <text:p>-0,91533988714218</text:p>
          </table:table-cell>
          <table:table-cell office:value-type="float" office:value="10.240771770477" calcext:value-type="float">
            <text:p>10,240771770477</text:p>
          </table:table-cell>
          <table:table-cell office:value-type="float" office:value="-79.184174537659" calcext:value-type="float">
            <text:p>-79,18417453765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903</text:p>
          </table:table-cell>
          <table:table-cell office:value-type="float" office:value="-0.42861126363277" calcext:value-type="float">
            <text:p>-0,42861126363277</text:p>
          </table:table-cell>
          <table:table-cell office:value-type="float" office:value="10.734519958496" calcext:value-type="float">
            <text:p>10,734519958496</text:p>
          </table:table-cell>
          <table:table-cell office:value-type="float" office:value="35.33361747766" calcext:value-type="float">
            <text:p>35,3336174776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5</text:p>
          </table:table-cell>
          <table:table-cell office:value-type="float" office:value="-0.87900377810001" calcext:value-type="float">
            <text:p>-0,87900377810001</text:p>
          </table:table-cell>
          <table:table-cell office:value-type="float" office:value="-0.046545886434615" calcext:value-type="float">
            <text:p>-0,046545886434615</text:p>
          </table:table-cell>
          <table:table-cell office:value-type="float" office:value="6.2359800669038" calcext:value-type="float">
            <text:p>6,235980066903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364</text:p>
          </table:table-cell>
          <table:table-cell office:value-type="float" office:value="0.92317767441273" calcext:value-type="float">
            <text:p>0,92317767441273</text:p>
          </table:table-cell>
          <table:table-cell office:value-type="float" office:value="-0.17507910728455" calcext:value-type="float">
            <text:p>-0,17507910728455</text:p>
          </table:table-cell>
          <table:table-cell office:value-type="float" office:value="78.051455461296" calcext:value-type="float">
            <text:p>78,05145546129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375</text:p>
          </table:table-cell>
          <table:table-cell office:value-type="float" office:value="3.5726538300514" calcext:value-type="float">
            <text:p>3,5726538300514</text:p>
          </table:table-cell>
          <table:table-cell office:value-type="float" office:value="0.25574618950486" calcext:value-type="float">
            <text:p>0,25574618950486</text:p>
          </table:table-cell>
          <table:table-cell office:value-type="float" office:value="-126.01433438101" calcext:value-type="float">
            <text:p>-126,0143343810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386</text:p>
          </table:table-cell>
          <table:table-cell office:value-type="float" office:value="4.7198668122292" calcext:value-type="float">
            <text:p>4,7198668122292</text:p>
          </table:table-cell>
          <table:table-cell office:value-type="float" office:value="0.80590508878231" calcext:value-type="float">
            <text:p>0,80590508878231</text:p>
          </table:table-cell>
          <table:table-cell office:value-type="float" office:value="-124.39257172263" calcext:value-type="float">
            <text:p>-124,3925717226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397</text:p>
          </table:table-cell>
          <table:table-cell office:value-type="float" office:value="6.8182951211929" calcext:value-type="float">
            <text:p>6,8182951211929</text:p>
          </table:table-cell>
          <table:table-cell office:value-type="float" office:value="-0.5506481602788" calcext:value-type="float">
            <text:p>-0,5506481602788</text:p>
          </table:table-cell>
          <table:table-cell office:value-type="float" office:value="59.082422286842" calcext:value-type="float">
            <text:p>59,08242228684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408</text:p>
          </table:table-cell>
          <table:table-cell office:value-type="float" office:value="9.7521352767944" calcext:value-type="float">
            <text:p>9,7521352767944</text:p>
          </table:table-cell>
          <table:table-cell office:value-type="float" office:value="0.45782443135977" calcext:value-type="float">
            <text:p>0,45782443135977</text:p>
          </table:table-cell>
          <table:table-cell office:value-type="float" office:value="-146.35607087688" calcext:value-type="float">
            <text:p>-146,3560708768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419</text:p>
          </table:table-cell>
          <table:table-cell office:value-type="float" office:value="9.972135424614" calcext:value-type="float">
            <text:p>9,972135424614</text:p>
          </table:table-cell>
          <table:table-cell office:value-type="float" office:value="1.0366312414408" calcext:value-type="float">
            <text:p>1,0366312414408</text:p>
          </table:table-cell>
          <table:table-cell office:value-type="float" office:value="-117.44554786925" calcext:value-type="float">
            <text:p>-117,4455478692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430</text:p>
          </table:table-cell>
          <table:table-cell office:value-type="float" office:value="-1.058134585619" calcext:value-type="float">
            <text:p>-1,058134585619</text:p>
          </table:table-cell>
          <table:table-cell office:value-type="float" office:value="1.6376616060734" calcext:value-type="float">
            <text:p>1,6376616060734</text:p>
          </table:table-cell>
          <table:table-cell office:value-type="float" office:value="102.74724747725" calcext:value-type="float">
            <text:p>102,7472474772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441</text:p>
          </table:table-cell>
          <table:table-cell office:value-type="float" office:value="1.983363032341" calcext:value-type="float">
            <text:p>1,983363032341</text:p>
          </table:table-cell>
          <table:table-cell office:value-type="float" office:value="0.45826457440853" calcext:value-type="float">
            <text:p>0,45826457440853</text:p>
          </table:table-cell>
          <table:table-cell office:value-type="float" office:value="83.901623252091" calcext:value-type="float">
            <text:p>83,90162325209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452</text:p>
          </table:table-cell>
          <table:table-cell office:value-type="float" office:value="1.0097751766443" calcext:value-type="float">
            <text:p>1,0097751766443</text:p>
          </table:table-cell>
          <table:table-cell office:value-type="float" office:value="0.89103132486343" calcext:value-type="float">
            <text:p>0,89103132486343</text:p>
          </table:table-cell>
          <table:table-cell office:value-type="float" office:value="-113.89044895294" calcext:value-type="float">
            <text:p>-113,8904489529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463</text:p>
          </table:table-cell>
          <table:table-cell office:value-type="float" office:value="3.1792542338371" calcext:value-type="float">
            <text:p>3,1792542338371</text:p>
          </table:table-cell>
          <table:table-cell office:value-type="float" office:value="2.7896273136139" calcext:value-type="float">
            <text:p>2,7896273136139</text:p>
          </table:table-cell>
          <table:table-cell office:value-type="float" office:value="43.631842561588" calcext:value-type="float">
            <text:p>43,63184256158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474</text:p>
          </table:table-cell>
          <table:table-cell office:value-type="float" office:value="5.4197931289673" calcext:value-type="float">
            <text:p>5,4197931289673</text:p>
          </table:table-cell>
          <table:table-cell office:value-type="float" office:value="2.9143685102463" calcext:value-type="float">
            <text:p>2,9143685102463</text:p>
          </table:table-cell>
          <table:table-cell office:value-type="float" office:value="-107.35408667546" calcext:value-type="float">
            <text:p>-107,3540866754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485</text:p>
          </table:table-cell>
          <table:table-cell office:value-type="float" office:value="7.4136525392532" calcext:value-type="float">
            <text:p>7,4136525392532</text:p>
          </table:table-cell>
          <table:table-cell office:value-type="float" office:value="0.034618624486029" calcext:value-type="float">
            <text:p>0,034618624486029</text:p>
          </table:table-cell>
          <table:table-cell office:value-type="float" office:value="-3.1524465959163" calcext:value-type="float">
            <text:p>-3,152446595916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496</text:p>
          </table:table-cell>
          <table:table-cell office:value-type="float" office:value="6.1970615386963" calcext:value-type="float">
            <text:p>6,1970615386963</text:p>
          </table:table-cell>
          <table:table-cell office:value-type="float" office:value="1.8040633201599" calcext:value-type="float">
            <text:p>1,8040633201599</text:p>
          </table:table-cell>
          <table:table-cell office:value-type="float" office:value="-18.476975951225" calcext:value-type="float">
            <text:p>-18,47697595122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507</text:p>
          </table:table-cell>
          <table:table-cell office:value-type="float" office:value="-1.5845166146755" calcext:value-type="float">
            <text:p>-1,5845166146755</text:p>
          </table:table-cell>
          <table:table-cell office:value-type="float" office:value="4.7498831152916" calcext:value-type="float">
            <text:p>4,7498831152916</text:p>
          </table:table-cell>
          <table:table-cell office:value-type="float" office:value="-34.647573331359" calcext:value-type="float">
            <text:p>-34,64757333135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518</text:p>
          </table:table-cell>
          <table:table-cell office:value-type="float" office:value="0.7660336047411" calcext:value-type="float">
            <text:p>0,7660336047411</text:p>
          </table:table-cell>
          <table:table-cell office:value-type="float" office:value="4.8622131347656" calcext:value-type="float">
            <text:p>4,8622131347656</text:p>
          </table:table-cell>
          <table:table-cell office:value-type="float" office:value="-168.28604412686" calcext:value-type="float">
            <text:p>-168,2860441268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529</text:p>
          </table:table-cell>
          <table:table-cell office:value-type="float" office:value="2.2550185024738" calcext:value-type="float">
            <text:p>2,2550185024738</text:p>
          </table:table-cell>
          <table:table-cell office:value-type="float" office:value="3.7847325205803" calcext:value-type="float">
            <text:p>3,7847325205803</text:p>
          </table:table-cell>
          <table:table-cell office:value-type="float" office:value="5.2700862763034" calcext:value-type="float">
            <text:p>5,270086276303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540</text:p>
          </table:table-cell>
          <table:table-cell office:value-type="float" office:value="4.4383659958839" calcext:value-type="float">
            <text:p>4,4383659958839</text:p>
          </table:table-cell>
          <table:table-cell office:value-type="float" office:value="3.6374452710152" calcext:value-type="float">
            <text:p>3,6374452710152</text:p>
          </table:table-cell>
          <table:table-cell office:value-type="float" office:value="178.91344143327" calcext:value-type="float">
            <text:p>178,9134414332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551</text:p>
          </table:table-cell>
          <table:table-cell office:value-type="float" office:value="3.2060021162033" calcext:value-type="float">
            <text:p>3,2060021162033</text:p>
          </table:table-cell>
          <table:table-cell office:value-type="float" office:value="3.91352891922" calcext:value-type="float">
            <text:p>3,91352891922</text:p>
          </table:table-cell>
          <table:table-cell office:value-type="float" office:value="-23.85158808368" calcext:value-type="float">
            <text:p>-23,8515880836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562</text:p>
          </table:table-cell>
          <table:table-cell office:value-type="float" office:value="7.6767873764038" calcext:value-type="float">
            <text:p>7,6767873764038</text:p>
          </table:table-cell>
          <table:table-cell office:value-type="float" office:value="3.094536960125" calcext:value-type="float">
            <text:p>3,094536960125</text:p>
          </table:table-cell>
          <table:table-cell office:value-type="float" office:value="115.91921034892" calcext:value-type="float">
            <text:p>115,9192103489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573</text:p>
          </table:table-cell>
          <table:table-cell office:value-type="float" office:value="9.5239096879959" calcext:value-type="float">
            <text:p>9,5239096879959</text:p>
          </table:table-cell>
          <table:table-cell office:value-type="float" office:value="4.4409140944481" calcext:value-type="float">
            <text:p>4,4409140944481</text:p>
          </table:table-cell>
          <table:table-cell office:value-type="float" office:value="-73.835016056231" calcext:value-type="float">
            <text:p>-73,83501605623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584</text:p>
          </table:table-cell>
          <table:table-cell office:value-type="float" office:value="-0.28877416625619" calcext:value-type="float">
            <text:p>-0,28877416625619</text:p>
          </table:table-cell>
          <table:table-cell office:value-type="float" office:value="4.7813376784325" calcext:value-type="float">
            <text:p>4,7813376784325</text:p>
          </table:table-cell>
          <table:table-cell office:value-type="float" office:value="-119.91574961668" calcext:value-type="float">
            <text:p>-119,9157496166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595</text:p>
          </table:table-cell>
          <table:table-cell office:value-type="float" office:value="1.3719327747822" calcext:value-type="float">
            <text:p>1,3719327747822</text:p>
          </table:table-cell>
          <table:table-cell office:value-type="float" office:value="1.9418898224831" calcext:value-type="float">
            <text:p>1,9418898224831</text:p>
          </table:table-cell>
          <table:table-cell office:value-type="float" office:value="-154.39720366411" calcext:value-type="float">
            <text:p>-154,3972036641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606</text:p>
          </table:table-cell>
          <table:table-cell office:value-type="float" office:value="2.1296402812004" calcext:value-type="float">
            <text:p>2,1296402812004</text:p>
          </table:table-cell>
          <table:table-cell office:value-type="float" office:value="4.087278842926" calcext:value-type="float">
            <text:p>4,087278842926</text:p>
          </table:table-cell>
          <table:table-cell office:value-type="float" office:value="43.142248870461" calcext:value-type="float">
            <text:p>43,14224887046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617</text:p>
          </table:table-cell>
          <table:table-cell office:value-type="float" office:value="3.6140114068985" calcext:value-type="float">
            <text:p>3,6140114068985</text:p>
          </table:table-cell>
          <table:table-cell office:value-type="float" office:value="4.7290077805519" calcext:value-type="float">
            <text:p>4,7290077805519</text:p>
          </table:table-cell>
          <table:table-cell office:value-type="float" office:value="-42.617065511691" calcext:value-type="float">
            <text:p>-42,61706551169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628</text:p>
          </table:table-cell>
          <table:table-cell office:value-type="float" office:value="7.0393264293671" calcext:value-type="float">
            <text:p>7,0393264293671</text:p>
          </table:table-cell>
          <table:table-cell office:value-type="float" office:value="4.4115924835205" calcext:value-type="float">
            <text:p>4,4115924835205</text:p>
          </table:table-cell>
          <table:table-cell office:value-type="float" office:value="133.13742048421" calcext:value-type="float">
            <text:p>133,1374204842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639</text:p>
          </table:table-cell>
          <table:table-cell office:value-type="float" office:value="5.9096693992615" calcext:value-type="float">
            <text:p>5,9096693992615</text:p>
          </table:table-cell>
          <table:table-cell office:value-type="float" office:value="4.2224830389023" calcext:value-type="float">
            <text:p>4,2224830389023</text:p>
          </table:table-cell>
          <table:table-cell office:value-type="float" office:value="-107.0009166268" calcext:value-type="float">
            <text:p>-107,000916626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650</text:p>
          </table:table-cell>
          <table:table-cell office:value-type="float" office:value="8.4677517414093" calcext:value-type="float">
            <text:p>8,4677517414093</text:p>
          </table:table-cell>
          <table:table-cell office:value-type="float" office:value="4.2148771882057" calcext:value-type="float">
            <text:p>4,2148771882057</text:p>
          </table:table-cell>
          <table:table-cell office:value-type="float" office:value="-117.18515833472" calcext:value-type="float">
            <text:p>-117,1851583347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661</text:p>
          </table:table-cell>
          <table:table-cell office:value-type="float" office:value="-0.28252433985472" calcext:value-type="float">
            <text:p>-0,28252433985472</text:p>
          </table:table-cell>
          <table:table-cell office:value-type="float" office:value="7.751824259758" calcext:value-type="float">
            <text:p>7,751824259758</text:p>
          </table:table-cell>
          <table:table-cell office:value-type="float" office:value="35.937914043475" calcext:value-type="float">
            <text:p>35,93791404347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672</text:p>
          </table:table-cell>
          <table:table-cell office:value-type="float" office:value="-0.85470452904701" calcext:value-type="float">
            <text:p>-0,85470452904701</text:p>
          </table:table-cell>
          <table:table-cell office:value-type="float" office:value="7.7173411846161" calcext:value-type="float">
            <text:p>7,7173411846161</text:p>
          </table:table-cell>
          <table:table-cell office:value-type="float" office:value="-48.963301880344" calcext:value-type="float">
            <text:p>-48,96330188034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683</text:p>
          </table:table-cell>
          <table:table-cell office:value-type="float" office:value="-0.21515168249607" calcext:value-type="float">
            <text:p>-0,21515168249607</text:p>
          </table:table-cell>
          <table:table-cell office:value-type="float" office:value="5.527685880661" calcext:value-type="float">
            <text:p>5,527685880661</text:p>
          </table:table-cell>
          <table:table-cell office:value-type="float" office:value="117.57013904061" calcext:value-type="float">
            <text:p>117,5701390406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694</text:p>
          </table:table-cell>
          <table:table-cell office:value-type="float" office:value="5.4576182365417" calcext:value-type="float">
            <text:p>5,4576182365417</text:p>
          </table:table-cell>
          <table:table-cell office:value-type="float" office:value="6.1443209648132" calcext:value-type="float">
            <text:p>6,1443209648132</text:p>
          </table:table-cell>
          <table:table-cell office:value-type="float" office:value="-151.61724606897" calcext:value-type="float">
            <text:p>-151,6172460689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705</text:p>
          </table:table-cell>
          <table:table-cell office:value-type="float" office:value="5.3553867340088" calcext:value-type="float">
            <text:p>5,3553867340088</text:p>
          </table:table-cell>
          <table:table-cell office:value-type="float" office:value="6.8402111530304" calcext:value-type="float">
            <text:p>6,8402111530304</text:p>
          </table:table-cell>
          <table:table-cell office:value-type="float" office:value="-105.89350940316" calcext:value-type="float">
            <text:p>-105,8935094031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716</text:p>
          </table:table-cell>
          <table:table-cell office:value-type="float" office:value="6.4880406856537" calcext:value-type="float">
            <text:p>6,4880406856537</text:p>
          </table:table-cell>
          <table:table-cell office:value-type="float" office:value="5.2835643291473" calcext:value-type="float">
            <text:p>5,2835643291473</text:p>
          </table:table-cell>
          <table:table-cell office:value-type="float" office:value="123.66242317637" calcext:value-type="float">
            <text:p>123,6624231763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727</text:p>
          </table:table-cell>
          <table:table-cell office:value-type="float" office:value="8.9910447597504" calcext:value-type="float">
            <text:p>8,9910447597504</text:p>
          </table:table-cell>
          <table:table-cell office:value-type="float" office:value="8.2164543867111" calcext:value-type="float">
            <text:p>8,2164543867111</text:p>
          </table:table-cell>
          <table:table-cell office:value-type="float" office:value="-68.460504720165" calcext:value-type="float">
            <text:p>-68,46050472016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738</text:p>
          </table:table-cell>
          <table:table-cell office:value-type="float" office:value="-0.052749877795577" calcext:value-type="float">
            <text:p>-0,052749877795577</text:p>
          </table:table-cell>
          <table:table-cell office:value-type="float" office:value="8.3748710155487" calcext:value-type="float">
            <text:p>8,3748710155487</text:p>
          </table:table-cell>
          <table:table-cell office:value-type="float" office:value="-15.497398794077" calcext:value-type="float">
            <text:p>-15,49739879407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749</text:p>
          </table:table-cell>
          <table:table-cell office:value-type="float" office:value="1.0086017847061" calcext:value-type="float">
            <text:p>1,0086017847061</text:p>
          </table:table-cell>
          <table:table-cell office:value-type="float" office:value="8.4549045562744" calcext:value-type="float">
            <text:p>8,4549045562744</text:p>
          </table:table-cell>
          <table:table-cell office:value-type="float" office:value="-160.14605570751" calcext:value-type="float">
            <text:p>-160,1460557075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760</text:p>
          </table:table-cell>
          <table:table-cell office:value-type="float" office:value="2.3634859919548" calcext:value-type="float">
            <text:p>2,3634859919548</text:p>
          </table:table-cell>
          <table:table-cell office:value-type="float" office:value="8.0908811092377" calcext:value-type="float">
            <text:p>8,0908811092377</text:p>
          </table:table-cell>
          <table:table-cell office:value-type="float" office:value="-139.6267125561" calcext:value-type="float">
            <text:p>-139,626712556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771</text:p>
          </table:table-cell>
          <table:table-cell office:value-type="float" office:value="4.6305790543556" calcext:value-type="float">
            <text:p>4,6305790543556</text:p>
          </table:table-cell>
          <table:table-cell office:value-type="float" office:value="9.5690268278122" calcext:value-type="float">
            <text:p>9,5690268278122</text:p>
          </table:table-cell>
          <table:table-cell office:value-type="float" office:value="-130.74976927156" calcext:value-type="float">
            <text:p>-130,7497692715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782</text:p>
          </table:table-cell>
          <table:table-cell office:value-type="float" office:value="4.9748405814171" calcext:value-type="float">
            <text:p>4,9748405814171</text:p>
          </table:table-cell>
          <table:table-cell office:value-type="float" office:value="6.9275188446045" calcext:value-type="float">
            <text:p>6,9275188446045</text:p>
          </table:table-cell>
          <table:table-cell office:value-type="float" office:value="15.131000500576" calcext:value-type="float">
            <text:p>15,13100050057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793</text:p>
          </table:table-cell>
          <table:table-cell office:value-type="float" office:value="6.4625585079193" calcext:value-type="float">
            <text:p>6,4625585079193</text:p>
          </table:table-cell>
          <table:table-cell office:value-type="float" office:value="7.8637361526489" calcext:value-type="float">
            <text:p>7,8637361526489</text:p>
          </table:table-cell>
          <table:table-cell office:value-type="float" office:value="-52.950554212947" calcext:value-type="float">
            <text:p>-52,95055421294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804</text:p>
          </table:table-cell>
          <table:table-cell office:value-type="float" office:value="7.8176182508469" calcext:value-type="float">
            <text:p>7,8176182508469</text:p>
          </table:table-cell>
          <table:table-cell office:value-type="float" office:value="9.5781052112579" calcext:value-type="float">
            <text:p>9,5781052112579</text:p>
          </table:table-cell>
          <table:table-cell office:value-type="float" office:value="-177.06556684652" calcext:value-type="float">
            <text:p>-177,0655668465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815</text:p>
          </table:table-cell>
          <table:table-cell office:value-type="float" office:value="0.80808497965336" calcext:value-type="float">
            <text:p>0,80808497965336</text:p>
          </table:table-cell>
          <table:table-cell office:value-type="float" office:value="9.665652513504" calcext:value-type="float">
            <text:p>9,665652513504</text:p>
          </table:table-cell>
          <table:table-cell office:value-type="float" office:value="179.62765389947" calcext:value-type="float">
            <text:p>179,6276538994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826</text:p>
          </table:table-cell>
          <table:table-cell office:value-type="float" office:value="0.81216916441917" calcext:value-type="float">
            <text:p>0,81216916441917</text:p>
          </table:table-cell>
          <table:table-cell office:value-type="float" office:value="9.3357861042023" calcext:value-type="float">
            <text:p>9,3357861042023</text:p>
          </table:table-cell>
          <table:table-cell office:value-type="float" office:value="-144.99959064897" calcext:value-type="float">
            <text:p>-144,9995906489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837</text:p>
          </table:table-cell>
          <table:table-cell office:value-type="float" office:value="3.0835676193237" calcext:value-type="float">
            <text:p>3,0835676193237</text:p>
          </table:table-cell>
          <table:table-cell office:value-type="float" office:value="5.801008939743" calcext:value-type="float">
            <text:p>5,801008939743</text:p>
          </table:table-cell>
          <table:table-cell office:value-type="float" office:value="57.136057668431" calcext:value-type="float">
            <text:p>57,13605766843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848</text:p>
          </table:table-cell>
          <table:table-cell office:value-type="float" office:value="2.9740411043167" calcext:value-type="float">
            <text:p>2,9740411043167</text:p>
          </table:table-cell>
          <table:table-cell office:value-type="float" office:value="11.004109382629" calcext:value-type="float">
            <text:p>11,004109382629</text:p>
          </table:table-cell>
          <table:table-cell office:value-type="float" office:value="159.90542909902" calcext:value-type="float">
            <text:p>159,9054290990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859</text:p>
          </table:table-cell>
          <table:table-cell office:value-type="float" office:value="5.2093511819839" calcext:value-type="float">
            <text:p>5,2093511819839</text:p>
          </table:table-cell>
          <table:table-cell office:value-type="float" office:value="8.9650326967239" calcext:value-type="float">
            <text:p>8,9650326967239</text:p>
          </table:table-cell>
          <table:table-cell office:value-type="float" office:value="-138.51938733629" calcext:value-type="float">
            <text:p>-138,5193873362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870</text:p>
          </table:table-cell>
          <table:table-cell office:value-type="float" office:value="7.5518041849136" calcext:value-type="float">
            <text:p>7,5518041849136</text:p>
          </table:table-cell>
          <table:table-cell office:value-type="float" office:value="8.3796870708466" calcext:value-type="float">
            <text:p>8,3796870708466</text:p>
          </table:table-cell>
          <table:table-cell office:value-type="float" office:value="175.66618494167" calcext:value-type="float">
            <text:p>175,6661849416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881</text:p>
          </table:table-cell>
          <table:table-cell office:value-type="float" office:value="8.2194691896439" calcext:value-type="float">
            <text:p>8,2194691896439</text:p>
          </table:table-cell>
          <table:table-cell office:value-type="float" office:value="10.904549360275" calcext:value-type="float">
            <text:p>10,904549360275</text:p>
          </table:table-cell>
          <table:table-cell office:value-type="float" office:value="141.49820424949" calcext:value-type="float">
            <text:p>141,4982042494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892</text:p>
          </table:table-cell>
          <table:table-cell office:value-type="float" office:value="-0.80118164420128" calcext:value-type="float">
            <text:p>-0,80118164420128</text:p>
          </table:table-cell>
          <table:table-cell office:value-type="float" office:value="10.366541147232" calcext:value-type="float">
            <text:p>10,366541147232</text:p>
          </table:table-cell>
          <table:table-cell office:value-type="float" office:value="-98.222275448453" calcext:value-type="float">
            <text:p>-98,22227544845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903</text:p>
          </table:table-cell>
          <table:table-cell office:value-type="float" office:value="-0.60034167021513" calcext:value-type="float">
            <text:p>-0,60034167021513</text:p>
          </table:table-cell>
          <table:table-cell office:value-type="float" office:value="10.554723739624" calcext:value-type="float">
            <text:p>10,554723739624</text:p>
          </table:table-cell>
          <table:table-cell office:value-type="float" office:value="32.754787973538" calcext:value-type="float">
            <text:p>32,75478797353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5</text:p>
          </table:table-cell>
          <table:table-cell office:value-type="float" office:value="-1.0994279384613" calcext:value-type="float">
            <text:p>-1,0994279384613</text:p>
          </table:table-cell>
          <table:table-cell office:value-type="float" office:value="0.21616842597723" calcext:value-type="float">
            <text:p>0,21616842597723</text:p>
          </table:table-cell>
          <table:table-cell office:value-type="float" office:value="10.745334207632" calcext:value-type="float">
            <text:p>10,74533420763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364</text:p>
          </table:table-cell>
          <table:table-cell office:value-type="float" office:value="1.0546233505011" calcext:value-type="float">
            <text:p>1,0546233505011</text:p>
          </table:table-cell>
          <table:table-cell office:value-type="float" office:value="-0.49505773931742" calcext:value-type="float">
            <text:p>-0,49505773931742</text:p>
          </table:table-cell>
          <table:table-cell office:value-type="float" office:value="107.55792089329" calcext:value-type="float">
            <text:p>107,5579208932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375</text:p>
          </table:table-cell>
          <table:table-cell office:value-type="float" office:value="3.706738948822" calcext:value-type="float">
            <text:p>3,706738948822</text:p>
          </table:table-cell>
          <table:table-cell office:value-type="float" office:value="0.42520206421614" calcext:value-type="float">
            <text:p>0,42520206421614</text:p>
          </table:table-cell>
          <table:table-cell office:value-type="float" office:value="-128.54308687198" calcext:value-type="float">
            <text:p>-128,5430868719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386</text:p>
          </table:table-cell>
          <table:table-cell office:value-type="float" office:value="4.9436655640602" calcext:value-type="float">
            <text:p>4,9436655640602</text:p>
          </table:table-cell>
          <table:table-cell office:value-type="float" office:value="1.1343544721603" calcext:value-type="float">
            <text:p>1,1343544721603</text:p>
          </table:table-cell>
          <table:table-cell office:value-type="float" office:value="-124.38375630956" calcext:value-type="float">
            <text:p>-124,3837563095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397</text:p>
          </table:table-cell>
          <table:table-cell office:value-type="float" office:value="6.6928517818451" calcext:value-type="float">
            <text:p>6,6928517818451</text:p>
          </table:table-cell>
          <table:table-cell office:value-type="float" office:value="-0.58500748127699" calcext:value-type="float">
            <text:p>-0,58500748127699</text:p>
          </table:table-cell>
          <table:table-cell office:value-type="float" office:value="55.40585859566" calcext:value-type="float">
            <text:p>55,4058585956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408</text:p>
          </table:table-cell>
          <table:table-cell office:value-type="float" office:value="10.061153173447" calcext:value-type="float">
            <text:p>10,061153173447</text:p>
          </table:table-cell>
          <table:table-cell office:value-type="float" office:value="0.6948384642601" calcext:value-type="float">
            <text:p>0,6948384642601</text:p>
          </table:table-cell>
          <table:table-cell office:value-type="float" office:value="-143.53858285649" calcext:value-type="float">
            <text:p>-143,5385828564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419</text:p>
          </table:table-cell>
          <table:table-cell office:value-type="float" office:value="10.085008144379" calcext:value-type="float">
            <text:p>10,085008144379</text:p>
          </table:table-cell>
          <table:table-cell office:value-type="float" office:value="1.3973477482796" calcext:value-type="float">
            <text:p>1,3973477482796</text:p>
          </table:table-cell>
          <table:table-cell office:value-type="float" office:value="-106.54205045882" calcext:value-type="float">
            <text:p>-106,5420504588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430</text:p>
          </table:table-cell>
          <table:table-cell office:value-type="float" office:value="-0.91561354696751" calcext:value-type="float">
            <text:p>-0,91561354696751</text:p>
          </table:table-cell>
          <table:table-cell office:value-type="float" office:value="1.2938019633293" calcext:value-type="float">
            <text:p>1,2938019633293</text:p>
          </table:table-cell>
          <table:table-cell office:value-type="float" office:value="113.86982498655" calcext:value-type="float">
            <text:p>113,8698249865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441</text:p>
          </table:table-cell>
          <table:table-cell office:value-type="float" office:value="1.9310410320759" calcext:value-type="float">
            <text:p>1,9310410320759</text:p>
          </table:table-cell>
          <table:table-cell office:value-type="float" office:value="0.21145414561033" calcext:value-type="float">
            <text:p>0,21145414561033</text:p>
          </table:table-cell>
          <table:table-cell office:value-type="float" office:value="77.099076501883" calcext:value-type="float">
            <text:p>77,09907650188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452</text:p>
          </table:table-cell>
          <table:table-cell office:value-type="float" office:value="1.3025167584419" calcext:value-type="float">
            <text:p>1,3025167584419</text:p>
          </table:table-cell>
          <table:table-cell office:value-type="float" office:value="1.0740737617016" calcext:value-type="float">
            <text:p>1,0740737617016</text:p>
          </table:table-cell>
          <table:table-cell office:value-type="float" office:value="-143.26781983588" calcext:value-type="float">
            <text:p>-143,2678198358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463</text:p>
          </table:table-cell>
          <table:table-cell office:value-type="float" office:value="2.8906598687172" calcext:value-type="float">
            <text:p>2,8906598687172</text:p>
          </table:table-cell>
          <table:table-cell office:value-type="float" office:value="2.5156900286674" calcext:value-type="float">
            <text:p>2,5156900286674</text:p>
          </table:table-cell>
          <table:table-cell office:value-type="float" office:value="43.683317056887" calcext:value-type="float">
            <text:p>43,68331705688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474</text:p>
          </table:table-cell>
          <table:table-cell office:value-type="float" office:value="5.6221270561218" calcext:value-type="float">
            <text:p>5,6221270561218</text:p>
          </table:table-cell>
          <table:table-cell office:value-type="float" office:value="3.191060423851" calcext:value-type="float">
            <text:p>3,191060423851</text:p>
          </table:table-cell>
          <table:table-cell office:value-type="float" office:value="-131.87447930597" calcext:value-type="float">
            <text:p>-131,8744793059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485</text:p>
          </table:table-cell>
          <table:table-cell office:value-type="float" office:value="7.1849286556244" calcext:value-type="float">
            <text:p>7,1849286556244</text:p>
          </table:table-cell>
          <table:table-cell office:value-type="float" office:value="0.22521963343024" calcext:value-type="float">
            <text:p>0,22521963343024</text:p>
          </table:table-cell>
          <table:table-cell office:value-type="float" office:value="-48.508525654009" calcext:value-type="float">
            <text:p>-48,50852565400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496</text:p>
          </table:table-cell>
          <table:table-cell office:value-type="float" office:value="5.9010112285614" calcext:value-type="float">
            <text:p>5,9010112285614</text:p>
          </table:table-cell>
          <table:table-cell office:value-type="float" office:value="1.9329091906548" calcext:value-type="float">
            <text:p>1,9329091906548</text:p>
          </table:table-cell>
          <table:table-cell office:value-type="float" office:value="-24.882203834072" calcext:value-type="float">
            <text:p>-24,88220383407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507</text:p>
          </table:table-cell>
          <table:table-cell office:value-type="float" office:value="-1.5850102901459" calcext:value-type="float">
            <text:p>-1,5850102901459</text:p>
          </table:table-cell>
          <table:table-cell office:value-type="float" office:value="5.0676023960114" calcext:value-type="float">
            <text:p>5,0676023960114</text:p>
          </table:table-cell>
          <table:table-cell office:value-type="float" office:value="-34.588964501764" calcext:value-type="float">
            <text:p>-34,58896450176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518</text:p>
          </table:table-cell>
          <table:table-cell office:value-type="float" office:value="1.1168503761292" calcext:value-type="float">
            <text:p>1,1168503761292</text:p>
          </table:table-cell>
          <table:table-cell office:value-type="float" office:value="4.8391342163086" calcext:value-type="float">
            <text:p>4,8391342163086</text:p>
          </table:table-cell>
          <table:table-cell office:value-type="float" office:value="171.60847080741" calcext:value-type="float">
            <text:p>171,6084708074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529</text:p>
          </table:table-cell>
          <table:table-cell office:value-type="float" office:value="2.2491204738617" calcext:value-type="float">
            <text:p>2,2491204738617</text:p>
          </table:table-cell>
          <table:table-cell office:value-type="float" office:value="3.5552626848221" calcext:value-type="float">
            <text:p>3,5552626848221</text:p>
          </table:table-cell>
          <table:table-cell office:value-type="float" office:value="93.40407134621" calcext:value-type="float">
            <text:p>93,4040713462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540</text:p>
          </table:table-cell>
          <table:table-cell office:value-type="float" office:value="4.8365178704262" calcext:value-type="float">
            <text:p>4,8365178704262</text:p>
          </table:table-cell>
          <table:table-cell office:value-type="float" office:value="3.6293870210648" calcext:value-type="float">
            <text:p>3,6293870210648</text:p>
          </table:table-cell>
          <table:table-cell office:value-type="float" office:value="178.90619776052" calcext:value-type="float">
            <text:p>178,9061977605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551</text:p>
          </table:table-cell>
          <table:table-cell office:value-type="float" office:value="3.0283811688423" calcext:value-type="float">
            <text:p>3,0283811688423</text:p>
          </table:table-cell>
          <table:table-cell office:value-type="float" office:value="4.2079454660416" calcext:value-type="float">
            <text:p>4,2079454660416</text:p>
          </table:table-cell>
          <table:table-cell office:value-type="float" office:value="-54.01705176967" calcext:value-type="float">
            <text:p>-54,0170517696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562</text:p>
          </table:table-cell>
          <table:table-cell office:value-type="float" office:value="7.6103317737579" calcext:value-type="float">
            <text:p>7,6103317737579</text:p>
          </table:table-cell>
          <table:table-cell office:value-type="float" office:value="2.8090918064117" calcext:value-type="float">
            <text:p>2,8090918064117</text:p>
          </table:table-cell>
          <table:table-cell office:value-type="float" office:value="67.858336837428" calcext:value-type="float">
            <text:p>67,85833683742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573</text:p>
          </table:table-cell>
          <table:table-cell office:value-type="float" office:value="9.5516330003738" calcext:value-type="float">
            <text:p>9,5516330003738</text:p>
          </table:table-cell>
          <table:table-cell office:value-type="float" office:value="4.7739726305008" calcext:value-type="float">
            <text:p>4,7739726305008</text:p>
          </table:table-cell>
          <table:table-cell office:value-type="float" office:value="-102.09443538812" calcext:value-type="float">
            <text:p>-102,0944353881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584</text:p>
          </table:table-cell>
          <table:table-cell office:value-type="float" office:value="-0.07258590310812" calcext:value-type="float">
            <text:p>-0,07258590310812</text:p>
          </table:table-cell>
          <table:table-cell office:value-type="float" office:value="4.8024860024452" calcext:value-type="float">
            <text:p>4,8024860024452</text:p>
          </table:table-cell>
          <table:table-cell office:value-type="float" office:value="170.57796952071" calcext:value-type="float">
            <text:p>170,5779695207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595</text:p>
          </table:table-cell>
          <table:table-cell office:value-type="float" office:value="1.438139975071" calcext:value-type="float">
            <text:p>1,438139975071</text:p>
          </table:table-cell>
          <table:table-cell office:value-type="float" office:value="2.203713208437" calcext:value-type="float">
            <text:p>2,203713208437</text:p>
          </table:table-cell>
          <table:table-cell office:value-type="float" office:value="-94.504685918237" calcext:value-type="float">
            <text:p>-94,50468591823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606</text:p>
          </table:table-cell>
          <table:table-cell office:value-type="float" office:value="2.2016978263855" calcext:value-type="float">
            <text:p>2,2016978263855</text:p>
          </table:table-cell>
          <table:table-cell office:value-type="float" office:value="3.9060834050179" calcext:value-type="float">
            <text:p>3,9060834050179</text:p>
          </table:table-cell>
          <table:table-cell office:value-type="float" office:value="126.2343233558" calcext:value-type="float">
            <text:p>126,234323355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617</text:p>
          </table:table-cell>
          <table:table-cell office:value-type="float" office:value="3.2729098200798" calcext:value-type="float">
            <text:p>3,2729098200798</text:p>
          </table:table-cell>
          <table:table-cell office:value-type="float" office:value="4.7733688354492" calcext:value-type="float">
            <text:p>4,7733688354492</text:p>
          </table:table-cell>
          <table:table-cell office:value-type="float" office:value="-12.359104053989" calcext:value-type="float">
            <text:p>-12,35910405398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628</text:p>
          </table:table-cell>
          <table:table-cell office:value-type="float" office:value="7.1613609790802" calcext:value-type="float">
            <text:p>7,1613609790802</text:p>
          </table:table-cell>
          <table:table-cell office:value-type="float" office:value="4.1594472527504" calcext:value-type="float">
            <text:p>4,1594472527504</text:p>
          </table:table-cell>
          <table:table-cell office:value-type="float" office:value="112.23404650476" calcext:value-type="float">
            <text:p>112,2340465047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639</text:p>
          </table:table-cell>
          <table:table-cell office:value-type="float" office:value="6.1263799667358" calcext:value-type="float">
            <text:p>6,1263799667358</text:p>
          </table:table-cell>
          <table:table-cell office:value-type="float" office:value="4.4691377878189" calcext:value-type="float">
            <text:p>4,4691377878189</text:p>
          </table:table-cell>
          <table:table-cell office:value-type="float" office:value="-138.32233210278" calcext:value-type="float">
            <text:p>-138,3223321027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650</text:p>
          </table:table-cell>
          <table:table-cell office:value-type="float" office:value="8.6710005998611" calcext:value-type="float">
            <text:p>8,6710005998611</text:p>
          </table:table-cell>
          <table:table-cell office:value-type="float" office:value="4.4133239984512" calcext:value-type="float">
            <text:p>4,4133239984512</text:p>
          </table:table-cell>
          <table:table-cell office:value-type="float" office:value="-139.87869669677" calcext:value-type="float">
            <text:p>-139,8786966967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661</text:p>
          </table:table-cell>
          <table:table-cell office:value-type="float" office:value="-0.47147322446108" calcext:value-type="float">
            <text:p>-0,47147322446108</text:p>
          </table:table-cell>
          <table:table-cell office:value-type="float" office:value="7.7008908987045" calcext:value-type="float">
            <text:p>7,7008908987045</text:p>
          </table:table-cell>
          <table:table-cell office:value-type="float" office:value="38.83265651715" calcext:value-type="float">
            <text:p>38,832656517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672</text:p>
          </table:table-cell>
          <table:table-cell office:value-type="float" office:value="-1.0402224957943" calcext:value-type="float">
            <text:p>-1,0402224957943</text:p>
          </table:table-cell>
          <table:table-cell office:value-type="float" office:value="7.597564458847" calcext:value-type="float">
            <text:p>7,597564458847</text:p>
          </table:table-cell>
          <table:table-cell office:value-type="float" office:value="41.729517423423" calcext:value-type="float">
            <text:p>41,72951742342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683</text:p>
          </table:table-cell>
          <table:table-cell office:value-type="float" office:value="-0.18718400970101" calcext:value-type="float">
            <text:p>-0,18718400970101</text:p>
          </table:table-cell>
          <table:table-cell office:value-type="float" office:value="5.3013414144516" calcext:value-type="float">
            <text:p>5,3013414144516</text:p>
          </table:table-cell>
          <table:table-cell office:value-type="float" office:value="74.90008879619" calcext:value-type="float">
            <text:p>74,9000887961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694</text:p>
          </table:table-cell>
          <table:table-cell office:value-type="float" office:value="5.5897414684296" calcext:value-type="float">
            <text:p>5,5897414684296</text:p>
          </table:table-cell>
          <table:table-cell office:value-type="float" office:value="5.9659373760223" calcext:value-type="float">
            <text:p>5,9659373760223</text:p>
          </table:table-cell>
          <table:table-cell office:value-type="float" office:value="117.74729467501" calcext:value-type="float">
            <text:p>117,7472946750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705</text:p>
          </table:table-cell>
          <table:table-cell office:value-type="float" office:value="5.5757862329483" calcext:value-type="float">
            <text:p>5,5757862329483</text:p>
          </table:table-cell>
          <table:table-cell office:value-type="float" office:value="6.8097698688507" calcext:value-type="float">
            <text:p>6,8097698688507</text:p>
          </table:table-cell>
          <table:table-cell office:value-type="float" office:value="163.5152792475" calcext:value-type="float">
            <text:p>163,515279247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716</text:p>
          </table:table-cell>
          <table:table-cell office:value-type="float" office:value="6.7693555355072" calcext:value-type="float">
            <text:p>6,7693555355072</text:p>
          </table:table-cell>
          <table:table-cell office:value-type="float" office:value="5.1451122760773" calcext:value-type="float">
            <text:p>5,1451122760773</text:p>
          </table:table-cell>
          <table:table-cell office:value-type="float" office:value="161.77411899445" calcext:value-type="float">
            <text:p>161,7741189944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727</text:p>
          </table:table-cell>
          <table:table-cell office:value-type="float" office:value="8.8723862171173" calcext:value-type="float">
            <text:p>8,8723862171173</text:p>
          </table:table-cell>
          <table:table-cell office:value-type="float" office:value="8.4173762798309" calcext:value-type="float">
            <text:p>8,4173762798309</text:p>
          </table:table-cell>
          <table:table-cell office:value-type="float" office:value="-58.561609049512" calcext:value-type="float">
            <text:p>-58,56160904951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738</text:p>
          </table:table-cell>
          <table:table-cell office:value-type="float" office:value="-0.43601620942354" calcext:value-type="float">
            <text:p>-0,43601620942354</text:p>
          </table:table-cell>
          <table:table-cell office:value-type="float" office:value="8.4806555509567" calcext:value-type="float">
            <text:p>8,4806555509567</text:p>
          </table:table-cell>
          <table:table-cell office:value-type="float" office:value="-15.514262542603" calcext:value-type="float">
            <text:p>-15,51426254260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749</text:p>
          </table:table-cell>
          <table:table-cell office:value-type="float" office:value="1.1349904537201" calcext:value-type="float">
            <text:p>1,1349904537201</text:p>
          </table:table-cell>
          <table:table-cell office:value-type="float" office:value="8.7540543079376" calcext:value-type="float">
            <text:p>8,7540543079376</text:p>
          </table:table-cell>
          <table:table-cell office:value-type="float" office:value="-118.42932063303" calcext:value-type="float">
            <text:p>-118,4293206330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760</text:p>
          </table:table-cell>
          <table:table-cell office:value-type="float" office:value="2.412956058979" calcext:value-type="float">
            <text:p>2,412956058979</text:p>
          </table:table-cell>
          <table:table-cell office:value-type="float" office:value="8.2875978946686" calcext:value-type="float">
            <text:p>8,2875978946686</text:p>
          </table:table-cell>
          <table:table-cell office:value-type="float" office:value="-102.35438073517" calcext:value-type="float">
            <text:p>-102,3543807351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771</text:p>
          </table:table-cell>
          <table:table-cell office:value-type="float" office:value="4.9257284402847" calcext:value-type="float">
            <text:p>4,9257284402847</text:p>
          </table:table-cell>
          <table:table-cell office:value-type="float" office:value="9.7443544864655" calcext:value-type="float">
            <text:p>9,7443544864655</text:p>
          </table:table-cell>
          <table:table-cell office:value-type="float" office:value="-154.72925088967" calcext:value-type="float">
            <text:p>-154,7292508896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782</text:p>
          </table:table-cell>
          <table:table-cell office:value-type="float" office:value="5.0022953748703" calcext:value-type="float">
            <text:p>5,0022953748703</text:p>
          </table:table-cell>
          <table:table-cell office:value-type="float" office:value="6.7074120044708" calcext:value-type="float">
            <text:p>6,7074120044708</text:p>
          </table:table-cell>
          <table:table-cell office:value-type="float" office:value="105.90792841213" calcext:value-type="float">
            <text:p>105,9079284121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793</text:p>
          </table:table-cell>
          <table:table-cell office:value-type="float" office:value="6.293072104454" calcext:value-type="float">
            <text:p>6,293072104454</text:p>
          </table:table-cell>
          <table:table-cell office:value-type="float" office:value="8.0763280391693" calcext:value-type="float">
            <text:p>8,0763280391693</text:p>
          </table:table-cell>
          <table:table-cell office:value-type="float" office:value="-51.155910370456" calcext:value-type="float">
            <text:p>-51,15591037045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804</text:p>
          </table:table-cell>
          <table:table-cell office:value-type="float" office:value="8.0801928043365" calcext:value-type="float">
            <text:p>8,0801928043365</text:p>
          </table:table-cell>
          <table:table-cell office:value-type="float" office:value="9.4228541851044" calcext:value-type="float">
            <text:p>9,4228541851044</text:p>
          </table:table-cell>
          <table:table-cell office:value-type="float" office:value="140.97674181507" calcext:value-type="float">
            <text:p>140,9767418150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815</text:p>
          </table:table-cell>
          <table:table-cell office:value-type="float" office:value="0.93663148581982" calcext:value-type="float">
            <text:p>0,93663148581982</text:p>
          </table:table-cell>
          <table:table-cell office:value-type="float" office:value="9.8507404327393" calcext:value-type="float">
            <text:p>9,8507404327393</text:p>
          </table:table-cell>
          <table:table-cell office:value-type="float" office:value="-109.81025209852" calcext:value-type="float">
            <text:p>-109,8102520985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826</text:p>
          </table:table-cell>
          <table:table-cell office:value-type="float" office:value="1.0118496417999" calcext:value-type="float">
            <text:p>1,0118496417999</text:p>
          </table:table-cell>
          <table:table-cell office:value-type="float" office:value="9.3573170900345" calcext:value-type="float">
            <text:p>9,3573170900345</text:p>
          </table:table-cell>
          <table:table-cell office:value-type="float" office:value="-159.66113965223" calcext:value-type="float">
            <text:p>-159,6611396522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837</text:p>
          </table:table-cell>
          <table:table-cell office:value-type="float" office:value="2.8599125146866" calcext:value-type="float">
            <text:p>2,8599125146866</text:p>
          </table:table-cell>
          <table:table-cell office:value-type="float" office:value="5.4802650213242" calcext:value-type="float">
            <text:p>5,4802650213242</text:p>
          </table:table-cell>
          <table:table-cell office:value-type="float" office:value="54.432520820836" calcext:value-type="float">
            <text:p>54,43252082083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848</text:p>
          </table:table-cell>
          <table:table-cell office:value-type="float" office:value="3.2020342350006" calcext:value-type="float">
            <text:p>3,2020342350006</text:p>
          </table:table-cell>
          <table:table-cell office:value-type="float" office:value="10.782245397568" calcext:value-type="float">
            <text:p>10,782245397568</text:p>
          </table:table-cell>
          <table:table-cell office:value-type="float" office:value="129.54446312728" calcext:value-type="float">
            <text:p>129,5444631272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859</text:p>
          </table:table-cell>
          <table:table-cell office:value-type="float" office:value="5.4614979028702" calcext:value-type="float">
            <text:p>5,4614979028702</text:p>
          </table:table-cell>
          <table:table-cell office:value-type="float" office:value="8.9797133207321" calcext:value-type="float">
            <text:p>8,9797133207321</text:p>
          </table:table-cell>
          <table:table-cell office:value-type="float" office:value="175.72562406018" calcext:value-type="float">
            <text:p>175,7256240601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870</text:p>
          </table:table-cell>
          <table:table-cell office:value-type="float" office:value="7.7550566196442" calcext:value-type="float">
            <text:p>7,7550566196442</text:p>
          </table:table-cell>
          <table:table-cell office:value-type="float" office:value="8.2659929990768" calcext:value-type="float">
            <text:p>8,2659929990768</text:p>
          </table:table-cell>
          <table:table-cell office:value-type="float" office:value="147.87374332452" calcext:value-type="float">
            <text:p>147,8737433245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881</text:p>
          </table:table-cell>
          <table:table-cell office:value-type="float" office:value="8.2984972000122" calcext:value-type="float">
            <text:p>8,2984972000122</text:p>
          </table:table-cell>
          <table:table-cell office:value-type="float" office:value="10.683596134186" calcext:value-type="float">
            <text:p>10,683596134186</text:p>
          </table:table-cell>
          <table:table-cell office:value-type="float" office:value="104.01458269472" calcext:value-type="float">
            <text:p>104,0145826947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892</text:p>
          </table:table-cell>
          <table:table-cell office:value-type="float" office:value="-0.6461638957262" calcext:value-type="float">
            <text:p>-0,6461638957262</text:p>
          </table:table-cell>
          <table:table-cell office:value-type="float" office:value="10.504338741302" calcext:value-type="float">
            <text:p>10,504338741302</text:p>
          </table:table-cell>
          <table:table-cell office:value-type="float" office:value="-137.57261197278" calcext:value-type="float">
            <text:p>-137,5726119727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903</text:p>
          </table:table-cell>
          <table:table-cell office:value-type="float" office:value="-0.32752774655819" calcext:value-type="float">
            <text:p>-0,32752774655819</text:p>
          </table:table-cell>
          <table:table-cell office:value-type="float" office:value="10.542769432068" calcext:value-type="float">
            <text:p>10,542769432068</text:p>
          </table:table-cell>
          <table:table-cell office:value-type="float" office:value="-138.24621886964" calcext:value-type="float">
            <text:p>-138,2462188696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5</text:p>
          </table:table-cell>
          <table:table-cell office:value-type="float" office:value="-1.1524890363216" calcext:value-type="float">
            <text:p>-1,1524890363216</text:p>
          </table:table-cell>
          <table:table-cell office:value-type="float" office:value="0.27939926832914" calcext:value-type="float">
            <text:p>0,27939926832914</text:p>
          </table:table-cell>
          <table:table-cell office:value-type="float" office:value="29.522620188962" calcext:value-type="float">
            <text:p>29,52262018896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364</text:p>
          </table:table-cell>
          <table:table-cell office:value-type="float" office:value="1.4143927395344" calcext:value-type="float">
            <text:p>1,4143927395344</text:p>
          </table:table-cell>
          <table:table-cell office:value-type="float" office:value="-0.58599710464478" calcext:value-type="float">
            <text:p>-0,58599710464478</text:p>
          </table:table-cell>
          <table:table-cell office:value-type="float" office:value="114.06719456812" calcext:value-type="float">
            <text:p>114,0671945681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375</text:p>
          </table:table-cell>
          <table:table-cell office:value-type="float" office:value="3.8477700948715" calcext:value-type="float">
            <text:p>3,8477700948715</text:p>
          </table:table-cell>
          <table:table-cell office:value-type="float" office:value="0.59052634984255" calcext:value-type="float">
            <text:p>0,59052634984255</text:p>
          </table:table-cell>
          <table:table-cell office:value-type="float" office:value="-130.76010175571" calcext:value-type="float">
            <text:p>-130,7601017557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386</text:p>
          </table:table-cell>
          <table:table-cell office:value-type="float" office:value="5.1676428318024" calcext:value-type="float">
            <text:p>5,1676428318024</text:p>
          </table:table-cell>
          <table:table-cell office:value-type="float" office:value="1.4628228545189" calcext:value-type="float">
            <text:p>1,4628228545189</text:p>
          </table:table-cell>
          <table:table-cell office:value-type="float" office:value="-124.40655337777" calcext:value-type="float">
            <text:p>-124,4065533777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397</text:p>
          </table:table-cell>
          <table:table-cell office:value-type="float" office:value="6.5425312519073" calcext:value-type="float">
            <text:p>6,5425312519073</text:p>
          </table:table-cell>
          <table:table-cell office:value-type="float" office:value="-0.58501441031694" calcext:value-type="float">
            <text:p>-0,58501441031694</text:p>
          </table:table-cell>
          <table:table-cell office:value-type="float" office:value="55.422703551639" calcext:value-type="float">
            <text:p>55,42270355163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408</text:p>
          </table:table-cell>
          <table:table-cell office:value-type="float" office:value="10.082523822784" calcext:value-type="float">
            <text:p>10,082523822784</text:p>
          </table:table-cell>
          <table:table-cell office:value-type="float" office:value="0.99423117935658" calcext:value-type="float">
            <text:p>0,99423117935658</text:p>
          </table:table-cell>
          <table:table-cell office:value-type="float" office:value="-145.39687193123" calcext:value-type="float">
            <text:p>-145,3968719312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419</text:p>
          </table:table-cell>
          <table:table-cell office:value-type="float" office:value="10.085009336472" calcext:value-type="float">
            <text:p>10,085009336472</text:p>
          </table:table-cell>
          <table:table-cell office:value-type="float" office:value="1.7560188472271" calcext:value-type="float">
            <text:p>1,7560188472271</text:p>
          </table:table-cell>
          <table:table-cell office:value-type="float" office:value="-94.910133416486" calcext:value-type="float">
            <text:p>-94,91013341648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430</text:p>
          </table:table-cell>
          <table:table-cell office:value-type="float" office:value="-0.75581923127174" calcext:value-type="float">
            <text:p>-0,75581923127174</text:p>
          </table:table-cell>
          <table:table-cell office:value-type="float" office:value="0.92979356646538" calcext:value-type="float">
            <text:p>0,92979356646538</text:p>
          </table:table-cell>
          <table:table-cell office:value-type="float" office:value="113.8461942126" calcext:value-type="float">
            <text:p>113,846194212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441</text:p>
          </table:table-cell>
          <table:table-cell office:value-type="float" office:value="1.8495815992355" calcext:value-type="float">
            <text:p>1,8495815992355</text:p>
          </table:table-cell>
          <table:table-cell office:value-type="float" office:value="-0.0275754975155" calcext:value-type="float">
            <text:p>-0,0275754975155</text:p>
          </table:table-cell>
          <table:table-cell office:value-type="float" office:value="70.278222393838" calcext:value-type="float">
            <text:p>70,27822239383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452</text:p>
          </table:table-cell>
          <table:table-cell office:value-type="float" office:value="1.6209045052528" calcext:value-type="float">
            <text:p>1,6209045052528</text:p>
          </table:table-cell>
          <table:table-cell office:value-type="float" office:value="1.3115973770618" calcext:value-type="float">
            <text:p>1,3115973770618</text:p>
          </table:table-cell>
          <table:table-cell office:value-type="float" office:value="-143.23786109876" calcext:value-type="float">
            <text:p>-143,2378610987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463</text:p>
          </table:table-cell>
          <table:table-cell office:value-type="float" office:value="2.6305264234543" calcext:value-type="float">
            <text:p>2,6305264234543</text:p>
          </table:table-cell>
          <table:table-cell office:value-type="float" office:value="2.3081521689892" calcext:value-type="float">
            <text:p>2,3081521689892</text:p>
          </table:table-cell>
          <table:table-cell office:value-type="float" office:value="35.652889187928" calcext:value-type="float">
            <text:p>35,65288918792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474</text:p>
          </table:table-cell>
          <table:table-cell office:value-type="float" office:value="5.9217083454132" calcext:value-type="float">
            <text:p>5,9217083454132</text:p>
          </table:table-cell>
          <table:table-cell office:value-type="float" office:value="3.3586055040359" calcext:value-type="float">
            <text:p>3,3586055040359</text:p>
          </table:table-cell>
          <table:table-cell office:value-type="float" office:value="-156.34513660601" calcext:value-type="float">
            <text:p>-156,3451366060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485</text:p>
          </table:table-cell>
          <table:table-cell office:value-type="float" office:value="6.9970452785492" calcext:value-type="float">
            <text:p>6,9970452785492</text:p>
          </table:table-cell>
          <table:table-cell office:value-type="float" office:value="0.55216521024704" calcext:value-type="float">
            <text:p>0,55216521024704</text:p>
          </table:table-cell>
          <table:table-cell office:value-type="float" office:value="-58.492069791077" calcext:value-type="float">
            <text:p>-58,49206979107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496</text:p>
          </table:table-cell>
          <table:table-cell office:value-type="float" office:value="5.5541211366653" calcext:value-type="float">
            <text:p>5,5541211366653</text:p>
          </table:table-cell>
          <table:table-cell office:value-type="float" office:value="2.0379514992237" calcext:value-type="float">
            <text:p>2,0379514992237</text:p>
          </table:table-cell>
          <table:table-cell office:value-type="float" office:value="-13.364482267647" calcext:value-type="float">
            <text:p>-13,36448226764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507</text:p>
          </table:table-cell>
          <table:table-cell office:value-type="float" office:value="-1.5842339396477" calcext:value-type="float">
            <text:p>-1,5842339396477</text:p>
          </table:table-cell>
          <table:table-cell office:value-type="float" office:value="5.3944462537766" calcext:value-type="float">
            <text:p>5,3944462537766</text:p>
          </table:table-cell>
          <table:table-cell office:value-type="float" office:value="-34.868642023415" calcext:value-type="float">
            <text:p>-34,86864202341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518</text:p>
          </table:table-cell>
          <table:table-cell office:value-type="float" office:value="1.4380438625813" calcext:value-type="float">
            <text:p>1,4380438625813</text:p>
          </table:table-cell>
          <table:table-cell office:value-type="float" office:value="4.6961402893066" calcext:value-type="float">
            <text:p>4,6961402893066</text:p>
          </table:table-cell>
          <table:table-cell office:value-type="float" office:value="151.24822877775" calcext:value-type="float">
            <text:p>151,2482287777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529</text:p>
          </table:table-cell>
          <table:table-cell office:value-type="float" office:value="2.3353657126427" calcext:value-type="float">
            <text:p>2,3353657126427</text:p>
          </table:table-cell>
          <table:table-cell office:value-type="float" office:value="3.3768886327744" calcext:value-type="float">
            <text:p>3,3768886327744</text:p>
          </table:table-cell>
          <table:table-cell office:value-type="float" office:value="92.793299893665" calcext:value-type="float">
            <text:p>92,79329989366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540</text:p>
          </table:table-cell>
          <table:table-cell office:value-type="float" office:value="5.1319217681885" calcext:value-type="float">
            <text:p>5,1319217681885</text:p>
          </table:table-cell>
          <table:table-cell office:value-type="float" office:value="3.6560279130936" calcext:value-type="float">
            <text:p>3,6560279130936</text:p>
          </table:table-cell>
          <table:table-cell office:value-type="float" office:value="-171.54864900431" calcext:value-type="float">
            <text:p>-171,5486490043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551</text:p>
          </table:table-cell>
          <table:table-cell office:value-type="float" office:value="3.1484740972519" calcext:value-type="float">
            <text:p>3,1484740972519</text:p>
          </table:table-cell>
          <table:table-cell office:value-type="float" office:value="4.3869370222092" calcext:value-type="float">
            <text:p>4,3869370222092</text:p>
          </table:table-cell>
          <table:table-cell office:value-type="float" office:value="-137.2588652714" calcext:value-type="float">
            <text:p>-137,258865271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562</text:p>
          </table:table-cell>
          <table:table-cell office:value-type="float" office:value="7.4655014276505" calcext:value-type="float">
            <text:p>7,4655014276505</text:p>
          </table:table-cell>
          <table:table-cell office:value-type="float" office:value="2.6351541280746" calcext:value-type="float">
            <text:p>2,6351541280746</text:p>
          </table:table-cell>
          <table:table-cell office:value-type="float" office:value="49.740527465845" calcext:value-type="float">
            <text:p>49,74052746584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573</text:p>
          </table:table-cell>
          <table:table-cell office:value-type="float" office:value="9.7916954755783" calcext:value-type="float">
            <text:p>9,7916954755783</text:p>
          </table:table-cell>
          <table:table-cell office:value-type="float" office:value="4.8740273714066" calcext:value-type="float">
            <text:p>4,8740273714066</text:p>
          </table:table-cell>
          <table:table-cell office:value-type="float" office:value="-167.43324516685" calcext:value-type="float">
            <text:p>-167,4332451668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584</text:p>
          </table:table-cell>
          <table:table-cell office:value-type="float" office:value="-0.078573785722256" calcext:value-type="float">
            <text:p>-0,078573785722256</text:p>
          </table:table-cell>
          <table:table-cell office:value-type="float" office:value="4.5809641480446" calcext:value-type="float">
            <text:p>4,5809641480446</text:p>
          </table:table-cell>
          <table:table-cell office:value-type="float" office:value="79.76631981552" calcext:value-type="float">
            <text:p>79,7663198155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595</text:p>
          </table:table-cell>
          <table:table-cell office:value-type="float" office:value="1.2451905012131" calcext:value-type="float">
            <text:p>1,2451905012131</text:p>
          </table:table-cell>
          <table:table-cell office:value-type="float" office:value="2.3927231132984" calcext:value-type="float">
            <text:p>2,3927231132984</text:p>
          </table:table-cell>
          <table:table-cell office:value-type="float" office:value="-34.606038385136" calcext:value-type="float">
            <text:p>-34,60603838513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606</text:p>
          </table:table-cell>
          <table:table-cell office:value-type="float" office:value="2.3680087924004" calcext:value-type="float">
            <text:p>2,3680087924004</text:p>
          </table:table-cell>
          <table:table-cell office:value-type="float" office:value="3.8004720211029" calcext:value-type="float">
            <text:p>3,8004720211029</text:p>
          </table:table-cell>
          <table:table-cell office:value-type="float" office:value="124.92894518907" calcext:value-type="float">
            <text:p>124,9289451890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617</text:p>
          </table:table-cell>
          <table:table-cell office:value-type="float" office:value="3.2451298832893" calcext:value-type="float">
            <text:p>3,2451298832893</text:p>
          </table:table-cell>
          <table:table-cell office:value-type="float" office:value="4.9866971373558" calcext:value-type="float">
            <text:p>4,9866971373558</text:p>
          </table:table-cell>
          <table:table-cell office:value-type="float" office:value="-95.828795129326" calcext:value-type="float">
            <text:p>-95,82879512932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628</text:p>
          </table:table-cell>
          <table:table-cell office:value-type="float" office:value="7.1851003170013" calcext:value-type="float">
            <text:p>7,1851003170013</text:p>
          </table:table-cell>
          <table:table-cell office:value-type="float" office:value="3.8807266950607" calcext:value-type="float">
            <text:p>3,8807266950607</text:p>
          </table:table-cell>
          <table:table-cell office:value-type="float" office:value="91.327843392731" calcext:value-type="float">
            <text:p>91,32784339273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639</text:p>
          </table:table-cell>
          <table:table-cell office:value-type="float" office:value="6.4397317171097" calcext:value-type="float">
            <text:p>6,4397317171097</text:p>
          </table:table-cell>
          <table:table-cell office:value-type="float" office:value="4.5664715766907" calcext:value-type="float">
            <text:p>4,5664715766907</text:p>
          </table:table-cell>
          <table:table-cell office:value-type="float" office:value="-169.61788220011" calcext:value-type="float">
            <text:p>-169,6178822001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650</text:p>
          </table:table-cell>
          <table:table-cell office:value-type="float" office:value="8.9347904920578" calcext:value-type="float">
            <text:p>8,9347904920578</text:p>
          </table:table-cell>
          <table:table-cell office:value-type="float" office:value="4.5182409882545" calcext:value-type="float">
            <text:p>4,5182409882545</text:p>
          </table:table-cell>
          <table:table-cell office:value-type="float" office:value="-162.50834039822" calcext:value-type="float">
            <text:p>-162,5083403982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661</text:p>
          </table:table-cell>
          <table:table-cell office:value-type="float" office:value="-0.35823803395033" calcext:value-type="float">
            <text:p>-0,35823803395033</text:p>
          </table:table-cell>
          <table:table-cell office:value-type="float" office:value="7.510017156601" calcext:value-type="float">
            <text:p>7,510017156601</text:p>
          </table:table-cell>
          <table:table-cell office:value-type="float" office:value="129.61355136458" calcext:value-type="float">
            <text:p>129,6135513645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672</text:p>
          </table:table-cell>
          <table:table-cell office:value-type="float" office:value="-0.9183631837368" calcext:value-type="float">
            <text:p>-0,9183631837368</text:p>
          </table:table-cell>
          <table:table-cell office:value-type="float" office:value="7.4070113897324" calcext:value-type="float">
            <text:p>7,4070113897324</text:p>
          </table:table-cell>
          <table:table-cell office:value-type="float" office:value="132.08238638131" calcext:value-type="float">
            <text:p>132,0823863813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683</text:p>
          </table:table-cell>
          <table:table-cell office:value-type="float" office:value="-0.40710885077715" calcext:value-type="float">
            <text:p>-0,40710885077715</text:p>
          </table:table-cell>
          <table:table-cell office:value-type="float" office:value="5.3284507989883" calcext:value-type="float">
            <text:p>5,3284507989883</text:p>
          </table:table-cell>
          <table:table-cell office:value-type="float" office:value="-15.851277834291" calcext:value-type="float">
            <text:p>-15,85127783429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694</text:p>
          </table:table-cell>
          <table:table-cell office:value-type="float" office:value="5.6428575515747" calcext:value-type="float">
            <text:p>5,6428575515747</text:p>
          </table:table-cell>
          <table:table-cell office:value-type="float" office:value="5.6003057956696" calcext:value-type="float">
            <text:p>5,6003057956696</text:p>
          </table:table-cell>
          <table:table-cell office:value-type="float" office:value="101.78364765872" calcext:value-type="float">
            <text:p>101,7836476587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705</text:p>
          </table:table-cell>
          <table:table-cell office:value-type="float" office:value="5.5688410997391" calcext:value-type="float">
            <text:p>5,5688410997391</text:p>
          </table:table-cell>
          <table:table-cell office:value-type="float" office:value="6.5817612409592" calcext:value-type="float">
            <text:p>6,5817612409592</text:p>
          </table:table-cell>
          <table:table-cell office:value-type="float" office:value="88.903058106732" calcext:value-type="float">
            <text:p>88,90305810673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716</text:p>
          </table:table-cell>
          <table:table-cell office:value-type="float" office:value="7.071977853775" calcext:value-type="float">
            <text:p>7,071977853775</text:p>
          </table:table-cell>
          <table:table-cell office:value-type="float" office:value="5.2015101909637" calcext:value-type="float">
            <text:p>5,2015101909637</text:p>
          </table:table-cell>
          <table:table-cell office:value-type="float" office:value="-163.18055322975" calcext:value-type="float">
            <text:p>-163,1805532297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727</text:p>
          </table:table-cell>
          <table:table-cell office:value-type="float" office:value="8.8500863313675" calcext:value-type="float">
            <text:p>8,8500863313675</text:p>
          </table:table-cell>
          <table:table-cell office:value-type="float" office:value="8.5812675952911" calcext:value-type="float">
            <text:p>8,5812675952911</text:p>
          </table:table-cell>
          <table:table-cell office:value-type="float" office:value="-81.097638531096" calcext:value-type="float">
            <text:p>-81,09763853109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738</text:p>
          </table:table-cell>
          <table:table-cell office:value-type="float" office:value="-0.81557705998421" calcext:value-type="float">
            <text:p>-0,81557705998421</text:p>
          </table:table-cell>
          <table:table-cell office:value-type="float" office:value="8.5883963108063" calcext:value-type="float">
            <text:p>8,5883963108063</text:p>
          </table:table-cell>
          <table:table-cell office:value-type="float" office:value="-17.142855437698" calcext:value-type="float">
            <text:p>-17,14285543769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749</text:p>
          </table:table-cell>
          <table:table-cell office:value-type="float" office:value="1.0284221172333" calcext:value-type="float">
            <text:p>1,0284221172333</text:p>
          </table:table-cell>
          <table:table-cell office:value-type="float" office:value="8.9450532197952" calcext:value-type="float">
            <text:p>8,9450532197952</text:p>
          </table:table-cell>
          <table:table-cell office:value-type="float" office:value="-42.934027447063" calcext:value-type="float">
            <text:p>-42,93402744706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760</text:p>
          </table:table-cell>
          <table:table-cell office:value-type="float" office:value="2.3333732783794" calcext:value-type="float">
            <text:p>2,3333732783794</text:p>
          </table:table-cell>
          <table:table-cell office:value-type="float" office:value="8.4744942188263" calcext:value-type="float">
            <text:p>8,4744942188263</text:p>
          </table:table-cell>
          <table:table-cell office:value-type="float" office:value="-65.120529217325" calcext:value-type="float">
            <text:p>-65,12052921732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771</text:p>
          </table:table-cell>
          <table:table-cell office:value-type="float" office:value="5.2508300542831" calcext:value-type="float">
            <text:p>5,2508300542831</text:p>
          </table:table-cell>
          <table:table-cell office:value-type="float" office:value="9.7631871700287" calcext:value-type="float">
            <text:p>9,7631871700287</text:p>
          </table:table-cell>
          <table:table-cell office:value-type="float" office:value="174.43033236607" calcext:value-type="float">
            <text:p>174,4303323660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782</text:p>
          </table:table-cell>
          <table:table-cell office:value-type="float" office:value="5.2305138111115" calcext:value-type="float">
            <text:p>5,2305138111115</text:p>
          </table:table-cell>
          <table:table-cell office:value-type="float" office:value="6.7118489742279" calcext:value-type="float">
            <text:p>6,7118489742279</text:p>
          </table:table-cell>
          <table:table-cell office:value-type="float" office:value="-178.75967056129" calcext:value-type="float">
            <text:p>-178,7596705612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793</text:p>
          </table:table-cell>
          <table:table-cell office:value-type="float" office:value="6.1176288127899" calcext:value-type="float">
            <text:p>6,1176288127899</text:p>
          </table:table-cell>
          <table:table-cell office:value-type="float" office:value="8.283788561821" calcext:value-type="float">
            <text:p>8,283788561821</text:p>
          </table:table-cell>
          <table:table-cell office:value-type="float" office:value="-49.384613705289" calcext:value-type="float">
            <text:p>-49,38461370528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804</text:p>
          </table:table-cell>
          <table:table-cell office:value-type="float" office:value="8.1694078445435" calcext:value-type="float">
            <text:p>8,1694078445435</text:p>
          </table:table-cell>
          <table:table-cell office:value-type="float" office:value="9.1308724880219" calcext:value-type="float">
            <text:p>9,1308724880219</text:p>
          </table:table-cell>
          <table:table-cell office:value-type="float" office:value="98.77017728842" calcext:value-type="float">
            <text:p>98,7701772884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815</text:p>
          </table:table-cell>
          <table:table-cell office:value-type="float" office:value="0.74070267379284" calcext:value-type="float">
            <text:p>0,74070267379284</text:p>
          </table:table-cell>
          <table:table-cell office:value-type="float" office:value="9.9543535709381" calcext:value-type="float">
            <text:p>9,9543535709381</text:p>
          </table:table-cell>
          <table:table-cell office:value-type="float" office:value="-19.106329816162" calcext:value-type="float">
            <text:p>-19,10632981616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826</text:p>
          </table:table-cell>
          <table:table-cell office:value-type="float" office:value="0.96398331224918" calcext:value-type="float">
            <text:p>0,96398331224918</text:p>
          </table:table-cell>
          <table:table-cell office:value-type="float" office:value="9.573729634285" calcext:value-type="float">
            <text:p>9,573729634285</text:p>
          </table:table-cell>
          <table:table-cell office:value-type="float" office:value="-68.902150081221" calcext:value-type="float">
            <text:p>-68,90215008122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837</text:p>
          </table:table-cell>
          <table:table-cell office:value-type="float" office:value="2.6558229327202" calcext:value-type="float">
            <text:p>2,6558229327202</text:p>
          </table:table-cell>
          <table:table-cell office:value-type="float" office:value="5.2448028326035" calcext:value-type="float">
            <text:p>5,2448028326035</text:p>
          </table:table-cell>
          <table:table-cell office:value-type="float" office:value="37.359484821368" calcext:value-type="float">
            <text:p>37,35948482136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848</text:p>
          </table:table-cell>
          <table:table-cell office:value-type="float" office:value="3.28637778759" calcext:value-type="float">
            <text:p>3,28637778759</text:p>
          </table:table-cell>
          <table:table-cell office:value-type="float" office:value="10.47566652298" calcext:value-type="float">
            <text:p>10,47566652298</text:p>
          </table:table-cell>
          <table:table-cell office:value-type="float" office:value="99.194137154111" calcext:value-type="float">
            <text:p>99,19413715411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859</text:p>
          </table:table-cell>
          <table:table-cell office:value-type="float" office:value="5.6254303455353" calcext:value-type="float">
            <text:p>5,6254303455353</text:p>
          </table:table-cell>
          <table:table-cell office:value-type="float" office:value="8.7960004806519" calcext:value-type="float">
            <text:p>8,7960004806519</text:p>
          </table:table-cell>
          <table:table-cell office:value-type="float" office:value="125.3060808607" calcext:value-type="float">
            <text:p>125,306080860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870</text:p>
          </table:table-cell>
          <table:table-cell office:value-type="float" office:value="7.882154583931" calcext:value-type="float">
            <text:p>7,882154583931</text:p>
          </table:table-cell>
          <table:table-cell office:value-type="float" office:value="8.0708658695221" calcext:value-type="float">
            <text:p>8,0708658695221</text:p>
          </table:table-cell>
          <table:table-cell office:value-type="float" office:value="120.12992998597" calcext:value-type="float">
            <text:p>120,1299299859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881</text:p>
          </table:table-cell>
          <table:table-cell office:value-type="float" office:value="8.1495571136475" calcext:value-type="float">
            <text:p>8,1495571136475</text:p>
          </table:table-cell>
          <table:table-cell office:value-type="float" office:value="10.450184345245" calcext:value-type="float">
            <text:p>10,450184345245</text:p>
          </table:table-cell>
          <table:table-cell office:value-type="float" office:value="47.742838692513" calcext:value-type="float">
            <text:p>47,74283869251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892</text:p>
          </table:table-cell>
          <table:table-cell office:value-type="float" office:value="-0.35265661776066" calcext:value-type="float">
            <text:p>-0,35265661776066</text:p>
          </table:table-cell>
          <table:table-cell office:value-type="float" office:value="10.597072839737" calcext:value-type="float">
            <text:p>10,597072839737</text:p>
          </table:table-cell>
          <table:table-cell office:value-type="float" office:value="-165.5054715029" calcext:value-type="float">
            <text:p>-165,505471502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903</text:p>
          </table:table-cell>
          <table:table-cell office:value-type="float" office:value="0.025546767283231" calcext:value-type="float">
            <text:p>0,025546767283231</text:p>
          </table:table-cell>
          <table:table-cell office:value-type="float" office:value="10.738866329193" calcext:value-type="float">
            <text:p>10,738866329193</text:p>
          </table:table-cell>
          <table:table-cell office:value-type="float" office:value="132.38565025816" calcext:value-type="float">
            <text:p>132,3856502581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5</text:p>
          </table:table-cell>
          <table:table-cell office:value-type="float" office:value="-1.1657287925482" calcext:value-type="float">
            <text:p>-1,1657287925482</text:p>
          </table:table-cell>
          <table:table-cell office:value-type="float" office:value="0.29513766989112" calcext:value-type="float">
            <text:p>0,29513766989112</text:p>
          </table:table-cell>
          <table:table-cell office:value-type="float" office:value="55.284773088565" calcext:value-type="float">
            <text:p>55,28477308856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364</text:p>
          </table:table-cell>
          <table:table-cell office:value-type="float" office:value="1.584255695343" calcext:value-type="float">
            <text:p>1,584255695343</text:p>
          </table:table-cell>
          <table:table-cell office:value-type="float" office:value="-0.58500926941633" calcext:value-type="float">
            <text:p>-0,58500926941633</text:p>
          </table:table-cell>
          <table:table-cell office:value-type="float" office:value="92.175154928948" calcext:value-type="float">
            <text:p>92,17515492894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375</text:p>
          </table:table-cell>
          <table:table-cell office:value-type="float" office:value="3.9948111772537" calcext:value-type="float">
            <text:p>3,9948111772537</text:p>
          </table:table-cell>
          <table:table-cell office:value-type="float" office:value="0.7509346306324" calcext:value-type="float">
            <text:p>0,7509346306324</text:p>
          </table:table-cell>
          <table:table-cell office:value-type="float" office:value="-132.99865631541" calcext:value-type="float">
            <text:p>-132,9986563154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386</text:p>
          </table:table-cell>
          <table:table-cell office:value-type="float" office:value="5.3877490758896" calcext:value-type="float">
            <text:p>5,3877490758896</text:p>
          </table:table-cell>
          <table:table-cell office:value-type="float" office:value="1.4741429686546" calcext:value-type="float">
            <text:p>1,4741429686546</text:p>
          </table:table-cell>
          <table:table-cell office:value-type="float" office:value="163.31923539471" calcext:value-type="float">
            <text:p>163,3192353947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397</text:p>
          </table:table-cell>
          <table:table-cell office:value-type="float" office:value="6.4226353168488" calcext:value-type="float">
            <text:p>6,4226353168488</text:p>
          </table:table-cell>
          <table:table-cell office:value-type="float" office:value="-0.57669661939144" calcext:value-type="float">
            <text:p>-0,57669661939144</text:p>
          </table:table-cell>
          <table:table-cell office:value-type="float" office:value="55.576816106298" calcext:value-type="float">
            <text:p>55,57681610629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408</text:p>
          </table:table-cell>
          <table:table-cell office:value-type="float" office:value="10.078390836716" calcext:value-type="float">
            <text:p>10,078390836716</text:p>
          </table:table-cell>
          <table:table-cell office:value-type="float" office:value="1.1834756284952" calcext:value-type="float">
            <text:p>1,1834756284952</text:p>
          </table:table-cell>
          <table:table-cell office:value-type="float" office:value="-142.32847948743" calcext:value-type="float">
            <text:p>-142,3284794874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419</text:p>
          </table:table-cell>
          <table:table-cell office:value-type="float" office:value="10.084999799728" calcext:value-type="float">
            <text:p>10,084999799728</text:p>
          </table:table-cell>
          <table:table-cell office:value-type="float" office:value="2.088061273098" calcext:value-type="float">
            <text:p>2,088061273098</text:p>
          </table:table-cell>
          <table:table-cell office:value-type="float" office:value="-101.66571246591" calcext:value-type="float">
            <text:p>-101,6657124659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430</text:p>
          </table:table-cell>
          <table:table-cell office:value-type="float" office:value="-0.5962910503149" calcext:value-type="float">
            <text:p>-0,5962910503149</text:p>
          </table:table-cell>
          <table:table-cell office:value-type="float" office:value="0.5656335875392" calcext:value-type="float">
            <text:p>0,5656335875392</text:p>
          </table:table-cell>
          <table:table-cell office:value-type="float" office:value="113.82441535877" calcext:value-type="float">
            <text:p>113,8244153587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441</text:p>
          </table:table-cell>
          <table:table-cell office:value-type="float" office:value="1.6484047472477" calcext:value-type="float">
            <text:p>1,6484047472477</text:p>
          </table:table-cell>
          <table:table-cell office:value-type="float" office:value="-0.074269189499319" calcext:value-type="float">
            <text:p>-0,074269189499319</text:p>
          </table:table-cell>
          <table:table-cell office:value-type="float" office:value="-0.54010458788864" calcext:value-type="float">
            <text:p>-0,5401045878886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452</text:p>
          </table:table-cell>
          <table:table-cell office:value-type="float" office:value="1.9147561490536" calcext:value-type="float">
            <text:p>1,9147561490536</text:p>
          </table:table-cell>
          <table:table-cell office:value-type="float" office:value="1.559449583292" calcext:value-type="float">
            <text:p>1,559449583292</text:p>
          </table:table-cell>
          <table:table-cell office:value-type="float" office:value="-137.32788517217" calcext:value-type="float">
            <text:p>-137,3278851721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463</text:p>
          </table:table-cell>
          <table:table-cell office:value-type="float" office:value="2.3514695465565" calcext:value-type="float">
            <text:p>2,3514695465565</text:p>
          </table:table-cell>
          <table:table-cell office:value-type="float" office:value="2.1634800732136" calcext:value-type="float">
            <text:p>2,1634800732136</text:p>
          </table:table-cell>
          <table:table-cell office:value-type="float" office:value="25.219477096181" calcext:value-type="float">
            <text:p>25,21947709618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474</text:p>
          </table:table-cell>
          <table:table-cell office:value-type="float" office:value="6.287562251091" calcext:value-type="float">
            <text:p>6,287562251091</text:p>
          </table:table-cell>
          <table:table-cell office:value-type="float" office:value="3.4378597140312" calcext:value-type="float">
            <text:p>3,4378597140312</text:p>
          </table:table-cell>
          <table:table-cell office:value-type="float" office:value="-167.3395557768" calcext:value-type="float">
            <text:p>-167,339555776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485</text:p>
          </table:table-cell>
          <table:table-cell office:value-type="float" office:value="6.7894214391708" calcext:value-type="float">
            <text:p>6,7894214391708</text:p>
          </table:table-cell>
          <table:table-cell office:value-type="float" office:value="0.89134313166142" calcext:value-type="float">
            <text:p>0,89134313166142</text:p>
          </table:table-cell>
          <table:table-cell office:value-type="float" office:value="-58.460525646331" calcext:value-type="float">
            <text:p>-58,46052564633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496</text:p>
          </table:table-cell>
          <table:table-cell office:value-type="float" office:value="5.3894776105881" calcext:value-type="float">
            <text:p>5,3894776105881</text:p>
          </table:table-cell>
          <table:table-cell office:value-type="float" office:value="1.8934100866318" calcext:value-type="float">
            <text:p>1,8934100866318</text:p>
          </table:table-cell>
          <table:table-cell office:value-type="float" office:value="60.140271855008" calcext:value-type="float">
            <text:p>60,14027185500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507</text:p>
          </table:table-cell>
          <table:table-cell office:value-type="float" office:value="-1.585006415844" calcext:value-type="float">
            <text:p>-1,585006415844</text:p>
          </table:table-cell>
          <table:table-cell office:value-type="float" office:value="5.6924498081207" calcext:value-type="float">
            <text:p>5,6924498081207</text:p>
          </table:table-cell>
          <table:table-cell office:value-type="float" office:value="-33.636421534666" calcext:value-type="float">
            <text:p>-33,63642153466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518</text:p>
          </table:table-cell>
          <table:table-cell office:value-type="float" office:value="1.6730897128582" calcext:value-type="float">
            <text:p>1,6730897128582</text:p>
          </table:table-cell>
          <table:table-cell office:value-type="float" office:value="4.6559756994247" calcext:value-type="float">
            <text:p>4,6559756994247</text:p>
          </table:table-cell>
          <table:table-cell office:value-type="float" office:value="-179.83463159792" calcext:value-type="float">
            <text:p>-179,8346315979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529</text:p>
          </table:table-cell>
          <table:table-cell office:value-type="float" office:value="2.1173104643822" calcext:value-type="float">
            <text:p>2,1173104643822</text:p>
          </table:table-cell>
          <table:table-cell office:value-type="float" office:value="3.3348220586777" calcext:value-type="float">
            <text:p>3,3348220586777</text:p>
          </table:table-cell>
          <table:table-cell office:value-type="float" office:value="2.014558074201" calcext:value-type="float">
            <text:p>2,01455807420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540</text:p>
          </table:table-cell>
          <table:table-cell office:value-type="float" office:value="5.3842794895172" calcext:value-type="float">
            <text:p>5,3842794895172</text:p>
          </table:table-cell>
          <table:table-cell office:value-type="float" office:value="3.7445080280304" calcext:value-type="float">
            <text:p>3,7445080280304</text:p>
          </table:table-cell>
          <table:table-cell office:value-type="float" office:value="-158.7861176509" calcext:value-type="float">
            <text:p>-158,786117650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551</text:p>
          </table:table-cell>
          <table:table-cell office:value-type="float" office:value="3.3212658762932" calcext:value-type="float">
            <text:p>3,3212658762932</text:p>
          </table:table-cell>
          <table:table-cell office:value-type="float" office:value="4.2471712827682" calcext:value-type="float">
            <text:p>4,2471712827682</text:p>
          </table:table-cell>
          <table:table-cell office:value-type="float" office:value="132.12222658145" calcext:value-type="float">
            <text:p>132,1222265814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562</text:p>
          </table:table-cell>
          <table:table-cell office:value-type="float" office:value="7.287974357605" calcext:value-type="float">
            <text:p>7,287974357605</text:p>
          </table:table-cell>
          <table:table-cell office:value-type="float" office:value="2.5057142972946" calcext:value-type="float">
            <text:p>2,5057142972946</text:p>
          </table:table-cell>
          <table:table-cell office:value-type="float" office:value="34.778772645695" calcext:value-type="float">
            <text:p>34,77877264569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573</text:p>
          </table:table-cell>
          <table:table-cell office:value-type="float" office:value="9.9837619066238" calcext:value-type="float">
            <text:p>9,9837619066238</text:p>
          </table:table-cell>
          <table:table-cell office:value-type="float" office:value="4.7152012586594" calcext:value-type="float">
            <text:p>4,7152012586594</text:p>
          </table:table-cell>
          <table:table-cell office:value-type="float" office:value="133.01743519534" calcext:value-type="float">
            <text:p>133,0174351953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584</text:p>
          </table:table-cell>
          <table:table-cell office:value-type="float" office:value="-0.33316820859909" calcext:value-type="float">
            <text:p>-0,33316820859909</text:p>
          </table:table-cell>
          <table:table-cell office:value-type="float" office:value="4.3548852205276" calcext:value-type="float">
            <text:p>4,3548852205276</text:p>
          </table:table-cell>
          <table:table-cell office:value-type="float" office:value="46.678070050136" calcext:value-type="float">
            <text:p>46,67807005013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595</text:p>
          </table:table-cell>
          <table:table-cell office:value-type="float" office:value="0.98460510373116" calcext:value-type="float">
            <text:p>0,98460510373116</text:p>
          </table:table-cell>
          <table:table-cell office:value-type="float" office:value="2.3209576308727" calcext:value-type="float">
            <text:p>2,3209576308727</text:p>
          </table:table-cell>
          <table:table-cell office:value-type="float" office:value="25.23469735103" calcext:value-type="float">
            <text:p>25,2346973510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606</text:p>
          </table:table-cell>
          <table:table-cell office:value-type="float" office:value="2.2058066725731" calcext:value-type="float">
            <text:p>2,2058066725731</text:p>
          </table:table-cell>
          <table:table-cell office:value-type="float" office:value="3.6494055390358" calcext:value-type="float">
            <text:p>3,6494055390358</text:p>
          </table:table-cell>
          <table:table-cell office:value-type="float" office:value="34.114107584498" calcext:value-type="float">
            <text:p>34,11410758449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617</text:p>
          </table:table-cell>
          <table:table-cell office:value-type="float" office:value="3.4672820568085" calcext:value-type="float">
            <text:p>3,4672820568085</text:p>
          </table:table-cell>
          <table:table-cell office:value-type="float" office:value="4.9958723783493" calcext:value-type="float">
            <text:p>4,9958723783493</text:p>
          </table:table-cell>
          <table:table-cell office:value-type="float" office:value="173.60336461644" calcext:value-type="float">
            <text:p>173,6033646164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628</text:p>
          </table:table-cell>
          <table:table-cell office:value-type="float" office:value="7.1084356307983" calcext:value-type="float">
            <text:p>7,1084356307983</text:p>
          </table:table-cell>
          <table:table-cell office:value-type="float" office:value="3.6118495464325" calcext:value-type="float">
            <text:p>3,6118495464325</text:p>
          </table:table-cell>
          <table:table-cell office:value-type="float" office:value="70.445599070021" calcext:value-type="float">
            <text:p>70,44559907002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639</text:p>
          </table:table-cell>
          <table:table-cell office:value-type="float" office:value="6.7492061853409" calcext:value-type="float">
            <text:p>6,7492061853409</text:p>
          </table:table-cell>
          <table:table-cell office:value-type="float" office:value="4.4829869270325" calcext:value-type="float">
            <text:p>4,4829869270325</text:p>
          </table:table-cell>
          <table:table-cell office:value-type="float" office:value="155.94882570255" calcext:value-type="float">
            <text:p>155,9488257025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650</text:p>
          </table:table-cell>
          <table:table-cell office:value-type="float" office:value="9.2185628414154" calcext:value-type="float">
            <text:p>9,2185628414154</text:p>
          </table:table-cell>
          <table:table-cell office:value-type="float" office:value="4.5132645964622" calcext:value-type="float">
            <text:p>4,5132645964622</text:p>
          </table:table-cell>
          <table:table-cell office:value-type="float" office:value="175.06515144543" calcext:value-type="float">
            <text:p>175,0651514454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661</text:p>
          </table:table-cell>
          <table:table-cell office:value-type="float" office:value="-0.19375011324883" calcext:value-type="float">
            <text:p>-0,19375011324883</text:p>
          </table:table-cell>
          <table:table-cell office:value-type="float" office:value="7.4057018756866" calcext:value-type="float">
            <text:p>7,4057018756866</text:p>
          </table:table-cell>
          <table:table-cell office:value-type="float" office:value="124.65066514957" calcext:value-type="float">
            <text:p>124,6506651495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672</text:p>
          </table:table-cell>
          <table:table-cell office:value-type="float" office:value="-0.73447614908218" calcext:value-type="float">
            <text:p>-0,73447614908218</text:p>
          </table:table-cell>
          <table:table-cell office:value-type="float" office:value="7.5306522846222" calcext:value-type="float">
            <text:p>7,5306522846222</text:p>
          </table:table-cell>
          <table:table-cell office:value-type="float" office:value="-137.32165288014" calcext:value-type="float">
            <text:p>-137,3216528801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683</text:p>
          </table:table-cell>
          <table:table-cell office:value-type="float" office:value="-0.60635112226009" calcext:value-type="float">
            <text:p>-0,60635112226009</text:p>
          </table:table-cell>
          <table:table-cell office:value-type="float" office:value="5.6027680635452" calcext:value-type="float">
            <text:p>5,6027680635452</text:p>
          </table:table-cell>
          <table:table-cell office:value-type="float" office:value="-48.671272529918" calcext:value-type="float">
            <text:p>-48,67127252991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694</text:p>
          </table:table-cell>
          <table:table-cell office:value-type="float" office:value="5.7231169939041" calcext:value-type="float">
            <text:p>5,7231169939041</text:p>
          </table:table-cell>
          <table:table-cell office:value-type="float" office:value="5.2102911472321" calcext:value-type="float">
            <text:p>5,2102911472321</text:p>
          </table:table-cell>
          <table:table-cell office:value-type="float" office:value="101.79294142753" calcext:value-type="float">
            <text:p>101,7929414275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705</text:p>
          </table:table-cell>
          <table:table-cell office:value-type="float" office:value="5.7876193523407" calcext:value-type="float">
            <text:p>5,7876193523407</text:p>
          </table:table-cell>
          <table:table-cell office:value-type="float" office:value="6.5454995632172" calcext:value-type="float">
            <text:p>6,5454995632172</text:p>
          </table:table-cell>
          <table:table-cell office:value-type="float" office:value="179.65088832151" calcext:value-type="float">
            <text:p>179,6508883215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716</text:p>
          </table:table-cell>
          <table:table-cell office:value-type="float" office:value="7.3148721456528" calcext:value-type="float">
            <text:p>7,3148721456528</text:p>
          </table:table-cell>
          <table:table-cell office:value-type="float" office:value="5.3967249393463" calcext:value-type="float">
            <text:p>5,3967249393463</text:p>
          </table:table-cell>
          <table:table-cell office:value-type="float" office:value="-139.09665338553" calcext:value-type="float">
            <text:p>-139,0966533855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727</text:p>
          </table:table-cell>
          <table:table-cell office:value-type="float" office:value="8.8930523395538" calcext:value-type="float">
            <text:p>8,8930523395538</text:p>
          </table:table-cell>
          <table:table-cell office:value-type="float" office:value="8.7412750720978" calcext:value-type="float">
            <text:p>8,7412750720978</text:p>
          </table:table-cell>
          <table:table-cell office:value-type="float" office:value="-103.78829309135" calcext:value-type="float">
            <text:p>-103,7882930913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738</text:p>
          </table:table-cell>
          <table:table-cell office:value-type="float" office:value="-1.1067336797714" calcext:value-type="float">
            <text:p>-1,1067336797714</text:p>
          </table:table-cell>
          <table:table-cell office:value-type="float" office:value="8.7807846069336" calcext:value-type="float">
            <text:p>8,7807846069336</text:p>
          </table:table-cell>
          <table:table-cell office:value-type="float" office:value="-38.404767300673" calcext:value-type="float">
            <text:p>-38,40476730067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749</text:p>
          </table:table-cell>
          <table:table-cell office:value-type="float" office:value="0.85530951619148" calcext:value-type="float">
            <text:p>0,85530951619148</text:p>
          </table:table-cell>
          <table:table-cell office:value-type="float" office:value="8.8054829835892" calcext:value-type="float">
            <text:p>8,8054829835892</text:p>
          </table:table-cell>
          <table:table-cell office:value-type="float" office:value="47.804758427249" calcext:value-type="float">
            <text:p>47,80475842724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760</text:p>
          </table:table-cell>
          <table:table-cell office:value-type="float" office:value="2.1495008468628" calcext:value-type="float">
            <text:p>2,1495008468628</text:p>
          </table:table-cell>
          <table:table-cell office:value-type="float" office:value="8.5735070705414" calcext:value-type="float">
            <text:p>8,5735070705414</text:p>
          </table:table-cell>
          <table:table-cell office:value-type="float" office:value="-25.30745867711" calcext:value-type="float">
            <text:p>-25,3074586771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771</text:p>
          </table:table-cell>
          <table:table-cell office:value-type="float" office:value="5.5015194416046" calcext:value-type="float">
            <text:p>5,5015194416046</text:p>
          </table:table-cell>
          <table:table-cell office:value-type="float" office:value="9.5951747894287" calcext:value-type="float">
            <text:p>9,5951747894287</text:p>
          </table:table-cell>
          <table:table-cell office:value-type="float" office:value="140.8723919255" calcext:value-type="float">
            <text:p>140,872391925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782</text:p>
          </table:table-cell>
          <table:table-cell office:value-type="float" office:value="5.2669489383698" calcext:value-type="float">
            <text:p>5,2669489383698</text:p>
          </table:table-cell>
          <table:table-cell office:value-type="float" office:value="6.4933055639267" calcext:value-type="float">
            <text:p>6,4933055639267</text:p>
          </table:table-cell>
          <table:table-cell office:value-type="float" office:value="90.690837544241" calcext:value-type="float">
            <text:p>90,69083754424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793</text:p>
          </table:table-cell>
          <table:table-cell office:value-type="float" office:value="6.1418724060059" calcext:value-type="float">
            <text:p>6,1418724060059</text:p>
          </table:table-cell>
          <table:table-cell office:value-type="float" office:value="8.4932327270508" calcext:value-type="float">
            <text:p>8,4932327270508</text:p>
          </table:table-cell>
          <table:table-cell office:value-type="float" office:value="-113.76809921994" calcext:value-type="float">
            <text:p>-113,7680992199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804</text:p>
          </table:table-cell>
          <table:table-cell office:value-type="float" office:value="8.0408841371536" calcext:value-type="float">
            <text:p>8,0408841371536</text:p>
          </table:table-cell>
          <table:table-cell office:value-type="float" office:value="8.8539582490921" calcext:value-type="float">
            <text:p>8,8539582490921</text:p>
          </table:table-cell>
          <table:table-cell office:value-type="float" office:value="56.588627350558" calcext:value-type="float">
            <text:p>56,58862735055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815</text:p>
          </table:table-cell>
          <table:table-cell office:value-type="float" office:value="0.64828887581825" calcext:value-type="float">
            <text:p>0,64828887581825</text:p>
          </table:table-cell>
          <table:table-cell office:value-type="float" office:value="10.114984512329" calcext:value-type="float">
            <text:p>10,114984512329</text:p>
          </table:table-cell>
          <table:table-cell office:value-type="float" office:value="-75.846406304912" calcext:value-type="float">
            <text:p>-75,84640630491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826</text:p>
          </table:table-cell>
          <table:table-cell office:value-type="float" office:value="0.77632233500481" calcext:value-type="float">
            <text:p>0,77632233500481</text:p>
          </table:table-cell>
          <table:table-cell office:value-type="float" office:value="9.6708709001541" calcext:value-type="float">
            <text:p>9,6708709001541</text:p>
          </table:table-cell>
          <table:table-cell office:value-type="float" office:value="-47.011367834298" calcext:value-type="float">
            <text:p>-47,01136783429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837</text:p>
          </table:table-cell>
          <table:table-cell office:value-type="float" office:value="2.4974057078362" calcext:value-type="float">
            <text:p>2,4974057078362</text:p>
          </table:table-cell>
          <table:table-cell office:value-type="float" office:value="5.4003882408142" calcext:value-type="float">
            <text:p>5,4003882408142</text:p>
          </table:table-cell>
          <table:table-cell office:value-type="float" office:value="-53.386818071839" calcext:value-type="float">
            <text:p>-53,38681807183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848</text:p>
          </table:table-cell>
          <table:table-cell office:value-type="float" office:value="3.3575424551964" calcext:value-type="float">
            <text:p>3,3575424551964</text:p>
          </table:table-cell>
          <table:table-cell office:value-type="float" office:value="10.091171264648" calcext:value-type="float">
            <text:p>10,091171264648</text:p>
          </table:table-cell>
          <table:table-cell office:value-type="float" office:value="101.47371413601" calcext:value-type="float">
            <text:p>101,4737141360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859</text:p>
          </table:table-cell>
          <table:table-cell office:value-type="float" office:value="5.8126574754715" calcext:value-type="float">
            <text:p>5,8126574754715</text:p>
          </table:table-cell>
          <table:table-cell office:value-type="float" office:value="8.7475842237473" calcext:value-type="float">
            <text:p>8,7475842237473</text:p>
          </table:table-cell>
          <table:table-cell office:value-type="float" office:value="-178.6711200787" calcext:value-type="float">
            <text:p>-178,671120078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870</text:p>
          </table:table-cell>
          <table:table-cell office:value-type="float" office:value="8.0184710025787" calcext:value-type="float">
            <text:p>8,0184710025787</text:p>
          </table:table-cell>
          <table:table-cell office:value-type="float" office:value="7.8034126758575" calcext:value-type="float">
            <text:p>7,8034126758575</text:p>
          </table:table-cell>
          <table:table-cell office:value-type="float" office:value="123.71364824331" calcext:value-type="float">
            <text:p>123,7136482433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881</text:p>
          </table:table-cell>
          <table:table-cell office:value-type="float" office:value="7.8311961889267" calcext:value-type="float">
            <text:p>7,8311961889267</text:p>
          </table:table-cell>
          <table:table-cell office:value-type="float" office:value="10.321134328842" calcext:value-type="float">
            <text:p>10,321134328842</text:p>
          </table:table-cell>
          <table:table-cell office:value-type="float" office:value="21.401000630324" calcext:value-type="float">
            <text:p>21,40100063032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892</text:p>
          </table:table-cell>
          <table:table-cell office:value-type="float" office:value="-0.12373971752822" calcext:value-type="float">
            <text:p>-0,12373971752822</text:p>
          </table:table-cell>
          <table:table-cell office:value-type="float" office:value="10.572801828384" calcext:value-type="float">
            <text:p>10,572801828384</text:p>
          </table:table-cell>
          <table:table-cell office:value-type="float" office:value="-170.5140611928" calcext:value-type="float">
            <text:p>-170,514061192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903</text:p>
          </table:table-cell>
          <table:table-cell office:value-type="float" office:value="0.18324734643102" calcext:value-type="float">
            <text:p>0,18324734643102</text:p>
          </table:table-cell>
          <table:table-cell office:value-type="float" office:value="10.72098493576" calcext:value-type="float">
            <text:p>10,72098493576</text:p>
          </table:table-cell>
          <table:table-cell office:value-type="float" office:value="143.16360661938" calcext:value-type="float">
            <text:p>143,1636066193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5</text:p>
          </table:table-cell>
          <table:table-cell office:value-type="float" office:value="-1.0197816044092" calcext:value-type="float">
            <text:p>-1,0197816044092</text:p>
          </table:table-cell>
          <table:table-cell office:value-type="float" office:value="0.13057999312878" calcext:value-type="float">
            <text:p>0,13057999312878</text:p>
          </table:table-cell>
          <table:table-cell office:value-type="float" office:value="86.371271473587" calcext:value-type="float">
            <text:p>86,37127147358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364</text:p>
          </table:table-cell>
          <table:table-cell office:value-type="float" office:value="1.4745333790779" calcext:value-type="float">
            <text:p>1,4745333790779</text:p>
          </table:table-cell>
          <table:table-cell office:value-type="float" office:value="-0.58501530438662" calcext:value-type="float">
            <text:p>-0,58501530438662</text:p>
          </table:table-cell>
          <table:table-cell office:value-type="float" office:value="53.69817299448" calcext:value-type="float">
            <text:p>53,6981729944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375</text:p>
          </table:table-cell>
          <table:table-cell office:value-type="float" office:value="4.1484028100967" calcext:value-type="float">
            <text:p>4,1484028100967</text:p>
          </table:table-cell>
          <table:table-cell office:value-type="float" office:value="0.90446196496487" calcext:value-type="float">
            <text:p>0,90446196496487</text:p>
          </table:table-cell>
          <table:table-cell office:value-type="float" office:value="-135.26063663944" calcext:value-type="float">
            <text:p>-135,2606366394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386</text:p>
          </table:table-cell>
          <table:table-cell office:value-type="float" office:value="5.3537666797638" calcext:value-type="float">
            <text:p>5,3537666797638</text:p>
          </table:table-cell>
          <table:table-cell office:value-type="float" office:value="1.2548458576202" calcext:value-type="float">
            <text:p>1,2548458576202</text:p>
          </table:table-cell>
          <table:table-cell office:value-type="float" office:value="72.571159168413" calcext:value-type="float">
            <text:p>72,57115916841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397</text:p>
          </table:table-cell>
          <table:table-cell office:value-type="float" office:value="6.2950646877289" calcext:value-type="float">
            <text:p>6,2950646877289</text:p>
          </table:table-cell>
          <table:table-cell office:value-type="float" office:value="-0.585005171597" calcext:value-type="float">
            <text:p>-0,585005171597</text:p>
          </table:table-cell>
          <table:table-cell office:value-type="float" office:value="56.001049318131" calcext:value-type="float">
            <text:p>56,00104931813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408</text:p>
          </table:table-cell>
          <table:table-cell office:value-type="float" office:value="10.064789056778" calcext:value-type="float">
            <text:p>10,064789056778</text:p>
          </table:table-cell>
          <table:table-cell office:value-type="float" office:value="1.3860854506493" calcext:value-type="float">
            <text:p>1,3860854506493</text:p>
          </table:table-cell>
          <table:table-cell office:value-type="float" office:value="-135.99395600094" calcext:value-type="float">
            <text:p>-135,9939560009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419</text:p>
          </table:table-cell>
          <table:table-cell office:value-type="float" office:value="10.085003376007" calcext:value-type="float">
            <text:p>10,085003376007</text:p>
          </table:table-cell>
          <table:table-cell office:value-type="float" office:value="2.2227101027966" calcext:value-type="float">
            <text:p>2,2227101027966</text:p>
          </table:table-cell>
          <table:table-cell office:value-type="float" office:value="-153.83650239106" calcext:value-type="float">
            <text:p>-153,8365023910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430</text:p>
          </table:table-cell>
          <table:table-cell office:value-type="float" office:value="-0.5321903899312" calcext:value-type="float">
            <text:p>-0,5321903899312</text:p>
          </table:table-cell>
          <table:table-cell office:value-type="float" office:value="0.25460476055741" calcext:value-type="float">
            <text:p>0,25460476055741</text:p>
          </table:table-cell>
          <table:table-cell office:value-type="float" office:value="82.440335279817" calcext:value-type="float">
            <text:p>82,44033527981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441</text:p>
          </table:table-cell>
          <table:table-cell office:value-type="float" office:value="1.6193722188473" calcext:value-type="float">
            <text:p>1,6193722188473</text:p>
          </table:table-cell>
          <table:table-cell office:value-type="float" office:value="0.1459950953722" calcext:value-type="float">
            <text:p>0,1459950953722</text:p>
          </table:table-cell>
          <table:table-cell office:value-type="float" office:value="-91.296675098929" calcext:value-type="float">
            <text:p>-91,29667509892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452</text:p>
          </table:table-cell>
          <table:table-cell office:value-type="float" office:value="1.9094087183475" calcext:value-type="float">
            <text:p>1,9094087183475</text:p>
          </table:table-cell>
          <table:table-cell office:value-type="float" office:value="1.785667091608" calcext:value-type="float">
            <text:p>1,785667091608</text:p>
          </table:table-cell>
          <table:table-cell office:value-type="float" office:value="-67.9565091042" calcext:value-type="float">
            <text:p>-67,956509104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463</text:p>
          </table:table-cell>
          <table:table-cell office:value-type="float" office:value="2.2821056842804" calcext:value-type="float">
            <text:p>2,2821056842804</text:p>
          </table:table-cell>
          <table:table-cell office:value-type="float" office:value="1.9640791416168" calcext:value-type="float">
            <text:p>1,9640791416168</text:p>
          </table:table-cell>
          <table:table-cell office:value-type="float" office:value="89.326901800314" calcext:value-type="float">
            <text:p>89,32690180031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474</text:p>
          </table:table-cell>
          <table:table-cell office:value-type="float" office:value="6.5474671125412" calcext:value-type="float">
            <text:p>6,5474671125412</text:p>
          </table:table-cell>
          <table:table-cell office:value-type="float" office:value="3.3772104978561" calcext:value-type="float">
            <text:p>3,3772104978561</text:p>
          </table:table-cell>
          <table:table-cell office:value-type="float" office:value="142.7184350931" calcext:value-type="float">
            <text:p>142,718435093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485</text:p>
          </table:table-cell>
          <table:table-cell office:value-type="float" office:value="6.5819537639618" calcext:value-type="float">
            <text:p>6,5819537639618</text:p>
          </table:table-cell>
          <table:table-cell office:value-type="float" office:value="1.2301156669855" calcext:value-type="float">
            <text:p>1,2301156669855</text:p>
          </table:table-cell>
          <table:table-cell office:value-type="float" office:value="-58.46816567099" calcext:value-type="float">
            <text:p>-58,4681656709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496</text:p>
          </table:table-cell>
          <table:table-cell office:value-type="float" office:value="5.5645048618317" calcext:value-type="float">
            <text:p>5,5645048618317</text:p>
          </table:table-cell>
          <table:table-cell office:value-type="float" office:value="1.7559997737408" calcext:value-type="float">
            <text:p>1,7559997737408</text:p>
          </table:table-cell>
          <table:table-cell office:value-type="float" office:value="150.88199961717" calcext:value-type="float">
            <text:p>150,8819996171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507</text:p>
          </table:table-cell>
          <table:table-cell office:value-type="float" office:value="-1.5838845074177" calcext:value-type="float">
            <text:p>-1,5838845074177</text:p>
          </table:table-cell>
          <table:table-cell office:value-type="float" office:value="5.9657764434814" calcext:value-type="float">
            <text:p>5,9657764434814</text:p>
          </table:table-cell>
          <table:table-cell office:value-type="float" office:value="-35.8337042438" calcext:value-type="float">
            <text:p>-35,833704243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518</text:p>
          </table:table-cell>
          <table:table-cell office:value-type="float" office:value="1.8464039266109" calcext:value-type="float">
            <text:p>1,8464039266109</text:p>
          </table:table-cell>
          <table:table-cell office:value-type="float" office:value="4.7937726974487" calcext:value-type="float">
            <text:p>4,7937726974487</text:p>
          </table:table-cell>
          <table:table-cell office:value-type="float" office:value="-137.98276785832" calcext:value-type="float">
            <text:p>-137,9827678583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529</text:p>
          </table:table-cell>
          <table:table-cell office:value-type="float" office:value="2.007782459259" calcext:value-type="float">
            <text:p>2,007782459259</text:p>
          </table:table-cell>
          <table:table-cell office:value-type="float" office:value="3.5102146863937" calcext:value-type="float">
            <text:p>3,5102146863937</text:p>
          </table:table-cell>
          <table:table-cell office:value-type="float" office:value="-76.456959080544" calcext:value-type="float">
            <text:p>-76,45695908054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540</text:p>
          </table:table-cell>
          <table:table-cell office:value-type="float" office:value="5.6110465526581" calcext:value-type="float">
            <text:p>5,6110465526581</text:p>
          </table:table-cell>
          <table:table-cell office:value-type="float" office:value="3.8875377178192" calcext:value-type="float">
            <text:p>3,8875377178192</text:p>
          </table:table-cell>
          <table:table-cell office:value-type="float" office:value="-145.98649322607" calcext:value-type="float">
            <text:p>-145,9864932260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551</text:p>
          </table:table-cell>
          <table:table-cell office:value-type="float" office:value="3.5495513677597" calcext:value-type="float">
            <text:p>3,5495513677597</text:p>
          </table:table-cell>
          <table:table-cell office:value-type="float" office:value="3.9322331547737" calcext:value-type="float">
            <text:p>3,9322331547737</text:p>
          </table:table-cell>
          <table:table-cell office:value-type="float" office:value="127.02089054569" calcext:value-type="float">
            <text:p>127,0208905456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562</text:p>
          </table:table-cell>
          <table:table-cell office:value-type="float" office:value="7.0962649583817" calcext:value-type="float">
            <text:p>7,0962649583817</text:p>
          </table:table-cell>
          <table:table-cell office:value-type="float" office:value="2.4611470103264" calcext:value-type="float">
            <text:p>2,4611470103264</text:p>
          </table:table-cell>
          <table:table-cell office:value-type="float" office:value="9.4524257501979" calcext:value-type="float">
            <text:p>9,452425750197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573</text:p>
          </table:table-cell>
          <table:table-cell office:value-type="float" office:value="9.9698793888092" calcext:value-type="float">
            <text:p>9,9698793888092</text:p>
          </table:table-cell>
          <table:table-cell office:value-type="float" office:value="4.4839614629745" calcext:value-type="float">
            <text:p>4,4839614629745</text:p>
          </table:table-cell>
          <table:table-cell office:value-type="float" office:value="80.786727795935" calcext:value-type="float">
            <text:p>80,78672779593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584</text:p>
          </table:table-cell>
          <table:table-cell office:value-type="float" office:value="-0.60547560453415" calcext:value-type="float">
            <text:p>-0,60547560453415</text:p>
          </table:table-cell>
          <table:table-cell office:value-type="float" office:value="4.0655797719955" calcext:value-type="float">
            <text:p>4,0655797719955</text:p>
          </table:table-cell>
          <table:table-cell office:value-type="float" office:value="46.646334563091" calcext:value-type="float">
            <text:p>46,64633456309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595</text:p>
          </table:table-cell>
          <table:table-cell office:value-type="float" office:value="0.75551919639111" calcext:value-type="float">
            <text:p>0,75551919639111</text:p>
          </table:table-cell>
          <table:table-cell office:value-type="float" office:value="2.0506636798382" calcext:value-type="float">
            <text:p>2,0506636798382</text:p>
          </table:table-cell>
          <table:table-cell office:value-type="float" office:value="47.117685816091" calcext:value-type="float">
            <text:p>47,11768581609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606</text:p>
          </table:table-cell>
          <table:table-cell office:value-type="float" office:value="2.0575907826424" calcext:value-type="float">
            <text:p>2,0575907826424</text:p>
          </table:table-cell>
          <table:table-cell office:value-type="float" office:value="3.8364398479462" calcext:value-type="float">
            <text:p>3,8364398479462</text:p>
          </table:table-cell>
          <table:table-cell office:value-type="float" office:value="-57.449411434732" calcext:value-type="float">
            <text:p>-57,44941143473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617</text:p>
          </table:table-cell>
          <table:table-cell office:value-type="float" office:value="3.8462567329407" calcext:value-type="float">
            <text:p>3,8462567329407</text:p>
          </table:table-cell>
          <table:table-cell office:value-type="float" office:value="4.9052286148071" calcext:value-type="float">
            <text:p>4,9052286148071</text:p>
          </table:table-cell>
          <table:table-cell office:value-type="float" office:value="167.71844086374" calcext:value-type="float">
            <text:p>167,7184408637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628</text:p>
          </table:table-cell>
          <table:table-cell office:value-type="float" office:value="6.9111037254333" calcext:value-type="float">
            <text:p>6,9111037254333</text:p>
          </table:table-cell>
          <table:table-cell office:value-type="float" office:value="3.5097545385361" calcext:value-type="float">
            <text:p>3,5097545385361</text:p>
          </table:table-cell>
          <table:table-cell office:value-type="float" office:value="10.197097518641" calcext:value-type="float">
            <text:p>10,19709751864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639</text:p>
          </table:table-cell>
          <table:table-cell office:value-type="float" office:value="6.8786633014679" calcext:value-type="float">
            <text:p>6,8786633014679</text:p>
          </table:table-cell>
          <table:table-cell office:value-type="float" office:value="4.2241439223289" calcext:value-type="float">
            <text:p>4,2241439223289</text:p>
          </table:table-cell>
          <table:table-cell office:value-type="float" office:value="108.09378183571" calcext:value-type="float">
            <text:p>108,0937818357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650</text:p>
          </table:table-cell>
          <table:table-cell office:value-type="float" office:value="9.4296514987946" calcext:value-type="float">
            <text:p>9,4296514987946</text:p>
          </table:table-cell>
          <table:table-cell office:value-type="float" office:value="4.3859297037125" calcext:value-type="float">
            <text:p>4,3859297037125</text:p>
          </table:table-cell>
          <table:table-cell office:value-type="float" office:value="152.09468610727" calcext:value-type="float">
            <text:p>152,0946861072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661</text:p>
          </table:table-cell>
          <table:table-cell office:value-type="float" office:value="-0.35658441483974" calcext:value-type="float">
            <text:p>-0,35658441483974</text:p>
          </table:table-cell>
          <table:table-cell office:value-type="float" office:value="7.2551310062408" calcext:value-type="float">
            <text:p>7,2551310062408</text:p>
          </table:table-cell>
          <table:table-cell office:value-type="float" office:value="33.928177538951" calcext:value-type="float">
            <text:p>33,92817753895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672</text:p>
          </table:table-cell>
          <table:table-cell office:value-type="float" office:value="-0.7841257750988" calcext:value-type="float">
            <text:p>-0,7841257750988</text:p>
          </table:table-cell>
          <table:table-cell office:value-type="float" office:value="7.8345692157745" calcext:value-type="float">
            <text:p>7,8345692157745</text:p>
          </table:table-cell>
          <table:table-cell office:value-type="float" office:value="-85.654469052697" calcext:value-type="float">
            <text:p>-85,65446905269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683</text:p>
          </table:table-cell>
          <table:table-cell office:value-type="float" office:value="-0.86897425353527" calcext:value-type="float">
            <text:p>-0,86897425353527</text:p>
          </table:table-cell>
          <table:table-cell office:value-type="float" office:value="5.9006184339523" calcext:value-type="float">
            <text:p>5,9006184339523</text:p>
          </table:table-cell>
          <table:table-cell office:value-type="float" office:value="-48.693177806344" calcext:value-type="float">
            <text:p>-48,69317780634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694</text:p>
          </table:table-cell>
          <table:table-cell office:value-type="float" office:value="5.7282400131226" calcext:value-type="float">
            <text:p>5,7282400131226</text:p>
          </table:table-cell>
          <table:table-cell office:value-type="float" office:value="4.8504090309143" calcext:value-type="float">
            <text:p>4,8504090309143</text:p>
          </table:table-cell>
          <table:table-cell office:value-type="float" office:value="85.597244037944" calcext:value-type="float">
            <text:p>85,59724403794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705</text:p>
          </table:table-cell>
          <table:table-cell office:value-type="float" office:value="5.8412444591522" calcext:value-type="float">
            <text:p>5,8412444591522</text:p>
          </table:table-cell>
          <table:table-cell office:value-type="float" office:value="6.7868530750275" calcext:value-type="float">
            <text:p>6,7868530750275</text:p>
          </table:table-cell>
          <table:table-cell office:value-type="float" office:value="-99.929978133767" calcext:value-type="float">
            <text:p>-99,92997813376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716</text:p>
          </table:table-cell>
          <table:table-cell office:value-type="float" office:value="7.5437957048416" calcext:value-type="float">
            <text:p>7,5437957048416</text:p>
          </table:table-cell>
          <table:table-cell office:value-type="float" office:value="5.6521499156952" calcext:value-type="float">
            <text:p>5,6521499156952</text:p>
          </table:table-cell>
          <table:table-cell office:value-type="float" office:value="-130.05727415632" calcext:value-type="float">
            <text:p>-130,0572741563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727</text:p>
          </table:table-cell>
          <table:table-cell office:value-type="float" office:value="8.9939767122269" calcext:value-type="float">
            <text:p>8,9939767122269</text:p>
          </table:table-cell>
          <table:table-cell office:value-type="float" office:value="8.8728010654449" calcext:value-type="float">
            <text:p>8,8728010654449</text:p>
          </table:table-cell>
          <table:table-cell office:value-type="float" office:value="-126.52297688138" calcext:value-type="float">
            <text:p>-126,5229768813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738</text:p>
          </table:table-cell>
          <table:table-cell office:value-type="float" office:value="-1.3078883290291" calcext:value-type="float">
            <text:p>-1,3078883290291</text:p>
          </table:table-cell>
          <table:table-cell office:value-type="float" office:value="9.0660715103149" calcext:value-type="float">
            <text:p>9,0660715103149</text:p>
          </table:table-cell>
          <table:table-cell office:value-type="float" office:value="-59.691321318317" calcext:value-type="float">
            <text:p>-59,69132131831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749</text:p>
          </table:table-cell>
          <table:table-cell office:value-type="float" office:value="0.69263331592083" calcext:value-type="float">
            <text:p>0,69263331592083</text:p>
          </table:table-cell>
          <table:table-cell office:value-type="float" office:value="8.4696692228317" calcext:value-type="float">
            <text:p>8,4696692228317</text:p>
          </table:table-cell>
          <table:table-cell office:value-type="float" office:value="61.36152774665" calcext:value-type="float">
            <text:p>61,3615277466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760</text:p>
          </table:table-cell>
          <table:table-cell office:value-type="float" office:value="1.8029901385307" calcext:value-type="float">
            <text:p>1,8029901385307</text:p>
          </table:table-cell>
          <table:table-cell office:value-type="float" office:value="8.6029416322708" calcext:value-type="float">
            <text:p>8,6029416322708</text:p>
          </table:table-cell>
          <table:table-cell office:value-type="float" office:value="-8.6707309552818" calcext:value-type="float">
            <text:p>-8,670730955281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771</text:p>
          </table:table-cell>
          <table:table-cell office:value-type="float" office:value="5.5887943506241" calcext:value-type="float">
            <text:p>5,5887943506241</text:p>
          </table:table-cell>
          <table:table-cell office:value-type="float" office:value="9.3587911128998" calcext:value-type="float">
            <text:p>9,3587911128998</text:p>
          </table:table-cell>
          <table:table-cell office:value-type="float" office:value="95.174588974874" calcext:value-type="float">
            <text:p>95,17458897487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782</text:p>
          </table:table-cell>
          <table:table-cell office:value-type="float" office:value="5.0246167182922" calcext:value-type="float">
            <text:p>5,0246167182922</text:p>
          </table:table-cell>
          <table:table-cell office:value-type="float" office:value="6.4367651939392" calcext:value-type="float">
            <text:p>6,4367651939392</text:p>
          </table:table-cell>
          <table:table-cell office:value-type="float" office:value="10.123539217718" calcext:value-type="float">
            <text:p>10,12353921771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793</text:p>
          </table:table-cell>
          <table:table-cell office:value-type="float" office:value="6.3550525903702" calcext:value-type="float">
            <text:p>6,3550525903702</text:p>
          </table:table-cell>
          <table:table-cell office:value-type="float" office:value="8.4342110157013" calcext:value-type="float">
            <text:p>8,4342110157013</text:p>
          </table:table-cell>
          <table:table-cell office:value-type="float" office:value="155.7167821629" calcext:value-type="float">
            <text:p>155,716782162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804</text:p>
          </table:table-cell>
          <table:table-cell office:value-type="float" office:value="7.7671825885773" calcext:value-type="float">
            <text:p>7,7671825885773</text:p>
          </table:table-cell>
          <table:table-cell office:value-type="float" office:value="8.7332093715668" calcext:value-type="float">
            <text:p>8,7332093715668</text:p>
          </table:table-cell>
          <table:table-cell office:value-type="float" office:value="17.247217286165" calcext:value-type="float">
            <text:p>17,24721728616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815</text:p>
          </table:table-cell>
          <table:table-cell office:value-type="float" office:value="0.85353553295135" calcext:value-type="float">
            <text:p>0,85353553295135</text:p>
          </table:table-cell>
          <table:table-cell office:value-type="float" office:value="10.199739933014" calcext:value-type="float">
            <text:p>10,199739933014</text:p>
          </table:table-cell>
          <table:table-cell office:value-type="float" office:value="-166.61611787832" calcext:value-type="float">
            <text:p>-166,6161178783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826</text:p>
          </table:table-cell>
          <table:table-cell office:value-type="float" office:value="0.91554559767246" calcext:value-type="float">
            <text:p>0,91554559767246</text:p>
          </table:table-cell>
          <table:table-cell office:value-type="float" office:value="9.8433095216751" calcext:value-type="float">
            <text:p>9,8433095216751</text:p>
          </table:table-cell>
          <table:table-cell office:value-type="float" office:value="-137.78464657486" calcext:value-type="float">
            <text:p>-137,7846465748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837</text:p>
          </table:table-cell>
          <table:table-cell office:value-type="float" office:value="2.6384514570236" calcext:value-type="float">
            <text:p>2,6384514570236</text:p>
          </table:table-cell>
          <table:table-cell office:value-type="float" office:value="5.6483638286591" calcext:value-type="float">
            <text:p>5,6483638286591</text:p>
          </table:table-cell>
          <table:table-cell office:value-type="float" office:value="-116.76214151322" calcext:value-type="float">
            <text:p>-116,7621415132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848</text:p>
          </table:table-cell>
          <table:table-cell office:value-type="float" office:value="3.4476935863495" calcext:value-type="float">
            <text:p>3,4476935863495</text:p>
          </table:table-cell>
          <table:table-cell office:value-type="float" office:value="9.7104394435883" calcext:value-type="float">
            <text:p>9,7104394435883</text:p>
          </table:table-cell>
          <table:table-cell office:value-type="float" office:value="104.1580279162" calcext:value-type="float">
            <text:p>104,158027916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859</text:p>
          </table:table-cell>
          <table:table-cell office:value-type="float" office:value="5.8380764722824" calcext:value-type="float">
            <text:p>5,8380764722824</text:p>
          </table:table-cell>
          <table:table-cell office:value-type="float" office:value="8.9676868915558" calcext:value-type="float">
            <text:p>8,9676868915558</text:p>
          </table:table-cell>
          <table:table-cell office:value-type="float" office:value="-87.8858004406" calcext:value-type="float">
            <text:p>-87,885800440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870</text:p>
          </table:table-cell>
          <table:table-cell office:value-type="float" office:value="8.2900679111481" calcext:value-type="float">
            <text:p>8,2900679111481</text:p>
          </table:table-cell>
          <table:table-cell office:value-type="float" office:value="7.5928163528442" calcext:value-type="float">
            <text:p>7,5928163528442</text:p>
          </table:table-cell>
          <table:table-cell office:value-type="float" office:value="147.72826850794" calcext:value-type="float">
            <text:p>147,7282685079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881</text:p>
          </table:table-cell>
          <table:table-cell office:value-type="float" office:value="7.4707335233688" calcext:value-type="float">
            <text:p>7,4707335233688</text:p>
          </table:table-cell>
          <table:table-cell office:value-type="float" office:value="10.250645875931" calcext:value-type="float">
            <text:p>10,250645875931</text:p>
          </table:table-cell>
          <table:table-cell office:value-type="float" office:value="7.8895572264483" calcext:value-type="float">
            <text:p>7,889557226448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892</text:p>
          </table:table-cell>
          <table:table-cell office:value-type="float" office:value="0.10436117649078" calcext:value-type="float">
            <text:p>0,10436117649078</text:p>
          </table:table-cell>
          <table:table-cell office:value-type="float" office:value="10.50675034523" calcext:value-type="float">
            <text:p>10,50675034523</text:p>
          </table:table-cell>
          <table:table-cell office:value-type="float" office:value="168.29387549382" calcext:value-type="float">
            <text:p>168,2938754938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903</text:p>
          </table:table-cell>
          <table:table-cell office:value-type="float" office:value="0.33047161996365" calcext:value-type="float">
            <text:p>0,33047161996365</text:p>
          </table:table-cell>
          <table:table-cell office:value-type="float" office:value="10.727000236511" calcext:value-type="float">
            <text:p>10,727000236511</text:p>
          </table:table-cell>
          <table:table-cell office:value-type="float" office:value="150.12633420859" calcext:value-type="float">
            <text:p>150,1263342085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5</text:p>
          </table:table-cell>
          <table:table-cell office:value-type="float" office:value="-0.88435836136341" calcext:value-type="float">
            <text:p>-0,88435836136341</text:p>
          </table:table-cell>
          <table:table-cell office:value-type="float" office:value="-0.040146731771529" calcext:value-type="float">
            <text:p>-0,040146731771529</text:p>
          </table:table-cell>
          <table:table-cell office:value-type="float" office:value="100.98327648867" calcext:value-type="float">
            <text:p>100,9832764886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364</text:p>
          </table:table-cell>
          <table:table-cell office:value-type="float" office:value="1.1694960296154" calcext:value-type="float">
            <text:p>1,1694960296154</text:p>
          </table:table-cell>
          <table:table-cell office:value-type="float" office:value="-0.57484067976475" calcext:value-type="float">
            <text:p>-0,57484067976475</text:p>
          </table:table-cell>
          <table:table-cell office:value-type="float" office:value="12.015443034233" calcext:value-type="float">
            <text:p>12,01544303423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375</text:p>
          </table:table-cell>
          <table:table-cell office:value-type="float" office:value="4.3079954385757" calcext:value-type="float">
            <text:p>4,3079954385757</text:p>
          </table:table-cell>
          <table:table-cell office:value-type="float" office:value="1.051822155714" calcext:value-type="float">
            <text:p>1,051822155714</text:p>
          </table:table-cell>
          <table:table-cell office:value-type="float" office:value="-137.50248502015" calcext:value-type="float">
            <text:p>-137,5024850201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386</text:p>
          </table:table-cell>
          <table:table-cell office:value-type="float" office:value="5.1342695951462" calcext:value-type="float">
            <text:p>5,1342695951462</text:p>
          </table:table-cell>
          <table:table-cell office:value-type="float" office:value="0.95914758741856" calcext:value-type="float">
            <text:p>0,95914758741856</text:p>
          </table:table-cell>
          <table:table-cell office:value-type="float" office:value="56.721084057146" calcext:value-type="float">
            <text:p>56,72108405714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397</text:p>
          </table:table-cell>
          <table:table-cell office:value-type="float" office:value="6.2067627906799" calcext:value-type="float">
            <text:p>6,2067627906799</text:p>
          </table:table-cell>
          <table:table-cell office:value-type="float" office:value="-0.5850050970912" calcext:value-type="float">
            <text:p>-0,5850050970912</text:p>
          </table:table-cell>
          <table:table-cell office:value-type="float" office:value="55.539760619971" calcext:value-type="float">
            <text:p>55,53976061997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408</text:p>
          </table:table-cell>
          <table:table-cell office:value-type="float" office:value="10.071977376938" calcext:value-type="float">
            <text:p>10,071977376938</text:p>
          </table:table-cell>
          <table:table-cell office:value-type="float" office:value="1.6797888278961" calcext:value-type="float">
            <text:p>1,6797888278961</text:p>
          </table:table-cell>
          <table:table-cell office:value-type="float" office:value="-92.011290750686" calcext:value-type="float">
            <text:p>-92,01129075068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419</text:p>
          </table:table-cell>
          <table:table-cell office:value-type="float" office:value="10.085020065308" calcext:value-type="float">
            <text:p>10,085020065308</text:p>
          </table:table-cell>
          <table:table-cell office:value-type="float" office:value="2.0979936420918" calcext:value-type="float">
            <text:p>2,0979936420918</text:p>
          </table:table-cell>
          <table:table-cell office:value-type="float" office:value="145.76796665313" calcext:value-type="float">
            <text:p>145,7679666531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430</text:p>
          </table:table-cell>
          <table:table-cell office:value-type="float" office:value="-0.72232618927956" calcext:value-type="float">
            <text:p>-0,72232618927956</text:p>
          </table:table-cell>
          <table:table-cell office:value-type="float" office:value="0.25413006544113" calcext:value-type="float">
            <text:p>0,25413006544113</text:p>
          </table:table-cell>
          <table:table-cell office:value-type="float" office:value="-4.9111622913628" calcext:value-type="float">
            <text:p>-4,911162291362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441</text:p>
          </table:table-cell>
          <table:table-cell office:value-type="float" office:value="1.7690208554268" calcext:value-type="float">
            <text:p>1,7690208554268</text:p>
          </table:table-cell>
          <table:table-cell office:value-type="float" office:value="0.47650374472141" calcext:value-type="float">
            <text:p>0,47650374472141</text:p>
          </table:table-cell>
          <table:table-cell office:value-type="float" office:value="-110.79315015465" calcext:value-type="float">
            <text:p>-110,7931501546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452</text:p>
          </table:table-cell>
          <table:table-cell office:value-type="float" office:value="1.6935239732265" calcext:value-type="float">
            <text:p>1,6935239732265</text:p>
          </table:table-cell>
          <table:table-cell office:value-type="float" office:value="1.7321990430355" calcext:value-type="float">
            <text:p>1,7321990430355</text:p>
          </table:table-cell>
          <table:table-cell office:value-type="float" office:value="22.824667631441" calcext:value-type="float">
            <text:p>22,82466763144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463</text:p>
          </table:table-cell>
          <table:table-cell office:value-type="float" office:value="2.5010964274406" calcext:value-type="float">
            <text:p>2,5010964274406</text:p>
          </table:table-cell>
          <table:table-cell office:value-type="float" office:value="1.9299285113811" calcext:value-type="float">
            <text:p>1,9299285113811</text:p>
          </table:table-cell>
          <table:table-cell office:value-type="float" office:value="180.04941332872" calcext:value-type="float">
            <text:p>180,0494133287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474</text:p>
          </table:table-cell>
          <table:table-cell office:value-type="float" office:value="6.439380645752" calcext:value-type="float">
            <text:p>6,439380645752</text:p>
          </table:table-cell>
          <table:table-cell office:value-type="float" office:value="3.1841570138931" calcext:value-type="float">
            <text:p>3,1841570138931</text:p>
          </table:table-cell>
          <table:table-cell office:value-type="float" office:value="51.978347407784" calcext:value-type="float">
            <text:p>51,97834740778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485</text:p>
          </table:table-cell>
          <table:table-cell office:value-type="float" office:value="6.3530546426773" calcext:value-type="float">
            <text:p>6,3530546426773</text:p>
          </table:table-cell>
          <table:table-cell office:value-type="float" office:value="1.4519710838795" calcext:value-type="float">
            <text:p>1,4519710838795</text:p>
          </table:table-cell>
          <table:table-cell office:value-type="float" office:value="-27.43206889766" calcext:value-type="float">
            <text:p>-27,4320688976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496</text:p>
          </table:table-cell>
          <table:table-cell office:value-type="float" office:value="5.8861237764359" calcext:value-type="float">
            <text:p>5,8861237764359</text:p>
          </table:table-cell>
          <table:table-cell office:value-type="float" office:value="1.6741424798965" calcext:value-type="float">
            <text:p>1,6741424798965</text:p>
          </table:table-cell>
          <table:table-cell office:value-type="float" office:value="152.27159573014" calcext:value-type="float">
            <text:p>152,2715957301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507</text:p>
          </table:table-cell>
          <table:table-cell office:value-type="float" office:value="-1.5799161791801" calcext:value-type="float">
            <text:p>-1,5799161791801</text:p>
          </table:table-cell>
          <table:table-cell office:value-type="float" office:value="6.2189495563507" calcext:value-type="float">
            <text:p>6,2189495563507</text:p>
          </table:table-cell>
          <table:table-cell office:value-type="float" office:value="-58.89864484216" calcext:value-type="float">
            <text:p>-58,8986448421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518</text:p>
          </table:table-cell>
          <table:table-cell office:value-type="float" office:value="1.8837752938271" calcext:value-type="float">
            <text:p>1,8837752938271</text:p>
          </table:table-cell>
          <table:table-cell office:value-type="float" office:value="5.0119304656982" calcext:value-type="float">
            <text:p>5,0119304656982</text:p>
          </table:table-cell>
          <table:table-cell office:value-type="float" office:value="-96.152764976404" calcext:value-type="float">
            <text:p>-96,15276497640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529</text:p>
          </table:table-cell>
          <table:table-cell office:value-type="float" office:value="2.2143380343914" calcext:value-type="float">
            <text:p>2,2143380343914</text:p>
          </table:table-cell>
          <table:table-cell office:value-type="float" office:value="3.59249740839" calcext:value-type="float">
            <text:p>3,59249740839</text:p>
          </table:table-cell>
          <table:table-cell office:value-type="float" office:value="-167.19045912384" calcext:value-type="float">
            <text:p>-167,1904591238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540</text:p>
          </table:table-cell>
          <table:table-cell office:value-type="float" office:value="5.7526940107346" calcext:value-type="float">
            <text:p>5,7526940107346</text:p>
          </table:table-cell>
          <table:table-cell office:value-type="float" office:value="4.0860113501549" calcext:value-type="float">
            <text:p>4,0860113501549</text:p>
          </table:table-cell>
          <table:table-cell office:value-type="float" office:value="-112.66800400558" calcext:value-type="float">
            <text:p>-112,6680040055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551</text:p>
          </table:table-cell>
          <table:table-cell office:value-type="float" office:value="3.7882620096207" calcext:value-type="float">
            <text:p>3,7882620096207</text:p>
          </table:table-cell>
          <table:table-cell office:value-type="float" office:value="3.6147901415825" calcext:value-type="float">
            <text:p>3,6147901415825</text:p>
          </table:table-cell>
          <table:table-cell office:value-type="float" office:value="127.00202966192" calcext:value-type="float">
            <text:p>127,0020296619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562</text:p>
          </table:table-cell>
          <table:table-cell office:value-type="float" office:value="6.9243586063385" calcext:value-type="float">
            <text:p>6,9243586063385</text:p>
          </table:table-cell>
          <table:table-cell office:value-type="float" office:value="2.5325161218643" calcext:value-type="float">
            <text:p>2,5325161218643</text:p>
          </table:table-cell>
          <table:table-cell office:value-type="float" office:value="-22.776027393948" calcext:value-type="float">
            <text:p>-22,77602739394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573</text:p>
          </table:table-cell>
          <table:table-cell office:value-type="float" office:value="10.076478719711" calcext:value-type="float">
            <text:p>10,076478719711</text:p>
          </table:table-cell>
          <table:table-cell office:value-type="float" office:value="4.3262133002281" calcext:value-type="float">
            <text:p>4,3262133002281</text:p>
          </table:table-cell>
          <table:table-cell office:value-type="float" office:value="139.31378589314" calcext:value-type="float">
            <text:p>139,3137858931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584</text:p>
          </table:table-cell>
          <table:table-cell office:value-type="float" office:value="-0.87928608059883" calcext:value-type="float">
            <text:p>-0,87928608059883</text:p>
          </table:table-cell>
          <table:table-cell office:value-type="float" office:value="3.9359399676323" calcext:value-type="float">
            <text:p>3,9359399676323</text:p>
          </table:table-cell>
          <table:table-cell office:value-type="float" office:value="9.1744241820779" calcext:value-type="float">
            <text:p>9,174424182077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595</text:p>
          </table:table-cell>
          <table:table-cell office:value-type="float" office:value="0.48500016331673" calcext:value-type="float">
            <text:p>0,48500016331673</text:p>
          </table:table-cell>
          <table:table-cell office:value-type="float" office:value="1.7599400877953" calcext:value-type="float">
            <text:p>1,7599400877953</text:p>
          </table:table-cell>
          <table:table-cell office:value-type="float" office:value="47.100960449049" calcext:value-type="float">
            <text:p>47,10096044904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606</text:p>
          </table:table-cell>
          <table:table-cell office:value-type="float" office:value="2.2262807190418" calcext:value-type="float">
            <text:p>2,2262807190418</text:p>
          </table:table-cell>
          <table:table-cell office:value-type="float" office:value="3.9814302325249" calcext:value-type="float">
            <text:p>3,9814302325249</text:p>
          </table:table-cell>
          <table:table-cell office:value-type="float" office:value="-148.21962186485" calcext:value-type="float">
            <text:p>-148,2196218648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617</text:p>
          </table:table-cell>
          <table:table-cell office:value-type="float" office:value="4.234790802002" calcext:value-type="float">
            <text:p>4,234790802002</text:p>
          </table:table-cell>
          <table:table-cell office:value-type="float" office:value="4.8202833533287" calcext:value-type="float">
            <text:p>4,8202833533287</text:p>
          </table:table-cell>
          <table:table-cell office:value-type="float" office:value="167.71980759445" calcext:value-type="float">
            <text:p>167,7198075944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628</text:p>
          </table:table-cell>
          <table:table-cell office:value-type="float" office:value="6.841259598732" calcext:value-type="float">
            <text:p>6,841259598732</text:p>
          </table:table-cell>
          <table:table-cell office:value-type="float" office:value="3.720703125" calcext:value-type="float">
            <text:p>3,720703125</text:p>
          </table:table-cell>
          <table:table-cell office:value-type="float" office:value="-80.590697610454" calcext:value-type="float">
            <text:p>-80,59069761045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639</text:p>
          </table:table-cell>
          <table:table-cell office:value-type="float" office:value="7.0491951704025" calcext:value-type="float">
            <text:p>7,0491951704025</text:p>
          </table:table-cell>
          <table:table-cell office:value-type="float" office:value="4.1704839468002" calcext:value-type="float">
            <text:p>4,1704839468002</text:p>
          </table:table-cell>
          <table:table-cell office:value-type="float" office:value="168.36728260016" calcext:value-type="float">
            <text:p>168,3672826001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650</text:p>
          </table:table-cell>
          <table:table-cell office:value-type="float" office:value="9.5605278015137" calcext:value-type="float">
            <text:p>9,5605278015137</text:p>
          </table:table-cell>
          <table:table-cell office:value-type="float" office:value="4.5649418234825" calcext:value-type="float">
            <text:p>4,5649418234825</text:p>
          </table:table-cell>
          <table:table-cell office:value-type="float" office:value="-117.35768075202" calcext:value-type="float">
            <text:p>-117,3576807520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661</text:p>
          </table:table-cell>
          <table:table-cell office:value-type="float" office:value="-0.67562565207481" calcext:value-type="float">
            <text:p>-0,67562565207481</text:p>
          </table:table-cell>
          <table:table-cell office:value-type="float" office:value="7.3249042034149" calcext:value-type="float">
            <text:p>7,3249042034149</text:p>
          </table:table-cell>
          <table:table-cell office:value-type="float" office:value="-6.9597596480588" calcext:value-type="float">
            <text:p>-6,959759648058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672</text:p>
          </table:table-cell>
          <table:table-cell office:value-type="float" office:value="-0.81408776342869" calcext:value-type="float">
            <text:p>-0,81408776342869</text:p>
          </table:table-cell>
          <table:table-cell office:value-type="float" office:value="8.231628537178" calcext:value-type="float">
            <text:p>8,231628537178</text:p>
          </table:table-cell>
          <table:table-cell office:value-type="float" office:value="-85.675462036376" calcext:value-type="float">
            <text:p>-85,67546203637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683</text:p>
          </table:table-cell>
          <table:table-cell office:value-type="float" office:value="-0.94506785273552" calcext:value-type="float">
            <text:p>-0,94506785273552</text:p>
          </table:table-cell>
          <table:table-cell office:value-type="float" office:value="6.1579418182373" calcext:value-type="float">
            <text:p>6,1579418182373</text:p>
          </table:table-cell>
          <table:table-cell office:value-type="float" office:value="-97.919332753321" calcext:value-type="float">
            <text:p>-97,91933275332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694</text:p>
          </table:table-cell>
          <table:table-cell office:value-type="float" office:value="5.5929863452911" calcext:value-type="float">
            <text:p>5,5929863452911</text:p>
          </table:table-cell>
          <table:table-cell office:value-type="float" office:value="4.57818120718" calcext:value-type="float">
            <text:p>4,57818120718</text:p>
          </table:table-cell>
          <table:table-cell office:value-type="float" office:value="46.735353150945" calcext:value-type="float">
            <text:p>46,73535315094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705</text:p>
          </table:table-cell>
          <table:table-cell office:value-type="float" office:value="5.9090501070023" calcext:value-type="float">
            <text:p>5,9090501070023</text:p>
          </table:table-cell>
          <table:table-cell office:value-type="float" office:value="7.1780812740326" calcext:value-type="float">
            <text:p>7,1780812740326</text:p>
          </table:table-cell>
          <table:table-cell office:value-type="float" office:value="-99.95366357694" calcext:value-type="float">
            <text:p>-99,9536635769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716</text:p>
          </table:table-cell>
          <table:table-cell office:value-type="float" office:value="7.7323019504547" calcext:value-type="float">
            <text:p>7,7323019504547</text:p>
          </table:table-cell>
          <table:table-cell office:value-type="float" office:value="5.9364867210388" calcext:value-type="float">
            <text:p>5,9364867210388</text:p>
          </table:table-cell>
          <table:table-cell office:value-type="float" office:value="-122.15143404189" calcext:value-type="float">
            <text:p>-122,1514340418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727</text:p>
          </table:table-cell>
          <table:table-cell office:value-type="float" office:value="9.138001203537" calcext:value-type="float">
            <text:p>9,138001203537</text:p>
          </table:table-cell>
          <table:table-cell office:value-type="float" office:value="8.9546459913254" calcext:value-type="float">
            <text:p>8,9546459913254</text:p>
          </table:table-cell>
          <table:table-cell office:value-type="float" office:value="-149.19452454634" calcext:value-type="float">
            <text:p>-149,1945245463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738</text:p>
          </table:table-cell>
          <table:table-cell office:value-type="float" office:value="-1.3921764492989" calcext:value-type="float">
            <text:p>-1,3921764492989</text:p>
          </table:table-cell>
          <table:table-cell office:value-type="float" office:value="9.4059485197067" calcext:value-type="float">
            <text:p>9,4059485197067</text:p>
          </table:table-cell>
          <table:table-cell office:value-type="float" office:value="-80.963644252461" calcext:value-type="float">
            <text:p>-80,96364425246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749</text:p>
          </table:table-cell>
          <table:table-cell office:value-type="float" office:value="0.50235353410244" calcext:value-type="float">
            <text:p>0,50235353410244</text:p>
          </table:table-cell>
          <table:table-cell office:value-type="float" office:value="8.1203639507294" calcext:value-type="float">
            <text:p>8,1203639507294</text:p>
          </table:table-cell>
          <table:table-cell office:value-type="float" office:value="61.355199783471" calcext:value-type="float">
            <text:p>61,35519978347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760</text:p>
          </table:table-cell>
          <table:table-cell office:value-type="float" office:value="1.4228309690952" calcext:value-type="float">
            <text:p>1,4228309690952</text:p>
          </table:table-cell>
          <table:table-cell office:value-type="float" office:value="8.6830818653107" calcext:value-type="float">
            <text:p>8,6830818653107</text:p>
          </table:table-cell>
          <table:table-cell office:value-type="float" office:value="-13.21725461893" calcext:value-type="float">
            <text:p>-13,2172546189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771</text:p>
          </table:table-cell>
          <table:table-cell office:value-type="float" office:value="5.3730565309525" calcext:value-type="float">
            <text:p>5,3730565309525</text:p>
          </table:table-cell>
          <table:table-cell office:value-type="float" office:value="9.3081176280975" calcext:value-type="float">
            <text:p>9,3081176280975</text:p>
          </table:table-cell>
          <table:table-cell office:value-type="float" office:value="4.4370707432935" calcext:value-type="float">
            <text:p>4,437070743293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782</text:p>
          </table:table-cell>
          <table:table-cell office:value-type="float" office:value="4.6322932839394" calcext:value-type="float">
            <text:p>4,6322932839394</text:p>
          </table:table-cell>
          <table:table-cell office:value-type="float" office:value="6.3673520088196" calcext:value-type="float">
            <text:p>6,3673520088196</text:p>
          </table:table-cell>
          <table:table-cell office:value-type="float" office:value="10.128585016652" calcext:value-type="float">
            <text:p>10,12858501665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793</text:p>
          </table:table-cell>
          <table:table-cell office:value-type="float" office:value="6.5983456373215" calcext:value-type="float">
            <text:p>6,5983456373215</text:p>
          </table:table-cell>
          <table:table-cell office:value-type="float" office:value="8.1661665439606" calcext:value-type="float">
            <text:p>8,1661665439606</text:p>
          </table:table-cell>
          <table:table-cell office:value-type="float" office:value="135.98116340151" calcext:value-type="float">
            <text:p>135,9811634015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804</text:p>
          </table:table-cell>
          <table:table-cell office:value-type="float" office:value="7.5617492198944" calcext:value-type="float">
            <text:p>7,5617492198944</text:p>
          </table:table-cell>
          <table:table-cell office:value-type="float" office:value="8.6724936962128" calcext:value-type="float">
            <text:p>8,6724936962128</text:p>
          </table:table-cell>
          <table:table-cell office:value-type="float" office:value="16.407386892161" calcext:value-type="float">
            <text:p>16,40738689216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815</text:p>
          </table:table-cell>
          <table:table-cell office:value-type="float" office:value="0.95664083957672" calcext:value-type="float">
            <text:p>0,95664083957672</text:p>
          </table:table-cell>
          <table:table-cell office:value-type="float" office:value="10.354646444321" calcext:value-type="float">
            <text:p>10,354646444321</text:p>
          </table:table-cell>
          <table:table-cell office:value-type="float" office:value="-108.12485445837" calcext:value-type="float">
            <text:p>-108,1248544583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826</text:p>
          </table:table-cell>
          <table:table-cell office:value-type="float" office:value="1.1248419433832" calcext:value-type="float">
            <text:p>1,1248419433832</text:p>
          </table:table-cell>
          <table:table-cell office:value-type="float" office:value="9.8462945222855" calcext:value-type="float">
            <text:p>9,8462945222855</text:p>
          </table:table-cell>
          <table:table-cell office:value-type="float" office:value="-158.56282118779" calcext:value-type="float">
            <text:p>-158,5628211877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837</text:p>
          </table:table-cell>
          <table:table-cell office:value-type="float" office:value="2.8168839216232" calcext:value-type="float">
            <text:p>2,8168839216232</text:p>
          </table:table-cell>
          <table:table-cell office:value-type="float" office:value="6.0035544633865" calcext:value-type="float">
            <text:p>6,0035544633865</text:p>
          </table:table-cell>
          <table:table-cell office:value-type="float" office:value="-116.77686120294" calcext:value-type="float">
            <text:p>-116,7768612029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848</text:p>
          </table:table-cell>
          <table:table-cell office:value-type="float" office:value="3.5551887750626" calcext:value-type="float">
            <text:p>3,5551887750626</text:p>
          </table:table-cell>
          <table:table-cell office:value-type="float" office:value="9.3339204788208" calcext:value-type="float">
            <text:p>9,3339204788208</text:p>
          </table:table-cell>
          <table:table-cell office:value-type="float" office:value="106.84096129837" calcext:value-type="float">
            <text:p>106,8409612983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859</text:p>
          </table:table-cell>
          <table:table-cell office:value-type="float" office:value="5.6196767091751" calcext:value-type="float">
            <text:p>5,6196767091751</text:p>
          </table:table-cell>
          <table:table-cell office:value-type="float" office:value="9.0021258592606" calcext:value-type="float">
            <text:p>9,0021258592606</text:p>
          </table:table-cell>
          <table:table-cell office:value-type="float" office:value="0.87746327066687" calcext:value-type="float">
            <text:p>0,8774632706668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870</text:p>
          </table:table-cell>
          <table:table-cell office:value-type="float" office:value="8.6238223314285" calcext:value-type="float">
            <text:p>8,6238223314285</text:p>
          </table:table-cell>
          <table:table-cell office:value-type="float" office:value="7.5107043981552" calcext:value-type="float">
            <text:p>7,5107043981552</text:p>
          </table:table-cell>
          <table:table-cell office:value-type="float" office:value="171.69087100181" calcext:value-type="float">
            <text:p>171,6908710018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881</text:p>
          </table:table-cell>
          <table:table-cell office:value-type="float" office:value="7.1134883165359" calcext:value-type="float">
            <text:p>7,1134883165359</text:p>
          </table:table-cell>
          <table:table-cell office:value-type="float" office:value="10.274088382721" calcext:value-type="float">
            <text:p>10,274088382721</text:p>
          </table:table-cell>
          <table:table-cell office:value-type="float" office:value="-9.3928405623527" calcext:value-type="float">
            <text:p>-9,392840562352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892</text:p>
          </table:table-cell>
          <table:table-cell office:value-type="float" office:value="0.24103496223688" calcext:value-type="float">
            <text:p>0,24103496223688</text:p>
          </table:table-cell>
          <table:table-cell office:value-type="float" office:value="10.278787612915" calcext:value-type="float">
            <text:p>10,278787612915</text:p>
          </table:table-cell>
          <table:table-cell office:value-type="float" office:value="114.61505540617" calcext:value-type="float">
            <text:p>114,6150554061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903</text:p>
          </table:table-cell>
          <table:table-cell office:value-type="float" office:value="0.36371059715748" calcext:value-type="float">
            <text:p>0,36371059715748</text:p>
          </table:table-cell>
          <table:table-cell office:value-type="float" office:value="10.657316446304" calcext:value-type="float">
            <text:p>10,657316446304</text:p>
          </table:table-cell>
          <table:table-cell office:value-type="float" office:value="152.47419989033" calcext:value-type="float">
            <text:p>152,4741998903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5</text:p>
          </table:table-cell>
          <table:table-cell office:value-type="float" office:value="-0.83455726504326" calcext:value-type="float">
            <text:p>-0,83455726504326</text:p>
          </table:table-cell>
          <table:table-cell office:value-type="float" office:value="-0.099527155980468" calcext:value-type="float">
            <text:p>-0,099527155980468</text:p>
          </table:table-cell>
          <table:table-cell office:value-type="float" office:value="38.817806988005" calcext:value-type="float">
            <text:p>38,81780698800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364</text:p>
          </table:table-cell>
          <table:table-cell office:value-type="float" office:value="0.86149364709854" calcext:value-type="float">
            <text:p>0,86149364709854</text:p>
          </table:table-cell>
          <table:table-cell office:value-type="float" office:value="-0.49011223018169" calcext:value-type="float">
            <text:p>-0,49011223018169</text:p>
          </table:table-cell>
          <table:table-cell office:value-type="float" office:value="-22.754075990361" calcext:value-type="float">
            <text:p>-22,75407599036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375</text:p>
          </table:table-cell>
          <table:table-cell office:value-type="float" office:value="4.4725579023361" calcext:value-type="float">
            <text:p>4,4725579023361</text:p>
          </table:table-cell>
          <table:table-cell office:value-type="float" office:value="1.19284465909" calcext:value-type="float">
            <text:p>1,19284465909</text:p>
          </table:table-cell>
          <table:table-cell office:value-type="float" office:value="-139.70158206429" calcext:value-type="float">
            <text:p>-139,7015820642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386</text:p>
          </table:table-cell>
          <table:table-cell office:value-type="float" office:value="4.916495680809" calcext:value-type="float">
            <text:p>4,916495680809</text:p>
          </table:table-cell>
          <table:table-cell office:value-type="float" office:value="0.62681339681149" calcext:value-type="float">
            <text:p>0,62681339681149</text:p>
          </table:table-cell>
          <table:table-cell office:value-type="float" office:value="56.755067816206" calcext:value-type="float">
            <text:p>56,75506781620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397</text:p>
          </table:table-cell>
          <table:table-cell office:value-type="float" office:value="6.1244410276413" calcext:value-type="float">
            <text:p>6,1244410276413</text:p>
          </table:table-cell>
          <table:table-cell office:value-type="float" office:value="-0.58399714529514" calcext:value-type="float">
            <text:p>-0,58399714529514</text:p>
          </table:table-cell>
          <table:table-cell office:value-type="float" office:value="55.332666749408" calcext:value-type="float">
            <text:p>55,33266674940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408</text:p>
          </table:table-cell>
          <table:table-cell office:value-type="float" office:value="9.8909270763397" calcext:value-type="float">
            <text:p>9,8909270763397</text:p>
          </table:table-cell>
          <table:table-cell office:value-type="float" office:value="1.7565894126892" calcext:value-type="float">
            <text:p>1,7565894126892</text:p>
          </table:table-cell>
          <table:table-cell office:value-type="float" office:value="-13.165148864886" calcext:value-type="float">
            <text:p>-13,16514886488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419</text:p>
          </table:table-cell>
          <table:table-cell office:value-type="float" office:value="10.085014104843" calcext:value-type="float">
            <text:p>10,085014104843</text:p>
          </table:table-cell>
          <table:table-cell office:value-type="float" office:value="2.1769526600838" calcext:value-type="float">
            <text:p>2,1769526600838</text:p>
          </table:table-cell>
          <table:table-cell office:value-type="float" office:value="-161.11968732943" calcext:value-type="float">
            <text:p>-161,1196873294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430</text:p>
          </table:table-cell>
          <table:table-cell office:value-type="float" office:value="-0.74055783450603" calcext:value-type="float">
            <text:p>-0,74055783450603</text:p>
          </table:table-cell>
          <table:table-cell office:value-type="float" office:value="0.48349928110838" calcext:value-type="float">
            <text:p>0,48349928110838</text:p>
          </table:table-cell>
          <table:table-cell office:value-type="float" office:value="-94.52572673749" calcext:value-type="float">
            <text:p>-94,5257267374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441</text:p>
          </table:table-cell>
          <table:table-cell office:value-type="float" office:value="1.9089834392071" calcext:value-type="float">
            <text:p>1,9089834392071</text:p>
          </table:table-cell>
          <table:table-cell office:value-type="float" office:value="0.84830574691296" calcext:value-type="float">
            <text:p>0,84830574691296</text:p>
          </table:table-cell>
          <table:table-cell office:value-type="float" office:value="-110.8112046673" calcext:value-type="float">
            <text:p>-110,811204667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452</text:p>
          </table:table-cell>
          <table:table-cell office:value-type="float" office:value="1.4546731114388" calcext:value-type="float">
            <text:p>1,4546731114388</text:p>
          </table:table-cell>
          <table:table-cell office:value-type="float" office:value="1.4639559388161" calcext:value-type="float">
            <text:p>1,4639559388161</text:p>
          </table:table-cell>
          <table:table-cell office:value-type="float" office:value="44.211155290057" calcext:value-type="float">
            <text:p>44,21115529005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463</text:p>
          </table:table-cell>
          <table:table-cell office:value-type="float" office:value="2.8271740674973" calcext:value-type="float">
            <text:p>2,8271740674973</text:p>
          </table:table-cell>
          <table:table-cell office:value-type="float" office:value="2.0810782909393" calcext:value-type="float">
            <text:p>2,0810782909393</text:p>
          </table:table-cell>
          <table:table-cell office:value-type="float" office:value="-158.86933788372" calcext:value-type="float">
            <text:p>-158,8693378837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474</text:p>
          </table:table-cell>
          <table:table-cell office:value-type="float" office:value="6.1117881536484" calcext:value-type="float">
            <text:p>6,1117881536484</text:p>
          </table:table-cell>
          <table:table-cell office:value-type="float" office:value="3.1348425149918" calcext:value-type="float">
            <text:p>3,1348425149918</text:p>
          </table:table-cell>
          <table:table-cell office:value-type="float" office:value="13.866889059164" calcext:value-type="float">
            <text:p>13,86688905916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485</text:p>
          </table:table-cell>
          <table:table-cell office:value-type="float" office:value="6.2247091531754" calcext:value-type="float">
            <text:p>6,2247091531754</text:p>
          </table:table-cell>
          <table:table-cell office:value-type="float" office:value="1.2717631459236" calcext:value-type="float">
            <text:p>1,2717631459236</text:p>
          </table:table-cell>
          <table:table-cell office:value-type="float" office:value="63.314155408531" calcext:value-type="float">
            <text:p>63,31415540853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496</text:p>
          </table:table-cell>
          <table:table-cell office:value-type="float" office:value="5.8109629154205" calcext:value-type="float">
            <text:p>5,8109629154205</text:p>
          </table:table-cell>
          <table:table-cell office:value-type="float" office:value="1.4651890099049" calcext:value-type="float">
            <text:p>1,4651890099049</text:p>
          </table:table-cell>
          <table:table-cell office:value-type="float" office:value="61.49997073374" calcext:value-type="float">
            <text:p>61,4999707337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507</text:p>
          </table:table-cell>
          <table:table-cell office:value-type="float" office:value="-1.5280094742775" calcext:value-type="float">
            <text:p>-1,5280094742775</text:p>
          </table:table-cell>
          <table:table-cell office:value-type="float" office:value="6.5222281217575" calcext:value-type="float">
            <text:p>6,5222281217575</text:p>
          </table:table-cell>
          <table:table-cell office:value-type="float" office:value="-107.06949917374" calcext:value-type="float">
            <text:p>-107,0694991737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518</text:p>
          </table:table-cell>
          <table:table-cell office:value-type="float" office:value="1.7663599550724" calcext:value-type="float">
            <text:p>1,7663599550724</text:p>
          </table:table-cell>
          <table:table-cell office:value-type="float" office:value="5.1995557546616" calcext:value-type="float">
            <text:p>5,1995557546616</text:p>
          </table:table-cell>
          <table:table-cell office:value-type="float" office:value="-54.365421176716" calcext:value-type="float">
            <text:p>-54,36542117671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529</text:p>
          </table:table-cell>
          <table:table-cell office:value-type="float" office:value="2.406994998455" calcext:value-type="float">
            <text:p>2,406994998455</text:p>
          </table:table-cell>
          <table:table-cell office:value-type="float" office:value="3.5727417469025" calcext:value-type="float">
            <text:p>3,5727417469025</text:p>
          </table:table-cell>
          <table:table-cell office:value-type="float" office:value="-162.44577146639" calcext:value-type="float">
            <text:p>-162,4457714663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540</text:p>
          </table:table-cell>
          <table:table-cell office:value-type="float" office:value="5.5621618032455" calcext:value-type="float">
            <text:p>5,5621618032455</text:p>
          </table:table-cell>
          <table:table-cell office:value-type="float" office:value="4.1999536752701" calcext:value-type="float">
            <text:p>4,1999536752701</text:p>
          </table:table-cell>
          <table:table-cell office:value-type="float" office:value="-21.891882465144" calcext:value-type="float">
            <text:p>-21,89188246514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551</text:p>
          </table:table-cell>
          <table:table-cell office:value-type="float" office:value="3.9109271764755" calcext:value-type="float">
            <text:p>3,9109271764755</text:p>
          </table:table-cell>
          <table:table-cell office:value-type="float" office:value="3.3328384160995" calcext:value-type="float">
            <text:p>3,3328384160995</text:p>
          </table:table-cell>
          <table:table-cell office:value-type="float" office:value="109.42819619634" calcext:value-type="float">
            <text:p>109,4281961963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562</text:p>
          </table:table-cell>
          <table:table-cell office:value-type="float" office:value="6.8178164958954" calcext:value-type="float">
            <text:p>6,8178164958954</text:p>
          </table:table-cell>
          <table:table-cell office:value-type="float" office:value="2.6855316758156" calcext:value-type="float">
            <text:p>2,6855316758156</text:p>
          </table:table-cell>
          <table:table-cell office:value-type="float" office:value="-55.093851059106" calcext:value-type="float">
            <text:p>-55,09385105910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573</text:p>
          </table:table-cell>
          <table:table-cell office:value-type="float" office:value="10.078195333481" calcext:value-type="float">
            <text:p>10,078195333481</text:p>
          </table:table-cell>
          <table:table-cell office:value-type="float" office:value="4.4580715894699" calcext:value-type="float">
            <text:p>4,4580715894699</text:p>
          </table:table-cell>
          <table:table-cell office:value-type="float" office:value="-139.60004763998" calcext:value-type="float">
            <text:p>-139,6000476399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584</text:p>
          </table:table-cell>
          <table:table-cell office:value-type="float" office:value="-1.089193597436" calcext:value-type="float">
            <text:p>-1,089193597436</text:p>
          </table:table-cell>
          <table:table-cell office:value-type="float" office:value="4.1094008088112" calcext:value-type="float">
            <text:p>4,1094008088112</text:p>
          </table:table-cell>
          <table:table-cell office:value-type="float" office:value="-49.304437865118" calcext:value-type="float">
            <text:p>-49,30443786511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595</text:p>
          </table:table-cell>
          <table:table-cell office:value-type="float" office:value="0.21532451733947" calcext:value-type="float">
            <text:p>0,21532451733947</text:p>
          </table:table-cell>
          <table:table-cell office:value-type="float" office:value="1.4687523245811" calcext:value-type="float">
            <text:p>1,4687523245811</text:p>
          </table:table-cell>
          <table:table-cell office:value-type="float" office:value="47.065227274682" calcext:value-type="float">
            <text:p>47,06522727468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606</text:p>
          </table:table-cell>
          <table:table-cell office:value-type="float" office:value="2.4191606044769" calcext:value-type="float">
            <text:p>2,4191606044769</text:p>
          </table:table-cell>
          <table:table-cell office:value-type="float" office:value="4.0253415703773" calcext:value-type="float">
            <text:p>4,0253415703773</text:p>
          </table:table-cell>
          <table:table-cell office:value-type="float" office:value="-143.75231220464" calcext:value-type="float">
            <text:p>-143,7523122046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617</text:p>
          </table:table-cell>
          <table:table-cell office:value-type="float" office:value="4.5270118117332" calcext:value-type="float">
            <text:p>4,5270118117332</text:p>
          </table:table-cell>
          <table:table-cell office:value-type="float" office:value="4.6866655349731" calcext:value-type="float">
            <text:p>4,6866655349731</text:p>
          </table:table-cell>
          <table:table-cell office:value-type="float" office:value="151.71391493196" calcext:value-type="float">
            <text:p>151,7139149319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628</text:p>
          </table:table-cell>
          <table:table-cell office:value-type="float" office:value="6.849736571312" calcext:value-type="float">
            <text:p>6,849736571312</text:p>
          </table:table-cell>
          <table:table-cell office:value-type="float" office:value="3.9119476079941" calcext:value-type="float">
            <text:p>3,9119476079941</text:p>
          </table:table-cell>
          <table:table-cell office:value-type="float" office:value="-69.23656175091" calcext:value-type="float">
            <text:p>-69,2365617509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639</text:p>
          </table:table-cell>
          <table:table-cell office:value-type="float" office:value="7.1248495578766" calcext:value-type="float">
            <text:p>7,1248495578766</text:p>
          </table:table-cell>
          <table:table-cell office:value-type="float" office:value="4.3794146180153" calcext:value-type="float">
            <text:p>4,3794146180153</text:p>
          </table:table-cell>
          <table:table-cell office:value-type="float" office:value="-101.01262019698" calcext:value-type="float">
            <text:p>-101,0126201969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650</text:p>
          </table:table-cell>
          <table:table-cell office:value-type="float" office:value="9.3700754642487" calcext:value-type="float">
            <text:p>9,3700754642487</text:p>
          </table:table-cell>
          <table:table-cell office:value-type="float" office:value="4.7338089346886" calcext:value-type="float">
            <text:p>4,7338089346886</text:p>
          </table:table-cell>
          <table:table-cell office:value-type="float" office:value="-39.454556574487" calcext:value-type="float">
            <text:p>-39,45455657448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661</text:p>
          </table:table-cell>
          <table:table-cell office:value-type="float" office:value="-1.0711431503296" calcext:value-type="float">
            <text:p>-1,0711431503296</text:p>
          </table:table-cell>
          <table:table-cell office:value-type="float" office:value="7.372539639473" calcext:value-type="float">
            <text:p>7,372539639473</text:p>
          </table:table-cell>
          <table:table-cell office:value-type="float" office:value="-6.97558382704" calcext:value-type="float">
            <text:p>-6,9755838270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672</text:p>
          </table:table-cell>
          <table:table-cell office:value-type="float" office:value="-0.83724841475487" calcext:value-type="float">
            <text:p>-0,83724841475487</text:p>
          </table:table-cell>
          <table:table-cell office:value-type="float" office:value="8.5721081495285" calcext:value-type="float">
            <text:p>8,5721081495285</text:p>
          </table:table-cell>
          <table:table-cell office:value-type="float" office:value="-86.684881501896" calcext:value-type="float">
            <text:p>-86,68488150189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683</text:p>
          </table:table-cell>
          <table:table-cell office:value-type="float" office:value="-0.72314009070396" calcext:value-type="float">
            <text:p>-0,72314009070396</text:p>
          </table:table-cell>
          <table:table-cell office:value-type="float" office:value="6.1591213941574" calcext:value-type="float">
            <text:p>6,1591213941574</text:p>
          </table:table-cell>
          <table:table-cell office:value-type="float" office:value="171.51740554032" calcext:value-type="float">
            <text:p>171,5174055403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694</text:p>
          </table:table-cell>
          <table:table-cell office:value-type="float" office:value="5.4112112522125" calcext:value-type="float">
            <text:p>5,4112112522125</text:p>
          </table:table-cell>
          <table:table-cell office:value-type="float" office:value="4.7059959173203" calcext:value-type="float">
            <text:p>4,7059959173203</text:p>
          </table:table-cell>
          <table:table-cell office:value-type="float" office:value="-44.059308091546" calcext:value-type="float">
            <text:p>-44,05930809154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705</text:p>
          </table:table-cell>
          <table:table-cell office:value-type="float" office:value="5.9738528728485" calcext:value-type="float">
            <text:p>5,9738528728485</text:p>
          </table:table-cell>
          <table:table-cell office:value-type="float" office:value="7.561474442482" calcext:value-type="float">
            <text:p>7,561474442482</text:p>
          </table:table-cell>
          <table:table-cell office:value-type="float" office:value="-99.178173739439" calcext:value-type="float">
            <text:p>-99,17817373943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716</text:p>
          </table:table-cell>
          <table:table-cell office:value-type="float" office:value="7.8826725482941" calcext:value-type="float">
            <text:p>7,8826725482941</text:p>
          </table:table-cell>
          <table:table-cell office:value-type="float" office:value="6.2401568889618" calcext:value-type="float">
            <text:p>6,2401568889618</text:p>
          </table:table-cell>
          <table:table-cell office:value-type="float" office:value="-114.94775182882" calcext:value-type="float">
            <text:p>-114,9477518288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727</text:p>
          </table:table-cell>
          <table:table-cell office:value-type="float" office:value="9.2928731441498" calcext:value-type="float">
            <text:p>9,2928731441498</text:p>
          </table:table-cell>
          <table:table-cell office:value-type="float" office:value="8.9942425489426" calcext:value-type="float">
            <text:p>8,9942425489426</text:p>
          </table:table-cell>
          <table:table-cell office:value-type="float" office:value="-162.64788360353" calcext:value-type="float">
            <text:p>-162,6478836035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738</text:p>
          </table:table-cell>
          <table:table-cell office:value-type="float" office:value="-1.3653972744942" calcext:value-type="float">
            <text:p>-1,3653972744942</text:p>
          </table:table-cell>
          <table:table-cell office:value-type="float" office:value="9.7448456287384" calcext:value-type="float">
            <text:p>9,7448456287384</text:p>
          </table:table-cell>
          <table:table-cell office:value-type="float" office:value="-97.41515262871" calcext:value-type="float">
            <text:p>-97,4151526287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749</text:p>
          </table:table-cell>
          <table:table-cell office:value-type="float" office:value="0.56960634887218" calcext:value-type="float">
            <text:p>0,56960634887218</text:p>
          </table:table-cell>
          <table:table-cell office:value-type="float" office:value="7.869461774826" calcext:value-type="float">
            <text:p>7,869461774826</text:p>
          </table:table-cell>
          <table:table-cell office:value-type="float" office:value="119.98743464233" calcext:value-type="float">
            <text:p>119,9874346423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760</text:p>
          </table:table-cell>
          <table:table-cell office:value-type="float" office:value="1.0503961145878" calcext:value-type="float">
            <text:p>1,0503961145878</text:p>
          </table:table-cell>
          <table:table-cell office:value-type="float" office:value="8.7927836179733" calcext:value-type="float">
            <text:p>8,7927836179733</text:p>
          </table:table-cell>
          <table:table-cell office:value-type="float" office:value="-17.730537683341" calcext:value-type="float">
            <text:p>-17,73053768334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771</text:p>
          </table:table-cell>
          <table:table-cell office:value-type="float" office:value="5.2275860309601" calcext:value-type="float">
            <text:p>5,2275860309601</text:p>
          </table:table-cell>
          <table:table-cell office:value-type="float" office:value="9.5590603351593" calcext:value-type="float">
            <text:p>9,5590603351593</text:p>
          </table:table-cell>
          <table:table-cell office:value-type="float" office:value="-56.529075476774" calcext:value-type="float">
            <text:p>-56,52907547677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782</text:p>
          </table:table-cell>
          <table:table-cell office:value-type="float" office:value="4.25975471735" calcext:value-type="float">
            <text:p>4,25975471735</text:p>
          </table:table-cell>
          <table:table-cell office:value-type="float" office:value="6.2959116697311" calcext:value-type="float">
            <text:p>6,2959116697311</text:p>
          </table:table-cell>
          <table:table-cell office:value-type="float" office:value="12.962167999547" calcext:value-type="float">
            <text:p>12,96216799954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793</text:p>
          </table:table-cell>
          <table:table-cell office:value-type="float" office:value="6.8839085102081" calcext:value-type="float">
            <text:p>6,8839085102081</text:p>
          </table:table-cell>
          <table:table-cell office:value-type="float" office:value="7.8898388147354" calcext:value-type="float">
            <text:p>7,8898388147354</text:p>
          </table:table-cell>
          <table:table-cell office:value-type="float" office:value="135.96224784851" calcext:value-type="float">
            <text:p>135,9622478485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804</text:p>
          </table:table-cell>
          <table:table-cell office:value-type="float" office:value="7.3556339740753" calcext:value-type="float">
            <text:p>7,3556339740753</text:p>
          </table:table-cell>
          <table:table-cell office:value-type="float" office:value="8.6149775981903" calcext:value-type="float">
            <text:p>8,6149775981903</text:p>
          </table:table-cell>
          <table:table-cell office:value-type="float" office:value="15.586781273982" calcext:value-type="float">
            <text:p>15,58678127398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815</text:p>
          </table:table-cell>
          <table:table-cell office:value-type="float" office:value="0.75788490474224" calcext:value-type="float">
            <text:p>0,75788490474224</text:p>
          </table:table-cell>
          <table:table-cell office:value-type="float" office:value="10.452235937119" calcext:value-type="float">
            <text:p>10,452235937119</text:p>
          </table:table-cell>
          <table:table-cell office:value-type="float" office:value="-17.324668206986" calcext:value-type="float">
            <text:p>-17,32466820698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826</text:p>
          </table:table-cell>
          <table:table-cell office:value-type="float" office:value="1.0725563764572" calcext:value-type="float">
            <text:p>1,0725563764572</text:p>
          </table:table-cell>
          <table:table-cell office:value-type="float" office:value="10.061721801758" calcext:value-type="float">
            <text:p>10,061721801758</text:p>
          </table:table-cell>
          <table:table-cell office:value-type="float" office:value="-67.793116448032" calcext:value-type="float">
            <text:p>-67,79311644803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837</text:p>
          </table:table-cell>
          <table:table-cell office:value-type="float" office:value="3.0058485269547" calcext:value-type="float">
            <text:p>3,0058485269547</text:p>
          </table:table-cell>
          <table:table-cell office:value-type="float" office:value="6.3271230459213" calcext:value-type="float">
            <text:p>6,3271230459213</text:p>
          </table:table-cell>
          <table:table-cell office:value-type="float" office:value="-126.22993615023" calcext:value-type="float">
            <text:p>-126,2299361502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848</text:p>
          </table:table-cell>
          <table:table-cell office:value-type="float" office:value="3.7031641602516" calcext:value-type="float">
            <text:p>3,7031641602516</text:p>
          </table:table-cell>
          <table:table-cell office:value-type="float" office:value="9.0132743120193" calcext:value-type="float">
            <text:p>9,0132743120193</text:p>
          </table:table-cell>
          <table:table-cell office:value-type="float" office:value="124.78057290338" calcext:value-type="float">
            <text:p>124,7805729033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859</text:p>
          </table:table-cell>
          <table:table-cell office:value-type="float" office:value="5.5926591157913" calcext:value-type="float">
            <text:p>5,5926591157913</text:p>
          </table:table-cell>
          <table:table-cell office:value-type="float" office:value="8.7823295593262" calcext:value-type="float">
            <text:p>8,7823295593262</text:p>
          </table:table-cell>
          <table:table-cell office:value-type="float" office:value="91.672232196589" calcext:value-type="float">
            <text:p>91,67223219658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870</text:p>
          </table:table-cell>
          <table:table-cell office:value-type="float" office:value="8.9855939149857" calcext:value-type="float">
            <text:p>8,9855939149857</text:p>
          </table:table-cell>
          <table:table-cell office:value-type="float" office:value="7.5391483306885" calcext:value-type="float">
            <text:p>7,5391483306885</text:p>
          </table:table-cell>
          <table:table-cell office:value-type="float" office:value="-173.13890851987" calcext:value-type="float">
            <text:p>-173,1389085198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881</text:p>
          </table:table-cell>
          <table:table-cell office:value-type="float" office:value="6.8322861194611" calcext:value-type="float">
            <text:p>6,8322861194611</text:p>
          </table:table-cell>
          <table:table-cell office:value-type="float" office:value="10.449956655502" calcext:value-type="float">
            <text:p>10,449956655502</text:p>
          </table:table-cell>
          <table:table-cell office:value-type="float" office:value="-38.412219399859" calcext:value-type="float">
            <text:p>-38,41221939985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892</text:p>
          </table:table-cell>
          <table:table-cell office:value-type="float" office:value="0.13886134140193" calcext:value-type="float">
            <text:p>0,13886134140193</text:p>
          </table:table-cell>
          <table:table-cell office:value-type="float" office:value="10.02601981163" calcext:value-type="float">
            <text:p>10,02601981163</text:p>
          </table:table-cell>
          <table:table-cell office:value-type="float" office:value="58.819470132232" calcext:value-type="float">
            <text:p>58,81947013223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903</text:p>
          </table:table-cell>
          <table:table-cell office:value-type="float" office:value="0.37442717701197" calcext:value-type="float">
            <text:p>0,37442717701197</text:p>
          </table:table-cell>
          <table:table-cell office:value-type="float" office:value="10.566713809967" calcext:value-type="float">
            <text:p>10,566713809967</text:p>
          </table:table-cell>
          <table:table-cell office:value-type="float" office:value="152.0615428876" calcext:value-type="float">
            <text:p>152,061542887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5</text:p>
          </table:table-cell>
          <table:table-cell office:value-type="float" office:value="-1.0092316567898" calcext:value-type="float">
            <text:p>-1,0092316567898</text:p>
          </table:table-cell>
          <table:table-cell office:value-type="float" office:value="0.10866092517972" calcext:value-type="float">
            <text:p>0,10866092517972</text:p>
          </table:table-cell>
          <table:table-cell office:value-type="float" office:value="-13.619721790028" calcext:value-type="float">
            <text:p>-13,61972179002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364</text:p>
          </table:table-cell>
          <table:table-cell office:value-type="float" office:value="0.65748482942581" calcext:value-type="float">
            <text:p>0,65748482942581</text:p>
          </table:table-cell>
          <table:table-cell office:value-type="float" office:value="-0.24408880621195" calcext:value-type="float">
            <text:p>-0,24408880621195</text:p>
          </table:table-cell>
          <table:table-cell office:value-type="float" office:value="-57.666550776002" calcext:value-type="float">
            <text:p>-57,66655077600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375</text:p>
          </table:table-cell>
          <table:table-cell office:value-type="float" office:value="4.6422052383423" calcext:value-type="float">
            <text:p>4,6422052383423</text:p>
          </table:table-cell>
          <table:table-cell office:value-type="float" office:value="1.3274298608303" calcext:value-type="float">
            <text:p>1,3274298608303</text:p>
          </table:table-cell>
          <table:table-cell office:value-type="float" office:value="-141.9741272167" calcext:value-type="float">
            <text:p>-141,974127216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386</text:p>
          </table:table-cell>
          <table:table-cell office:value-type="float" office:value="4.7002243995667" calcext:value-type="float">
            <text:p>4,7002243995667</text:p>
          </table:table-cell>
          <table:table-cell office:value-type="float" office:value="0.37126459181309" calcext:value-type="float">
            <text:p>0,37126459181309</text:p>
          </table:table-cell>
          <table:table-cell office:value-type="float" office:value="46.55168504472" calcext:value-type="float">
            <text:p>46,5516850447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397</text:p>
          </table:table-cell>
          <table:table-cell office:value-type="float" office:value="6.0397958755493" calcext:value-type="float">
            <text:p>6,0397958755493</text:p>
          </table:table-cell>
          <table:table-cell office:value-type="float" office:value="-0.58302201330662" calcext:value-type="float">
            <text:p>-0,58302201330662</text:p>
          </table:table-cell>
          <table:table-cell office:value-type="float" office:value="55.087769107454" calcext:value-type="float">
            <text:p>55,08776910745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408</text:p>
          </table:table-cell>
          <table:table-cell office:value-type="float" office:value="9.8108214139938" calcext:value-type="float">
            <text:p>9,8108214139938</text:p>
          </table:table-cell>
          <table:table-cell office:value-type="float" office:value="1.5501895546913" calcext:value-type="float">
            <text:p>1,5501895546913</text:p>
          </table:table-cell>
          <table:table-cell office:value-type="float" office:value="77.521478294567" calcext:value-type="float">
            <text:p>77,52147829456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419</text:p>
          </table:table-cell>
          <table:table-cell office:value-type="float" office:value="10.000624656677" calcext:value-type="float">
            <text:p>10,000624656677</text:p>
          </table:table-cell>
          <table:table-cell office:value-type="float" office:value="2.4019305408001" calcext:value-type="float">
            <text:p>2,4019305408001</text:p>
          </table:table-cell>
          <table:table-cell office:value-type="float" office:value="-70.381936753631" calcext:value-type="float">
            <text:p>-70,38193675363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430</text:p>
          </table:table-cell>
          <table:table-cell office:value-type="float" office:value="-0.51916282624006" calcext:value-type="float">
            <text:p>-0,51916282624006</text:p>
          </table:table-cell>
          <table:table-cell office:value-type="float" office:value="0.49783550202847" calcext:value-type="float">
            <text:p>0,49783550202847</text:p>
          </table:table-cell>
          <table:table-cell office:value-type="float" office:value="174.9070480371" calcext:value-type="float">
            <text:p>174,907048037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441</text:p>
          </table:table-cell>
          <table:table-cell office:value-type="float" office:value="2.0395807921886" calcext:value-type="float">
            <text:p>2,0395807921886</text:p>
          </table:table-cell>
          <table:table-cell office:value-type="float" office:value="1.0953155905008" calcext:value-type="float">
            <text:p>1,0953155905008</text:p>
          </table:table-cell>
          <table:table-cell office:value-type="float" office:value="-121.33114960543" calcext:value-type="float">
            <text:p>-121,3311496054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452</text:p>
          </table:table-cell>
          <table:table-cell office:value-type="float" office:value="1.1700783669949" calcext:value-type="float">
            <text:p>1,1700783669949</text:p>
          </table:table-cell>
          <table:table-cell office:value-type="float" office:value="1.1871707439423" calcext:value-type="float">
            <text:p>1,1871707439423</text:p>
          </table:table-cell>
          <table:table-cell office:value-type="float" office:value="44.20676125083" calcext:value-type="float">
            <text:p>44,2067612508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463</text:p>
          </table:table-cell>
          <table:table-cell office:value-type="float" office:value="3.1993314623833" calcext:value-type="float">
            <text:p>3,1993314623833</text:p>
          </table:table-cell>
          <table:table-cell office:value-type="float" office:value="2.2248141467571" calcext:value-type="float">
            <text:p>2,2248141467571</text:p>
          </table:table-cell>
          <table:table-cell office:value-type="float" office:value="-158.79416769477" calcext:value-type="float">
            <text:p>-158,7941676947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474</text:p>
          </table:table-cell>
          <table:table-cell office:value-type="float" office:value="5.7245659828186" calcext:value-type="float">
            <text:p>5,7245659828186</text:p>
          </table:table-cell>
          <table:table-cell office:value-type="float" office:value="3.0397415161133" calcext:value-type="float">
            <text:p>3,0397415161133</text:p>
          </table:table-cell>
          <table:table-cell office:value-type="float" office:value="13.882839660736" calcext:value-type="float">
            <text:p>13,88283966073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485</text:p>
          </table:table-cell>
          <table:table-cell office:value-type="float" office:value="6.4176541566849" calcext:value-type="float">
            <text:p>6,4176541566849</text:p>
          </table:table-cell>
          <table:table-cell office:value-type="float" office:value="1.0938979685307" calcext:value-type="float">
            <text:p>1,0938979685307</text:p>
          </table:table-cell>
          <table:table-cell office:value-type="float" office:value="137.73616863664" calcext:value-type="float">
            <text:p>137,7361686366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496</text:p>
          </table:table-cell>
          <table:table-cell office:value-type="float" office:value="5.5539357662201" calcext:value-type="float">
            <text:p>5,5539357662201</text:p>
          </table:table-cell>
          <table:table-cell office:value-type="float" office:value="1.5217645466328" calcext:value-type="float">
            <text:p>1,5217645466328</text:p>
          </table:table-cell>
          <table:table-cell office:value-type="float" office:value="-13.298630619505" calcext:value-type="float">
            <text:p>-13,29863061950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507</text:p>
          </table:table-cell>
          <table:table-cell office:value-type="float" office:value="-1.2879151105881" calcext:value-type="float">
            <text:p>-1,2879151105881</text:p>
          </table:table-cell>
          <table:table-cell office:value-type="float" office:value="6.6993743181229" calcext:value-type="float">
            <text:p>6,6993743181229</text:p>
          </table:table-cell>
          <table:table-cell office:value-type="float" office:value="-152.36565413748" calcext:value-type="float">
            <text:p>-152,3656541374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518</text:p>
          </table:table-cell>
          <table:table-cell office:value-type="float" office:value="1.55392318964" calcext:value-type="float">
            <text:p>1,55392318964</text:p>
          </table:table-cell>
          <table:table-cell office:value-type="float" office:value="5.261315703392" calcext:value-type="float">
            <text:p>5,261315703392</text:p>
          </table:table-cell>
          <table:table-cell office:value-type="float" office:value="-12.614470853168" calcext:value-type="float">
            <text:p>-12,61447085316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529</text:p>
          </table:table-cell>
          <table:table-cell office:value-type="float" office:value="2.3695039749146" calcext:value-type="float">
            <text:p>2,3695039749146</text:p>
          </table:table-cell>
          <table:table-cell office:value-type="float" office:value="3.7915331125259" calcext:value-type="float">
            <text:p>3,7915331125259</text:p>
          </table:table-cell>
          <table:table-cell office:value-type="float" office:value="-71.655511096784" calcext:value-type="float">
            <text:p>-71,65551109678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540</text:p>
          </table:table-cell>
          <table:table-cell office:value-type="float" office:value="5.3611439466476" calcext:value-type="float">
            <text:p>5,3611439466476</text:p>
          </table:table-cell>
          <table:table-cell office:value-type="float" office:value="4.0007343888283" calcext:value-type="float">
            <text:p>4,0007343888283</text:p>
          </table:table-cell>
          <table:table-cell office:value-type="float" office:value="42.38934767474" calcext:value-type="float">
            <text:p>42,3893476747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551</text:p>
          </table:table-cell>
          <table:table-cell office:value-type="float" office:value="3.9348283410072" calcext:value-type="float">
            <text:p>3,9348283410072</text:p>
          </table:table-cell>
          <table:table-cell office:value-type="float" office:value="3.0292409658432" calcext:value-type="float">
            <text:p>3,0292409658432</text:p>
          </table:table-cell>
          <table:table-cell office:value-type="float" office:value="90.803251144992" calcext:value-type="float">
            <text:p>90,80325114499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562</text:p>
          </table:table-cell>
          <table:table-cell office:value-type="float" office:value="6.808397769928" calcext:value-type="float">
            <text:p>6,808397769928</text:p>
          </table:table-cell>
          <table:table-cell office:value-type="float" office:value="2.8711098432541" calcext:value-type="float">
            <text:p>2,8711098432541</text:p>
          </table:table-cell>
          <table:table-cell office:value-type="float" office:value="-87.341178754333" calcext:value-type="float">
            <text:p>-87,34117875433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573</text:p>
          </table:table-cell>
          <table:table-cell office:value-type="float" office:value="10.085008144379" calcext:value-type="float">
            <text:p>10,085008144379</text:p>
          </table:table-cell>
          <table:table-cell office:value-type="float" office:value="4.7898775339127" calcext:value-type="float">
            <text:p>4,7898775339127</text:p>
          </table:table-cell>
          <table:table-cell office:value-type="float" office:value="-114.04215606155" calcext:value-type="float">
            <text:p>-114,0421560615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584</text:p>
          </table:table-cell>
          <table:table-cell office:value-type="float" office:value="-1.0512013733387" calcext:value-type="float">
            <text:p>-1,0512013733387</text:p>
          </table:table-cell>
          <table:table-cell office:value-type="float" office:value="4.3807348608971" calcext:value-type="float">
            <text:p>4,3807348608971</text:p>
          </table:table-cell>
          <table:table-cell office:value-type="float" office:value="-107.8171213721" calcext:value-type="float">
            <text:p>-107,817121372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595</text:p>
          </table:table-cell>
          <table:table-cell office:value-type="float" office:value="-0.086380643770099" calcext:value-type="float">
            <text:p>-0,086380643770099</text:p>
          </table:table-cell>
          <table:table-cell office:value-type="float" office:value="1.321624815464" calcext:value-type="float">
            <text:p>1,321624815464</text:p>
          </table:table-cell>
          <table:table-cell office:value-type="float" office:value="19.768100825085" calcext:value-type="float">
            <text:p>19,76810082508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606</text:p>
          </table:table-cell>
          <table:table-cell office:value-type="float" office:value="2.3144948482513" calcext:value-type="float">
            <text:p>2,3144948482513</text:p>
          </table:table-cell>
          <table:table-cell office:value-type="float" office:value="4.2204874753952" calcext:value-type="float">
            <text:p>4,2204874753952</text:p>
          </table:table-cell>
          <table:table-cell office:value-type="float" office:value="-52.929137542749" calcext:value-type="float">
            <text:p>-52,92913754274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617</text:p>
          </table:table-cell>
          <table:table-cell office:value-type="float" office:value="4.7645148634911" calcext:value-type="float">
            <text:p>4,7645148634911</text:p>
          </table:table-cell>
          <table:table-cell office:value-type="float" office:value="4.4749158620834" calcext:value-type="float">
            <text:p>4,4749158620834</text:p>
          </table:table-cell>
          <table:table-cell office:value-type="float" office:value="134.92185143149" calcext:value-type="float">
            <text:p>134,9218514314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628</text:p>
          </table:table-cell>
          <table:table-cell office:value-type="float" office:value="6.6334736347198" calcext:value-type="float">
            <text:p>6,6334736347198</text:p>
          </table:table-cell>
          <table:table-cell office:value-type="float" office:value="3.8635617494583" calcext:value-type="float">
            <text:p>3,8635617494583</text:p>
          </table:table-cell>
          <table:table-cell office:value-type="float" office:value="21.483388865829" calcext:value-type="float">
            <text:p>21,48338886582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639</text:p>
          </table:table-cell>
          <table:table-cell office:value-type="float" office:value="7.1272706985474" calcext:value-type="float">
            <text:p>7,1272706985474</text:p>
          </table:table-cell>
          <table:table-cell office:value-type="float" office:value="4.5695513486862" calcext:value-type="float">
            <text:p>4,5695513486862</text:p>
          </table:table-cell>
          <table:table-cell office:value-type="float" office:value="-114.35706448403" calcext:value-type="float">
            <text:p>-114,3570644840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650</text:p>
          </table:table-cell>
          <table:table-cell office:value-type="float" office:value="9.0623819828033" calcext:value-type="float">
            <text:p>9,0623819828033</text:p>
          </table:table-cell>
          <table:table-cell office:value-type="float" office:value="4.9863204360008" calcext:value-type="float">
            <text:p>4,9863204360008</text:p>
          </table:table-cell>
          <table:table-cell office:value-type="float" office:value="-39.462955134689" calcext:value-type="float">
            <text:p>-39,46295513468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661</text:p>
          </table:table-cell>
          <table:table-cell office:value-type="float" office:value="-1.4670100808144" calcext:value-type="float">
            <text:p>-1,4670100808144</text:p>
          </table:table-cell>
          <table:table-cell office:value-type="float" office:value="7.4208098649979" calcext:value-type="float">
            <text:p>7,4208098649979</text:p>
          </table:table-cell>
          <table:table-cell office:value-type="float" office:value="-6.9731087631481" calcext:value-type="float">
            <text:p>-6,973108763148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672</text:p>
          </table:table-cell>
          <table:table-cell office:value-type="float" office:value="-0.8442509919405" calcext:value-type="float">
            <text:p>-0,8442509919405</text:p>
          </table:table-cell>
          <table:table-cell office:value-type="float" office:value="8.8376569747925" calcext:value-type="float">
            <text:p>8,8376569747925</text:p>
          </table:table-cell>
          <table:table-cell office:value-type="float" office:value="-88.964984675122" calcext:value-type="float">
            <text:p>-88,96498467512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683</text:p>
          </table:table-cell>
          <table:table-cell office:value-type="float" office:value="-0.52640803158283" calcext:value-type="float">
            <text:p>-0,52640803158283</text:p>
          </table:table-cell>
          <table:table-cell office:value-type="float" office:value="5.8956080675125" calcext:value-type="float">
            <text:p>5,8956080675125</text:p>
          </table:table-cell>
          <table:table-cell office:value-type="float" office:value="132.03993572551" calcext:value-type="float">
            <text:p>132,0399357255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694</text:p>
          </table:table-cell>
          <table:table-cell office:value-type="float" office:value="5.5120366811752" calcext:value-type="float">
            <text:p>5,5120366811752</text:p>
          </table:table-cell>
          <table:table-cell office:value-type="float" office:value="4.9715551733971" calcext:value-type="float">
            <text:p>4,9715551733971</text:p>
          </table:table-cell>
          <table:table-cell office:value-type="float" office:value="-108.40493174875" calcext:value-type="float">
            <text:p>-108,4049317487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705</text:p>
          </table:table-cell>
          <table:table-cell office:value-type="float" office:value="5.9973299503326" calcext:value-type="float">
            <text:p>5,9973299503326</text:p>
          </table:table-cell>
          <table:table-cell office:value-type="float" office:value="7.8846204280853" calcext:value-type="float">
            <text:p>7,8846204280853</text:p>
          </table:table-cell>
          <table:table-cell office:value-type="float" office:value="-92.825957923938" calcext:value-type="float">
            <text:p>-92,82595792393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716</text:p>
          </table:table-cell>
          <table:table-cell office:value-type="float" office:value="7.9935824871063" calcext:value-type="float">
            <text:p>7,9935824871063</text:p>
          </table:table-cell>
          <table:table-cell office:value-type="float" office:value="6.5606451034546" calcext:value-type="float">
            <text:p>6,5606451034546</text:p>
          </table:table-cell>
          <table:table-cell office:value-type="float" office:value="-107.73657993147" calcext:value-type="float">
            <text:p>-107,7365799314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727</text:p>
          </table:table-cell>
          <table:table-cell office:value-type="float" office:value="9.4479501247406" calcext:value-type="float">
            <text:p>9,4479501247406</text:p>
          </table:table-cell>
          <table:table-cell office:value-type="float" office:value="9.2393893003464" calcext:value-type="float">
            <text:p>9,2393893003464</text:p>
          </table:table-cell>
          <table:table-cell office:value-type="float" office:value="-113.28189160414" calcext:value-type="float">
            <text:p>-113,2818916041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738</text:p>
          </table:table-cell>
          <table:table-cell office:value-type="float" office:value="-1.1686602979898" calcext:value-type="float">
            <text:p>-1,1686602979898</text:p>
          </table:table-cell>
          <table:table-cell office:value-type="float" office:value="9.9944657087326" calcext:value-type="float">
            <text:p>9,9944657087326</text:p>
          </table:table-cell>
          <table:table-cell office:value-type="float" office:value="-106.07723901226" calcext:value-type="float">
            <text:p>-106,0772390122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749</text:p>
          </table:table-cell>
          <table:table-cell office:value-type="float" office:value="0.82545921206474" calcext:value-type="float">
            <text:p>0,82545921206474</text:p>
          </table:table-cell>
          <table:table-cell office:value-type="float" office:value="7.8595393896103" calcext:value-type="float">
            <text:p>7,8595393896103</text:p>
          </table:table-cell>
          <table:table-cell office:value-type="float" office:value="-172.18268904716" calcext:value-type="float">
            <text:p>-172,1826890471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760</text:p>
          </table:table-cell>
          <table:table-cell office:value-type="float" office:value="0.68720743060112" calcext:value-type="float">
            <text:p>0,68720743060112</text:p>
          </table:table-cell>
          <table:table-cell office:value-type="float" office:value="8.9314138889313" calcext:value-type="float">
            <text:p>8,9314138889313</text:p>
          </table:table-cell>
          <table:table-cell office:value-type="float" office:value="-22.277411571734" calcext:value-type="float">
            <text:p>-22,27741157173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771</text:p>
          </table:table-cell>
          <table:table-cell office:value-type="float" office:value="5.0090712308884" calcext:value-type="float">
            <text:p>5,0090712308884</text:p>
          </table:table-cell>
          <table:table-cell office:value-type="float" office:value="9.8904287815094" calcext:value-type="float">
            <text:p>9,8904287815094</text:p>
          </table:table-cell>
          <table:table-cell office:value-type="float" office:value="-56.534344223654" calcext:value-type="float">
            <text:p>-56,53434422365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782</text:p>
          </table:table-cell>
          <table:table-cell office:value-type="float" office:value="4.050141274929" calcext:value-type="float">
            <text:p>4,050141274929</text:p>
          </table:table-cell>
          <table:table-cell office:value-type="float" office:value="6.1592620611191" calcext:value-type="float">
            <text:p>6,1592620611191</text:p>
          </table:table-cell>
          <table:table-cell office:value-type="float" office:value="36.166000897717" calcext:value-type="float">
            <text:p>36,16600089771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793</text:p>
          </table:table-cell>
          <table:table-cell office:value-type="float" office:value="7.1540760993958" calcext:value-type="float">
            <text:p>7,1540760993958</text:p>
          </table:table-cell>
          <table:table-cell office:value-type="float" office:value="7.8133052587509" calcext:value-type="float">
            <text:p>7,8133052587509</text:p>
          </table:table-cell>
          <table:table-cell office:value-type="float" office:value="177.46463854601" calcext:value-type="float">
            <text:p>177,4646385460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804</text:p>
          </table:table-cell>
          <table:table-cell office:value-type="float" office:value="7.1491050720215" calcext:value-type="float">
            <text:p>7,1491050720215</text:p>
          </table:table-cell>
          <table:table-cell office:value-type="float" office:value="8.560403585434" calcext:value-type="float">
            <text:p>8,560403585434</text:p>
          </table:table-cell>
          <table:table-cell office:value-type="float" office:value="14.726014273941" calcext:value-type="float">
            <text:p>14,72601427394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815</text:p>
          </table:table-cell>
          <table:table-cell office:value-type="float" office:value="0.62180869281292" calcext:value-type="float">
            <text:p>0,62180869281292</text:p>
          </table:table-cell>
          <table:table-cell office:value-type="float" office:value="10.276607275009" calcext:value-type="float">
            <text:p>10,276607275009</text:p>
          </table:table-cell>
          <table:table-cell office:value-type="float" office:value="41.439541585886" calcext:value-type="float">
            <text:p>41,43954158588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826</text:p>
          </table:table-cell>
          <table:table-cell office:value-type="float" office:value="0.86570017039776" calcext:value-type="float">
            <text:p>0,86570017039776</text:p>
          </table:table-cell>
          <table:table-cell office:value-type="float" office:value="10.028949975967" calcext:value-type="float">
            <text:p>10,028949975967</text:p>
          </table:table-cell>
          <table:table-cell office:value-type="float" office:value="18.049416458531" calcext:value-type="float">
            <text:p>18,04941645853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837</text:p>
          </table:table-cell>
          <table:table-cell office:value-type="float" office:value="3.2919016480446" calcext:value-type="float">
            <text:p>3,2919016480446</text:p>
          </table:table-cell>
          <table:table-cell office:value-type="float" office:value="6.4906275272369" calcext:value-type="float">
            <text:p>6,4906275272369</text:p>
          </table:table-cell>
          <table:table-cell office:value-type="float" office:value="-157.07566783686" calcext:value-type="float">
            <text:p>-157,0756678368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848</text:p>
          </table:table-cell>
          <table:table-cell office:value-type="float" office:value="3.9866343140602" calcext:value-type="float">
            <text:p>3,9866343140602</text:p>
          </table:table-cell>
          <table:table-cell office:value-type="float" office:value="8.9205121994019" calcext:value-type="float">
            <text:p>8,9205121994019</text:p>
          </table:table-cell>
          <table:table-cell office:value-type="float" office:value="170.65173197704" calcext:value-type="float">
            <text:p>170,6517319770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859</text:p>
          </table:table-cell>
          <table:table-cell office:value-type="float" office:value="5.7387548685074" calcext:value-type="float">
            <text:p>5,7387548685074</text:p>
          </table:table-cell>
          <table:table-cell office:value-type="float" office:value="8.4496611356735" calcext:value-type="float">
            <text:p>8,4496611356735</text:p>
          </table:table-cell>
          <table:table-cell office:value-type="float" office:value="110.11089185241" calcext:value-type="float">
            <text:p>110,1108918524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870</text:p>
          </table:table-cell>
          <table:table-cell office:value-type="float" office:value="9.3304336071014" calcext:value-type="float">
            <text:p>9,3304336071014</text:p>
          </table:table-cell>
          <table:table-cell office:value-type="float" office:value="7.6173079013824" calcext:value-type="float">
            <text:p>7,6173079013824</text:p>
          </table:table-cell>
          <table:table-cell office:value-type="float" office:value="-168.22845009482" calcext:value-type="float">
            <text:p>-168,2284500948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881</text:p>
          </table:table-cell>
          <table:table-cell office:value-type="float" office:value="6.6709524393082" calcext:value-type="float">
            <text:p>6,6709524393082</text:p>
          </table:table-cell>
          <table:table-cell office:value-type="float" office:value="10.74138879776" calcext:value-type="float">
            <text:p>10,74138879776</text:p>
          </table:table-cell>
          <table:table-cell office:value-type="float" office:value="-67.41604911294" calcext:value-type="float">
            <text:p>-67,4160491129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892</text:p>
          </table:table-cell>
          <table:table-cell office:value-type="float" office:value="-0.12688605114818" calcext:value-type="float">
            <text:p>-0,12688605114818</text:p>
          </table:table-cell>
          <table:table-cell office:value-type="float" office:value="9.9685299396515" calcext:value-type="float">
            <text:p>9,9685299396515</text:p>
          </table:table-cell>
          <table:table-cell office:value-type="float" office:value="3.0676789676688" calcext:value-type="float">
            <text:p>3,067678967668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903</text:p>
          </table:table-cell>
          <table:table-cell office:value-type="float" office:value="0.34686524420977" calcext:value-type="float">
            <text:p>0,34686524420977</text:p>
          </table:table-cell>
          <table:table-cell office:value-type="float" office:value="10.475256443024" calcext:value-type="float">
            <text:p>10,475256443024</text:p>
          </table:table-cell>
          <table:table-cell office:value-type="float" office:value="148.29147089818" calcext:value-type="float">
            <text:p>148,2914708981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5</text:p>
          </table:table-cell>
          <table:table-cell office:value-type="float" office:value="-1.2576368451118" calcext:value-type="float">
            <text:p>-1,2576368451118</text:p>
          </table:table-cell>
          <table:table-cell office:value-type="float" office:value="0.40469318628311" calcext:value-type="float">
            <text:p>0,40469318628311</text:p>
          </table:table-cell>
          <table:table-cell office:value-type="float" office:value="-20.2349230742" calcext:value-type="float">
            <text:p>-20,234923074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364</text:p>
          </table:table-cell>
          <table:table-cell office:value-type="float" office:value="0.73504075407982" calcext:value-type="float">
            <text:p>0,73504075407982</text:p>
          </table:table-cell>
          <table:table-cell office:value-type="float" office:value="0.015939477598295" calcext:value-type="float">
            <text:p>0,015939477598295</text:p>
          </table:table-cell>
          <table:table-cell office:value-type="float" office:value="-116.66861613085" calcext:value-type="float">
            <text:p>-116,6686161308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375</text:p>
          </table:table-cell>
          <table:table-cell office:value-type="float" office:value="4.8562747240067" calcext:value-type="float">
            <text:p>4,8562747240067</text:p>
          </table:table-cell>
          <table:table-cell office:value-type="float" office:value="1.3492718338966" calcext:value-type="float">
            <text:p>1,3492718338966</text:p>
          </table:table-cell>
          <table:table-cell office:value-type="float" office:value="169.86474110063" calcext:value-type="float">
            <text:p>169,8647411006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386</text:p>
          </table:table-cell>
          <table:table-cell office:value-type="float" office:value="4.4404762983322" calcext:value-type="float">
            <text:p>4,4404762983322</text:p>
          </table:table-cell>
          <table:table-cell office:value-type="float" office:value="0.17708770930767" calcext:value-type="float">
            <text:p>0,17708770930767</text:p>
          </table:table-cell>
          <table:table-cell office:value-type="float" office:value="34.354143081957" calcext:value-type="float">
            <text:p>34,35414308195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397</text:p>
          </table:table-cell>
          <table:table-cell office:value-type="float" office:value="5.7400864362717" calcext:value-type="float">
            <text:p>5,7400864362717</text:p>
          </table:table-cell>
          <table:table-cell office:value-type="float" office:value="-0.58500576764345" calcext:value-type="float">
            <text:p>-0,58500576764345</text:p>
          </table:table-cell>
          <table:table-cell office:value-type="float" office:value="56.396693940375" calcext:value-type="float">
            <text:p>56,39669394037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408</text:p>
          </table:table-cell>
          <table:table-cell office:value-type="float" office:value="9.8336637020111" calcext:value-type="float">
            <text:p>9,8336637020111</text:p>
          </table:table-cell>
          <table:table-cell office:value-type="float" office:value="1.1775946617126" calcext:value-type="float">
            <text:p>1,1775946617126</text:p>
          </table:table-cell>
          <table:table-cell office:value-type="float" office:value="90.618243642673" calcext:value-type="float">
            <text:p>90,61824364267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419</text:p>
          </table:table-cell>
          <table:table-cell office:value-type="float" office:value="9.763708114624" calcext:value-type="float">
            <text:p>9,763708114624</text:p>
          </table:table-cell>
          <table:table-cell office:value-type="float" office:value="2.6780995726585" calcext:value-type="float">
            <text:p>2,6780995726585</text:p>
          </table:table-cell>
          <table:table-cell office:value-type="float" office:value="-52.930716116717" calcext:value-type="float">
            <text:p>-52,93071611671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430</text:p>
          </table:table-cell>
          <table:table-cell office:value-type="float" office:value="-0.39651595056057" calcext:value-type="float">
            <text:p>-0,39651595056057</text:p>
          </table:table-cell>
          <table:table-cell office:value-type="float" office:value="0.22572057321668" calcext:value-type="float">
            <text:p>0,22572057321668</text:p>
          </table:table-cell>
          <table:table-cell office:value-type="float" office:value="118.58843542208" calcext:value-type="float">
            <text:p>118,5884354220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441</text:p>
          </table:table-cell>
          <table:table-cell office:value-type="float" office:value="2.2095528244972" calcext:value-type="float">
            <text:p>2,2095528244972</text:p>
          </table:table-cell>
          <table:table-cell office:value-type="float" office:value="1.280999481678" calcext:value-type="float">
            <text:p>1,280999481678</text:p>
          </table:table-cell>
          <table:table-cell office:value-type="float" office:value="-134.48702605667" calcext:value-type="float">
            <text:p>-134,4870260566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452</text:p>
          </table:table-cell>
          <table:table-cell office:value-type="float" office:value="0.92226162552834" calcext:value-type="float">
            <text:p>0,92226162552834</text:p>
          </table:table-cell>
          <table:table-cell office:value-type="float" office:value="1.142336577177" calcext:value-type="float">
            <text:p>1,142336577177</text:p>
          </table:table-cell>
          <table:table-cell office:value-type="float" office:value="-5.5062547800647" calcext:value-type="float">
            <text:p>-5,506254780064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463</text:p>
          </table:table-cell>
          <table:table-cell office:value-type="float" office:value="3.5013598203659" calcext:value-type="float">
            <text:p>3,5013598203659</text:p>
          </table:table-cell>
          <table:table-cell office:value-type="float" office:value="2.2259065508842" calcext:value-type="float">
            <text:p>2,2259065508842</text:p>
          </table:table-cell>
          <table:table-cell office:value-type="float" office:value="169.24480571868" calcext:value-type="float">
            <text:p>169,2448057186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474</text:p>
          </table:table-cell>
          <table:table-cell office:value-type="float" office:value="5.4349547624588" calcext:value-type="float">
            <text:p>5,4349547624588</text:p>
          </table:table-cell>
          <table:table-cell office:value-type="float" office:value="2.9519098997116" calcext:value-type="float">
            <text:p>2,9519098997116</text:p>
          </table:table-cell>
          <table:table-cell office:value-type="float" office:value="19.537215589718" calcext:value-type="float">
            <text:p>19,53721558971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485</text:p>
          </table:table-cell>
          <table:table-cell office:value-type="float" office:value="6.7114508152008" calcext:value-type="float">
            <text:p>6,7114508152008</text:p>
          </table:table-cell>
          <table:table-cell office:value-type="float" office:value="0.82582399249077" calcext:value-type="float">
            <text:p>0,82582399249077</text:p>
          </table:table-cell>
          <table:table-cell office:value-type="float" office:value="137.70098898821" calcext:value-type="float">
            <text:p>137,7009889882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496</text:p>
          </table:table-cell>
          <table:table-cell office:value-type="float" office:value="5.2505987882614" calcext:value-type="float">
            <text:p>5,2505987882614</text:p>
          </table:table-cell>
          <table:table-cell office:value-type="float" office:value="1.5106035768986" calcext:value-type="float">
            <text:p>1,5106035768986</text:p>
          </table:table-cell>
          <table:table-cell office:value-type="float" office:value="23.547716011667" calcext:value-type="float">
            <text:p>23,54771601166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507</text:p>
          </table:table-cell>
          <table:table-cell office:value-type="float" office:value="-0.99268928170204" calcext:value-type="float">
            <text:p>-0,99268928170204</text:p>
          </table:table-cell>
          <table:table-cell office:value-type="float" office:value="6.6531383991241" calcext:value-type="float">
            <text:p>6,6531383991241</text:p>
          </table:table-cell>
          <table:table-cell office:value-type="float" office:value="162.51103285771" calcext:value-type="float">
            <text:p>162,5110328577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518</text:p>
          </table:table-cell>
          <table:table-cell office:value-type="float" office:value="1.3502456247807" calcext:value-type="float">
            <text:p>1,3502456247807</text:p>
          </table:table-cell>
          <table:table-cell office:value-type="float" office:value="5.1554447412491" calcext:value-type="float">
            <text:p>5,1554447412491</text:p>
          </table:table-cell>
          <table:table-cell office:value-type="float" office:value="32.914838973124" calcext:value-type="float">
            <text:p>32,91483897312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529</text:p>
          </table:table-cell>
          <table:table-cell office:value-type="float" office:value="2.1465380489826" calcext:value-type="float">
            <text:p>2,1465380489826</text:p>
          </table:table-cell>
          <table:table-cell office:value-type="float" office:value="3.7573528289795" calcext:value-type="float">
            <text:p>3,7573528289795</text:p>
          </table:table-cell>
          <table:table-cell office:value-type="float" office:value="18.445877702373" calcext:value-type="float">
            <text:p>18,44587770237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540</text:p>
          </table:table-cell>
          <table:table-cell office:value-type="float" office:value="5.2326291799545" calcext:value-type="float">
            <text:p>5,2326291799545</text:p>
          </table:table-cell>
          <table:table-cell office:value-type="float" office:value="3.7487009167671" calcext:value-type="float">
            <text:p>3,7487009167671</text:p>
          </table:table-cell>
          <table:table-cell office:value-type="float" office:value="86.561561390093" calcext:value-type="float">
            <text:p>86,56156139009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551</text:p>
          </table:table-cell>
          <table:table-cell office:value-type="float" office:value="3.8608369231224" calcext:value-type="float">
            <text:p>3,8608369231224</text:p>
          </table:table-cell>
          <table:table-cell office:value-type="float" office:value="2.7342721819878" calcext:value-type="float">
            <text:p>2,7342721819878</text:p>
          </table:table-cell>
          <table:table-cell office:value-type="float" office:value="72.185693273119" calcext:value-type="float">
            <text:p>72,18569327311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562</text:p>
          </table:table-cell>
          <table:table-cell office:value-type="float" office:value="6.8278497457504" calcext:value-type="float">
            <text:p>6,8278497457504</text:p>
          </table:table-cell>
          <table:table-cell office:value-type="float" office:value="3.1198200583458" calcext:value-type="float">
            <text:p>3,1198200583458</text:p>
          </table:table-cell>
          <table:table-cell office:value-type="float" office:value="-100.33729121943" calcext:value-type="float">
            <text:p>-100,3372912194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573</text:p>
          </table:table-cell>
          <table:table-cell office:value-type="float" office:value="10.085003376007" calcext:value-type="float">
            <text:p>10,085003376007</text:p>
          </table:table-cell>
          <table:table-cell office:value-type="float" office:value="5.1090216636658" calcext:value-type="float">
            <text:p>5,1090216636658</text:p>
          </table:table-cell>
          <table:table-cell office:value-type="float" office:value="-102.7651994851" calcext:value-type="float">
            <text:p>-102,765199485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584</text:p>
          </table:table-cell>
          <table:table-cell office:value-type="float" office:value="-0.80137833952904" calcext:value-type="float">
            <text:p>-0,80137833952904</text:p>
          </table:table-cell>
          <table:table-cell office:value-type="float" office:value="4.4897264242172" calcext:value-type="float">
            <text:p>4,4897264242172</text:p>
          </table:table-cell>
          <table:table-cell office:value-type="float" office:value="-166.34554620002" calcext:value-type="float">
            <text:p>-166,3455462000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595</text:p>
          </table:table-cell>
          <table:table-cell office:value-type="float" office:value="-0.42149059474468" calcext:value-type="float">
            <text:p>-0,42149059474468</text:p>
          </table:table-cell>
          <table:table-cell office:value-type="float" office:value="1.3313195109367" calcext:value-type="float">
            <text:p>1,3313195109367</text:p>
          </table:table-cell>
          <table:table-cell office:value-type="float" office:value="-7.8485322416208" calcext:value-type="float">
            <text:p>-7,848532241620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606</text:p>
          </table:table-cell>
          <table:table-cell office:value-type="float" office:value="2.1566836535931" calcext:value-type="float">
            <text:p>2,1566836535931</text:p>
          </table:table-cell>
          <table:table-cell office:value-type="float" office:value="4.3323761224747" calcext:value-type="float">
            <text:p>4,3323761224747</text:p>
          </table:table-cell>
          <table:table-cell office:value-type="float" office:value="-59.362636250295" calcext:value-type="float">
            <text:p>-59,36263625029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617</text:p>
          </table:table-cell>
          <table:table-cell office:value-type="float" office:value="4.975860118866" calcext:value-type="float">
            <text:p>4,975860118866</text:p>
          </table:table-cell>
          <table:table-cell office:value-type="float" office:value="4.3498587608337" calcext:value-type="float">
            <text:p>4,3498587608337</text:p>
          </table:table-cell>
          <table:table-cell office:value-type="float" office:value="170.49372423986" calcext:value-type="float">
            <text:p>170,4937242398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628</text:p>
          </table:table-cell>
          <table:table-cell office:value-type="float" office:value="6.48497402668" calcext:value-type="float">
            <text:p>6,48497402668</text:p>
          </table:table-cell>
          <table:table-cell office:value-type="float" office:value="3.5973206162453" calcext:value-type="float">
            <text:p>3,5973206162453</text:p>
          </table:table-cell>
          <table:table-cell office:value-type="float" office:value="48.237984727143" calcext:value-type="float">
            <text:p>48,23798472714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639</text:p>
          </table:table-cell>
          <table:table-cell office:value-type="float" office:value="7.3401325941086" calcext:value-type="float">
            <text:p>7,3401325941086</text:p>
          </table:table-cell>
          <table:table-cell office:value-type="float" office:value="4.5077949762344" calcext:value-type="float">
            <text:p>4,5077949762344</text:p>
          </table:table-cell>
          <table:table-cell office:value-type="float" office:value="155.04865585619" calcext:value-type="float">
            <text:p>155,0486558561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650</text:p>
          </table:table-cell>
          <table:table-cell office:value-type="float" office:value="8.7560576200485" calcext:value-type="float">
            <text:p>8,7560576200485</text:p>
          </table:table-cell>
          <table:table-cell office:value-type="float" office:value="5.2287983894348" calcext:value-type="float">
            <text:p>5,2287983894348</text:p>
          </table:table-cell>
          <table:table-cell office:value-type="float" office:value="-36.326595172761" calcext:value-type="float">
            <text:p>-36,32659517276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661</text:p>
          </table:table-cell>
          <table:table-cell office:value-type="float" office:value="-1.5849986672401" calcext:value-type="float">
            <text:p>-1,5849986672401</text:p>
          </table:table-cell>
          <table:table-cell office:value-type="float" office:value="7.7170020341873" calcext:value-type="float">
            <text:p>7,7170020341873</text:p>
          </table:table-cell>
          <table:table-cell office:value-type="float" office:value="-16.4884904008" calcext:value-type="float">
            <text:p>-16,488490400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672</text:p>
          </table:table-cell>
          <table:table-cell office:value-type="float" office:value="-0.84019146859646" calcext:value-type="float">
            <text:p>-0,84019146859646</text:p>
          </table:table-cell>
          <table:table-cell office:value-type="float" office:value="9.1038131713867" calcext:value-type="float">
            <text:p>9,1038131713867</text:p>
          </table:table-cell>
          <table:table-cell office:value-type="float" office:value="-91.31421708757" calcext:value-type="float">
            <text:p>-91,3142170875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683</text:p>
          </table:table-cell>
          <table:table-cell office:value-type="float" office:value="-0.26110151782632" calcext:value-type="float">
            <text:p>-0,26110151782632</text:p>
          </table:table-cell>
          <table:table-cell office:value-type="float" office:value="5.6000864505768" calcext:value-type="float">
            <text:p>5,6000864505768</text:p>
          </table:table-cell>
          <table:table-cell office:value-type="float" office:value="132.03999039474" calcext:value-type="float">
            <text:p>132,0399903947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694</text:p>
          </table:table-cell>
          <table:table-cell office:value-type="float" office:value="5.6364125013351" calcext:value-type="float">
            <text:p>5,6364125013351</text:p>
          </table:table-cell>
          <table:table-cell office:value-type="float" office:value="5.3488123416901" calcext:value-type="float">
            <text:p>5,3488123416901</text:p>
          </table:table-cell>
          <table:table-cell office:value-type="float" office:value="-108.35419870486" calcext:value-type="float">
            <text:p>-108,3541987048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705</text:p>
          </table:table-cell>
          <table:table-cell office:value-type="float" office:value="6.2056589126587" calcext:value-type="float">
            <text:p>6,2056589126587</text:p>
          </table:table-cell>
          <table:table-cell office:value-type="float" office:value="7.9330968856812" calcext:value-type="float">
            <text:p>7,9330968856812</text:p>
          </table:table-cell>
          <table:table-cell office:value-type="float" office:value="-178.08796342011" calcext:value-type="float">
            <text:p>-178,0879634201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716</text:p>
          </table:table-cell>
          <table:table-cell office:value-type="float" office:value="8.0638360977173" calcext:value-type="float">
            <text:p>8,0638360977173</text:p>
          </table:table-cell>
          <table:table-cell office:value-type="float" office:value="6.892939209938" calcext:value-type="float">
            <text:p>6,892939209938</text:p>
          </table:table-cell>
          <table:table-cell office:value-type="float" office:value="-100.54026439691" calcext:value-type="float">
            <text:p>-100,5402643969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727</text:p>
          </table:table-cell>
          <table:table-cell office:value-type="float" office:value="9.3633043766022" calcext:value-type="float">
            <text:p>9,3633043766022</text:p>
          </table:table-cell>
          <table:table-cell office:value-type="float" office:value="9.5169478654861" calcext:value-type="float">
            <text:p>9,5169478654861</text:p>
          </table:table-cell>
          <table:table-cell office:value-type="float" office:value="-63.845342131937" calcext:value-type="float">
            <text:p>-63,84534213193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738</text:p>
          </table:table-cell>
          <table:table-cell office:value-type="float" office:value="-0.96367053687572" calcext:value-type="float">
            <text:p>-0,96367053687572</text:p>
          </table:table-cell>
          <table:table-cell office:value-type="float" office:value="10.199458599091" calcext:value-type="float">
            <text:p>10,199458599091</text:p>
          </table:table-cell>
          <table:table-cell office:value-type="float" office:value="-109.33458197648" calcext:value-type="float">
            <text:p>-109,3345819764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749</text:p>
          </table:table-cell>
          <table:table-cell office:value-type="float" office:value="0.92943862080574" calcext:value-type="float">
            <text:p>0,92943862080574</text:p>
          </table:table-cell>
          <table:table-cell office:value-type="float" office:value="8.0922544002533" calcext:value-type="float">
            <text:p>8,0922544002533</text:p>
          </table:table-cell>
          <table:table-cell office:value-type="float" office:value="-104.17503004621" calcext:value-type="float">
            <text:p>-104,1750300462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760</text:p>
          </table:table-cell>
          <table:table-cell office:value-type="float" office:value="0.33656567335129" calcext:value-type="float">
            <text:p>0,33656567335129</text:p>
          </table:table-cell>
          <table:table-cell office:value-type="float" office:value="9.0987575054169" calcext:value-type="float">
            <text:p>9,0987575054169</text:p>
          </table:table-cell>
          <table:table-cell office:value-type="float" office:value="-26.881464347718" calcext:value-type="float">
            <text:p>-26,88146434771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771</text:p>
          </table:table-cell>
          <table:table-cell office:value-type="float" office:value="4.8222905397415" calcext:value-type="float">
            <text:p>4,8222905397415</text:p>
          </table:table-cell>
          <table:table-cell office:value-type="float" office:value="10.192133188248" calcext:value-type="float">
            <text:p>10,192133188248</text:p>
          </table:table-cell>
          <table:table-cell office:value-type="float" office:value="-60.824744260994" calcext:value-type="float">
            <text:p>-60,82474426099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782</text:p>
          </table:table-cell>
          <table:table-cell office:value-type="float" office:value="3.9111241698265" calcext:value-type="float">
            <text:p>3,9111241698265</text:p>
          </table:table-cell>
          <table:table-cell office:value-type="float" office:value="5.9516751766205" calcext:value-type="float">
            <text:p>5,9516751766205</text:p>
          </table:table-cell>
          <table:table-cell office:value-type="float" office:value="59.356438126534" calcext:value-type="float">
            <text:p>59,35643812653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793</text:p>
          </table:table-cell>
          <table:table-cell office:value-type="float" office:value="7.3527318239212" calcext:value-type="float">
            <text:p>7,3527318239212</text:p>
          </table:table-cell>
          <table:table-cell office:value-type="float" office:value="7.9886025190353" calcext:value-type="float">
            <text:p>7,9886025190353</text:p>
          </table:table-cell>
          <table:table-cell office:value-type="float" office:value="-130.53068233903" calcext:value-type="float">
            <text:p>-130,5306823390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804</text:p>
          </table:table-cell>
          <table:table-cell office:value-type="float" office:value="6.9435608386993" calcext:value-type="float">
            <text:p>6,9435608386993</text:p>
          </table:table-cell>
          <table:table-cell office:value-type="float" office:value="8.5126554965973" calcext:value-type="float">
            <text:p>8,5126554965973</text:p>
          </table:table-cell>
          <table:table-cell office:value-type="float" office:value="12.385049728072" calcext:value-type="float">
            <text:p>12,38504972807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815</text:p>
          </table:table-cell>
          <table:table-cell office:value-type="float" office:value="0.6542906910181" calcext:value-type="float">
            <text:p>0,6542906910181</text:p>
          </table:table-cell>
          <table:table-cell office:value-type="float" office:value="10.044710636139" calcext:value-type="float">
            <text:p>10,044710636139</text:p>
          </table:table-cell>
          <table:table-cell office:value-type="float" office:value="120.76242562312" calcext:value-type="float">
            <text:p>120,7624256231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826</text:p>
          </table:table-cell>
          <table:table-cell office:value-type="float" office:value="0.89455410838127" calcext:value-type="float">
            <text:p>0,89455410838127</text:p>
          </table:table-cell>
          <table:table-cell office:value-type="float" office:value="9.8163813352585" calcext:value-type="float">
            <text:p>9,8163813352585</text:p>
          </table:table-cell>
          <table:table-cell office:value-type="float" office:value="104.45706859516" calcext:value-type="float">
            <text:p>104,4570685951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837</text:p>
          </table:table-cell>
          <table:table-cell office:value-type="float" office:value="3.6208134889603" calcext:value-type="float">
            <text:p>3,6208134889603</text:p>
          </table:table-cell>
          <table:table-cell office:value-type="float" office:value="6.4849275350571" calcext:value-type="float">
            <text:p>6,4849275350571</text:p>
          </table:table-cell>
          <table:table-cell office:value-type="float" office:value="172.3861542477" calcext:value-type="float">
            <text:p>172,386154247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848</text:p>
          </table:table-cell>
          <table:table-cell office:value-type="float" office:value="4.2507347464561" calcext:value-type="float">
            <text:p>4,2507347464561</text:p>
          </table:table-cell>
          <table:table-cell office:value-type="float" office:value="9.0578538179398" calcext:value-type="float">
            <text:p>9,0578538179398</text:p>
          </table:table-cell>
          <table:table-cell office:value-type="float" office:value="-143.76041691774" calcext:value-type="float">
            <text:p>-143,7604169177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859</text:p>
          </table:table-cell>
          <table:table-cell office:value-type="float" office:value="5.9546959400177" calcext:value-type="float">
            <text:p>5,9546959400177</text:p>
          </table:table-cell>
          <table:table-cell office:value-type="float" office:value="8.4618681669235" calcext:value-type="float">
            <text:p>8,4618681669235</text:p>
          </table:table-cell>
          <table:table-cell office:value-type="float" office:value="-164.89760435311" calcext:value-type="float">
            <text:p>-164,8976043531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870</text:p>
          </table:table-cell>
          <table:table-cell office:value-type="float" office:value="9.6580523252487" calcext:value-type="float">
            <text:p>9,6580523252487</text:p>
          </table:table-cell>
          <table:table-cell office:value-type="float" office:value="7.6595318317413" calcext:value-type="float">
            <text:p>7,6595318317413</text:p>
          </table:table-cell>
          <table:table-cell office:value-type="float" office:value="-174.03552486638" calcext:value-type="float">
            <text:p>-174,0355248663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881</text:p>
          </table:table-cell>
          <table:table-cell office:value-type="float" office:value="6.6708219051361" calcext:value-type="float">
            <text:p>6,6708219051361</text:p>
          </table:table-cell>
          <table:table-cell office:value-type="float" office:value="11.074454784393" calcext:value-type="float">
            <text:p>11,074454784393</text:p>
          </table:table-cell>
          <table:table-cell office:value-type="float" office:value="-96.406840215063" calcext:value-type="float">
            <text:p>-96,40684021506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892</text:p>
          </table:table-cell>
          <table:table-cell office:value-type="float" office:value="-0.32339166849852" calcext:value-type="float">
            <text:p>-0,32339166849852</text:p>
          </table:table-cell>
          <table:table-cell office:value-type="float" office:value="10.155056715012" calcext:value-type="float">
            <text:p>10,155056715012</text:p>
          </table:table-cell>
          <table:table-cell office:value-type="float" office:value="-52.663674020463" calcext:value-type="float">
            <text:p>-52,66367402046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903</text:p>
          </table:table-cell>
          <table:table-cell office:value-type="float" office:value="0.35527341067791" calcext:value-type="float">
            <text:p>0,35527341067791</text:p>
          </table:table-cell>
          <table:table-cell office:value-type="float" office:value="10.39316534996" calcext:value-type="float">
            <text:p>10,39316534996</text:p>
          </table:table-cell>
          <table:table-cell office:value-type="float" office:value="147.22322050933" calcext:value-type="float">
            <text:p>147,2232205093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5</text:p>
          </table:table-cell>
          <table:table-cell office:value-type="float" office:value="-1.4782489836216" calcext:value-type="float">
            <text:p>-1,4782489836216</text:p>
          </table:table-cell>
          <table:table-cell office:value-type="float" office:value="0.66757507622242" calcext:value-type="float">
            <text:p>0,66757507622242</text:p>
          </table:table-cell>
          <table:table-cell office:value-type="float" office:value="-29.154351182804" calcext:value-type="float">
            <text:p>-29,15435118280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364</text:p>
          </table:table-cell>
          <table:table-cell office:value-type="float" office:value="0.97932882606983" calcext:value-type="float">
            <text:p>0,97932882606983</text:p>
          </table:table-cell>
          <table:table-cell office:value-type="float" office:value="0.093610044568777" calcext:value-type="float">
            <text:p>0,093610044568777</text:p>
          </table:table-cell>
          <table:table-cell office:value-type="float" office:value="-168.55288463034" calcext:value-type="float">
            <text:p>-168,5528846303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375</text:p>
          </table:table-cell>
          <table:table-cell office:value-type="float" office:value="4.8481416702271" calcext:value-type="float">
            <text:p>4,8481416702271</text:p>
          </table:table-cell>
          <table:table-cell office:value-type="float" office:value="1.1275672912598" calcext:value-type="float">
            <text:p>1,1275672912598</text:p>
          </table:table-cell>
          <table:table-cell office:value-type="float" office:value="79.139414106964" calcext:value-type="float">
            <text:p>79,13941410696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386</text:p>
          </table:table-cell>
          <table:table-cell office:value-type="float" office:value="4.1455572843552" calcext:value-type="float">
            <text:p>4,1455572843552</text:p>
          </table:table-cell>
          <table:table-cell office:value-type="float" office:value="0.041871541179717" calcext:value-type="float">
            <text:p>0,041871541179717</text:p>
          </table:table-cell>
          <table:table-cell office:value-type="float" office:value="22.12534569631" calcext:value-type="float">
            <text:p>22,1253456963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397</text:p>
          </table:table-cell>
          <table:table-cell office:value-type="float" office:value="5.5054169893265" calcext:value-type="float">
            <text:p>5,5054169893265</text:p>
          </table:table-cell>
          <table:table-cell office:value-type="float" office:value="-0.58500897139311" calcext:value-type="float">
            <text:p>-0,58500897139311</text:p>
          </table:table-cell>
          <table:table-cell office:value-type="float" office:value="55.837837753782" calcext:value-type="float">
            <text:p>55,83783775378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408</text:p>
          </table:table-cell>
          <table:table-cell office:value-type="float" office:value="9.83777821064" calcext:value-type="float">
            <text:p>9,83777821064</text:p>
          </table:table-cell>
          <table:table-cell office:value-type="float" office:value="0.77931448817253" calcext:value-type="float">
            <text:p>0,77931448817253</text:p>
          </table:table-cell>
          <table:table-cell office:value-type="float" office:value="90.608881537322" calcext:value-type="float">
            <text:p>90,60888153732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419</text:p>
          </table:table-cell>
          <table:table-cell office:value-type="float" office:value="9.5235216617584" calcext:value-type="float">
            <text:p>9,5235216617584</text:p>
          </table:table-cell>
          <table:table-cell office:value-type="float" office:value="2.9952147603035" calcext:value-type="float">
            <text:p>2,9952147603035</text:p>
          </table:table-cell>
          <table:table-cell office:value-type="float" office:value="-52.927289039466" calcext:value-type="float">
            <text:p>-52,92728903946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430</text:p>
          </table:table-cell>
          <table:table-cell office:value-type="float" office:value="-0.20686987787485" calcext:value-type="float">
            <text:p>-0,20686987787485</text:p>
          </table:table-cell>
          <table:table-cell office:value-type="float" office:value="-0.12316390872002" calcext:value-type="float">
            <text:p>-0,12316390872002</text:p>
          </table:table-cell>
          <table:table-cell office:value-type="float" office:value="118.57754257834" calcext:value-type="float">
            <text:p>118,5775425783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441</text:p>
          </table:table-cell>
          <table:table-cell office:value-type="float" office:value="2.4168901145458" calcext:value-type="float">
            <text:p>2,4168901145458</text:p>
          </table:table-cell>
          <table:table-cell office:value-type="float" office:value="1.422386020422" calcext:value-type="float">
            <text:p>1,422386020422</text:p>
          </table:table-cell>
          <table:table-cell office:value-type="float" office:value="-147.58991435835" calcext:value-type="float">
            <text:p>-147,5899143583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452</text:p>
          </table:table-cell>
          <table:table-cell office:value-type="float" office:value="0.74635356664658" calcext:value-type="float">
            <text:p>0,74635356664658</text:p>
          </table:table-cell>
          <table:table-cell office:value-type="float" office:value="1.3657706975937" calcext:value-type="float">
            <text:p>1,3657706975937</text:p>
          </table:table-cell>
          <table:table-cell office:value-type="float" office:value="-49.476598098779" calcext:value-type="float">
            <text:p>-49,47659809877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463</text:p>
          </table:table-cell>
          <table:table-cell office:value-type="float" office:value="3.6190071702003" calcext:value-type="float">
            <text:p>3,6190071702003</text:p>
          </table:table-cell>
          <table:table-cell office:value-type="float" office:value="2.3937904834747" calcext:value-type="float">
            <text:p>2,3937904834747</text:p>
          </table:table-cell>
          <table:table-cell office:value-type="float" office:value="-112.87679945587" calcext:value-type="float">
            <text:p>-112,8767994558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474</text:p>
          </table:table-cell>
          <table:table-cell office:value-type="float" office:value="5.2254068851471" calcext:value-type="float">
            <text:p>5,2254068851471</text:p>
          </table:table-cell>
          <table:table-cell office:value-type="float" office:value="2.8406038880348" calcext:value-type="float">
            <text:p>2,8406038880348</text:p>
          </table:table-cell>
          <table:table-cell office:value-type="float" office:value="29.085775469519" calcext:value-type="float">
            <text:p>29,08577546951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485</text:p>
          </table:table-cell>
          <table:table-cell office:value-type="float" office:value="7.0037567615509" calcext:value-type="float">
            <text:p>7,0037567615509</text:p>
          </table:table-cell>
          <table:table-cell office:value-type="float" office:value="0.57528633624315" calcext:value-type="float">
            <text:p>0,57528633624315</text:p>
          </table:table-cell>
          <table:table-cell office:value-type="float" office:value="143.14925594694" calcext:value-type="float">
            <text:p>143,1492559469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496</text:p>
          </table:table-cell>
          <table:table-cell office:value-type="float" office:value="5.3098595142365" calcext:value-type="float">
            <text:p>5,3098595142365</text:p>
          </table:table-cell>
          <table:table-cell office:value-type="float" office:value="1.2965871393681" calcext:value-type="float">
            <text:p>1,2965871393681</text:p>
          </table:table-cell>
          <table:table-cell office:value-type="float" office:value="114.31430631382" calcext:value-type="float">
            <text:p>114,3143063138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507</text:p>
          </table:table-cell>
          <table:table-cell office:value-type="float" office:value="-0.81880018115044" calcext:value-type="float">
            <text:p>-0,81880018115044</text:p>
          </table:table-cell>
          <table:table-cell office:value-type="float" office:value="6.4106291532516" calcext:value-type="float">
            <text:p>6,4106291532516</text:p>
          </table:table-cell>
          <table:table-cell office:value-type="float" office:value="117.15596496679" calcext:value-type="float">
            <text:p>117,1559649667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518</text:p>
          </table:table-cell>
          <table:table-cell office:value-type="float" office:value="1.3058340549469" calcext:value-type="float">
            <text:p>1,3058340549469</text:p>
          </table:table-cell>
          <table:table-cell office:value-type="float" office:value="4.9104729294777" calcext:value-type="float">
            <text:p>4,9104729294777</text:p>
          </table:table-cell>
          <table:table-cell office:value-type="float" office:value="86.897722475088" calcext:value-type="float">
            <text:p>86,8977224750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529</text:p>
          </table:table-cell>
          <table:table-cell office:value-type="float" office:value="2.1874856948853" calcext:value-type="float">
            <text:p>2,1874856948853</text:p>
          </table:table-cell>
          <table:table-cell office:value-type="float" office:value="3.5390415787697" calcext:value-type="float">
            <text:p>3,5390415787697</text:p>
          </table:table-cell>
          <table:table-cell office:value-type="float" office:value="109.27717245308" calcext:value-type="float">
            <text:p>109,2771724530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540</text:p>
          </table:table-cell>
          <table:table-cell office:value-type="float" office:value="5.4497182369232" calcext:value-type="float">
            <text:p>5,4497182369232</text:p>
          </table:table-cell>
          <table:table-cell office:value-type="float" office:value="3.7037697434425" calcext:value-type="float">
            <text:p>3,7037697434425</text:p>
          </table:table-cell>
          <table:table-cell office:value-type="float" office:value="177.34268516492" calcext:value-type="float">
            <text:p>177,3426851649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551</text:p>
          </table:table-cell>
          <table:table-cell office:value-type="float" office:value="4.0262788534164" calcext:value-type="float">
            <text:p>4,0262788534164</text:p>
          </table:table-cell>
          <table:table-cell office:value-type="float" office:value="2.6016253232956" calcext:value-type="float">
            <text:p>2,6016253232956</text:p>
          </table:table-cell>
          <table:table-cell office:value-type="float" office:value="153.15720989446" calcext:value-type="float">
            <text:p>153,1572098944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562</text:p>
          </table:table-cell>
          <table:table-cell office:value-type="float" office:value="7.049697637558" calcext:value-type="float">
            <text:p>7,049697637558</text:p>
          </table:table-cell>
          <table:table-cell office:value-type="float" office:value="3.1114548444748" calcext:value-type="float">
            <text:p>3,1114548444748</text:p>
          </table:table-cell>
          <table:table-cell office:value-type="float" office:value="169.09443800616" calcext:value-type="float">
            <text:p>169,0944380061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573</text:p>
          </table:table-cell>
          <table:table-cell office:value-type="float" office:value="10.055282115936" calcext:value-type="float">
            <text:p>10,055282115936</text:p>
          </table:table-cell>
          <table:table-cell office:value-type="float" office:value="5.3105825185776" calcext:value-type="float">
            <text:p>5,3105825185776</text:p>
          </table:table-cell>
          <table:table-cell office:value-type="float" office:value="-81.063272087437" calcext:value-type="float">
            <text:p>-81,06327208743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584</text:p>
          </table:table-cell>
          <table:table-cell office:value-type="float" office:value="-0.50070434808731" calcext:value-type="float">
            <text:p>-0,50070434808731</text:p>
          </table:table-cell>
          <table:table-cell office:value-type="float" office:value="4.3715396523476" calcext:value-type="float">
            <text:p>4,3715396523476</text:p>
          </table:table-cell>
          <table:table-cell office:value-type="float" office:value="157.75640906802" calcext:value-type="float">
            <text:p>157,7564090680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595</text:p>
          </table:table-cell>
          <table:table-cell office:value-type="float" office:value="-0.71381352841854" calcext:value-type="float">
            <text:p>-0,71381352841854</text:p>
          </table:table-cell>
          <table:table-cell office:value-type="float" office:value="1.4953336119652" calcext:value-type="float">
            <text:p>1,4953336119652</text:p>
          </table:table-cell>
          <table:table-cell office:value-type="float" office:value="-35.477148119811" calcext:value-type="float">
            <text:p>-35,47714811981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606</text:p>
          </table:table-cell>
          <table:table-cell office:value-type="float" office:value="2.3296824097633" calcext:value-type="float">
            <text:p>2,3296824097633</text:p>
          </table:table-cell>
          <table:table-cell office:value-type="float" office:value="4.4717711210251" calcext:value-type="float">
            <text:p>4,4717711210251</text:p>
          </table:table-cell>
          <table:table-cell office:value-type="float" office:value="-150.10456218841" calcext:value-type="float">
            <text:p>-150,1045621884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617</text:p>
          </table:table-cell>
          <table:table-cell office:value-type="float" office:value="5.0432878732681" calcext:value-type="float">
            <text:p>5,0432878732681</text:p>
          </table:table-cell>
          <table:table-cell office:value-type="float" office:value="4.5607799291611" calcext:value-type="float">
            <text:p>4,5607799291611</text:p>
          </table:table-cell>
          <table:table-cell office:value-type="float" office:value="-98.932421890793" calcext:value-type="float">
            <text:p>-98,93242189079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628</text:p>
          </table:table-cell>
          <table:table-cell office:value-type="float" office:value="6.3004630804062" calcext:value-type="float">
            <text:p>6,3004630804062</text:p>
          </table:table-cell>
          <table:table-cell office:value-type="float" office:value="3.719873726368" calcext:value-type="float">
            <text:p>3,719873726368</text:p>
          </table:table-cell>
          <table:table-cell office:value-type="float" office:value="-42.47515444543" calcext:value-type="float">
            <text:p>-42,4751544454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639</text:p>
          </table:table-cell>
          <table:table-cell office:value-type="float" office:value="7.470555305481" calcext:value-type="float">
            <text:p>7,470555305481</text:p>
          </table:table-cell>
          <table:table-cell office:value-type="float" office:value="4.2007064819336" calcext:value-type="float">
            <text:p>4,2007064819336</text:p>
          </table:table-cell>
          <table:table-cell office:value-type="float" office:value="118.68301318709" calcext:value-type="float">
            <text:p>118,6830131870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650</text:p>
          </table:table-cell>
          <table:table-cell office:value-type="float" office:value="8.4268438816071" calcext:value-type="float">
            <text:p>8,4268438816071</text:p>
          </table:table-cell>
          <table:table-cell office:value-type="float" office:value="5.350803732872" calcext:value-type="float">
            <text:p>5,350803732872</text:p>
          </table:table-cell>
          <table:table-cell office:value-type="float" office:value="-15.549548112663" calcext:value-type="float">
            <text:p>-15,54954811266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661</text:p>
          </table:table-cell>
          <table:table-cell office:value-type="float" office:value="-1.5850214660168" calcext:value-type="float">
            <text:p>-1,5850214660168</text:p>
          </table:table-cell>
          <table:table-cell office:value-type="float" office:value="8.0558854341507" calcext:value-type="float">
            <text:p>8,0558854341507</text:p>
          </table:table-cell>
          <table:table-cell office:value-type="float" office:value="-26.973590539519" calcext:value-type="float">
            <text:p>-26,97359053951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672</text:p>
          </table:table-cell>
          <table:table-cell office:value-type="float" office:value="-0.82489348948002" calcext:value-type="float">
            <text:p>-0,82489348948002</text:p>
          </table:table-cell>
          <table:table-cell office:value-type="float" office:value="9.3694132566452" calcext:value-type="float">
            <text:p>9,3694132566452</text:p>
          </table:table-cell>
          <table:table-cell office:value-type="float" office:value="-93.603812205564" calcext:value-type="float">
            <text:p>-93,60381220556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683</text:p>
          </table:table-cell>
          <table:table-cell office:value-type="float" office:value="-0.060421847738326" calcext:value-type="float">
            <text:p>-0,060421847738326</text:p>
          </table:table-cell>
          <table:table-cell office:value-type="float" office:value="5.344130396843" calcext:value-type="float">
            <text:p>5,344130396843</text:p>
          </table:table-cell>
          <table:table-cell office:value-type="float" office:value="124.51006956161" calcext:value-type="float">
            <text:p>124,5100695616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694</text:p>
          </table:table-cell>
          <table:table-cell office:value-type="float" office:value="5.738480091095" calcext:value-type="float">
            <text:p>5,738480091095</text:p>
          </table:table-cell>
          <table:table-cell office:value-type="float" office:value="5.685823559761" calcext:value-type="float">
            <text:p>5,685823559761</text:p>
          </table:table-cell>
          <table:table-cell office:value-type="float" office:value="-104.64494623196" calcext:value-type="float">
            <text:p>-104,6449462319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705</text:p>
          </table:table-cell>
          <table:table-cell office:value-type="float" office:value="6.2439793348312" calcext:value-type="float">
            <text:p>6,2439793348312</text:p>
          </table:table-cell>
          <table:table-cell office:value-type="float" office:value="7.7149200439453" calcext:value-type="float">
            <text:p>7,7149200439453</text:p>
          </table:table-cell>
          <table:table-cell office:value-type="float" office:value="91.356995758737" calcext:value-type="float">
            <text:p>91,35699575873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716</text:p>
          </table:table-cell>
          <table:table-cell office:value-type="float" office:value="8.0921047925949" calcext:value-type="float">
            <text:p>8,0921047925949</text:p>
          </table:table-cell>
          <table:table-cell office:value-type="float" office:value="7.2312414646149" calcext:value-type="float">
            <text:p>7,2312414646149</text:p>
          </table:table-cell>
          <table:table-cell office:value-type="float" office:value="-93.33137493984" calcext:value-type="float">
            <text:p>-93,3313749398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727</text:p>
          </table:table-cell>
          <table:table-cell office:value-type="float" office:value="9.0972119569778" calcext:value-type="float">
            <text:p>9,0972119569778</text:p>
          </table:table-cell>
          <table:table-cell office:value-type="float" office:value="9.6327030658722" calcext:value-type="float">
            <text:p>9,6327030658722</text:p>
          </table:table-cell>
          <table:table-cell office:value-type="float" office:value="-14.402847381154" calcext:value-type="float">
            <text:p>-14,40284738115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738</text:p>
          </table:table-cell>
          <table:table-cell office:value-type="float" office:value="-0.7509009540081" calcext:value-type="float">
            <text:p>-0,7509009540081</text:p>
          </table:table-cell>
          <table:table-cell office:value-type="float" office:value="10.412220954895" calcext:value-type="float">
            <text:p>10,412220954895</text:p>
          </table:table-cell>
          <table:table-cell office:value-type="float" office:value="-113.76728601516" calcext:value-type="float">
            <text:p>-113,7672860151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749</text:p>
          </table:table-cell>
          <table:table-cell office:value-type="float" office:value="0.75213640928268" calcext:value-type="float">
            <text:p>0,75213640928268</text:p>
          </table:table-cell>
          <table:table-cell office:value-type="float" office:value="8.2763385772705" calcext:value-type="float">
            <text:p>8,2763385772705</text:p>
          </table:table-cell>
          <table:table-cell office:value-type="float" office:value="-36.110105028578" calcext:value-type="float">
            <text:p>-36,11010502857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760</text:p>
          </table:table-cell>
          <table:table-cell office:value-type="float" office:value="0.038090166635811" calcext:value-type="float">
            <text:p>0,038090166635811</text:p>
          </table:table-cell>
          <table:table-cell office:value-type="float" office:value="9.1319590806961" calcext:value-type="float">
            <text:p>9,1319590806961</text:p>
          </table:table-cell>
          <table:table-cell office:value-type="float" office:value="5.2280443584084" calcext:value-type="float">
            <text:p>5,228044358408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771</text:p>
          </table:table-cell>
          <table:table-cell office:value-type="float" office:value="4.7343334555626" calcext:value-type="float">
            <text:p>4,7343334555626</text:p>
          </table:table-cell>
          <table:table-cell office:value-type="float" office:value="10.453165769577" calcext:value-type="float">
            <text:p>10,453165769577</text:p>
          </table:table-cell>
          <table:table-cell office:value-type="float" office:value="-73.575385057243" calcext:value-type="float">
            <text:p>-73,57538505724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782</text:p>
          </table:table-cell>
          <table:table-cell office:value-type="float" office:value="3.7015700340271" calcext:value-type="float">
            <text:p>3,7015700340271</text:p>
          </table:table-cell>
          <table:table-cell office:value-type="float" office:value="5.9539192914963" calcext:value-type="float">
            <text:p>5,9539192914963</text:p>
          </table:table-cell>
          <table:table-cell office:value-type="float" office:value="-12.801888072567" calcext:value-type="float">
            <text:p>-12,80188807256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793</text:p>
          </table:table-cell>
          <table:table-cell office:value-type="float" office:value="7.3354053497314" calcext:value-type="float">
            <text:p>7,3354053497314</text:p>
          </table:table-cell>
          <table:table-cell office:value-type="float" office:value="8.2536840438843" calcext:value-type="float">
            <text:p>8,2536840438843</text:p>
          </table:table-cell>
          <table:table-cell office:value-type="float" office:value="-78.330084017128" calcext:value-type="float">
            <text:p>-78,33008401712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804</text:p>
          </table:table-cell>
          <table:table-cell office:value-type="float" office:value="6.7408883571625" calcext:value-type="float">
            <text:p>6,7408883571625</text:p>
          </table:table-cell>
          <table:table-cell office:value-type="float" office:value="8.4868443012238" calcext:value-type="float">
            <text:p>8,4868443012238</text:p>
          </table:table-cell>
          <table:table-cell office:value-type="float" office:value="6.9975433455911" calcext:value-type="float">
            <text:p>6,997543345591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815</text:p>
          </table:table-cell>
          <table:table-cell office:value-type="float" office:value="0.86319014430046" calcext:value-type="float">
            <text:p>0,86319014430046</text:p>
          </table:table-cell>
          <table:table-cell office:value-type="float" office:value="10.124623775482" calcext:value-type="float">
            <text:p>10,124623775482</text:p>
          </table:table-cell>
          <table:table-cell office:value-type="float" office:value="-149.31270575068" calcext:value-type="float">
            <text:p>-149,3127057506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826</text:p>
          </table:table-cell>
          <table:table-cell office:value-type="float" office:value="1.1189277470112" calcext:value-type="float">
            <text:p>1,1189277470112</text:p>
          </table:table-cell>
          <table:table-cell office:value-type="float" office:value="9.8340022563934" calcext:value-type="float">
            <text:p>9,8340022563934</text:p>
          </table:table-cell>
          <table:table-cell office:value-type="float" office:value="-166.40762310878" calcext:value-type="float">
            <text:p>-166,4076231087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837</text:p>
          </table:table-cell>
          <table:table-cell office:value-type="float" office:value="3.6817863583565" calcext:value-type="float">
            <text:p>3,6817863583565</text:p>
          </table:table-cell>
          <table:table-cell office:value-type="float" office:value="6.2832480669022" calcext:value-type="float">
            <text:p>6,2832480669022</text:p>
          </table:table-cell>
          <table:table-cell office:value-type="float" office:value="92.311800665157" calcext:value-type="float">
            <text:p>92,31180066515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848</text:p>
          </table:table-cell>
          <table:table-cell office:value-type="float" office:value="4.3355998396873" calcext:value-type="float">
            <text:p>4,3355998396873</text:p>
          </table:table-cell>
          <table:table-cell office:value-type="float" office:value="9.3427646160126" calcext:value-type="float">
            <text:p>9,3427646160126</text:p>
          </table:table-cell>
          <table:table-cell office:value-type="float" office:value="-97.965917769511" calcext:value-type="float">
            <text:p>-97,96591776951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859</text:p>
          </table:table-cell>
          <table:table-cell office:value-type="float" office:value="5.926850438118" calcext:value-type="float">
            <text:p>5,926850438118</text:p>
          </table:table-cell>
          <table:table-cell office:value-type="float" office:value="8.6822527647018" calcext:value-type="float">
            <text:p>8,6822527647018</text:p>
          </table:table-cell>
          <table:table-cell office:value-type="float" office:value="-74.118236827243" calcext:value-type="float">
            <text:p>-74,11823682724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870</text:p>
          </table:table-cell>
          <table:table-cell office:value-type="float" office:value="9.9877071380615" calcext:value-type="float">
            <text:p>9,9877071380615</text:p>
          </table:table-cell>
          <table:table-cell office:value-type="float" office:value="7.6677620410919" calcext:value-type="float">
            <text:p>7,6677620410919</text:p>
          </table:table-cell>
          <table:table-cell office:value-type="float" office:value="-179.93518197612" calcext:value-type="float">
            <text:p>-179,9351819761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881</text:p>
          </table:table-cell>
          <table:table-cell office:value-type="float" office:value="6.8607193231583" calcext:value-type="float">
            <text:p>6,8607193231583</text:p>
          </table:table-cell>
          <table:table-cell office:value-type="float" office:value="11.085000038147" calcext:value-type="float">
            <text:p>11,085000038147</text:p>
          </table:table-cell>
          <table:table-cell office:value-type="float" office:value="-125.23263275244" calcext:value-type="float">
            <text:p>-125,2326327524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892</text:p>
          </table:table-cell>
          <table:table-cell office:value-type="float" office:value="-0.20271472632885" calcext:value-type="float">
            <text:p>-0,20271472632885</text:p>
          </table:table-cell>
          <table:table-cell office:value-type="float" office:value="10.336548089981" calcext:value-type="float">
            <text:p>10,336548089981</text:p>
          </table:table-cell>
          <table:table-cell office:value-type="float" office:value="-136.38505966041" calcext:value-type="float">
            <text:p>-136,3850596604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903</text:p>
          </table:table-cell>
          <table:table-cell office:value-type="float" office:value="0.35196918994188" calcext:value-type="float">
            <text:p>0,35196918994188</text:p>
          </table:table-cell>
          <table:table-cell office:value-type="float" office:value="10.308713912964" calcext:value-type="float">
            <text:p>10,308713912964</text:p>
          </table:table-cell>
          <table:table-cell office:value-type="float" office:value="146.14999522069" calcext:value-type="float">
            <text:p>146,1499952206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15</text:p>
          </table:table-cell>
          <table:table-cell office:value-type="float" office:value="-1.5849982202053" calcext:value-type="float">
            <text:p>-1,5849982202053</text:p>
          </table:table-cell>
          <table:table-cell office:value-type="float" office:value="0.90427301824093" calcext:value-type="float">
            <text:p>0,90427301824093</text:p>
          </table:table-cell>
          <table:table-cell office:value-type="float" office:value="-31.764010714877" calcext:value-type="float">
            <text:p>-31,76401071487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364</text:p>
          </table:table-cell>
          <table:table-cell office:value-type="float" office:value="1.1829161643982" calcext:value-type="float">
            <text:p>1,1829161643982</text:p>
          </table:table-cell>
          <table:table-cell office:value-type="float" office:value="0.015507445205003" calcext:value-type="float">
            <text:p>0,015507445205003</text:p>
          </table:table-cell>
          <table:table-cell office:value-type="float" office:value="156.1739535848" calcext:value-type="float">
            <text:p>156,173953584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375</text:p>
          </table:table-cell>
          <table:table-cell office:value-type="float" office:value="4.5639753341675" calcext:value-type="float">
            <text:p>4,5639753341675</text:p>
          </table:table-cell>
          <table:table-cell office:value-type="float" office:value="1.0089782625437" calcext:value-type="float">
            <text:p>1,0089782625437</text:p>
          </table:table-cell>
          <table:table-cell office:value-type="float" office:value="27.424000061242" calcext:value-type="float">
            <text:p>27,42400006124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386</text:p>
          </table:table-cell>
          <table:table-cell office:value-type="float" office:value="3.8281148672104" calcext:value-type="float">
            <text:p>3,8281148672104</text:p>
          </table:table-cell>
          <table:table-cell office:value-type="float" office:value="-0.027493403758854" calcext:value-type="float">
            <text:p>-0,027493403758854</text:p>
          </table:table-cell>
          <table:table-cell office:value-type="float" office:value="9.8662197020403" calcext:value-type="float">
            <text:p>9,866219702040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397</text:p>
          </table:table-cell>
          <table:table-cell office:value-type="float" office:value="5.1930290460587" calcext:value-type="float">
            <text:p>5,1930290460587</text:p>
          </table:table-cell>
          <table:table-cell office:value-type="float" office:value="-0.5850138515234" calcext:value-type="float">
            <text:p>-0,5850138515234</text:p>
          </table:table-cell>
          <table:table-cell office:value-type="float" office:value="55.527145695534" calcext:value-type="float">
            <text:p>55,52714569553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408</text:p>
          </table:table-cell>
          <table:table-cell office:value-type="float" office:value="9.9239575862885" calcext:value-type="float">
            <text:p>9,9239575862885</text:p>
          </table:table-cell>
          <table:table-cell office:value-type="float" office:value="0.55346347391605" calcext:value-type="float">
            <text:p>0,55346347391605</text:p>
          </table:table-cell>
          <table:table-cell office:value-type="float" office:value="118.4941036686" calcext:value-type="float">
            <text:p>118,494103668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419</text:p>
          </table:table-cell>
          <table:table-cell office:value-type="float" office:value="9.330507516861" calcext:value-type="float">
            <text:p>9,330507516861</text:p>
          </table:table-cell>
          <table:table-cell office:value-type="float" office:value="3.317753970623" calcext:value-type="float">
            <text:p>3,317753970623</text:p>
          </table:table-cell>
          <table:table-cell office:value-type="float" office:value="-62.206912192569" calcext:value-type="float">
            <text:p>-62,20691219256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430</text:p>
          </table:table-cell>
          <table:table-cell office:value-type="float" office:value="-0.026530893519521" calcext:value-type="float">
            <text:p>-0,026530893519521</text:p>
          </table:table-cell>
          <table:table-cell office:value-type="float" office:value="-0.47136906534433" calcext:value-type="float">
            <text:p>-0,47136906534433</text:p>
          </table:table-cell>
          <table:table-cell office:value-type="float" office:value="116.2219548681" calcext:value-type="float">
            <text:p>116,221954868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441</text:p>
          </table:table-cell>
          <table:table-cell office:value-type="float" office:value="2.7155321836472" calcext:value-type="float">
            <text:p>2,7155321836472</text:p>
          </table:table-cell>
          <table:table-cell office:value-type="float" office:value="1.4447364211082" calcext:value-type="float">
            <text:p>1,4447364211082</text:p>
          </table:table-cell>
          <table:table-cell office:value-type="float" office:value="177.17724241269" calcext:value-type="float">
            <text:p>177,1772424126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452</text:p>
          </table:table-cell>
          <table:table-cell office:value-type="float" office:value="0.47338880598545" calcext:value-type="float">
            <text:p>0,47338880598545</text:p>
          </table:table-cell>
          <table:table-cell office:value-type="float" office:value="1.6334500908852" calcext:value-type="float">
            <text:p>1,6334500908852</text:p>
          </table:table-cell>
          <table:table-cell office:value-type="float" office:value="-42.62535131661" calcext:value-type="float">
            <text:p>-42,6253513166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463</text:p>
          </table:table-cell>
          <table:table-cell office:value-type="float" office:value="3.4286546707153" calcext:value-type="float">
            <text:p>3,4286546707153</text:p>
          </table:table-cell>
          <table:table-cell office:value-type="float" office:value="2.5081226229668" calcext:value-type="float">
            <text:p>2,5081226229668</text:p>
          </table:table-cell>
          <table:table-cell office:value-type="float" office:value="-22.124110513432" calcext:value-type="float">
            <text:p>-22,12411051343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474</text:p>
          </table:table-cell>
          <table:table-cell office:value-type="float" office:value="5.0373125076294" calcext:value-type="float">
            <text:p>5,0373125076294</text:p>
          </table:table-cell>
          <table:table-cell office:value-type="float" office:value="2.6956218481064" calcext:value-type="float">
            <text:p>2,6956218481064</text:p>
          </table:table-cell>
          <table:table-cell office:value-type="float" office:value="38.656300420214" calcext:value-type="float">
            <text:p>38,65630042021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485</text:p>
          </table:table-cell>
          <table:table-cell office:value-type="float" office:value="7.3270362615585" calcext:value-type="float">
            <text:p>7,3270362615585</text:p>
          </table:table-cell>
          <table:table-cell office:value-type="float" office:value="0.49300480633974" calcext:value-type="float">
            <text:p>0,49300480633974</text:p>
          </table:table-cell>
          <table:table-cell office:value-type="float" office:value="172.16016532509" calcext:value-type="float">
            <text:p>172,1601653250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496</text:p>
          </table:table-cell>
          <table:table-cell office:value-type="float" office:value="5.6139242649078" calcext:value-type="float">
            <text:p>5,6139242649078</text:p>
          </table:table-cell>
          <table:table-cell office:value-type="float" office:value="1.2464418262243" calcext:value-type="float">
            <text:p>1,2464418262243</text:p>
          </table:table-cell>
          <table:table-cell office:value-type="float" office:value="165.90524023506" calcext:value-type="float">
            <text:p>165,9052402350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507</text:p>
          </table:table-cell>
          <table:table-cell office:value-type="float" office:value="-0.86817845702171" calcext:value-type="float">
            <text:p>-0,86817845702171</text:p>
          </table:table-cell>
          <table:table-cell office:value-type="float" office:value="6.1157685518265" calcext:value-type="float">
            <text:p>6,1157685518265</text:p>
          </table:table-cell>
          <table:table-cell office:value-type="float" office:value="71.7994073394" calcext:value-type="float">
            <text:p>71,799407339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518</text:p>
          </table:table-cell>
          <table:table-cell office:value-type="float" office:value="1.4770881831646" calcext:value-type="float">
            <text:p>1,4770881831646</text:p>
          </table:table-cell>
          <table:table-cell office:value-type="float" office:value="4.7308167815208" calcext:value-type="float">
            <text:p>4,7308167815208</text:p>
          </table:table-cell>
          <table:table-cell office:value-type="float" office:value="140.86781337762" calcext:value-type="float">
            <text:p>140,8678133776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529</text:p>
          </table:table-cell>
          <table:table-cell office:value-type="float" office:value="2.483067214489" calcext:value-type="float">
            <text:p>2,483067214489</text:p>
          </table:table-cell>
          <table:table-cell office:value-type="float" office:value="3.39709430933" calcext:value-type="float">
            <text:p>3,39709430933</text:p>
          </table:table-cell>
          <table:table-cell office:value-type="float" office:value="149.24621430172" calcext:value-type="float">
            <text:p>149,2462143017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540</text:p>
          </table:table-cell>
          <table:table-cell office:value-type="float" office:value="5.667536854744" calcext:value-type="float">
            <text:p>5,667536854744</text:p>
          </table:table-cell>
          <table:table-cell office:value-type="float" office:value="3.9372143149376" calcext:value-type="float">
            <text:p>3,9372143149376</text:p>
          </table:table-cell>
          <table:table-cell office:value-type="float" office:value="-138.22912106848" calcext:value-type="float">
            <text:p>-138,2291210684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551</text:p>
          </table:table-cell>
          <table:table-cell office:value-type="float" office:value="4.1537657380104" calcext:value-type="float">
            <text:p>4,1537657380104</text:p>
          </table:table-cell>
          <table:table-cell office:value-type="float" office:value="2.7830630540848" calcext:value-type="float">
            <text:p>2,7830630540848</text:p>
          </table:table-cell>
          <table:table-cell office:value-type="float" office:value="-116.28910234779" calcext:value-type="float">
            <text:p>-116,2891023477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562</text:p>
          </table:table-cell>
          <table:table-cell office:value-type="float" office:value="7.0642817020416" calcext:value-type="float">
            <text:p>7,0642817020416</text:p>
          </table:table-cell>
          <table:table-cell office:value-type="float" office:value="2.8572249412537" calcext:value-type="float">
            <text:p>2,8572249412537</text:p>
          </table:table-cell>
          <table:table-cell office:value-type="float" office:value="91.216195161176" calcext:value-type="float">
            <text:p>91,21619516117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573</text:p>
          </table:table-cell>
          <table:table-cell office:value-type="float" office:value="9.9571073055267" calcext:value-type="float">
            <text:p>9,9571073055267</text:p>
          </table:table-cell>
          <table:table-cell office:value-type="float" office:value="5.4489171504974" calcext:value-type="float">
            <text:p>5,4489171504974</text:p>
          </table:table-cell>
          <table:table-cell office:value-type="float" office:value="-55.668356312308" calcext:value-type="float">
            <text:p>-55,66835631230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584</text:p>
          </table:table-cell>
          <table:table-cell office:value-type="float" office:value="-0.19591642543674" calcext:value-type="float">
            <text:p>-0,19591642543674</text:p>
          </table:table-cell>
          <table:table-cell office:value-type="float" office:value="4.1730290651321" calcext:value-type="float">
            <text:p>4,1730290651321</text:p>
          </table:table-cell>
          <table:table-cell office:value-type="float" office:value="143.7925760913" calcext:value-type="float">
            <text:p>143,792576091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595</text:p>
          </table:table-cell>
          <table:table-cell office:value-type="float" office:value="-0.91172620654106" calcext:value-type="float">
            <text:p>-0,91172620654106</text:p>
          </table:table-cell>
          <table:table-cell office:value-type="float" office:value="1.7629650235176" calcext:value-type="float">
            <text:p>1,7629650235176</text:p>
          </table:table-cell>
          <table:table-cell office:value-type="float" office:value="-52.723171225019" calcext:value-type="float">
            <text:p>-52,72317122501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606</text:p>
          </table:table-cell>
          <table:table-cell office:value-type="float" office:value="2.6456978917122" calcext:value-type="float">
            <text:p>2,6456978917122</text:p>
          </table:table-cell>
          <table:table-cell office:value-type="float" office:value="4.3823918700218" calcext:value-type="float">
            <text:p>4,3823918700218</text:p>
          </table:table-cell>
          <table:table-cell office:value-type="float" office:value="169.69716624849" calcext:value-type="float">
            <text:p>169,6971662484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617</text:p>
          </table:table-cell>
          <table:table-cell office:value-type="float" office:value="4.8353642225266" calcext:value-type="float">
            <text:p>4,8353642225266</text:p>
          </table:table-cell>
          <table:table-cell office:value-type="float" office:value="4.8039323091507" calcext:value-type="float">
            <text:p>4,8039323091507</text:p>
          </table:table-cell>
          <table:table-cell office:value-type="float" office:value="-54.36773436844" calcext:value-type="float">
            <text:p>-54,3677343684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628</text:p>
          </table:table-cell>
          <table:table-cell office:value-type="float" office:value="6.4206111431122" calcext:value-type="float">
            <text:p>6,4206111431122</text:p>
          </table:table-cell>
          <table:table-cell office:value-type="float" office:value="3.944451212883" calcext:value-type="float">
            <text:p>3,944451212883</text:p>
          </table:table-cell>
          <table:table-cell office:value-type="float" office:value="-120.07781654407" calcext:value-type="float">
            <text:p>-120,0778165440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639</text:p>
          </table:table-cell>
          <table:table-cell office:value-type="float" office:value="7.6598578691483" calcext:value-type="float">
            <text:p>7,6598578691483</text:p>
          </table:table-cell>
          <table:table-cell office:value-type="float" office:value="3.850953578949" calcext:value-type="float">
            <text:p>3,850953578949</text:p>
          </table:table-cell>
          <table:table-cell office:value-type="float" office:value="118.65714097479" calcext:value-type="float">
            <text:p>118,6571409747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650</text:p>
          </table:table-cell>
          <table:table-cell office:value-type="float" office:value="8.0756312608719" calcext:value-type="float">
            <text:p>8,0756312608719</text:p>
          </table:table-cell>
          <table:table-cell office:value-type="float" office:value="5.3478592634201" calcext:value-type="float">
            <text:p>5,3478592634201</text:p>
          </table:table-cell>
          <table:table-cell office:value-type="float" office:value="5.2908567391383" calcext:value-type="float">
            <text:p>5,290856739138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661</text:p>
          </table:table-cell>
          <table:table-cell office:value-type="float" office:value="-1.5849965810776" calcext:value-type="float">
            <text:p>-1,5849965810776</text:p>
          </table:table-cell>
          <table:table-cell office:value-type="float" office:value="8.2017028331757" calcext:value-type="float">
            <text:p>8,2017028331757</text:p>
          </table:table-cell>
          <table:table-cell office:value-type="float" office:value="-3.7029232284066" calcext:value-type="float">
            <text:p>-3,702923228406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672</text:p>
          </table:table-cell>
          <table:table-cell office:value-type="float" office:value="-0.79911321401596" calcext:value-type="float">
            <text:p>-0,79911321401596</text:p>
          </table:table-cell>
          <table:table-cell office:value-type="float" office:value="9.6346235275269" calcext:value-type="float">
            <text:p>9,6346235275269</text:p>
          </table:table-cell>
          <table:table-cell office:value-type="float" office:value="-95.868115971802" calcext:value-type="float">
            <text:p>-95,86811597180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683</text:p>
          </table:table-cell>
          <table:table-cell office:value-type="float" office:value="0.048485170118511" calcext:value-type="float">
            <text:p>0,048485170118511</text:p>
          </table:table-cell>
          <table:table-cell office:value-type="float" office:value="5.0921404361725" calcext:value-type="float">
            <text:p>5,0921404361725</text:p>
          </table:table-cell>
          <table:table-cell office:value-type="float" office:value="111.29831432537" calcext:value-type="float">
            <text:p>111,2983143253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694</text:p>
          </table:table-cell>
          <table:table-cell office:value-type="float" office:value="5.7555836439133" calcext:value-type="float">
            <text:p>5,7555836439133</text:p>
          </table:table-cell>
          <table:table-cell office:value-type="float" office:value="5.9342330694199" calcext:value-type="float">
            <text:p>5,9342330694199</text:p>
          </table:table-cell>
          <table:table-cell office:value-type="float" office:value="-92.38841958866" calcext:value-type="float">
            <text:p>-92,3884195886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705</text:p>
          </table:table-cell>
          <table:table-cell office:value-type="float" office:value="6.2251192331314" calcext:value-type="float">
            <text:p>6,2251192331314</text:p>
          </table:table-cell>
          <table:table-cell office:value-type="float" office:value="7.3235404491425" calcext:value-type="float">
            <text:p>7,3235404491425</text:p>
          </table:table-cell>
          <table:table-cell office:value-type="float" office:value="88.005471381412" calcext:value-type="float">
            <text:p>88,0054713814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716</text:p>
          </table:table-cell>
          <table:table-cell office:value-type="float" office:value="8.0993068218231" calcext:value-type="float">
            <text:p>8,0993068218231</text:p>
          </table:table-cell>
          <table:table-cell office:value-type="float" office:value="7.5426650047302" calcext:value-type="float">
            <text:p>7,5426650047302</text:p>
          </table:table-cell>
          <table:table-cell office:value-type="float" office:value="-93.891953207125" calcext:value-type="float">
            <text:p>-93,89195320712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727</text:p>
          </table:table-cell>
          <table:table-cell office:value-type="float" office:value="8.8354539871216" calcext:value-type="float">
            <text:p>8,8354539871216</text:p>
          </table:table-cell>
          <table:table-cell office:value-type="float" office:value="9.5058023929596" calcext:value-type="float">
            <text:p>9,5058023929596</text:p>
          </table:table-cell>
          <table:table-cell office:value-type="float" office:value="35.075319041112" calcext:value-type="float">
            <text:p>35,07531904111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738</text:p>
          </table:table-cell>
          <table:table-cell office:value-type="float" office:value="-0.50472803413868" calcext:value-type="float">
            <text:p>-0,50472803413868</text:p>
          </table:table-cell>
          <table:table-cell office:value-type="float" office:value="10.658384561539" calcext:value-type="float">
            <text:p>10,658384561539</text:p>
          </table:table-cell>
          <table:table-cell office:value-type="float" office:value="-120.2598650744" calcext:value-type="float">
            <text:p>-120,259865074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749</text:p>
          </table:table-cell>
          <table:table-cell office:value-type="float" office:value="0.51506340503693" calcext:value-type="float">
            <text:p>0,51506340503693</text:p>
          </table:table-cell>
          <table:table-cell office:value-type="float" office:value="8.1811952590942" calcext:value-type="float">
            <text:p>8,1811952590942</text:p>
          </table:table-cell>
          <table:table-cell office:value-type="float" office:value="31.918837386332" calcext:value-type="float">
            <text:p>31,91883738633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760</text:p>
          </table:table-cell>
          <table:table-cell office:value-type="float" office:value="-0.32993979752064" calcext:value-type="float">
            <text:p>-0,32993979752064</text:p>
          </table:table-cell>
          <table:table-cell office:value-type="float" office:value="9.078968167305" calcext:value-type="float">
            <text:p>9,078968167305</text:p>
          </table:table-cell>
          <table:table-cell office:value-type="float" office:value="8.4462454364558" calcext:value-type="float">
            <text:p>8,446245436455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771</text:p>
          </table:table-cell>
          <table:table-cell office:value-type="float" office:value="4.706064760685" calcext:value-type="float">
            <text:p>4,706064760685</text:p>
          </table:table-cell>
          <table:table-cell office:value-type="float" office:value="10.727175474167" calcext:value-type="float">
            <text:p>10,727175474167</text:p>
          </table:table-cell>
          <table:table-cell office:value-type="float" office:value="-86.294495376052" calcext:value-type="float">
            <text:p>-86,29449537605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782</text:p>
          </table:table-cell>
          <table:table-cell office:value-type="float" office:value="3.4421226382256" calcext:value-type="float">
            <text:p>3,4421226382256</text:p>
          </table:table-cell>
          <table:table-cell office:value-type="float" office:value="5.975569486618" calcext:value-type="float">
            <text:p>5,975569486618</text:p>
          </table:table-cell>
          <table:table-cell office:value-type="float" office:value="-42.073636297967" calcext:value-type="float">
            <text:p>-42,07363629796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793</text:p>
          </table:table-cell>
          <table:table-cell office:value-type="float" office:value="7.1209675073624" calcext:value-type="float">
            <text:p>7,1209675073624</text:p>
          </table:table-cell>
          <table:table-cell office:value-type="float" office:value="8.3985090255737" calcext:value-type="float">
            <text:p>8,3985090255737</text:p>
          </table:table-cell>
          <table:table-cell office:value-type="float" office:value="-22.653160011692" calcext:value-type="float">
            <text:p>-22,65316001169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804</text:p>
          </table:table-cell>
          <table:table-cell office:value-type="float" office:value="6.5425503253937" calcext:value-type="float">
            <text:p>6,5425503253937</text:p>
          </table:table-cell>
          <table:table-cell office:value-type="float" office:value="8.5175335407257" calcext:value-type="float">
            <text:p>8,5175335407257</text:p>
          </table:table-cell>
          <table:table-cell office:value-type="float" office:value="-17.457459762598" calcext:value-type="float">
            <text:p>-17,45745976259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815</text:p>
          </table:table-cell>
          <table:table-cell office:value-type="float" office:value="0.77718749642372" calcext:value-type="float">
            <text:p>0,77718749642372</text:p>
          </table:table-cell>
          <table:table-cell office:value-type="float" office:value="10.329144001007" calcext:value-type="float">
            <text:p>10,329144001007</text:p>
          </table:table-cell>
          <table:table-cell office:value-type="float" office:value="-58.538442964007" calcext:value-type="float">
            <text:p>-58,53844296400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826</text:p>
          </table:table-cell>
          <table:table-cell office:value-type="float" office:value="1.0963030159473" calcext:value-type="float">
            <text:p>1,0963030159473</text:p>
          </table:table-cell>
          <table:table-cell office:value-type="float" office:value="10.054292678833" calcext:value-type="float">
            <text:p>10,054292678833</text:p>
          </table:table-cell>
          <table:table-cell office:value-type="float" office:value="-75.620622391913" calcext:value-type="float">
            <text:p>-75,62062239191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837</text:p>
          </table:table-cell>
          <table:table-cell office:value-type="float" office:value="3.4887135028839" calcext:value-type="float">
            <text:p>3,4887135028839</text:p>
          </table:table-cell>
          <table:table-cell office:value-type="float" office:value="6.2963473796844" calcext:value-type="float">
            <text:p>6,2963473796844</text:p>
          </table:table-cell>
          <table:table-cell office:value-type="float" office:value="7.6684748670857" calcext:value-type="float">
            <text:p>7,668474867085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848</text:p>
          </table:table-cell>
          <table:table-cell office:value-type="float" office:value="4.3832284212112" calcext:value-type="float">
            <text:p>4,3832284212112</text:p>
          </table:table-cell>
          <table:table-cell office:value-type="float" office:value="9.5903271436691" calcext:value-type="float">
            <text:p>9,5903271436691</text:p>
          </table:table-cell>
          <table:table-cell office:value-type="float" office:value="-105.2434376091" calcext:value-type="float">
            <text:p>-105,243437609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859</text:p>
          </table:table-cell>
          <table:table-cell office:value-type="float" office:value="5.7943177223206" calcext:value-type="float">
            <text:p>5,7943177223206</text:p>
          </table:table-cell>
          <table:table-cell office:value-type="float" office:value="9.0523242950439" calcext:value-type="float">
            <text:p>9,0523242950439</text:p>
          </table:table-cell>
          <table:table-cell office:value-type="float" office:value="-70.88636288977" calcext:value-type="float">
            <text:p>-70,8863628897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870</text:p>
          </table:table-cell>
          <table:table-cell office:value-type="float" office:value="10.084995031357" calcext:value-type="float">
            <text:p>10,084995031357</text:p>
          </table:table-cell>
          <table:table-cell office:value-type="float" office:value="7.6180553436279" calcext:value-type="float">
            <text:p>7,6180553436279</text:p>
          </table:table-cell>
          <table:table-cell office:value-type="float" office:value="173.12703163001" calcext:value-type="float">
            <text:p>173,1270316300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881</text:p>
          </table:table-cell>
          <table:table-cell office:value-type="float" office:value="7.1202605962753" calcext:value-type="float">
            <text:p>7,1202605962753</text:p>
          </table:table-cell>
          <table:table-cell office:value-type="float" office:value="11.085002422333" calcext:value-type="float">
            <text:p>11,085002422333</text:p>
          </table:table-cell>
          <table:table-cell office:value-type="float" office:value="-152.19784694113" calcext:value-type="float">
            <text:p>-152,1978469411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892</text:p>
          </table:table-cell>
          <table:table-cell office:value-type="float" office:value="-0.028805662877858" calcext:value-type="float">
            <text:p>-0,028805662877858</text:p>
          </table:table-cell>
          <table:table-cell office:value-type="float" office:value="10.199708938599" calcext:value-type="float">
            <text:p>10,199708938599</text:p>
          </table:table-cell>
          <table:table-cell office:value-type="float" office:value="133.0324145639" calcext:value-type="float">
            <text:p>133,032414563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903</text:p>
          </table:table-cell>
          <table:table-cell office:value-type="float" office:value="0.34393522888422" calcext:value-type="float">
            <text:p>0,34393522888422</text:p>
          </table:table-cell>
          <table:table-cell office:value-type="float" office:value="10.227595567703" calcext:value-type="float">
            <text:p>10,227595567703</text:p>
          </table:table-cell>
          <table:table-cell office:value-type="float" office:value="145.31643982905" calcext:value-type="float">
            <text:p>145,3164398290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15</text:p>
          </table:table-cell>
          <table:table-cell office:value-type="float" office:value="-1.5850095450878" calcext:value-type="float">
            <text:p>-1,5850095450878</text:p>
          </table:table-cell>
          <table:table-cell office:value-type="float" office:value="1.2441452592611" calcext:value-type="float">
            <text:p>1,2441452592611</text:p>
          </table:table-cell>
          <table:table-cell office:value-type="float" office:value="-33.369444358121" calcext:value-type="float">
            <text:p>-33,36944435812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364</text:p>
          </table:table-cell>
          <table:table-cell office:value-type="float" office:value="1.303316950798" calcext:value-type="float">
            <text:p>1,303316950798</text:p>
          </table:table-cell>
          <table:table-cell office:value-type="float" office:value="-0.16650471836329" calcext:value-type="float">
            <text:p>-0,16650471836329</text:p>
          </table:table-cell>
          <table:table-cell office:value-type="float" office:value="120.71590210981" calcext:value-type="float">
            <text:p>120,7159021098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375</text:p>
          </table:table-cell>
          <table:table-cell office:value-type="float" office:value="4.2101567983627" calcext:value-type="float">
            <text:p>4,2101567983627</text:p>
          </table:table-cell>
          <table:table-cell office:value-type="float" office:value="0.82611493766308" calcext:value-type="float">
            <text:p>0,82611493766308</text:p>
          </table:table-cell>
          <table:table-cell office:value-type="float" office:value="27.389532821194" calcext:value-type="float">
            <text:p>27,38953282119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386</text:p>
          </table:table-cell>
          <table:table-cell office:value-type="float" office:value="3.51980894804" calcext:value-type="float">
            <text:p>3,51980894804</text:p>
          </table:table-cell>
          <table:table-cell office:value-type="float" office:value="-0.004280072171241" calcext:value-type="float">
            <text:p>-0,004280072171241</text:p>
          </table:table-cell>
          <table:table-cell office:value-type="float" office:value="-9.1426553809719" calcext:value-type="float">
            <text:p>-9,142655380971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397</text:p>
          </table:table-cell>
          <table:table-cell office:value-type="float" office:value="4.8360976576805" calcext:value-type="float">
            <text:p>4,8360976576805</text:p>
          </table:table-cell>
          <table:table-cell office:value-type="float" office:value="-0.58500956743956" calcext:value-type="float">
            <text:p>-0,58500956743956</text:p>
          </table:table-cell>
          <table:table-cell office:value-type="float" office:value="53.169753900759" calcext:value-type="float">
            <text:p>53,16975390075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408</text:p>
          </table:table-cell>
          <table:table-cell office:value-type="float" office:value="9.9752473831177" calcext:value-type="float">
            <text:p>9,9752473831177</text:p>
          </table:table-cell>
          <table:table-cell office:value-type="float" office:value="0.58936439454556" calcext:value-type="float">
            <text:p>0,58936439454556</text:p>
          </table:table-cell>
          <table:table-cell office:value-type="float" office:value="153.72758762092" calcext:value-type="float">
            <text:p>153,7275876209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419</text:p>
          </table:table-cell>
          <table:table-cell office:value-type="float" office:value="9.2082911729813" calcext:value-type="float">
            <text:p>9,2082911729813</text:p>
          </table:table-cell>
          <table:table-cell office:value-type="float" office:value="3.6686870455742" calcext:value-type="float">
            <text:p>3,6686870455742</text:p>
          </table:table-cell>
          <table:table-cell office:value-type="float" office:value="-73.485003155508" calcext:value-type="float">
            <text:p>-73,48500315550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430</text:p>
          </table:table-cell>
          <table:table-cell office:value-type="float" office:value="0.2992414496839" calcext:value-type="float">
            <text:p>0,2992414496839</text:p>
          </table:table-cell>
          <table:table-cell office:value-type="float" office:value="-0.58508910238743" calcext:value-type="float">
            <text:p>-0,58508910238743</text:p>
          </table:table-cell>
          <table:table-cell office:value-type="float" office:value="114.99979693419" calcext:value-type="float">
            <text:p>114,9997969341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441</text:p>
          </table:table-cell>
          <table:table-cell office:value-type="float" office:value="2.9695895314217" calcext:value-type="float">
            <text:p>2,9695895314217</text:p>
          </table:table-cell>
          <table:table-cell office:value-type="float" office:value="1.2828850746155" calcext:value-type="float">
            <text:p>1,2828850746155</text:p>
          </table:table-cell>
          <table:table-cell office:value-type="float" office:value="140.39463753913" calcext:value-type="float">
            <text:p>140,3946375391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452</text:p>
          </table:table-cell>
          <table:table-cell office:value-type="float" office:value="0.16962323337793" calcext:value-type="float">
            <text:p>0,16962323337793</text:p>
          </table:table-cell>
          <table:table-cell office:value-type="float" office:value="1.8668304383755" calcext:value-type="float">
            <text:p>1,8668304383755</text:p>
          </table:table-cell>
          <table:table-cell office:value-type="float" office:value="-35.82614963981" calcext:value-type="float">
            <text:p>-35,8261496398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463</text:p>
          </table:table-cell>
          <table:table-cell office:value-type="float" office:value="3.0538910627365" calcext:value-type="float">
            <text:p>3,0538910627365</text:p>
          </table:table-cell>
          <table:table-cell office:value-type="float" office:value="2.6061221957207" calcext:value-type="float">
            <text:p>2,6061221957207</text:p>
          </table:table-cell>
          <table:table-cell office:value-type="float" office:value="-16.124704271365" calcext:value-type="float">
            <text:p>-16,12470427136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474</text:p>
          </table:table-cell>
          <table:table-cell office:value-type="float" office:value="4.8849183320999" calcext:value-type="float">
            <text:p>4,8849183320999</text:p>
          </table:table-cell>
          <table:table-cell office:value-type="float" office:value="2.4829778075218" calcext:value-type="float">
            <text:p>2,4829778075218</text:p>
          </table:table-cell>
          <table:table-cell office:value-type="float" office:value="59.756370866375" calcext:value-type="float">
            <text:p>59,75637086637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485</text:p>
          </table:table-cell>
          <table:table-cell office:value-type="float" office:value="7.6488798856735" calcext:value-type="float">
            <text:p>7,6488798856735</text:p>
          </table:table-cell>
          <table:table-cell office:value-type="float" office:value="0.57672090828419" calcext:value-type="float">
            <text:p>0,57672090828419</text:p>
          </table:table-cell>
          <table:table-cell office:value-type="float" office:value="-159.11197358636" calcext:value-type="float">
            <text:p>-159,1119735863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496</text:p>
          </table:table-cell>
          <table:table-cell office:value-type="float" office:value="6.0008090734482" calcext:value-type="float">
            <text:p>6,0008090734482</text:p>
          </table:table-cell>
          <table:table-cell office:value-type="float" office:value="1.1493997275829" calcext:value-type="float">
            <text:p>1,1493997275829</text:p>
          </table:table-cell>
          <table:table-cell office:value-type="float" office:value="165.93357256264" calcext:value-type="float">
            <text:p>165,9335725626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507</text:p>
          </table:table-cell>
          <table:table-cell office:value-type="float" office:value="-1.112262159586" calcext:value-type="float">
            <text:p>-1,112262159586</text:p>
          </table:table-cell>
          <table:table-cell office:value-type="float" office:value="5.9438908100128" calcext:value-type="float">
            <text:p>5,9438908100128</text:p>
          </table:table-cell>
          <table:table-cell office:value-type="float" office:value="26.443941388161" calcext:value-type="float">
            <text:p>26,44394138816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518</text:p>
          </table:table-cell>
          <table:table-cell office:value-type="float" office:value="1.7238430678844" calcext:value-type="float">
            <text:p>1,7238430678844</text:p>
          </table:table-cell>
          <table:table-cell office:value-type="float" office:value="4.7635665535927" calcext:value-type="float">
            <text:p>4,7635665535927</text:p>
          </table:table-cell>
          <table:table-cell office:value-type="float" office:value="-165.33695360658" calcext:value-type="float">
            <text:p>-165,3369536065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529</text:p>
          </table:table-cell>
          <table:table-cell office:value-type="float" office:value="2.8254073858261" calcext:value-type="float">
            <text:p>2,8254073858261</text:p>
          </table:table-cell>
          <table:table-cell office:value-type="float" office:value="3.1938844919205" calcext:value-type="float">
            <text:p>3,1938844919205</text:p>
          </table:table-cell>
          <table:table-cell office:value-type="float" office:value="149.26708427964" calcext:value-type="float">
            <text:p>149,2670842796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540</text:p>
          </table:table-cell>
          <table:table-cell office:value-type="float" office:value="5.963054895401" calcext:value-type="float">
            <text:p>5,963054895401</text:p>
          </table:table-cell>
          <table:table-cell office:value-type="float" office:value="4.2023468017578" calcext:value-type="float">
            <text:p>4,2023468017578</text:p>
          </table:table-cell>
          <table:table-cell office:value-type="float" office:value="-138.22828736275" calcext:value-type="float">
            <text:p>-138,2282873627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551</text:p>
          </table:table-cell>
          <table:table-cell office:value-type="float" office:value="4.2791271209717" calcext:value-type="float">
            <text:p>4,2791271209717</text:p>
          </table:table-cell>
          <table:table-cell office:value-type="float" office:value="3.1489869952202" calcext:value-type="float">
            <text:p>3,1489869952202</text:p>
          </table:table-cell>
          <table:table-cell office:value-type="float" office:value="-110.3207328517" calcext:value-type="float">
            <text:p>-110,320732851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562</text:p>
          </table:table-cell>
          <table:table-cell office:value-type="float" office:value="7.072429060936" calcext:value-type="float">
            <text:p>7,072429060936</text:p>
          </table:table-cell>
          <table:table-cell office:value-type="float" office:value="2.4590888619423" calcext:value-type="float">
            <text:p>2,4590888619423</text:p>
          </table:table-cell>
          <table:table-cell office:value-type="float" office:value="91.182669256903" calcext:value-type="float">
            <text:p>91,18266925690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573</text:p>
          </table:table-cell>
          <table:table-cell office:value-type="float" office:value="9.8089635372162" calcext:value-type="float">
            <text:p>9,8089635372162</text:p>
          </table:table-cell>
          <table:table-cell office:value-type="float" office:value="5.5322587490082" calcext:value-type="float">
            <text:p>5,5322587490082</text:p>
          </table:table-cell>
          <table:table-cell office:value-type="float" office:value="-30.226630010423" calcext:value-type="float">
            <text:p>-30,22663001042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584</text:p>
          </table:table-cell>
          <table:table-cell office:value-type="float" office:value="0.052513685077429" calcext:value-type="float">
            <text:p>0,052513685077429</text:p>
          </table:table-cell>
          <table:table-cell office:value-type="float" office:value="3.905730843544" calcext:value-type="float">
            <text:p>3,905730843544</text:p>
          </table:table-cell>
          <table:table-cell office:value-type="float" office:value="129.7876455222" calcext:value-type="float">
            <text:p>129,787645522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595</text:p>
          </table:table-cell>
          <table:table-cell office:value-type="float" office:value="-1.1680223047733" calcext:value-type="float">
            <text:p>-1,1680223047733</text:p>
          </table:table-cell>
          <table:table-cell office:value-type="float" office:value="1.7413876950741" calcext:value-type="float">
            <text:p>1,7413876950741</text:p>
          </table:table-cell>
          <table:table-cell office:value-type="float" office:value="14.912171538468" calcext:value-type="float">
            <text:p>14,91217153846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606</text:p>
          </table:table-cell>
          <table:table-cell office:value-type="float" office:value="3.0374705791473" calcext:value-type="float">
            <text:p>3,0374705791473</text:p>
          </table:table-cell>
          <table:table-cell office:value-type="float" office:value="4.3111330270767" calcext:value-type="float">
            <text:p>4,3111330270767</text:p>
          </table:table-cell>
          <table:table-cell office:value-type="float" office:value="169.68267890298" calcext:value-type="float">
            <text:p>169,6826789029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617</text:p>
          </table:table-cell>
          <table:table-cell office:value-type="float" office:value="4.6048521995544" calcext:value-type="float">
            <text:p>4,6048521995544</text:p>
          </table:table-cell>
          <table:table-cell office:value-type="float" office:value="5.1266944408417" calcext:value-type="float">
            <text:p>5,1266944408417</text:p>
          </table:table-cell>
          <table:table-cell office:value-type="float" office:value="-54.388242162717" calcext:value-type="float">
            <text:p>-54,38824216271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628</text:p>
          </table:table-cell>
          <table:table-cell office:value-type="float" office:value="6.6191828250885" calcext:value-type="float">
            <text:p>6,6191828250885</text:p>
          </table:table-cell>
          <table:table-cell office:value-type="float" office:value="4.2891582846642" calcext:value-type="float">
            <text:p>4,2891582846642</text:p>
          </table:table-cell>
          <table:table-cell office:value-type="float" office:value="-120.02794454052" calcext:value-type="float">
            <text:p>-120,0279445405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639</text:p>
          </table:table-cell>
          <table:table-cell office:value-type="float" office:value="7.8084826469421" calcext:value-type="float">
            <text:p>7,8084826469421</text:p>
          </table:table-cell>
          <table:table-cell office:value-type="float" office:value="3.6106452345848" calcext:value-type="float">
            <text:p>3,6106452345848</text:p>
          </table:table-cell>
          <table:table-cell office:value-type="float" office:value="124.75974392739" calcext:value-type="float">
            <text:p>124,7597439273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650</text:p>
          </table:table-cell>
          <table:table-cell office:value-type="float" office:value="7.7756214141846" calcext:value-type="float">
            <text:p>7,7756214141846</text:p>
          </table:table-cell>
          <table:table-cell office:value-type="float" office:value="5.2010011672974" calcext:value-type="float">
            <text:p>5,2010011672974</text:p>
          </table:table-cell>
          <table:table-cell office:value-type="float" office:value="33.326153162938" calcext:value-type="float">
            <text:p>33,32615316293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661</text:p>
          </table:table-cell>
          <table:table-cell office:value-type="float" office:value="-1.5850062668324" calcext:value-type="float">
            <text:p>-1,5850062668324</text:p>
          </table:table-cell>
          <table:table-cell office:value-type="float" office:value="8.0415934324265" calcext:value-type="float">
            <text:p>8,0415934324265</text:p>
          </table:table-cell>
          <table:table-cell office:value-type="float" office:value="31.253834059284" calcext:value-type="float">
            <text:p>31,25383405928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672</text:p>
          </table:table-cell>
          <table:table-cell office:value-type="float" office:value="-0.73606744408607" calcext:value-type="float">
            <text:p>-0,73606744408607</text:p>
          </table:table-cell>
          <table:table-cell office:value-type="float" office:value="9.8629397153854" calcext:value-type="float">
            <text:p>9,8629397153854</text:p>
          </table:table-cell>
          <table:table-cell office:value-type="float" office:value="-111.16881659076" calcext:value-type="float">
            <text:p>-111,1688165907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683</text:p>
          </table:table-cell>
          <table:table-cell office:value-type="float" office:value="0.0955571513623" calcext:value-type="float">
            <text:p>0,0955571513623</text:p>
          </table:table-cell>
          <table:table-cell office:value-type="float" office:value="4.8188599944115" calcext:value-type="float">
            <text:p>4,8188599944115</text:p>
          </table:table-cell>
          <table:table-cell office:value-type="float" office:value="96.886938544595" calcext:value-type="float">
            <text:p>96,88693854459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694</text:p>
          </table:table-cell>
          <table:table-cell office:value-type="float" office:value="5.7195216417313" calcext:value-type="float">
            <text:p>5,7195216417313</text:p>
          </table:table-cell>
          <table:table-cell office:value-type="float" office:value="6.1804568767548" calcext:value-type="float">
            <text:p>6,1804568767548</text:p>
          </table:table-cell>
          <table:table-cell office:value-type="float" office:value="-80.125592316792" calcext:value-type="float">
            <text:p>-80,12559231679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705</text:p>
          </table:table-cell>
          <table:table-cell office:value-type="float" office:value="6.2107837200165" calcext:value-type="float">
            <text:p>6,2107837200165</text:p>
          </table:table-cell>
          <table:table-cell office:value-type="float" office:value="6.9266504049301" calcext:value-type="float">
            <text:p>6,9266504049301</text:p>
          </table:table-cell>
          <table:table-cell office:value-type="float" office:value="87.97864245761" calcext:value-type="float">
            <text:p>87,9786424576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716</text:p>
          </table:table-cell>
          <table:table-cell office:value-type="float" office:value="8.1641864776611" calcext:value-type="float">
            <text:p>8,1641864776611</text:p>
          </table:table-cell>
          <table:table-cell office:value-type="float" office:value="7.8011184930801" calcext:value-type="float">
            <text:p>7,8011184930801</text:p>
          </table:table-cell>
          <table:table-cell office:value-type="float" office:value="-106.14144118728" calcext:value-type="float">
            <text:p>-106,1414411872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727</text:p>
          </table:table-cell>
          <table:table-cell office:value-type="float" office:value="8.7622892856598" calcext:value-type="float">
            <text:p>8,7622892856598</text:p>
          </table:table-cell>
          <table:table-cell office:value-type="float" office:value="9.2250663042068" calcext:value-type="float">
            <text:p>9,2250663042068</text:p>
          </table:table-cell>
          <table:table-cell office:value-type="float" office:value="84.526424195356" calcext:value-type="float">
            <text:p>84,52642419535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738</text:p>
          </table:table-cell>
          <table:table-cell office:value-type="float" office:value="-0.24965785443783" calcext:value-type="float">
            <text:p>-0,24965785443783</text:p>
          </table:table-cell>
          <table:table-cell office:value-type="float" office:value="10.913479328156" calcext:value-type="float">
            <text:p>10,913479328156</text:p>
          </table:table-cell>
          <table:table-cell office:value-type="float" office:value="-123.55304371779" calcext:value-type="float">
            <text:p>-123,5530437177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749</text:p>
          </table:table-cell>
          <table:table-cell office:value-type="float" office:value="0.50456624478102" calcext:value-type="float">
            <text:p>0,50456624478102</text:p>
          </table:table-cell>
          <table:table-cell office:value-type="float" office:value="7.9358494281769" calcext:value-type="float">
            <text:p>7,9358494281769</text:p>
          </table:table-cell>
          <table:table-cell office:value-type="float" office:value="95.040027502995" calcext:value-type="float">
            <text:p>95,04002750299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760</text:p>
          </table:table-cell>
          <table:table-cell office:value-type="float" office:value="-0.69826260209084" calcext:value-type="float">
            <text:p>-0,69826260209084</text:p>
          </table:table-cell>
          <table:table-cell office:value-type="float" office:value="9.0158969163895" calcext:value-type="float">
            <text:p>9,0158969163895</text:p>
          </table:table-cell>
          <table:table-cell office:value-type="float" office:value="10.207600844134" calcext:value-type="float">
            <text:p>10,20760084413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771</text:p>
          </table:table-cell>
          <table:table-cell office:value-type="float" office:value="4.7388416528702" calcext:value-type="float">
            <text:p>4,7388416528702</text:p>
          </table:table-cell>
          <table:table-cell office:value-type="float" office:value="11.000635623932" calcext:value-type="float">
            <text:p>11,000635623932</text:p>
          </table:table-cell>
          <table:table-cell office:value-type="float" office:value="-98.998407649386" calcext:value-type="float">
            <text:p>-98,99840764938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782</text:p>
          </table:table-cell>
          <table:table-cell office:value-type="float" office:value="3.2652395963669" calcext:value-type="float">
            <text:p>3,2652395963669</text:p>
          </table:table-cell>
          <table:table-cell office:value-type="float" office:value="5.9180414676666" calcext:value-type="float">
            <text:p>5,9180414676666</text:p>
          </table:table-cell>
          <table:table-cell office:value-type="float" office:value="22.660196966426" calcext:value-type="float">
            <text:p>22,66019696642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793</text:p>
          </table:table-cell>
          <table:table-cell office:value-type="float" office:value="7.0073670148849" calcext:value-type="float">
            <text:p>7,0073670148849</text:p>
          </table:table-cell>
          <table:table-cell office:value-type="float" office:value="8.2080519199371" calcext:value-type="float">
            <text:p>8,2080519199371</text:p>
          </table:table-cell>
          <table:table-cell office:value-type="float" office:value="68.022645203171" calcext:value-type="float">
            <text:p>68,02264520317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804</text:p>
          </table:table-cell>
          <table:table-cell office:value-type="float" office:value="6.5786021947861" calcext:value-type="float">
            <text:p>6,5786021947861</text:p>
          </table:table-cell>
          <table:table-cell office:value-type="float" office:value="8.7371599674225" calcext:value-type="float">
            <text:p>8,7371599674225</text:p>
          </table:table-cell>
          <table:table-cell office:value-type="float" office:value="-108.20236175683" calcext:value-type="float">
            <text:p>-108,2023617568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815</text:p>
          </table:table-cell>
          <table:table-cell office:value-type="float" office:value="0.57077527046204" calcext:value-type="float">
            <text:p>0,57077527046204</text:p>
          </table:table-cell>
          <table:table-cell office:value-type="float" office:value="10.250917673111" calcext:value-type="float">
            <text:p>10,250917673111</text:p>
          </table:table-cell>
          <table:table-cell office:value-type="float" office:value="30.953730747199" calcext:value-type="float">
            <text:p>30,95373074719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826</text:p>
          </table:table-cell>
          <table:table-cell office:value-type="float" office:value="0.93524500727654" calcext:value-type="float">
            <text:p>0,93524500727654</text:p>
          </table:table-cell>
          <table:table-cell office:value-type="float" office:value="10.185024738312" calcext:value-type="float">
            <text:p>10,185024738312</text:p>
          </table:table-cell>
          <table:table-cell office:value-type="float" office:value="-59.752031496376" calcext:value-type="float">
            <text:p>-59,75203149637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837</text:p>
          </table:table-cell>
          <table:table-cell office:value-type="float" office:value="3.2883495092392" calcext:value-type="float">
            <text:p>3,2883495092392</text:p>
          </table:table-cell>
          <table:table-cell office:value-type="float" office:value="6.2468206882477" calcext:value-type="float">
            <text:p>6,2468206882477</text:p>
          </table:table-cell>
          <table:table-cell office:value-type="float" office:value="48.362302552363" calcext:value-type="float">
            <text:p>48,36230255236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848</text:p>
          </table:table-cell>
          <table:table-cell office:value-type="float" office:value="4.611094892025" calcext:value-type="float">
            <text:p>4,611094892025</text:p>
          </table:table-cell>
          <table:table-cell office:value-type="float" office:value="9.7936832904816" calcext:value-type="float">
            <text:p>9,7936832904816</text:p>
          </table:table-cell>
          <table:table-cell office:value-type="float" office:value="-146.65971743833" calcext:value-type="float">
            <text:p>-146,6597174383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859</text:p>
          </table:table-cell>
          <table:table-cell office:value-type="float" office:value="5.6646525859833" calcext:value-type="float">
            <text:p>5,6646525859833</text:p>
          </table:table-cell>
          <table:table-cell office:value-type="float" office:value="9.428197145462" calcext:value-type="float">
            <text:p>9,428197145462</text:p>
          </table:table-cell>
          <table:table-cell office:value-type="float" office:value="-70.887203429155" calcext:value-type="float">
            <text:p>-70,88720342915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870</text:p>
          </table:table-cell>
          <table:table-cell office:value-type="float" office:value="10.085003376007" calcext:value-type="float">
            <text:p>10,085003376007</text:p>
          </table:table-cell>
          <table:table-cell office:value-type="float" office:value="7.3968213796616" calcext:value-type="float">
            <text:p>7,3968213796616</text:p>
          </table:table-cell>
          <table:table-cell office:value-type="float" office:value="160.98026712989" calcext:value-type="float">
            <text:p>160,9802671298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881</text:p>
          </table:table-cell>
          <table:table-cell office:value-type="float" office:value="7.4285495281219" calcext:value-type="float">
            <text:p>7,4285495281219</text:p>
          </table:table-cell>
          <table:table-cell office:value-type="float" office:value="11.055586338043" calcext:value-type="float">
            <text:p>11,055586338043</text:p>
          </table:table-cell>
          <table:table-cell office:value-type="float" office:value="-179.91141452911" calcext:value-type="float">
            <text:p>-179,9114145291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892</text:p>
          </table:table-cell>
          <table:table-cell office:value-type="float" office:value="0.11871019378304" calcext:value-type="float">
            <text:p>0,11871019378304</text:p>
          </table:table-cell>
          <table:table-cell office:value-type="float" office:value="9.8626214265823" calcext:value-type="float">
            <text:p>9,8626214265823</text:p>
          </table:table-cell>
          <table:table-cell office:value-type="float" office:value="116.99217595872" calcext:value-type="float">
            <text:p>116,9921759587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903</text:p>
          </table:table-cell>
          <table:table-cell office:value-type="float" office:value="0.34401599317789" calcext:value-type="float">
            <text:p>0,34401599317789</text:p>
          </table:table-cell>
          <table:table-cell office:value-type="float" office:value="10.148713588715" calcext:value-type="float">
            <text:p>10,148713588715</text:p>
          </table:table-cell>
          <table:table-cell office:value-type="float" office:value="144.6877983725" calcext:value-type="float">
            <text:p>144,687798372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15</text:p>
          </table:table-cell>
          <table:table-cell office:value-type="float" office:value="-1.5850166976452" calcext:value-type="float">
            <text:p>-1,5850166976452</text:p>
          </table:table-cell>
          <table:table-cell office:value-type="float" office:value="1.5519918501377" calcext:value-type="float">
            <text:p>1,5519918501377</text:p>
          </table:table-cell>
          <table:table-cell office:value-type="float" office:value="-33.286401800289" calcext:value-type="float">
            <text:p>-33,28640180028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364</text:p>
          </table:table-cell>
          <table:table-cell office:value-type="float" office:value="1.2961933016777" calcext:value-type="float">
            <text:p>1,2961933016777</text:p>
          </table:table-cell>
          <table:table-cell office:value-type="float" office:value="-0.38394816219807" calcext:value-type="float">
            <text:p>-0,38394816219807</text:p>
          </table:table-cell>
          <table:table-cell office:value-type="float" office:value="85.271415437103" calcext:value-type="float">
            <text:p>85,27141543710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375</text:p>
          </table:table-cell>
          <table:table-cell office:value-type="float" office:value="3.8877290487289" calcext:value-type="float">
            <text:p>3,8877290487289</text:p>
          </table:table-cell>
          <table:table-cell office:value-type="float" office:value="0.63059441745281" calcext:value-type="float">
            <text:p>0,63059441745281</text:p>
          </table:table-cell>
          <table:table-cell office:value-type="float" office:value="36.015547764529" calcext:value-type="float">
            <text:p>36,01554776452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386</text:p>
          </table:table-cell>
          <table:table-cell office:value-type="float" office:value="3.2655003666878" calcext:value-type="float">
            <text:p>3,2655003666878</text:p>
          </table:table-cell>
          <table:table-cell office:value-type="float" office:value="0.10866461321712" calcext:value-type="float">
            <text:p>0,10866461321712</text:p>
          </table:table-cell>
          <table:table-cell office:value-type="float" office:value="-27.849418911964" calcext:value-type="float">
            <text:p>-27,84941891196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397</text:p>
          </table:table-cell>
          <table:table-cell office:value-type="float" office:value="4.5531797409058" calcext:value-type="float">
            <text:p>4,5531797409058</text:p>
          </table:table-cell>
          <table:table-cell office:value-type="float" office:value="-0.58500826358795" calcext:value-type="float">
            <text:p>-0,58500826358795</text:p>
          </table:table-cell>
          <table:table-cell office:value-type="float" office:value="43.933459527933" calcext:value-type="float">
            <text:p>43,93345952793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408</text:p>
          </table:table-cell>
          <table:table-cell office:value-type="float" office:value="10.085006952286" calcext:value-type="float">
            <text:p>10,085006952286</text:p>
          </table:table-cell>
          <table:table-cell office:value-type="float" office:value="0.70399425923824" calcext:value-type="float">
            <text:p>0,70399425923824</text:p>
          </table:table-cell>
          <table:table-cell office:value-type="float" office:value="-171.00932339954" calcext:value-type="float">
            <text:p>-171,0093233995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419</text:p>
          </table:table-cell>
          <table:table-cell office:value-type="float" office:value="9.1567581892014" calcext:value-type="float">
            <text:p>9,1567581892014</text:p>
          </table:table-cell>
          <table:table-cell office:value-type="float" office:value="4.0371045470238" calcext:value-type="float">
            <text:p>4,0371045470238</text:p>
          </table:table-cell>
          <table:table-cell office:value-type="float" office:value="-84.762759269423" calcext:value-type="float">
            <text:p>-84,76275926942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430</text:p>
          </table:table-cell>
          <table:table-cell office:value-type="float" office:value="0.71971789002419" calcext:value-type="float">
            <text:p>0,71971789002419</text:p>
          </table:table-cell>
          <table:table-cell office:value-type="float" office:value="-0.58557290583849" calcext:value-type="float">
            <text:p>-0,58557290583849</text:p>
          </table:table-cell>
          <table:table-cell office:value-type="float" office:value="117.68104923759" calcext:value-type="float">
            <text:p>117,6810492375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441</text:p>
          </table:table-cell>
          <table:table-cell office:value-type="float" office:value="3.0767333507538" calcext:value-type="float">
            <text:p>3,0767333507538</text:p>
          </table:table-cell>
          <table:table-cell office:value-type="float" office:value="0.99974885582924" calcext:value-type="float">
            <text:p>0,99974885582924</text:p>
          </table:table-cell>
          <table:table-cell office:value-type="float" office:value="103.66152881817" calcext:value-type="float">
            <text:p>103,6615288181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452</text:p>
          </table:table-cell>
          <table:table-cell office:value-type="float" office:value="-0.15864867717028" calcext:value-type="float">
            <text:p>-0,15864867717028</text:p>
          </table:table-cell>
          <table:table-cell office:value-type="float" office:value="2.0625901222229" calcext:value-type="float">
            <text:p>2,0625901222229</text:p>
          </table:table-cell>
          <table:table-cell office:value-type="float" office:value="-29.057087791953" calcext:value-type="float">
            <text:p>-29,05708779195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463</text:p>
          </table:table-cell>
          <table:table-cell office:value-type="float" office:value="3.0218768119812" calcext:value-type="float">
            <text:p>3,0218768119812</text:p>
          </table:table-cell>
          <table:table-cell office:value-type="float" office:value="2.7610093355179" calcext:value-type="float">
            <text:p>2,7610093355179</text:p>
          </table:table-cell>
          <table:table-cell office:value-type="float" office:value="-96.022303696651" calcext:value-type="float">
            <text:p>-96,02230369665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474</text:p>
          </table:table-cell>
          <table:table-cell office:value-type="float" office:value="4.7652664780617" calcext:value-type="float">
            <text:p>4,7652664780617</text:p>
          </table:table-cell>
          <table:table-cell office:value-type="float" office:value="2.1806445717812" calcext:value-type="float">
            <text:p>2,1806445717812</text:p>
          </table:table-cell>
          <table:table-cell office:value-type="float" office:value="70.603722979309" calcext:value-type="float">
            <text:p>70,60372297930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485</text:p>
          </table:table-cell>
          <table:table-cell office:value-type="float" office:value="7.9090964794159" calcext:value-type="float">
            <text:p>7,9090964794159</text:p>
          </table:table-cell>
          <table:table-cell office:value-type="float" office:value="0.80161817371845" calcext:value-type="float">
            <text:p>0,80161817371845</text:p>
          </table:table-cell>
          <table:table-cell office:value-type="float" office:value="-134.97835207897" calcext:value-type="float">
            <text:p>-134,9783520789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496</text:p>
          </table:table-cell>
          <table:table-cell office:value-type="float" office:value="6.2915313243866" calcext:value-type="float">
            <text:p>6,2915313243866</text:p>
          </table:table-cell>
          <table:table-cell office:value-type="float" office:value="1.0127015411854" calcext:value-type="float">
            <text:p>1,0127015411854</text:p>
          </table:table-cell>
          <table:table-cell office:value-type="float" office:value="140.84150381149" calcext:value-type="float">
            <text:p>140,8415038114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507</text:p>
          </table:table-cell>
          <table:table-cell office:value-type="float" office:value="-1.3789162039757" calcext:value-type="float">
            <text:p>-1,3789162039757</text:p>
          </table:table-cell>
          <table:table-cell office:value-type="float" office:value="5.9420788288116" calcext:value-type="float">
            <text:p>5,9420788288116</text:p>
          </table:table-cell>
          <table:table-cell office:value-type="float" office:value="-4.3542494249951" calcext:value-type="float">
            <text:p>-4,354249424995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518</text:p>
          </table:table-cell>
          <table:table-cell office:value-type="float" office:value="1.8895323574543" calcext:value-type="float">
            <text:p>1,8895323574543</text:p>
          </table:table-cell>
          <table:table-cell office:value-type="float" office:value="4.9841666221619" calcext:value-type="float">
            <text:p>4,9841666221619</text:p>
          </table:table-cell>
          <table:table-cell office:value-type="float" office:value="-123.35397939014" calcext:value-type="float">
            <text:p>-123,3539793901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529</text:p>
          </table:table-cell>
          <table:table-cell office:value-type="float" office:value="2.8007167577744" calcext:value-type="float">
            <text:p>2,8007167577744</text:p>
          </table:table-cell>
          <table:table-cell office:value-type="float" office:value="3.0038410425186" calcext:value-type="float">
            <text:p>3,0038410425186</text:p>
          </table:table-cell>
          <table:table-cell office:value-type="float" office:value="80.567476855721" calcext:value-type="float">
            <text:p>80,56747685572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540</text:p>
          </table:table-cell>
          <table:table-cell office:value-type="float" office:value="6.2030410766602" calcext:value-type="float">
            <text:p>6,2030410766602</text:p>
          </table:table-cell>
          <table:table-cell office:value-type="float" office:value="4.3962249159813" calcext:value-type="float">
            <text:p>4,3962249159813</text:p>
          </table:table-cell>
          <table:table-cell office:value-type="float" office:value="-144.34701773771" calcext:value-type="float">
            <text:p>-144,3470177377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551</text:p>
          </table:table-cell>
          <table:table-cell office:value-type="float" office:value="4.4163733720779" calcext:value-type="float">
            <text:p>4,4163733720779</text:p>
          </table:table-cell>
          <table:table-cell office:value-type="float" office:value="3.5227805376053" calcext:value-type="float">
            <text:p>3,5227805376053</text:p>
          </table:table-cell>
          <table:table-cell office:value-type="float" office:value="-110.29639137778" calcext:value-type="float">
            <text:p>-110,2963913777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562</text:p>
          </table:table-cell>
          <table:table-cell office:value-type="float" office:value="7.0936787128448" calcext:value-type="float">
            <text:p>7,0936787128448</text:p>
          </table:table-cell>
          <table:table-cell office:value-type="float" office:value="2.078243792057" calcext:value-type="float">
            <text:p>2,078243792057</text:p>
          </table:table-cell>
          <table:table-cell office:value-type="float" office:value="98.011607577087" calcext:value-type="float">
            <text:p>98,01160757708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573</text:p>
          </table:table-cell>
          <table:table-cell office:value-type="float" office:value="9.6199572086334" calcext:value-type="float">
            <text:p>9,6199572086334</text:p>
          </table:table-cell>
          <table:table-cell office:value-type="float" office:value="5.5699127912521" calcext:value-type="float">
            <text:p>5,5699127912521</text:p>
          </table:table-cell>
          <table:table-cell office:value-type="float" office:value="-15.690454631854" calcext:value-type="float">
            <text:p>-15,69045463185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584</text:p>
          </table:table-cell>
          <table:table-cell office:value-type="float" office:value="0.27465617284179" calcext:value-type="float">
            <text:p>0,27465617284179</text:p>
          </table:table-cell>
          <table:table-cell office:value-type="float" office:value="3.8004326820374" calcext:value-type="float">
            <text:p>3,8004326820374</text:p>
          </table:table-cell>
          <table:table-cell office:value-type="float" office:value="166.66762995872" calcext:value-type="float">
            <text:p>166,6676299587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595</text:p>
          </table:table-cell>
          <table:table-cell office:value-type="float" office:value="-1.1588783562183" calcext:value-type="float">
            <text:p>-1,1588783562183</text:p>
          </table:table-cell>
          <table:table-cell office:value-type="float" office:value="1.5220163762569" calcext:value-type="float">
            <text:p>1,5220163762569</text:p>
          </table:table-cell>
          <table:table-cell office:value-type="float" office:value="102.86426012683" calcext:value-type="float">
            <text:p>102,8642601268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606</text:p>
          </table:table-cell>
          <table:table-cell office:value-type="float" office:value="3.3587962388992" calcext:value-type="float">
            <text:p>3,3587962388992</text:p>
          </table:table-cell>
          <table:table-cell office:value-type="float" office:value="4.2887687683105" calcext:value-type="float">
            <text:p>4,2887687683105</text:p>
          </table:table-cell>
          <table:table-cell office:value-type="float" office:value="-178.11143018637" calcext:value-type="float">
            <text:p>-178,1114301863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617</text:p>
          </table:table-cell>
          <table:table-cell office:value-type="float" office:value="4.4305309653282" calcext:value-type="float">
            <text:p>4,4305309653282</text:p>
          </table:table-cell>
          <table:table-cell office:value-type="float" office:value="5.441358089447" calcext:value-type="float">
            <text:p>5,441358089447</text:p>
          </table:table-cell>
          <table:table-cell office:value-type="float" office:value="-67.656600551241" calcext:value-type="float">
            <text:p>-67,65660055124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628</text:p>
          </table:table-cell>
          <table:table-cell office:value-type="float" office:value="6.8193531036377" calcext:value-type="float">
            <text:p>6,8193531036377</text:p>
          </table:table-cell>
          <table:table-cell office:value-type="float" office:value="4.6152067184448" calcext:value-type="float">
            <text:p>4,6152067184448</text:p>
          </table:table-cell>
          <table:table-cell office:value-type="float" office:value="-126.08489868747" calcext:value-type="float">
            <text:p>-126,0848986874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639</text:p>
          </table:table-cell>
          <table:table-cell office:value-type="float" office:value="7.95285820961" calcext:value-type="float">
            <text:p>7,95285820961</text:p>
          </table:table-cell>
          <table:table-cell office:value-type="float" office:value="3.4601348638535" calcext:value-type="float">
            <text:p>3,4601348638535</text:p>
          </table:table-cell>
          <table:table-cell office:value-type="float" office:value="134.67399481755" calcext:value-type="float">
            <text:p>134,6739948175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650</text:p>
          </table:table-cell>
          <table:table-cell office:value-type="float" office:value="7.5941455364227" calcext:value-type="float">
            <text:p>7,5941455364227</text:p>
          </table:table-cell>
          <table:table-cell office:value-type="float" office:value="4.9248027801514" calcext:value-type="float">
            <text:p>4,9248027801514</text:p>
          </table:table-cell>
          <table:table-cell office:value-type="float" office:value="63.196247550333" calcext:value-type="float">
            <text:p>63,19624755033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661</text:p>
          </table:table-cell>
          <table:table-cell office:value-type="float" office:value="-1.5789820253849" calcext:value-type="float">
            <text:p>-1,5789820253849</text:p>
          </table:table-cell>
          <table:table-cell office:value-type="float" office:value="7.8152114152908" calcext:value-type="float">
            <text:p>7,8152114152908</text:p>
          </table:table-cell>
          <table:table-cell office:value-type="float" office:value="42.267824813818" calcext:value-type="float">
            <text:p>42,26782481381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672</text:p>
          </table:table-cell>
          <table:table-cell office:value-type="float" office:value="-0.58881007134914" calcext:value-type="float">
            <text:p>-0,58881007134914</text:p>
          </table:table-cell>
          <table:table-cell office:value-type="float" office:value="10.004411935806" calcext:value-type="float">
            <text:p>10,004411935806</text:p>
          </table:table-cell>
          <table:table-cell office:value-type="float" office:value="-136.85492801059" calcext:value-type="float">
            <text:p>-136,8549280105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683</text:p>
          </table:table-cell>
          <table:table-cell office:value-type="float" office:value="-0.015394384972751" calcext:value-type="float">
            <text:p>-0,015394384972751</text:p>
          </table:table-cell>
          <table:table-cell office:value-type="float" office:value="4.5178642868996" calcext:value-type="float">
            <text:p>4,5178642868996</text:p>
          </table:table-cell>
          <table:table-cell office:value-type="float" office:value="62.431507049852" calcext:value-type="float">
            <text:p>62,43150704985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694</text:p>
          </table:table-cell>
          <table:table-cell office:value-type="float" office:value="5.6746536493301" calcext:value-type="float">
            <text:p>5,6746536493301</text:p>
          </table:table-cell>
          <table:table-cell office:value-type="float" office:value="6.4130294322968" calcext:value-type="float">
            <text:p>6,4130294322968</text:p>
          </table:table-cell>
          <table:table-cell office:value-type="float" office:value="-87.8084161479" calcext:value-type="float">
            <text:p>-87,808416147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705</text:p>
          </table:table-cell>
          <table:table-cell office:value-type="float" office:value="6.2314468622208" calcext:value-type="float">
            <text:p>6,2314468622208</text:p>
          </table:table-cell>
          <table:table-cell office:value-type="float" office:value="6.5734261274338" calcext:value-type="float">
            <text:p>6,5734261274338</text:p>
          </table:table-cell>
          <table:table-cell office:value-type="float" office:value="105.52161514379" calcext:value-type="float">
            <text:p>105,5216151437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716</text:p>
          </table:table-cell>
          <table:table-cell office:value-type="float" office:value="8.2830655574799" calcext:value-type="float">
            <text:p>8,2830655574799</text:p>
          </table:table-cell>
          <table:table-cell office:value-type="float" office:value="8.0403482913971" calcext:value-type="float">
            <text:p>8,0403482913971</text:p>
          </table:table-cell>
          <table:table-cell office:value-type="float" office:value="-118.37682450653" calcext:value-type="float">
            <text:p>-118,3768245065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727</text:p>
          </table:table-cell>
          <table:table-cell office:value-type="float" office:value="8.9144659042358" calcext:value-type="float">
            <text:p>8,9144659042358</text:p>
          </table:table-cell>
          <table:table-cell office:value-type="float" office:value="8.9883261919022" calcext:value-type="float">
            <text:p>8,9883261919022</text:p>
          </table:table-cell>
          <table:table-cell office:value-type="float" office:value="129.44372140678" calcext:value-type="float">
            <text:p>129,4437214067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738</text:p>
          </table:table-cell>
          <table:table-cell office:value-type="float" office:value="-0.0068905984517187" calcext:value-type="float">
            <text:p>-0,0068905984517187</text:p>
          </table:table-cell>
          <table:table-cell office:value-type="float" office:value="11.085000038147" calcext:value-type="float">
            <text:p>11,085000038147</text:p>
          </table:table-cell>
          <table:table-cell office:value-type="float" office:value="-126.56809266206" calcext:value-type="float">
            <text:p>-126,5680926620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749</text:p>
          </table:table-cell>
          <table:table-cell office:value-type="float" office:value="0.64281843602657" calcext:value-type="float">
            <text:p>0,64281843602657</text:p>
          </table:table-cell>
          <table:table-cell office:value-type="float" office:value="7.796573638916" calcext:value-type="float">
            <text:p>7,796573638916</text:p>
          </table:table-cell>
          <table:table-cell office:value-type="float" office:value="136.34248599885" calcext:value-type="float">
            <text:p>136,3424859988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760</text:p>
          </table:table-cell>
          <table:table-cell office:value-type="float" office:value="-1.0672567039728" calcext:value-type="float">
            <text:p>-1,0672567039728</text:p>
          </table:table-cell>
          <table:table-cell office:value-type="float" office:value="8.9326775074005" calcext:value-type="float">
            <text:p>8,9326775074005</text:p>
          </table:table-cell>
          <table:table-cell office:value-type="float" office:value="14.063206258093" calcext:value-type="float">
            <text:p>14,06320625809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771</text:p>
          </table:table-cell>
          <table:table-cell office:value-type="float" office:value="4.8733884096146" calcext:value-type="float">
            <text:p>4,8733884096146</text:p>
          </table:table-cell>
          <table:table-cell office:value-type="float" office:value="11.085003614426" calcext:value-type="float">
            <text:p>11,085003614426</text:p>
          </table:table-cell>
          <table:table-cell office:value-type="float" office:value="-114.27991936921" calcext:value-type="float">
            <text:p>-114,2799193692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782</text:p>
          </table:table-cell>
          <table:table-cell office:value-type="float" office:value="3.3230245113373" calcext:value-type="float">
            <text:p>3,3230245113373</text:p>
          </table:table-cell>
          <table:table-cell office:value-type="float" office:value="5.7025045156479" calcext:value-type="float">
            <text:p>5,7025045156479</text:p>
          </table:table-cell>
          <table:table-cell office:value-type="float" office:value="113.41481299917" calcext:value-type="float">
            <text:p>113,4148129991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793</text:p>
          </table:table-cell>
          <table:table-cell office:value-type="float" office:value="7.210545539856" calcext:value-type="float">
            <text:p>7,210545539856</text:p>
          </table:table-cell>
          <table:table-cell office:value-type="float" office:value="8.020840883255" calcext:value-type="float">
            <text:p>8,020840883255</text:p>
          </table:table-cell>
          <table:table-cell office:value-type="float" office:value="136.12576351044" calcext:value-type="float">
            <text:p>136,1257635104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804</text:p>
          </table:table-cell>
          <table:table-cell office:value-type="float" office:value="6.8550324440002" calcext:value-type="float">
            <text:p>6,8550324440002</text:p>
          </table:table-cell>
          <table:table-cell office:value-type="float" office:value="8.7484377622604" calcext:value-type="float">
            <text:p>8,7484377622604</text:p>
          </table:table-cell>
          <table:table-cell office:value-type="float" office:value="-176.33783741362" calcext:value-type="float">
            <text:p>-176,3378374136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815</text:p>
          </table:table-cell>
          <table:table-cell office:value-type="float" office:value="0.51041923463345" calcext:value-type="float">
            <text:p>0,51041923463345</text:p>
          </table:table-cell>
          <table:table-cell office:value-type="float" office:value="10.134389400482" calcext:value-type="float">
            <text:p>10,134389400482</text:p>
          </table:table-cell>
          <table:table-cell office:value-type="float" office:value="63.497639006111" calcext:value-type="float">
            <text:p>63,49763900611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826</text:p>
          </table:table-cell>
          <table:table-cell office:value-type="float" office:value="1.1091514676809" calcext:value-type="float">
            <text:p>1,1091514676809</text:p>
          </table:table-cell>
          <table:table-cell office:value-type="float" office:value="10.322674512863" calcext:value-type="float">
            <text:p>10,322674512863</text:p>
          </table:table-cell>
          <table:table-cell office:value-type="float" office:value="-150.49935602079" calcext:value-type="float">
            <text:p>-150,4993560207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837</text:p>
          </table:table-cell>
          <table:table-cell office:value-type="float" office:value="3.4239658713341" calcext:value-type="float">
            <text:p>3,4239658713341</text:p>
          </table:table-cell>
          <table:table-cell office:value-type="float" office:value="6.0755497217178" calcext:value-type="float">
            <text:p>6,0755497217178</text:p>
          </table:table-cell>
          <table:table-cell office:value-type="float" office:value="137.37051350296" calcext:value-type="float">
            <text:p>137,3705135029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848</text:p>
          </table:table-cell>
          <table:table-cell office:value-type="float" office:value="4.9104943871498" calcext:value-type="float">
            <text:p>4,9104943871498</text:p>
          </table:table-cell>
          <table:table-cell office:value-type="float" office:value="9.8058664798737" calcext:value-type="float">
            <text:p>9,8058664798737</text:p>
          </table:table-cell>
          <table:table-cell office:value-type="float" office:value="178.74105568904" calcext:value-type="float">
            <text:p>178,74105568904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859</text:p>
          </table:table-cell>
          <table:table-cell office:value-type="float" office:value="5.4274779558182" calcext:value-type="float">
            <text:p>5,4274779558182</text:p>
          </table:table-cell>
          <table:table-cell office:value-type="float" office:value="9.5706301927567" calcext:value-type="float">
            <text:p>9,5706301927567</text:p>
          </table:table-cell>
          <table:table-cell office:value-type="float" office:value="-25.374389188305" calcext:value-type="float">
            <text:p>-25,37438918830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870</text:p>
          </table:table-cell>
          <table:table-cell office:value-type="float" office:value="10.0850045681" calcext:value-type="float">
            <text:p>10,0850045681</text:p>
          </table:table-cell>
          <table:table-cell office:value-type="float" office:value="7.1780931949615" calcext:value-type="float">
            <text:p>7,1780931949615</text:p>
          </table:table-cell>
          <table:table-cell office:value-type="float" office:value="129.35887476441" calcext:value-type="float">
            <text:p>129,3588747644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881</text:p>
          </table:table-cell>
          <table:table-cell office:value-type="float" office:value="7.7323859930038" calcext:value-type="float">
            <text:p>7,7323859930038</text:p>
          </table:table-cell>
          <table:table-cell office:value-type="float" office:value="10.962733030319" calcext:value-type="float">
            <text:p>10,962733030319</text:p>
          </table:table-cell>
          <table:table-cell office:value-type="float" office:value="158.50537749612" calcext:value-type="float">
            <text:p>158,5053774961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892</text:p>
          </table:table-cell>
          <table:table-cell office:value-type="float" office:value="0.29751896858215" calcext:value-type="float">
            <text:p>0,29751896858215</text:p>
          </table:table-cell>
          <table:table-cell office:value-type="float" office:value="9.5080995559692" calcext:value-type="float">
            <text:p>9,5080995559692</text:p>
          </table:table-cell>
          <table:table-cell office:value-type="float" office:value="117.04769256009" calcext:value-type="float">
            <text:p>117,0476925600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903</text:p>
          </table:table-cell>
          <table:table-cell office:value-type="float" office:value="0.32403979450464" calcext:value-type="float">
            <text:p>0,32403979450464</text:p>
          </table:table-cell>
          <table:table-cell office:value-type="float" office:value="10.031629800797" calcext:value-type="float">
            <text:p>10,031629800797</text:p>
          </table:table-cell>
          <table:table-cell office:value-type="float" office:value="145.24255436697" calcext:value-type="float">
            <text:p>145,2425543669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15</text:p>
          </table:table-cell>
          <table:table-cell office:value-type="float" office:value="-1.5850016474724" calcext:value-type="float">
            <text:p>-1,5850016474724</text:p>
          </table:table-cell>
          <table:table-cell office:value-type="float" office:value="1.8525528907776" calcext:value-type="float">
            <text:p>1,8525528907776</text:p>
          </table:table-cell>
          <table:table-cell office:value-type="float" office:value="-33.818931336615" calcext:value-type="float">
            <text:p>-33,81893133661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364</text:p>
          </table:table-cell>
          <table:table-cell office:value-type="float" office:value="1.4118903875351" calcext:value-type="float">
            <text:p>1,4118903875351</text:p>
          </table:table-cell>
          <table:table-cell office:value-type="float" office:value="-0.53591437637806" calcext:value-type="float">
            <text:p>-0,53591437637806</text:p>
          </table:table-cell>
          <table:table-cell office:value-type="float" office:value="141.79688957846" calcext:value-type="float">
            <text:p>141,796889578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375</text:p>
          </table:table-cell>
          <table:table-cell office:value-type="float" office:value="3.6503475904465" calcext:value-type="float">
            <text:p>3,6503475904465</text:p>
          </table:table-cell>
          <table:table-cell office:value-type="float" office:value="0.43266024440527" calcext:value-type="float">
            <text:p>0,43266024440527</text:p>
          </table:table-cell>
          <table:table-cell office:value-type="float" office:value="27.223596337495" calcext:value-type="float">
            <text:p>27,22359633749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386</text:p>
          </table:table-cell>
          <table:table-cell office:value-type="float" office:value="3.166523873806" calcext:value-type="float">
            <text:p>3,166523873806</text:p>
          </table:table-cell>
          <table:table-cell office:value-type="float" office:value="0.31183484941721" calcext:value-type="float">
            <text:p>0,31183484941721</text:p>
          </table:table-cell>
          <table:table-cell office:value-type="float" office:value="-77.183793304832" calcext:value-type="float">
            <text:p>-77,18379330483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397</text:p>
          </table:table-cell>
          <table:table-cell office:value-type="float" office:value="4.2223018407822" calcext:value-type="float">
            <text:p>4,2223018407822</text:p>
          </table:table-cell>
          <table:table-cell office:value-type="float" office:value="-0.58500867336988" calcext:value-type="float">
            <text:p>-0,58500867336988</text:p>
          </table:table-cell>
          <table:table-cell office:value-type="float" office:value="26.423414801336" calcext:value-type="float">
            <text:p>26,42341480133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408</text:p>
          </table:table-cell>
          <table:table-cell office:value-type="float" office:value="10.085008144379" calcext:value-type="float">
            <text:p>10,085008144379</text:p>
          </table:table-cell>
          <table:table-cell office:value-type="float" office:value="0.85261672735214" calcext:value-type="float">
            <text:p>0,85261672735214</text:p>
          </table:table-cell>
          <table:table-cell office:value-type="float" office:value="-148.09116284559" calcext:value-type="float">
            <text:p>-148,0911628455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419</text:p>
          </table:table-cell>
          <table:table-cell office:value-type="float" office:value="9.1775560379028" calcext:value-type="float">
            <text:p>9,1775560379028</text:p>
          </table:table-cell>
          <table:table-cell office:value-type="float" office:value="4.408170580864" calcext:value-type="float">
            <text:p>4,408170580864</text:p>
          </table:table-cell>
          <table:table-cell office:value-type="float" office:value="-96.07425313087" calcext:value-type="float">
            <text:p>-96,0742531308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430</text:p>
          </table:table-cell>
          <table:table-cell office:value-type="float" office:value="1.0336700826883" calcext:value-type="float">
            <text:p>1,0336700826883</text:p>
          </table:table-cell>
          <table:table-cell office:value-type="float" office:value="-0.58501373976469" calcext:value-type="float">
            <text:p>-0,58501373976469</text:p>
          </table:table-cell>
          <table:table-cell office:value-type="float" office:value="120.69520980689" calcext:value-type="float">
            <text:p>120,6952098068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441</text:p>
          </table:table-cell>
          <table:table-cell office:value-type="float" office:value="3.0978682637215" calcext:value-type="float">
            <text:p>3,0978682637215</text:p>
          </table:table-cell>
          <table:table-cell office:value-type="float" office:value="0.73938876390457" calcext:value-type="float">
            <text:p>0,73938876390457</text:p>
          </table:table-cell>
          <table:table-cell office:value-type="float" office:value="110.05454154531" calcext:value-type="float">
            <text:p>110,0545415453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452</text:p>
          </table:table-cell>
          <table:table-cell office:value-type="float" office:value="-0.50814747810364" calcext:value-type="float">
            <text:p>-0,50814747810364</text:p>
          </table:table-cell>
          <table:table-cell office:value-type="float" office:value="2.2173628211021" calcext:value-type="float">
            <text:p>2,2173628211021</text:p>
          </table:table-cell>
          <table:table-cell office:value-type="float" office:value="-22.249807028254" calcext:value-type="float">
            <text:p>-22,24980702825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463</text:p>
          </table:table-cell>
          <table:table-cell office:value-type="float" office:value="3.1695228815079" calcext:value-type="float">
            <text:p>3,1695228815079</text:p>
          </table:table-cell>
          <table:table-cell office:value-type="float" office:value="2.6309353113174" calcext:value-type="float">
            <text:p>2,6309353113174</text:p>
          </table:table-cell>
          <table:table-cell office:value-type="float" office:value="-133.88845267569" calcext:value-type="float">
            <text:p>-133,8884526756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474</text:p>
          </table:table-cell>
          <table:table-cell office:value-type="float" office:value="4.7011381387711" calcext:value-type="float">
            <text:p>4,7011381387711</text:p>
          </table:table-cell>
          <table:table-cell office:value-type="float" office:value="1.8610969185829" calcext:value-type="float">
            <text:p>1,8610969185829</text:p>
          </table:table-cell>
          <table:table-cell office:value-type="float" office:value="81.036340658832" calcext:value-type="float">
            <text:p>81,03634065883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485</text:p>
          </table:table-cell>
          <table:table-cell office:value-type="float" office:value="8.0779564380646" calcext:value-type="float">
            <text:p>8,0779564380646</text:p>
          </table:table-cell>
          <table:table-cell office:value-type="float" office:value="1.1091162264347" calcext:value-type="float">
            <text:p>1,1091162264347</text:p>
          </table:table-cell>
          <table:table-cell office:value-type="float" office:value="-114.16205934658" calcext:value-type="float">
            <text:p>-114,1620593465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496</text:p>
          </table:table-cell>
          <table:table-cell office:value-type="float" office:value="6.2949526309967" calcext:value-type="float">
            <text:p>6,2949526309967</text:p>
          </table:table-cell>
          <table:table-cell office:value-type="float" office:value="0.76734587550163" calcext:value-type="float">
            <text:p>0,76734587550163</text:p>
          </table:table-cell>
          <table:table-cell office:value-type="float" office:value="83.636662003341" calcext:value-type="float">
            <text:p>83,63666200334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507</text:p>
          </table:table-cell>
          <table:table-cell office:value-type="float" office:value="-1.5846489369869" calcext:value-type="float">
            <text:p>-1,5846489369869</text:p>
          </table:table-cell>
          <table:table-cell office:value-type="float" office:value="6.0669827461243" calcext:value-type="float">
            <text:p>6,0669827461243</text:p>
          </table:table-cell>
          <table:table-cell office:value-type="float" office:value="-35.240761793343" calcext:value-type="float">
            <text:p>-35,24076179334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518</text:p>
          </table:table-cell>
          <table:table-cell office:value-type="float" office:value="1.915644556284" calcext:value-type="float">
            <text:p>1,915644556284</text:p>
          </table:table-cell>
          <table:table-cell office:value-type="float" office:value="5.2706986665726" calcext:value-type="float">
            <text:p>5,2706986665726</text:p>
          </table:table-cell>
          <table:table-cell office:value-type="float" office:value="-89.357461898949" calcext:value-type="float">
            <text:p>-89,35746189894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529</text:p>
          </table:table-cell>
          <table:table-cell office:value-type="float" office:value="2.954373061657" calcext:value-type="float">
            <text:p>2,954373061657</text:p>
          </table:table-cell>
          <table:table-cell office:value-type="float" office:value="2.8513860702515" calcext:value-type="float">
            <text:p>2,8513860702515</text:p>
          </table:table-cell>
          <table:table-cell office:value-type="float" office:value="107.64991553726" calcext:value-type="float">
            <text:p>107,6499155372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540</text:p>
          </table:table-cell>
          <table:table-cell office:value-type="float" office:value="6.409255862236" calcext:value-type="float">
            <text:p>6,409255862236</text:p>
          </table:table-cell>
          <table:table-cell office:value-type="float" office:value="4.4941049814224" calcext:value-type="float">
            <text:p>4,4941049814224</text:p>
          </table:table-cell>
          <table:table-cell office:value-type="float" office:value="-156.11193134527" calcext:value-type="float">
            <text:p>-156,1119313452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551</text:p>
          </table:table-cell>
          <table:table-cell office:value-type="float" office:value="4.2672881484032" calcext:value-type="float">
            <text:p>4,2672881484032</text:p>
          </table:table-cell>
          <table:table-cell office:value-type="float" office:value="3.7108260393143" calcext:value-type="float">
            <text:p>3,7108260393143</text:p>
          </table:table-cell>
          <table:table-cell office:value-type="float" office:value="-38.997648248247" calcext:value-type="float">
            <text:p>-38,99764824824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562</text:p>
          </table:table-cell>
          <table:table-cell office:value-type="float" office:value="7.3005878925323" calcext:value-type="float">
            <text:p>7,3005878925323</text:p>
          </table:table-cell>
          <table:table-cell office:value-type="float" office:value="1.8595154583454" calcext:value-type="float">
            <text:p>1,8595154583454</text:p>
          </table:table-cell>
          <table:table-cell office:value-type="float" office:value="142.00356659616" calcext:value-type="float">
            <text:p>142,0035665961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573</text:p>
          </table:table-cell>
          <table:table-cell office:value-type="float" office:value="9.3709343671799" calcext:value-type="float">
            <text:p>9,3709343671799</text:p>
          </table:table-cell>
          <table:table-cell office:value-type="float" office:value="5.7102793455124" calcext:value-type="float">
            <text:p>5,7102793455124</text:p>
          </table:table-cell>
          <table:table-cell office:value-type="float" office:value="-28.090047228868" calcext:value-type="float">
            <text:p>-28,09004722886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584</text:p>
          </table:table-cell>
          <table:table-cell office:value-type="float" office:value="0.46998877078295" calcext:value-type="float">
            <text:p>0,46998877078295</text:p>
          </table:table-cell>
          <table:table-cell office:value-type="float" office:value="3.9229327440262" calcext:value-type="float">
            <text:p>3,9229327440262</text:p>
          </table:table-cell>
          <table:table-cell office:value-type="float" office:value="-142.63137434698" calcext:value-type="float">
            <text:p>-142,6313743469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595</text:p>
          </table:table-cell>
          <table:table-cell office:value-type="float" office:value="-0.93830056488514" calcext:value-type="float">
            <text:p>-0,93830056488514</text:p>
          </table:table-cell>
          <table:table-cell office:value-type="float" office:value="1.5402759611607" calcext:value-type="float">
            <text:p>1,5402759611607</text:p>
          </table:table-cell>
          <table:table-cell office:value-type="float" office:value="-166.58864659109" calcext:value-type="float">
            <text:p>-166,5886465910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606</text:p>
          </table:table-cell>
          <table:table-cell office:value-type="float" office:value="3.6098462343216" calcext:value-type="float">
            <text:p>3,6098462343216</text:p>
          </table:table-cell>
          <table:table-cell office:value-type="float" office:value="4.3827813863754" calcext:value-type="float">
            <text:p>4,3827813863754</text:p>
          </table:table-cell>
          <table:table-cell office:value-type="float" office:value="-156.2912737488" calcext:value-type="float">
            <text:p>-156,291273748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617</text:p>
          </table:table-cell>
          <table:table-cell office:value-type="float" office:value="4.4188755750656" calcext:value-type="float">
            <text:p>4,4188755750656</text:p>
          </table:table-cell>
          <table:table-cell office:value-type="float" office:value="5.7696115970612" calcext:value-type="float">
            <text:p>5,7696115970612</text:p>
          </table:table-cell>
          <table:table-cell office:value-type="float" office:value="-93.468451196221" calcext:value-type="float">
            <text:p>-93,46845119622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628</text:p>
          </table:table-cell>
          <table:table-cell office:value-type="float" office:value="6.9791066646576" calcext:value-type="float">
            <text:p>6,9791066646576</text:p>
          </table:table-cell>
          <table:table-cell office:value-type="float" office:value="4.8071193695068" calcext:value-type="float">
            <text:p>4,8071193695068</text:p>
          </table:table-cell>
          <table:table-cell office:value-type="float" office:value="-110.4592031734" calcext:value-type="float">
            <text:p>-110,459203173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639</text:p>
          </table:table-cell>
          <table:table-cell office:value-type="float" office:value="8.0766600370407" calcext:value-type="float">
            <text:p>8,0766600370407</text:p>
          </table:table-cell>
          <table:table-cell office:value-type="float" office:value="3.2019299268723" calcext:value-type="float">
            <text:p>3,2019299268723</text:p>
          </table:table-cell>
          <table:table-cell office:value-type="float" office:value="107.72653446076" calcext:value-type="float">
            <text:p>107,7265344607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650</text:p>
          </table:table-cell>
          <table:table-cell office:value-type="float" office:value="7.6388663053513" calcext:value-type="float">
            <text:p>7,6388663053513</text:p>
          </table:table-cell>
          <table:table-cell office:value-type="float" office:value="4.6680212020874" calcext:value-type="float">
            <text:p>4,6680212020874</text:p>
          </table:table-cell>
          <table:table-cell office:value-type="float" office:value="119.79219716066" calcext:value-type="float">
            <text:p>119,7921971606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661</text:p>
          </table:table-cell>
          <table:table-cell office:value-type="float" office:value="-1.581841558218" calcext:value-type="float">
            <text:p>-1,581841558218</text:p>
          </table:table-cell>
          <table:table-cell office:value-type="float" office:value="7.5156611204147" calcext:value-type="float">
            <text:p>7,5156611204147</text:p>
          </table:table-cell>
          <table:table-cell office:value-type="float" office:value="76.708341859708" calcext:value-type="float">
            <text:p>76,70834185970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672</text:p>
          </table:table-cell>
          <table:table-cell office:value-type="float" office:value="-0.42229864746332" calcext:value-type="float">
            <text:p>-0,42229864746332</text:p>
          </table:table-cell>
          <table:table-cell office:value-type="float" office:value="10.084787607193" calcext:value-type="float">
            <text:p>10,084787607193</text:p>
          </table:table-cell>
          <table:table-cell office:value-type="float" office:value="-154.56266008365" calcext:value-type="float">
            <text:p>-154,5626600836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683</text:p>
          </table:table-cell>
          <table:table-cell office:value-type="float" office:value="-0.27773911133409" calcext:value-type="float">
            <text:p>-0,27773911133409</text:p>
          </table:table-cell>
          <table:table-cell office:value-type="float" office:value="4.3323841691017" calcext:value-type="float">
            <text:p>4,3323841691017</text:p>
          </table:table-cell>
          <table:table-cell office:value-type="float" office:value="27.949451640913" calcext:value-type="float">
            <text:p>27,94945164091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694</text:p>
          </table:table-cell>
          <table:table-cell office:value-type="float" office:value="5.8932036161423" calcext:value-type="float">
            <text:p>5,8932036161423</text:p>
          </table:table-cell>
          <table:table-cell office:value-type="float" office:value="6.4526617527008" calcext:value-type="float">
            <text:p>6,4526617527008</text:p>
          </table:table-cell>
          <table:table-cell office:value-type="float" office:value="-178.55776343376" calcext:value-type="float">
            <text:p>-178,5577634337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705</text:p>
          </table:table-cell>
          <table:table-cell office:value-type="float" office:value="6.4512741565704" calcext:value-type="float">
            <text:p>6,4512741565704</text:p>
          </table:table-cell>
          <table:table-cell office:value-type="float" office:value="6.6017431020737" calcext:value-type="float">
            <text:p>6,6017431020737</text:p>
          </table:table-cell>
          <table:table-cell office:value-type="float" office:value="-163.91161748558" calcext:value-type="float">
            <text:p>-163,9116174855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716</text:p>
          </table:table-cell>
          <table:table-cell office:value-type="float" office:value="8.4488439559937" calcext:value-type="float">
            <text:p>8,4488439559937</text:p>
          </table:table-cell>
          <table:table-cell office:value-type="float" office:value="8.248815536499" calcext:value-type="float">
            <text:p>8,248815536499</text:p>
          </table:table-cell>
          <table:table-cell office:value-type="float" office:value="-130.6242213887" calcext:value-type="float">
            <text:p>-130,624221388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727</text:p>
          </table:table-cell>
          <table:table-cell office:value-type="float" office:value="9.1101944446564" calcext:value-type="float">
            <text:p>9,1101944446564</text:p>
          </table:table-cell>
          <table:table-cell office:value-type="float" office:value="8.8694828748703" calcext:value-type="float">
            <text:p>8,8694828748703</text:p>
          </table:table-cell>
          <table:table-cell office:value-type="float" office:value="151.19185113603" calcext:value-type="float">
            <text:p>151,1918511360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738</text:p>
          </table:table-cell>
          <table:table-cell office:value-type="float" office:value="0.28360093012452" calcext:value-type="float">
            <text:p>0,28360093012452</text:p>
          </table:table-cell>
          <table:table-cell office:value-type="float" office:value="11.085007190704" calcext:value-type="float">
            <text:p>11,085007190704</text:p>
          </table:table-cell>
          <table:table-cell office:value-type="float" office:value="-131.81494451632" calcext:value-type="float">
            <text:p>-131,8149445163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749</text:p>
          </table:table-cell>
          <table:table-cell office:value-type="float" office:value="0.83805941045284" calcext:value-type="float">
            <text:p>0,83805941045284</text:p>
          </table:table-cell>
          <table:table-cell office:value-type="float" office:value="7.7831077575684" calcext:value-type="float">
            <text:p>7,7831077575684</text:p>
          </table:table-cell>
          <table:table-cell office:value-type="float" office:value="177.57299295656" calcext:value-type="float">
            <text:p>177,5729929565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760</text:p>
          </table:table-cell>
          <table:table-cell office:value-type="float" office:value="-1.2915180623531" calcext:value-type="float">
            <text:p>-1,2915180623531</text:p>
          </table:table-cell>
          <table:table-cell office:value-type="float" office:value="8.7222862243652" calcext:value-type="float">
            <text:p>8,7222862243652</text:p>
          </table:table-cell>
          <table:table-cell office:value-type="float" office:value="50.743666803761" calcext:value-type="float">
            <text:p>50,74366680376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771</text:p>
          </table:table-cell>
          <table:table-cell office:value-type="float" office:value="5.0581300258636" calcext:value-type="float">
            <text:p>5,0581300258636</text:p>
          </table:table-cell>
          <table:table-cell office:value-type="float" office:value="11.085007190704" calcext:value-type="float">
            <text:p>11,085007190704</text:p>
          </table:table-cell>
          <table:table-cell office:value-type="float" office:value="-132.46265186626" calcext:value-type="float">
            <text:p>-132,4626518662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782</text:p>
          </table:table-cell>
          <table:table-cell office:value-type="float" office:value="3.2234379649162" calcext:value-type="float">
            <text:p>3,2234379649162</text:p>
          </table:table-cell>
          <table:table-cell office:value-type="float" office:value="5.5347168445587" calcext:value-type="float">
            <text:p>5,5347168445587</text:p>
          </table:table-cell>
          <table:table-cell office:value-type="float" office:value="46.061045804601" calcext:value-type="float">
            <text:p>46,06104580460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793</text:p>
          </table:table-cell>
          <table:table-cell office:value-type="float" office:value="7.4971330165863" calcext:value-type="float">
            <text:p>7,4971330165863</text:p>
          </table:table-cell>
          <table:table-cell office:value-type="float" office:value="7.7451771497726" calcext:value-type="float">
            <text:p>7,7451771497726</text:p>
          </table:table-cell>
          <table:table-cell office:value-type="float" office:value="136.08549962378" calcext:value-type="float">
            <text:p>136,0854996237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804</text:p>
          </table:table-cell>
          <table:table-cell office:value-type="float" office:value="7.2527974843979" calcext:value-type="float">
            <text:p>7,2527974843979</text:p>
          </table:table-cell>
          <table:table-cell office:value-type="float" office:value="8.7741887569427" calcext:value-type="float">
            <text:p>8,7741887569427</text:p>
          </table:table-cell>
          <table:table-cell office:value-type="float" office:value="-176.34292165185" calcext:value-type="float">
            <text:p>-176,3429216518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815</text:p>
          </table:table-cell>
          <table:table-cell office:value-type="float" office:value="0.50402134656906" calcext:value-type="float">
            <text:p>0,50402134656906</text:p>
          </table:table-cell>
          <table:table-cell office:value-type="float" office:value="10.052987337112" calcext:value-type="float">
            <text:p>10,052987337112</text:p>
          </table:table-cell>
          <table:table-cell office:value-type="float" office:value="73.040713170531" calcext:value-type="float">
            <text:p>73,04071317053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826</text:p>
          </table:table-cell>
          <table:table-cell office:value-type="float" office:value="1.3870903849602" calcext:value-type="float">
            <text:p>1,3870903849602</text:p>
          </table:table-cell>
          <table:table-cell office:value-type="float" office:value="10.187236070633" calcext:value-type="float">
            <text:p>10,187236070633</text:p>
          </table:table-cell>
          <table:table-cell office:value-type="float" office:value="158.85620360162" calcext:value-type="float">
            <text:p>158,8562036016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837</text:p>
          </table:table-cell>
          <table:table-cell office:value-type="float" office:value="3.5993319749832" calcext:value-type="float">
            <text:p>3,5993319749832</text:p>
          </table:table-cell>
          <table:table-cell office:value-type="float" office:value="6.2112867832184" calcext:value-type="float">
            <text:p>6,2112867832184</text:p>
          </table:table-cell>
          <table:table-cell office:value-type="float" office:value="-132.39740414225" calcext:value-type="float">
            <text:p>-132,3974041422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848</text:p>
          </table:table-cell>
          <table:table-cell office:value-type="float" office:value="4.9466586112976" calcext:value-type="float">
            <text:p>4,9466586112976</text:p>
          </table:table-cell>
          <table:table-cell office:value-type="float" office:value="10.024389028549" calcext:value-type="float">
            <text:p>10,024389028549</text:p>
          </table:table-cell>
          <table:table-cell office:value-type="float" office:value="-90.700753175529" calcext:value-type="float">
            <text:p>-90,700753175529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859</text:p>
          </table:table-cell>
          <table:table-cell office:value-type="float" office:value="5.4930150508881" calcext:value-type="float">
            <text:p>5,4930150508881</text:p>
          </table:table-cell>
          <table:table-cell office:value-type="float" office:value="9.7827655076981" calcext:value-type="float">
            <text:p>9,7827655076981</text:p>
          </table:table-cell>
          <table:table-cell office:value-type="float" office:value="-115.99850806461" calcext:value-type="float">
            <text:p>-115,9985080646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870</text:p>
          </table:table-cell>
          <table:table-cell office:value-type="float" office:value="10.071620941162" calcext:value-type="float">
            <text:p>10,071620941162</text:p>
          </table:table-cell>
          <table:table-cell office:value-type="float" office:value="6.8768525123596" calcext:value-type="float">
            <text:p>6,8768525123596</text:p>
          </table:table-cell>
          <table:table-cell office:value-type="float" office:value="89.596298090212" calcext:value-type="float">
            <text:p>89,59629809021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881</text:p>
          </table:table-cell>
          <table:table-cell office:value-type="float" office:value="7.9593217372894" calcext:value-type="float">
            <text:p>7,9593217372894</text:p>
          </table:table-cell>
          <table:table-cell office:value-type="float" office:value="10.891978740692" calcext:value-type="float">
            <text:p>10,891978740692</text:p>
          </table:table-cell>
          <table:table-cell office:value-type="float" office:value="171.0154326858" calcext:value-type="float">
            <text:p>171,015432685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892</text:p>
          </table:table-cell>
          <table:table-cell office:value-type="float" office:value="0.47730702906847" calcext:value-type="float">
            <text:p>0,47730702906847</text:p>
          </table:table-cell>
          <table:table-cell office:value-type="float" office:value="9.154240489006" calcext:value-type="float">
            <text:p>9,154240489006</text:p>
          </table:table-cell>
          <table:table-cell office:value-type="float" office:value="117.07110465712" calcext:value-type="float">
            <text:p>117,0711046571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903</text:p>
          </table:table-cell>
          <table:table-cell office:value-type="float" office:value="0.33004399389029" calcext:value-type="float">
            <text:p>0,33004399389029</text:p>
          </table:table-cell>
          <table:table-cell office:value-type="float" office:value="9.9297904968262" calcext:value-type="float">
            <text:p>9,9297904968262</text:p>
          </table:table-cell>
          <table:table-cell office:value-type="float" office:value="147.71598159887" calcext:value-type="float">
            <text:p>147,7159815988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15</text:p>
          </table:table-cell>
          <table:table-cell office:value-type="float" office:value="-1.5849992632866" calcext:value-type="float">
            <text:p>-1,5849992632866</text:p>
          </table:table-cell>
          <table:table-cell office:value-type="float" office:value="2.1242138743401" calcext:value-type="float">
            <text:p>2,1242138743401</text:p>
          </table:table-cell>
          <table:table-cell office:value-type="float" office:value="-32.944001589611" calcext:value-type="float">
            <text:p>-32,94400158961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364</text:p>
          </table:table-cell>
          <table:table-cell office:value-type="float" office:value="1.5732750296593" calcext:value-type="float">
            <text:p>1,5732750296593</text:p>
          </table:table-cell>
          <table:table-cell office:value-type="float" office:value="-0.38305718451738" calcext:value-type="float">
            <text:p>-0,38305718451738</text:p>
          </table:table-cell>
          <table:table-cell office:value-type="float" office:value="-127.627623309" calcext:value-type="float">
            <text:p>-127,62762330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375</text:p>
          </table:table-cell>
          <table:table-cell office:value-type="float" office:value="3.5702180862427" calcext:value-type="float">
            <text:p>3,5702180862427</text:p>
          </table:table-cell>
          <table:table-cell office:value-type="float" office:value="0.5737679079175" calcext:value-type="float">
            <text:p>0,5737679079175</text:p>
          </table:table-cell>
          <table:table-cell office:value-type="float" office:value="-42.150938586824" calcext:value-type="float">
            <text:p>-42,15093858682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386</text:p>
          </table:table-cell>
          <table:table-cell office:value-type="float" office:value="3.2764995098114" calcext:value-type="float">
            <text:p>3,2764995098114</text:p>
          </table:table-cell>
          <table:table-cell office:value-type="float" office:value="0.44003833085299" calcext:value-type="float">
            <text:p>0,44003833085299</text:p>
          </table:table-cell>
          <table:table-cell office:value-type="float" office:value="-155.36514968629" calcext:value-type="float">
            <text:p>-155,3651496862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397</text:p>
          </table:table-cell>
          <table:table-cell office:value-type="float" office:value="3.8976675271988" calcext:value-type="float">
            <text:p>3,8976675271988</text:p>
          </table:table-cell>
          <table:table-cell office:value-type="float" office:value="-0.55243484675884" calcext:value-type="float">
            <text:p>-0,55243484675884</text:p>
          </table:table-cell>
          <table:table-cell office:value-type="float" office:value="-8.3778200635485" calcext:value-type="float">
            <text:p>-8,377820063548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408</text:p>
          </table:table-cell>
          <table:table-cell office:value-type="float" office:value="10.085011720657" calcext:value-type="float">
            <text:p>10,085011720657</text:p>
          </table:table-cell>
          <table:table-cell office:value-type="float" office:value="1.1398901045322" calcext:value-type="float">
            <text:p>1,1398901045322</text:p>
          </table:table-cell>
          <table:table-cell office:value-type="float" office:value="-151.36325283415" calcext:value-type="float">
            <text:p>-151,3632528341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419</text:p>
          </table:table-cell>
          <table:table-cell office:value-type="float" office:value="9.2707043886185" calcext:value-type="float">
            <text:p>9,2707043886185</text:p>
          </table:table-cell>
          <table:table-cell office:value-type="float" office:value="4.7682532668114" calcext:value-type="float">
            <text:p>4,7682532668114</text:p>
          </table:table-cell>
          <table:table-cell office:value-type="float" office:value="-107.32856981314" calcext:value-type="float">
            <text:p>-107,3285698131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430</text:p>
          </table:table-cell>
          <table:table-cell office:value-type="float" office:value="1.3089556992054" calcext:value-type="float">
            <text:p>1,3089556992054</text:p>
          </table:table-cell>
          <table:table-cell office:value-type="float" office:value="-0.58502465486526" calcext:value-type="float">
            <text:p>-0,58502465486526</text:p>
          </table:table-cell>
          <table:table-cell office:value-type="float" office:value="124.43223424778" calcext:value-type="float">
            <text:p>124,4322342477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441</text:p>
          </table:table-cell>
          <table:table-cell office:value-type="float" office:value="3.3082374930382" calcext:value-type="float">
            <text:p>3,3082374930382</text:p>
          </table:table-cell>
          <table:table-cell office:value-type="float" office:value="0.79467110335827" calcext:value-type="float">
            <text:p>0,79467110335827</text:p>
          </table:table-cell>
          <table:table-cell office:value-type="float" office:value="-159.52285383917" calcext:value-type="float">
            <text:p>-159,5228538391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452</text:p>
          </table:table-cell>
          <table:table-cell office:value-type="float" office:value="-0.87469540536404" calcext:value-type="float">
            <text:p>-0,87469540536404</text:p>
          </table:table-cell>
          <table:table-cell office:value-type="float" office:value="2.3301438987255" calcext:value-type="float">
            <text:p>2,3301438987255</text:p>
          </table:table-cell>
          <table:table-cell office:value-type="float" office:value="-15.452201009556" calcext:value-type="float">
            <text:p>-15,45220100955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463</text:p>
          </table:table-cell>
          <table:table-cell office:value-type="float" office:value="3.3609968423843" calcext:value-type="float">
            <text:p>3,3609968423843</text:p>
          </table:table-cell>
          <table:table-cell office:value-type="float" office:value="2.5065553188324" calcext:value-type="float">
            <text:p>2,5065553188324</text:p>
          </table:table-cell>
          <table:table-cell office:value-type="float" office:value="175.38432406772" calcext:value-type="float">
            <text:p>175,3843240677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474</text:p>
          </table:table-cell>
          <table:table-cell office:value-type="float" office:value="4.6958303451538" calcext:value-type="float">
            <text:p>4,6958303451538</text:p>
          </table:table-cell>
          <table:table-cell office:value-type="float" office:value="1.535466760397" calcext:value-type="float">
            <text:p>1,535466760397</text:p>
          </table:table-cell>
          <table:table-cell office:value-type="float" office:value="91.479509499422" calcext:value-type="float">
            <text:p>91,47950949942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485</text:p>
          </table:table-cell>
          <table:table-cell office:value-type="float" office:value="8.1419360637665" calcext:value-type="float">
            <text:p>8,1419360637665</text:p>
          </table:table-cell>
          <table:table-cell office:value-type="float" office:value="1.4410100877285" calcext:value-type="float">
            <text:p>1,4410100877285</text:p>
          </table:table-cell>
          <table:table-cell office:value-type="float" office:value="-99.417460951835" calcext:value-type="float">
            <text:p>-99,41746095183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496</text:p>
          </table:table-cell>
          <table:table-cell office:value-type="float" office:value="6.0919946432114" calcext:value-type="float">
            <text:p>6,0919946432114</text:p>
          </table:table-cell>
          <table:table-cell office:value-type="float" office:value="0.631223320961" calcext:value-type="float">
            <text:p>0,631223320961</text:p>
          </table:table-cell>
          <table:table-cell office:value-type="float" office:value="26.47526002234" calcext:value-type="float">
            <text:p>26,4752600223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507</text:p>
          </table:table-cell>
          <table:table-cell office:value-type="float" office:value="-1.5839856863022" calcext:value-type="float">
            <text:p>-1,5839856863022</text:p>
          </table:table-cell>
          <table:table-cell office:value-type="float" office:value="6.239920258522" calcext:value-type="float">
            <text:p>6,239920258522</text:p>
          </table:table-cell>
          <table:table-cell office:value-type="float" office:value="-35.554696420196" calcext:value-type="float">
            <text:p>-35,55469642019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518</text:p>
          </table:table-cell>
          <table:table-cell office:value-type="float" office:value="1.7730444669724" calcext:value-type="float">
            <text:p>1,7730444669724</text:p>
          </table:table-cell>
          <table:table-cell office:value-type="float" office:value="5.5247747898102" calcext:value-type="float">
            <text:p>5,5247747898102</text:p>
          </table:table-cell>
          <table:table-cell office:value-type="float" office:value="-53.615328612601" calcext:value-type="float">
            <text:p>-53,61532861260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529</text:p>
          </table:table-cell>
          <table:table-cell office:value-type="float" office:value="2.9565870761871" calcext:value-type="float">
            <text:p>2,9565870761871</text:p>
          </table:table-cell>
          <table:table-cell office:value-type="float" office:value="2.7106696367264" calcext:value-type="float">
            <text:p>2,7106696367264</text:p>
          </table:table-cell>
          <table:table-cell office:value-type="float" office:value="60.557712415221" calcext:value-type="float">
            <text:p>60,55771241522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540</text:p>
          </table:table-cell>
          <table:table-cell office:value-type="float" office:value="6.5803134441376" calcext:value-type="float">
            <text:p>6,5803134441376</text:p>
          </table:table-cell>
          <table:table-cell office:value-type="float" office:value="4.3873935937881" calcext:value-type="float">
            <text:p>4,3873935937881</text:p>
          </table:table-cell>
          <table:table-cell office:value-type="float" office:value="135.12668336273" calcext:value-type="float">
            <text:p>135,1266833627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551</text:p>
          </table:table-cell>
          <table:table-cell office:value-type="float" office:value="4.050809442997" calcext:value-type="float">
            <text:p>4,050809442997</text:p>
          </table:table-cell>
          <table:table-cell office:value-type="float" office:value="3.6012187600136" calcext:value-type="float">
            <text:p>3,6012187600136</text:p>
          </table:table-cell>
          <table:table-cell office:value-type="float" office:value="36.597385527981" calcext:value-type="float">
            <text:p>36,59738552798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562</text:p>
          </table:table-cell>
          <table:table-cell office:value-type="float" office:value="7.6022589206696" calcext:value-type="float">
            <text:p>7,6022589206696</text:p>
          </table:table-cell>
          <table:table-cell office:value-type="float" office:value="1.8462517857552" calcext:value-type="float">
            <text:p>1,8462517857552</text:p>
          </table:table-cell>
          <table:table-cell office:value-type="float" office:value="-174.12454003741" calcext:value-type="float">
            <text:p>-174,1245400374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573</text:p>
          </table:table-cell>
          <table:table-cell office:value-type="float" office:value="9.0256488323212" calcext:value-type="float">
            <text:p>9,0256488323212</text:p>
          </table:table-cell>
          <table:table-cell office:value-type="float" office:value="5.7906007766724" calcext:value-type="float">
            <text:p>5,7906007766724</text:p>
          </table:table-cell>
          <table:table-cell office:value-type="float" office:value="-8.5804028685685" calcext:value-type="float">
            <text:p>-8,580402868568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584</text:p>
          </table:table-cell>
          <table:table-cell office:value-type="float" office:value="0.49826331436634" calcext:value-type="float">
            <text:p>0,49826331436634</text:p>
          </table:table-cell>
          <table:table-cell office:value-type="float" office:value="4.1516390442848" calcext:value-type="float">
            <text:p>4,1516390442848</text:p>
          </table:table-cell>
          <table:table-cell office:value-type="float" office:value="-91.776042227532" calcext:value-type="float">
            <text:p>-91,77604222753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595</text:p>
          </table:table-cell>
          <table:table-cell office:value-type="float" office:value="-0.59513501822948" calcext:value-type="float">
            <text:p>-0,59513501822948</text:p>
          </table:table-cell>
          <table:table-cell office:value-type="float" office:value="1.7031237483025" calcext:value-type="float">
            <text:p>1,7031237483025</text:p>
          </table:table-cell>
          <table:table-cell office:value-type="float" office:value="-156.83598427256" calcext:value-type="float">
            <text:p>-156,8359842725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606</text:p>
          </table:table-cell>
          <table:table-cell office:value-type="float" office:value="3.8095968961716" calcext:value-type="float">
            <text:p>3,8095968961716</text:p>
          </table:table-cell>
          <table:table-cell office:value-type="float" office:value="4.5630019903183" calcext:value-type="float">
            <text:p>4,5630019903183</text:p>
          </table:table-cell>
          <table:table-cell office:value-type="float" office:value="-134.51032881524" calcext:value-type="float">
            <text:p>-134,5103288152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617</text:p>
          </table:table-cell>
          <table:table-cell office:value-type="float" office:value="4.5502734184265" calcext:value-type="float">
            <text:p>4,5502734184265</text:p>
          </table:table-cell>
          <table:table-cell office:value-type="float" office:value="6.0697400569916" calcext:value-type="float">
            <text:p>6,0697400569916</text:p>
          </table:table-cell>
          <table:table-cell office:value-type="float" office:value="-119.28247494303" calcext:value-type="float">
            <text:p>-119,2824749430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628</text:p>
          </table:table-cell>
          <table:table-cell office:value-type="float" office:value="6.7841684818268" calcext:value-type="float">
            <text:p>6,7841684818268</text:p>
          </table:table-cell>
          <table:table-cell office:value-type="float" office:value="4.91256326437" calcext:value-type="float">
            <text:p>4,91256326437</text:p>
          </table:table-cell>
          <table:table-cell office:value-type="float" office:value="-19.696774566249" calcext:value-type="float">
            <text:p>-19,69677456624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639</text:p>
          </table:table-cell>
          <table:table-cell office:value-type="float" office:value="8.0088090896606" calcext:value-type="float">
            <text:p>8,0088090896606</text:p>
          </table:table-cell>
          <table:table-cell office:value-type="float" office:value="2.895348072052" calcext:value-type="float">
            <text:p>2,895348072052</text:p>
          </table:table-cell>
          <table:table-cell office:value-type="float" office:value="69.642296262607" calcext:value-type="float">
            <text:p>69,64229626260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650</text:p>
          </table:table-cell>
          <table:table-cell office:value-type="float" office:value="7.8456574678421" calcext:value-type="float">
            <text:p>7,8456574678421</text:p>
          </table:table-cell>
          <table:table-cell office:value-type="float" office:value="4.749521613121" calcext:value-type="float">
            <text:p>4,749521613121</text:p>
          </table:table-cell>
          <table:table-cell office:value-type="float" office:value="-149.59471696501" calcext:value-type="float">
            <text:p>-149,5947169650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661</text:p>
          </table:table-cell>
          <table:table-cell office:value-type="float" office:value="-1.5147607028484" calcext:value-type="float">
            <text:p>-1,5147607028484</text:p>
          </table:table-cell>
          <table:table-cell office:value-type="float" office:value="7.1916019916534" calcext:value-type="float">
            <text:p>7,1916019916534</text:p>
          </table:table-cell>
          <table:table-cell office:value-type="float" office:value="108.27718342945" calcext:value-type="float">
            <text:p>108,2771834294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672</text:p>
          </table:table-cell>
          <table:table-cell office:value-type="float" office:value="-0.23949088528752" calcext:value-type="float">
            <text:p>-0,23949088528752</text:p>
          </table:table-cell>
          <table:table-cell office:value-type="float" office:value="10.110926628113" calcext:value-type="float">
            <text:p>10,110926628113</text:p>
          </table:table-cell>
          <table:table-cell office:value-type="float" office:value="-172.21473888227" calcext:value-type="float">
            <text:p>-172,2147388822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683</text:p>
          </table:table-cell>
          <table:table-cell office:value-type="float" office:value="-0.5991867184639" calcext:value-type="float">
            <text:p>-0,5991867184639</text:p>
          </table:table-cell>
          <table:table-cell office:value-type="float" office:value="4.3275445699692" calcext:value-type="float">
            <text:p>4,3275445699692</text:p>
          </table:table-cell>
          <table:table-cell office:value-type="float" office:value="-6.2583308121201" calcext:value-type="float">
            <text:p>-6,258330812120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694</text:p>
          </table:table-cell>
          <table:table-cell office:value-type="float" office:value="5.983954668045" calcext:value-type="float">
            <text:p>5,983954668045</text:p>
          </table:table-cell>
          <table:table-cell office:value-type="float" office:value="6.1987769603729" calcext:value-type="float">
            <text:p>6,1987769603729</text:p>
          </table:table-cell>
          <table:table-cell office:value-type="float" office:value="110.7645923165" calcext:value-type="float">
            <text:p>110,764592316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705</text:p>
          </table:table-cell>
          <table:table-cell office:value-type="float" office:value="6.4619314670563" calcext:value-type="float">
            <text:p>6,4619314670563</text:p>
          </table:table-cell>
          <table:table-cell office:value-type="float" office:value="6.8717902898788" calcext:value-type="float">
            <text:p>6,8717902898788</text:p>
          </table:table-cell>
          <table:table-cell office:value-type="float" office:value="-93.408711396964" calcext:value-type="float">
            <text:p>-93,40871139696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716</text:p>
          </table:table-cell>
          <table:table-cell office:value-type="float" office:value="8.6550551652908" calcext:value-type="float">
            <text:p>8,6550551652908</text:p>
          </table:table-cell>
          <table:table-cell office:value-type="float" office:value="8.4179055690765" calcext:value-type="float">
            <text:p>8,4179055690765</text:p>
          </table:table-cell>
          <table:table-cell office:value-type="float" office:value="-142.83052067848" calcext:value-type="float">
            <text:p>-142,8305206784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727</text:p>
          </table:table-cell>
          <table:table-cell office:value-type="float" office:value="9.3511974811554" calcext:value-type="float">
            <text:p>9,3511974811554</text:p>
          </table:table-cell>
          <table:table-cell office:value-type="float" office:value="8.7861859798431" calcext:value-type="float">
            <text:p>8,7861859798431</text:p>
          </table:table-cell>
          <table:table-cell office:value-type="float" office:value="160.63661636061" calcext:value-type="float">
            <text:p>160,6366163606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738</text:p>
          </table:table-cell>
          <table:table-cell office:value-type="float" office:value="0.5880743265152" calcext:value-type="float">
            <text:p>0,5880743265152</text:p>
          </table:table-cell>
          <table:table-cell office:value-type="float" office:value="11.085008382797" calcext:value-type="float">
            <text:p>11,085008382797</text:p>
          </table:table-cell>
          <table:table-cell office:value-type="float" office:value="-162.42466914426" calcext:value-type="float">
            <text:p>-162,4246691442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749</text:p>
          </table:table-cell>
          <table:table-cell office:value-type="float" office:value="1.0538864135742" calcext:value-type="float">
            <text:p>1,0538864135742</text:p>
          </table:table-cell>
          <table:table-cell office:value-type="float" office:value="7.873882651329" calcext:value-type="float">
            <text:p>7,873882651329</text:p>
          </table:table-cell>
          <table:table-cell office:value-type="float" office:value="-159.59868005886" calcext:value-type="float">
            <text:p>-159,5986800588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760</text:p>
          </table:table-cell>
          <table:table-cell office:value-type="float" office:value="-1.3419650495052" calcext:value-type="float">
            <text:p>-1,3419650495052</text:p>
          </table:table-cell>
          <table:table-cell office:value-type="float" office:value="8.41905772686" calcext:value-type="float">
            <text:p>8,41905772686</text:p>
          </table:table-cell>
          <table:table-cell office:value-type="float" office:value="87.942492430377" calcext:value-type="float">
            <text:p>87,94249243037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771</text:p>
          </table:table-cell>
          <table:table-cell office:value-type="float" office:value="5.2846789360046" calcext:value-type="float">
            <text:p>5,2846789360046</text:p>
          </table:table-cell>
          <table:table-cell office:value-type="float" office:value="11.085007190704" calcext:value-type="float">
            <text:p>11,085007190704</text:p>
          </table:table-cell>
          <table:table-cell office:value-type="float" office:value="-154.20751510912" calcext:value-type="float">
            <text:p>-154,2075151091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782</text:p>
          </table:table-cell>
          <table:table-cell office:value-type="float" office:value="3.0431553721428" calcext:value-type="float">
            <text:p>3,0431553721428</text:p>
          </table:table-cell>
          <table:table-cell office:value-type="float" office:value="5.6643378734589" calcext:value-type="float">
            <text:p>5,6643378734589</text:p>
          </table:table-cell>
          <table:table-cell office:value-type="float" office:value="-44.644777941856" calcext:value-type="float">
            <text:p>-44,64477794185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793</text:p>
          </table:table-cell>
          <table:table-cell office:value-type="float" office:value="7.771480679512" calcext:value-type="float">
            <text:p>7,771480679512</text:p>
          </table:table-cell>
          <table:table-cell office:value-type="float" office:value="7.4930590391159" calcext:value-type="float">
            <text:p>7,4930590391159</text:p>
          </table:table-cell>
          <table:table-cell office:value-type="float" office:value="140.35744879656" calcext:value-type="float">
            <text:p>140,3574487965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804</text:p>
          </table:table-cell>
          <table:table-cell office:value-type="float" office:value="7.6275408267975" calcext:value-type="float">
            <text:p>7,6275408267975</text:p>
          </table:table-cell>
          <table:table-cell office:value-type="float" office:value="8.8189762830734" calcext:value-type="float">
            <text:p>8,8189762830734</text:p>
          </table:table-cell>
          <table:table-cell office:value-type="float" office:value="-167.86362866687" calcext:value-type="float">
            <text:p>-167,8636286668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815</text:p>
          </table:table-cell>
          <table:table-cell office:value-type="float" office:value="0.45180253684521" calcext:value-type="float">
            <text:p>0,45180253684521</text:p>
          </table:table-cell>
          <table:table-cell office:value-type="float" office:value="9.9121111631393" calcext:value-type="float">
            <text:p>9,9121111631393</text:p>
          </table:table-cell>
          <table:table-cell office:value-type="float" office:value="72.381743959561" calcext:value-type="float">
            <text:p>72,38174395956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826</text:p>
          </table:table-cell>
          <table:table-cell office:value-type="float" office:value="1.7585721611977" calcext:value-type="float">
            <text:p>1,7585721611977</text:p>
          </table:table-cell>
          <table:table-cell office:value-type="float" office:value="10.043857097626" calcext:value-type="float">
            <text:p>10,043857097626</text:p>
          </table:table-cell>
          <table:table-cell office:value-type="float" office:value="158.89290032113" calcext:value-type="float">
            <text:p>158,8929003211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837</text:p>
          </table:table-cell>
          <table:table-cell office:value-type="float" office:value="3.4584730863571" calcext:value-type="float">
            <text:p>3,4584730863571</text:p>
          </table:table-cell>
          <table:table-cell office:value-type="float" office:value="6.3826936483383" calcext:value-type="float">
            <text:p>6,3826936483383</text:p>
          </table:table-cell>
          <table:table-cell office:value-type="float" office:value="-41.653479360471" calcext:value-type="float">
            <text:p>-41,65347936047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848</text:p>
          </table:table-cell>
          <table:table-cell office:value-type="float" office:value="4.7092312574387" calcext:value-type="float">
            <text:p>4,7092312574387</text:p>
          </table:table-cell>
          <table:table-cell office:value-type="float" office:value="10.072224140167" calcext:value-type="float">
            <text:p>10,072224140167</text:p>
          </table:table-cell>
          <table:table-cell office:value-type="float" office:value="-6.7297200773172" calcext:value-type="float">
            <text:p>-6,7297200773172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859</text:p>
          </table:table-cell>
          <table:table-cell office:value-type="float" office:value="5.7266080379486" calcext:value-type="float">
            <text:p>5,7266080379486</text:p>
          </table:table-cell>
          <table:table-cell office:value-type="float" office:value="9.720321893692" calcext:value-type="float">
            <text:p>9,720321893692</text:p>
          </table:table-cell>
          <table:table-cell office:value-type="float" office:value="160.96413970753" calcext:value-type="float">
            <text:p>160,9641397075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870</text:p>
          </table:table-cell>
          <table:table-cell office:value-type="float" office:value="9.9063092470169" calcext:value-type="float">
            <text:p>9,9063092470169</text:p>
          </table:table-cell>
          <table:table-cell office:value-type="float" office:value="6.615315079689" calcext:value-type="float">
            <text:p>6,615315079689</text:p>
          </table:table-cell>
          <table:table-cell office:value-type="float" office:value="49.663993963011" calcext:value-type="float">
            <text:p>49,66399396301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881</text:p>
          </table:table-cell>
          <table:table-cell office:value-type="float" office:value="8.1478488445282" calcext:value-type="float">
            <text:p>8,1478488445282</text:p>
          </table:table-cell>
          <table:table-cell office:value-type="float" office:value="10.966999530792" calcext:value-type="float">
            <text:p>10,966999530792</text:p>
          </table:table-cell>
          <table:table-cell office:value-type="float" office:value="-156.88018434367" calcext:value-type="float">
            <text:p>-156,8801843436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892</text:p>
          </table:table-cell>
          <table:table-cell office:value-type="float" office:value="0.65766774117947" calcext:value-type="float">
            <text:p>0,65766774117947</text:p>
          </table:table-cell>
          <table:table-cell office:value-type="float" office:value="8.7999904155731" calcext:value-type="float">
            <text:p>8,7999904155731</text:p>
          </table:table-cell>
          <table:table-cell office:value-type="float" office:value="117.08291321044" calcext:value-type="float">
            <text:p>117,0829132104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903</text:p>
          </table:table-cell>
          <table:table-cell office:value-type="float" office:value="0.27641022577882" calcext:value-type="float">
            <text:p>0,27641022577882</text:p>
          </table:table-cell>
          <table:table-cell office:value-type="float" office:value="9.7919356822968" calcext:value-type="float">
            <text:p>9,7919356822968</text:p>
          </table:table-cell>
          <table:table-cell office:value-type="float" office:value="147.33538809855" calcext:value-type="float">
            <text:p>147,3353880985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15</text:p>
          </table:table-cell>
          <table:table-cell office:value-type="float" office:value="-1.5850107371807" calcext:value-type="float">
            <text:p>-1,5850107371807</text:p>
          </table:table-cell>
          <table:table-cell office:value-type="float" office:value="2.4355904757977" calcext:value-type="float">
            <text:p>2,4355904757977</text:p>
          </table:table-cell>
          <table:table-cell office:value-type="float" office:value="-33.090798718155" calcext:value-type="float">
            <text:p>-33,09079871815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364</text:p>
          </table:table-cell>
          <table:table-cell office:value-type="float" office:value="1.4396789669991" calcext:value-type="float">
            <text:p>1,4396789669991</text:p>
          </table:table-cell>
          <table:table-cell office:value-type="float" office:value="-0.20286355167627" calcext:value-type="float">
            <text:p>-0,20286355167627</text:p>
          </table:table-cell>
          <table:table-cell office:value-type="float" office:value="-38.271333381629" calcext:value-type="float">
            <text:p>-38,27133338162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375</text:p>
          </table:table-cell>
          <table:table-cell office:value-type="float" office:value="3.6388990283012" calcext:value-type="float">
            <text:p>3,6388990283012</text:p>
          </table:table-cell>
          <table:table-cell office:value-type="float" office:value="0.79213365912437" calcext:value-type="float">
            <text:p>0,79213365912437</text:p>
          </table:table-cell>
          <table:table-cell office:value-type="float" office:value="-87.018001611066" calcext:value-type="float">
            <text:p>-87,01800161106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386</text:p>
          </table:table-cell>
          <table:table-cell office:value-type="float" office:value="3.4027481079102" calcext:value-type="float">
            <text:p>3,4027481079102</text:p>
          </table:table-cell>
          <table:table-cell office:value-type="float" office:value="0.27199560776353" calcext:value-type="float">
            <text:p>0,27199560776353</text:p>
          </table:table-cell>
          <table:table-cell office:value-type="float" office:value="119.407093449" calcext:value-type="float">
            <text:p>119,40709344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397</text:p>
          </table:table-cell>
          <table:table-cell office:value-type="float" office:value="3.6296474933624" calcext:value-type="float">
            <text:p>3,6296474933624</text:p>
          </table:table-cell>
          <table:table-cell office:value-type="float" office:value="-0.36994080990553" calcext:value-type="float">
            <text:p>-0,36994080990553</text:p>
          </table:table-cell>
          <table:table-cell office:value-type="float" office:value="-41.478869262015" calcext:value-type="float">
            <text:p>-41,47886926201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408</text:p>
          </table:table-cell>
          <table:table-cell office:value-type="float" office:value="10.085016489029" calcext:value-type="float">
            <text:p>10,085016489029</text:p>
          </table:table-cell>
          <table:table-cell office:value-type="float" office:value="1.4606679975986" calcext:value-type="float">
            <text:p>1,4606679975986</text:p>
          </table:table-cell>
          <table:table-cell office:value-type="float" office:value="-156.31859469566" calcext:value-type="float">
            <text:p>-156,3185946956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419</text:p>
          </table:table-cell>
          <table:table-cell office:value-type="float" office:value="9.3732613325119" calcext:value-type="float">
            <text:p>9,3732613325119</text:p>
          </table:table-cell>
          <table:table-cell office:value-type="float" office:value="5.1189851760864" calcext:value-type="float">
            <text:p>5,1189851760864</text:p>
          </table:table-cell>
          <table:table-cell office:value-type="float" office:value="-103.69582009164" calcext:value-type="float">
            <text:p>-103,6958200916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430</text:p>
          </table:table-cell>
          <table:table-cell office:value-type="float" office:value="1.4581111073494" calcext:value-type="float">
            <text:p>1,4581111073494</text:p>
          </table:table-cell>
          <table:table-cell office:value-type="float" office:value="-0.58501541614532" calcext:value-type="float">
            <text:p>-0,58501541614532</text:p>
          </table:table-cell>
          <table:table-cell office:value-type="float" office:value="75.572458801755" calcext:value-type="float">
            <text:p>75,57245880175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441</text:p>
          </table:table-cell>
          <table:table-cell office:value-type="float" office:value="3.3911606669426" calcext:value-type="float">
            <text:p>3,3911606669426</text:p>
          </table:table-cell>
          <table:table-cell office:value-type="float" office:value="1.0098645836115" calcext:value-type="float">
            <text:p>1,0098645836115</text:p>
          </table:table-cell>
          <table:table-cell office:value-type="float" office:value="-133.08131618864" calcext:value-type="float">
            <text:p>-133,0813161886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452</text:p>
          </table:table-cell>
          <table:table-cell office:value-type="float" office:value="-1.0402414947748" calcext:value-type="float">
            <text:p>-1,0402414947748</text:p>
          </table:table-cell>
          <table:table-cell office:value-type="float" office:value="2.5088530778885" calcext:value-type="float">
            <text:p>2,5088530778885</text:p>
          </table:table-cell>
          <table:table-cell office:value-type="float" office:value="-70.761840054943" calcext:value-type="float">
            <text:p>-70,76184005494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463</text:p>
          </table:table-cell>
          <table:table-cell office:value-type="float" office:value="3.3743089437485" calcext:value-type="float">
            <text:p>3,3743089437485</text:p>
          </table:table-cell>
          <table:table-cell office:value-type="float" office:value="2.2851952910423" calcext:value-type="float">
            <text:p>2,2851952910423</text:p>
          </table:table-cell>
          <table:table-cell office:value-type="float" office:value="84.637669241352" calcext:value-type="float">
            <text:p>84,63766924135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474</text:p>
          </table:table-cell>
          <table:table-cell office:value-type="float" office:value="4.7500324249268" calcext:value-type="float">
            <text:p>4,7500324249268</text:p>
          </table:table-cell>
          <table:table-cell office:value-type="float" office:value="1.2141485512257" calcext:value-type="float">
            <text:p>1,2141485512257</text:p>
          </table:table-cell>
          <table:table-cell office:value-type="float" office:value="101.91816812868" calcext:value-type="float">
            <text:p>101,9181681286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485</text:p>
          </table:table-cell>
          <table:table-cell office:value-type="float" office:value="8.0335313081741" calcext:value-type="float">
            <text:p>8,0335313081741</text:p>
          </table:table-cell>
          <table:table-cell office:value-type="float" office:value="1.5877805650234" calcext:value-type="float">
            <text:p>1,5877805650234</text:p>
          </table:table-cell>
          <table:table-cell office:value-type="float" office:value="-32.676235126082" calcext:value-type="float">
            <text:p>-32,67623512608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496</text:p>
          </table:table-cell>
          <table:table-cell office:value-type="float" office:value="5.866956114769" calcext:value-type="float">
            <text:p>5,866956114769</text:p>
          </table:table-cell>
          <table:table-cell office:value-type="float" office:value="0.72826318442822" calcext:value-type="float">
            <text:p>0,72826318442822</text:p>
          </table:table-cell>
          <table:table-cell office:value-type="float" office:value="-30.645362131155" calcext:value-type="float">
            <text:p>-30,64536213115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507</text:p>
          </table:table-cell>
          <table:table-cell office:value-type="float" office:value="-1.5849716961384" calcext:value-type="float">
            <text:p>-1,5849716961384</text:p>
          </table:table-cell>
          <table:table-cell office:value-type="float" office:value="6.4363181591034" calcext:value-type="float">
            <text:p>6,4363181591034</text:p>
          </table:table-cell>
          <table:table-cell office:value-type="float" office:value="-34.759518826843" calcext:value-type="float">
            <text:p>-34,75951882684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518</text:p>
          </table:table-cell>
          <table:table-cell office:value-type="float" office:value="1.4858984947205" calcext:value-type="float">
            <text:p>1,4858984947205</text:p>
          </table:table-cell>
          <table:table-cell office:value-type="float" office:value="5.6279313564301" calcext:value-type="float">
            <text:p>5,6279313564301</text:p>
          </table:table-cell>
          <table:table-cell office:value-type="float" office:value="-11.426412850429" calcext:value-type="float">
            <text:p>-11,42641285042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529</text:p>
          </table:table-cell>
          <table:table-cell office:value-type="float" office:value="2.749864757061" calcext:value-type="float">
            <text:p>2,749864757061</text:p>
          </table:table-cell>
          <table:table-cell office:value-type="float" office:value="2.7912947535515" calcext:value-type="float">
            <text:p>2,7912947535515</text:p>
          </table:table-cell>
          <table:table-cell office:value-type="float" office:value="-30.217042394504" calcext:value-type="float">
            <text:p>-30,21704239450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540</text:p>
          </table:table-cell>
          <table:table-cell office:value-type="float" office:value="6.4473760128021" calcext:value-type="float">
            <text:p>6,4473760128021</text:p>
          </table:table-cell>
          <table:table-cell office:value-type="float" office:value="4.2098274827003" calcext:value-type="float">
            <text:p>4,2098274827003</text:p>
          </table:table-cell>
          <table:table-cell office:value-type="float" office:value="44.363726855843" calcext:value-type="float">
            <text:p>44,36372685584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551</text:p>
          </table:table-cell>
          <table:table-cell office:value-type="float" office:value="4.1039642691612" calcext:value-type="float">
            <text:p>4,1039642691612</text:p>
          </table:table-cell>
          <table:table-cell office:value-type="float" office:value="3.3640199899673" calcext:value-type="float">
            <text:p>3,3640199899673</text:p>
          </table:table-cell>
          <table:table-cell office:value-type="float" office:value="112.37872861753" calcext:value-type="float">
            <text:p>112,3787286175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562</text:p>
          </table:table-cell>
          <table:table-cell office:value-type="float" office:value="7.7601009607315" calcext:value-type="float">
            <text:p>7,7601009607315</text:p>
          </table:table-cell>
          <table:table-cell office:value-type="float" office:value="1.7723797261715" calcext:value-type="float">
            <text:p>1,7723797261715</text:p>
          </table:table-cell>
          <table:table-cell office:value-type="float" office:value="133.42831544815" calcext:value-type="float">
            <text:p>133,4283154481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573</text:p>
          </table:table-cell>
          <table:table-cell office:value-type="float" office:value="8.6753779649734" calcext:value-type="float">
            <text:p>8,6753779649734</text:p>
          </table:table-cell>
          <table:table-cell office:value-type="float" office:value="5.7523769140244" calcext:value-type="float">
            <text:p>5,7523769140244</text:p>
          </table:table-cell>
          <table:table-cell office:value-type="float" office:value="10.831915743791" calcext:value-type="float">
            <text:p>10,83191574379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584</text:p>
          </table:table-cell>
          <table:table-cell office:value-type="float" office:value="0.32717198133469" calcext:value-type="float">
            <text:p>0,32717198133469</text:p>
          </table:table-cell>
          <table:table-cell office:value-type="float" office:value="4.3187838792801" calcext:value-type="float">
            <text:p>4,3187838792801</text:p>
          </table:table-cell>
          <table:table-cell office:value-type="float" office:value="-36.962893738109" calcext:value-type="float">
            <text:p>-36,96289373810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595</text:p>
          </table:table-cell>
          <table:table-cell office:value-type="float" office:value="-0.22917585447431" calcext:value-type="float">
            <text:p>-0,22917585447431</text:p>
          </table:table-cell>
          <table:table-cell office:value-type="float" office:value="1.8597494065762" calcext:value-type="float">
            <text:p>1,8597494065762</text:p>
          </table:table-cell>
          <table:table-cell office:value-type="float" office:value="-156.74983923602" calcext:value-type="float">
            <text:p>-156,7498392360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606</text:p>
          </table:table-cell>
          <table:table-cell office:value-type="float" office:value="3.9258399605751" calcext:value-type="float">
            <text:p>3,9258399605751</text:p>
          </table:table-cell>
          <table:table-cell office:value-type="float" office:value="4.8042315244675" calcext:value-type="float">
            <text:p>4,8042315244675</text:p>
          </table:table-cell>
          <table:table-cell office:value-type="float" office:value="-112.15485129387" calcext:value-type="float">
            <text:p>-112,1548512938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617</text:p>
          </table:table-cell>
          <table:table-cell office:value-type="float" office:value="4.7991865873337" calcext:value-type="float">
            <text:p>4,7991865873337</text:p>
          </table:table-cell>
          <table:table-cell office:value-type="float" office:value="6.2830591201782" calcext:value-type="float">
            <text:p>6,2830591201782</text:p>
          </table:table-cell>
          <table:table-cell office:value-type="float" office:value="-145.06509805181" calcext:value-type="float">
            <text:p>-145,0650980518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628</text:p>
          </table:table-cell>
          <table:table-cell office:value-type="float" office:value="6.5848505496979" calcext:value-type="float">
            <text:p>6,5848505496979</text:p>
          </table:table-cell>
          <table:table-cell office:value-type="float" office:value="4.8695215582848" calcext:value-type="float">
            <text:p>4,8695215582848</text:p>
          </table:table-cell>
          <table:table-cell office:value-type="float" office:value="-10.267989840477" calcext:value-type="float">
            <text:p>-10,26798984047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639</text:p>
          </table:table-cell>
          <table:table-cell office:value-type="float" office:value="7.7666366100311" calcext:value-type="float">
            <text:p>7,7666366100311</text:p>
          </table:table-cell>
          <table:table-cell office:value-type="float" office:value="2.6965239644051" calcext:value-type="float">
            <text:p>2,6965239644051</text:p>
          </table:table-cell>
          <table:table-cell office:value-type="float" office:value="31.529865826771" calcext:value-type="float">
            <text:p>31,52986582677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650</text:p>
          </table:table-cell>
          <table:table-cell office:value-type="float" office:value="7.8755658864975" calcext:value-type="float">
            <text:p>7,8755658864975</text:p>
          </table:table-cell>
          <table:table-cell office:value-type="float" office:value="5.0608825683594" calcext:value-type="float">
            <text:p>5,0608825683594</text:p>
          </table:table-cell>
          <table:table-cell office:value-type="float" office:value="-100.45413302768" calcext:value-type="float">
            <text:p>-100,4541330276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661</text:p>
          </table:table-cell>
          <table:table-cell office:value-type="float" office:value="-1.3009651005268" calcext:value-type="float">
            <text:p>-1,3009651005268</text:p>
          </table:table-cell>
          <table:table-cell office:value-type="float" office:value="6.9296282529831" calcext:value-type="float">
            <text:p>6,9296282529831</text:p>
          </table:table-cell>
          <table:table-cell office:value-type="float" office:value="134.93784218077" calcext:value-type="float">
            <text:p>134,9378421807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672</text:p>
          </table:table-cell>
          <table:table-cell office:value-type="float" office:value="-0.12845985591412" calcext:value-type="float">
            <text:p>-0,12845985591412</text:p>
          </table:table-cell>
          <table:table-cell office:value-type="float" office:value="9.9436748027802" calcext:value-type="float">
            <text:p>9,9436748027802</text:p>
          </table:table-cell>
          <table:table-cell office:value-type="float" office:value="113.92751468974" calcext:value-type="float">
            <text:p>113,9275146897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683</text:p>
          </table:table-cell>
          <table:table-cell office:value-type="float" office:value="-0.87092608213425" calcext:value-type="float">
            <text:p>-0,87092608213425</text:p>
          </table:table-cell>
          <table:table-cell office:value-type="float" office:value="4.5018514990807" calcext:value-type="float">
            <text:p>4,5018514990807</text:p>
          </table:table-cell>
          <table:table-cell office:value-type="float" office:value="-39.838201301113" calcext:value-type="float">
            <text:p>-39,83820130111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694</text:p>
          </table:table-cell>
          <table:table-cell office:value-type="float" office:value="6.1241781711578" calcext:value-type="float">
            <text:p>6,1241781711578</text:p>
          </table:table-cell>
          <table:table-cell office:value-type="float" office:value="5.8261477947235" calcext:value-type="float">
            <text:p>5,8261477947235</text:p>
          </table:table-cell>
          <table:table-cell office:value-type="float" office:value="110.7853461223" calcext:value-type="float">
            <text:p>110,785346122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705</text:p>
          </table:table-cell>
          <table:table-cell office:value-type="float" office:value="6.4849317073822" calcext:value-type="float">
            <text:p>6,4849317073822</text:p>
          </table:table-cell>
          <table:table-cell office:value-type="float" office:value="7.2682988643646" calcext:value-type="float">
            <text:p>7,2682988643646</text:p>
          </table:table-cell>
          <table:table-cell office:value-type="float" office:value="-93.410242135358" calcext:value-type="float">
            <text:p>-93,41024213535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716</text:p>
          </table:table-cell>
          <table:table-cell office:value-type="float" office:value="8.9597588777542" calcext:value-type="float">
            <text:p>8,9597588777542</text:p>
          </table:table-cell>
          <table:table-cell office:value-type="float" office:value="8.5021752119064" calcext:value-type="float">
            <text:p>8,5021752119064</text:p>
          </table:table-cell>
          <table:table-cell office:value-type="float" office:value="-170.94057684491" calcext:value-type="float">
            <text:p>-170,9405768449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727</text:p>
          </table:table-cell>
          <table:table-cell office:value-type="float" office:value="9.590237736702" calcext:value-type="float">
            <text:p>9,590237736702</text:p>
          </table:table-cell>
          <table:table-cell office:value-type="float" office:value="8.7085151672363" calcext:value-type="float">
            <text:p>8,7085151672363</text:p>
          </table:table-cell>
          <table:table-cell office:value-type="float" office:value="159.68016454369" calcext:value-type="float">
            <text:p>159,6801645436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738</text:p>
          </table:table-cell>
          <table:table-cell office:value-type="float" office:value="0.90746268630028" calcext:value-type="float">
            <text:p>0,90746268630028</text:p>
          </table:table-cell>
          <table:table-cell office:value-type="float" office:value="11.032543182373" calcext:value-type="float">
            <text:p>11,032543182373</text:p>
          </table:table-cell>
          <table:table-cell office:value-type="float" office:value="164.65879549646" calcext:value-type="float">
            <text:p>164,6587954964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749</text:p>
          </table:table-cell>
          <table:table-cell office:value-type="float" office:value="1.2820456922054" calcext:value-type="float">
            <text:p>1,2820456922054</text:p>
          </table:table-cell>
          <table:table-cell office:value-type="float" office:value="7.9974383115768" calcext:value-type="float">
            <text:p>7,9974383115768</text:p>
          </table:table-cell>
          <table:table-cell office:value-type="float" office:value="-150.44333372906" calcext:value-type="float">
            <text:p>-150,4433337290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760</text:p>
          </table:table-cell>
          <table:table-cell office:value-type="float" office:value="-1.1994631588459" calcext:value-type="float">
            <text:p>-1,1994631588459</text:p>
          </table:table-cell>
          <table:table-cell office:value-type="float" office:value="8.146613240242" calcext:value-type="float">
            <text:p>8,146613240242</text:p>
          </table:table-cell>
          <table:table-cell office:value-type="float" office:value="125.12624643411" calcext:value-type="float">
            <text:p>125,1262464341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771</text:p>
          </table:table-cell>
          <table:table-cell office:value-type="float" office:value="5.5987322330475" calcext:value-type="float">
            <text:p>5,5987322330475</text:p>
          </table:table-cell>
          <table:table-cell office:value-type="float" office:value="11.070381402969" calcext:value-type="float">
            <text:p>11,070381402969</text:p>
          </table:table-cell>
          <table:table-cell office:value-type="float" office:value="-179.74993529593" calcext:value-type="float">
            <text:p>-179,7499352959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782</text:p>
          </table:table-cell>
          <table:table-cell office:value-type="float" office:value="2.831634581089" calcext:value-type="float">
            <text:p>2,831634581089</text:p>
          </table:table-cell>
          <table:table-cell office:value-type="float" office:value="5.980196595192" calcext:value-type="float">
            <text:p>5,980196595192</text:p>
          </table:table-cell>
          <table:table-cell office:value-type="float" office:value="-54.068741525055" calcext:value-type="float">
            <text:p>-54,06874152505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793</text:p>
          </table:table-cell>
          <table:table-cell office:value-type="float" office:value="8.0444258451462" calcext:value-type="float">
            <text:p>8,0444258451462</text:p>
          </table:table-cell>
          <table:table-cell office:value-type="float" office:value="7.3577415943146" calcext:value-type="float">
            <text:p>7,3577415943146</text:p>
          </table:table-cell>
          <table:table-cell office:value-type="float" office:value="157.1189658657" calcext:value-type="float">
            <text:p>157,118965865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804</text:p>
          </table:table-cell>
          <table:table-cell office:value-type="float" office:value="7.8839933872223" calcext:value-type="float">
            <text:p>7,8839933872223</text:p>
          </table:table-cell>
          <table:table-cell office:value-type="float" office:value="9.0185105800629" calcext:value-type="float">
            <text:p>9,0185105800629</text:p>
          </table:table-cell>
          <table:table-cell office:value-type="float" office:value="-135.22070076815" calcext:value-type="float">
            <text:p>-135,2207007681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815</text:p>
          </table:table-cell>
          <table:table-cell office:value-type="float" office:value="0.37772838026285" calcext:value-type="float">
            <text:p>0,37772838026285</text:p>
          </table:table-cell>
          <table:table-cell office:value-type="float" office:value="9.774963259697" calcext:value-type="float">
            <text:p>9,774963259697</text:p>
          </table:table-cell>
          <table:table-cell office:value-type="float" office:value="68.903311802323" calcext:value-type="float">
            <text:p>68,90331180232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826</text:p>
          </table:table-cell>
          <table:table-cell office:value-type="float" office:value="2.1299239993095" calcext:value-type="float">
            <text:p>2,1299239993095</text:p>
          </table:table-cell>
          <table:table-cell office:value-type="float" office:value="9.9005681276321" calcext:value-type="float">
            <text:p>9,9005681276321</text:p>
          </table:table-cell>
          <table:table-cell office:value-type="float" office:value="158.82679155678" calcext:value-type="float">
            <text:p>158,8267915567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837</text:p>
          </table:table-cell>
          <table:table-cell office:value-type="float" office:value="3.1248694658279" calcext:value-type="float">
            <text:p>3,1248694658279</text:p>
          </table:table-cell>
          <table:table-cell office:value-type="float" office:value="6.5576016902924" calcext:value-type="float">
            <text:p>6,5576016902924</text:p>
          </table:table-cell>
          <table:table-cell office:value-type="float" office:value="-30.282631801192" calcext:value-type="float">
            <text:p>-30,28263180119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848</text:p>
          </table:table-cell>
          <table:table-cell office:value-type="float" office:value="4.3138217926025" calcext:value-type="float">
            <text:p>4,3138217926025</text:p>
          </table:table-cell>
          <table:table-cell office:value-type="float" office:value="10.11817574501" calcext:value-type="float">
            <text:p>10,11817574501</text:p>
          </table:table-cell>
          <table:table-cell office:value-type="float" office:value="-6.7635039520112" calcext:value-type="float">
            <text:p>-6,7635039520112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859</text:p>
          </table:table-cell>
          <table:table-cell office:value-type="float" office:value="6.1018639802933" calcext:value-type="float">
            <text:p>6,1018639802933</text:p>
          </table:table-cell>
          <table:table-cell office:value-type="float" office:value="9.5902568101883" calcext:value-type="float">
            <text:p>9,5902568101883</text:p>
          </table:table-cell>
          <table:table-cell office:value-type="float" office:value="160.93274590316" calcext:value-type="float">
            <text:p>160,9327459031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870</text:p>
          </table:table-cell>
          <table:table-cell office:value-type="float" office:value="9.6296918392181" calcext:value-type="float">
            <text:p>9,6296918392181</text:p>
          </table:table-cell>
          <table:table-cell office:value-type="float" office:value="6.5504658222198" calcext:value-type="float">
            <text:p>6,5504658222198</text:p>
          </table:table-cell>
          <table:table-cell office:value-type="float" office:value="-0.090615767511023" calcext:value-type="float">
            <text:p>-0,09061576751102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881</text:p>
          </table:table-cell>
          <table:table-cell office:value-type="float" office:value="8.242900967598" calcext:value-type="float">
            <text:p>8,242900967598</text:p>
          </table:table-cell>
          <table:table-cell office:value-type="float" office:value="11.084995269775" calcext:value-type="float">
            <text:p>11,084995269775</text:p>
          </table:table-cell>
          <table:table-cell office:value-type="float" office:value="-123.23003058221" calcext:value-type="float">
            <text:p>-123,2300305822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892</text:p>
          </table:table-cell>
          <table:table-cell office:value-type="float" office:value="0.83777293562889" calcext:value-type="float">
            <text:p>0,83777293562889</text:p>
          </table:table-cell>
          <table:table-cell office:value-type="float" office:value="8.4455633163452" calcext:value-type="float">
            <text:p>8,4455633163452</text:p>
          </table:table-cell>
          <table:table-cell office:value-type="float" office:value="117.09934131355" calcext:value-type="float">
            <text:p>117,0993413135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903</text:p>
          </table:table-cell>
          <table:table-cell office:value-type="float" office:value="0.19537311047316" calcext:value-type="float">
            <text:p>0,19537311047316</text:p>
          </table:table-cell>
          <table:table-cell office:value-type="float" office:value="9.6653163433075" calcext:value-type="float">
            <text:p>9,6653163433075</text:p>
          </table:table-cell>
          <table:table-cell office:value-type="float" office:value="146.07876121618" calcext:value-type="float">
            <text:p>146,0787612161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15</text:p>
          </table:table-cell>
          <table:table-cell office:value-type="float" office:value="-1.5849606692791" calcext:value-type="float">
            <text:p>-1,5849606692791</text:p>
          </table:table-cell>
          <table:table-cell office:value-type="float" office:value="2.7346754074097" calcext:value-type="float">
            <text:p>2,7346754074097</text:p>
          </table:table-cell>
          <table:table-cell office:value-type="float" office:value="-33.300034939104" calcext:value-type="float">
            <text:p>-33,30003493910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364</text:p>
          </table:table-cell>
          <table:table-cell office:value-type="float" office:value="1.2273982912302" calcext:value-type="float">
            <text:p>1,2273982912302</text:p>
          </table:table-cell>
          <table:table-cell office:value-type="float" office:value="-0.24670947343111" calcext:value-type="float">
            <text:p>-0,24670947343111</text:p>
          </table:table-cell>
          <table:table-cell office:value-type="float" office:value="31.317578379516" calcext:value-type="float">
            <text:p>31,31757837951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375</text:p>
          </table:table-cell>
          <table:table-cell office:value-type="float" office:value="3.6373955011368" calcext:value-type="float">
            <text:p>3,6373955011368</text:p>
          </table:table-cell>
          <table:table-cell office:value-type="float" office:value="0.86853310465813" calcext:value-type="float">
            <text:p>0,86853310465813</text:p>
          </table:table-cell>
          <table:table-cell office:value-type="float" office:value="-31.074115804806" calcext:value-type="float">
            <text:p>-31,07411580480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386</text:p>
          </table:table-cell>
          <table:table-cell office:value-type="float" office:value="3.2264596223831" calcext:value-type="float">
            <text:p>3,2264596223831</text:p>
          </table:table-cell>
          <table:table-cell office:value-type="float" office:value="0.13668177649379" calcext:value-type="float">
            <text:p>0,13668177649379</text:p>
          </table:table-cell>
          <table:table-cell office:value-type="float" office:value="28.687311965189" calcext:value-type="float">
            <text:p>28,68731196518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397</text:p>
          </table:table-cell>
          <table:table-cell office:value-type="float" office:value="3.6890780925751" calcext:value-type="float">
            <text:p>3,6890780925751</text:p>
          </table:table-cell>
          <table:table-cell office:value-type="float" office:value="-0.1587850227952" calcext:value-type="float">
            <text:p>-0,1587850227952</text:p>
          </table:table-cell>
          <table:table-cell office:value-type="float" office:value="-121.05560302734" calcext:value-type="float">
            <text:p>-121,0556030273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408</text:p>
          </table:table-cell>
          <table:table-cell office:value-type="float" office:value="10.085003376007" calcext:value-type="float">
            <text:p>10,085003376007</text:p>
          </table:table-cell>
          <table:table-cell office:value-type="float" office:value="1.7752632498741" calcext:value-type="float">
            <text:p>1,7752632498741</text:p>
          </table:table-cell>
          <table:table-cell office:value-type="float" office:value="-146.57161797688" calcext:value-type="float">
            <text:p>-146,5716179768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419</text:p>
          </table:table-cell>
          <table:table-cell office:value-type="float" office:value="9.4135504961014" calcext:value-type="float">
            <text:p>9,4135504961014</text:p>
          </table:table-cell>
          <table:table-cell office:value-type="float" office:value="5.4932534694672" calcext:value-type="float">
            <text:p>5,4932534694672</text:p>
          </table:table-cell>
          <table:table-cell office:value-type="float" office:value="-93.720961528219" calcext:value-type="float">
            <text:p>-93,72096152821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430</text:p>
          </table:table-cell>
          <table:table-cell office:value-type="float" office:value="1.2239191681147" calcext:value-type="float">
            <text:p>1,2239191681147</text:p>
          </table:table-cell>
          <table:table-cell office:value-type="float" office:value="-0.57661283761263" calcext:value-type="float">
            <text:p>-0,57661283761263</text:p>
          </table:table-cell>
          <table:table-cell office:value-type="float" office:value="2.6876983606512" calcext:value-type="float">
            <text:p>2,687698360651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441</text:p>
          </table:table-cell>
          <table:table-cell office:value-type="float" office:value="3.4556913375854" calcext:value-type="float">
            <text:p>3,4556913375854</text:p>
          </table:table-cell>
          <table:table-cell office:value-type="float" office:value="1.1431280523539" calcext:value-type="float">
            <text:p>1,1431280523539</text:p>
          </table:table-cell>
          <table:table-cell office:value-type="float" office:value="163.61951979862" calcext:value-type="float">
            <text:p>163,6195197986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452</text:p>
          </table:table-cell>
          <table:table-cell office:value-type="float" office:value="-0.84360644221306" calcext:value-type="float">
            <text:p>-0,84360644221306</text:p>
          </table:table-cell>
          <table:table-cell office:value-type="float" office:value="2.610964179039" calcext:value-type="float">
            <text:p>2,610964179039</text:p>
          </table:table-cell>
          <table:table-cell office:value-type="float" office:value="-161.50156555662" calcext:value-type="float">
            <text:p>-161,5015655566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463</text:p>
          </table:table-cell>
          <table:table-cell office:value-type="float" office:value="3.3027392625809" calcext:value-type="float">
            <text:p>3,3027392625809</text:p>
          </table:table-cell>
          <table:table-cell office:value-type="float" office:value="1.9003114104271" calcext:value-type="float">
            <text:p>1,9003114104271</text:p>
          </table:table-cell>
          <table:table-cell office:value-type="float" office:value="80.37437830761" calcext:value-type="float">
            <text:p>80,3743783076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474</text:p>
          </table:table-cell>
          <table:table-cell office:value-type="float" office:value="4.860652089119" calcext:value-type="float">
            <text:p>4,860652089119</text:p>
          </table:table-cell>
          <table:table-cell office:value-type="float" office:value="0.90799398720264" calcext:value-type="float">
            <text:p>0,90799398720264</text:p>
          </table:table-cell>
          <table:table-cell office:value-type="float" office:value="112.34581774207" calcext:value-type="float">
            <text:p>112,3458177420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485</text:p>
          </table:table-cell>
          <table:table-cell office:value-type="float" office:value="7.9290974140167" calcext:value-type="float">
            <text:p>7,9290974140167</text:p>
          </table:table-cell>
          <table:table-cell office:value-type="float" office:value="1.3840283453465" calcext:value-type="float">
            <text:p>1,3840283453465</text:p>
          </table:table-cell>
          <table:table-cell office:value-type="float" office:value="59.610827713256" calcext:value-type="float">
            <text:p>59,61082771325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496</text:p>
          </table:table-cell>
          <table:table-cell office:value-type="float" office:value="5.8270019292831" calcext:value-type="float">
            <text:p>5,8270019292831</text:p>
          </table:table-cell>
          <table:table-cell office:value-type="float" office:value="0.97056932747364" calcext:value-type="float">
            <text:p>0,97056932747364</text:p>
          </table:table-cell>
          <table:table-cell office:value-type="float" office:value="-87.849670914328" calcext:value-type="float">
            <text:p>-87,84967091432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507</text:p>
          </table:table-cell>
          <table:table-cell office:value-type="float" office:value="-1.5844395756721" calcext:value-type="float">
            <text:p>-1,5844395756721</text:p>
          </table:table-cell>
          <table:table-cell office:value-type="float" office:value="6.7688459157944" calcext:value-type="float">
            <text:p>6,7688459157944</text:p>
          </table:table-cell>
          <table:table-cell office:value-type="float" office:value="-35.682010802494" calcext:value-type="float">
            <text:p>-35,68201080249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518</text:p>
          </table:table-cell>
          <table:table-cell office:value-type="float" office:value="1.2042427062988" calcext:value-type="float">
            <text:p>1,2042427062988</text:p>
          </table:table-cell>
          <table:table-cell office:value-type="float" office:value="5.5125427246094" calcext:value-type="float">
            <text:p>5,5125427246094</text:p>
          </table:table-cell>
          <table:table-cell office:value-type="float" office:value="30.75285208453" calcext:value-type="float">
            <text:p>30,7528520845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529</text:p>
          </table:table-cell>
          <table:table-cell office:value-type="float" office:value="2.4313244223595" calcext:value-type="float">
            <text:p>2,4313244223595</text:p>
          </table:table-cell>
          <table:table-cell office:value-type="float" office:value="3.0179804563522" calcext:value-type="float">
            <text:p>3,0179804563522</text:p>
          </table:table-cell>
          <table:table-cell office:value-type="float" office:value="-34.539673358771" calcext:value-type="float">
            <text:p>-34,53967335877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540</text:p>
          </table:table-cell>
          <table:table-cell office:value-type="float" office:value="6.1073231697083" calcext:value-type="float">
            <text:p>6,1073231697083</text:p>
          </table:table-cell>
          <table:table-cell office:value-type="float" office:value="4.1046071052551" calcext:value-type="float">
            <text:p>4,1046071052551</text:p>
          </table:table-cell>
          <table:table-cell office:value-type="float" office:value="21.425243016261" calcext:value-type="float">
            <text:p>21,42524301626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551</text:p>
          </table:table-cell>
          <table:table-cell office:value-type="float" office:value="4.3469008803368" calcext:value-type="float">
            <text:p>4,3469008803368</text:p>
          </table:table-cell>
          <table:table-cell office:value-type="float" office:value="3.3566990494728" calcext:value-type="float">
            <text:p>3,3566990494728</text:p>
          </table:table-cell>
          <table:table-cell office:value-type="float" office:value="-172.03042157896" calcext:value-type="float">
            <text:p>-172,0304215789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562</text:p>
          </table:table-cell>
          <table:table-cell office:value-type="float" office:value="7.5800716876984" calcext:value-type="float">
            <text:p>7,5800716876984</text:p>
          </table:table-cell>
          <table:table-cell office:value-type="float" office:value="1.6219624876976" calcext:value-type="float">
            <text:p>1,6219624876976</text:p>
          </table:table-cell>
          <table:table-cell office:value-type="float" office:value="41.587452599957" calcext:value-type="float">
            <text:p>41,58745259995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573</text:p>
          </table:table-cell>
          <table:table-cell office:value-type="float" office:value="8.3882397413254" calcext:value-type="float">
            <text:p>8,3882397413254</text:p>
          </table:table-cell>
          <table:table-cell office:value-type="float" office:value="5.6519192457199" calcext:value-type="float">
            <text:p>5,6519192457199</text:p>
          </table:table-cell>
          <table:table-cell office:value-type="float" office:value="9.0956799923235" calcext:value-type="float">
            <text:p>9,095679992323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584</text:p>
          </table:table-cell>
          <table:table-cell office:value-type="float" office:value="0.077708689495921" calcext:value-type="float">
            <text:p>0,077708689495921</text:p>
          </table:table-cell>
          <table:table-cell office:value-type="float" office:value="4.2382773756981" calcext:value-type="float">
            <text:p>4,2382773756981</text:p>
          </table:table-cell>
          <table:table-cell office:value-type="float" office:value="27.972689479779" calcext:value-type="float">
            <text:p>27,97268947977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595</text:p>
          </table:table-cell>
          <table:table-cell office:value-type="float" office:value="-0.073371240869164" calcext:value-type="float">
            <text:p>-0,073371240869164</text:p>
          </table:table-cell>
          <table:table-cell office:value-type="float" office:value="1.876777112484" calcext:value-type="float">
            <text:p>1,876777112484</text:p>
          </table:table-cell>
          <table:table-cell office:value-type="float" office:value="-174.33966345088" calcext:value-type="float">
            <text:p>-174,3396634508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606</text:p>
          </table:table-cell>
          <table:table-cell office:value-type="float" office:value="3.9375227689743" calcext:value-type="float">
            <text:p>3,9375227689743</text:p>
          </table:table-cell>
          <table:table-cell office:value-type="float" office:value="5.0691467523575" calcext:value-type="float">
            <text:p>5,0691467523575</text:p>
          </table:table-cell>
          <table:table-cell office:value-type="float" office:value="-88.960918651265" calcext:value-type="float">
            <text:p>-88,96091865126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617</text:p>
          </table:table-cell>
          <table:table-cell office:value-type="float" office:value="5.1140153408051" calcext:value-type="float">
            <text:p>5,1140153408051</text:p>
          </table:table-cell>
          <table:table-cell office:value-type="float" office:value="6.3650923967361" calcext:value-type="float">
            <text:p>6,3650923967361</text:p>
          </table:table-cell>
          <table:table-cell office:value-type="float" office:value="-171.87330221674" calcext:value-type="float">
            <text:p>-171,8733022167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628</text:p>
          </table:table-cell>
          <table:table-cell office:value-type="float" office:value="6.5935242176056" calcext:value-type="float">
            <text:p>6,5935242176056</text:p>
          </table:table-cell>
          <table:table-cell office:value-type="float" office:value="5.0913846492767" calcext:value-type="float">
            <text:p>5,0913846492767</text:p>
          </table:table-cell>
          <table:table-cell office:value-type="float" office:value="-101.01445844978" calcext:value-type="float">
            <text:p>-101,0144584497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639</text:p>
          </table:table-cell>
          <table:table-cell office:value-type="float" office:value="7.4538004398346" calcext:value-type="float">
            <text:p>7,4538004398346</text:p>
          </table:table-cell>
          <table:table-cell office:value-type="float" office:value="2.688667178154" calcext:value-type="float">
            <text:p>2,688667178154</text:p>
          </table:table-cell>
          <table:table-cell office:value-type="float" office:value="-6.0625487736836" calcext:value-type="float">
            <text:p>-6,062548773683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650</text:p>
          </table:table-cell>
          <table:table-cell office:value-type="float" office:value="7.8938603401184" calcext:value-type="float">
            <text:p>7,8938603401184</text:p>
          </table:table-cell>
          <table:table-cell office:value-type="float" office:value="5.4050201177597" calcext:value-type="float">
            <text:p>5,4050201177597</text:p>
          </table:table-cell>
          <table:table-cell office:value-type="float" office:value="-78.882393563629" calcext:value-type="float">
            <text:p>-78,88239356362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661</text:p>
          </table:table-cell>
          <table:table-cell office:value-type="float" office:value="-1.1221885681152" calcext:value-type="float">
            <text:p>-1,1221885681152</text:p>
          </table:table-cell>
          <table:table-cell office:value-type="float" office:value="7.0624870061874" calcext:value-type="float">
            <text:p>7,0624870061874</text:p>
          </table:table-cell>
          <table:table-cell office:value-type="float" office:value="-134.47003759396" calcext:value-type="float">
            <text:p>-134,4700375939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672</text:p>
          </table:table-cell>
          <table:table-cell office:value-type="float" office:value="-0.31641729176044" calcext:value-type="float">
            <text:p>-0,31641729176044</text:p>
          </table:table-cell>
          <table:table-cell office:value-type="float" office:value="9.8260831832886" calcext:value-type="float">
            <text:p>9,8260831832886</text:p>
          </table:table-cell>
          <table:table-cell office:value-type="float" office:value="23.166656114493" calcext:value-type="float">
            <text:p>23,16665611449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683</text:p>
          </table:table-cell>
          <table:table-cell office:value-type="float" office:value="-1.0483282804489" calcext:value-type="float">
            <text:p>-1,0483282804489</text:p>
          </table:table-cell>
          <table:table-cell office:value-type="float" office:value="4.7112345695496" calcext:value-type="float">
            <text:p>4,7112345695496</text:p>
          </table:table-cell>
          <table:table-cell office:value-type="float" office:value="-51.255104268432" calcext:value-type="float">
            <text:p>-51,25510426843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694</text:p>
          </table:table-cell>
          <table:table-cell office:value-type="float" office:value="6.2811481952667" calcext:value-type="float">
            <text:p>6,2811481952667</text:p>
          </table:table-cell>
          <table:table-cell office:value-type="float" office:value="5.5141299962997" calcext:value-type="float">
            <text:p>5,5141299962997</text:p>
          </table:table-cell>
          <table:table-cell office:value-type="float" office:value="129.72196044436" calcext:value-type="float">
            <text:p>129,7219604443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705</text:p>
          </table:table-cell>
          <table:table-cell office:value-type="float" office:value="6.5013962984085" calcext:value-type="float">
            <text:p>6,5013962984085</text:p>
          </table:table-cell>
          <table:table-cell office:value-type="float" office:value="7.596749663353" calcext:value-type="float">
            <text:p>7,596749663353</text:p>
          </table:table-cell>
          <table:table-cell office:value-type="float" office:value="-91.502210896486" calcext:value-type="float">
            <text:p>-91,50221089648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716</text:p>
          </table:table-cell>
          <table:table-cell office:value-type="float" office:value="9.1571348905563" calcext:value-type="float">
            <text:p>9,1571348905563</text:p>
          </table:table-cell>
          <table:table-cell office:value-type="float" office:value="8.619105219841" calcext:value-type="float">
            <text:p>8,619105219841</text:p>
          </table:table-cell>
          <table:table-cell office:value-type="float" office:value="-127.09883519798" calcext:value-type="float">
            <text:p>-127,0988351979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727</text:p>
          </table:table-cell>
          <table:table-cell office:value-type="float" office:value="9.7772228717804" calcext:value-type="float">
            <text:p>9,7772228717804</text:p>
          </table:table-cell>
          <table:table-cell office:value-type="float" office:value="8.7495470046997" calcext:value-type="float">
            <text:p>8,7495470046997</text:p>
          </table:table-cell>
          <table:table-cell office:value-type="float" office:value="-153.03875534398" calcext:value-type="float">
            <text:p>-153,0387553439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738</text:p>
          </table:table-cell>
          <table:table-cell office:value-type="float" office:value="1.1514969170094" calcext:value-type="float">
            <text:p>1,1514969170094</text:p>
          </table:table-cell>
          <table:table-cell office:value-type="float" office:value="10.819863080978" calcext:value-type="float">
            <text:p>10,819863080978</text:p>
          </table:table-cell>
          <table:table-cell office:value-type="float" office:value="131.91446984649" calcext:value-type="float">
            <text:p>131,9144698464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749</text:p>
          </table:table-cell>
          <table:table-cell office:value-type="float" office:value="1.4520618319511" calcext:value-type="float">
            <text:p>1,4520618319511</text:p>
          </table:table-cell>
          <table:table-cell office:value-type="float" office:value="7.8765732049942" calcext:value-type="float">
            <text:p>7,8765732049942</text:p>
          </table:table-cell>
          <table:table-cell office:value-type="float" office:value="132.52779025181" calcext:value-type="float">
            <text:p>132,5277902518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760</text:p>
          </table:table-cell>
          <table:table-cell office:value-type="float" office:value="-0.92055097222328" calcext:value-type="float">
            <text:p>-0,92055097222328</text:p>
          </table:table-cell>
          <table:table-cell office:value-type="float" office:value="8.0162507295609" calcext:value-type="float">
            <text:p>8,0162507295609</text:p>
          </table:table-cell>
          <table:table-cell office:value-type="float" office:value="162.31541269144" calcext:value-type="float">
            <text:p>162,3154126914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771</text:p>
          </table:table-cell>
          <table:table-cell office:value-type="float" office:value="5.9303188323975" calcext:value-type="float">
            <text:p>5,9303188323975</text:p>
          </table:table-cell>
          <table:table-cell office:value-type="float" office:value="11.062119007111" calcext:value-type="float">
            <text:p>11,062119007111</text:p>
          </table:table-cell>
          <table:table-cell office:value-type="float" office:value="178.14501075988" calcext:value-type="float">
            <text:p>178,1450107598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782</text:p>
          </table:table-cell>
          <table:table-cell office:value-type="float" office:value="2.6007866859436" calcext:value-type="float">
            <text:p>2,6007866859436</text:p>
          </table:table-cell>
          <table:table-cell office:value-type="float" office:value="6.0488188266754" calcext:value-type="float">
            <text:p>6,0488188266754</text:p>
          </table:table-cell>
          <table:table-cell office:value-type="float" office:value="7.0211677129861" calcext:value-type="float">
            <text:p>7,021167712986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793</text:p>
          </table:table-cell>
          <table:table-cell office:value-type="float" office:value="8.3440148830414" calcext:value-type="float">
            <text:p>8,3440148830414</text:p>
          </table:table-cell>
          <table:table-cell office:value-type="float" office:value="7.3063594102859" calcext:value-type="float">
            <text:p>7,3063594102859</text:p>
          </table:table-cell>
          <table:table-cell office:value-type="float" office:value="173.80058385764" calcext:value-type="float">
            <text:p>173,8005838576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804</text:p>
          </table:table-cell>
          <table:table-cell office:value-type="float" office:value="7.9917132854462" calcext:value-type="float">
            <text:p>7,9917132854462</text:p>
          </table:table-cell>
          <table:table-cell office:value-type="float" office:value="9.3249499797821" calcext:value-type="float">
            <text:p>9,3249499797821</text:p>
          </table:table-cell>
          <table:table-cell office:value-type="float" office:value="-102.57473872725" calcext:value-type="float">
            <text:p>-102,5747387272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815</text:p>
          </table:table-cell>
          <table:table-cell office:value-type="float" office:value="0.2662449516356" calcext:value-type="float">
            <text:p>0,2662449516356</text:p>
          </table:table-cell>
          <table:table-cell office:value-type="float" office:value="9.6337687969208" calcext:value-type="float">
            <text:p>9,6337687969208</text:p>
          </table:table-cell>
          <table:table-cell office:value-type="float" office:value="72.780016121591" calcext:value-type="float">
            <text:p>72,78001612159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826</text:p>
          </table:table-cell>
          <table:table-cell office:value-type="float" office:value="2.501038312912" calcext:value-type="float">
            <text:p>2,501038312912</text:p>
          </table:table-cell>
          <table:table-cell office:value-type="float" office:value="9.7568738460541" calcext:value-type="float">
            <text:p>9,7568738460541</text:p>
          </table:table-cell>
          <table:table-cell office:value-type="float" office:value="158.80303777707" calcext:value-type="float">
            <text:p>158,8030377770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837</text:p>
          </table:table-cell>
          <table:table-cell office:value-type="float" office:value="3.0334144830704" calcext:value-type="float">
            <text:p>3,0334144830704</text:p>
          </table:table-cell>
          <table:table-cell office:value-type="float" office:value="6.7801010608673" calcext:value-type="float">
            <text:p>6,7801010608673</text:p>
          </table:table-cell>
          <table:table-cell office:value-type="float" office:value="-91.435821952334" calcext:value-type="float">
            <text:p>-91,43582195233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848</text:p>
          </table:table-cell>
          <table:table-cell office:value-type="float" office:value="3.9245674014091" calcext:value-type="float">
            <text:p>3,9245674014091</text:p>
          </table:table-cell>
          <table:table-cell office:value-type="float" office:value="10.15860915184" calcext:value-type="float">
            <text:p>10,15860915184</text:p>
          </table:table-cell>
          <table:table-cell office:value-type="float" office:value="-3.9065097262905" calcext:value-type="float">
            <text:p>-3,9065097262905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859</text:p>
          </table:table-cell>
          <table:table-cell office:value-type="float" office:value="6.4641392230988" calcext:value-type="float">
            <text:p>6,4641392230988</text:p>
          </table:table-cell>
          <table:table-cell office:value-type="float" office:value="9.4659805297852" calcext:value-type="float">
            <text:p>9,4659805297852</text:p>
          </table:table-cell>
          <table:table-cell office:value-type="float" office:value="161.59940980802" calcext:value-type="float">
            <text:p>161,5994098080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870</text:p>
          </table:table-cell>
          <table:table-cell office:value-type="float" office:value="9.4934606552124" calcext:value-type="float">
            <text:p>9,4934606552124</text:p>
          </table:table-cell>
          <table:table-cell office:value-type="float" office:value="6.7591887712479" calcext:value-type="float">
            <text:p>6,7591887712479</text:p>
          </table:table-cell>
          <table:table-cell office:value-type="float" office:value="-65.275994835386" calcext:value-type="float">
            <text:p>-65,27599483538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881</text:p>
          </table:table-cell>
          <table:table-cell office:value-type="float" office:value="8.2044780254364" calcext:value-type="float">
            <text:p>8,2044780254364</text:p>
          </table:table-cell>
          <table:table-cell office:value-type="float" office:value="11.085004806519" calcext:value-type="float">
            <text:p>11,085004806519</text:p>
          </table:table-cell>
          <table:table-cell office:value-type="float" office:value="-89.142201812404" calcext:value-type="float">
            <text:p>-89,14220181240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892</text:p>
          </table:table-cell>
          <table:table-cell office:value-type="float" office:value="0.71092635393143" calcext:value-type="float">
            <text:p>0,71092635393143</text:p>
          </table:table-cell>
          <table:table-cell office:value-type="float" office:value="8.2699155807495" calcext:value-type="float">
            <text:p>8,2699155807495</text:p>
          </table:table-cell>
          <table:table-cell office:value-type="float" office:value="38.004516795942" calcext:value-type="float">
            <text:p>38,00451679594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903</text:p>
          </table:table-cell>
          <table:table-cell office:value-type="float" office:value="0.091637773439288" calcext:value-type="float">
            <text:p>0,091637773439288</text:p>
          </table:table-cell>
          <table:table-cell office:value-type="float" office:value="9.5123493671417" calcext:value-type="float">
            <text:p>9,5123493671417</text:p>
          </table:table-cell>
          <table:table-cell office:value-type="float" office:value="147.46479016201" calcext:value-type="float">
            <text:p>147,4647901620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15</text:p>
          </table:table-cell>
          <table:table-cell office:value-type="float" office:value="-1.5850010514259" calcext:value-type="float">
            <text:p>-1,5850010514259</text:p>
          </table:table-cell>
          <table:table-cell office:value-type="float" office:value="2.9658487439156" calcext:value-type="float">
            <text:p>2,9658487439156</text:p>
          </table:table-cell>
          <table:table-cell office:value-type="float" office:value="-34.513913901748" calcext:value-type="float">
            <text:p>-34,51391390174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364</text:p>
          </table:table-cell>
          <table:table-cell office:value-type="float" office:value="1.1926104128361" calcext:value-type="float">
            <text:p>1,1926104128361</text:p>
          </table:table-cell>
          <table:table-cell office:value-type="float" office:value="-0.32475005835295" calcext:value-type="float">
            <text:p>-0,32475005835295</text:p>
          </table:table-cell>
          <table:table-cell office:value-type="float" office:value="99.051778483543" calcext:value-type="float">
            <text:p>99,05177848354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375</text:p>
          </table:table-cell>
          <table:table-cell office:value-type="float" office:value="3.5390985012054" calcext:value-type="float">
            <text:p>3,5390985012054</text:p>
          </table:table-cell>
          <table:table-cell office:value-type="float" office:value="0.6403798609972" calcext:value-type="float">
            <text:p>0,6403798609972</text:p>
          </table:table-cell>
          <table:table-cell office:value-type="float" office:value="60.446412699997" calcext:value-type="float">
            <text:p>60,44641269999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386</text:p>
          </table:table-cell>
          <table:table-cell office:value-type="float" office:value="2.9704004526138" calcext:value-type="float">
            <text:p>2,9704004526138</text:p>
          </table:table-cell>
          <table:table-cell office:value-type="float" office:value="0.29398655518889" calcext:value-type="float">
            <text:p>0,29398655518889</text:p>
          </table:table-cell>
          <table:table-cell office:value-type="float" office:value="-27.583854593289" calcext:value-type="float">
            <text:p>-27,58385459328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397</text:p>
          </table:table-cell>
          <table:table-cell office:value-type="float" office:value="3.8936910033226" calcext:value-type="float">
            <text:p>3,8936910033226</text:p>
          </table:table-cell>
          <table:table-cell office:value-type="float" office:value="-0.24455698207021" calcext:value-type="float">
            <text:p>-0,24455698207021</text:p>
          </table:table-cell>
          <table:table-cell office:value-type="float" office:value="148.33515161162" calcext:value-type="float">
            <text:p>148,3351516116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408</text:p>
          </table:table-cell>
          <table:table-cell office:value-type="float" office:value="10.082833766937" calcext:value-type="float">
            <text:p>10,082833766937</text:p>
          </table:table-cell>
          <table:table-cell office:value-type="float" office:value="2.0767529308796" calcext:value-type="float">
            <text:p>2,0767529308796</text:p>
          </table:table-cell>
          <table:table-cell office:value-type="float" office:value="-143.60862780528" calcext:value-type="float">
            <text:p>-143,6086278052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419</text:p>
          </table:table-cell>
          <table:table-cell office:value-type="float" office:value="9.3568563461304" calcext:value-type="float">
            <text:p>9,3568563461304</text:p>
          </table:table-cell>
          <table:table-cell office:value-type="float" office:value="5.8443582057953" calcext:value-type="float">
            <text:p>5,8443582057953</text:p>
          </table:table-cell>
          <table:table-cell office:value-type="float" office:value="-75.148280259151" calcext:value-type="float">
            <text:p>-75,14828025915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430</text:p>
          </table:table-cell>
          <table:table-cell office:value-type="float" office:value="0.96402205526829" calcext:value-type="float">
            <text:p>0,96402205526829</text:p>
          </table:table-cell>
          <table:table-cell office:value-type="float" office:value="-0.57247646152973" calcext:value-type="float">
            <text:p>-0,57247646152973</text:p>
          </table:table-cell>
          <table:table-cell office:value-type="float" office:value="14.368578317059" calcext:value-type="float">
            <text:p>14,36857831705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441</text:p>
          </table:table-cell>
          <table:table-cell office:value-type="float" office:value="3.3657878637314" calcext:value-type="float">
            <text:p>3,3657878637314</text:p>
          </table:table-cell>
          <table:table-cell office:value-type="float" office:value="0.96148274838924" calcext:value-type="float">
            <text:p>0,96148274838924</text:p>
          </table:table-cell>
          <table:table-cell office:value-type="float" office:value="70.868766231901" calcext:value-type="float">
            <text:p>70,86876623190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452</text:p>
          </table:table-cell>
          <table:table-cell office:value-type="float" office:value="-0.5158144980669" calcext:value-type="float">
            <text:p>-0,5158144980669</text:p>
          </table:table-cell>
          <table:table-cell office:value-type="float" office:value="2.5070595741272" calcext:value-type="float">
            <text:p>2,5070595741272</text:p>
          </table:table-cell>
          <table:table-cell office:value-type="float" office:value="167.55093434814" calcext:value-type="float">
            <text:p>167,550934348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463</text:p>
          </table:table-cell>
          <table:table-cell office:value-type="float" office:value="3.2186287641525" calcext:value-type="float">
            <text:p>3,2186287641525</text:p>
          </table:table-cell>
          <table:table-cell office:value-type="float" office:value="1.5401074290276" calcext:value-type="float">
            <text:p>1,5401074290276</text:p>
          </table:table-cell>
          <table:table-cell office:value-type="float" office:value="68.453889743538" calcext:value-type="float">
            <text:p>68,45388974353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474</text:p>
          </table:table-cell>
          <table:table-cell office:value-type="float" office:value="4.9590072035789" calcext:value-type="float">
            <text:p>4,9590072035789</text:p>
          </table:table-cell>
          <table:table-cell office:value-type="float" office:value="0.64243540167809" calcext:value-type="float">
            <text:p>0,64243540167809</text:p>
          </table:table-cell>
          <table:table-cell office:value-type="float" office:value="104.17460635969" calcext:value-type="float">
            <text:p>104,1746063596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485</text:p>
          </table:table-cell>
          <table:table-cell office:value-type="float" office:value="7.7833104133606" calcext:value-type="float">
            <text:p>7,7833104133606</text:p>
          </table:table-cell>
          <table:table-cell office:value-type="float" office:value="1.2766680121422" calcext:value-type="float">
            <text:p>1,2766680121422</text:p>
          </table:table-cell>
          <table:table-cell office:value-type="float" office:value="17.150469836156" calcext:value-type="float">
            <text:p>17,15046983615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496</text:p>
          </table:table-cell>
          <table:table-cell office:value-type="float" office:value="6.0077142715454" calcext:value-type="float">
            <text:p>6,0077142715454</text:p>
          </table:table-cell>
          <table:table-cell office:value-type="float" office:value="1.1364234983921" calcext:value-type="float">
            <text:p>1,1364234983921</text:p>
          </table:table-cell>
          <table:table-cell office:value-type="float" office:value="-145.05507991572" calcext:value-type="float">
            <text:p>-145,0550799157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507</text:p>
          </table:table-cell>
          <table:table-cell office:value-type="float" office:value="-1.5849980711937" calcext:value-type="float">
            <text:p>-1,5849980711937</text:p>
          </table:table-cell>
          <table:table-cell office:value-type="float" office:value="7.0418083667755" calcext:value-type="float">
            <text:p>7,0418083667755</text:p>
          </table:table-cell>
          <table:table-cell office:value-type="float" office:value="-28.085566060558" calcext:value-type="float">
            <text:p>-28,08556606055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518</text:p>
          </table:table-cell>
          <table:table-cell office:value-type="float" office:value="1.0641141980886" calcext:value-type="float">
            <text:p>1,0641141980886</text:p>
          </table:table-cell>
          <table:table-cell office:value-type="float" office:value="5.2517187595367" calcext:value-type="float">
            <text:p>5,2517187595367</text:p>
          </table:table-cell>
          <table:table-cell office:value-type="float" office:value="68.784741079731" calcext:value-type="float">
            <text:p>68,78474107973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529</text:p>
          </table:table-cell>
          <table:table-cell office:value-type="float" office:value="2.1037432551384" calcext:value-type="float">
            <text:p>2,1037432551384</text:p>
          </table:table-cell>
          <table:table-cell office:value-type="float" office:value="3.2426825165749" calcext:value-type="float">
            <text:p>3,2426825165749</text:p>
          </table:table-cell>
          <table:table-cell office:value-type="float" office:value="-34.564564941795" calcext:value-type="float">
            <text:p>-34,56456494179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540</text:p>
          </table:table-cell>
          <table:table-cell office:value-type="float" office:value="5.7373952865601" calcext:value-type="float">
            <text:p>5,7373952865601</text:p>
          </table:table-cell>
          <table:table-cell office:value-type="float" office:value="3.9601281285286" calcext:value-type="float">
            <text:p>3,9601281285286</text:p>
          </table:table-cell>
          <table:table-cell office:value-type="float" office:value="21.40010542171" calcext:value-type="float">
            <text:p>21,4001054217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551</text:p>
          </table:table-cell>
          <table:table-cell office:value-type="float" office:value="4.4193640351295" calcext:value-type="float">
            <text:p>4,4193640351295</text:p>
          </table:table-cell>
          <table:table-cell office:value-type="float" office:value="3.5809144377708" calcext:value-type="float">
            <text:p>3,5809144377708</text:p>
          </table:table-cell>
          <table:table-cell office:value-type="float" office:value="-99.803733218248" calcext:value-type="float">
            <text:p>-99,80373321824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562</text:p>
          </table:table-cell>
          <table:table-cell office:value-type="float" office:value="7.4061989784241" calcext:value-type="float">
            <text:p>7,4061989784241</text:p>
          </table:table-cell>
          <table:table-cell office:value-type="float" office:value="1.7634834349155" calcext:value-type="float">
            <text:p>1,7634834349155</text:p>
          </table:table-cell>
          <table:table-cell office:value-type="float" office:value="-48.728876812443" calcext:value-type="float">
            <text:p>-48,72887681244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573</text:p>
          </table:table-cell>
          <table:table-cell office:value-type="float" office:value="8.3227795362473" calcext:value-type="float">
            <text:p>8,3227795362473</text:p>
          </table:table-cell>
          <table:table-cell office:value-type="float" office:value="5.8641397953033" calcext:value-type="float">
            <text:p>5,8641397953033</text:p>
          </table:table-cell>
          <table:table-cell office:value-type="float" office:value="-81.732382440263" calcext:value-type="float">
            <text:p>-81,73238244026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584</text:p>
          </table:table-cell>
          <table:table-cell office:value-type="float" office:value="0.045449235476553" calcext:value-type="float">
            <text:p>0,045449235476553</text:p>
          </table:table-cell>
          <table:table-cell office:value-type="float" office:value="3.9790445566177" calcext:value-type="float">
            <text:p>3,9790445566177</text:p>
          </table:table-cell>
          <table:table-cell office:value-type="float" office:value="92.819055933861" calcext:value-type="float">
            <text:p>92,81905593386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595</text:p>
          </table:table-cell>
          <table:table-cell office:value-type="float" office:value="0.055314730852842" calcext:value-type="float">
            <text:p>0,055314730852842</text:p>
          </table:table-cell>
          <table:table-cell office:value-type="float" office:value="1.8365529179573" calcext:value-type="float">
            <text:p>1,8365529179573</text:p>
          </table:table-cell>
          <table:table-cell office:value-type="float" office:value="166.33562373508" calcext:value-type="float">
            <text:p>166,3356237350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606</text:p>
          </table:table-cell>
          <table:table-cell office:value-type="float" office:value="3.7980708479881" calcext:value-type="float">
            <text:p>3,7980708479881</text:p>
          </table:table-cell>
          <table:table-cell office:value-type="float" office:value="5.3246510028839" calcext:value-type="float">
            <text:p>5,3246510028839</text:p>
          </table:table-cell>
          <table:table-cell office:value-type="float" office:value="-53.190968978177" calcext:value-type="float">
            <text:p>-53,19096897817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617</text:p>
          </table:table-cell>
          <table:table-cell office:value-type="float" office:value="5.3548753261566" calcext:value-type="float">
            <text:p>5,3548753261566</text:p>
          </table:table-cell>
          <table:table-cell office:value-type="float" office:value="6.2144100666046" calcext:value-type="float">
            <text:p>6,2144100666046</text:p>
          </table:table-cell>
          <table:table-cell office:value-type="float" office:value="139.05522777776" calcext:value-type="float">
            <text:p>139,0552277777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628</text:p>
          </table:table-cell>
          <table:table-cell office:value-type="float" office:value="6.7261803150177" calcext:value-type="float">
            <text:p>6,7261803150177</text:p>
          </table:table-cell>
          <table:table-cell office:value-type="float" office:value="5.244248509407" calcext:value-type="float">
            <text:p>5,244248509407</text:p>
          </table:table-cell>
          <table:table-cell office:value-type="float" office:value="-108.08836958211" calcext:value-type="float">
            <text:p>-108,0883695821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639</text:p>
          </table:table-cell>
          <table:table-cell office:value-type="float" office:value="7.1984112262726" calcext:value-type="float">
            <text:p>7,1984112262726</text:p>
          </table:table-cell>
          <table:table-cell office:value-type="float" office:value="2.8482383489609" calcext:value-type="float">
            <text:p>2,8482383489609</text:p>
          </table:table-cell>
          <table:table-cell office:value-type="float" office:value="-38.292117938874" calcext:value-type="float">
            <text:p>-38,29211793887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650</text:p>
          </table:table-cell>
          <table:table-cell office:value-type="float" office:value="7.6728242635727" calcext:value-type="float">
            <text:p>7,6728242635727</text:p>
          </table:table-cell>
          <table:table-cell office:value-type="float" office:value="5.3933304548264" calcext:value-type="float">
            <text:p>5,3933304548264</text:p>
          </table:table-cell>
          <table:table-cell office:value-type="float" office:value="11.895925850625" calcext:value-type="float">
            <text:p>11,89592585062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661</text:p>
          </table:table-cell>
          <table:table-cell office:value-type="float" office:value="-1.2577043473721" calcext:value-type="float">
            <text:p>-1,2577043473721</text:p>
          </table:table-cell>
          <table:table-cell office:value-type="float" office:value="7.2446143627167" calcext:value-type="float">
            <text:p>7,2446143627167</text:p>
          </table:table-cell>
          <table:table-cell office:value-type="float" office:value="-44.774596858176" calcext:value-type="float">
            <text:p>-44,77459685817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672</text:p>
          </table:table-cell>
          <table:table-cell office:value-type="float" office:value="-0.43825939297676" calcext:value-type="float">
            <text:p>-0,43825939297676</text:p>
          </table:table-cell>
          <table:table-cell office:value-type="float" office:value="10.012447834015" calcext:value-type="float">
            <text:p>10,012447834015</text:p>
          </table:table-cell>
          <table:table-cell office:value-type="float" office:value="-66.832017746701" calcext:value-type="float">
            <text:p>-66,83201774670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683</text:p>
          </table:table-cell>
          <table:table-cell office:value-type="float" office:value="-1.1848237365484" calcext:value-type="float">
            <text:p>-1,1848237365484</text:p>
          </table:table-cell>
          <table:table-cell office:value-type="float" office:value="4.9474087357521" calcext:value-type="float">
            <text:p>4,9474087357521</text:p>
          </table:table-cell>
          <table:table-cell office:value-type="float" office:value="-61.724873105432" calcext:value-type="float">
            <text:p>-61,72487310543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694</text:p>
          </table:table-cell>
          <table:table-cell office:value-type="float" office:value="6.4703786373138" calcext:value-type="float">
            <text:p>6,4703786373138</text:p>
          </table:table-cell>
          <table:table-cell office:value-type="float" office:value="5.6301188468933" calcext:value-type="float">
            <text:p>5,6301188468933</text:p>
          </table:table-cell>
          <table:table-cell office:value-type="float" office:value="-139.6952267665" calcext:value-type="float">
            <text:p>-139,695226766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705</text:p>
          </table:table-cell>
          <table:table-cell office:value-type="float" office:value="6.4838492870331" calcext:value-type="float">
            <text:p>6,4838492870331</text:p>
          </table:table-cell>
          <table:table-cell office:value-type="float" office:value="7.6951992511749" calcext:value-type="float">
            <text:p>7,6951992511749</text:p>
          </table:table-cell>
          <table:table-cell office:value-type="float" office:value="-83.33933657142" calcext:value-type="float">
            <text:p>-83,3393365714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716</text:p>
          </table:table-cell>
          <table:table-cell office:value-type="float" office:value="9.0009653568268" calcext:value-type="float">
            <text:p>9,0009653568268</text:p>
          </table:table-cell>
          <table:table-cell office:value-type="float" office:value="8.7762802839279" calcext:value-type="float">
            <text:p>8,7762802839279</text:p>
          </table:table-cell>
          <table:table-cell office:value-type="float" office:value="-36.338472062615" calcext:value-type="float">
            <text:p>-36,33847206261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727</text:p>
          </table:table-cell>
          <table:table-cell office:value-type="float" office:value="9.7051227092743" calcext:value-type="float">
            <text:p>9,7051227092743</text:p>
          </table:table-cell>
          <table:table-cell office:value-type="float" office:value="8.9594280719757" calcext:value-type="float">
            <text:p>8,9594280719757</text:p>
          </table:table-cell>
          <table:table-cell office:value-type="float" office:value="-62.253299032807" calcext:value-type="float">
            <text:p>-62,25329903280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738</text:p>
          </table:table-cell>
          <table:table-cell office:value-type="float" office:value="1.2411905825138" calcext:value-type="float">
            <text:p>1,2411905825138</text:p>
          </table:table-cell>
          <table:table-cell office:value-type="float" office:value="10.509397983551" calcext:value-type="float">
            <text:p>10,509397983551</text:p>
          </table:table-cell>
          <table:table-cell office:value-type="float" office:value="99.266403040309" calcext:value-type="float">
            <text:p>99,26640304030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749</text:p>
          </table:table-cell>
          <table:table-cell office:value-type="float" office:value="1.3109678030014" calcext:value-type="float">
            <text:p>1,3109678030014</text:p>
          </table:table-cell>
          <table:table-cell office:value-type="float" office:value="7.7049219608307" calcext:value-type="float">
            <text:p>7,7049219608307</text:p>
          </table:table-cell>
          <table:table-cell office:value-type="float" office:value="41.794597722922" calcext:value-type="float">
            <text:p>41,79459772292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760</text:p>
          </table:table-cell>
          <table:table-cell office:value-type="float" office:value="-0.61808716505766" calcext:value-type="float">
            <text:p>-0,61808716505766</text:p>
          </table:table-cell>
          <table:table-cell office:value-type="float" office:value="8.0802792310715" calcext:value-type="float">
            <text:p>8,0802792310715</text:p>
          </table:table-cell>
          <table:table-cell office:value-type="float" office:value="-160.68048841634" calcext:value-type="float">
            <text:p>-160,6804884163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771</text:p>
          </table:table-cell>
          <table:table-cell office:value-type="float" office:value="6.2699621915817" calcext:value-type="float">
            <text:p>6,2699621915817</text:p>
          </table:table-cell>
          <table:table-cell office:value-type="float" office:value="11.025989055634" calcext:value-type="float">
            <text:p>11,025989055634</text:p>
          </table:table-cell>
          <table:table-cell office:value-type="float" office:value="170.89777083913" calcext:value-type="float">
            <text:p>170,8977708391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782</text:p>
          </table:table-cell>
          <table:table-cell office:value-type="float" office:value="2.5959402322769" calcext:value-type="float">
            <text:p>2,5959402322769</text:p>
          </table:table-cell>
          <table:table-cell office:value-type="float" office:value="5.8265453577042" calcext:value-type="float">
            <text:p>5,8265453577042</text:p>
          </table:table-cell>
          <table:table-cell office:value-type="float" office:value="97.829067023696" calcext:value-type="float">
            <text:p>97,82906702369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793</text:p>
          </table:table-cell>
          <table:table-cell office:value-type="float" office:value="8.6456996202469" calcext:value-type="float">
            <text:p>8,6456996202469</text:p>
          </table:table-cell>
          <table:table-cell office:value-type="float" office:value="7.3442232608795" calcext:value-type="float">
            <text:p>7,3442232608795</text:p>
          </table:table-cell>
          <table:table-cell office:value-type="float" office:value="-169.57391447322" calcext:value-type="float">
            <text:p>-169,5739144732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804</text:p>
          </table:table-cell>
          <table:table-cell office:value-type="float" office:value="7.9184347391129" calcext:value-type="float">
            <text:p>7,9184347391129</text:p>
          </table:table-cell>
          <table:table-cell office:value-type="float" office:value="9.64220225811" calcext:value-type="float">
            <text:p>9,64220225811</text:p>
          </table:table-cell>
          <table:table-cell office:value-type="float" office:value="-69.959200111924" calcext:value-type="float">
            <text:p>-69,95920011192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815</text:p>
          </table:table-cell>
          <table:table-cell office:value-type="float" office:value="0.20350571721792" calcext:value-type="float">
            <text:p>0,20350571721792</text:p>
          </table:table-cell>
          <table:table-cell office:value-type="float" office:value="9.4852447509766" calcext:value-type="float">
            <text:p>9,4852447509766</text:p>
          </table:table-cell>
          <table:table-cell office:value-type="float" office:value="37.695888501064" calcext:value-type="float">
            <text:p>37,69588850106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826</text:p>
          </table:table-cell>
          <table:table-cell office:value-type="float" office:value="2.8712385892868" calcext:value-type="float">
            <text:p>2,8712385892868</text:p>
          </table:table-cell>
          <table:table-cell office:value-type="float" office:value="9.6129435300827" calcext:value-type="float">
            <text:p>9,6129435300827</text:p>
          </table:table-cell>
          <table:table-cell office:value-type="float" office:value="158.79162557565" calcext:value-type="float">
            <text:p>158,7916255756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837</text:p>
          </table:table-cell>
          <table:table-cell office:value-type="float" office:value="3.2539215683937" calcext:value-type="float">
            <text:p>3,2539215683937</text:p>
          </table:table-cell>
          <table:table-cell office:value-type="float" office:value="6.8061053752899" calcext:value-type="float">
            <text:p>6,8061053752899</text:p>
          </table:table-cell>
          <table:table-cell office:value-type="float" office:value="178.00231040663" calcext:value-type="float">
            <text:p>178,0023104066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848</text:p>
          </table:table-cell>
          <table:table-cell office:value-type="float" office:value="3.6118233203888" calcext:value-type="float">
            <text:p>3,6118233203888</text:p>
          </table:table-cell>
          <table:table-cell office:value-type="float" office:value="10.050733089447" calcext:value-type="float">
            <text:p>10,050733089447</text:p>
          </table:table-cell>
          <table:table-cell office:value-type="float" office:value="25.568962097168" calcext:value-type="float">
            <text:p>25,568962097168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859</text:p>
          </table:table-cell>
          <table:table-cell office:value-type="float" office:value="6.7053872346878" calcext:value-type="float">
            <text:p>6,7053872346878</text:p>
          </table:table-cell>
          <table:table-cell office:value-type="float" office:value="9.415494799614" calcext:value-type="float">
            <text:p>9,415494799614</text:p>
          </table:table-cell>
          <table:table-cell office:value-type="float" office:value="169.27312437896" calcext:value-type="float">
            <text:p>169,2731243789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870</text:p>
          </table:table-cell>
          <table:table-cell office:value-type="float" office:value="9.5639103651047" calcext:value-type="float">
            <text:p>9,5639103651047</text:p>
          </table:table-cell>
          <table:table-cell office:value-type="float" office:value="6.9580334424973" calcext:value-type="float">
            <text:p>6,9580334424973</text:p>
          </table:table-cell>
          <table:table-cell office:value-type="float" office:value="-112.94081028859" calcext:value-type="float">
            <text:p>-112,9408102885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881</text:p>
          </table:table-cell>
          <table:table-cell office:value-type="float" office:value="8.1066817045212" calcext:value-type="float">
            <text:p>8,1066817045212</text:p>
          </table:table-cell>
          <table:table-cell office:value-type="float" office:value="11.084411144257" calcext:value-type="float">
            <text:p>11,084411144257</text:p>
          </table:table-cell>
          <table:table-cell office:value-type="float" office:value="-56.609381156363" calcext:value-type="float">
            <text:p>-56,60938115636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892</text:p>
          </table:table-cell>
          <table:table-cell office:value-type="float" office:value="0.55076193064451" calcext:value-type="float">
            <text:p>0,55076193064451</text:p>
          </table:table-cell>
          <table:table-cell office:value-type="float" office:value="8.4239113330841" calcext:value-type="float">
            <text:p>8,4239113330841</text:p>
          </table:table-cell>
          <table:table-cell office:value-type="float" office:value="-52.805339075198" calcext:value-type="float">
            <text:p>-52,80533907519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903</text:p>
          </table:table-cell>
          <table:table-cell office:value-type="float" office:value="0.010963657405227" calcext:value-type="float">
            <text:p>0,010963657405227</text:p>
          </table:table-cell>
          <table:table-cell office:value-type="float" office:value="9.3977802991867" calcext:value-type="float">
            <text:p>9,3977802991867</text:p>
          </table:table-cell>
          <table:table-cell office:value-type="float" office:value="143.66354304514" calcext:value-type="float">
            <text:p>143,663543045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15</text:p>
          </table:table-cell>
          <table:table-cell office:value-type="float" office:value="-1.5850010514259" calcext:value-type="float">
            <text:p>-1,5850010514259</text:p>
          </table:table-cell>
          <table:table-cell office:value-type="float" office:value="3.2150527834892" calcext:value-type="float">
            <text:p>3,2150527834892</text:p>
          </table:table-cell>
          <table:table-cell office:value-type="float" office:value="-29.823652877929" calcext:value-type="float">
            <text:p>-29,82365287792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364</text:p>
          </table:table-cell>
          <table:table-cell office:value-type="float" office:value="1.413891762495" calcext:value-type="float">
            <text:p>1,413891762495</text:p>
          </table:table-cell>
          <table:table-cell office:value-type="float" office:value="-0.32174218446016" calcext:value-type="float">
            <text:p>-0,32174218446016</text:p>
          </table:table-cell>
          <table:table-cell office:value-type="float" office:value="-170.34779840214" calcext:value-type="float">
            <text:p>-170,347798402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375</text:p>
          </table:table-cell>
          <table:table-cell office:value-type="float" office:value="3.7142077088356" calcext:value-type="float">
            <text:p>3,7142077088356</text:p>
          </table:table-cell>
          <table:table-cell office:value-type="float" office:value="0.504658408463" calcext:value-type="float">
            <text:p>0,504658408463</text:p>
          </table:table-cell>
          <table:table-cell office:value-type="float" office:value="151.19493994743" calcext:value-type="float">
            <text:p>151,1949399474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386</text:p>
          </table:table-cell>
          <table:table-cell office:value-type="float" office:value="2.6174861192703" calcext:value-type="float">
            <text:p>2,6174861192703</text:p>
          </table:table-cell>
          <table:table-cell office:value-type="float" office:value="0.47738898545504" calcext:value-type="float">
            <text:p>0,47738898545504</text:p>
          </table:table-cell>
          <table:table-cell office:value-type="float" office:value="-27.591808966011" calcext:value-type="float">
            <text:p>-27,59180896601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397</text:p>
          </table:table-cell>
          <table:table-cell office:value-type="float" office:value="4.1259294748306" calcext:value-type="float">
            <text:p>4,1259294748306</text:p>
          </table:table-cell>
          <table:table-cell office:value-type="float" office:value="-0.53020775318146" calcext:value-type="float">
            <text:p>-0,53020775318146</text:p>
          </table:table-cell>
          <table:table-cell office:value-type="float" office:value="132.3419285428" calcext:value-type="float">
            <text:p>132,341928542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408</text:p>
          </table:table-cell>
          <table:table-cell office:value-type="float" office:value="10.076421499252" calcext:value-type="float">
            <text:p>10,076421499252</text:p>
          </table:table-cell>
          <table:table-cell office:value-type="float" office:value="2.3598401248455" calcext:value-type="float">
            <text:p>2,3598401248455</text:p>
          </table:table-cell>
          <table:table-cell office:value-type="float" office:value="-135.98575561669" calcext:value-type="float">
            <text:p>-135,9857556166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419</text:p>
          </table:table-cell>
          <table:table-cell office:value-type="float" office:value="9.1746026277542" calcext:value-type="float">
            <text:p>9,1746026277542</text:p>
          </table:table-cell>
          <table:table-cell office:value-type="float" office:value="6.1408966779709" calcext:value-type="float">
            <text:p>6,1408966779709</text:p>
          </table:table-cell>
          <table:table-cell office:value-type="float" office:value="-53.378651855858" calcext:value-type="float">
            <text:p>-53,37865185585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430</text:p>
          </table:table-cell>
          <table:table-cell office:value-type="float" office:value="0.90517714619637" calcext:value-type="float">
            <text:p>0,90517714619637</text:p>
          </table:table-cell>
          <table:table-cell office:value-type="float" office:value="-0.5850326269865" calcext:value-type="float">
            <text:p>-0,5850326269865</text:p>
          </table:table-cell>
          <table:table-cell office:value-type="float" office:value="86.743213568523" calcext:value-type="float">
            <text:p>86,74321356852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441</text:p>
          </table:table-cell>
          <table:table-cell office:value-type="float" office:value="3.1487655639648" calcext:value-type="float">
            <text:p>3,1487655639648</text:p>
          </table:table-cell>
          <table:table-cell office:value-type="float" office:value="1.0033921152353" calcext:value-type="float">
            <text:p>1,0033921152353</text:p>
          </table:table-cell>
          <table:table-cell office:value-type="float" office:value="-19.892543364482" calcext:value-type="float">
            <text:p>-19,892543364482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452</text:p>
          </table:table-cell>
          <table:table-cell office:value-type="float" office:value="-0.12735557742417" calcext:value-type="float">
            <text:p>-0,12735557742417</text:p>
          </table:table-cell>
          <table:table-cell office:value-type="float" office:value="2.4213027954102" calcext:value-type="float">
            <text:p>2,4213027954102</text:p>
          </table:table-cell>
          <table:table-cell office:value-type="float" office:value="167.60524822648" calcext:value-type="float">
            <text:p>167,6052482264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463</text:p>
          </table:table-cell>
          <table:table-cell office:value-type="float" office:value="3.0031424760818" calcext:value-type="float">
            <text:p>3,0031424760818</text:p>
          </table:table-cell>
          <table:table-cell office:value-type="float" office:value="1.5918645262718" calcext:value-type="float">
            <text:p>1,5918645262718</text:p>
          </table:table-cell>
          <table:table-cell office:value-type="float" office:value="-22.287125610242" calcext:value-type="float">
            <text:p>-22,28712561024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474</text:p>
          </table:table-cell>
          <table:table-cell office:value-type="float" office:value="4.9150186777115" calcext:value-type="float">
            <text:p>4,9150186777115</text:p>
          </table:table-cell>
          <table:table-cell office:value-type="float" office:value="0.39403773844242" calcext:value-type="float">
            <text:p>0,39403773844242</text:p>
          </table:table-cell>
          <table:table-cell office:value-type="float" office:value="75.391291812727" calcext:value-type="float">
            <text:p>75,39129181272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485</text:p>
          </table:table-cell>
          <table:table-cell office:value-type="float" office:value="7.6888477802277" calcext:value-type="float">
            <text:p>7,6888477802277</text:p>
          </table:table-cell>
          <table:table-cell office:value-type="float" office:value="1.4770995080471" calcext:value-type="float">
            <text:p>1,4770995080471</text:p>
          </table:table-cell>
          <table:table-cell office:value-type="float" office:value="-73.572972777543" calcext:value-type="float">
            <text:p>-73,57297277754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496</text:p>
          </table:table-cell>
          <table:table-cell office:value-type="float" office:value="6.2442374229431" calcext:value-type="float">
            <text:p>6,2442374229431</text:p>
          </table:table-cell>
          <table:table-cell office:value-type="float" office:value="1.0738281160593" calcext:value-type="float">
            <text:p>1,0738281160593</text:p>
          </table:table-cell>
          <table:table-cell office:value-type="float" office:value="158.01273941234" calcext:value-type="float">
            <text:p>158,0127394123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507</text:p>
          </table:table-cell>
          <table:table-cell office:value-type="float" office:value="-1.5812954306602" calcext:value-type="float">
            <text:p>-1,5812954306602</text:p>
          </table:table-cell>
          <table:table-cell office:value-type="float" office:value="6.9228929281235" calcext:value-type="float">
            <text:p>6,9228929281235</text:p>
          </table:table-cell>
          <table:table-cell office:value-type="float" office:value="38.796069136091" calcext:value-type="float">
            <text:p>38,79606913609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518</text:p>
          </table:table-cell>
          <table:table-cell office:value-type="float" office:value="1.0131625831127" calcext:value-type="float">
            <text:p>1,0131625831127</text:p>
          </table:table-cell>
          <table:table-cell office:value-type="float" office:value="4.898784160614" calcext:value-type="float">
            <text:p>4,898784160614</text:p>
          </table:table-cell>
          <table:table-cell office:value-type="float" office:value="79.040250960429" calcext:value-type="float">
            <text:p>79,04025096042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529</text:p>
          </table:table-cell>
          <table:table-cell office:value-type="float" office:value="1.7817571759224" calcext:value-type="float">
            <text:p>1,7817571759224</text:p>
          </table:table-cell>
          <table:table-cell office:value-type="float" office:value="3.4277302026749" calcext:value-type="float">
            <text:p>3,4277302026749</text:p>
          </table:table-cell>
          <table:table-cell office:value-type="float" office:value="-28.431143920133" calcext:value-type="float">
            <text:p>-28,43114392013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540</text:p>
          </table:table-cell>
          <table:table-cell office:value-type="float" office:value="5.5325281620026" calcext:value-type="float">
            <text:p>5,5325281620026</text:p>
          </table:table-cell>
          <table:table-cell office:value-type="float" office:value="3.7412521243095" calcext:value-type="float">
            <text:p>3,7412521243095</text:p>
          </table:table-cell>
          <table:table-cell office:value-type="float" office:value="60.563104167865" calcext:value-type="float">
            <text:p>60,56310416786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551</text:p>
          </table:table-cell>
          <table:table-cell office:value-type="float" office:value="4.229444861412" calcext:value-type="float">
            <text:p>4,229444861412</text:p>
          </table:table-cell>
          <table:table-cell office:value-type="float" office:value="3.7194222211838" calcext:value-type="float">
            <text:p>3,7194222211838</text:p>
          </table:table-cell>
          <table:table-cell office:value-type="float" office:value="-27.639646249212" calcext:value-type="float">
            <text:p>-27,63964624921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562</text:p>
          </table:table-cell>
          <table:table-cell office:value-type="float" office:value="7.5507938861847" calcext:value-type="float">
            <text:p>7,5507938861847</text:p>
          </table:table-cell>
          <table:table-cell office:value-type="float" office:value="1.9325125217438" calcext:value-type="float">
            <text:p>1,9325125217438</text:p>
          </table:table-cell>
          <table:table-cell office:value-type="float" office:value="-139.46926517851" calcext:value-type="float">
            <text:p>-139,4692651785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573</text:p>
          </table:table-cell>
          <table:table-cell office:value-type="float" office:value="8.5656899213791" calcext:value-type="float">
            <text:p>8,5656899213791</text:p>
          </table:table-cell>
          <table:table-cell office:value-type="float" office:value="5.9988296031952" calcext:value-type="float">
            <text:p>5,9988296031952</text:p>
          </table:table-cell>
          <table:table-cell office:value-type="float" office:value="-149.19015100807" calcext:value-type="float">
            <text:p>-149,1901510080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584</text:p>
          </table:table-cell>
          <table:table-cell office:value-type="float" office:value="0.26570677757263" calcext:value-type="float">
            <text:p>0,26570677757263</text:p>
          </table:table-cell>
          <table:table-cell office:value-type="float" office:value="3.839253783226" calcext:value-type="float">
            <text:p>3,839253783226</text:p>
          </table:table-cell>
          <table:table-cell office:value-type="float" office:value="157.69628658416" calcext:value-type="float">
            <text:p>157,6962865841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595</text:p>
          </table:table-cell>
          <table:table-cell office:value-type="float" office:value="0.16690041869879" calcext:value-type="float">
            <text:p>0,16690041869879</text:p>
          </table:table-cell>
          <table:table-cell office:value-type="float" office:value="1.6924284398556" calcext:value-type="float">
            <text:p>1,6924284398556</text:p>
          </table:table-cell>
          <table:table-cell office:value-type="float" office:value="126.3016758451" calcext:value-type="float">
            <text:p>126,301675845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606</text:p>
          </table:table-cell>
          <table:table-cell office:value-type="float" office:value="3.5106283426285" calcext:value-type="float">
            <text:p>3,5106283426285</text:p>
          </table:table-cell>
          <table:table-cell office:value-type="float" office:value="5.4278874397278" calcext:value-type="float">
            <text:p>5,4278874397278</text:p>
          </table:table-cell>
          <table:table-cell office:value-type="float" office:value="-11.511593487612" calcext:value-type="float">
            <text:p>-11,51159348761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617</text:p>
          </table:table-cell>
          <table:table-cell office:value-type="float" office:value="5.3921806812286" calcext:value-type="float">
            <text:p>5,3921806812286</text:p>
          </table:table-cell>
          <table:table-cell office:value-type="float" office:value="5.9294605255127" calcext:value-type="float">
            <text:p>5,9294605255127</text:p>
          </table:table-cell>
          <table:table-cell office:value-type="float" office:value="88.250075176263" calcext:value-type="float">
            <text:p>88,25007517626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628</text:p>
          </table:table-cell>
          <table:table-cell office:value-type="float" office:value="6.52707695961" calcext:value-type="float">
            <text:p>6,52707695961</text:p>
          </table:table-cell>
          <table:table-cell office:value-type="float" office:value="5.3422379493713" calcext:value-type="float">
            <text:p>5,3422379493713</text:p>
          </table:table-cell>
          <table:table-cell office:value-type="float" office:value="-17.365425825119" calcext:value-type="float">
            <text:p>-17,36542582511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639</text:p>
          </table:table-cell>
          <table:table-cell office:value-type="float" office:value="7.0679658651352" calcext:value-type="float">
            <text:p>7,0679658651352</text:p>
          </table:table-cell>
          <table:table-cell office:value-type="float" office:value="3.1194275617599" calcext:value-type="float">
            <text:p>3,1194275617599</text:p>
          </table:table-cell>
          <table:table-cell office:value-type="float" office:value="-70.500582646412" calcext:value-type="float">
            <text:p>-70,50058264641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650</text:p>
          </table:table-cell>
          <table:table-cell office:value-type="float" office:value="7.6291447877884" calcext:value-type="float">
            <text:p>7,6291447877884</text:p>
          </table:table-cell>
          <table:table-cell office:value-type="float" office:value="5.1193004846573" calcext:value-type="float">
            <text:p>5,1193004846573</text:p>
          </table:table-cell>
          <table:table-cell office:value-type="float" office:value="78.981638714007" calcext:value-type="float">
            <text:p>78,98163871400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661</text:p>
          </table:table-cell>
          <table:table-cell office:value-type="float" office:value="-1.4415308833122" calcext:value-type="float">
            <text:p>-1,4415308833122</text:p>
          </table:table-cell>
          <table:table-cell office:value-type="float" office:value="7.2220802307129" calcext:value-type="float">
            <text:p>7,2220802307129</text:p>
          </table:table-cell>
          <table:table-cell office:value-type="float" office:value="28.241486116579" calcext:value-type="float">
            <text:p>28,24148611657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672</text:p>
          </table:table-cell>
          <table:table-cell office:value-type="float" office:value="-0.24861246347427" calcext:value-type="float">
            <text:p>-0,24861246347427</text:p>
          </table:table-cell>
          <table:table-cell office:value-type="float" office:value="10.1276242733" calcext:value-type="float">
            <text:p>10,1276242733</text:p>
          </table:table-cell>
          <table:table-cell office:value-type="float" office:value="-157.59624189632" calcext:value-type="float">
            <text:p>-157,5962418963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683</text:p>
          </table:table-cell>
          <table:table-cell office:value-type="float" office:value="-1.3129580020905" calcext:value-type="float">
            <text:p>-1,3129580020905</text:p>
          </table:table-cell>
          <table:table-cell office:value-type="float" office:value="5.2134656906128" calcext:value-type="float">
            <text:p>5,2134656906128</text:p>
          </table:table-cell>
          <table:table-cell office:value-type="float" office:value="-61.654165292242" calcext:value-type="float">
            <text:p>-61,65416529224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694</text:p>
          </table:table-cell>
          <table:table-cell office:value-type="float" office:value="6.3535892963409" calcext:value-type="float">
            <text:p>6,3535892963409</text:p>
          </table:table-cell>
          <table:table-cell office:value-type="float" office:value="5.8241963386536" calcext:value-type="float">
            <text:p>5,8241963386536</text:p>
          </table:table-cell>
          <table:table-cell office:value-type="float" office:value="-49.641825590923" calcext:value-type="float">
            <text:p>-49,64182559092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705</text:p>
          </table:table-cell>
          <table:table-cell office:value-type="float" office:value="6.4523124694824" calcext:value-type="float">
            <text:p>6,4523124694824</text:p>
          </table:table-cell>
          <table:table-cell office:value-type="float" office:value="7.7901345491409" calcext:value-type="float">
            <text:p>7,7901345491409</text:p>
          </table:table-cell>
          <table:table-cell office:value-type="float" office:value="-75.18235968936" calcext:value-type="float">
            <text:p>-75,1823596893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716</text:p>
          </table:table-cell>
          <table:table-cell office:value-type="float" office:value="8.6599171161652" calcext:value-type="float">
            <text:p>8,6599171161652</text:p>
          </table:table-cell>
          <table:table-cell office:value-type="float" office:value="8.7647879123688" calcext:value-type="float">
            <text:p>8,7647879123688</text:p>
          </table:table-cell>
          <table:table-cell office:value-type="float" office:value="-3.5404170252335" calcext:value-type="float">
            <text:p>-3,540417025233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727</text:p>
          </table:table-cell>
          <table:table-cell office:value-type="float" office:value="9.3962812423706" calcext:value-type="float">
            <text:p>9,3962812423706</text:p>
          </table:table-cell>
          <table:table-cell office:value-type="float" office:value="9.100233912468" calcext:value-type="float">
            <text:p>9,100233912468</text:p>
          </table:table-cell>
          <table:table-cell office:value-type="float" office:value="-29.45525744918" calcext:value-type="float">
            <text:p>-29,4552574491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738</text:p>
          </table:table-cell>
          <table:table-cell office:value-type="float" office:value="1.2227465957403" calcext:value-type="float">
            <text:p>1,2227465957403</text:p>
          </table:table-cell>
          <table:table-cell office:value-type="float" office:value="10.137710571289" calcext:value-type="float">
            <text:p>10,137710571289</text:p>
          </table:table-cell>
          <table:table-cell office:value-type="float" office:value="87.888226387607" calcext:value-type="float">
            <text:p>87,88822638760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749</text:p>
          </table:table-cell>
          <table:table-cell office:value-type="float" office:value="0.98213970661163" calcext:value-type="float">
            <text:p>0,98213970661163</text:p>
          </table:table-cell>
          <table:table-cell office:value-type="float" office:value="7.5138640403748" calcext:value-type="float">
            <text:p>7,5138640403748</text:p>
          </table:table-cell>
          <table:table-cell office:value-type="float" office:value="32.150368401959" calcext:value-type="float">
            <text:p>32,15036840195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760</text:p>
          </table:table-cell>
          <table:table-cell office:value-type="float" office:value="-0.27734443545341" calcext:value-type="float">
            <text:p>-0,27734443545341</text:p>
          </table:table-cell>
          <table:table-cell office:value-type="float" office:value="8.1398022174835" calcext:value-type="float">
            <text:p>8,1398022174835</text:p>
          </table:table-cell>
          <table:table-cell office:value-type="float" office:value="-177.11836365378" calcext:value-type="float">
            <text:p>-177,1183636537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771</text:p>
          </table:table-cell>
          <table:table-cell office:value-type="float" office:value="6.6061317920685" calcext:value-type="float">
            <text:p>6,6061317920685</text:p>
          </table:table-cell>
          <table:table-cell office:value-type="float" office:value="10.89546918869" calcext:value-type="float">
            <text:p>10,89546918869</text:p>
          </table:table-cell>
          <table:table-cell office:value-type="float" office:value="155.0650839593" calcext:value-type="float">
            <text:p>155,065083959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782</text:p>
          </table:table-cell>
          <table:table-cell office:value-type="float" office:value="2.8204950690269" calcext:value-type="float">
            <text:p>2,8204950690269</text:p>
          </table:table-cell>
          <table:table-cell office:value-type="float" office:value="5.5594396591187" calcext:value-type="float">
            <text:p>5,5594396591187</text:p>
          </table:table-cell>
          <table:table-cell office:value-type="float" office:value="125.46168315183" calcext:value-type="float">
            <text:p>125,4616831518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793</text:p>
          </table:table-cell>
          <table:table-cell office:value-type="float" office:value="8.9230889081955" calcext:value-type="float">
            <text:p>8,9230889081955</text:p>
          </table:table-cell>
          <table:table-cell office:value-type="float" office:value="7.4646842479706" calcext:value-type="float">
            <text:p>7,4646842479706</text:p>
          </table:table-cell>
          <table:table-cell office:value-type="float" office:value="-153.46253753468" calcext:value-type="float">
            <text:p>-153,4625375346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804</text:p>
          </table:table-cell>
          <table:table-cell office:value-type="float" office:value="7.6861149072647" calcext:value-type="float">
            <text:p>7,6861149072647</text:p>
          </table:table-cell>
          <table:table-cell office:value-type="float" office:value="9.8694008588791" calcext:value-type="float">
            <text:p>9,8694008588791</text:p>
          </table:table-cell>
          <table:table-cell office:value-type="float" office:value="-37.311119638431" calcext:value-type="float">
            <text:p>-37,31111963843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815</text:p>
          </table:table-cell>
          <table:table-cell office:value-type="float" office:value="0.06451697088778" calcext:value-type="float">
            <text:p>0,06451697088778</text:p>
          </table:table-cell>
          <table:table-cell office:value-type="float" office:value="9.3772238492966" calcext:value-type="float">
            <text:p>9,3772238492966</text:p>
          </table:table-cell>
          <table:table-cell office:value-type="float" office:value="5.6052534918117" calcext:value-type="float">
            <text:p>5,605253491811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826</text:p>
          </table:table-cell>
          <table:table-cell office:value-type="float" office:value="3.1504505872726" calcext:value-type="float">
            <text:p>3,1504505872726</text:p>
          </table:table-cell>
          <table:table-cell office:value-type="float" office:value="9.61610019207" calcext:value-type="float">
            <text:p>9,61610019207</text:p>
          </table:table-cell>
          <table:table-cell office:value-type="float" office:value="-155.89072598014" calcext:value-type="float">
            <text:p>-155,8907259801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837</text:p>
          </table:table-cell>
          <table:table-cell office:value-type="float" office:value="3.5395067930222" calcext:value-type="float">
            <text:p>3,5395067930222</text:p>
          </table:table-cell>
          <table:table-cell office:value-type="float" office:value="6.606467962265" calcext:value-type="float">
            <text:p>6,606467962265</text:p>
          </table:table-cell>
          <table:table-cell office:value-type="float" office:value="149.98300515922" calcext:value-type="float">
            <text:p>149,9830051592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848</text:p>
          </table:table-cell>
          <table:table-cell office:value-type="float" office:value="3.3728867769241" calcext:value-type="float">
            <text:p>3,3728867769241</text:p>
          </table:table-cell>
          <table:table-cell office:value-type="float" office:value="9.97702896595" calcext:value-type="float">
            <text:p>9,97702896595</text:p>
          </table:table-cell>
          <table:table-cell office:value-type="float" office:value="-3.8051077040138" calcext:value-type="float">
            <text:p>-3,805107704013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859</text:p>
          </table:table-cell>
          <table:table-cell office:value-type="float" office:value="6.9507282972336" calcext:value-type="float">
            <text:p>6,9507282972336</text:p>
          </table:table-cell>
          <table:table-cell office:value-type="float" office:value="9.3980467319489" calcext:value-type="float">
            <text:p>9,3980467319489</text:p>
          </table:table-cell>
          <table:table-cell office:value-type="float" office:value="177.02090208697" calcext:value-type="float">
            <text:p>177,0209020869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870</text:p>
          </table:table-cell>
          <table:table-cell office:value-type="float" office:value="9.7583931684494" calcext:value-type="float">
            <text:p>9,7583931684494</text:p>
          </table:table-cell>
          <table:table-cell office:value-type="float" office:value="7.039447426796" calcext:value-type="float">
            <text:p>7,039447426796</text:p>
          </table:table-cell>
          <table:table-cell office:value-type="float" office:value="-160.61258923476" calcext:value-type="float">
            <text:p>-160,6125892347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881</text:p>
          </table:table-cell>
          <table:table-cell office:value-type="float" office:value="7.9905688762665" calcext:value-type="float">
            <text:p>7,9905688762665</text:p>
          </table:table-cell>
          <table:table-cell office:value-type="float" office:value="11.081357002258" calcext:value-type="float">
            <text:p>11,081357002258</text:p>
          </table:table-cell>
          <table:table-cell office:value-type="float" office:value="-54.916032560312" calcext:value-type="float">
            <text:p>-54,91603256031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892</text:p>
          </table:table-cell>
          <table:table-cell office:value-type="float" office:value="0.38647390902042" calcext:value-type="float">
            <text:p>0,38647390902042</text:p>
          </table:table-cell>
          <table:table-cell office:value-type="float" office:value="8.7662267684937" calcext:value-type="float">
            <text:p>8,7662267684937</text:p>
          </table:table-cell>
          <table:table-cell office:value-type="float" office:value="-62.447197118383" calcext:value-type="float">
            <text:p>-62,44719711838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903</text:p>
          </table:table-cell>
          <table:table-cell office:value-type="float" office:value="-0.13460556976497" calcext:value-type="float">
            <text:p>-0,13460556976497</text:p>
          </table:table-cell>
          <table:table-cell office:value-type="float" office:value="9.3145096302032" calcext:value-type="float">
            <text:p>9,3145096302032</text:p>
          </table:table-cell>
          <table:table-cell office:value-type="float" office:value="140.49129273481" calcext:value-type="float">
            <text:p>140,4912927348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15</text:p>
          </table:table-cell>
          <table:table-cell office:value-type="float" office:value="-1.5849989652634" calcext:value-type="float">
            <text:p>-1,5849989652634</text:p>
          </table:table-cell>
          <table:table-cell office:value-type="float" office:value="3.5776025056839" calcext:value-type="float">
            <text:p>3,5776025056839</text:p>
          </table:table-cell>
          <table:table-cell office:value-type="float" office:value="-24.058111344173" calcext:value-type="float">
            <text:p>-24,05811134417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364</text:p>
          </table:table-cell>
          <table:table-cell office:value-type="float" office:value="1.4135171473026" calcext:value-type="float">
            <text:p>1,4135171473026</text:p>
          </table:table-cell>
          <table:table-cell office:value-type="float" office:value="-0.098443161696196" calcext:value-type="float">
            <text:p>-0,098443161696196</text:p>
          </table:table-cell>
          <table:table-cell office:value-type="float" office:value="-79.950083592895" calcext:value-type="float">
            <text:p>-79,95008359289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375</text:p>
          </table:table-cell>
          <table:table-cell office:value-type="float" office:value="3.9413815736771" calcext:value-type="float">
            <text:p>3,9413815736771</text:p>
          </table:table-cell>
          <table:table-cell office:value-type="float" office:value="0.67679449915886" calcext:value-type="float">
            <text:p>0,67679449915886</text:p>
          </table:table-cell>
          <table:table-cell office:value-type="float" office:value="-145.28571572273" calcext:value-type="float">
            <text:p>-145,2857157227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386</text:p>
          </table:table-cell>
          <table:table-cell office:value-type="float" office:value="2.2679908573627" calcext:value-type="float">
            <text:p>2,2679908573627</text:p>
          </table:table-cell>
          <table:table-cell office:value-type="float" office:value="0.64429447054863" calcext:value-type="float">
            <text:p>0,64429447054863</text:p>
          </table:table-cell>
          <table:table-cell office:value-type="float" office:value="-23.149621524629" calcext:value-type="float">
            <text:p>-23,14962152462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397</text:p>
          </table:table-cell>
          <table:table-cell office:value-type="float" office:value="4.4448819756508" calcext:value-type="float">
            <text:p>4,4448819756508</text:p>
          </table:table-cell>
          <table:table-cell office:value-type="float" office:value="-0.58505676686764" calcext:value-type="float">
            <text:p>-0,58505676686764</text:p>
          </table:table-cell>
          <table:table-cell office:value-type="float" office:value="125.05211496049" calcext:value-type="float">
            <text:p>125,0521149604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408</text:p>
          </table:table-cell>
          <table:table-cell office:value-type="float" office:value="10.075381994247" calcext:value-type="float">
            <text:p>10,075381994247</text:p>
          </table:table-cell>
          <table:table-cell office:value-type="float" office:value="2.6615586876869" calcext:value-type="float">
            <text:p>2,6615586876869</text:p>
          </table:table-cell>
          <table:table-cell office:value-type="float" office:value="-115.87938381608" calcext:value-type="float">
            <text:p>-115,8793838160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419</text:p>
          </table:table-cell>
          <table:table-cell office:value-type="float" office:value="9.2915725708008" calcext:value-type="float">
            <text:p>9,2915725708008</text:p>
          </table:table-cell>
          <table:table-cell office:value-type="float" office:value="6.3183987140656" calcext:value-type="float">
            <text:p>6,3183987140656</text:p>
          </table:table-cell>
          <table:table-cell office:value-type="float" office:value="-135.58430580577" calcext:value-type="float">
            <text:p>-135,5843058057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430</text:p>
          </table:table-cell>
          <table:table-cell office:value-type="float" office:value="1.133132353425" calcext:value-type="float">
            <text:p>1,133132353425</text:p>
          </table:table-cell>
          <table:table-cell office:value-type="float" office:value="-0.57975243777037" calcext:value-type="float">
            <text:p>-0,57975243777037</text:p>
          </table:table-cell>
          <table:table-cell office:value-type="float" office:value="124.74406752617" calcext:value-type="float">
            <text:p>124,7440675261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441</text:p>
          </table:table-cell>
          <table:table-cell office:value-type="float" office:value="3.1808412075043" calcext:value-type="float">
            <text:p>3,1808412075043</text:p>
          </table:table-cell>
          <table:table-cell office:value-type="float" office:value="1.2325716018677" calcext:value-type="float">
            <text:p>1,2325716018677</text:p>
          </table:table-cell>
          <table:table-cell office:value-type="float" office:value="-106.69664820288" calcext:value-type="float">
            <text:p>-106,69664820288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452</text:p>
          </table:table-cell>
          <table:table-cell office:value-type="float" office:value="0.088688042014837" calcext:value-type="float">
            <text:p>0,088688042014837</text:p>
          </table:table-cell>
          <table:table-cell office:value-type="float" office:value="2.3628106713295" calcext:value-type="float">
            <text:p>2,3628106713295</text:p>
          </table:table-cell>
          <table:table-cell office:value-type="float" office:value="163.27789179079" calcext:value-type="float">
            <text:p>163,2778917907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463</text:p>
          </table:table-cell>
          <table:table-cell office:value-type="float" office:value="3.056206703186" calcext:value-type="float">
            <text:p>3,056206703186</text:p>
          </table:table-cell>
          <table:table-cell office:value-type="float" office:value="1.8117299675941" calcext:value-type="float">
            <text:p>1,8117299675941</text:p>
          </table:table-cell>
          <table:table-cell office:value-type="float" office:value="-112.51136299911" calcext:value-type="float">
            <text:p>-112,5113629991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474</text:p>
          </table:table-cell>
          <table:table-cell office:value-type="float" office:value="4.7265347838402" calcext:value-type="float">
            <text:p>4,7265347838402</text:p>
          </table:table-cell>
          <table:table-cell office:value-type="float" office:value="0.20386572927237" calcext:value-type="float">
            <text:p>0,20386572927237</text:p>
          </table:table-cell>
          <table:table-cell office:value-type="float" office:value="39.524160752631" calcext:value-type="float">
            <text:p>39,52416075263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485</text:p>
          </table:table-cell>
          <table:table-cell office:value-type="float" office:value="7.8881508111954" calcext:value-type="float">
            <text:p>7,8881508111954</text:p>
          </table:table-cell>
          <table:table-cell office:value-type="float" office:value="1.5756969153881" calcext:value-type="float">
            <text:p>1,5756969153881</text:p>
          </table:table-cell>
          <table:table-cell office:value-type="float" office:value="-163.76705837857" calcext:value-type="float">
            <text:p>-163,7670583785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496</text:p>
          </table:table-cell>
          <table:table-cell office:value-type="float" office:value="6.4080220460892" calcext:value-type="float">
            <text:p>6,4080220460892</text:p>
          </table:table-cell>
          <table:table-cell office:value-type="float" office:value="0.82971125841141" calcext:value-type="float">
            <text:p>0,82971125841141</text:p>
          </table:table-cell>
          <table:table-cell office:value-type="float" office:value="123.23741092803" calcext:value-type="float">
            <text:p>123,2374109280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507</text:p>
          </table:table-cell>
          <table:table-cell office:value-type="float" office:value="-1.4490592479706" calcext:value-type="float">
            <text:p>-1,4490592479706</text:p>
          </table:table-cell>
          <table:table-cell office:value-type="float" office:value="6.6894483566284" calcext:value-type="float">
            <text:p>6,6894483566284</text:p>
          </table:table-cell>
          <table:table-cell office:value-type="float" office:value="126.03862118569" calcext:value-type="float">
            <text:p>126,0386211856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518</text:p>
          </table:table-cell>
          <table:table-cell office:value-type="float" office:value="0.91759875416756" calcext:value-type="float">
            <text:p>0,91759875416756</text:p>
          </table:table-cell>
          <table:table-cell office:value-type="float" office:value="4.5227360725403" calcext:value-type="float">
            <text:p>4,5227360725403</text:p>
          </table:table-cell>
          <table:table-cell office:value-type="float" office:value="74.536675100873" calcext:value-type="float">
            <text:p>74,53667510087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529</text:p>
          </table:table-cell>
          <table:table-cell office:value-type="float" office:value="1.4424899220467" calcext:value-type="float">
            <text:p>1,4424899220467</text:p>
          </table:table-cell>
          <table:table-cell office:value-type="float" office:value="3.5756069421768" calcext:value-type="float">
            <text:p>3,5756069421768</text:p>
          </table:table-cell>
          <table:table-cell office:value-type="float" office:value="-22.099437607322" calcext:value-type="float">
            <text:p>-22,09943760732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540</text:p>
          </table:table-cell>
          <table:table-cell office:value-type="float" office:value="5.5735045671463" calcext:value-type="float">
            <text:p>5,5735045671463</text:p>
          </table:table-cell>
          <table:table-cell office:value-type="float" office:value="3.4750965237617" calcext:value-type="float">
            <text:p>3,4750965237617</text:p>
          </table:table-cell>
          <table:table-cell office:value-type="float" office:value="105.95277084666" calcext:value-type="float">
            <text:p>105,9527708466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551</text:p>
          </table:table-cell>
          <table:table-cell office:value-type="float" office:value="3.9176064729691" calcext:value-type="float">
            <text:p>3,9176064729691</text:p>
          </table:table-cell>
          <table:table-cell office:value-type="float" office:value="3.7228840589523" calcext:value-type="float">
            <text:p>3,7228840589523</text:p>
          </table:table-cell>
          <table:table-cell office:value-type="float" office:value="4.9418876789937" calcext:value-type="float">
            <text:p>4,941887678993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562</text:p>
          </table:table-cell>
          <table:table-cell office:value-type="float" office:value="7.6265525817871" calcext:value-type="float">
            <text:p>7,6265525817871</text:p>
          </table:table-cell>
          <table:table-cell office:value-type="float" office:value="2.0968428254128" calcext:value-type="float">
            <text:p>2,0968428254128</text:p>
          </table:table-cell>
          <table:table-cell office:value-type="float" office:value="-95.575895279076" calcext:value-type="float">
            <text:p>-95,57589527907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573</text:p>
          </table:table-cell>
          <table:table-cell office:value-type="float" office:value="8.5194253921509" calcext:value-type="float">
            <text:p>8,5194253921509</text:p>
          </table:table-cell>
          <table:table-cell office:value-type="float" office:value="6.2096482515335" calcext:value-type="float">
            <text:p>6,2096482515335</text:p>
          </table:table-cell>
          <table:table-cell office:value-type="float" office:value="-65.084030673762" calcext:value-type="float">
            <text:p>-65,08403067376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584</text:p>
          </table:table-cell>
          <table:table-cell office:value-type="float" office:value="0.48607088625431" calcext:value-type="float">
            <text:p>0,48607088625431</text:p>
          </table:table-cell>
          <table:table-cell office:value-type="float" office:value="3.9793691039085" calcext:value-type="float">
            <text:p>3,9793691039085</text:p>
          </table:table-cell>
          <table:table-cell office:value-type="float" office:value="-137.67450174708" calcext:value-type="float">
            <text:p>-137,6745017470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595</text:p>
          </table:table-cell>
          <table:table-cell office:value-type="float" office:value="0.12885759584606" calcext:value-type="float">
            <text:p>0,12885759584606</text:p>
          </table:table-cell>
          <table:table-cell office:value-type="float" office:value="1.4890238642693" calcext:value-type="float">
            <text:p>1,4890238642693</text:p>
          </table:table-cell>
          <table:table-cell office:value-type="float" office:value="76.340670798235" calcext:value-type="float">
            <text:p>76,34067079823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606</text:p>
          </table:table-cell>
          <table:table-cell office:value-type="float" office:value="3.3869582414627" calcext:value-type="float">
            <text:p>3,3869582414627</text:p>
          </table:table-cell>
          <table:table-cell office:value-type="float" office:value="5.2485001087189" calcext:value-type="float">
            <text:p>5,2485001087189</text:p>
          </table:table-cell>
          <table:table-cell office:value-type="float" office:value="69.899111796337" calcext:value-type="float">
            <text:p>69,89911179633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617</text:p>
          </table:table-cell>
          <table:table-cell office:value-type="float" office:value="5.1952517032623" calcext:value-type="float">
            <text:p>5,1952517032623</text:p>
          </table:table-cell>
          <table:table-cell office:value-type="float" office:value="5.7202839851379" calcext:value-type="float">
            <text:p>5,7202839851379</text:p>
          </table:table-cell>
          <table:table-cell office:value-type="float" office:value="37.436923783296" calcext:value-type="float">
            <text:p>37,43692378329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628</text:p>
          </table:table-cell>
          <table:table-cell office:value-type="float" office:value="6.425906419754" calcext:value-type="float">
            <text:p>6,425906419754</text:p>
          </table:table-cell>
          <table:table-cell office:value-type="float" office:value="5.141853094101" calcext:value-type="float">
            <text:p>5,141853094101</text:p>
          </table:table-cell>
          <table:table-cell office:value-type="float" office:value="72.713005314967" calcext:value-type="float">
            <text:p>72,71300531496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639</text:p>
          </table:table-cell>
          <table:table-cell office:value-type="float" office:value="7.0945996046066" calcext:value-type="float">
            <text:p>7,0945996046066</text:p>
          </table:table-cell>
          <table:table-cell office:value-type="float" office:value="3.4315052628517" calcext:value-type="float">
            <text:p>3,4315052628517</text:p>
          </table:table-cell>
          <table:table-cell office:value-type="float" office:value="-97.972464409603" calcext:value-type="float">
            <text:p>-97,97246440960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650</text:p>
          </table:table-cell>
          <table:table-cell office:value-type="float" office:value="7.5534373521805" calcext:value-type="float">
            <text:p>7,5534373521805</text:p>
          </table:table-cell>
          <table:table-cell office:value-type="float" office:value="4.7289156913757" calcext:value-type="float">
            <text:p>4,7289156913757</text:p>
          </table:table-cell>
          <table:table-cell office:value-type="float" office:value="79.000062243954" calcext:value-type="float">
            <text:p>79,00006224395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661</text:p>
          </table:table-cell>
          <table:table-cell office:value-type="float" office:value="-1.4034393429756" calcext:value-type="float">
            <text:p>-1,4034393429756</text:p>
          </table:table-cell>
          <table:table-cell office:value-type="float" office:value="7.0161002874374" calcext:value-type="float">
            <text:p>7,0161002874374</text:p>
          </table:table-cell>
          <table:table-cell office:value-type="float" office:value="105.37634533682" calcext:value-type="float">
            <text:p>105,3763453368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672</text:p>
          </table:table-cell>
          <table:table-cell office:value-type="float" office:value="0.11684118770063" calcext:value-type="float">
            <text:p>0,11684118770063</text:p>
          </table:table-cell>
          <table:table-cell office:value-type="float" office:value="10.135134458542" calcext:value-type="float">
            <text:p>10,135134458542</text:p>
          </table:table-cell>
          <table:table-cell office:value-type="float" office:value="-175.31194200941" calcext:value-type="float">
            <text:p>-175,3119420094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683</text:p>
          </table:table-cell>
          <table:table-cell office:value-type="float" office:value="-1.5045514702797" calcext:value-type="float">
            <text:p>-1,5045514702797</text:p>
          </table:table-cell>
          <table:table-cell office:value-type="float" office:value="5.4682153463364" calcext:value-type="float">
            <text:p>5,4682153463364</text:p>
          </table:table-cell>
          <table:table-cell office:value-type="float" office:value="-50.771390936177" calcext:value-type="float">
            <text:p>-50,77139093617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694</text:p>
          </table:table-cell>
          <table:table-cell office:value-type="float" office:value="6.1654484272003" calcext:value-type="float">
            <text:p>6,1654484272003</text:p>
          </table:table-cell>
          <table:table-cell office:value-type="float" office:value="5.7057249546051" calcext:value-type="float">
            <text:p>5,7057249546051</text:p>
          </table:table-cell>
          <table:table-cell office:value-type="float" office:value="41.099970507774" calcext:value-type="float">
            <text:p>41,09997050777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705</text:p>
          </table:table-cell>
          <table:table-cell office:value-type="float" office:value="6.4121282100677" calcext:value-type="float">
            <text:p>6,4121282100677</text:p>
          </table:table-cell>
          <table:table-cell office:value-type="float" office:value="7.8905999660492" calcext:value-type="float">
            <text:p>7,8905999660492</text:p>
          </table:table-cell>
          <table:table-cell office:value-type="float" office:value="-70.860114826518" calcext:value-type="float">
            <text:p>-70,86011482651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716</text:p>
          </table:table-cell>
          <table:table-cell office:value-type="float" office:value="8.2618629932404" calcext:value-type="float">
            <text:p>8,2618629932404</text:p>
          </table:table-cell>
          <table:table-cell office:value-type="float" office:value="8.7894427776337" calcext:value-type="float">
            <text:p>8,7894427776337</text:p>
          </table:table-cell>
          <table:table-cell office:value-type="float" office:value="-3.5451085419412" calcext:value-type="float">
            <text:p>-3,545108541941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727</text:p>
          </table:table-cell>
          <table:table-cell office:value-type="float" office:value="9.0495109558105" calcext:value-type="float">
            <text:p>9,0495109558105</text:p>
          </table:table-cell>
          <table:table-cell office:value-type="float" office:value="9.2953377962112" calcext:value-type="float">
            <text:p>9,2953377962112</text:p>
          </table:table-cell>
          <table:table-cell office:value-type="float" office:value="-29.484758331518" calcext:value-type="float">
            <text:p>-29,48475833151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738</text:p>
          </table:table-cell>
          <table:table-cell office:value-type="float" office:value="1.1993499100208" calcext:value-type="float">
            <text:p>1,1993499100208</text:p>
          </table:table-cell>
          <table:table-cell office:value-type="float" office:value="9.7466534376144" calcext:value-type="float">
            <text:p>9,7466534376144</text:p>
          </table:table-cell>
          <table:table-cell office:value-type="float" office:value="86.104752151829" calcext:value-type="float">
            <text:p>86,10475215182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749</text:p>
          </table:table-cell>
          <table:table-cell office:value-type="float" office:value="0.64549118280411" calcext:value-type="float">
            <text:p>0,64549118280411</text:p>
          </table:table-cell>
          <table:table-cell office:value-type="float" office:value="7.3027575016022" calcext:value-type="float">
            <text:p>7,3027575016022</text:p>
          </table:table-cell>
          <table:table-cell office:value-type="float" office:value="32.24041545467" calcext:value-type="float">
            <text:p>32,2404154546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760</text:p>
          </table:table-cell>
          <table:table-cell office:value-type="float" office:value="0.055848648771644" calcext:value-type="float">
            <text:p>0,055848648771644</text:p>
          </table:table-cell>
          <table:table-cell office:value-type="float" office:value="8.0500733852386" calcext:value-type="float">
            <text:p>8,0500733852386</text:p>
          </table:table-cell>
          <table:table-cell office:value-type="float" office:value="159.64089837044" calcext:value-type="float">
            <text:p>159,6408983704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771</text:p>
          </table:table-cell>
          <table:table-cell office:value-type="float" office:value="6.8933427333832" calcext:value-type="float">
            <text:p>6,8933427333832</text:p>
          </table:table-cell>
          <table:table-cell office:value-type="float" office:value="10.677684545517" calcext:value-type="float">
            <text:p>10,677684545517</text:p>
          </table:table-cell>
          <table:table-cell office:value-type="float" office:value="139.22926726615" calcext:value-type="float">
            <text:p>139,2292672661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782</text:p>
          </table:table-cell>
          <table:table-cell office:value-type="float" office:value="3.0406782031059" calcext:value-type="float">
            <text:p>3,0406782031059</text:p>
          </table:table-cell>
          <table:table-cell office:value-type="float" office:value="5.5517011880875" calcext:value-type="float">
            <text:p>5,5517011880875</text:p>
          </table:table-cell>
          <table:table-cell office:value-type="float" office:value="-162.33553096747" calcext:value-type="float">
            <text:p>-162,3355309674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793</text:p>
          </table:table-cell>
          <table:table-cell office:value-type="float" office:value="9.1566288471222" calcext:value-type="float">
            <text:p>9,1566288471222</text:p>
          </table:table-cell>
          <table:table-cell office:value-type="float" office:value="7.6573777198792" calcext:value-type="float">
            <text:p>7,6573777198792</text:p>
          </table:table-cell>
          <table:table-cell office:value-type="float" office:value="-137.55567817931" calcext:value-type="float">
            <text:p>-137,5556781793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804</text:p>
          </table:table-cell>
          <table:table-cell office:value-type="float" office:value="7.3995888233185" calcext:value-type="float">
            <text:p>7,3995888233185</text:p>
          </table:table-cell>
          <table:table-cell office:value-type="float" office:value="9.9687814712524" calcext:value-type="float">
            <text:p>9,9687814712524</text:p>
          </table:table-cell>
          <table:table-cell office:value-type="float" office:value="-24.90021392798" calcext:value-type="float">
            <text:p>-24,9002139279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815</text:p>
          </table:table-cell>
          <table:table-cell office:value-type="float" office:value="-0.10213686153293" calcext:value-type="float">
            <text:p>-0,10213686153293</text:p>
          </table:table-cell>
          <table:table-cell office:value-type="float" office:value="9.3345946073532" calcext:value-type="float">
            <text:p>9,3345946073532</text:p>
          </table:table-cell>
          <table:table-cell office:value-type="float" office:value="-23.129139356552" calcext:value-type="float">
            <text:p>-23,12913935655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826</text:p>
          </table:table-cell>
          <table:table-cell office:value-type="float" office:value="3.0885776877403" calcext:value-type="float">
            <text:p>3,0885776877403</text:p>
          </table:table-cell>
          <table:table-cell office:value-type="float" office:value="9.8298645019531" calcext:value-type="float">
            <text:p>9,8298645019531</text:p>
          </table:table-cell>
          <table:table-cell office:value-type="float" office:value="-65.054967145252" calcext:value-type="float">
            <text:p>-65,05496714525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837</text:p>
          </table:table-cell>
          <table:table-cell office:value-type="float" office:value="3.8836842775345" calcext:value-type="float">
            <text:p>3,8836842775345</text:p>
          </table:table-cell>
          <table:table-cell office:value-type="float" office:value="6.4076310396194" calcext:value-type="float">
            <text:p>6,4076310396194</text:p>
          </table:table-cell>
          <table:table-cell office:value-type="float" office:value="149.92534279064" calcext:value-type="float">
            <text:p>149,9253427906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848</text:p>
          </table:table-cell>
          <table:table-cell office:value-type="float" office:value="3.3562979102135" calcext:value-type="float">
            <text:p>3,3562979102135</text:p>
          </table:table-cell>
          <table:table-cell office:value-type="float" office:value="10.19825220108" calcext:value-type="float">
            <text:p>10,19825220108</text:p>
          </table:table-cell>
          <table:table-cell office:value-type="float" office:value="-94.58765330588" calcext:value-type="float">
            <text:p>-94,5876533058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859</text:p>
          </table:table-cell>
          <table:table-cell office:value-type="float" office:value="7.1866255998611" calcext:value-type="float">
            <text:p>7,1866255998611</text:p>
          </table:table-cell>
          <table:table-cell office:value-type="float" office:value="9.3819296360016" calcext:value-type="float">
            <text:p>9,3819296360016</text:p>
          </table:table-cell>
          <table:table-cell office:value-type="float" office:value="168.47235685701" calcext:value-type="float">
            <text:p>168,4723568570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870</text:p>
          </table:table-cell>
          <table:table-cell office:value-type="float" office:value="9.949756860733" calcext:value-type="float">
            <text:p>9,949756860733</text:p>
          </table:table-cell>
          <table:table-cell office:value-type="float" office:value="6.9503629207611" calcext:value-type="float">
            <text:p>6,9503629207611</text:p>
          </table:table-cell>
          <table:table-cell office:value-type="float" office:value="151.87353541137" calcext:value-type="float">
            <text:p>151,8735354113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881</text:p>
          </table:table-cell>
          <table:table-cell office:value-type="float" office:value="7.8206181526184" calcext:value-type="float">
            <text:p>7,8206181526184</text:p>
          </table:table-cell>
          <table:table-cell office:value-type="float" office:value="11.077451705933" calcext:value-type="float">
            <text:p>11,077451705933</text:p>
          </table:table-cell>
          <table:table-cell office:value-type="float" office:value="-46.147884456975" calcext:value-type="float">
            <text:p>-46,14788445697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892</text:p>
          </table:table-cell>
          <table:table-cell office:value-type="float" office:value="0.4512694850564" calcext:value-type="float">
            <text:p>0,4512694850564</text:p>
          </table:table-cell>
          <table:table-cell office:value-type="float" office:value="8.9861786365509" calcext:value-type="float">
            <text:p>8,9861786365509</text:p>
          </table:table-cell>
          <table:table-cell office:value-type="float" office:value="-128.76902112536" calcext:value-type="float">
            <text:p>-128,7690211253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903</text:p>
          </table:table-cell>
          <table:table-cell office:value-type="float" office:value="-0.30207559466362" calcext:value-type="float">
            <text:p>-0,30207559466362</text:p>
          </table:table-cell>
          <table:table-cell office:value-type="float" office:value="9.2740309238434" calcext:value-type="float">
            <text:p>9,2740309238434</text:p>
          </table:table-cell>
          <table:table-cell office:value-type="float" office:value="140.29046532455" calcext:value-type="float">
            <text:p>140,2904653245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15</text:p>
          </table:table-cell>
          <table:table-cell office:value-type="float" office:value="-1.5850006043911" calcext:value-type="float">
            <text:p>-1,5850006043911</text:p>
          </table:table-cell>
          <table:table-cell office:value-type="float" office:value="3.7914460897446" calcext:value-type="float">
            <text:p>3,7914460897446</text:p>
          </table:table-cell>
          <table:table-cell office:value-type="float" office:value="-19.834060957477" calcext:value-type="float">
            <text:p>-19,83406095747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364</text:p>
          </table:table-cell>
          <table:table-cell office:value-type="float" office:value="1.1913124471903" calcext:value-type="float">
            <text:p>1,1913124471903</text:p>
          </table:table-cell>
          <table:table-cell office:value-type="float" office:value="-0.10645976290107" calcext:value-type="float">
            <text:p>-0,10645976290107</text:p>
          </table:table-cell>
          <table:table-cell office:value-type="float" office:value="10.829372770467" calcext:value-type="float">
            <text:p>10,82937277046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375</text:p>
          </table:table-cell>
          <table:table-cell office:value-type="float" office:value="4.2676702141762" calcext:value-type="float">
            <text:p>4,2676702141762</text:p>
          </table:table-cell>
          <table:table-cell office:value-type="float" office:value="0.90293928980827" calcext:value-type="float">
            <text:p>0,90293928980827</text:p>
          </table:table-cell>
          <table:table-cell office:value-type="float" office:value="-145.28216222289" calcext:value-type="float">
            <text:p>-145,2821622228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386</text:p>
          </table:table-cell>
          <table:table-cell office:value-type="float" office:value="1.9084268808365" calcext:value-type="float">
            <text:p>1,9084268808365</text:p>
          </table:table-cell>
          <table:table-cell office:value-type="float" office:value="0.73740929365158" calcext:value-type="float">
            <text:p>0,73740929365158</text:p>
          </table:table-cell>
          <table:table-cell office:value-type="float" office:value="-11.834434927649" calcext:value-type="float">
            <text:p>-11,83443492764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397</text:p>
          </table:table-cell>
          <table:table-cell office:value-type="float" office:value="4.7171631455421" calcext:value-type="float">
            <text:p>4,7171631455421</text:p>
          </table:table-cell>
          <table:table-cell office:value-type="float" office:value="-0.58500181883574" calcext:value-type="float">
            <text:p>-0,58500181883574</text:p>
          </table:table-cell>
          <table:table-cell office:value-type="float" office:value="93.724535529021" calcext:value-type="float">
            <text:p>93,72453552902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408</text:p>
          </table:table-cell>
          <table:table-cell office:value-type="float" office:value="10.085006952286" calcext:value-type="float">
            <text:p>10,085006952286</text:p>
          </table:table-cell>
          <table:table-cell office:value-type="float" office:value="3.0136203765869" calcext:value-type="float">
            <text:p>3,0136203765869</text:p>
          </table:table-cell>
          <table:table-cell office:value-type="float" office:value="-97.046333513442" calcext:value-type="float">
            <text:p>-97,04633351344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419</text:p>
          </table:table-cell>
          <table:table-cell office:value-type="float" office:value="9.4679987430573" calcext:value-type="float">
            <text:p>9,4679987430573</text:p>
          </table:table-cell>
          <table:table-cell office:value-type="float" office:value="6.1839705705643" calcext:value-type="float">
            <text:p>6,1839705705643</text:p>
          </table:table-cell>
          <table:table-cell office:value-type="float" office:value="133.82800217647" calcext:value-type="float">
            <text:p>133,8280021764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430</text:p>
          </table:table-cell>
          <table:table-cell office:value-type="float" office:value="1.4613518118858" calcext:value-type="float">
            <text:p>1,4613518118858</text:p>
          </table:table-cell>
          <table:table-cell office:value-type="float" office:value="-0.58501660823822" calcext:value-type="float">
            <text:p>-0,58501660823822</text:p>
          </table:table-cell>
          <table:table-cell office:value-type="float" office:value="124.15389953905" calcext:value-type="float">
            <text:p>124,1538995390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441</text:p>
          </table:table-cell>
          <table:table-cell office:value-type="float" office:value="3.4007158875465" calcext:value-type="float">
            <text:p>3,4007158875465</text:p>
          </table:table-cell>
          <table:table-cell office:value-type="float" office:value="1.1999346315861" calcext:value-type="float">
            <text:p>1,1999346315861</text:p>
          </table:table-cell>
          <table:table-cell office:value-type="float" office:value="162.70625667208" calcext:value-type="float">
            <text:p>162,70625667208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452</text:p>
          </table:table-cell>
          <table:table-cell office:value-type="float" office:value="0.21381394937634" calcext:value-type="float">
            <text:p>0,21381394937634</text:p>
          </table:table-cell>
          <table:table-cell office:value-type="float" office:value="2.305930107832" calcext:value-type="float">
            <text:p>2,305930107832</text:p>
          </table:table-cell>
          <table:table-cell office:value-type="float" office:value="156.81674070419" calcext:value-type="float">
            <text:p>156,8167407041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463</text:p>
          </table:table-cell>
          <table:table-cell office:value-type="float" office:value="3.2711410522461" calcext:value-type="float">
            <text:p>3,2711410522461</text:p>
          </table:table-cell>
          <table:table-cell office:value-type="float" office:value="1.7566457390785" calcext:value-type="float">
            <text:p>1,7566457390785</text:p>
          </table:table-cell>
          <table:table-cell office:value-type="float" office:value="156.89966025626" calcext:value-type="float">
            <text:p>156,8996602562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474</text:p>
          </table:table-cell>
          <table:table-cell office:value-type="float" office:value="4.4625416398048" calcext:value-type="float">
            <text:p>4,4625416398048</text:p>
          </table:table-cell>
          <table:table-cell office:value-type="float" office:value="0.1595451310277" calcext:value-type="float">
            <text:p>0,1595451310277</text:p>
          </table:table-cell>
          <table:table-cell office:value-type="float" office:value="3.6913833230924" calcext:value-type="float">
            <text:p>3,691383323092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485</text:p>
          </table:table-cell>
          <table:table-cell office:value-type="float" office:value="7.9806363582611" calcext:value-type="float">
            <text:p>7,9806363582611</text:p>
          </table:table-cell>
          <table:table-cell office:value-type="float" office:value="1.3736926019192" calcext:value-type="float">
            <text:p>1,3736926019192</text:p>
          </table:table-cell>
          <table:table-cell office:value-type="float" office:value="105.67183251594" calcext:value-type="float">
            <text:p>105,6718325159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496</text:p>
          </table:table-cell>
          <table:table-cell office:value-type="float" office:value="6.4936625957489" calcext:value-type="float">
            <text:p>6,4936625957489</text:p>
          </table:table-cell>
          <table:table-cell office:value-type="float" office:value="0.51110286265612" calcext:value-type="float">
            <text:p>0,51110286265612</text:p>
          </table:table-cell>
          <table:table-cell office:value-type="float" office:value="99.284184206823" calcext:value-type="float">
            <text:p>99,28418420682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507</text:p>
          </table:table-cell>
          <table:table-cell office:value-type="float" office:value="-1.4703388512135" calcext:value-type="float">
            <text:p>-1,4703388512135</text:p>
          </table:table-cell>
          <table:table-cell office:value-type="float" office:value="6.4959293603897" calcext:value-type="float">
            <text:p>6,4959293603897</text:p>
          </table:table-cell>
          <table:table-cell office:value-type="float" office:value="67.151819065118" calcext:value-type="float">
            <text:p>67,15181906511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518</text:p>
          </table:table-cell>
          <table:table-cell office:value-type="float" office:value="0.70768982172012" calcext:value-type="float">
            <text:p>0,70768982172012</text:p>
          </table:table-cell>
          <table:table-cell office:value-type="float" office:value="4.4622030854225" calcext:value-type="float">
            <text:p>4,4622030854225</text:p>
          </table:table-cell>
          <table:table-cell office:value-type="float" office:value="-1.7458964020583" calcext:value-type="float">
            <text:p>-1,745896402058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529</text:p>
          </table:table-cell>
          <table:table-cell office:value-type="float" office:value="1.129794716835" calcext:value-type="float">
            <text:p>1,129794716835</text:p>
          </table:table-cell>
          <table:table-cell office:value-type="float" office:value="3.7044394016266" calcext:value-type="float">
            <text:p>3,7044394016266</text:p>
          </table:table-cell>
          <table:table-cell office:value-type="float" office:value="-31.294576301696" calcext:value-type="float">
            <text:p>-31,29457630169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540</text:p>
          </table:table-cell>
          <table:table-cell office:value-type="float" office:value="5.790843963623" calcext:value-type="float">
            <text:p>5,790843963623</text:p>
          </table:table-cell>
          <table:table-cell office:value-type="float" office:value="3.3170422911644" calcext:value-type="float">
            <text:p>3,3170422911644</text:p>
          </table:table-cell>
          <table:table-cell office:value-type="float" office:value="151.33565854115" calcext:value-type="float">
            <text:p>151,3356585411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551</text:p>
          </table:table-cell>
          <table:table-cell office:value-type="float" office:value="3.6488148570061" calcext:value-type="float">
            <text:p>3,6488148570061</text:p>
          </table:table-cell>
          <table:table-cell office:value-type="float" office:value="3.5869416594505" calcext:value-type="float">
            <text:p>3,5869416594505</text:p>
          </table:table-cell>
          <table:table-cell office:value-type="float" office:value="29.836155047083" calcext:value-type="float">
            <text:p>29,83615504708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562</text:p>
          </table:table-cell>
          <table:table-cell office:value-type="float" office:value="7.4105644226074" calcext:value-type="float">
            <text:p>7,4105644226074</text:p>
          </table:table-cell>
          <table:table-cell office:value-type="float" office:value="2.1494850516319" calcext:value-type="float">
            <text:p>2,1494850516319</text:p>
          </table:table-cell>
          <table:table-cell office:value-type="float" office:value="-4.825487922711" calcext:value-type="float">
            <text:p>-4,82548792271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573</text:p>
          </table:table-cell>
          <table:table-cell office:value-type="float" office:value="8.3068865537643" calcext:value-type="float">
            <text:p>8,3068865537643</text:p>
          </table:table-cell>
          <table:table-cell office:value-type="float" office:value="6.1457294225693" calcext:value-type="float">
            <text:p>6,1457294225693</text:p>
          </table:table-cell>
          <table:table-cell office:value-type="float" office:value="25.637004785477" calcext:value-type="float">
            <text:p>25,63700478547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584</text:p>
          </table:table-cell>
          <table:table-cell office:value-type="float" office:value="0.68151153624058" calcext:value-type="float">
            <text:p>0,68151153624058</text:p>
          </table:table-cell>
          <table:table-cell office:value-type="float" office:value="3.9484587311745" calcext:value-type="float">
            <text:p>3,9484587311745</text:p>
          </table:table-cell>
          <table:table-cell office:value-type="float" office:value="155.29204326071" calcext:value-type="float">
            <text:p>155,2920432607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595</text:p>
          </table:table-cell>
          <table:table-cell office:value-type="float" office:value="0.029455556068569" calcext:value-type="float">
            <text:p>0,029455556068569</text:p>
          </table:table-cell>
          <table:table-cell office:value-type="float" office:value="1.2741403281689" calcext:value-type="float">
            <text:p>1,2741403281689</text:p>
          </table:table-cell>
          <table:table-cell office:value-type="float" office:value="65.302509411125" calcext:value-type="float">
            <text:p>65,30250941112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606</text:p>
          </table:table-cell>
          <table:table-cell office:value-type="float" office:value="3.5830110311508" calcext:value-type="float">
            <text:p>3,5830110311508</text:p>
          </table:table-cell>
          <table:table-cell office:value-type="float" office:value="5.1430922746658" calcext:value-type="float">
            <text:p>5,1430922746658</text:p>
          </table:table-cell>
          <table:table-cell office:value-type="float" office:value="160.7116635438" calcext:value-type="float">
            <text:p>160,711663543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617</text:p>
          </table:table-cell>
          <table:table-cell office:value-type="float" office:value="4.9081307649612" calcext:value-type="float">
            <text:p>4,9081307649612</text:p>
          </table:table-cell>
          <table:table-cell office:value-type="float" office:value="5.7407158613205" calcext:value-type="float">
            <text:p>5,7407158613205</text:p>
          </table:table-cell>
          <table:table-cell office:value-type="float" office:value="-13.345778557905" calcext:value-type="float">
            <text:p>-13,34577855790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628</text:p>
          </table:table-cell>
          <table:table-cell office:value-type="float" office:value="6.6264516115189" calcext:value-type="float">
            <text:p>6,6264516115189</text:p>
          </table:table-cell>
          <table:table-cell office:value-type="float" office:value="5.0463426113129" calcext:value-type="float">
            <text:p>5,0463426113129</text:p>
          </table:table-cell>
          <table:table-cell office:value-type="float" office:value="163.42702944567" calcext:value-type="float">
            <text:p>163,4270294456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639</text:p>
          </table:table-cell>
          <table:table-cell office:value-type="float" office:value="7.1181637048721" calcext:value-type="float">
            <text:p>7,1181637048721</text:p>
          </table:table-cell>
          <table:table-cell office:value-type="float" office:value="3.8153272867203" calcext:value-type="float">
            <text:p>3,8153272867203</text:p>
          </table:table-cell>
          <table:table-cell office:value-type="float" office:value="-92.075185411295" calcext:value-type="float">
            <text:p>-92,07518541129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650</text:p>
          </table:table-cell>
          <table:table-cell office:value-type="float" office:value="7.467548251152" calcext:value-type="float">
            <text:p>7,467548251152</text:p>
          </table:table-cell>
          <table:table-cell office:value-type="float" office:value="4.3749117851257" calcext:value-type="float">
            <text:p>4,3749117851257</text:p>
          </table:table-cell>
          <table:table-cell office:value-type="float" office:value="71.558999407823" calcext:value-type="float">
            <text:p>71,55899940782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661</text:p>
          </table:table-cell>
          <table:table-cell office:value-type="float" office:value="-1.1889342218637" calcext:value-type="float">
            <text:p>-1,1889342218637</text:p>
          </table:table-cell>
          <table:table-cell office:value-type="float" office:value="7.0415723323822" calcext:value-type="float">
            <text:p>7,0415723323822</text:p>
          </table:table-cell>
          <table:table-cell office:value-type="float" office:value="-166.05958513394" calcext:value-type="float">
            <text:p>-166,0595851339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672</text:p>
          </table:table-cell>
          <table:table-cell office:value-type="float" office:value="0.5143915861845" calcext:value-type="float">
            <text:p>0,5143915861845</text:p>
          </table:table-cell>
          <table:table-cell office:value-type="float" office:value="10.168043375015" calcext:value-type="float">
            <text:p>10,168043375015</text:p>
          </table:table-cell>
          <table:table-cell office:value-type="float" office:value="-175.31158665943" calcext:value-type="float">
            <text:p>-175,3115866594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683</text:p>
          </table:table-cell>
          <table:table-cell office:value-type="float" office:value="-1.5850086510181" calcext:value-type="float">
            <text:p>-1,5850086510181</text:p>
          </table:table-cell>
          <table:table-cell office:value-type="float" office:value="5.6675517559052" calcext:value-type="float">
            <text:p>5,6675517559052</text:p>
          </table:table-cell>
          <table:table-cell office:value-type="float" office:value="-32.810741928732" calcext:value-type="float">
            <text:p>-32,81074192873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694</text:p>
          </table:table-cell>
          <table:table-cell office:value-type="float" office:value="6.2159126996994" calcext:value-type="float">
            <text:p>6,2159126996994</text:p>
          </table:table-cell>
          <table:table-cell office:value-type="float" office:value="5.4789900779724" calcext:value-type="float">
            <text:p>5,4789900779724</text:p>
          </table:table-cell>
          <table:table-cell office:value-type="float" office:value="91.210810242185" calcext:value-type="float">
            <text:p>91,21081024218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705</text:p>
          </table:table-cell>
          <table:table-cell office:value-type="float" office:value="6.3808643817902" calcext:value-type="float">
            <text:p>6,3808643817902</text:p>
          </table:table-cell>
          <table:table-cell office:value-type="float" office:value="8.0125600099564" calcext:value-type="float">
            <text:p>8,0125600099564</text:p>
          </table:table-cell>
          <table:table-cell office:value-type="float" office:value="-74.957320644597" calcext:value-type="float">
            <text:p>-74,95732064459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716</text:p>
          </table:table-cell>
          <table:table-cell office:value-type="float" office:value="7.9369342327118" calcext:value-type="float">
            <text:p>7,9369342327118</text:p>
          </table:table-cell>
          <table:table-cell office:value-type="float" office:value="8.8116323947906" calcext:value-type="float">
            <text:p>8,8116323947906</text:p>
          </table:table-cell>
          <table:table-cell office:value-type="float" office:value="-4.1497275707828" calcext:value-type="float">
            <text:p>-4,149727570782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727</text:p>
          </table:table-cell>
          <table:table-cell office:value-type="float" office:value="8.7437695264816" calcext:value-type="float">
            <text:p>8,7437695264816</text:p>
          </table:table-cell>
          <table:table-cell office:value-type="float" office:value="9.3889534473419" calcext:value-type="float">
            <text:p>9,3889534473419</text:p>
          </table:table-cell>
          <table:table-cell office:value-type="float" office:value="-7.5233656509667" calcext:value-type="float">
            <text:p>-7,523365650966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738</text:p>
          </table:table-cell>
          <table:table-cell office:value-type="float" office:value="1.2176607549191" calcext:value-type="float">
            <text:p>1,2176607549191</text:p>
          </table:table-cell>
          <table:table-cell office:value-type="float" office:value="9.3894636631012" calcext:value-type="float">
            <text:p>9,3894636631012</text:p>
          </table:table-cell>
          <table:table-cell office:value-type="float" office:value="98.724924834671" calcext:value-type="float">
            <text:p>98,72492483467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749</text:p>
          </table:table-cell>
          <table:table-cell office:value-type="float" office:value="0.42672134935856" calcext:value-type="float">
            <text:p>0,42672134935856</text:p>
          </table:table-cell>
          <table:table-cell office:value-type="float" office:value="7.0424991846085" calcext:value-type="float">
            <text:p>7,0424991846085</text:p>
          </table:table-cell>
          <table:table-cell office:value-type="float" office:value="56.866271860281" calcext:value-type="float">
            <text:p>56,86627186028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760</text:p>
          </table:table-cell>
          <table:table-cell office:value-type="float" office:value="0.32474812120199" calcext:value-type="float">
            <text:p>0,32474812120199</text:p>
          </table:table-cell>
          <table:table-cell office:value-type="float" office:value="7.8343784809113" calcext:value-type="float">
            <text:p>7,8343784809113</text:p>
          </table:table-cell>
          <table:table-cell office:value-type="float" office:value="135.99746849886" calcext:value-type="float">
            <text:p>135,9974684988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771</text:p>
          </table:table-cell>
          <table:table-cell office:value-type="float" office:value="6.9767719507217" calcext:value-type="float">
            <text:p>6,9767719507217</text:p>
          </table:table-cell>
          <table:table-cell office:value-type="float" office:value="10.428156852722" calcext:value-type="float">
            <text:p>10,428156852722</text:p>
          </table:table-cell>
          <table:table-cell office:value-type="float" office:value="86.43812510618" calcext:value-type="float">
            <text:p>86,4381251061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782</text:p>
          </table:table-cell>
          <table:table-cell office:value-type="float" office:value="3.0030599236488" calcext:value-type="float">
            <text:p>3,0030599236488</text:p>
          </table:table-cell>
          <table:table-cell office:value-type="float" office:value="5.7702219486237" calcext:value-type="float">
            <text:p>5,7702219486237</text:p>
          </table:table-cell>
          <table:table-cell office:value-type="float" office:value="-71.560249966421" calcext:value-type="float">
            <text:p>-71,56024996642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793</text:p>
          </table:table-cell>
          <table:table-cell office:value-type="float" office:value="9.3290776014328" calcext:value-type="float">
            <text:p>9,3290776014328</text:p>
          </table:table-cell>
          <table:table-cell office:value-type="float" office:value="7.9061877727509" calcext:value-type="float">
            <text:p>7,9061877727509</text:p>
          </table:table-cell>
          <table:table-cell office:value-type="float" office:value="-121.64220384731" calcext:value-type="float">
            <text:p>-121,6422038473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804</text:p>
          </table:table-cell>
          <table:table-cell office:value-type="float" office:value="7.463618516922" calcext:value-type="float">
            <text:p>7,463618516922</text:p>
          </table:table-cell>
          <table:table-cell office:value-type="float" office:value="10.180779695511" calcext:value-type="float">
            <text:p>10,180779695511</text:p>
          </table:table-cell>
          <table:table-cell office:value-type="float" office:value="-115.66085724314" calcext:value-type="float">
            <text:p>-115,6608572431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815</text:p>
          </table:table-cell>
          <table:table-cell office:value-type="float" office:value="-0.065609281882644" calcext:value-type="float">
            <text:p>-0,065609281882644</text:p>
          </table:table-cell>
          <table:table-cell office:value-type="float" office:value="9.4844734668732" calcext:value-type="float">
            <text:p>9,4844734668732</text:p>
          </table:table-cell>
          <table:table-cell office:value-type="float" office:value="-90.668635003886" calcext:value-type="float">
            <text:p>-90,66863500388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826</text:p>
          </table:table-cell>
          <table:table-cell office:value-type="float" office:value="2.7787011861801" calcext:value-type="float">
            <text:p>2,7787011861801</text:p>
          </table:table-cell>
          <table:table-cell office:value-type="float" office:value="9.9234694242477" calcext:value-type="float">
            <text:p>9,9234694242477</text:p>
          </table:table-cell>
          <table:table-cell office:value-type="float" office:value="-22.132626954158" calcext:value-type="float">
            <text:p>-22,13262695415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837</text:p>
          </table:table-cell>
          <table:table-cell office:value-type="float" office:value="4.2197680473328" calcext:value-type="float">
            <text:p>4,2197680473328</text:p>
          </table:table-cell>
          <table:table-cell office:value-type="float" office:value="6.2858444452286" calcext:value-type="float">
            <text:p>6,2858444452286</text:p>
          </table:table-cell>
          <table:table-cell office:value-type="float" office:value="166.92998758547" calcext:value-type="float">
            <text:p>166,9299875854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848</text:p>
          </table:table-cell>
          <table:table-cell office:value-type="float" office:value="3.6130350828171" calcext:value-type="float">
            <text:p>3,6130350828171</text:p>
          </table:table-cell>
          <table:table-cell office:value-type="float" office:value="10.390999317169" calcext:value-type="float">
            <text:p>10,390999317169</text:p>
          </table:table-cell>
          <table:table-cell office:value-type="float" office:value="-138.30528897085" calcext:value-type="float">
            <text:p>-138,3052889708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859</text:p>
          </table:table-cell>
          <table:table-cell office:value-type="float" office:value="7.1727621555328" calcext:value-type="float">
            <text:p>7,1727621555328</text:p>
          </table:table-cell>
          <table:table-cell office:value-type="float" office:value="9.160737991333" calcext:value-type="float">
            <text:p>9,160737991333</text:p>
          </table:table-cell>
          <table:table-cell office:value-type="float" office:value="77.724205460518" calcext:value-type="float">
            <text:p>77,72420546051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870</text:p>
          </table:table-cell>
          <table:table-cell office:value-type="float" office:value="10.012905597687" calcext:value-type="float">
            <text:p>10,012905597687</text:p>
          </table:table-cell>
          <table:table-cell office:value-type="float" office:value="6.7489922046661" calcext:value-type="float">
            <text:p>6,7489922046661</text:p>
          </table:table-cell>
          <table:table-cell office:value-type="float" office:value="104.18281357759" calcext:value-type="float">
            <text:p>104,1828135775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881</text:p>
          </table:table-cell>
          <table:table-cell office:value-type="float" office:value="7.6166021823883" calcext:value-type="float">
            <text:p>7,6166021823883</text:p>
          </table:table-cell>
          <table:table-cell office:value-type="float" office:value="11.081898212433" calcext:value-type="float">
            <text:p>11,081898212433</text:p>
          </table:table-cell>
          <table:table-cell office:value-type="float" office:value="-14.272990025532" calcext:value-type="float">
            <text:p>-14,27299002553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892</text:p>
          </table:table-cell>
          <table:table-cell office:value-type="float" office:value="0.64213499426842" calcext:value-type="float">
            <text:p>0,64213499426842</text:p>
          </table:table-cell>
          <table:table-cell office:value-type="float" office:value="8.8734340667725" calcext:value-type="float">
            <text:p>8,8734340667725</text:p>
          </table:table-cell>
          <table:table-cell office:value-type="float" office:value="140.66857137498" calcext:value-type="float">
            <text:p>140,6685713749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903</text:p>
          </table:table-cell>
          <table:table-cell office:value-type="float" office:value="-0.36112256348133" calcext:value-type="float">
            <text:p>-0,36112256348133</text:p>
          </table:table-cell>
          <table:table-cell office:value-type="float" office:value="9.3863260746002" calcext:value-type="float">
            <text:p>9,3863260746002</text:p>
          </table:table-cell>
          <table:table-cell office:value-type="float" office:value="145.71678258811" calcext:value-type="float">
            <text:p>145,7167825881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15</text:p>
          </table:table-cell>
          <table:table-cell office:value-type="float" office:value="-1.5850034356117" calcext:value-type="float">
            <text:p>-1,5850034356117</text:p>
          </table:table-cell>
          <table:table-cell office:value-type="float" office:value="3.9931869506836" calcext:value-type="float">
            <text:p>3,9931869506836</text:p>
          </table:table-cell>
          <table:table-cell office:value-type="float" office:value="-8.688789738971" calcext:value-type="float">
            <text:p>-8,68878973897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364</text:p>
          </table:table-cell>
          <table:table-cell office:value-type="float" office:value="1.0200102627277" calcext:value-type="float">
            <text:p>1,0200102627277</text:p>
          </table:table-cell>
          <table:table-cell office:value-type="float" office:value="-0.046436162665486" calcext:value-type="float">
            <text:p>-0,046436162665486</text:p>
          </table:table-cell>
          <table:table-cell office:value-type="float" office:value="-37.300093538442" calcext:value-type="float">
            <text:p>-37,30009353844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375</text:p>
          </table:table-cell>
          <table:table-cell office:value-type="float" office:value="4.5943608880043" calcext:value-type="float">
            <text:p>4,5943608880043</text:p>
          </table:table-cell>
          <table:table-cell office:value-type="float" office:value="1.1292630434036" calcext:value-type="float">
            <text:p>1,1292630434036</text:p>
          </table:table-cell>
          <table:table-cell office:value-type="float" office:value="-145.30633968912" calcext:value-type="float">
            <text:p>-145,3063396891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386</text:p>
          </table:table-cell>
          <table:table-cell office:value-type="float" office:value="1.5368036925793" calcext:value-type="float">
            <text:p>1,5368036925793</text:p>
          </table:table-cell>
          <table:table-cell office:value-type="float" office:value="0.75859174132347" calcext:value-type="float">
            <text:p>0,75859174132347</text:p>
          </table:table-cell>
          <table:table-cell office:value-type="float" office:value="-0.5447380185412" calcext:value-type="float">
            <text:p>-0,544738018541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397</text:p>
          </table:table-cell>
          <table:table-cell office:value-type="float" office:value="4.6051755547523" calcext:value-type="float">
            <text:p>4,6051755547523</text:p>
          </table:table-cell>
          <table:table-cell office:value-type="float" office:value="-0.58500945568085" calcext:value-type="float">
            <text:p>-0,58500945568085</text:p>
          </table:table-cell>
          <table:table-cell office:value-type="float" office:value="41.609743977808" calcext:value-type="float">
            <text:p>41,60974397780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408</text:p>
          </table:table-cell>
          <table:table-cell office:value-type="float" office:value="10.06208896637" calcext:value-type="float">
            <text:p>10,06208896637</text:p>
          </table:table-cell>
          <table:table-cell office:value-type="float" office:value="3.3798438310623" calcext:value-type="float">
            <text:p>3,3798438310623</text:p>
          </table:table-cell>
          <table:table-cell office:value-type="float" office:value="-83.766767933111" calcext:value-type="float">
            <text:p>-83,76676793311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419</text:p>
          </table:table-cell>
          <table:table-cell office:value-type="float" office:value="9.7109824419022" calcext:value-type="float">
            <text:p>9,7109824419022</text:p>
          </table:table-cell>
          <table:table-cell office:value-type="float" office:value="5.8790409564972" calcext:value-type="float">
            <text:p>5,8790409564972</text:p>
          </table:table-cell>
          <table:table-cell office:value-type="float" office:value="129.49218567769" calcext:value-type="float">
            <text:p>129,4921856776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430</text:p>
          </table:table-cell>
          <table:table-cell office:value-type="float" office:value="1.7633020877838" calcext:value-type="float">
            <text:p>1,7633020877838</text:p>
          </table:table-cell>
          <table:table-cell office:value-type="float" office:value="-0.58253891766071" calcext:value-type="float">
            <text:p>-0,58253891766071</text:p>
          </table:table-cell>
          <table:table-cell office:value-type="float" office:value="124.92981989672" calcext:value-type="float">
            <text:p>124,9298198967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441</text:p>
          </table:table-cell>
          <table:table-cell office:value-type="float" office:value="3.5002049803734" calcext:value-type="float">
            <text:p>3,5002049803734</text:p>
          </table:table-cell>
          <table:table-cell office:value-type="float" office:value="1.0087472200394" calcext:value-type="float">
            <text:p>1,0087472200394</text:p>
          </table:table-cell>
          <table:table-cell office:value-type="float" office:value="136.19769454762" calcext:value-type="float">
            <text:p>136,19769454762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452</text:p>
          </table:table-cell>
          <table:table-cell office:value-type="float" office:value="0.33144630491734" calcext:value-type="float">
            <text:p>0,33144630491734</text:p>
          </table:table-cell>
          <table:table-cell office:value-type="float" office:value="2.2348256409168" calcext:value-type="float">
            <text:p>2,2348256409168</text:p>
          </table:table-cell>
          <table:table-cell office:value-type="float" office:value="150.40304250778" calcext:value-type="float">
            <text:p>150,4030425077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463</text:p>
          </table:table-cell>
          <table:table-cell office:value-type="float" office:value="3.2132142782211" calcext:value-type="float">
            <text:p>3,2132142782211</text:p>
          </table:table-cell>
          <table:table-cell office:value-type="float" office:value="1.537080258131" calcext:value-type="float">
            <text:p>1,537080258131</text:p>
          </table:table-cell>
          <table:table-cell office:value-type="float" office:value="66.544710450871" calcext:value-type="float">
            <text:p>66,54471045087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474</text:p>
          </table:table-cell>
          <table:table-cell office:value-type="float" office:value="4.222400188446" calcext:value-type="float">
            <text:p>4,222400188446</text:p>
          </table:table-cell>
          <table:table-cell office:value-type="float" office:value="0.2791996859014" calcext:value-type="float">
            <text:p>0,2791996859014</text:p>
          </table:table-cell>
          <table:table-cell office:value-type="float" office:value="-32.182971763003" calcext:value-type="float">
            <text:p>-32,18297176300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485</text:p>
          </table:table-cell>
          <table:table-cell office:value-type="float" office:value="7.9221379756927" calcext:value-type="float">
            <text:p>7,9221379756927</text:p>
          </table:table-cell>
          <table:table-cell office:value-type="float" office:value="1.0190998017788" calcext:value-type="float">
            <text:p>1,0190998017788</text:p>
          </table:table-cell>
          <table:table-cell office:value-type="float" office:value="84.531692942237" calcext:value-type="float">
            <text:p>84,53169294223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496</text:p>
          </table:table-cell>
          <table:table-cell office:value-type="float" office:value="6.4250135421753" calcext:value-type="float">
            <text:p>6,4250135421753</text:p>
          </table:table-cell>
          <table:table-cell office:value-type="float" office:value="0.18164586275816" calcext:value-type="float">
            <text:p>0,18164586275816</text:p>
          </table:table-cell>
          <table:table-cell office:value-type="float" office:value="72.100778294217" calcext:value-type="float">
            <text:p>72,10077829421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507</text:p>
          </table:table-cell>
          <table:table-cell office:value-type="float" office:value="-1.5850082039833" calcext:value-type="float">
            <text:p>-1,5850082039833</text:p>
          </table:table-cell>
          <table:table-cell office:value-type="float" office:value="6.5365946292877" calcext:value-type="float">
            <text:p>6,5365946292877</text:p>
          </table:table-cell>
          <table:table-cell office:value-type="float" office:value="-22.348073257762" calcext:value-type="float">
            <text:p>-22,34807325776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518</text:p>
          </table:table-cell>
          <table:table-cell office:value-type="float" office:value="0.68330630660057" calcext:value-type="float">
            <text:p>0,68330630660057</text:p>
          </table:table-cell>
          <table:table-cell office:value-type="float" office:value="4.6824780106544" calcext:value-type="float">
            <text:p>4,6824780106544</text:p>
          </table:table-cell>
          <table:table-cell office:value-type="float" office:value="-92.471366475342" calcext:value-type="float">
            <text:p>-92,47136647534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529</text:p>
          </table:table-cell>
          <table:table-cell office:value-type="float" office:value="1.2171540409327" calcext:value-type="float">
            <text:p>1,2171540409327</text:p>
          </table:table-cell>
          <table:table-cell office:value-type="float" office:value="3.9084228873253" calcext:value-type="float">
            <text:p>3,9084228873253</text:p>
          </table:table-cell>
          <table:table-cell office:value-type="float" office:value="-122.05603623846" calcext:value-type="float">
            <text:p>-122,056036238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540</text:p>
          </table:table-cell>
          <table:table-cell office:value-type="float" office:value="6.1152732372284" calcext:value-type="float">
            <text:p>6,1152732372284</text:p>
          </table:table-cell>
          <table:table-cell office:value-type="float" office:value="3.1791672110558" calcext:value-type="float">
            <text:p>3,1791672110558</text:p>
          </table:table-cell>
          <table:table-cell office:value-type="float" office:value="157.35592963589" calcext:value-type="float">
            <text:p>157,3559296358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551</text:p>
          </table:table-cell>
          <table:table-cell office:value-type="float" office:value="3.4356945753098" calcext:value-type="float">
            <text:p>3,4356945753098</text:p>
          </table:table-cell>
          <table:table-cell office:value-type="float" office:value="3.4660083055496" calcext:value-type="float">
            <text:p>3,4660083055496</text:p>
          </table:table-cell>
          <table:table-cell office:value-type="float" office:value="29.412208848698" calcext:value-type="float">
            <text:p>29,41220884869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562</text:p>
          </table:table-cell>
          <table:table-cell office:value-type="float" office:value="7.0737779140472" calcext:value-type="float">
            <text:p>7,0737779140472</text:p>
          </table:table-cell>
          <table:table-cell office:value-type="float" office:value="2.0229676365852" calcext:value-type="float">
            <text:p>2,0229676365852</text:p>
          </table:table-cell>
          <table:table-cell office:value-type="float" office:value="16.49790717538" calcext:value-type="float">
            <text:p>16,4979071753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573</text:p>
          </table:table-cell>
          <table:table-cell office:value-type="float" office:value="7.9720091819763" calcext:value-type="float">
            <text:p>7,9720091819763</text:p>
          </table:table-cell>
          <table:table-cell office:value-type="float" office:value="5.9444439411163" calcext:value-type="float">
            <text:p>5,9444439411163</text:p>
          </table:table-cell>
          <table:table-cell office:value-type="float" office:value="30.102797374604" calcext:value-type="float">
            <text:p>30,10279737460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584</text:p>
          </table:table-cell>
          <table:table-cell office:value-type="float" office:value="0.61769209802151" calcext:value-type="float">
            <text:p>0,61769209802151</text:p>
          </table:table-cell>
          <table:table-cell office:value-type="float" office:value="3.7362629175186" calcext:value-type="float">
            <text:p>3,7362629175186</text:p>
          </table:table-cell>
          <table:table-cell office:value-type="float" office:value="64.509812434008" calcext:value-type="float">
            <text:p>64,50981243400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595</text:p>
          </table:table-cell>
          <table:table-cell office:value-type="float" office:value="-0.092664714902639" calcext:value-type="float">
            <text:p>-0,092664714902639</text:p>
          </table:table-cell>
          <table:table-cell office:value-type="float" office:value="1.0757176578045" calcext:value-type="float">
            <text:p>1,0757176578045</text:p>
          </table:table-cell>
          <table:table-cell office:value-type="float" office:value="57.618107006049" calcext:value-type="float">
            <text:p>57,61810700604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606</text:p>
          </table:table-cell>
          <table:table-cell office:value-type="float" office:value="3.9520293474197" calcext:value-type="float">
            <text:p>3,9520293474197</text:p>
          </table:table-cell>
          <table:table-cell office:value-type="float" office:value="5.1414120197296" calcext:value-type="float">
            <text:p>5,1414120197296</text:p>
          </table:table-cell>
          <table:table-cell office:value-type="float" office:value="176.55637765386" calcext:value-type="float">
            <text:p>176,5563776538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617</text:p>
          </table:table-cell>
          <table:table-cell office:value-type="float" office:value="4.7035995125771" calcext:value-type="float">
            <text:p>4,7035995125771</text:p>
          </table:table-cell>
          <table:table-cell office:value-type="float" office:value="5.7803905010223" calcext:value-type="float">
            <text:p>5,7803905010223</text:p>
          </table:table-cell>
          <table:table-cell office:value-type="float" office:value="5.5364625184399" calcext:value-type="float">
            <text:p>5,536462518439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628</text:p>
          </table:table-cell>
          <table:table-cell office:value-type="float" office:value="6.8864780664444" calcext:value-type="float">
            <text:p>6,8864780664444</text:p>
          </table:table-cell>
          <table:table-cell office:value-type="float" office:value="5.2266496419907" calcext:value-type="float">
            <text:p>5,2266496419907</text:p>
          </table:table-cell>
          <table:table-cell office:value-type="float" office:value="-150.39064626026" calcext:value-type="float">
            <text:p>-150,3906462602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639</text:p>
          </table:table-cell>
          <table:table-cell office:value-type="float" office:value="7.3140275478363" calcext:value-type="float">
            <text:p>7,3140275478363</text:p>
          </table:table-cell>
          <table:table-cell office:value-type="float" office:value="3.9042347669601" calcext:value-type="float">
            <text:p>3,9042347669601</text:p>
          </table:table-cell>
          <table:table-cell office:value-type="float" office:value="-171.28220485274" calcext:value-type="float">
            <text:p>-171,2822048527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650</text:p>
          </table:table-cell>
          <table:table-cell office:value-type="float" office:value="7.6133036613464" calcext:value-type="float">
            <text:p>7,6133036613464</text:p>
          </table:table-cell>
          <table:table-cell office:value-type="float" office:value="4.2284575104713" calcext:value-type="float">
            <text:p>4,2284575104713</text:p>
          </table:table-cell>
          <table:table-cell office:value-type="float" office:value="147.49386052417" calcext:value-type="float">
            <text:p>147,4938605241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661</text:p>
          </table:table-cell>
          <table:table-cell office:value-type="float" office:value="-1.1960104852915" calcext:value-type="float">
            <text:p>-1,1960104852915</text:p>
          </table:table-cell>
          <table:table-cell office:value-type="float" office:value="7.2893065214157" calcext:value-type="float">
            <text:p>7,2893065214157</text:p>
          </table:table-cell>
          <table:table-cell office:value-type="float" office:value="-85.37239633548" calcext:value-type="float">
            <text:p>-85,3723963354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672</text:p>
          </table:table-cell>
          <table:table-cell office:value-type="float" office:value="0.77590420842171" calcext:value-type="float">
            <text:p>0,77590420842171</text:p>
          </table:table-cell>
          <table:table-cell office:value-type="float" office:value="10.084968805313" calcext:value-type="float">
            <text:p>10,084968805313</text:p>
          </table:table-cell>
          <table:table-cell office:value-type="float" office:value="152.9448199424" calcext:value-type="float">
            <text:p>152,944819942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683</text:p>
          </table:table-cell>
          <table:table-cell office:value-type="float" office:value="-1.5850046277046" calcext:value-type="float">
            <text:p>-1,5850046277046</text:p>
          </table:table-cell>
          <table:table-cell office:value-type="float" office:value="5.9175145626068" calcext:value-type="float">
            <text:p>5,9175145626068</text:p>
          </table:table-cell>
          <table:table-cell office:value-type="float" office:value="-31.402571945433" calcext:value-type="float">
            <text:p>-31,40257194543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694</text:p>
          </table:table-cell>
          <table:table-cell office:value-type="float" office:value="5.9969961643219" calcext:value-type="float">
            <text:p>5,9969961643219</text:p>
          </table:table-cell>
          <table:table-cell office:value-type="float" office:value="5.4431360960007" calcext:value-type="float">
            <text:p>5,4431360960007</text:p>
          </table:table-cell>
          <table:table-cell office:value-type="float" office:value="0.44381832941228" calcext:value-type="float">
            <text:p>0,4438183294122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705</text:p>
          </table:table-cell>
          <table:table-cell office:value-type="float" office:value="6.3588446378708" calcext:value-type="float">
            <text:p>6,3588446378708</text:p>
          </table:table-cell>
          <table:table-cell office:value-type="float" office:value="8.1366139650345" calcext:value-type="float">
            <text:p>8,1366139650345</text:p>
          </table:table-cell>
          <table:table-cell office:value-type="float" office:value="-79.050822622457" calcext:value-type="float">
            <text:p>-79,05082262245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716</text:p>
          </table:table-cell>
          <table:table-cell office:value-type="float" office:value="7.6509594917297" calcext:value-type="float">
            <text:p>7,6509594917297</text:p>
          </table:table-cell>
          <table:table-cell office:value-type="float" office:value="8.8360959291458" calcext:value-type="float">
            <text:p>8,8360959291458</text:p>
          </table:table-cell>
          <table:table-cell office:value-type="float" office:value="-5.0604233791114" calcext:value-type="float">
            <text:p>-5,060423379111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727</text:p>
          </table:table-cell>
          <table:table-cell office:value-type="float" office:value="8.4780931472778" calcext:value-type="float">
            <text:p>8,4780931472778</text:p>
          </table:table-cell>
          <table:table-cell office:value-type="float" office:value="9.2875635623932" calcext:value-type="float">
            <text:p>9,2875635623932</text:p>
          </table:table-cell>
          <table:table-cell office:value-type="float" office:value="26.950226278062" calcext:value-type="float">
            <text:p>26,95022627806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738</text:p>
          </table:table-cell>
          <table:table-cell office:value-type="float" office:value="1.3585570454597" calcext:value-type="float">
            <text:p>1,3585570454597</text:p>
          </table:table-cell>
          <table:table-cell office:value-type="float" office:value="9.078563451767" calcext:value-type="float">
            <text:p>9,078563451767</text:p>
          </table:table-cell>
          <table:table-cell office:value-type="float" office:value="119.1052646394" calcext:value-type="float">
            <text:p>119,105264639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749</text:p>
          </table:table-cell>
          <table:table-cell office:value-type="float" office:value="0.35718340426683" calcext:value-type="float">
            <text:p>0,35718340426683</text:p>
          </table:table-cell>
          <table:table-cell office:value-type="float" office:value="6.7130976915359" calcext:value-type="float">
            <text:p>6,7130976915359</text:p>
          </table:table-cell>
          <table:table-cell office:value-type="float" office:value="84.094899475195" calcext:value-type="float">
            <text:p>84,09489947519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760</text:p>
          </table:table-cell>
          <table:table-cell office:value-type="float" office:value="0.48466257750988" calcext:value-type="float">
            <text:p>0,48466257750988</text:p>
          </table:table-cell>
          <table:table-cell office:value-type="float" office:value="7.5288212299347" calcext:value-type="float">
            <text:p>7,5288212299347</text:p>
          </table:table-cell>
          <table:table-cell office:value-type="float" office:value="112.44324514061" calcext:value-type="float">
            <text:p>112,4432451406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771</text:p>
          </table:table-cell>
          <table:table-cell office:value-type="float" office:value="6.7561775445938" calcext:value-type="float">
            <text:p>6,7561775445938</text:p>
          </table:table-cell>
          <table:table-cell office:value-type="float" office:value="10.41099190712" calcext:value-type="float">
            <text:p>10,41099190712</text:p>
          </table:table-cell>
          <table:table-cell office:value-type="float" office:value="-4.2818310629031" calcext:value-type="float">
            <text:p>-4,281831062903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782</text:p>
          </table:table-cell>
          <table:table-cell office:value-type="float" office:value="2.7788084745407" calcext:value-type="float">
            <text:p>2,7788084745407</text:p>
          </table:table-cell>
          <table:table-cell office:value-type="float" office:value="6.0627770423889" calcext:value-type="float">
            <text:p>6,0627770423889</text:p>
          </table:table-cell>
          <table:table-cell office:value-type="float" office:value="-55.628874878974" calcext:value-type="float">
            <text:p>-55,62887487897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793</text:p>
          </table:table-cell>
          <table:table-cell office:value-type="float" office:value="9.4264650344849" calcext:value-type="float">
            <text:p>9,4264650344849</text:p>
          </table:table-cell>
          <table:table-cell office:value-type="float" office:value="8.1926250457764" calcext:value-type="float">
            <text:p>8,1926250457764</text:p>
          </table:table-cell>
          <table:table-cell office:value-type="float" office:value="-105.7533853373" calcext:value-type="float">
            <text:p>-105,753385337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804</text:p>
          </table:table-cell>
          <table:table-cell office:value-type="float" office:value="7.725778222084" calcext:value-type="float">
            <text:p>7,725778222084</text:p>
          </table:table-cell>
          <table:table-cell office:value-type="float" office:value="10.14000415802" calcext:value-type="float">
            <text:p>10,14000415802</text:p>
          </table:table-cell>
          <table:table-cell office:value-type="float" office:value="171.02692689106" calcext:value-type="float">
            <text:p>171,0269268910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815</text:p>
          </table:table-cell>
          <table:table-cell office:value-type="float" office:value="0.1979267410934" calcext:value-type="float">
            <text:p>0,1979267410934</text:p>
          </table:table-cell>
          <table:table-cell office:value-type="float" office:value="9.5256459712982" calcext:value-type="float">
            <text:p>9,5256459712982</text:p>
          </table:table-cell>
          <table:table-cell office:value-type="float" office:value="162.39188127457" calcext:value-type="float">
            <text:p>162,3918812745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826</text:p>
          </table:table-cell>
          <table:table-cell office:value-type="float" office:value="2.4105405807495" calcext:value-type="float">
            <text:p>2,4105405807495</text:p>
          </table:table-cell>
          <table:table-cell office:value-type="float" office:value="10.07247209549" calcext:value-type="float">
            <text:p>10,07247209549</text:p>
          </table:table-cell>
          <table:table-cell office:value-type="float" office:value="-22.098995128255" calcext:value-type="float">
            <text:p>-22,09899512825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837</text:p>
          </table:table-cell>
          <table:table-cell office:value-type="float" office:value="4.488513469696" calcext:value-type="float">
            <text:p>4,488513469696</text:p>
          </table:table-cell>
          <table:table-cell office:value-type="float" office:value="6.2161630392075" calcext:value-type="float">
            <text:p>6,2161630392075</text:p>
          </table:table-cell>
          <table:table-cell office:value-type="float" office:value="147.40351962436" calcext:value-type="float">
            <text:p>147,403519624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848</text:p>
          </table:table-cell>
          <table:table-cell office:value-type="float" office:value="3.9096808433533" calcext:value-type="float">
            <text:p>3,9096808433533</text:p>
          </table:table-cell>
          <table:table-cell office:value-type="float" office:value="10.655416250229" calcext:value-type="float">
            <text:p>10,655416250229</text:p>
          </table:table-cell>
          <table:table-cell office:value-type="float" office:value="-138.29327540792" calcext:value-type="float">
            <text:p>-138,2932754079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859</text:p>
          </table:table-cell>
          <table:table-cell office:value-type="float" office:value="6.9089239835739" calcext:value-type="float">
            <text:p>6,9089239835739</text:p>
          </table:table-cell>
          <table:table-cell office:value-type="float" office:value="9.1403740644455" calcext:value-type="float">
            <text:p>9,1403740644455</text:p>
          </table:table-cell>
          <table:table-cell office:value-type="float" office:value="4.3201221592107" calcext:value-type="float">
            <text:p>4,320122159210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870</text:p>
          </table:table-cell>
          <table:table-cell office:value-type="float" office:value="9.9070799350739" calcext:value-type="float">
            <text:p>9,9070799350739</text:p>
          </table:table-cell>
          <table:table-cell office:value-type="float" office:value="6.5670126676559" calcext:value-type="float">
            <text:p>6,5670126676559</text:p>
          </table:table-cell>
          <table:table-cell office:value-type="float" office:value="56.516053949951" calcext:value-type="float">
            <text:p>56,51605394995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881</text:p>
          </table:table-cell>
          <table:table-cell office:value-type="float" office:value="7.4221974611282" calcext:value-type="float">
            <text:p>7,4221974611282</text:p>
          </table:table-cell>
          <table:table-cell office:value-type="float" office:value="11.024912595749" calcext:value-type="float">
            <text:p>11,024912595749</text:p>
          </table:table-cell>
          <table:table-cell office:value-type="float" office:value="17.735905518198" calcext:value-type="float">
            <text:p>17,73590551819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892</text:p>
          </table:table-cell>
          <table:table-cell office:value-type="float" office:value="0.7886265963316" calcext:value-type="float">
            <text:p>0,7886265963316</text:p>
          </table:table-cell>
          <table:table-cell office:value-type="float" office:value="8.5472571849823" calcext:value-type="float">
            <text:p>8,5472571849823</text:p>
          </table:table-cell>
          <table:table-cell office:value-type="float" office:value="118.53528326484" calcext:value-type="float">
            <text:p>118,5352832648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903</text:p>
          </table:table-cell>
          <table:table-cell office:value-type="float" office:value="-0.35751014947891" calcext:value-type="float">
            <text:p>-0,35751014947891</text:p>
          </table:table-cell>
          <table:table-cell office:value-type="float" office:value="9.3834924697876" calcext:value-type="float">
            <text:p>9,3834924697876</text:p>
          </table:table-cell>
          <table:table-cell office:value-type="float" office:value="145.20414923407" calcext:value-type="float">
            <text:p>145,2041492340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15</text:p>
          </table:table-cell>
          <table:table-cell office:value-type="float" office:value="-1.5849980711937" calcext:value-type="float">
            <text:p>-1,5849980711937</text:p>
          </table:table-cell>
          <table:table-cell office:value-type="float" office:value="4.068238735199" calcext:value-type="float">
            <text:p>4,068238735199</text:p>
          </table:table-cell>
          <table:table-cell office:value-type="float" office:value="-3.4927181235165" calcext:value-type="float">
            <text:p>-3,492718123516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364</text:p>
          </table:table-cell>
          <table:table-cell office:value-type="float" office:value="1.1279065907001" calcext:value-type="float">
            <text:p>1,1279065907001</text:p>
          </table:table-cell>
          <table:table-cell office:value-type="float" office:value="0.14779674820602" calcext:value-type="float">
            <text:p>0,14779674820602</text:p>
          </table:table-cell>
          <table:table-cell office:value-type="float" office:value="-128.08253962523" calcext:value-type="float">
            <text:p>-128,0825396252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375</text:p>
          </table:table-cell>
          <table:table-cell office:value-type="float" office:value="4.9211755394936" calcext:value-type="float">
            <text:p>4,9211755394936</text:p>
          </table:table-cell>
          <table:table-cell office:value-type="float" office:value="1.3554987311363" calcext:value-type="float">
            <text:p>1,3554987311363</text:p>
          </table:table-cell>
          <table:table-cell office:value-type="float" office:value="-145.31909128663" calcext:value-type="float">
            <text:p>-145,3190912866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386</text:p>
          </table:table-cell>
          <table:table-cell office:value-type="float" office:value="1.1965693533421" calcext:value-type="float">
            <text:p>1,1965693533421</text:p>
          </table:table-cell>
          <table:table-cell office:value-type="float" office:value="0.69460786879063" calcext:value-type="float">
            <text:p>0,69460786879063</text:p>
          </table:table-cell>
          <table:table-cell office:value-type="float" office:value="20.694004502266" calcext:value-type="float">
            <text:p>20,69400450226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397</text:p>
          </table:table-cell>
          <table:table-cell office:value-type="float" office:value="4.3190994858742" calcext:value-type="float">
            <text:p>4,3190994858742</text:p>
          </table:table-cell>
          <table:table-cell office:value-type="float" office:value="-0.54202456027269" calcext:value-type="float">
            <text:p>-0,54202456027269</text:p>
          </table:table-cell>
          <table:table-cell office:value-type="float" office:value="-10.223388292228" calcext:value-type="float">
            <text:p>-10,22338829222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408</text:p>
          </table:table-cell>
          <table:table-cell office:value-type="float" office:value="9.9602144956589" calcext:value-type="float">
            <text:p>9,9602144956589</text:p>
          </table:table-cell>
          <table:table-cell office:value-type="float" office:value="3.7327045202255" calcext:value-type="float">
            <text:p>3,7327045202255</text:p>
          </table:table-cell>
          <table:table-cell office:value-type="float" office:value="-70.673747427145" calcext:value-type="float">
            <text:p>-70,67374742714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419</text:p>
          </table:table-cell>
          <table:table-cell office:value-type="float" office:value="9.9628365039825" calcext:value-type="float">
            <text:p>9,9628365039825</text:p>
          </table:table-cell>
          <table:table-cell office:value-type="float" office:value="5.5712234973907" calcext:value-type="float">
            <text:p>5,5712234973907</text:p>
          </table:table-cell>
          <table:table-cell office:value-type="float" office:value="129.49737925438" calcext:value-type="float">
            <text:p>129,4973792543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430</text:p>
          </table:table-cell>
          <table:table-cell office:value-type="float" office:value="2.0333726704121" calcext:value-type="float">
            <text:p>2,0333726704121</text:p>
          </table:table-cell>
          <table:table-cell office:value-type="float" office:value="-0.58261681348085" calcext:value-type="float">
            <text:p>-0,58261681348085</text:p>
          </table:table-cell>
          <table:table-cell office:value-type="float" office:value="124.95748252626" calcext:value-type="float">
            <text:p>124,9574825262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441</text:p>
          </table:table-cell>
          <table:table-cell office:value-type="float" office:value="3.6747318506241" calcext:value-type="float">
            <text:p>3,6747318506241</text:p>
          </table:table-cell>
          <table:table-cell office:value-type="float" office:value="1.1453975737095" calcext:value-type="float">
            <text:p>1,1453975737095</text:p>
          </table:table-cell>
          <table:table-cell office:value-type="float" office:value="-133.19096899336" calcext:value-type="float">
            <text:p>-133,19096899336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452</text:p>
          </table:table-cell>
          <table:table-cell office:value-type="float" office:value="0.44031389057636" calcext:value-type="float">
            <text:p>0,44031389057636</text:p>
          </table:table-cell>
          <table:table-cell office:value-type="float" office:value="2.1511539816856" calcext:value-type="float">
            <text:p>2,1511539816856</text:p>
          </table:table-cell>
          <table:table-cell office:value-type="float" office:value="143.96246071834" calcext:value-type="float">
            <text:p>143,9624607183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463</text:p>
          </table:table-cell>
          <table:table-cell office:value-type="float" office:value="2.9992485046387" calcext:value-type="float">
            <text:p>2,9992485046387</text:p>
          </table:table-cell>
          <table:table-cell office:value-type="float" office:value="1.5960809588432" calcext:value-type="float">
            <text:p>1,5960809588432</text:p>
          </table:table-cell>
          <table:table-cell office:value-type="float" office:value="-24.153394683911" calcext:value-type="float">
            <text:p>-24,15339468391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474</text:p>
          </table:table-cell>
          <table:table-cell office:value-type="float" office:value="4.0973502397537" calcext:value-type="float">
            <text:p>4,0973502397537</text:p>
          </table:table-cell>
          <table:table-cell office:value-type="float" office:value="0.51659185439348" calcext:value-type="float">
            <text:p>0,51659185439348</text:p>
          </table:table-cell>
          <table:table-cell office:value-type="float" office:value="-68.063202936938" calcext:value-type="float">
            <text:p>-68,06320293693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485</text:p>
          </table:table-cell>
          <table:table-cell office:value-type="float" office:value="7.8842401504517" calcext:value-type="float">
            <text:p>7,8842401504517</text:p>
          </table:table-cell>
          <table:table-cell office:value-type="float" office:value="0.62291909009218" calcext:value-type="float">
            <text:p>0,62291909009218</text:p>
          </table:table-cell>
          <table:table-cell office:value-type="float" office:value="84.504611173253" calcext:value-type="float">
            <text:p>84,50461117325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496</text:p>
          </table:table-cell>
          <table:table-cell office:value-type="float" office:value="6.2004089355469" calcext:value-type="float">
            <text:p>6,2004089355469</text:p>
          </table:table-cell>
          <table:table-cell office:value-type="float" office:value="-0.047620632685721" calcext:value-type="float">
            <text:p>-0,047620632685721</text:p>
          </table:table-cell>
          <table:table-cell office:value-type="float" office:value="38.058940012744" calcext:value-type="float">
            <text:p>38,05894001274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507</text:p>
          </table:table-cell>
          <table:table-cell office:value-type="float" office:value="-1.584030687809" calcext:value-type="float">
            <text:p>-1,584030687809</text:p>
          </table:table-cell>
          <table:table-cell office:value-type="float" office:value="6.7735815048218" calcext:value-type="float">
            <text:p>6,7735815048218</text:p>
          </table:table-cell>
          <table:table-cell office:value-type="float" office:value="-36.130021711823" calcext:value-type="float">
            <text:p>-36,13002171182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518</text:p>
          </table:table-cell>
          <table:table-cell office:value-type="float" office:value="0.79857304692268" calcext:value-type="float">
            <text:p>0,79857304692268</text:p>
          </table:table-cell>
          <table:table-cell office:value-type="float" office:value="5.0375115871429" calcext:value-type="float">
            <text:p>5,0375115871429</text:p>
          </table:table-cell>
          <table:table-cell office:value-type="float" office:value="-105.42528796348" calcext:value-type="float">
            <text:p>-105,4252879634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529</text:p>
          </table:table-cell>
          <table:table-cell office:value-type="float" office:value="1.4719155430794" calcext:value-type="float">
            <text:p>1,4719155430794</text:p>
          </table:table-cell>
          <table:table-cell office:value-type="float" office:value="3.8393715023994" calcext:value-type="float">
            <text:p>3,8393715023994</text:p>
          </table:table-cell>
          <table:table-cell office:value-type="float" office:value="164.73758752179" calcext:value-type="float">
            <text:p>164,7375875217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540</text:p>
          </table:table-cell>
          <table:table-cell office:value-type="float" office:value="6.4504987001419" calcext:value-type="float">
            <text:p>6,4504987001419</text:p>
          </table:table-cell>
          <table:table-cell office:value-type="float" office:value="3.0601209402084" calcext:value-type="float">
            <text:p>3,0601209402084</text:p>
          </table:table-cell>
          <table:table-cell office:value-type="float" office:value="161.34357148675" calcext:value-type="float">
            <text:p>161,3435714867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551</text:p>
          </table:table-cell>
          <table:table-cell office:value-type="float" office:value="3.216073513031" calcext:value-type="float">
            <text:p>3,216073513031</text:p>
          </table:table-cell>
          <table:table-cell office:value-type="float" office:value="3.3216437697411" calcext:value-type="float">
            <text:p>3,3216437697411</text:p>
          </table:table-cell>
          <table:table-cell office:value-type="float" office:value="37.469797073656" calcext:value-type="float">
            <text:p>37,46979707365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562</text:p>
          </table:table-cell>
          <table:table-cell office:value-type="float" office:value="6.6922849416733" calcext:value-type="float">
            <text:p>6,6922849416733</text:p>
          </table:table-cell>
          <table:table-cell office:value-type="float" office:value="1.9103868305683" calcext:value-type="float">
            <text:p>1,9103868305683</text:p>
          </table:table-cell>
          <table:table-cell office:value-type="float" office:value="16.528099965138" calcext:value-type="float">
            <text:p>16,52809996513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573</text:p>
          </table:table-cell>
          <table:table-cell office:value-type="float" office:value="7.6378935575485" calcext:value-type="float">
            <text:p>7,6378935575485</text:p>
          </table:table-cell>
          <table:table-cell office:value-type="float" office:value="5.766773223877" calcext:value-type="float">
            <text:p>5,766773223877</text:p>
          </table:table-cell>
          <table:table-cell office:value-type="float" office:value="22.305774650756" calcext:value-type="float">
            <text:p>22,30577465075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584</text:p>
          </table:table-cell>
          <table:table-cell office:value-type="float" office:value="0.37054568529129" calcext:value-type="float">
            <text:p>0,37054568529129</text:p>
          </table:table-cell>
          <table:table-cell office:value-type="float" office:value="3.4564203023911" calcext:value-type="float">
            <text:p>3,4564203023911</text:p>
          </table:table-cell>
          <table:table-cell office:value-type="float" office:value="51.245195470798" calcext:value-type="float">
            <text:p>51,24519547079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595</text:p>
          </table:table-cell>
          <table:table-cell office:value-type="float" office:value="-0.23921540006995" calcext:value-type="float">
            <text:p>-0,23921540006995</text:p>
          </table:table-cell>
          <table:table-cell office:value-type="float" office:value="0.89548036456108" calcext:value-type="float">
            <text:p>0,89548036456108</text:p>
          </table:table-cell>
          <table:table-cell office:value-type="float" office:value="50.306487235294" calcext:value-type="float">
            <text:p>50,30648723529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606</text:p>
          </table:table-cell>
          <table:table-cell office:value-type="float" office:value="4.3304592370987" calcext:value-type="float">
            <text:p>4,3304592370987</text:p>
          </table:table-cell>
          <table:table-cell office:value-type="float" office:value="5.1328158378601" calcext:value-type="float">
            <text:p>5,1328158378601</text:p>
          </table:table-cell>
          <table:table-cell office:value-type="float" office:value="-174.67862633383" calcext:value-type="float">
            <text:p>-174,6786263338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617</text:p>
          </table:table-cell>
          <table:table-cell office:value-type="float" office:value="4.6933227777481" calcext:value-type="float">
            <text:p>4,6933227777481</text:p>
          </table:table-cell>
          <table:table-cell office:value-type="float" office:value="5.5583947896957" calcext:value-type="float">
            <text:p>5,5583947896957</text:p>
          </table:table-cell>
          <table:table-cell office:value-type="float" office:value="96.289062196282" calcext:value-type="float">
            <text:p>96,28906219628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628</text:p>
          </table:table-cell>
          <table:table-cell office:value-type="float" office:value="7.2218716144562" calcext:value-type="float">
            <text:p>7,2218716144562</text:p>
          </table:table-cell>
          <table:table-cell office:value-type="float" office:value="5.4013955593109" calcext:value-type="float">
            <text:p>5,4013955593109</text:p>
          </table:table-cell>
          <table:table-cell office:value-type="float" office:value="-158.62861560408" calcext:value-type="float">
            <text:p>-158,62861560408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639</text:p>
          </table:table-cell>
          <table:table-cell office:value-type="float" office:value="7.3783683776855" calcext:value-type="float">
            <text:p>7,3783683776855</text:p>
          </table:table-cell>
          <table:table-cell office:value-type="float" office:value="3.6924535036087" calcext:value-type="float">
            <text:p>3,6924535036087</text:p>
          </table:table-cell>
          <table:table-cell office:value-type="float" office:value="98.133458453379" calcext:value-type="float">
            <text:p>98,13345845337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650</text:p>
          </table:table-cell>
          <table:table-cell office:value-type="float" office:value="7.7582728862762" calcext:value-type="float">
            <text:p>7,7582728862762</text:p>
          </table:table-cell>
          <table:table-cell office:value-type="float" office:value="4.3964129686356" calcext:value-type="float">
            <text:p>4,3964129686356</text:p>
          </table:table-cell>
          <table:table-cell office:value-type="float" office:value="-121.9802783553" calcext:value-type="float">
            <text:p>-121,980278355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661</text:p>
          </table:table-cell>
          <table:table-cell office:value-type="float" office:value="-1.2280640751123" calcext:value-type="float">
            <text:p>-1,2280640751123</text:p>
          </table:table-cell>
          <table:table-cell office:value-type="float" office:value="7.6865088939667" calcext:value-type="float">
            <text:p>7,6865088939667</text:p>
          </table:table-cell>
          <table:table-cell office:value-type="float" office:value="-85.361223311941" calcext:value-type="float">
            <text:p>-85,36122331194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672</text:p>
          </table:table-cell>
          <table:table-cell office:value-type="float" office:value="0.90072616934776" calcext:value-type="float">
            <text:p>0,90072616934776</text:p>
          </table:table-cell>
          <table:table-cell office:value-type="float" office:value="9.8631256818771" calcext:value-type="float">
            <text:p>9,8631256818771</text:p>
          </table:table-cell>
          <table:table-cell office:value-type="float" office:value="113.91041005493" calcext:value-type="float">
            <text:p>113,9104100549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683</text:p>
          </table:table-cell>
          <table:table-cell office:value-type="float" office:value="-1.5828901529312" calcext:value-type="float">
            <text:p>-1,5828901529312</text:p>
          </table:table-cell>
          <table:table-cell office:value-type="float" office:value="6.101079583168" calcext:value-type="float">
            <text:p>6,101079583168</text:p>
          </table:table-cell>
          <table:table-cell office:value-type="float" office:value="-36.78183267071" calcext:value-type="float">
            <text:p>-36,7818326707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694</text:p>
          </table:table-cell>
          <table:table-cell office:value-type="float" office:value="5.9092128276825" calcext:value-type="float">
            <text:p>5,9092128276825</text:p>
          </table:table-cell>
          <table:table-cell office:value-type="float" office:value="5.6988728046417" calcext:value-type="float">
            <text:p>5,6988728046417</text:p>
          </table:table-cell>
          <table:table-cell office:value-type="float" office:value="-70.271504912407" calcext:value-type="float">
            <text:p>-70,27150491240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705</text:p>
          </table:table-cell>
          <table:table-cell office:value-type="float" office:value="6.3456839323044" calcext:value-type="float">
            <text:p>6,3456839323044</text:p>
          </table:table-cell>
          <table:table-cell office:value-type="float" office:value="8.2622587680817" calcext:value-type="float">
            <text:p>8,2622587680817</text:p>
          </table:table-cell>
          <table:table-cell office:value-type="float" office:value="-83.13894651498" calcext:value-type="float">
            <text:p>-83,1389465149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716</text:p>
          </table:table-cell>
          <table:table-cell office:value-type="float" office:value="7.3651421070099" calcext:value-type="float">
            <text:p>7,3651421070099</text:p>
          </table:table-cell>
          <table:table-cell office:value-type="float" office:value="8.86534512043" calcext:value-type="float">
            <text:p>8,86534512043</text:p>
          </table:table-cell>
          <table:table-cell office:value-type="float" office:value="-6.00849670969" calcext:value-type="float">
            <text:p>-6,0084967096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727</text:p>
          </table:table-cell>
          <table:table-cell office:value-type="float" office:value="8.3165991306305" calcext:value-type="float">
            <text:p>8,3165991306305</text:p>
          </table:table-cell>
          <table:table-cell office:value-type="float" office:value="9.0533322095871" calcext:value-type="float">
            <text:p>9,0533322095871</text:p>
          </table:table-cell>
          <table:table-cell office:value-type="float" office:value="61.453891407912" calcext:value-type="float">
            <text:p>61,45389140791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738</text:p>
          </table:table-cell>
          <table:table-cell office:value-type="float" office:value="1.5994358062744" calcext:value-type="float">
            <text:p>1,5994358062744</text:p>
          </table:table-cell>
          <table:table-cell office:value-type="float" office:value="8.8363027572632" calcext:value-type="float">
            <text:p>8,8363027572632</text:p>
          </table:table-cell>
          <table:table-cell office:value-type="float" office:value="139.53225779685" calcext:value-type="float">
            <text:p>139,5322577968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749</text:p>
          </table:table-cell>
          <table:table-cell office:value-type="float" office:value="0.44487804174423" calcext:value-type="float">
            <text:p>0,44487804174423</text:p>
          </table:table-cell>
          <table:table-cell office:value-type="float" office:value="6.3881176710129" calcext:value-type="float">
            <text:p>6,3881176710129</text:p>
          </table:table-cell>
          <table:table-cell office:value-type="float" office:value="111.28916406328" calcext:value-type="float">
            <text:p>111,2891640632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760</text:p>
          </table:table-cell>
          <table:table-cell office:value-type="float" office:value="0.50989590585232" calcext:value-type="float">
            <text:p>0,50989590585232</text:p>
          </table:table-cell>
          <table:table-cell office:value-type="float" office:value="7.1850740909576" calcext:value-type="float">
            <text:p>7,1850740909576</text:p>
          </table:table-cell>
          <table:table-cell office:value-type="float" office:value="88.842095083492" calcext:value-type="float">
            <text:p>88,84209508349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771</text:p>
          </table:table-cell>
          <table:table-cell office:value-type="float" office:value="6.5636867284775" calcext:value-type="float">
            <text:p>6,5636867284775</text:p>
          </table:table-cell>
          <table:table-cell office:value-type="float" office:value="10.668013095856" calcext:value-type="float">
            <text:p>10,668013095856</text:p>
          </table:table-cell>
          <table:table-cell office:value-type="float" office:value="-48.172436322376" calcext:value-type="float">
            <text:p>-48,17243632237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782</text:p>
          </table:table-cell>
          <table:table-cell office:value-type="float" office:value="2.554814517498" calcext:value-type="float">
            <text:p>2,554814517498</text:p>
          </table:table-cell>
          <table:table-cell office:value-type="float" office:value="6.3908571004868" calcext:value-type="float">
            <text:p>6,3908571004868</text:p>
          </table:table-cell>
          <table:table-cell office:value-type="float" office:value="-55.632377126414" calcext:value-type="float">
            <text:p>-55,63237712641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793</text:p>
          </table:table-cell>
          <table:table-cell office:value-type="float" office:value="9.4279927015305" calcext:value-type="float">
            <text:p>9,4279927015305</text:p>
          </table:table-cell>
          <table:table-cell office:value-type="float" office:value="8.505676984787" calcext:value-type="float">
            <text:p>8,505676984787</text:p>
          </table:table-cell>
          <table:table-cell office:value-type="float" office:value="-84.63473077033" calcext:value-type="float">
            <text:p>-84,6347307703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804</text:p>
          </table:table-cell>
          <table:table-cell office:value-type="float" office:value="8.1186950206757" calcext:value-type="float">
            <text:p>8,1186950206757</text:p>
          </table:table-cell>
          <table:table-cell office:value-type="float" office:value="10.077885389328" calcext:value-type="float">
            <text:p>10,077885389328</text:p>
          </table:table-cell>
          <table:table-cell office:value-type="float" office:value="171.04964195543" calcext:value-type="float">
            <text:p>171,0496419554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815</text:p>
          </table:table-cell>
          <table:table-cell office:value-type="float" office:value="0.15995394438505" calcext:value-type="float">
            <text:p>0,15995394438505</text:p>
          </table:table-cell>
          <table:table-cell office:value-type="float" office:value="9.3072414398193" calcext:value-type="float">
            <text:p>9,3072414398193</text:p>
          </table:table-cell>
          <table:table-cell office:value-type="float" office:value="71.57632271955" calcext:value-type="float">
            <text:p>71,5763227195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826</text:p>
          </table:table-cell>
          <table:table-cell office:value-type="float" office:value="2.1338424086571" calcext:value-type="float">
            <text:p>2,1338424086571</text:p>
          </table:table-cell>
          <table:table-cell office:value-type="float" office:value="10.167310237885" calcext:value-type="float">
            <text:p>10,167310237885</text:p>
          </table:table-cell>
          <table:table-cell office:value-type="float" office:value="-15.975634953019" calcext:value-type="float">
            <text:p>-15,97563495301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837</text:p>
          </table:table-cell>
          <table:table-cell office:value-type="float" office:value="4.3959158658981" calcext:value-type="float">
            <text:p>4,3959158658981</text:p>
          </table:table-cell>
          <table:table-cell office:value-type="float" office:value="6.0142338275909" calcext:value-type="float">
            <text:p>6,0142338275909</text:p>
          </table:table-cell>
          <table:table-cell office:value-type="float" office:value="56.653075537105" calcext:value-type="float">
            <text:p>56,65307553710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848</text:p>
          </table:table-cell>
          <table:table-cell office:value-type="float" office:value="4.1510027647018" calcext:value-type="float">
            <text:p>4,1510027647018</text:p>
          </table:table-cell>
          <table:table-cell office:value-type="float" office:value="10.832480192184" calcext:value-type="float">
            <text:p>10,832480192184</text:p>
          </table:table-cell>
          <table:table-cell office:value-type="float" office:value="-149.56005667425" calcext:value-type="float">
            <text:p>-149,5600566742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859</text:p>
          </table:table-cell>
          <table:table-cell office:value-type="float" office:value="6.5117198228836" calcext:value-type="float">
            <text:p>6,5117198228836</text:p>
          </table:table-cell>
          <table:table-cell office:value-type="float" office:value="9.1104793548584" calcext:value-type="float">
            <text:p>9,1104793548584</text:p>
          </table:table-cell>
          <table:table-cell office:value-type="float" office:value="4.3229209674392" calcext:value-type="float">
            <text:p>4,322920967439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870</text:p>
          </table:table-cell>
          <table:table-cell office:value-type="float" office:value="9.7011929750443" calcext:value-type="float">
            <text:p>9,7011929750443</text:p>
          </table:table-cell>
          <table:table-cell office:value-type="float" office:value="6.5225225687027" calcext:value-type="float">
            <text:p>6,5225225687027</text:p>
          </table:table-cell>
          <table:table-cell office:value-type="float" office:value="8.8567524009449" calcext:value-type="float">
            <text:p>8,856752400944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881</text:p>
          </table:table-cell>
          <table:table-cell office:value-type="float" office:value="7.1452099084854" calcext:value-type="float">
            <text:p>7,1452099084854</text:p>
          </table:table-cell>
          <table:table-cell office:value-type="float" office:value="10.957028865814" calcext:value-type="float">
            <text:p>10,957028865814</text:p>
          </table:table-cell>
          <table:table-cell office:value-type="float" office:value="5.8892029011325" calcext:value-type="float">
            <text:p>5,889202901132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892</text:p>
          </table:table-cell>
          <table:table-cell office:value-type="float" office:value="0.97725577652454" calcext:value-type="float">
            <text:p>0,97725577652454</text:p>
          </table:table-cell>
          <table:table-cell office:value-type="float" office:value="8.197438120842" calcext:value-type="float">
            <text:p>8,197438120842</text:p>
          </table:table-cell>
          <table:table-cell office:value-type="float" office:value="118.50945205446" calcext:value-type="float">
            <text:p>118,509452054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903</text:p>
          </table:table-cell>
          <table:table-cell office:value-type="float" office:value="-0.35022661089897" calcext:value-type="float">
            <text:p>-0,35022661089897</text:p>
          </table:table-cell>
          <table:table-cell office:value-type="float" office:value="9.2761659622192" calcext:value-type="float">
            <text:p>9,2761659622192</text:p>
          </table:table-cell>
          <table:table-cell office:value-type="float" office:value="143.88379169877" calcext:value-type="float">
            <text:p>143,8837916987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15</text:p>
          </table:table-cell>
          <table:table-cell office:value-type="float" office:value="-1.5850022435188" calcext:value-type="float">
            <text:p>-1,5850022435188</text:p>
          </table:table-cell>
          <table:table-cell office:value-type="float" office:value="4.1817283630371" calcext:value-type="float">
            <text:p>4,1817283630371</text:p>
          </table:table-cell>
          <table:table-cell office:value-type="float" office:value="3.5683006807497" calcext:value-type="float">
            <text:p>3,568300680749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364</text:p>
          </table:table-cell>
          <table:table-cell office:value-type="float" office:value="1.2682010233402" calcext:value-type="float">
            <text:p>1,2682010233402</text:p>
          </table:table-cell>
          <table:table-cell office:value-type="float" office:value="0.26616584509611" calcext:value-type="float">
            <text:p>0,26616584509611</text:p>
          </table:table-cell>
          <table:table-cell office:value-type="float" office:value="-104.09796693522" calcext:value-type="float">
            <text:p>-104,0979669352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375</text:p>
          </table:table-cell>
          <table:table-cell office:value-type="float" office:value="5.2166938781738" calcext:value-type="float">
            <text:p>5,2166938781738</text:p>
          </table:table-cell>
          <table:table-cell office:value-type="float" office:value="1.5932749211788" calcext:value-type="float">
            <text:p>1,5932749211788</text:p>
          </table:table-cell>
          <table:table-cell office:value-type="float" office:value="-137.07754110834" calcext:value-type="float">
            <text:p>-137,0775411083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386</text:p>
          </table:table-cell>
          <table:table-cell office:value-type="float" office:value="1.1674813181162" calcext:value-type="float">
            <text:p>1,1674813181162</text:p>
          </table:table-cell>
          <table:table-cell office:value-type="float" office:value="0.58036047965288" calcext:value-type="float">
            <text:p>0,58036047965288</text:p>
          </table:table-cell>
          <table:table-cell office:value-type="float" office:value="106.3112984797" calcext:value-type="float">
            <text:p>106,311298479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397</text:p>
          </table:table-cell>
          <table:table-cell office:value-type="float" office:value="4.1390508413315" calcext:value-type="float">
            <text:p>4,1390508413315</text:p>
          </table:table-cell>
          <table:table-cell office:value-type="float" office:value="-0.32177232205868" calcext:value-type="float">
            <text:p>-0,32177232205868</text:p>
          </table:table-cell>
          <table:table-cell office:value-type="float" office:value="-59.673020794133" calcext:value-type="float">
            <text:p>-59,67302079413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408</text:p>
          </table:table-cell>
          <table:table-cell office:value-type="float" office:value="9.837840795517" calcext:value-type="float">
            <text:p>9,837840795517</text:p>
          </table:table-cell>
          <table:table-cell office:value-type="float" office:value="4.0771690011024" calcext:value-type="float">
            <text:p>4,0771690011024</text:p>
          </table:table-cell>
          <table:table-cell office:value-type="float" office:value="-74.734324862243" calcext:value-type="float">
            <text:p>-74,73432486224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419</text:p>
          </table:table-cell>
          <table:table-cell office:value-type="float" office:value="10.085006952286" calcext:value-type="float">
            <text:p>10,085006952286</text:p>
          </table:table-cell>
          <table:table-cell office:value-type="float" office:value="5.2427136898041" calcext:value-type="float">
            <text:p>5,2427136898041</text:p>
          </table:table-cell>
          <table:table-cell office:value-type="float" office:value="130.64479068586" calcext:value-type="float">
            <text:p>130,6447906858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430</text:p>
          </table:table-cell>
          <table:table-cell office:value-type="float" office:value="2.2736105322838" calcext:value-type="float">
            <text:p>2,2736105322838</text:p>
          </table:table-cell>
          <table:table-cell office:value-type="float" office:value="-0.58502323925495" calcext:value-type="float">
            <text:p>-0,58502323925495</text:p>
          </table:table-cell>
          <table:table-cell office:value-type="float" office:value="124.72188548677" calcext:value-type="float">
            <text:p>124,7218854867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441</text:p>
          </table:table-cell>
          <table:table-cell office:value-type="float" office:value="3.5849186778069" calcext:value-type="float">
            <text:p>3,5849186778069</text:p>
          </table:table-cell>
          <table:table-cell office:value-type="float" office:value="1.4312508702278" calcext:value-type="float">
            <text:p>1,4312508702278</text:p>
          </table:table-cell>
          <table:table-cell office:value-type="float" office:value="-76.816381922193" calcext:value-type="float">
            <text:p>-76,81638192219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452</text:p>
          </table:table-cell>
          <table:table-cell office:value-type="float" office:value="0.56028909981251" calcext:value-type="float">
            <text:p>0,56028909981251</text:p>
          </table:table-cell>
          <table:table-cell office:value-type="float" office:value="2.0568585395813" calcext:value-type="float">
            <text:p>2,0568585395813</text:p>
          </table:table-cell>
          <table:table-cell office:value-type="float" office:value="144.94867993009" calcext:value-type="float">
            <text:p>144,9486799300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463</text:p>
          </table:table-cell>
          <table:table-cell office:value-type="float" office:value="3.0395120382309" calcext:value-type="float">
            <text:p>3,0395120382309</text:p>
          </table:table-cell>
          <table:table-cell office:value-type="float" office:value="1.8537694215775" calcext:value-type="float">
            <text:p>1,8537694215775</text:p>
          </table:table-cell>
          <table:table-cell office:value-type="float" office:value="-99.335566447799" calcext:value-type="float">
            <text:p>-99,33556644779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474</text:p>
          </table:table-cell>
          <table:table-cell office:value-type="float" office:value="4.1350927948952" calcext:value-type="float">
            <text:p>4,1350927948952</text:p>
          </table:table-cell>
          <table:table-cell office:value-type="float" office:value="0.78214421868324" calcext:value-type="float">
            <text:p>0,78214421868324</text:p>
          </table:table-cell>
          <table:table-cell office:value-type="float" office:value="-103.93561299439" calcext:value-type="float">
            <text:p>-103,9356129943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485</text:p>
          </table:table-cell>
          <table:table-cell office:value-type="float" office:value="7.9286849498749" calcext:value-type="float">
            <text:p>7,9286849498749</text:p>
          </table:table-cell>
          <table:table-cell office:value-type="float" office:value="0.31881108880043" calcext:value-type="float">
            <text:p>0,31881108880043</text:p>
          </table:table-cell>
          <table:table-cell office:value-type="float" office:value="105.70274796456" calcext:value-type="float">
            <text:p>105,7027479645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496</text:p>
          </table:table-cell>
          <table:table-cell office:value-type="float" office:value="5.8842009305954" calcext:value-type="float">
            <text:p>5,8842009305954</text:p>
          </table:table-cell>
          <table:table-cell office:value-type="float" office:value="-0.1079040300101" calcext:value-type="float">
            <text:p>-0,1079040300101</text:p>
          </table:table-cell>
          <table:table-cell office:value-type="float" office:value="3.6022395939584" calcext:value-type="float">
            <text:p>3,602239593958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507</text:p>
          </table:table-cell>
          <table:table-cell office:value-type="float" office:value="-1.5843132138252" calcext:value-type="float">
            <text:p>-1,5843132138252</text:p>
          </table:table-cell>
          <table:table-cell office:value-type="float" office:value="7.0770967006683" calcext:value-type="float">
            <text:p>7,0770967006683</text:p>
          </table:table-cell>
          <table:table-cell office:value-type="float" office:value="-36.780001251561" calcext:value-type="float">
            <text:p>-36,78000125156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518</text:p>
          </table:table-cell>
          <table:table-cell office:value-type="float" office:value="0.90340860188007" calcext:value-type="float">
            <text:p>0,90340860188007</text:p>
          </table:table-cell>
          <table:table-cell office:value-type="float" office:value="5.4215168952942" calcext:value-type="float">
            <text:p>5,4215168952942</text:p>
          </table:table-cell>
          <table:table-cell office:value-type="float" office:value="-105.4075751335" calcext:value-type="float">
            <text:p>-105,407575133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529</text:p>
          </table:table-cell>
          <table:table-cell office:value-type="float" office:value="1.8550905585289" calcext:value-type="float">
            <text:p>1,8550905585289</text:p>
          </table:table-cell>
          <table:table-cell office:value-type="float" office:value="3.7349236011505" calcext:value-type="float">
            <text:p>3,7349236011505</text:p>
          </table:table-cell>
          <table:table-cell office:value-type="float" office:value="164.78062587179" calcext:value-type="float">
            <text:p>164,7806258717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540</text:p>
          </table:table-cell>
          <table:table-cell office:value-type="float" office:value="6.794051527977" calcext:value-type="float">
            <text:p>6,794051527977</text:p>
          </table:table-cell>
          <table:table-cell office:value-type="float" office:value="2.9648226499557" calcext:value-type="float">
            <text:p>2,9648226499557</text:p>
          </table:table-cell>
          <table:table-cell office:value-type="float" office:value="165.37744983746" calcext:value-type="float">
            <text:p>165,3774498374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551</text:p>
          </table:table-cell>
          <table:table-cell office:value-type="float" office:value="3.0792796611786" calcext:value-type="float">
            <text:p>3,0792796611786</text:p>
          </table:table-cell>
          <table:table-cell office:value-type="float" office:value="3.0313766002655" calcext:value-type="float">
            <text:p>3,0313766002655</text:p>
          </table:table-cell>
          <table:table-cell office:value-type="float" office:value="71.9403787783" calcext:value-type="float">
            <text:p>71,940378778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562</text:p>
          </table:table-cell>
          <table:table-cell office:value-type="float" office:value="6.3656032085419" calcext:value-type="float">
            <text:p>6,3656032085419</text:p>
          </table:table-cell>
          <table:table-cell office:value-type="float" office:value="1.7527803778648" calcext:value-type="float">
            <text:p>1,7527803778648</text:p>
          </table:table-cell>
          <table:table-cell office:value-type="float" office:value="31.095822905279" calcext:value-type="float">
            <text:p>31,09582290527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573</text:p>
          </table:table-cell>
          <table:table-cell office:value-type="float" office:value="7.5256407260895" calcext:value-type="float">
            <text:p>7,5256407260895</text:p>
          </table:table-cell>
          <table:table-cell office:value-type="float" office:value="5.9583824872971" calcext:value-type="float">
            <text:p>5,9583824872971</text:p>
          </table:table-cell>
          <table:table-cell office:value-type="float" office:value="-68.449523038925" calcext:value-type="float">
            <text:p>-68,44952303892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584</text:p>
          </table:table-cell>
          <table:table-cell office:value-type="float" office:value="0.12231064960361" calcext:value-type="float">
            <text:p>0,12231064960361</text:p>
          </table:table-cell>
          <table:table-cell office:value-type="float" office:value="3.1460565328598" calcext:value-type="float">
            <text:p>3,1460565328598</text:p>
          </table:table-cell>
          <table:table-cell office:value-type="float" office:value="51.311874845225" calcext:value-type="float">
            <text:p>51,31187484522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595</text:p>
          </table:table-cell>
          <table:table-cell office:value-type="float" office:value="-0.40277354419231" calcext:value-type="float">
            <text:p>-0,40277354419231</text:p>
          </table:table-cell>
          <table:table-cell office:value-type="float" office:value="0.73428153991699" calcext:value-type="float">
            <text:p>0,73428153991699</text:p>
          </table:table-cell>
          <table:table-cell office:value-type="float" office:value="43.963121001128" calcext:value-type="float">
            <text:p>43,96312100112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606</text:p>
          </table:table-cell>
          <table:table-cell office:value-type="float" office:value="4.3407672643661" calcext:value-type="float">
            <text:p>4,3407672643661</text:p>
          </table:table-cell>
          <table:table-cell office:value-type="float" office:value="5.3545445203781" calcext:value-type="float">
            <text:p>5,3545445203781</text:p>
          </table:table-cell>
          <table:table-cell office:value-type="float" office:value="-83.942939521401" calcext:value-type="float">
            <text:p>-83,94293952140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617</text:p>
          </table:table-cell>
          <table:table-cell office:value-type="float" office:value="4.8402252793312" calcext:value-type="float">
            <text:p>4,8402252793312</text:p>
          </table:table-cell>
          <table:table-cell office:value-type="float" office:value="5.4093658924103" calcext:value-type="float">
            <text:p>5,4093658924103</text:p>
          </table:table-cell>
          <table:table-cell office:value-type="float" office:value="114.58286889799" calcext:value-type="float">
            <text:p>114,5828688979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628</text:p>
          </table:table-cell>
          <table:table-cell office:value-type="float" office:value="7.3311460018158" calcext:value-type="float">
            <text:p>7,3311460018158</text:p>
          </table:table-cell>
          <table:table-cell office:value-type="float" office:value="5.2087223529816" calcext:value-type="float">
            <text:p>5,2087223529816</text:p>
          </table:table-cell>
          <table:table-cell office:value-type="float" office:value="110.84103356501" calcext:value-type="float">
            <text:p>110,8410335650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639</text:p>
          </table:table-cell>
          <table:table-cell office:value-type="float" office:value="7.361119389534" calcext:value-type="float">
            <text:p>7,361119389534</text:p>
          </table:table-cell>
          <table:table-cell office:value-type="float" office:value="3.3107414841652" calcext:value-type="float">
            <text:p>3,3107414841652</text:p>
          </table:table-cell>
          <table:table-cell office:value-type="float" office:value="89.438126345349" calcext:value-type="float">
            <text:p>89,43812634534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650</text:p>
          </table:table-cell>
          <table:table-cell office:value-type="float" office:value="7.8991997241974" calcext:value-type="float">
            <text:p>7,8991997241974</text:p>
          </table:table-cell>
          <table:table-cell office:value-type="float" office:value="4.7516480088234" calcext:value-type="float">
            <text:p>4,7516480088234</text:p>
          </table:table-cell>
          <table:table-cell office:value-type="float" office:value="-113.50889874112" calcext:value-type="float">
            <text:p>-113,5088987411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661</text:p>
          </table:table-cell>
          <table:table-cell office:value-type="float" office:value="-1.2593060731888" calcext:value-type="float">
            <text:p>-1,2593060731888</text:p>
          </table:table-cell>
          <table:table-cell office:value-type="float" office:value="8.0825078487396" calcext:value-type="float">
            <text:p>8,0825078487396</text:p>
          </table:table-cell>
          <table:table-cell office:value-type="float" office:value="-85.805957484397" calcext:value-type="float">
            <text:p>-85,80595748439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672</text:p>
          </table:table-cell>
          <table:table-cell office:value-type="float" office:value="0.86201936006546" calcext:value-type="float">
            <text:p>0,86201936006546</text:p>
          </table:table-cell>
          <table:table-cell office:value-type="float" office:value="9.6157187223434" calcext:value-type="float">
            <text:p>9,6157187223434</text:p>
          </table:table-cell>
          <table:table-cell office:value-type="float" office:value="76.534842229952" calcext:value-type="float">
            <text:p>76,53484222995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683</text:p>
          </table:table-cell>
          <table:table-cell office:value-type="float" office:value="-1.5841230750084" calcext:value-type="float">
            <text:p>-1,5841230750084</text:p>
          </table:table-cell>
          <table:table-cell office:value-type="float" office:value="6.2583917379379" calcext:value-type="float">
            <text:p>6,2583917379379</text:p>
          </table:table-cell>
          <table:table-cell office:value-type="float" office:value="-35.60186913059" calcext:value-type="float">
            <text:p>-35,6018691305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694</text:p>
          </table:table-cell>
          <table:table-cell office:value-type="float" office:value="5.7753908634186" calcext:value-type="float">
            <text:p>5,7753908634186</text:p>
          </table:table-cell>
          <table:table-cell office:value-type="float" office:value="6.0740625858307" calcext:value-type="float">
            <text:p>6,0740625858307</text:p>
          </table:table-cell>
          <table:table-cell office:value-type="float" office:value="-70.281393209081" calcext:value-type="float">
            <text:p>-70,28139320908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705</text:p>
          </table:table-cell>
          <table:table-cell office:value-type="float" office:value="6.3104426860809" calcext:value-type="float">
            <text:p>6,3104426860809</text:p>
          </table:table-cell>
          <table:table-cell office:value-type="float" office:value="8.4133464097977" calcext:value-type="float">
            <text:p>8,4133464097977</text:p>
          </table:table-cell>
          <table:table-cell office:value-type="float" office:value="-73.329872386471" calcext:value-type="float">
            <text:p>-73,32987238647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716</text:p>
          </table:table-cell>
          <table:table-cell office:value-type="float" office:value="7.0799487829208" calcext:value-type="float">
            <text:p>7,0799487829208</text:p>
          </table:table-cell>
          <table:table-cell office:value-type="float" office:value="8.8992249965668" calcext:value-type="float">
            <text:p>8,8992249965668</text:p>
          </table:table-cell>
          <table:table-cell office:value-type="float" office:value="-6.9572713439632" calcext:value-type="float">
            <text:p>-6,957271343963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727</text:p>
          </table:table-cell>
          <table:table-cell office:value-type="float" office:value="8.3159893751144" calcext:value-type="float">
            <text:p>8,3159893751144</text:p>
          </table:table-cell>
          <table:table-cell office:value-type="float" office:value="8.7677431106567" calcext:value-type="float">
            <text:p>8,7677431106567</text:p>
          </table:table-cell>
          <table:table-cell office:value-type="float" office:value="95.945431927966" calcext:value-type="float">
            <text:p>95,94543192796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738</text:p>
          </table:table-cell>
          <table:table-cell office:value-type="float" office:value="1.9097515940666" calcext:value-type="float">
            <text:p>1,9097515940666</text:p>
          </table:table-cell>
          <table:table-cell office:value-type="float" office:value="8.6935317516327" calcext:value-type="float">
            <text:p>8,6935317516327</text:p>
          </table:table-cell>
          <table:table-cell office:value-type="float" office:value="159.91707364465" calcext:value-type="float">
            <text:p>159,9170736446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749</text:p>
          </table:table-cell>
          <table:table-cell office:value-type="float" office:value="0.67160166800022" calcext:value-type="float">
            <text:p>0,67160166800022</text:p>
          </table:table-cell>
          <table:table-cell office:value-type="float" office:value="6.1393678188324" calcext:value-type="float">
            <text:p>6,1393678188324</text:p>
          </table:table-cell>
          <table:table-cell office:value-type="float" office:value="138.51024390786" calcext:value-type="float">
            <text:p>138,5102439078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760</text:p>
          </table:table-cell>
          <table:table-cell office:value-type="float" office:value="0.45640330761671" calcext:value-type="float">
            <text:p>0,45640330761671</text:p>
          </table:table-cell>
          <table:table-cell office:value-type="float" office:value="6.8747961521149" calcext:value-type="float">
            <text:p>6,8747961521149</text:p>
          </table:table-cell>
          <table:table-cell office:value-type="float" office:value="79.066280346767" calcext:value-type="float">
            <text:p>79,06628034676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771</text:p>
          </table:table-cell>
          <table:table-cell office:value-type="float" office:value="6.5300071239471" calcext:value-type="float">
            <text:p>6,5300071239471</text:p>
          </table:table-cell>
          <table:table-cell office:value-type="float" office:value="10.908606052399" calcext:value-type="float">
            <text:p>10,908606052399</text:p>
          </table:table-cell>
          <table:table-cell office:value-type="float" office:value="-108.95442582999" calcext:value-type="float">
            <text:p>-108,9544258299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782</text:p>
          </table:table-cell>
          <table:table-cell office:value-type="float" office:value="2.3354072868824" calcext:value-type="float">
            <text:p>2,3354072868824</text:p>
          </table:table-cell>
          <table:table-cell office:value-type="float" office:value="6.6187846660614" calcext:value-type="float">
            <text:p>6,6187846660614</text:p>
          </table:table-cell>
          <table:table-cell office:value-type="float" office:value="-41.696138442702" calcext:value-type="float">
            <text:p>-41,69613844270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793</text:p>
          </table:table-cell>
          <table:table-cell office:value-type="float" office:value="9.334545135498" calcext:value-type="float">
            <text:p>9,334545135498</text:p>
          </table:table-cell>
          <table:table-cell office:value-type="float" office:value="8.8754546642303" calcext:value-type="float">
            <text:p>8,8754546642303</text:p>
          </table:table-cell>
          <table:table-cell office:value-type="float" office:value="-76.713685776777" calcext:value-type="float">
            <text:p>-76,71368577677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804</text:p>
          </table:table-cell>
          <table:table-cell office:value-type="float" office:value="8.512299656868" calcext:value-type="float">
            <text:p>8,512299656868</text:p>
          </table:table-cell>
          <table:table-cell office:value-type="float" office:value="10.015952587128" calcext:value-type="float">
            <text:p>10,015952587128</text:p>
          </table:table-cell>
          <table:table-cell office:value-type="float" office:value="171.07626586963" calcext:value-type="float">
            <text:p>171,0762658696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815</text:p>
          </table:table-cell>
          <table:table-cell office:value-type="float" office:value="-0.046161324717104" calcext:value-type="float">
            <text:p>-0,046161324717104</text:p>
          </table:table-cell>
          <table:table-cell office:value-type="float" office:value="9.2567032575607" calcext:value-type="float">
            <text:p>9,2567032575607</text:p>
          </table:table-cell>
          <table:table-cell office:value-type="float" office:value="8.0599817121105" calcext:value-type="float">
            <text:p>8,059981712110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826</text:p>
          </table:table-cell>
          <table:table-cell office:value-type="float" office:value="1.8972398340702" calcext:value-type="float">
            <text:p>1,8972398340702</text:p>
          </table:table-cell>
          <table:table-cell office:value-type="float" office:value="10.274088382721" calcext:value-type="float">
            <text:p>10,274088382721</text:p>
          </table:table-cell>
          <table:table-cell office:value-type="float" office:value="-30.372484094778" calcext:value-type="float">
            <text:p>-30,37248409477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837</text:p>
          </table:table-cell>
          <table:table-cell office:value-type="float" office:value="4.0906077623367" calcext:value-type="float">
            <text:p>4,0906077623367</text:p>
          </table:table-cell>
          <table:table-cell office:value-type="float" office:value="6.0219371318817" calcext:value-type="float">
            <text:p>6,0219371318817</text:p>
          </table:table-cell>
          <table:table-cell office:value-type="float" office:value="2.8615932745539" calcext:value-type="float">
            <text:p>2,861593274553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848</text:p>
          </table:table-cell>
          <table:table-cell office:value-type="float" office:value="4.3593162298203" calcext:value-type="float">
            <text:p>4,3593162298203</text:p>
          </table:table-cell>
          <table:table-cell office:value-type="float" office:value="10.872611999512" calcext:value-type="float">
            <text:p>10,872611999512</text:p>
          </table:table-cell>
          <table:table-cell office:value-type="float" office:value="-170.76198614327" calcext:value-type="float">
            <text:p>-170,7619861432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859</text:p>
          </table:table-cell>
          <table:table-cell office:value-type="float" office:value="6.1218297481537" calcext:value-type="float">
            <text:p>6,1218297481537</text:p>
          </table:table-cell>
          <table:table-cell office:value-type="float" office:value="9.0747386217117" calcext:value-type="float">
            <text:p>9,0747386217117</text:p>
          </table:table-cell>
          <table:table-cell office:value-type="float" office:value="6.9546809621677" calcext:value-type="float">
            <text:p>6,954680962167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870</text:p>
          </table:table-cell>
          <table:table-cell office:value-type="float" office:value="9.533748626709" calcext:value-type="float">
            <text:p>9,533748626709</text:p>
          </table:table-cell>
          <table:table-cell office:value-type="float" office:value="6.6297167539597" calcext:value-type="float">
            <text:p>6,6297167539597</text:p>
          </table:table-cell>
          <table:table-cell office:value-type="float" office:value="-33.361401147903" calcext:value-type="float">
            <text:p>-33,36140114790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881</text:p>
          </table:table-cell>
          <table:table-cell office:value-type="float" office:value="6.8451482057571" calcext:value-type="float">
            <text:p>6,8451482057571</text:p>
          </table:table-cell>
          <table:table-cell office:value-type="float" office:value="11.045031547546" calcext:value-type="float">
            <text:p>11,045031547546</text:p>
          </table:table-cell>
          <table:table-cell office:value-type="float" office:value="-14.475846176694" calcext:value-type="float">
            <text:p>-14,47584617669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892</text:p>
          </table:table-cell>
          <table:table-cell office:value-type="float" office:value="1.0690502077341" calcext:value-type="float">
            <text:p>1,0690502077341</text:p>
          </table:table-cell>
          <table:table-cell office:value-type="float" office:value="7.8614723682404" calcext:value-type="float">
            <text:p>7,8614723682404</text:p>
          </table:table-cell>
          <table:table-cell office:value-type="float" office:value="97.788516123583" calcext:value-type="float">
            <text:p>97,78851612358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903</text:p>
          </table:table-cell>
          <table:table-cell office:value-type="float" office:value="-0.38005780428648" calcext:value-type="float">
            <text:p>-0,38005780428648</text:p>
          </table:table-cell>
          <table:table-cell office:value-type="float" office:value="9.168347120285" calcext:value-type="float">
            <text:p>9,168347120285</text:p>
          </table:table-cell>
          <table:table-cell office:value-type="float" office:value="146.29340627391" calcext:value-type="float">
            <text:p>146,2934062739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15</text:p>
          </table:table-cell>
          <table:table-cell office:value-type="float" office:value="-1.5850074589252" calcext:value-type="float">
            <text:p>-1,5850074589252</text:p>
          </table:table-cell>
          <table:table-cell office:value-type="float" office:value="4.3707150220871" calcext:value-type="float">
            <text:p>4,3707150220871</text:p>
          </table:table-cell>
          <table:table-cell office:value-type="float" office:value="-11.493718358362" calcext:value-type="float">
            <text:p>-11,49371835836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364</text:p>
          </table:table-cell>
          <table:table-cell office:value-type="float" office:value="1.390490680933" calcext:value-type="float">
            <text:p>1,390490680933</text:p>
          </table:table-cell>
          <table:table-cell office:value-type="float" office:value="0.34973315894604" calcext:value-type="float">
            <text:p>0,34973315894604</text:p>
          </table:table-cell>
          <table:table-cell office:value-type="float" office:value="-60.798585035239" calcext:value-type="float">
            <text:p>-60,79858503523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375</text:p>
          </table:table-cell>
          <table:table-cell office:value-type="float" office:value="5.4258096218109" calcext:value-type="float">
            <text:p>5,4258096218109</text:p>
          </table:table-cell>
          <table:table-cell office:value-type="float" office:value="1.8894039094448" calcext:value-type="float">
            <text:p>1,8894039094448</text:p>
          </table:table-cell>
          <table:table-cell office:value-type="float" office:value="-121.63609456105" calcext:value-type="float">
            <text:p>-121,6360945610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386</text:p>
          </table:table-cell>
          <table:table-cell office:value-type="float" office:value="1.2582015991211" calcext:value-type="float">
            <text:p>1,2582015991211</text:p>
          </table:table-cell>
          <table:table-cell office:value-type="float" office:value="0.65182559192181" calcext:value-type="float">
            <text:p>0,65182559192181</text:p>
          </table:table-cell>
          <table:table-cell office:value-type="float" office:value="156.50343135664" calcext:value-type="float">
            <text:p>156,5034313566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397</text:p>
          </table:table-cell>
          <table:table-cell office:value-type="float" office:value="4.159189760685" calcext:value-type="float">
            <text:p>4,159189760685</text:p>
          </table:table-cell>
          <table:table-cell office:value-type="float" office:value="-0.056867063976824" calcext:value-type="float">
            <text:p>-0,056867063976824</text:p>
          </table:table-cell>
          <table:table-cell office:value-type="float" office:value="-99.621199498511" calcext:value-type="float">
            <text:p>-99,62119949851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408</text:p>
          </table:table-cell>
          <table:table-cell office:value-type="float" office:value="9.8245668411255" calcext:value-type="float">
            <text:p>9,8245668411255</text:p>
          </table:table-cell>
          <table:table-cell office:value-type="float" office:value="4.4233280420303" calcext:value-type="float">
            <text:p>4,4233280420303</text:p>
          </table:table-cell>
          <table:table-cell office:value-type="float" office:value="-96.615034303847" calcext:value-type="float">
            <text:p>-96,61503430384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419</text:p>
          </table:table-cell>
          <table:table-cell office:value-type="float" office:value="10.085006952286" calcext:value-type="float">
            <text:p>10,085006952286</text:p>
          </table:table-cell>
          <table:table-cell office:value-type="float" office:value="4.9019199609756" calcext:value-type="float">
            <text:p>4,9019199609756</text:p>
          </table:table-cell>
          <table:table-cell office:value-type="float" office:value="121.66355218098" calcext:value-type="float">
            <text:p>121,6635521809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430</text:p>
          </table:table-cell>
          <table:table-cell office:value-type="float" office:value="2.561813890934" calcext:value-type="float">
            <text:p>2,561813890934</text:p>
          </table:table-cell>
          <table:table-cell office:value-type="float" office:value="-0.58211922645569" calcext:value-type="float">
            <text:p>-0,58211922645569</text:p>
          </table:table-cell>
          <table:table-cell office:value-type="float" office:value="124.74182608781" calcext:value-type="float">
            <text:p>124,7418260878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441</text:p>
          </table:table-cell>
          <table:table-cell office:value-type="float" office:value="3.531342446804" calcext:value-type="float">
            <text:p>3,531342446804</text:p>
          </table:table-cell>
          <table:table-cell office:value-type="float" office:value="1.7883394658566" calcext:value-type="float">
            <text:p>1,7883394658566</text:p>
          </table:table-cell>
          <table:table-cell office:value-type="float" office:value="-92.068003241424" calcext:value-type="float">
            <text:p>-92,06800324142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452</text:p>
          </table:table-cell>
          <table:table-cell office:value-type="float" office:value="0.78779116272926" calcext:value-type="float">
            <text:p>0,78779116272926</text:p>
          </table:table-cell>
          <table:table-cell office:value-type="float" office:value="2.0413720607758" calcext:value-type="float">
            <text:p>2,0413720607758</text:p>
          </table:table-cell>
          <table:table-cell office:value-type="float" office:value="179.81337893541" calcext:value-type="float">
            <text:p>179,8133789354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463</text:p>
          </table:table-cell>
          <table:table-cell office:value-type="float" office:value="3.1254169344902" calcext:value-type="float">
            <text:p>3,1254169344902</text:p>
          </table:table-cell>
          <table:table-cell office:value-type="float" office:value="2.2048799693584" calcext:value-type="float">
            <text:p>2,2048799693584</text:p>
          </table:table-cell>
          <table:table-cell office:value-type="float" office:value="-114.55460490694" calcext:value-type="float">
            <text:p>-114,5546049069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474</text:p>
          </table:table-cell>
          <table:table-cell office:value-type="float" office:value="4.2731347680092" calcext:value-type="float">
            <text:p>4,2731347680092</text:p>
          </table:table-cell>
          <table:table-cell office:value-type="float" office:value="1.071869507432" calcext:value-type="float">
            <text:p>1,071869507432</text:p>
          </table:table-cell>
          <table:table-cell office:value-type="float" office:value="-115.75246920252" calcext:value-type="float">
            <text:p>-115,7524692025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485</text:p>
          </table:table-cell>
          <table:table-cell office:value-type="float" office:value="8.1038922071457" calcext:value-type="float">
            <text:p>8,1038922071457</text:p>
          </table:table-cell>
          <table:table-cell office:value-type="float" office:value="0.09326409548521" calcext:value-type="float">
            <text:p>0,09326409548521</text:p>
          </table:table-cell>
          <table:table-cell office:value-type="float" office:value="132.92945873965" calcext:value-type="float">
            <text:p>132,9294587396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496</text:p>
          </table:table-cell>
          <table:table-cell office:value-type="float" office:value="5.5901569128036" calcext:value-type="float">
            <text:p>5,5901569128036</text:p>
          </table:table-cell>
          <table:table-cell office:value-type="float" office:value="0.0200653122738" calcext:value-type="float">
            <text:p>0,0200653122738</text:p>
          </table:table-cell>
          <table:table-cell office:value-type="float" office:value="-30.879076499089" calcext:value-type="float">
            <text:p>-30,87907649908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507</text:p>
          </table:table-cell>
          <table:table-cell office:value-type="float" office:value="-1.5849985182285" calcext:value-type="float">
            <text:p>-1,5849985182285</text:p>
          </table:table-cell>
          <table:table-cell office:value-type="float" office:value="7.2470843791962" calcext:value-type="float">
            <text:p>7,2470843791962</text:p>
          </table:table-cell>
          <table:table-cell office:value-type="float" office:value="-20.92643243492" calcext:value-type="float">
            <text:p>-20,9264324349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518</text:p>
          </table:table-cell>
          <table:table-cell office:value-type="float" office:value="0.79360067844391" calcext:value-type="float">
            <text:p>0,79360067844391</text:p>
          </table:table-cell>
          <table:table-cell office:value-type="float" office:value="5.6110399961472" calcext:value-type="float">
            <text:p>5,6110399961472</text:p>
          </table:table-cell>
          <table:table-cell office:value-type="float" office:value="-38.326890984918" calcext:value-type="float">
            <text:p>-38,32689098491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529</text:p>
          </table:table-cell>
          <table:table-cell office:value-type="float" office:value="2.2347883880138" calcext:value-type="float">
            <text:p>2,2347883880138</text:p>
          </table:table-cell>
          <table:table-cell office:value-type="float" office:value="3.6369809508324" calcext:value-type="float">
            <text:p>3,6369809508324</text:p>
          </table:table-cell>
          <table:table-cell office:value-type="float" office:value="167.09873782601" calcext:value-type="float">
            <text:p>167,0987378260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540</text:p>
          </table:table-cell>
          <table:table-cell office:value-type="float" office:value="6.9490939378738" calcext:value-type="float">
            <text:p>6,9490939378738</text:p>
          </table:table-cell>
          <table:table-cell office:value-type="float" office:value="3.1136110424995" calcext:value-type="float">
            <text:p>3,1136110424995</text:p>
          </table:table-cell>
          <table:table-cell office:value-type="float" office:value="-119.83831065476" calcext:value-type="float">
            <text:p>-119,8383106547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551</text:p>
          </table:table-cell>
          <table:table-cell office:value-type="float" office:value="3.0872657895088" calcext:value-type="float">
            <text:p>3,0872657895088</text:p>
          </table:table-cell>
          <table:table-cell office:value-type="float" office:value="2.7320200204849" calcext:value-type="float">
            <text:p>2,7320200204849</text:p>
          </table:table-cell>
          <table:table-cell office:value-type="float" office:value="85.976122291225" calcext:value-type="float">
            <text:p>85,97612229122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562</text:p>
          </table:table-cell>
          <table:table-cell office:value-type="float" office:value="6.1185640096664" calcext:value-type="float">
            <text:p>6,1185640096664</text:p>
          </table:table-cell>
          <table:table-cell office:value-type="float" office:value="1.4997307956219" calcext:value-type="float">
            <text:p>1,4997307956219</text:p>
          </table:table-cell>
          <table:table-cell office:value-type="float" office:value="50.065676118158" calcext:value-type="float">
            <text:p>50,06567611815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573</text:p>
          </table:table-cell>
          <table:table-cell office:value-type="float" office:value="7.7321124076843" calcext:value-type="float">
            <text:p>7,7321124076843</text:p>
          </table:table-cell>
          <table:table-cell office:value-type="float" office:value="6.0969984531403" calcext:value-type="float">
            <text:p>6,0969984531403</text:p>
          </table:table-cell>
          <table:table-cell office:value-type="float" office:value="-149.16852932827" calcext:value-type="float">
            <text:p>-149,1685293282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584</text:p>
          </table:table-cell>
          <table:table-cell office:value-type="float" office:value="-0.12533013708889" calcext:value-type="float">
            <text:p>-0,12533013708889</text:p>
          </table:table-cell>
          <table:table-cell office:value-type="float" office:value="2.8357890248299" calcext:value-type="float">
            <text:p>2,8357890248299</text:p>
          </table:table-cell>
          <table:table-cell office:value-type="float" office:value="51.371382300261" calcext:value-type="float">
            <text:p>51,37138230026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595</text:p>
          </table:table-cell>
          <table:table-cell office:value-type="float" office:value="-0.58319319039583" calcext:value-type="float">
            <text:p>-0,58319319039583</text:p>
          </table:table-cell>
          <table:table-cell office:value-type="float" office:value="0.592160820961" calcext:value-type="float">
            <text:p>0,592160820961</text:p>
          </table:table-cell>
          <table:table-cell office:value-type="float" office:value="37.605786779124" calcext:value-type="float">
            <text:p>37,60578677912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606</text:p>
          </table:table-cell>
          <table:table-cell office:value-type="float" office:value="4.1148599982262" calcext:value-type="float">
            <text:p>4,1148599982262</text:p>
          </table:table-cell>
          <table:table-cell office:value-type="float" office:value="5.3653156757355" calcext:value-type="float">
            <text:p>5,3653156757355</text:p>
          </table:table-cell>
          <table:table-cell office:value-type="float" office:value="5.9578952136313" calcext:value-type="float">
            <text:p>5,957895213631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617</text:p>
          </table:table-cell>
          <table:table-cell office:value-type="float" office:value="4.6534293889999" calcext:value-type="float">
            <text:p>4,6534293889999</text:p>
          </table:table-cell>
          <table:table-cell office:value-type="float" office:value="5.2895110845566" calcext:value-type="float">
            <text:p>5,2895110845566</text:p>
          </table:table-cell>
          <table:table-cell office:value-type="float" office:value="23.800667114319" calcext:value-type="float">
            <text:p>23,80066711431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628</text:p>
          </table:table-cell>
          <table:table-cell office:value-type="float" office:value="7.122495174408" calcext:value-type="float">
            <text:p>7,122495174408</text:p>
          </table:table-cell>
          <table:table-cell office:value-type="float" office:value="5.0731122493744" calcext:value-type="float">
            <text:p>5,0731122493744</text:p>
          </table:table-cell>
          <table:table-cell office:value-type="float" office:value="30.393907598629" calcext:value-type="float">
            <text:p>30,393907598629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639</text:p>
          </table:table-cell>
          <table:table-cell office:value-type="float" office:value="7.542878985405" calcext:value-type="float">
            <text:p>7,542878985405</text:p>
          </table:table-cell>
          <table:table-cell office:value-type="float" office:value="3.1901562213898" calcext:value-type="float">
            <text:p>3,1901562213898</text:p>
          </table:table-cell>
          <table:table-cell office:value-type="float" office:value="164.91544018885" calcext:value-type="float">
            <text:p>164,9154401888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650</text:p>
          </table:table-cell>
          <table:table-cell office:value-type="float" office:value="8.0568820238113" calcext:value-type="float">
            <text:p>8,0568820238113</text:p>
          </table:table-cell>
          <table:table-cell office:value-type="float" office:value="5.1164227724075" calcext:value-type="float">
            <text:p>5,1164227724075</text:p>
          </table:table-cell>
          <table:table-cell office:value-type="float" office:value="-113.50114937801" calcext:value-type="float">
            <text:p>-113,5011493780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661</text:p>
          </table:table-cell>
          <table:table-cell office:value-type="float" office:value="-1.2699048221111" calcext:value-type="float">
            <text:p>-1,2699048221111</text:p>
          </table:table-cell>
          <table:table-cell office:value-type="float" office:value="8.4727078676224" calcext:value-type="float">
            <text:p>8,4727078676224</text:p>
          </table:table-cell>
          <table:table-cell office:value-type="float" office:value="-89.424486372881" calcext:value-type="float">
            <text:p>-89,42448637288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672</text:p>
          </table:table-cell>
          <table:table-cell office:value-type="float" office:value="0.77862069010735" calcext:value-type="float">
            <text:p>0,77862069010735</text:p>
          </table:table-cell>
          <table:table-cell office:value-type="float" office:value="9.4405764341354" calcext:value-type="float">
            <text:p>9,4405764341354</text:p>
          </table:table-cell>
          <table:table-cell office:value-type="float" office:value="64.271502434068" calcext:value-type="float">
            <text:p>64,27150243406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683</text:p>
          </table:table-cell>
          <table:table-cell office:value-type="float" office:value="-1.5849976241589" calcext:value-type="float">
            <text:p>-1,5849976241589</text:p>
          </table:table-cell>
          <table:table-cell office:value-type="float" office:value="6.4983332157135" calcext:value-type="float">
            <text:p>6,4983332157135</text:p>
          </table:table-cell>
          <table:table-cell office:value-type="float" office:value="-25.016838767726" calcext:value-type="float">
            <text:p>-25,01683876772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694</text:p>
          </table:table-cell>
          <table:table-cell office:value-type="float" office:value="5.6416183710098" calcext:value-type="float">
            <text:p>5,6416183710098</text:p>
          </table:table-cell>
          <table:table-cell office:value-type="float" office:value="6.4211374521255" calcext:value-type="float">
            <text:p>6,4211374521255</text:p>
          </table:table-cell>
          <table:table-cell office:value-type="float" office:value="-66.361267855213" calcext:value-type="float">
            <text:p>-66,36126785521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705</text:p>
          </table:table-cell>
          <table:table-cell office:value-type="float" office:value="6.1050379276276" calcext:value-type="float">
            <text:p>6,1050379276276</text:p>
          </table:table-cell>
          <table:table-cell office:value-type="float" office:value="8.4869432449341" calcext:value-type="float">
            <text:p>8,4869432449341</text:p>
          </table:table-cell>
          <table:table-cell office:value-type="float" office:value="-6.7431328308051" calcext:value-type="float">
            <text:p>-6,743132830805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716</text:p>
          </table:table-cell>
          <table:table-cell office:value-type="float" office:value="6.7742097377777" calcext:value-type="float">
            <text:p>6,7742097377777</text:p>
          </table:table-cell>
          <table:table-cell office:value-type="float" office:value="9.0180194377899" calcext:value-type="float">
            <text:p>9,0180194377899</text:p>
          </table:table-cell>
          <table:table-cell office:value-type="float" office:value="-27.45388533659" calcext:value-type="float">
            <text:p>-27,4538853365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727</text:p>
          </table:table-cell>
          <table:table-cell office:value-type="float" office:value="8.4760844707489" calcext:value-type="float">
            <text:p>8,4760844707489</text:p>
          </table:table-cell>
          <table:table-cell office:value-type="float" office:value="8.5323828458786" calcext:value-type="float">
            <text:p>8,5323828458786</text:p>
          </table:table-cell>
          <table:table-cell office:value-type="float" office:value="130.37631010554" calcext:value-type="float">
            <text:p>130,3763101055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738</text:p>
          </table:table-cell>
          <table:table-cell office:value-type="float" office:value="2.2352258861065" calcext:value-type="float">
            <text:p>2,2352258861065</text:p>
          </table:table-cell>
          <table:table-cell office:value-type="float" office:value="8.6474692821503" calcext:value-type="float">
            <text:p>8,6474692821503</text:p>
          </table:table-cell>
          <table:table-cell office:value-type="float" office:value="174.28946343197" calcext:value-type="float">
            <text:p>174,2894634319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749</text:p>
          </table:table-cell>
          <table:table-cell office:value-type="float" office:value="0.720030143857" calcext:value-type="float">
            <text:p>0,720030143857</text:p>
          </table:table-cell>
          <table:table-cell office:value-type="float" office:value="5.9324282407761" calcext:value-type="float">
            <text:p>5,9324282407761</text:p>
          </table:table-cell>
          <table:table-cell office:value-type="float" office:value="82.381306180529" calcext:value-type="float">
            <text:p>82,38130618052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760</text:p>
          </table:table-cell>
          <table:table-cell office:value-type="float" office:value="0.36493815481663" calcext:value-type="float">
            <text:p>0,36493815481663</text:p>
          </table:table-cell>
          <table:table-cell office:value-type="float" office:value="6.5795910358429" calcext:value-type="float">
            <text:p>6,5795910358429</text:p>
          </table:table-cell>
          <table:table-cell office:value-type="float" office:value="70.865609083965" calcext:value-type="float">
            <text:p>70,86560908396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771</text:p>
          </table:table-cell>
          <table:table-cell office:value-type="float" office:value="6.5952998399734" calcext:value-type="float">
            <text:p>6,5952998399734</text:p>
          </table:table-cell>
          <table:table-cell office:value-type="float" office:value="10.80897808075" calcext:value-type="float">
            <text:p>10,80897808075</text:p>
          </table:table-cell>
          <table:table-cell office:value-type="float" office:value="163.92318002737" calcext:value-type="float">
            <text:p>163,9231800273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782</text:p>
          </table:table-cell>
          <table:table-cell office:value-type="float" office:value="2.0685914158821" calcext:value-type="float">
            <text:p>2,0685914158821</text:p>
          </table:table-cell>
          <table:table-cell office:value-type="float" office:value="6.7619043588638" calcext:value-type="float">
            <text:p>6,7619043588638</text:p>
          </table:table-cell>
          <table:table-cell office:value-type="float" office:value="-24.899175212641" calcext:value-type="float">
            <text:p>-24,89917521264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793</text:p>
          </table:table-cell>
          <table:table-cell office:value-type="float" office:value="9.2498028278351" calcext:value-type="float">
            <text:p>9,2498028278351</text:p>
          </table:table-cell>
          <table:table-cell office:value-type="float" office:value="9.2605465650558" calcext:value-type="float">
            <text:p>9,2605465650558</text:p>
          </table:table-cell>
          <table:table-cell office:value-type="float" office:value="-78.334184209253" calcext:value-type="float">
            <text:p>-78,33418420925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804</text:p>
          </table:table-cell>
          <table:table-cell office:value-type="float" office:value="8.90500664711" calcext:value-type="float">
            <text:p>8,90500664711</text:p>
          </table:table-cell>
          <table:table-cell office:value-type="float" office:value="9.9538743495941" calcext:value-type="float">
            <text:p>9,9538743495941</text:p>
          </table:table-cell>
          <table:table-cell office:value-type="float" office:value="171.06533202396" calcext:value-type="float">
            <text:p>171,0653320239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815</text:p>
          </table:table-cell>
          <table:table-cell office:value-type="float" office:value="-0.11668911203742" calcext:value-type="float">
            <text:p>-0,11668911203742</text:p>
          </table:table-cell>
          <table:table-cell office:value-type="float" office:value="9.4614726305008" calcext:value-type="float">
            <text:p>9,4614726305008</text:p>
          </table:table-cell>
          <table:table-cell office:value-type="float" office:value="-81.412355611279" calcext:value-type="float">
            <text:p>-81,41235561127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826</text:p>
          </table:table-cell>
          <table:table-cell office:value-type="float" office:value="1.7261891067028" calcext:value-type="float">
            <text:p>1,7261891067028</text:p>
          </table:table-cell>
          <table:table-cell office:value-type="float" office:value="10.510339736938" calcext:value-type="float">
            <text:p>10,510339736938</text:p>
          </table:table-cell>
          <table:table-cell office:value-type="float" office:value="-59.329465696007" calcext:value-type="float">
            <text:p>-59,32946569600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837</text:p>
          </table:table-cell>
          <table:table-cell office:value-type="float" office:value="3.6929574608803" calcext:value-type="float">
            <text:p>3,6929574608803</text:p>
          </table:table-cell>
          <table:table-cell office:value-type="float" office:value="6.0025471448898" calcext:value-type="float">
            <text:p>6,0025471448898</text:p>
          </table:table-cell>
          <table:table-cell office:value-type="float" office:value="2.7936669719067" calcext:value-type="float">
            <text:p>2,793666971906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848</text:p>
          </table:table-cell>
          <table:table-cell office:value-type="float" office:value="4.5680022239685" calcext:value-type="float">
            <text:p>4,5680022239685</text:p>
          </table:table-cell>
          <table:table-cell office:value-type="float" office:value="10.833795070648" calcext:value-type="float">
            <text:p>10,833795070648</text:p>
          </table:table-cell>
          <table:table-cell office:value-type="float" office:value="168.06411439446" calcext:value-type="float">
            <text:p>168,0641143944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859</text:p>
          </table:table-cell>
          <table:table-cell office:value-type="float" office:value="5.8920556306839" calcext:value-type="float">
            <text:p>5,8920556306839</text:p>
          </table:table-cell>
          <table:table-cell office:value-type="float" office:value="8.925164937973" calcext:value-type="float">
            <text:p>8,925164937973</text:p>
          </table:table-cell>
          <table:table-cell office:value-type="float" office:value="54.823385302428" calcext:value-type="float">
            <text:p>54,82338530242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870</text:p>
          </table:table-cell>
          <table:table-cell office:value-type="float" office:value="9.2228049039841" calcext:value-type="float">
            <text:p>9,2228049039841</text:p>
          </table:table-cell>
          <table:table-cell office:value-type="float" office:value="6.6829520463943" calcext:value-type="float">
            <text:p>6,6829520463943</text:p>
          </table:table-cell>
          <table:table-cell office:value-type="float" office:value="-2.2559088364149" calcext:value-type="float">
            <text:p>-2,255908836414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881</text:p>
          </table:table-cell>
          <table:table-cell office:value-type="float" office:value="6.9191378355026" calcext:value-type="float">
            <text:p>6,9191378355026</text:p>
          </table:table-cell>
          <table:table-cell office:value-type="float" office:value="10.901341438293" calcext:value-type="float">
            <text:p>10,901341438293</text:p>
          </table:table-cell>
          <table:table-cell office:value-type="float" office:value="81.746500768479" calcext:value-type="float">
            <text:p>81,74650076847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892</text:p>
          </table:table-cell>
          <table:table-cell office:value-type="float" office:value="0.99122568964958" calcext:value-type="float">
            <text:p>0,99122568964958</text:p>
          </table:table-cell>
          <table:table-cell office:value-type="float" office:value="7.533888220787" calcext:value-type="float">
            <text:p>7,533888220787</text:p>
          </table:table-cell>
          <table:table-cell office:value-type="float" office:value="70.584739089771" calcext:value-type="float">
            <text:p>70,58473908977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903</text:p>
          </table:table-cell>
          <table:table-cell office:value-type="float" office:value="-0.34672375768423" calcext:value-type="float">
            <text:p>-0,34672375768423</text:p>
          </table:table-cell>
          <table:table-cell office:value-type="float" office:value="9.0834128856659" calcext:value-type="float">
            <text:p>9,0834128856659</text:p>
          </table:table-cell>
          <table:table-cell office:value-type="float" office:value="145.60894753523" calcext:value-type="float">
            <text:p>145,6089475352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15</text:p>
          </table:table-cell>
          <table:table-cell office:value-type="float" office:value="-1.5849986672401" calcext:value-type="float">
            <text:p>-1,5849986672401</text:p>
          </table:table-cell>
          <table:table-cell office:value-type="float" office:value="4.6512904763222" calcext:value-type="float">
            <text:p>4,6512904763222</text:p>
          </table:table-cell>
          <table:table-cell office:value-type="float" office:value="-27.91044002126" calcext:value-type="float">
            <text:p>-27,9104400212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364</text:p>
          </table:table-cell>
          <table:table-cell office:value-type="float" office:value="1.2383092939854" calcext:value-type="float">
            <text:p>1,2383092939854</text:p>
          </table:table-cell>
          <table:table-cell office:value-type="float" office:value="0.19576940685511" calcext:value-type="float">
            <text:p>0,19576940685511</text:p>
          </table:table-cell>
          <table:table-cell office:value-type="float" office:value="30.971300070453" calcext:value-type="float">
            <text:p>30,97130007045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375</text:p>
          </table:table-cell>
          <table:table-cell office:value-type="float" office:value="5.5483967065811" calcext:value-type="float">
            <text:p>5,5483967065811</text:p>
          </table:table-cell>
          <table:table-cell office:value-type="float" office:value="2.2307705879211" calcext:value-type="float">
            <text:p>2,2307705879211</text:p>
          </table:table-cell>
          <table:table-cell office:value-type="float" office:value="-106.28078621664" calcext:value-type="float">
            <text:p>-106,2807862166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386</text:p>
          </table:table-cell>
          <table:table-cell office:value-type="float" office:value="1.1400216817856" calcext:value-type="float">
            <text:p>1,1400216817856</text:p>
          </table:table-cell>
          <table:table-cell office:value-type="float" office:value="0.52661139518023" calcext:value-type="float">
            <text:p>0,52661139518023</text:p>
          </table:table-cell>
          <table:table-cell office:value-type="float" office:value="65.062135647816" calcext:value-type="float">
            <text:p>65,06213564781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397</text:p>
          </table:table-cell>
          <table:table-cell office:value-type="float" office:value="4.2817205190659" calcext:value-type="float">
            <text:p>4,2817205190659</text:p>
          </table:table-cell>
          <table:table-cell office:value-type="float" office:value="0.21882958710194" calcext:value-type="float">
            <text:p>0,21882958710194</text:p>
          </table:table-cell>
          <table:table-cell office:value-type="float" office:value="-112.80584563116" calcext:value-type="float">
            <text:p>-112,8058456311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408</text:p>
          </table:table-cell>
          <table:table-cell office:value-type="float" office:value="10.02522110939" calcext:value-type="float">
            <text:p>10,02522110939</text:p>
          </table:table-cell>
          <table:table-cell office:value-type="float" office:value="4.4102010130882" calcext:value-type="float">
            <text:p>4,4102010130882</text:p>
          </table:table-cell>
          <table:table-cell office:value-type="float" office:value="176.5041548735" calcext:value-type="float">
            <text:p>176,504154873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419</text:p>
          </table:table-cell>
          <table:table-cell office:value-type="float" office:value="10.085009336472" calcext:value-type="float">
            <text:p>10,085009336472</text:p>
          </table:table-cell>
          <table:table-cell office:value-type="float" office:value="4.7504025697708" calcext:value-type="float">
            <text:p>4,7504025697708</text:p>
          </table:table-cell>
          <table:table-cell office:value-type="float" office:value="161.19734496827" calcext:value-type="float">
            <text:p>161,1973449682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430</text:p>
          </table:table-cell>
          <table:table-cell office:value-type="float" office:value="2.8638678789139" calcext:value-type="float">
            <text:p>2,8638678789139</text:p>
          </table:table-cell>
          <table:table-cell office:value-type="float" office:value="-0.58412682265043" calcext:value-type="float">
            <text:p>-0,58412682265043</text:p>
          </table:table-cell>
          <table:table-cell office:value-type="float" office:value="124.65624141086" calcext:value-type="float">
            <text:p>124,6562414108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441</text:p>
          </table:table-cell>
          <table:table-cell office:value-type="float" office:value="3.7522399425507" calcext:value-type="float">
            <text:p>3,7522399425507</text:p>
          </table:table-cell>
          <table:table-cell office:value-type="float" office:value="1.8119862675667" calcext:value-type="float">
            <text:p>1,8119862675667</text:p>
          </table:table-cell>
          <table:table-cell office:value-type="float" office:value="177.30933693564" calcext:value-type="float">
            <text:p>177,3093369356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452</text:p>
          </table:table-cell>
          <table:table-cell office:value-type="float" office:value="0.9826797246933" calcext:value-type="float">
            <text:p>0,9826797246933</text:p>
          </table:table-cell>
          <table:table-cell office:value-type="float" office:value="2.1597376465797" calcext:value-type="float">
            <text:p>2,1597376465797</text:p>
          </table:table-cell>
          <table:table-cell office:value-type="float" office:value="-145.32127805576" calcext:value-type="float">
            <text:p>-145,3212780557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463</text:p>
          </table:table-cell>
          <table:table-cell office:value-type="float" office:value="3.3383196592331" calcext:value-type="float">
            <text:p>3,3383196592331</text:p>
          </table:table-cell>
          <table:table-cell office:value-type="float" office:value="2.1423180401325" calcext:value-type="float">
            <text:p>2,1423180401325</text:p>
          </table:table-cell>
          <table:table-cell office:value-type="float" office:value="154.87472570626" calcext:value-type="float">
            <text:p>154,8747257062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474</text:p>
          </table:table-cell>
          <table:table-cell office:value-type="float" office:value="4.450940489769" calcext:value-type="float">
            <text:p>4,450940489769</text:p>
          </table:table-cell>
          <table:table-cell office:value-type="float" office:value="1.3577592372894" calcext:value-type="float">
            <text:p>1,3577592372894</text:p>
          </table:table-cell>
          <table:table-cell office:value-type="float" office:value="-124.00190541699" calcext:value-type="float">
            <text:p>-124,0019054169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485</text:p>
          </table:table-cell>
          <table:table-cell office:value-type="float" office:value="8.3629387617111" calcext:value-type="float">
            <text:p>8,3629387617111</text:p>
          </table:table-cell>
          <table:table-cell office:value-type="float" office:value="-0.02783149946481" calcext:value-type="float">
            <text:p>-0,02783149946481</text:p>
          </table:table-cell>
          <table:table-cell office:value-type="float" office:value="160.09905383845" calcext:value-type="float">
            <text:p>160,0990538384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496</text:p>
          </table:table-cell>
          <table:table-cell office:value-type="float" office:value="5.4212361574173" calcext:value-type="float">
            <text:p>5,4212361574173</text:p>
          </table:table-cell>
          <table:table-cell office:value-type="float" office:value="0.29308244585991" calcext:value-type="float">
            <text:p>0,29308244585991</text:p>
          </table:table-cell>
          <table:table-cell office:value-type="float" office:value="-65.36567970446" calcext:value-type="float">
            <text:p>-65,3656797044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507</text:p>
          </table:table-cell>
          <table:table-cell office:value-type="float" office:value="-1.584999114275" calcext:value-type="float">
            <text:p>-1,584999114275</text:p>
          </table:table-cell>
          <table:table-cell office:value-type="float" office:value="7.3268049955368" calcext:value-type="float">
            <text:p>7,3268049955368</text:p>
          </table:table-cell>
          <table:table-cell office:value-type="float" office:value="-1.2771109724121" calcext:value-type="float">
            <text:p>-1,277110972412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518</text:p>
          </table:table-cell>
          <table:table-cell office:value-type="float" office:value="0.64119175076485" calcext:value-type="float">
            <text:p>0,64119175076485</text:p>
          </table:table-cell>
          <table:table-cell office:value-type="float" office:value="5.4405558109283" calcext:value-type="float">
            <text:p>5,4405558109283</text:p>
          </table:table-cell>
          <table:table-cell office:value-type="float" office:value="54.998678766238" calcext:value-type="float">
            <text:p>54,99867876623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529</text:p>
          </table:table-cell>
          <table:table-cell office:value-type="float" office:value="2.6054874062538" calcext:value-type="float">
            <text:p>2,6054874062538</text:p>
          </table:table-cell>
          <table:table-cell office:value-type="float" office:value="3.6110427975655" calcext:value-type="float">
            <text:p>3,6110427975655</text:p>
          </table:table-cell>
          <table:table-cell office:value-type="float" office:value="178.84018466731" calcext:value-type="float">
            <text:p>178,8401846673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540</text:p>
          </table:table-cell>
          <table:table-cell office:value-type="float" office:value="6.7744982242584" calcext:value-type="float">
            <text:p>6,7744982242584</text:p>
          </table:table-cell>
          <table:table-cell office:value-type="float" office:value="3.2499206066132" calcext:value-type="float">
            <text:p>3,2499206066132</text:p>
          </table:table-cell>
          <table:table-cell office:value-type="float" office:value="-29.085399618574" calcext:value-type="float">
            <text:p>-29,08539961857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551</text:p>
          </table:table-cell>
          <table:table-cell office:value-type="float" office:value="2.8661689162254" calcext:value-type="float">
            <text:p>2,8661689162254</text:p>
          </table:table-cell>
          <table:table-cell office:value-type="float" office:value="2.7165880799294" calcext:value-type="float">
            <text:p>2,7165880799294</text:p>
          </table:table-cell>
          <table:table-cell office:value-type="float" office:value="-4.7789315224453" calcext:value-type="float">
            <text:p>-4,778931522445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562</text:p>
          </table:table-cell>
          <table:table-cell office:value-type="float" office:value="5.9672957658768" calcext:value-type="float">
            <text:p>5,9672957658768</text:p>
          </table:table-cell>
          <table:table-cell office:value-type="float" office:value="1.1791393905878" calcext:value-type="float">
            <text:p>1,1791393905878</text:p>
          </table:table-cell>
          <table:table-cell office:value-type="float" office:value="69.050747877473" calcext:value-type="float">
            <text:p>69,05074787747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573</text:p>
          </table:table-cell>
          <table:table-cell office:value-type="float" office:value="8.0739802122116" calcext:value-type="float">
            <text:p>8,0739802122116</text:p>
          </table:table-cell>
          <table:table-cell office:value-type="float" office:value="6.3006460666656" calcext:value-type="float">
            <text:p>6,3006460666656</text:p>
          </table:table-cell>
          <table:table-cell office:value-type="float" office:value="-149.18196429113" calcext:value-type="float">
            <text:p>-149,1819642911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584</text:p>
          </table:table-cell>
          <table:table-cell office:value-type="float" office:value="-0.37264563143253" calcext:value-type="float">
            <text:p>-0,37264563143253</text:p>
          </table:table-cell>
          <table:table-cell office:value-type="float" office:value="2.5256282091141" calcext:value-type="float">
            <text:p>2,5256282091141</text:p>
          </table:table-cell>
          <table:table-cell office:value-type="float" office:value="51.396164544828" calcext:value-type="float">
            <text:p>51,39616454482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595</text:p>
          </table:table-cell>
          <table:table-cell office:value-type="float" office:value="-0.77662199735641" calcext:value-type="float">
            <text:p>-0,77662199735641</text:p>
          </table:table-cell>
          <table:table-cell office:value-type="float" office:value="0.46951252967119" calcext:value-type="float">
            <text:p>0,46951252967119</text:p>
          </table:table-cell>
          <table:table-cell office:value-type="float" office:value="31.8868866392" calcext:value-type="float">
            <text:p>31,886886639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606</text:p>
          </table:table-cell>
          <table:table-cell office:value-type="float" office:value="4.1069450974464" calcext:value-type="float">
            <text:p>4,1069450974464</text:p>
          </table:table-cell>
          <table:table-cell office:value-type="float" office:value="5.1436591148376" calcext:value-type="float">
            <text:p>5,1436591148376</text:p>
          </table:table-cell>
          <table:table-cell office:value-type="float" office:value="96.713944605202" calcext:value-type="float">
            <text:p>96,71394460520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617</text:p>
          </table:table-cell>
          <table:table-cell office:value-type="float" office:value="4.4504165649414" calcext:value-type="float">
            <text:p>4,4504165649414</text:p>
          </table:table-cell>
          <table:table-cell office:value-type="float" office:value="5.3418070077896" calcext:value-type="float">
            <text:p>5,3418070077896</text:p>
          </table:table-cell>
          <table:table-cell office:value-type="float" office:value="6.6626387986408" calcext:value-type="float">
            <text:p>6,662638798640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628</text:p>
          </table:table-cell>
          <table:table-cell office:value-type="float" office:value="6.7786800861359" calcext:value-type="float">
            <text:p>6,7786800861359</text:p>
          </table:table-cell>
          <table:table-cell office:value-type="float" office:value="4.8725968599319" calcext:value-type="float">
            <text:p>4,8725968599319</text:p>
          </table:table-cell>
          <table:table-cell office:value-type="float" office:value="30.425817343839" calcext:value-type="float">
            <text:p>30,425817343839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639</text:p>
          </table:table-cell>
          <table:table-cell office:value-type="float" office:value="7.6303017139435" calcext:value-type="float">
            <text:p>7,6303017139435</text:p>
          </table:table-cell>
          <table:table-cell office:value-type="float" office:value="3.3936360478401" calcext:value-type="float">
            <text:p>3,3936360478401</text:p>
          </table:table-cell>
          <table:table-cell office:value-type="float" office:value="-104.49280860318" calcext:value-type="float">
            <text:p>-104,4928086031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650</text:p>
          </table:table-cell>
          <table:table-cell office:value-type="float" office:value="8.1369751691818" calcext:value-type="float">
            <text:p>8,1369751691818</text:p>
          </table:table-cell>
          <table:table-cell office:value-type="float" office:value="5.36985039711" calcext:value-type="float">
            <text:p>5,36985039711</text:p>
          </table:table-cell>
          <table:table-cell office:value-type="float" office:value="-106.00264285021" calcext:value-type="float">
            <text:p>-106,0026428502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661</text:p>
          </table:table-cell>
          <table:table-cell office:value-type="float" office:value="-1.2561601400375" calcext:value-type="float">
            <text:p>-1,2561601400375</text:p>
          </table:table-cell>
          <table:table-cell office:value-type="float" office:value="8.8629758358002" calcext:value-type="float">
            <text:p>8,8629758358002</text:p>
          </table:table-cell>
          <table:table-cell office:value-type="float" office:value="-93.040056289381" calcext:value-type="float">
            <text:p>-93,04005628938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672</text:p>
          </table:table-cell>
          <table:table-cell office:value-type="float" office:value="0.66010229289532" calcext:value-type="float">
            <text:p>0,66010229289532</text:p>
          </table:table-cell>
          <table:table-cell office:value-type="float" office:value="9.2872208356857" calcext:value-type="float">
            <text:p>9,2872208356857</text:p>
          </table:table-cell>
          <table:table-cell office:value-type="float" office:value="52.036580386435" calcext:value-type="float">
            <text:p>52,03658038643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683</text:p>
          </table:table-cell>
          <table:table-cell office:value-type="float" office:value="-1.5850068628788" calcext:value-type="float">
            <text:p>-1,5850068628788</text:p>
          </table:table-cell>
          <table:table-cell office:value-type="float" office:value="6.7927438020706" calcext:value-type="float">
            <text:p>6,7927438020706</text:p>
          </table:table-cell>
          <table:table-cell office:value-type="float" office:value="-15.459374637361" calcext:value-type="float">
            <text:p>-15,45937463736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694</text:p>
          </table:table-cell>
          <table:table-cell office:value-type="float" office:value="5.4671859741211" calcext:value-type="float">
            <text:p>5,4671859741211</text:p>
          </table:table-cell>
          <table:table-cell office:value-type="float" office:value="6.6492855548859" calcext:value-type="float">
            <text:p>6,6492855548859</text:p>
          </table:table-cell>
          <table:table-cell office:value-type="float" office:value="-49.584446818965" calcext:value-type="float">
            <text:p>-49,58444681896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705</text:p>
          </table:table-cell>
          <table:table-cell office:value-type="float" office:value="6.0481053590775" calcext:value-type="float">
            <text:p>6,0481053590775</text:p>
          </table:table-cell>
          <table:table-cell office:value-type="float" office:value="8.2721537351608" calcext:value-type="float">
            <text:p>8,2721537351608</text:p>
          </table:table-cell>
          <table:table-cell office:value-type="float" office:value="84.000007362123" calcext:value-type="float">
            <text:p>84,00000736212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716</text:p>
          </table:table-cell>
          <table:table-cell office:value-type="float" office:value="6.5424501895905" calcext:value-type="float">
            <text:p>6,5424501895905</text:p>
          </table:table-cell>
          <table:table-cell office:value-type="float" office:value="9.2675399780273" calcext:value-type="float">
            <text:p>9,2675399780273</text:p>
          </table:table-cell>
          <table:table-cell office:value-type="float" office:value="-52.839609847707" calcext:value-type="float">
            <text:p>-52,83960984770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727</text:p>
          </table:table-cell>
          <table:table-cell office:value-type="float" office:value="8.741529583931" calcext:value-type="float">
            <text:p>8,741529583931</text:p>
          </table:table-cell>
          <table:table-cell office:value-type="float" office:value="8.4293240308762" calcext:value-type="float">
            <text:p>8,4293240308762</text:p>
          </table:table-cell>
          <table:table-cell office:value-type="float" office:value="164.83858892113" calcext:value-type="float">
            <text:p>164,8385889211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738</text:p>
          </table:table-cell>
          <table:table-cell office:value-type="float" office:value="2.5574100017548" calcext:value-type="float">
            <text:p>2,5574100017548</text:p>
          </table:table-cell>
          <table:table-cell office:value-type="float" office:value="8.6662089824677" calcext:value-type="float">
            <text:p>8,6662089824677</text:p>
          </table:table-cell>
          <table:table-cell office:value-type="float" office:value="-174.11735103389" calcext:value-type="float">
            <text:p>-174,1173510338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749</text:p>
          </table:table-cell>
          <table:table-cell office:value-type="float" office:value="0.49360182136297" calcext:value-type="float">
            <text:p>0,49360182136297</text:p>
          </table:table-cell>
          <table:table-cell office:value-type="float" office:value="5.9468698501587" calcext:value-type="float">
            <text:p>5,9468698501587</text:p>
          </table:table-cell>
          <table:table-cell office:value-type="float" office:value="-9.7298960017551" calcext:value-type="float">
            <text:p>-9,729896001755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760</text:p>
          </table:table-cell>
          <table:table-cell office:value-type="float" office:value="0.18592406064272" calcext:value-type="float">
            <text:p>0,18592406064272</text:p>
          </table:table-cell>
          <table:table-cell office:value-type="float" office:value="6.4061951637268" calcext:value-type="float">
            <text:p>6,4061951637268</text:p>
          </table:table-cell>
          <table:table-cell office:value-type="float" office:value="28.007870836622" calcext:value-type="float">
            <text:p>28,00787083662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771</text:p>
          </table:table-cell>
          <table:table-cell office:value-type="float" office:value="6.7778450250626" calcext:value-type="float">
            <text:p>6,7778450250626</text:p>
          </table:table-cell>
          <table:table-cell office:value-type="float" office:value="10.797853469849" calcext:value-type="float">
            <text:p>10,797853469849</text:p>
          </table:table-cell>
          <table:table-cell office:value-type="float" office:value="-162.9834296597" calcext:value-type="float">
            <text:p>-162,983429659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782</text:p>
          </table:table-cell>
          <table:table-cell office:value-type="float" office:value="1.780471354723" calcext:value-type="float">
            <text:p>1,780471354723</text:p>
          </table:table-cell>
          <table:table-cell office:value-type="float" office:value="6.7944151163101" calcext:value-type="float">
            <text:p>6,7944151163101</text:p>
          </table:table-cell>
          <table:table-cell office:value-type="float" office:value="-2.28518228622" calcext:value-type="float">
            <text:p>-2,2851822862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793</text:p>
          </table:table-cell>
          <table:table-cell office:value-type="float" office:value="9.0707892179489" calcext:value-type="float">
            <text:p>9,0707892179489</text:p>
          </table:table-cell>
          <table:table-cell office:value-type="float" office:value="9.4147330522537" calcext:value-type="float">
            <text:p>9,4147330522537</text:p>
          </table:table-cell>
          <table:table-cell office:value-type="float" office:value="-17.242925751741" calcext:value-type="float">
            <text:p>-17,24292575174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804</text:p>
          </table:table-cell>
          <table:table-cell office:value-type="float" office:value="9.1122090816498" calcext:value-type="float">
            <text:p>9,1122090816498</text:p>
          </table:table-cell>
          <table:table-cell office:value-type="float" office:value="10.070692300797" calcext:value-type="float">
            <text:p>10,070692300797</text:p>
          </table:table-cell>
          <table:table-cell office:value-type="float" office:value="-127.05507248071" calcext:value-type="float">
            <text:p>-127,0550724807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815</text:p>
          </table:table-cell>
          <table:table-cell office:value-type="float" office:value="-0.29830377548933" calcext:value-type="float">
            <text:p>-0,29830377548933</text:p>
          </table:table-cell>
          <table:table-cell office:value-type="float" office:value="9.5355051755905" calcext:value-type="float">
            <text:p>9,5355051755905</text:p>
          </table:table-cell>
          <table:table-cell office:value-type="float" office:value="-9.7605415210602" calcext:value-type="float">
            <text:p>-9,760541521060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826</text:p>
          </table:table-cell>
          <table:table-cell office:value-type="float" office:value="1.6909125447273" calcext:value-type="float">
            <text:p>1,6909125447273</text:p>
          </table:table-cell>
          <table:table-cell office:value-type="float" office:value="10.800533294678" calcext:value-type="float">
            <text:p>10,800533294678</text:p>
          </table:table-cell>
          <table:table-cell office:value-type="float" office:value="-88.314783041644" calcext:value-type="float">
            <text:p>-88,31478304164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837</text:p>
          </table:table-cell>
          <table:table-cell office:value-type="float" office:value="3.2950672507286" calcext:value-type="float">
            <text:p>3,2950672507286</text:p>
          </table:table-cell>
          <table:table-cell office:value-type="float" office:value="5.9832751750946" calcext:value-type="float">
            <text:p>5,9832751750946</text:p>
          </table:table-cell>
          <table:table-cell office:value-type="float" office:value="2.8004386954626" calcext:value-type="float">
            <text:p>2,800438695462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848</text:p>
          </table:table-cell>
          <table:table-cell office:value-type="float" office:value="4.7487664222717" calcext:value-type="float">
            <text:p>4,7487664222717</text:p>
          </table:table-cell>
          <table:table-cell office:value-type="float" office:value="10.720937252045" calcext:value-type="float">
            <text:p>10,720937252045</text:p>
          </table:table-cell>
          <table:table-cell office:value-type="float" office:value="146.65277444633" calcext:value-type="float">
            <text:p>146,6527744463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859</text:p>
          </table:table-cell>
          <table:table-cell office:value-type="float" office:value="6.0532248020172" calcext:value-type="float">
            <text:p>6,0532248020172</text:p>
          </table:table-cell>
          <table:table-cell office:value-type="float" office:value="8.7733393907547" calcext:value-type="float">
            <text:p>8,7733393907547</text:p>
          </table:table-cell>
          <table:table-cell office:value-type="float" office:value="145.54922140328" calcext:value-type="float">
            <text:p>145,5492214032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870</text:p>
          </table:table-cell>
          <table:table-cell office:value-type="float" office:value="8.9297705888748" calcext:value-type="float">
            <text:p>8,9297705888748</text:p>
          </table:table-cell>
          <table:table-cell office:value-type="float" office:value="6.549676656723" calcext:value-type="float">
            <text:p>6,549676656723</text:p>
          </table:table-cell>
          <table:table-cell office:value-type="float" office:value="31.759589341036" calcext:value-type="float">
            <text:p>31,75958934103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881</text:p>
          </table:table-cell>
          <table:table-cell office:value-type="float" office:value="7.1406847238541" calcext:value-type="float">
            <text:p>7,1406847238541</text:p>
          </table:table-cell>
          <table:table-cell office:value-type="float" office:value="10.822752714157" calcext:value-type="float">
            <text:p>10,822752714157</text:p>
          </table:table-cell>
          <table:table-cell office:value-type="float" office:value="159.82030911051" calcext:value-type="float">
            <text:p>159,8203091105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892</text:p>
          </table:table-cell>
          <table:table-cell office:value-type="float" office:value="0.772984623909" calcext:value-type="float">
            <text:p>0,772984623909</text:p>
          </table:table-cell>
          <table:table-cell office:value-type="float" office:value="7.2780776023865" calcext:value-type="float">
            <text:p>7,2780776023865</text:p>
          </table:table-cell>
          <table:table-cell office:value-type="float" office:value="43.443312310869" calcext:value-type="float">
            <text:p>43,44331231086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903</text:p>
          </table:table-cell>
          <table:table-cell office:value-type="float" office:value="-0.33960029482841" calcext:value-type="float">
            <text:p>-0,33960029482841</text:p>
          </table:table-cell>
          <table:table-cell office:value-type="float" office:value="8.9927446842194" calcext:value-type="float">
            <text:p>8,9927446842194</text:p>
          </table:table-cell>
          <table:table-cell office:value-type="float" office:value="144.57701118129" calcext:value-type="float">
            <text:p>144,5770111812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15</text:p>
          </table:table-cell>
          <table:table-cell office:value-type="float" office:value="-1.5837578475475" calcext:value-type="float">
            <text:p>-1,5837578475475</text:p>
          </table:table-cell>
          <table:table-cell office:value-type="float" office:value="4.8645144701004" calcext:value-type="float">
            <text:p>4,8645144701004</text:p>
          </table:table-cell>
          <table:table-cell office:value-type="float" office:value="-35.612519379634" calcext:value-type="float">
            <text:p>-35,61251937963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364</text:p>
          </table:table-cell>
          <table:table-cell office:value-type="float" office:value="1.3247853517532" calcext:value-type="float">
            <text:p>1,3247853517532</text:p>
          </table:table-cell>
          <table:table-cell office:value-type="float" office:value="-0.008370514260605" calcext:value-type="float">
            <text:p>-0,008370514260605</text:p>
          </table:table-cell>
          <table:table-cell office:value-type="float" office:value="121.74160617172" calcext:value-type="float">
            <text:p>121,7416061717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375</text:p>
          </table:table-cell>
          <table:table-cell office:value-type="float" office:value="5.5767530202866" calcext:value-type="float">
            <text:p>5,5767530202866</text:p>
          </table:table-cell>
          <table:table-cell office:value-type="float" office:value="2.5922393798828" calcext:value-type="float">
            <text:p>2,5922393798828</text:p>
          </table:table-cell>
          <table:table-cell office:value-type="float" office:value="-90.920106620546" calcext:value-type="float">
            <text:p>-90,92010662054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386</text:p>
          </table:table-cell>
          <table:table-cell office:value-type="float" office:value="0.8856089413166" calcext:value-type="float">
            <text:p>0,8856089413166</text:p>
          </table:table-cell>
          <table:table-cell office:value-type="float" office:value="0.57057075202465" calcext:value-type="float">
            <text:p>0,57057075202465</text:p>
          </table:table-cell>
          <table:table-cell office:value-type="float" office:value="-11.00640112807" calcext:value-type="float">
            <text:p>-11,0064011280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397</text:p>
          </table:table-cell>
          <table:table-cell office:value-type="float" office:value="4.4228315353394" calcext:value-type="float">
            <text:p>4,4228315353394</text:p>
          </table:table-cell>
          <table:table-cell office:value-type="float" office:value="0.51187098026276" calcext:value-type="float">
            <text:p>0,51187098026276</text:p>
          </table:table-cell>
          <table:table-cell office:value-type="float" office:value="-117.15358685536" calcext:value-type="float">
            <text:p>-117,153586855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408</text:p>
          </table:table-cell>
          <table:table-cell office:value-type="float" office:value="10.064661502838" calcext:value-type="float">
            <text:p>10,064661502838</text:p>
          </table:table-cell>
          <table:table-cell office:value-type="float" office:value="4.1655856370926" calcext:value-type="float">
            <text:p>4,1655856370926</text:p>
          </table:table-cell>
          <table:table-cell office:value-type="float" office:value="95.95323596031" calcext:value-type="float">
            <text:p>95,9532359603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419</text:p>
          </table:table-cell>
          <table:table-cell office:value-type="float" office:value="10.072345733643" calcext:value-type="float">
            <text:p>10,072345733643</text:p>
          </table:table-cell>
          <table:table-cell office:value-type="float" office:value="4.9432426691055" calcext:value-type="float">
            <text:p>4,9432426691055</text:p>
          </table:table-cell>
          <table:table-cell office:value-type="float" office:value="-113.11331220493" calcext:value-type="float">
            <text:p>-113,1133122049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430</text:p>
          </table:table-cell>
          <table:table-cell office:value-type="float" office:value="3.0900484323502" calcext:value-type="float">
            <text:p>3,0900484323502</text:p>
          </table:table-cell>
          <table:table-cell office:value-type="float" office:value="-0.58116011321545" calcext:value-type="float">
            <text:p>-0,58116011321545</text:p>
          </table:table-cell>
          <table:table-cell office:value-type="float" office:value="126.62157283467" calcext:value-type="float">
            <text:p>126,6215728346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441</text:p>
          </table:table-cell>
          <table:table-cell office:value-type="float" office:value="3.8338229060173" calcext:value-type="float">
            <text:p>3,8338229060173</text:p>
          </table:table-cell>
          <table:table-cell office:value-type="float" office:value="1.5935128927231" calcext:value-type="float">
            <text:p>1,5935128927231</text:p>
          </table:table-cell>
          <table:table-cell office:value-type="float" office:value="118.65744165554" calcext:value-type="float">
            <text:p>118,6574416555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452</text:p>
          </table:table-cell>
          <table:table-cell office:value-type="float" office:value="1.0356397926807" calcext:value-type="float">
            <text:p>1,0356397926807</text:p>
          </table:table-cell>
          <table:table-cell office:value-type="float" office:value="2.4209900200367" calcext:value-type="float">
            <text:p>2,4209900200367</text:p>
          </table:table-cell>
          <table:table-cell office:value-type="float" office:value="-92.330162692222" calcext:value-type="float">
            <text:p>-92,33016269222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463</text:p>
          </table:table-cell>
          <table:table-cell office:value-type="float" office:value="3.332434296608" calcext:value-type="float">
            <text:p>3,332434296608</text:p>
          </table:table-cell>
          <table:table-cell office:value-type="float" office:value="1.9152741134167" calcext:value-type="float">
            <text:p>1,9152741134167</text:p>
          </table:table-cell>
          <table:table-cell office:value-type="float" office:value="96.581829581291" calcext:value-type="float">
            <text:p>96,58182958129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474</text:p>
          </table:table-cell>
          <table:table-cell office:value-type="float" office:value="4.6732085943222" calcext:value-type="float">
            <text:p>4,6732085943222</text:p>
          </table:table-cell>
          <table:table-cell office:value-type="float" office:value="1.6229003667831" calcext:value-type="float">
            <text:p>1,6229003667831</text:p>
          </table:table-cell>
          <table:table-cell office:value-type="float" office:value="-130.07833547653" calcext:value-type="float">
            <text:p>-130,0783354765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485</text:p>
          </table:table-cell>
          <table:table-cell office:value-type="float" office:value="8.6481511592865" calcext:value-type="float">
            <text:p>8,6481511592865</text:p>
          </table:table-cell>
          <table:table-cell office:value-type="float" office:value="-0.01686952309683" calcext:value-type="float">
            <text:p>-0,01686952309683</text:p>
          </table:table-cell>
          <table:table-cell office:value-type="float" office:value="-172.91080116466" calcext:value-type="float">
            <text:p>-172,9108011646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496</text:p>
          </table:table-cell>
          <table:table-cell office:value-type="float" office:value="5.4468727111816" calcext:value-type="float">
            <text:p>5,4468727111816</text:p>
          </table:table-cell>
          <table:table-cell office:value-type="float" office:value="0.59303767979145" calcext:value-type="float">
            <text:p>0,59303767979145</text:p>
          </table:table-cell>
          <table:table-cell office:value-type="float" office:value="-107.37411611399" calcext:value-type="float">
            <text:p>-107,3741161139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507</text:p>
          </table:table-cell>
          <table:table-cell office:value-type="float" office:value="-1.5821857750416" calcext:value-type="float">
            <text:p>-1,5821857750416</text:p>
          </table:table-cell>
          <table:table-cell office:value-type="float" office:value="7.0948946475983" calcext:value-type="float">
            <text:p>7,0948946475983</text:p>
          </table:table-cell>
          <table:table-cell office:value-type="float" office:value="74.491176635596" calcext:value-type="float">
            <text:p>74,49117663559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518</text:p>
          </table:table-cell>
          <table:table-cell office:value-type="float" office:value="0.60634918510914" calcext:value-type="float">
            <text:p>0,60634918510914</text:p>
          </table:table-cell>
          <table:table-cell office:value-type="float" office:value="5.0885236263275" calcext:value-type="float">
            <text:p>5,0885236263275</text:p>
          </table:table-cell>
          <table:table-cell office:value-type="float" office:value="79.925598612257" calcext:value-type="float">
            <text:p>79,92559861225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529</text:p>
          </table:table-cell>
          <table:table-cell office:value-type="float" office:value="2.9742369055748" calcext:value-type="float">
            <text:p>2,9742369055748</text:p>
          </table:table-cell>
          <table:table-cell office:value-type="float" office:value="3.660486638546" calcext:value-type="float">
            <text:p>3,660486638546</text:p>
          </table:table-cell>
          <table:table-cell office:value-type="float" office:value="-169.60130375662" calcext:value-type="float">
            <text:p>-169,6013037566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540</text:p>
          </table:table-cell>
          <table:table-cell office:value-type="float" office:value="6.4109760522842" calcext:value-type="float">
            <text:p>6,4109760522842</text:p>
          </table:table-cell>
          <table:table-cell office:value-type="float" office:value="3.3330723643303" calcext:value-type="float">
            <text:p>3,3330723643303</text:p>
          </table:table-cell>
          <table:table-cell office:value-type="float" office:value="-15.791596121089" calcext:value-type="float">
            <text:p>-15,79159612108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551</text:p>
          </table:table-cell>
          <table:table-cell office:value-type="float" office:value="2.8111058473587" calcext:value-type="float">
            <text:p>2,8111058473587</text:p>
          </table:table-cell>
          <table:table-cell office:value-type="float" office:value="2.9752632975578" calcext:value-type="float">
            <text:p>2,9752632975578</text:p>
          </table:table-cell>
          <table:table-cell office:value-type="float" office:value="-77.828145330879" calcext:value-type="float">
            <text:p>-77,82814533087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562</text:p>
          </table:table-cell>
          <table:table-cell office:value-type="float" office:value="5.903896689415" calcext:value-type="float">
            <text:p>5,903896689415</text:p>
          </table:table-cell>
          <table:table-cell office:value-type="float" office:value="0.85323914885521" calcext:value-type="float">
            <text:p>0,85323914885521</text:p>
          </table:table-cell>
          <table:table-cell office:value-type="float" office:value="73.284155244281" calcext:value-type="float">
            <text:p>73,28415524428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573</text:p>
          </table:table-cell>
          <table:table-cell office:value-type="float" office:value="8.3489912748337" calcext:value-type="float">
            <text:p>8,3489912748337</text:p>
          </table:table-cell>
          <table:table-cell office:value-type="float" office:value="6.343360543251" calcext:value-type="float">
            <text:p>6,343360543251</text:p>
          </table:table-cell>
          <table:table-cell office:value-type="float" office:value="165.4574172512" calcext:value-type="float">
            <text:p>165,457417251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584</text:p>
          </table:table-cell>
          <table:table-cell office:value-type="float" office:value="-0.62023051083088" calcext:value-type="float">
            <text:p>-0,62023051083088</text:p>
          </table:table-cell>
          <table:table-cell office:value-type="float" office:value="2.2152498364449" calcext:value-type="float">
            <text:p>2,2152498364449</text:p>
          </table:table-cell>
          <table:table-cell office:value-type="float" office:value="51.375581580362" calcext:value-type="float">
            <text:p>51,37558158036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595</text:p>
          </table:table-cell>
          <table:table-cell office:value-type="float" office:value="-0.97964838147163" calcext:value-type="float">
            <text:p>-0,97964838147163</text:p>
          </table:table-cell>
          <table:table-cell office:value-type="float" office:value="0.36561153829098" calcext:value-type="float">
            <text:p>0,36561153829098</text:p>
          </table:table-cell>
          <table:table-cell office:value-type="float" office:value="26.451699293343" calcext:value-type="float">
            <text:p>26,45169929334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606</text:p>
          </table:table-cell>
          <table:table-cell office:value-type="float" office:value="4.2310959100723" calcext:value-type="float">
            <text:p>4,2310959100723</text:p>
          </table:table-cell>
          <table:table-cell office:value-type="float" office:value="4.917958676815" calcext:value-type="float">
            <text:p>4,917958676815</text:p>
          </table:table-cell>
          <table:table-cell office:value-type="float" office:value="138.8791108587" calcext:value-type="float">
            <text:p>138,879110858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617</text:p>
          </table:table-cell>
          <table:table-cell office:value-type="float" office:value="4.450044631958" calcext:value-type="float">
            <text:p>4,450044631958</text:p>
          </table:table-cell>
          <table:table-cell office:value-type="float" office:value="5.1634168624878" calcext:value-type="float">
            <text:p>5,1634168624878</text:p>
          </table:table-cell>
          <table:table-cell office:value-type="float" office:value="90.875148013899" calcext:value-type="float">
            <text:p>90,87514801389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628</text:p>
          </table:table-cell>
          <table:table-cell office:value-type="float" office:value="6.4369183778763" calcext:value-type="float">
            <text:p>6,4369183778763</text:p>
          </table:table-cell>
          <table:table-cell office:value-type="float" office:value="4.6712604165077" calcext:value-type="float">
            <text:p>4,6712604165077</text:p>
          </table:table-cell>
          <table:table-cell office:value-type="float" office:value="31.00387951371" calcext:value-type="float">
            <text:p>31,0038795137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639</text:p>
          </table:table-cell>
          <table:table-cell office:value-type="float" office:value="7.622612118721" calcext:value-type="float">
            <text:p>7,622612118721</text:p>
          </table:table-cell>
          <table:table-cell office:value-type="float" office:value="3.7665683031082" calcext:value-type="float">
            <text:p>3,7665683031082</text:p>
          </table:table-cell>
          <table:table-cell office:value-type="float" office:value="-91.3878018689" calcext:value-type="float">
            <text:p>-91,387801868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650</text:p>
          </table:table-cell>
          <table:table-cell office:value-type="float" office:value="8.176144361496" calcext:value-type="float">
            <text:p>8,176144361496</text:p>
          </table:table-cell>
          <table:table-cell office:value-type="float" office:value="5.6209832429886" calcext:value-type="float">
            <text:p>5,6209832429886</text:p>
          </table:table-cell>
          <table:table-cell office:value-type="float" office:value="-97.790976238858" calcext:value-type="float">
            <text:p>-97,79097623885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661</text:p>
          </table:table-cell>
          <table:table-cell office:value-type="float" office:value="-1.2176579236984" calcext:value-type="float">
            <text:p>-1,2176579236984</text:p>
          </table:table-cell>
          <table:table-cell office:value-type="float" office:value="9.2514830827713" calcext:value-type="float">
            <text:p>9,2514830827713</text:p>
          </table:table-cell>
          <table:table-cell office:value-type="float" office:value="-96.678573614473" calcext:value-type="float">
            <text:p>-96,67857361447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672</text:p>
          </table:table-cell>
          <table:table-cell office:value-type="float" office:value="0.51458053290844" calcext:value-type="float">
            <text:p>0,51458053290844</text:p>
          </table:table-cell>
          <table:table-cell office:value-type="float" office:value="9.1765993833542" calcext:value-type="float">
            <text:p>9,1765993833542</text:p>
          </table:table-cell>
          <table:table-cell office:value-type="float" office:value="34.859160329126" calcext:value-type="float">
            <text:p>34,85916032912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683</text:p>
          </table:table-cell>
          <table:table-cell office:value-type="float" office:value="-1.5850022435188" calcext:value-type="float">
            <text:p>-1,5850022435188</text:p>
          </table:table-cell>
          <table:table-cell office:value-type="float" office:value="6.7620676755905" calcext:value-type="float">
            <text:p>6,7620676755905</text:p>
          </table:table-cell>
          <table:table-cell office:value-type="float" office:value="11.362840225742" calcext:value-type="float">
            <text:p>11,36284022574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694</text:p>
          </table:table-cell>
          <table:table-cell office:value-type="float" office:value="5.2378040552139" calcext:value-type="float">
            <text:p>5,2378040552139</text:p>
          </table:table-cell>
          <table:table-cell office:value-type="float" office:value="6.8181908130646" calcext:value-type="float">
            <text:p>6,8181908130646</text:p>
          </table:table-cell>
          <table:table-cell office:value-type="float" office:value="-33.771898716119" calcext:value-type="float">
            <text:p>-33,77189871611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705</text:p>
          </table:table-cell>
          <table:table-cell office:value-type="float" office:value="6.2750440835953" calcext:value-type="float">
            <text:p>6,2750440835953</text:p>
          </table:table-cell>
          <table:table-cell office:value-type="float" office:value="8.053839802742" calcext:value-type="float">
            <text:p>8,053839802742</text:p>
          </table:table-cell>
          <table:table-cell office:value-type="float" office:value="131.09098726017" calcext:value-type="float">
            <text:p>131,0909872601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716</text:p>
          </table:table-cell>
          <table:table-cell office:value-type="float" office:value="6.4403426647186" calcext:value-type="float">
            <text:p>6,4403426647186</text:p>
          </table:table-cell>
          <table:table-cell office:value-type="float" office:value="9.5926177501678" calcext:value-type="float">
            <text:p>9,5926177501678</text:p>
          </table:table-cell>
          <table:table-cell office:value-type="float" office:value="-78.199943919091" calcext:value-type="float">
            <text:p>-78,19994391909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727</text:p>
          </table:table-cell>
          <table:table-cell office:value-type="float" office:value="8.9561140537262" calcext:value-type="float">
            <text:p>8,9561140537262</text:p>
          </table:table-cell>
          <table:table-cell office:value-type="float" office:value="8.4105938673019" calcext:value-type="float">
            <text:p>8,4105938673019</text:p>
          </table:table-cell>
          <table:table-cell office:value-type="float" office:value="167.50195071955" calcext:value-type="float">
            <text:p>167,5019507195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738</text:p>
          </table:table-cell>
          <table:table-cell office:value-type="float" office:value="2.8683003783226" calcext:value-type="float">
            <text:p>2,8683003783226</text:p>
          </table:table-cell>
          <table:table-cell office:value-type="float" office:value="8.7514793872833" calcext:value-type="float">
            <text:p>8,7514793872833</text:p>
          </table:table-cell>
          <table:table-cell office:value-type="float" office:value="-162.26167284" calcext:value-type="float">
            <text:p>-162,2616728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749</text:p>
          </table:table-cell>
          <table:table-cell office:value-type="float" office:value="0.49358010292053" calcext:value-type="float">
            <text:p>0,49358010292053</text:p>
          </table:table-cell>
          <table:table-cell office:value-type="float" office:value="6.1700451374054" calcext:value-type="float">
            <text:p>6,1700451374054</text:p>
          </table:table-cell>
          <table:table-cell office:value-type="float" office:value="-99.957100904671" calcext:value-type="float">
            <text:p>-99,95710090467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760</text:p>
          </table:table-cell>
          <table:table-cell office:value-type="float" office:value="0.055228481069207" calcext:value-type="float">
            <text:p>0,055228481069207</text:p>
          </table:table-cell>
          <table:table-cell office:value-type="float" office:value="6.5849167108536" calcext:value-type="float">
            <text:p>6,5849167108536</text:p>
          </table:table-cell>
          <table:table-cell office:value-type="float" office:value="-62.703773474238" calcext:value-type="float">
            <text:p>-62,70377347423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771</text:p>
          </table:table-cell>
          <table:table-cell office:value-type="float" office:value="6.7422026395798" calcext:value-type="float">
            <text:p>6,7422026395798</text:p>
          </table:table-cell>
          <table:table-cell office:value-type="float" office:value="11.016968488693" calcext:value-type="float">
            <text:p>11,016968488693</text:p>
          </table:table-cell>
          <table:table-cell office:value-type="float" office:value="-72.235237261292" calcext:value-type="float">
            <text:p>-72,23523726129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782</text:p>
          </table:table-cell>
          <table:table-cell office:value-type="float" office:value="1.5362429618835" calcext:value-type="float">
            <text:p>1,5362429618835</text:p>
          </table:table-cell>
          <table:table-cell office:value-type="float" office:value="6.7712080478668" calcext:value-type="float">
            <text:p>6,7712080478668</text:p>
          </table:table-cell>
          <table:table-cell office:value-type="float" office:value="0.48900071151887" calcext:value-type="float">
            <text:p>0,4890007115188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793</text:p>
          </table:table-cell>
          <table:table-cell office:value-type="float" office:value="8.9756059646606" calcext:value-type="float">
            <text:p>8,9756059646606</text:p>
          </table:table-cell>
          <table:table-cell office:value-type="float" office:value="9.2143023014069" calcext:value-type="float">
            <text:p>9,2143023014069</text:p>
          </table:table-cell>
          <table:table-cell office:value-type="float" office:value="73.477991826975" calcext:value-type="float">
            <text:p>73,47799182697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804</text:p>
          </table:table-cell>
          <table:table-cell office:value-type="float" office:value="8.9553678035736" calcext:value-type="float">
            <text:p>8,9553678035736</text:p>
          </table:table-cell>
          <table:table-cell office:value-type="float" office:value="10.227979421616" calcext:value-type="float">
            <text:p>10,227979421616</text:p>
          </table:table-cell>
          <table:table-cell office:value-type="float" office:value="-36.287298248072" calcext:value-type="float">
            <text:p>-36,28729824807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815</text:p>
          </table:table-cell>
          <table:table-cell office:value-type="float" office:value="-0.36599479615688" calcext:value-type="float">
            <text:p>-0,36599479615688</text:p>
          </table:table-cell>
          <table:table-cell office:value-type="float" office:value="9.3247318267822" calcext:value-type="float">
            <text:p>9,3247318267822</text:p>
          </table:table-cell>
          <table:table-cell office:value-type="float" office:value="80.998905904733" calcext:value-type="float">
            <text:p>80,99890590473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826</text:p>
          </table:table-cell>
          <table:table-cell office:value-type="float" office:value="1.8002346158028" calcext:value-type="float">
            <text:p>1,8002346158028</text:p>
          </table:table-cell>
          <table:table-cell office:value-type="float" office:value="11.071382761002" calcext:value-type="float">
            <text:p>11,071382761002</text:p>
          </table:table-cell>
          <table:table-cell office:value-type="float" office:value="-117.33913421631" calcext:value-type="float">
            <text:p>-117,3391342163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837</text:p>
          </table:table-cell>
          <table:table-cell office:value-type="float" office:value="2.8969219326973" calcext:value-type="float">
            <text:p>2,8969219326973</text:p>
          </table:table-cell>
          <table:table-cell office:value-type="float" office:value="5.9637862443924" calcext:value-type="float">
            <text:p>5,9637862443924</text:p>
          </table:table-cell>
          <table:table-cell office:value-type="float" office:value="2.863998934152" calcext:value-type="float">
            <text:p>2,86399893415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848</text:p>
          </table:table-cell>
          <table:table-cell office:value-type="float" office:value="4.8756951093674" calcext:value-type="float">
            <text:p>4,8756951093674</text:p>
          </table:table-cell>
          <table:table-cell office:value-type="float" office:value="10.549864768982" calcext:value-type="float">
            <text:p>10,549864768982</text:p>
          </table:table-cell>
          <table:table-cell office:value-type="float" office:value="125.2931652555" calcext:value-type="float">
            <text:p>125,293165255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859</text:p>
          </table:table-cell>
          <table:table-cell office:value-type="float" office:value="6.3544875383377" calcext:value-type="float">
            <text:p>6,3544875383377</text:p>
          </table:table-cell>
          <table:table-cell office:value-type="float" office:value="8.8679802417755" calcext:value-type="float">
            <text:p>8,8679802417755</text:p>
          </table:table-cell>
          <table:table-cell office:value-type="float" office:value="-167.6272799255" calcext:value-type="float">
            <text:p>-167,627279925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870</text:p>
          </table:table-cell>
          <table:table-cell office:value-type="float" office:value="8.7084263563156" calcext:value-type="float">
            <text:p>8,7084263563156</text:p>
          </table:table-cell>
          <table:table-cell office:value-type="float" office:value="6.449784040451" calcext:value-type="float">
            <text:p>6,449784040451</text:p>
          </table:table-cell>
          <table:table-cell office:value-type="float" office:value="2.9066125298761" calcext:value-type="float">
            <text:p>2,906612529876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881</text:p>
          </table:table-cell>
          <table:table-cell office:value-type="float" office:value="7.0934927463531" calcext:value-type="float">
            <text:p>7,0934927463531</text:p>
          </table:table-cell>
          <table:table-cell office:value-type="float" office:value="10.605930089951" calcext:value-type="float">
            <text:p>10,605930089951</text:p>
          </table:table-cell>
          <table:table-cell office:value-type="float" office:value="69.032884707117" calcext:value-type="float">
            <text:p>69,03288470711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892</text:p>
          </table:table-cell>
          <table:table-cell office:value-type="float" office:value="0.46113938093185" calcext:value-type="float">
            <text:p>0,46113938093185</text:p>
          </table:table-cell>
          <table:table-cell office:value-type="float" office:value="7.1507978439331" calcext:value-type="float">
            <text:p>7,1507978439331</text:p>
          </table:table-cell>
          <table:table-cell office:value-type="float" office:value="16.259074400944" calcext:value-type="float">
            <text:p>16,25907440094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903</text:p>
          </table:table-cell>
          <table:table-cell office:value-type="float" office:value="-0.32188039273024" calcext:value-type="float">
            <text:p>-0,32188039273024</text:p>
          </table:table-cell>
          <table:table-cell office:value-type="float" office:value="8.9035308361053" calcext:value-type="float">
            <text:p>8,9035308361053</text:p>
          </table:table-cell>
          <table:table-cell office:value-type="float" office:value="143.61745688566" calcext:value-type="float">
            <text:p>143,6174568856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15</text:p>
          </table:table-cell>
          <table:table-cell office:value-type="float" office:value="-1.5850034356117" calcext:value-type="float">
            <text:p>-1,5850034356117</text:p>
          </table:table-cell>
          <table:table-cell office:value-type="float" office:value="5.0709611177444" calcext:value-type="float">
            <text:p>5,0709611177444</text:p>
          </table:table-cell>
          <table:table-cell office:value-type="float" office:value="-33.771160681536" calcext:value-type="float">
            <text:p>-33,77116068153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364</text:p>
          </table:table-cell>
          <table:table-cell office:value-type="float" office:value="1.6125927865505" calcext:value-type="float">
            <text:p>1,6125927865505</text:p>
          </table:table-cell>
          <table:table-cell office:value-type="float" office:value="-0.23492574691772" calcext:value-type="float">
            <text:p>-0,23492574691772</text:p>
          </table:table-cell>
          <table:table-cell office:value-type="float" office:value="138.51750124792" calcext:value-type="float">
            <text:p>138,5175012479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375</text:p>
          </table:table-cell>
          <table:table-cell office:value-type="float" office:value="5.4958033561707" calcext:value-type="float">
            <text:p>5,4958033561707</text:p>
          </table:table-cell>
          <table:table-cell office:value-type="float" office:value="2.9265943169594" calcext:value-type="float">
            <text:p>2,9265943169594</text:p>
          </table:table-cell>
          <table:table-cell office:value-type="float" office:value="-68.038150763056" calcext:value-type="float">
            <text:p>-68,03815076305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386</text:p>
          </table:table-cell>
          <table:table-cell office:value-type="float" office:value="0.49395736306906" calcext:value-type="float">
            <text:p>0,49395736306906</text:p>
          </table:table-cell>
          <table:table-cell office:value-type="float" office:value="0.6461326777935" calcext:value-type="float">
            <text:p>0,6461326777935</text:p>
          </table:table-cell>
          <table:table-cell office:value-type="float" office:value="-11.047643081398" calcext:value-type="float">
            <text:p>-11,04764308139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397</text:p>
          </table:table-cell>
          <table:table-cell office:value-type="float" office:value="4.6014493703842" calcext:value-type="float">
            <text:p>4,6014493703842</text:p>
          </table:table-cell>
          <table:table-cell office:value-type="float" office:value="0.79024523496628" calcext:value-type="float">
            <text:p>0,79024523496628</text:p>
          </table:table-cell>
          <table:table-cell office:value-type="float" office:value="-124.38821185167" calcext:value-type="float">
            <text:p>-124,3882118516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408</text:p>
          </table:table-cell>
          <table:table-cell office:value-type="float" office:value="10.076053142548" calcext:value-type="float">
            <text:p>10,076053142548</text:p>
          </table:table-cell>
          <table:table-cell office:value-type="float" office:value="3.7657651305199" calcext:value-type="float">
            <text:p>3,7657651305199</text:p>
          </table:table-cell>
          <table:table-cell office:value-type="float" office:value="91.644576400708" calcext:value-type="float">
            <text:p>91,64457640070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419</text:p>
          </table:table-cell>
          <table:table-cell office:value-type="float" office:value="9.9524939060211" calcext:value-type="float">
            <text:p>9,9524939060211</text:p>
          </table:table-cell>
          <table:table-cell office:value-type="float" office:value="5.2502745389938" calcext:value-type="float">
            <text:p>5,2502745389938</text:p>
          </table:table-cell>
          <table:table-cell office:value-type="float" office:value="-73.809260016034" calcext:value-type="float">
            <text:p>-73,80926001603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430</text:p>
          </table:table-cell>
          <table:table-cell office:value-type="float" office:value="3.3347538113594" calcext:value-type="float">
            <text:p>3,3347538113594</text:p>
          </table:table-cell>
          <table:table-cell office:value-type="float" office:value="-0.57732336223125" calcext:value-type="float">
            <text:p>-0,57732336223125</text:p>
          </table:table-cell>
          <table:table-cell office:value-type="float" office:value="147.26878731114" calcext:value-type="float">
            <text:p>147,26878731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441</text:p>
          </table:table-cell>
          <table:table-cell office:value-type="float" office:value="4.041748046875" calcext:value-type="float">
            <text:p>4,041748046875</text:p>
          </table:table-cell>
          <table:table-cell office:value-type="float" office:value="1.6710118949413" calcext:value-type="float">
            <text:p>1,6710118949413</text:p>
          </table:table-cell>
          <table:table-cell office:value-type="float" office:value="-150.7791941333" calcext:value-type="float">
            <text:p>-150,779194133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452</text:p>
          </table:table-cell>
          <table:table-cell office:value-type="float" office:value="0.84091603755951" calcext:value-type="float">
            <text:p>0,84091603755951</text:p>
          </table:table-cell>
          <table:table-cell office:value-type="float" office:value="2.6219415664673" calcext:value-type="float">
            <text:p>2,6219415664673</text:p>
          </table:table-cell>
          <table:table-cell office:value-type="float" office:value="-36.810851780472" calcext:value-type="float">
            <text:p>-36,81085178047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463</text:p>
          </table:table-cell>
          <table:table-cell office:value-type="float" office:value="3.5544034838676" calcext:value-type="float">
            <text:p>3,5544034838676</text:p>
          </table:table-cell>
          <table:table-cell office:value-type="float" office:value="1.9092193245888" calcext:value-type="float">
            <text:p>1,9092193245888</text:p>
          </table:table-cell>
          <table:table-cell office:value-type="float" office:value="-172.80770866734" calcext:value-type="float">
            <text:p>-172,8077086673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474</text:p>
          </table:table-cell>
          <table:table-cell office:value-type="float" office:value="4.882680773735" calcext:value-type="float">
            <text:p>4,882680773735</text:p>
          </table:table-cell>
          <table:table-cell office:value-type="float" office:value="1.9383370876312" calcext:value-type="float">
            <text:p>1,9383370876312</text:p>
          </table:table-cell>
          <table:table-cell office:value-type="float" office:value="-121.49354454818" calcext:value-type="float">
            <text:p>-121,4935445481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485</text:p>
          </table:table-cell>
          <table:table-cell office:value-type="float" office:value="8.9316767454147" calcext:value-type="float">
            <text:p>8,9316767454147</text:p>
          </table:table-cell>
          <table:table-cell office:value-type="float" office:value="0.1122450362891" calcext:value-type="float">
            <text:p>0,1122450362891</text:p>
          </table:table-cell>
          <table:table-cell office:value-type="float" office:value="-156.6837988082" calcext:value-type="float">
            <text:p>-156,683798808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496</text:p>
          </table:table-cell>
          <table:table-cell office:value-type="float" office:value="5.5775701999664" calcext:value-type="float">
            <text:p>5,5775701999664</text:p>
          </table:table-cell>
          <table:table-cell office:value-type="float" office:value="0.58838982135057" calcext:value-type="float">
            <text:p>0,58838982135057</text:p>
          </table:table-cell>
          <table:table-cell office:value-type="float" office:value="174.51784413332" calcext:value-type="float">
            <text:p>174,5178441333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507</text:p>
          </table:table-cell>
          <table:table-cell office:value-type="float" office:value="-1.5850076079369" calcext:value-type="float">
            <text:p>-1,5850076079369</text:p>
          </table:table-cell>
          <table:table-cell office:value-type="float" office:value="7.0373290777206" calcext:value-type="float">
            <text:p>7,0373290777206</text:p>
          </table:table-cell>
          <table:table-cell office:value-type="float" office:value="-16.13243825876" calcext:value-type="float">
            <text:p>-16,1324382587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518</text:p>
          </table:table-cell>
          <table:table-cell office:value-type="float" office:value="0.53716234862804" calcext:value-type="float">
            <text:p>0,53716234862804</text:p>
          </table:table-cell>
          <table:table-cell office:value-type="float" office:value="4.6967905759811" calcext:value-type="float">
            <text:p>4,6967905759811</text:p>
          </table:table-cell>
          <table:table-cell office:value-type="float" office:value="79.933552984979" calcext:value-type="float">
            <text:p>79,93355298497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529</text:p>
          </table:table-cell>
          <table:table-cell office:value-type="float" office:value="3.3244255185127" calcext:value-type="float">
            <text:p>3,3244255185127</text:p>
          </table:table-cell>
          <table:table-cell office:value-type="float" office:value="3.7835144996643" calcext:value-type="float">
            <text:p>3,7835144996643</text:p>
          </table:table-cell>
          <table:table-cell office:value-type="float" office:value="-157.81698257301" calcext:value-type="float">
            <text:p>-157,8169825730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540</text:p>
          </table:table-cell>
          <table:table-cell office:value-type="float" office:value="6.0266888141632" calcext:value-type="float">
            <text:p>6,0266888141632</text:p>
          </table:table-cell>
          <table:table-cell office:value-type="float" office:value="3.440335392952" calcext:value-type="float">
            <text:p>3,440335392952</text:p>
          </table:table-cell>
          <table:table-cell office:value-type="float" office:value="-15.75917214345" calcext:value-type="float">
            <text:p>-15,7591721434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551</text:p>
          </table:table-cell>
          <table:table-cell office:value-type="float" office:value="2.727530002594" calcext:value-type="float">
            <text:p>2,727530002594</text:p>
          </table:table-cell>
          <table:table-cell office:value-type="float" office:value="3.3647778630257" calcext:value-type="float">
            <text:p>3,3647778630257</text:p>
          </table:table-cell>
          <table:table-cell office:value-type="float" office:value="-77.862033418789" calcext:value-type="float">
            <text:p>-77,86203341878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562</text:p>
          </table:table-cell>
          <table:table-cell office:value-type="float" office:value="5.7783782482147" calcext:value-type="float">
            <text:p>5,7783782482147</text:p>
          </table:table-cell>
          <table:table-cell office:value-type="float" office:value="0.84814868867397" calcext:value-type="float">
            <text:p>0,84814868867397</text:p>
          </table:table-cell>
          <table:table-cell office:value-type="float" office:value="-3.3939948934279" calcext:value-type="float">
            <text:p>-3,393994893427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573</text:p>
          </table:table-cell>
          <table:table-cell office:value-type="float" office:value="8.2256829738617" calcext:value-type="float">
            <text:p>8,2256829738617</text:p>
          </table:table-cell>
          <table:table-cell office:value-type="float" office:value="6.4136147499084" calcext:value-type="float">
            <text:p>6,4136147499084</text:p>
          </table:table-cell>
          <table:table-cell office:value-type="float" office:value="91.202999376188" calcext:value-type="float">
            <text:p>91,2029993761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584</text:p>
          </table:table-cell>
          <table:table-cell office:value-type="float" office:value="-0.69514587521553" calcext:value-type="float">
            <text:p>-0,69514587521553</text:p>
          </table:table-cell>
          <table:table-cell office:value-type="float" office:value="1.9033513963223" calcext:value-type="float">
            <text:p>1,9033513963223</text:p>
          </table:table-cell>
          <table:table-cell office:value-type="float" office:value="84.915764772209" calcext:value-type="float">
            <text:p>84,91576477220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595</text:p>
          </table:table-cell>
          <table:table-cell office:value-type="float" office:value="-1.1763224750757" calcext:value-type="float">
            <text:p>-1,1763224750757</text:p>
          </table:table-cell>
          <table:table-cell office:value-type="float" office:value="0.30780930072069" calcext:value-type="float">
            <text:p>0,30780930072069</text:p>
          </table:table-cell>
          <table:table-cell office:value-type="float" office:value="20.77995990492" calcext:value-type="float">
            <text:p>20,7799599049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606</text:p>
          </table:table-cell>
          <table:table-cell office:value-type="float" office:value="4.4229570031166" calcext:value-type="float">
            <text:p>4,4229570031166</text:p>
          </table:table-cell>
          <table:table-cell office:value-type="float" office:value="4.9324154853821" calcext:value-type="float">
            <text:p>4,9324154853821</text:p>
          </table:table-cell>
          <table:table-cell office:value-type="float" office:value="-154.8481701286" calcext:value-type="float">
            <text:p>-154,848170128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617</text:p>
          </table:table-cell>
          <table:table-cell office:value-type="float" office:value="4.6793007850647" calcext:value-type="float">
            <text:p>4,6793007850647</text:p>
          </table:table-cell>
          <table:table-cell office:value-type="float" office:value="5.141459107399" calcext:value-type="float">
            <text:p>5,141459107399</text:p>
          </table:table-cell>
          <table:table-cell office:value-type="float" office:value="177.94824253981" calcext:value-type="float">
            <text:p>177,9482425398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628</text:p>
          </table:table-cell>
          <table:table-cell office:value-type="float" office:value="6.1166781187057" calcext:value-type="float">
            <text:p>6,1166781187057</text:p>
          </table:table-cell>
          <table:table-cell office:value-type="float" office:value="4.4534152746201" calcext:value-type="float">
            <text:p>4,4534152746201</text:p>
          </table:table-cell>
          <table:table-cell office:value-type="float" office:value="35.503075001346" calcext:value-type="float">
            <text:p>35,503075001346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639</text:p>
          </table:table-cell>
          <table:table-cell office:value-type="float" office:value="7.6318961381912" calcext:value-type="float">
            <text:p>7,6318961381912</text:p>
          </table:table-cell>
          <table:table-cell office:value-type="float" office:value="4.1647458076477" calcext:value-type="float">
            <text:p>4,1647458076477</text:p>
          </table:table-cell>
          <table:table-cell office:value-type="float" office:value="-91.3630025402" calcext:value-type="float">
            <text:p>-91,363002540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650</text:p>
          </table:table-cell>
          <table:table-cell office:value-type="float" office:value="8.3047580718994" calcext:value-type="float">
            <text:p>8,3047580718994</text:p>
          </table:table-cell>
          <table:table-cell office:value-type="float" office:value="5.7842963933945" calcext:value-type="float">
            <text:p>5,7842963933945</text:p>
          </table:table-cell>
          <table:table-cell office:value-type="float" office:value="-145.7192837053" calcext:value-type="float">
            <text:p>-145,719283705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661</text:p>
          </table:table-cell>
          <table:table-cell office:value-type="float" office:value="-1.1551438271999" calcext:value-type="float">
            <text:p>-1,1551438271999</text:p>
          </table:table-cell>
          <table:table-cell office:value-type="float" office:value="9.6360790729523" calcext:value-type="float">
            <text:p>9,6360790729523</text:p>
          </table:table-cell>
          <table:table-cell office:value-type="float" office:value="-100.26701392641" calcext:value-type="float">
            <text:p>-100,2670139264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672</text:p>
          </table:table-cell>
          <table:table-cell office:value-type="float" office:value="0.36009032279253" calcext:value-type="float">
            <text:p>0,36009032279253</text:p>
          </table:table-cell>
          <table:table-cell office:value-type="float" office:value="9.1801518201828" calcext:value-type="float">
            <text:p>9,1801518201828</text:p>
          </table:table-cell>
          <table:table-cell office:value-type="float" office:value="1.7858341953177" calcext:value-type="float">
            <text:p>1,785834195317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683</text:p>
          </table:table-cell>
          <table:table-cell office:value-type="float" office:value="-1.5278702974319" calcext:value-type="float">
            <text:p>-1,5278702974319</text:p>
          </table:table-cell>
          <table:table-cell office:value-type="float" office:value="6.537891626358" calcext:value-type="float">
            <text:p>6,537891626358</text:p>
          </table:table-cell>
          <table:table-cell office:value-type="float" office:value="101.39651435196" calcext:value-type="float">
            <text:p>101,3965143519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694</text:p>
          </table:table-cell>
          <table:table-cell office:value-type="float" office:value="4.9740877747536" calcext:value-type="float">
            <text:p>4,9740877747536</text:p>
          </table:table-cell>
          <table:table-cell office:value-type="float" office:value="6.9237226247787" calcext:value-type="float">
            <text:p>6,9237226247787</text:p>
          </table:table-cell>
          <table:table-cell office:value-type="float" office:value="-19.434095757782" calcext:value-type="float">
            <text:p>-19,43409575778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705</text:p>
          </table:table-cell>
          <table:table-cell office:value-type="float" office:value="6.5353620052338" calcext:value-type="float">
            <text:p>6,5353620052338</text:p>
          </table:table-cell>
          <table:table-cell office:value-type="float" office:value="7.7539622783661" calcext:value-type="float">
            <text:p>7,7539622783661</text:p>
          </table:table-cell>
          <table:table-cell office:value-type="float" office:value="131.06581208053" calcext:value-type="float">
            <text:p>131,0658120805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716</text:p>
          </table:table-cell>
          <table:table-cell office:value-type="float" office:value="6.4837020635605" calcext:value-type="float">
            <text:p>6,4837020635605</text:p>
          </table:table-cell>
          <table:table-cell office:value-type="float" office:value="9.9358433485031" calcext:value-type="float">
            <text:p>9,9358433485031</text:p>
          </table:table-cell>
          <table:table-cell office:value-type="float" office:value="-101.48958187954" calcext:value-type="float">
            <text:p>-101,4895818795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727</text:p>
          </table:table-cell>
          <table:table-cell office:value-type="float" office:value="9.0776032209396" calcext:value-type="float">
            <text:p>9,0776032209396</text:p>
          </table:table-cell>
          <table:table-cell office:value-type="float" office:value="8.4021818637848" calcext:value-type="float">
            <text:p>8,4021818637848</text:p>
          </table:table-cell>
          <table:table-cell office:value-type="float" office:value="-178.07067427666" calcext:value-type="float">
            <text:p>-178,0706742766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738</text:p>
          </table:table-cell>
          <table:table-cell office:value-type="float" office:value="3.1472977995872" calcext:value-type="float">
            <text:p>3,1472977995872</text:p>
          </table:table-cell>
          <table:table-cell office:value-type="float" office:value="8.9050471782684" calcext:value-type="float">
            <text:p>8,9050471782684</text:p>
          </table:table-cell>
          <table:table-cell office:value-type="float" office:value="-148.26033677265" calcext:value-type="float">
            <text:p>-148,2603367726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749</text:p>
          </table:table-cell>
          <table:table-cell office:value-type="float" office:value="0.71503542363644" calcext:value-type="float">
            <text:p>0,71503542363644</text:p>
          </table:table-cell>
          <table:table-cell office:value-type="float" office:value="6.1635649204254" calcext:value-type="float">
            <text:p>6,1635649204254</text:p>
          </table:table-cell>
          <table:table-cell office:value-type="float" office:value="169.48504964258" calcext:value-type="float">
            <text:p>169,4850496425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760</text:p>
          </table:table-cell>
          <table:table-cell office:value-type="float" office:value="0.1039612852037" calcext:value-type="float">
            <text:p>0,1039612852037</text:p>
          </table:table-cell>
          <table:table-cell office:value-type="float" office:value="6.7799216508865" calcext:value-type="float">
            <text:p>6,7799216508865</text:p>
          </table:table-cell>
          <table:table-cell office:value-type="float" office:value="-87.065475002216" calcext:value-type="float">
            <text:p>-87,06547500221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771</text:p>
          </table:table-cell>
          <table:table-cell office:value-type="float" office:value="6.4437627792358" calcext:value-type="float">
            <text:p>6,4437627792358</text:p>
          </table:table-cell>
          <table:table-cell office:value-type="float" office:value="11.070719957352" calcext:value-type="float">
            <text:p>11,070719957352</text:p>
          </table:table-cell>
          <table:table-cell office:value-type="float" office:value="-37.924347789424" calcext:value-type="float">
            <text:p>-37,92434778942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782</text:p>
          </table:table-cell>
          <table:table-cell office:value-type="float" office:value="1.3623461127281" calcext:value-type="float">
            <text:p>1,3623461127281</text:p>
          </table:table-cell>
          <table:table-cell office:value-type="float" office:value="6.8462312221527" calcext:value-type="float">
            <text:p>6,8462312221527</text:p>
          </table:table-cell>
          <table:table-cell office:value-type="float" office:value="-23.619137941652" calcext:value-type="float">
            <text:p>-23,61913794165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793</text:p>
          </table:table-cell>
          <table:table-cell office:value-type="float" office:value="9.0950459241867" calcext:value-type="float">
            <text:p>9,0950459241867</text:p>
          </table:table-cell>
          <table:table-cell office:value-type="float" office:value="8.9345872402191" calcext:value-type="float">
            <text:p>8,9345872402191</text:p>
          </table:table-cell>
          <table:table-cell office:value-type="float" office:value="120.45536223491" calcext:value-type="float">
            <text:p>120,4553622349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804</text:p>
          </table:table-cell>
          <table:table-cell office:value-type="float" office:value="8.605580329895" calcext:value-type="float">
            <text:p>8,605580329895</text:p>
          </table:table-cell>
          <table:table-cell office:value-type="float" office:value="10.257194042206" calcext:value-type="float">
            <text:p>10,257194042206</text:p>
          </table:table-cell>
          <table:table-cell office:value-type="float" office:value="-9.6049742524032" calcext:value-type="float">
            <text:p>-9,604974252403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815</text:p>
          </table:table-cell>
          <table:table-cell office:value-type="float" office:value="-0.55131394416094" calcext:value-type="float">
            <text:p>-0,55131394416094</text:p>
          </table:table-cell>
          <table:table-cell office:value-type="float" office:value="9.2547285556793" calcext:value-type="float">
            <text:p>9,2547285556793</text:p>
          </table:table-cell>
          <table:table-cell office:value-type="float" office:value="8.2133801499749" calcext:value-type="float">
            <text:p>8,213380149974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826</text:p>
          </table:table-cell>
          <table:table-cell office:value-type="float" office:value="2.0230236649513" calcext:value-type="float">
            <text:p>2,0230236649513</text:p>
          </table:table-cell>
          <table:table-cell office:value-type="float" office:value="11.085007190704" calcext:value-type="float">
            <text:p>11,085007190704</text:p>
          </table:table-cell>
          <table:table-cell office:value-type="float" office:value="-138.43829920337" calcext:value-type="float">
            <text:p>-138,4382992033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837</text:p>
          </table:table-cell>
          <table:table-cell office:value-type="float" office:value="2.4993392825127" calcext:value-type="float">
            <text:p>2,4993392825127</text:p>
          </table:table-cell>
          <table:table-cell office:value-type="float" office:value="5.943775177002" calcext:value-type="float">
            <text:p>5,943775177002</text:p>
          </table:table-cell>
          <table:table-cell office:value-type="float" office:value="2.8921305231608" calcext:value-type="float">
            <text:p>2,892130523160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848</text:p>
          </table:table-cell>
          <table:table-cell office:value-type="float" office:value="5.0194346904755" calcext:value-type="float">
            <text:p>5,0194346904755</text:p>
          </table:table-cell>
          <table:table-cell office:value-type="float" office:value="10.324703454971" calcext:value-type="float">
            <text:p>10,324703454971</text:p>
          </table:table-cell>
          <table:table-cell office:value-type="float" office:value="129.6168725202" calcext:value-type="float">
            <text:p>129,616872520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859</text:p>
          </table:table-cell>
          <table:table-cell office:value-type="float" office:value="6.7434054613113" calcext:value-type="float">
            <text:p>6,7434054613113</text:p>
          </table:table-cell>
          <table:table-cell office:value-type="float" office:value="8.9532721042633" calcext:value-type="float">
            <text:p>8,9532721042633</text:p>
          </table:table-cell>
          <table:table-cell office:value-type="float" office:value="-167.62170366421" calcext:value-type="float">
            <text:p>-167,6217036642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870</text:p>
          </table:table-cell>
          <table:table-cell office:value-type="float" office:value="8.5385072231293" calcext:value-type="float">
            <text:p>8,5385072231293</text:p>
          </table:table-cell>
          <table:table-cell office:value-type="float" office:value="6.4903080463409" calcext:value-type="float">
            <text:p>6,4903080463409</text:p>
          </table:table-cell>
          <table:table-cell office:value-type="float" office:value="-26.13468098033" calcext:value-type="float">
            <text:p>-26,1346809803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881</text:p>
          </table:table-cell>
          <table:table-cell office:value-type="float" office:value="6.8725329637527" calcext:value-type="float">
            <text:p>6,8725329637527</text:p>
          </table:table-cell>
          <table:table-cell office:value-type="float" office:value="10.653207302094" calcext:value-type="float">
            <text:p>10,653207302094</text:p>
          </table:table-cell>
          <table:table-cell office:value-type="float" office:value="-20.375911597234" calcext:value-type="float">
            <text:p>-20,37591159723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892</text:p>
          </table:table-cell>
          <table:table-cell office:value-type="float" office:value="0.35777647048235" calcext:value-type="float">
            <text:p>0,35777647048235</text:p>
          </table:table-cell>
          <table:table-cell office:value-type="float" office:value="6.9828802347183" calcext:value-type="float">
            <text:p>6,9828802347183</text:p>
          </table:table-cell>
          <table:table-cell office:value-type="float" office:value="77.6115663492" calcext:value-type="float">
            <text:p>77,611566349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903</text:p>
          </table:table-cell>
          <table:table-cell office:value-type="float" office:value="-0.31651757657528" calcext:value-type="float">
            <text:p>-0,31651757657528</text:p>
          </table:table-cell>
          <table:table-cell office:value-type="float" office:value="8.8137102127075" calcext:value-type="float">
            <text:p>8,8137102127075</text:p>
          </table:table-cell>
          <table:table-cell office:value-type="float" office:value="142.64623070978" calcext:value-type="float">
            <text:p>142,6462307097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15</text:p>
          </table:table-cell>
          <table:table-cell office:value-type="float" office:value="-1.5850211679935" calcext:value-type="float">
            <text:p>-1,5850211679935</text:p>
          </table:table-cell>
          <table:table-cell office:value-type="float" office:value="5.3147888183594" calcext:value-type="float">
            <text:p>5,3147888183594</text:p>
          </table:table-cell>
          <table:table-cell office:value-type="float" office:value="-34.772950372878" calcext:value-type="float">
            <text:p>-34,77295037287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364</text:p>
          </table:table-cell>
          <table:table-cell office:value-type="float" office:value="1.9104199111462" calcext:value-type="float">
            <text:p>1,9104199111462</text:p>
          </table:table-cell>
          <table:table-cell office:value-type="float" office:value="-0.49798108637333" calcext:value-type="float">
            <text:p>-0,49798108637333</text:p>
          </table:table-cell>
          <table:table-cell office:value-type="float" office:value="138.54732331197" calcext:value-type="float">
            <text:p>138,5473233119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375</text:p>
          </table:table-cell>
          <table:table-cell office:value-type="float" office:value="5.2652931213379" calcext:value-type="float">
            <text:p>5,2652931213379</text:p>
          </table:table-cell>
          <table:table-cell office:value-type="float" office:value="3.0973109602928" calcext:value-type="float">
            <text:p>3,0973109602928</text:p>
          </table:table-cell>
          <table:table-cell office:value-type="float" office:value="-27.485079256592" calcext:value-type="float">
            <text:p>-27,48507925659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386</text:p>
          </table:table-cell>
          <table:table-cell office:value-type="float" office:value="0.13007340952754" calcext:value-type="float">
            <text:p>0,13007340952754</text:p>
          </table:table-cell>
          <table:table-cell office:value-type="float" office:value="0.72032749652863" calcext:value-type="float">
            <text:p>0,72032749652863</text:p>
          </table:table-cell>
          <table:table-cell office:value-type="float" office:value="-12.740046924846" calcext:value-type="float">
            <text:p>-12,74004692484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397</text:p>
          </table:table-cell>
          <table:table-cell office:value-type="float" office:value="4.8135209083557" calcext:value-type="float">
            <text:p>4,8135209083557</text:p>
          </table:table-cell>
          <table:table-cell office:value-type="float" office:value="1.0444569587708" calcext:value-type="float">
            <text:p>1,0444569587708</text:p>
          </table:table-cell>
          <table:table-cell office:value-type="float" office:value="-131.58963895907" calcext:value-type="float">
            <text:p>-131,5896389590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408</text:p>
          </table:table-cell>
          <table:table-cell office:value-type="float" office:value="10.067549943924" calcext:value-type="float">
            <text:p>10,067549943924</text:p>
          </table:table-cell>
          <table:table-cell office:value-type="float" office:value="3.3732381463051" calcext:value-type="float">
            <text:p>3,3732381463051</text:p>
          </table:table-cell>
          <table:table-cell office:value-type="float" office:value="87.551511776675" calcext:value-type="float">
            <text:p>87,55151177667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419</text:p>
          </table:table-cell>
          <table:table-cell office:value-type="float" office:value="9.8418408632278" calcext:value-type="float">
            <text:p>9,8418408632278</text:p>
          </table:table-cell>
          <table:table-cell office:value-type="float" office:value="5.6325620412827" calcext:value-type="float">
            <text:p>5,6325620412827</text:p>
          </table:table-cell>
          <table:table-cell office:value-type="float" office:value="-73.79871568862" calcext:value-type="float">
            <text:p>-73,7987156886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430</text:p>
          </table:table-cell>
          <table:table-cell office:value-type="float" office:value="3.633816242218" calcext:value-type="float">
            <text:p>3,633816242218</text:p>
          </table:table-cell>
          <table:table-cell office:value-type="float" office:value="-0.56886661797762" calcext:value-type="float">
            <text:p>-0,56886661797762</text:p>
          </table:table-cell>
          <table:table-cell office:value-type="float" office:value="-176.11635870235" calcext:value-type="float">
            <text:p>-176,1163587023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441</text:p>
          </table:table-cell>
          <table:table-cell office:value-type="float" office:value="3.9608573913574" calcext:value-type="float">
            <text:p>3,9608573913574</text:p>
          </table:table-cell>
          <table:table-cell office:value-type="float" office:value="1.8829043209553" calcext:value-type="float">
            <text:p>1,8829043209553</text:p>
          </table:table-cell>
          <table:table-cell office:value-type="float" office:value="-60.734013842929" calcext:value-type="float">
            <text:p>-60,734013842929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452</text:p>
          </table:table-cell>
          <table:table-cell office:value-type="float" office:value="0.56033276021481" calcext:value-type="float">
            <text:p>0,56033276021481</text:p>
          </table:table-cell>
          <table:table-cell office:value-type="float" office:value="2.5884109735489" calcext:value-type="float">
            <text:p>2,5884109735489</text:p>
          </table:table-cell>
          <table:table-cell office:value-type="float" office:value="16.244942405421" calcext:value-type="float">
            <text:p>16,24494240542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463</text:p>
          </table:table-cell>
          <table:table-cell office:value-type="float" office:value="3.5587283968925" calcext:value-type="float">
            <text:p>3,5587283968925</text:p>
          </table:table-cell>
          <table:table-cell office:value-type="float" office:value="2.1362118422985" calcext:value-type="float">
            <text:p>2,1362118422985</text:p>
          </table:table-cell>
          <table:table-cell office:value-type="float" office:value="-82.421993753713" calcext:value-type="float">
            <text:p>-82,42199375371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474</text:p>
          </table:table-cell>
          <table:table-cell office:value-type="float" office:value="5.0423413515091" calcext:value-type="float">
            <text:p>5,0423413515091</text:p>
          </table:table-cell>
          <table:table-cell office:value-type="float" office:value="2.2816555202007" calcext:value-type="float">
            <text:p>2,2816555202007</text:p>
          </table:table-cell>
          <table:table-cell office:value-type="float" office:value="-112.88959888896" calcext:value-type="float">
            <text:p>-112,8895988889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485</text:p>
          </table:table-cell>
          <table:table-cell office:value-type="float" office:value="9.2753446102142" calcext:value-type="float">
            <text:p>9,2753446102142</text:p>
          </table:table-cell>
          <table:table-cell office:value-type="float" office:value="0.1799637824297" calcext:value-type="float">
            <text:p>0,1799637824297</text:p>
          </table:table-cell>
          <table:table-cell office:value-type="float" office:value="-176.97488426403" calcext:value-type="float">
            <text:p>-176,9748842640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496</text:p>
          </table:table-cell>
          <table:table-cell office:value-type="float" office:value="5.6193459033966" calcext:value-type="float">
            <text:p>5,6193459033966</text:p>
          </table:table-cell>
          <table:table-cell office:value-type="float" office:value="0.33353582024574" calcext:value-type="float">
            <text:p>0,33353582024574</text:p>
          </table:table-cell>
          <table:table-cell office:value-type="float" office:value="98.541434403438" calcext:value-type="float">
            <text:p>98,54143440343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507</text:p>
          </table:table-cell>
          <table:table-cell office:value-type="float" office:value="-1.585006415844" calcext:value-type="float">
            <text:p>-1,585006415844</text:p>
          </table:table-cell>
          <table:table-cell office:value-type="float" office:value="7.2845697402954" calcext:value-type="float">
            <text:p>7,2845697402954</text:p>
          </table:table-cell>
          <table:table-cell office:value-type="float" office:value="-71.811386734057" calcext:value-type="float">
            <text:p>-71,81138673405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518</text:p>
          </table:table-cell>
          <table:table-cell office:value-type="float" office:value="0.5505008623004" calcext:value-type="float">
            <text:p>0,5505008623004</text:p>
          </table:table-cell>
          <table:table-cell office:value-type="float" office:value="4.4252261519432" calcext:value-type="float">
            <text:p>4,4252261519432</text:p>
          </table:table-cell>
          <table:table-cell office:value-type="float" office:value="100.03155356" calcext:value-type="float">
            <text:p>100,0315535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529</text:p>
          </table:table-cell>
          <table:table-cell office:value-type="float" office:value="3.6416640877724" calcext:value-type="float">
            <text:p>3,6416640877724</text:p>
          </table:table-cell>
          <table:table-cell office:value-type="float" office:value="3.9754995703697" calcext:value-type="float">
            <text:p>3,9754995703697</text:p>
          </table:table-cell>
          <table:table-cell office:value-type="float" office:value="-146.20258701835" calcext:value-type="float">
            <text:p>-146,2025870183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540</text:p>
          </table:table-cell>
          <table:table-cell office:value-type="float" office:value="5.6717360019684" calcext:value-type="float">
            <text:p>5,6717360019684</text:p>
          </table:table-cell>
          <table:table-cell office:value-type="float" office:value="3.5247066617012" calcext:value-type="float">
            <text:p>3,5247066617012</text:p>
          </table:table-cell>
          <table:table-cell office:value-type="float" office:value="-6.6441823817362" calcext:value-type="float">
            <text:p>-6,6441823817362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551</text:p>
          </table:table-cell>
          <table:table-cell office:value-type="float" office:value="2.6315918564796" calcext:value-type="float">
            <text:p>2,6315918564796</text:p>
          </table:table-cell>
          <table:table-cell office:value-type="float" office:value="3.7307825684547" calcext:value-type="float">
            <text:p>3,7307825684547</text:p>
          </table:table-cell>
          <table:table-cell office:value-type="float" office:value="-69.808647890759" calcext:value-type="float">
            <text:p>-69,80864789075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562</text:p>
          </table:table-cell>
          <table:table-cell office:value-type="float" office:value="5.7268327474594" calcext:value-type="float">
            <text:p>5,7268327474594</text:p>
          </table:table-cell>
          <table:table-cell office:value-type="float" office:value="1.1008681356907" calcext:value-type="float">
            <text:p>1,1008681356907</text:p>
          </table:table-cell>
          <table:table-cell office:value-type="float" office:value="-79.460951173381" calcext:value-type="float">
            <text:p>-79,46095117338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573</text:p>
          </table:table-cell>
          <table:table-cell office:value-type="float" office:value="8.221515417099" calcext:value-type="float">
            <text:p>8,221515417099</text:p>
          </table:table-cell>
          <table:table-cell office:value-type="float" office:value="6.3586676120758" calcext:value-type="float">
            <text:p>6,3586676120758</text:p>
          </table:table-cell>
          <table:table-cell office:value-type="float" office:value="104.38772751268" calcext:value-type="float">
            <text:p>104,3877275126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584</text:p>
          </table:table-cell>
          <table:table-cell office:value-type="float" office:value="-0.77202625572681" calcext:value-type="float">
            <text:p>-0,77202625572681</text:p>
          </table:table-cell>
          <table:table-cell office:value-type="float" office:value="1.7407041788101" calcext:value-type="float">
            <text:p>1,7407041788101</text:p>
          </table:table-cell>
          <table:table-cell office:value-type="float" office:value="59.216683077964" calcext:value-type="float">
            <text:p>59,21668307796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595</text:p>
          </table:table-cell>
          <table:table-cell office:value-type="float" office:value="-1.2652377784252" calcext:value-type="float">
            <text:p>-1,2652377784252</text:p>
          </table:table-cell>
          <table:table-cell office:value-type="float" office:value="0.41379753500223" calcext:value-type="float">
            <text:p>0,41379753500223</text:p>
          </table:table-cell>
          <table:table-cell office:value-type="float" office:value="10.65339935813" calcext:value-type="float">
            <text:p>10,6533993581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606</text:p>
          </table:table-cell>
          <table:table-cell office:value-type="float" office:value="4.3587619066238" calcext:value-type="float">
            <text:p>4,3587619066238</text:p>
          </table:table-cell>
          <table:table-cell office:value-type="float" office:value="5.1489973068237" calcext:value-type="float">
            <text:p>5,1489973068237</text:p>
          </table:table-cell>
          <table:table-cell office:value-type="float" office:value="-64.732042847166" calcext:value-type="float">
            <text:p>-64,73204284716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617</text:p>
          </table:table-cell>
          <table:table-cell office:value-type="float" office:value="4.7185787558556" calcext:value-type="float">
            <text:p>4,7185787558556</text:p>
          </table:table-cell>
          <table:table-cell office:value-type="float" office:value="5.3595358133316" calcext:value-type="float">
            <text:p>5,3595358133316</text:p>
          </table:table-cell>
          <table:table-cell office:value-type="float" office:value="-91.508210844295" calcext:value-type="float">
            <text:p>-91,50821084429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628</text:p>
          </table:table-cell>
          <table:table-cell office:value-type="float" office:value="5.8140879869461" calcext:value-type="float">
            <text:p>5,8140879869461</text:p>
          </table:table-cell>
          <table:table-cell office:value-type="float" office:value="4.2108100652695" calcext:value-type="float">
            <text:p>4,2108100652695</text:p>
          </table:table-cell>
          <table:table-cell office:value-type="float" office:value="40.018828431512" calcext:value-type="float">
            <text:p>40,018828431512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639</text:p>
          </table:table-cell>
          <table:table-cell office:value-type="float" office:value="7.74538397789" calcext:value-type="float">
            <text:p>7,74538397789</text:p>
          </table:table-cell>
          <table:table-cell office:value-type="float" office:value="4.4787383079529" calcext:value-type="float">
            <text:p>4,4787383079529</text:p>
          </table:table-cell>
          <table:table-cell office:value-type="float" office:value="-118.18520886124" calcext:value-type="float">
            <text:p>-118,1852088612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650</text:p>
          </table:table-cell>
          <table:table-cell office:value-type="float" office:value="8.4545385837555" calcext:value-type="float">
            <text:p>8,4545385837555</text:p>
          </table:table-cell>
          <table:table-cell office:value-type="float" office:value="5.6212759017944" calcext:value-type="float">
            <text:p>5,6212759017944</text:p>
          </table:table-cell>
          <table:table-cell office:value-type="float" office:value="123.76831747164" calcext:value-type="float">
            <text:p>123,7683174716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661</text:p>
          </table:table-cell>
          <table:table-cell office:value-type="float" office:value="-1.0832700878382" calcext:value-type="float">
            <text:p>-1,0832700878382</text:p>
          </table:table-cell>
          <table:table-cell office:value-type="float" office:value="10.006152391434" calcext:value-type="float">
            <text:p>10,006152391434</text:p>
          </table:table-cell>
          <table:table-cell office:value-type="float" office:value="-98.537990242053" calcext:value-type="float">
            <text:p>-98,53799024205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672</text:p>
          </table:table-cell>
          <table:table-cell office:value-type="float" office:value="0.23272203281522" calcext:value-type="float">
            <text:p>0,23272203281522</text:p>
          </table:table-cell>
          <table:table-cell office:value-type="float" office:value="9.2684668302536" calcext:value-type="float">
            <text:p>9,2684668302536</text:p>
          </table:table-cell>
          <table:table-cell office:value-type="float" office:value="-31.431471466259" calcext:value-type="float">
            <text:p>-31,43147146625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683</text:p>
          </table:table-cell>
          <table:table-cell office:value-type="float" office:value="-1.2430769205093" calcext:value-type="float">
            <text:p>-1,2430769205093</text:p>
          </table:table-cell>
          <table:table-cell office:value-type="float" office:value="6.4485150575638" calcext:value-type="float">
            <text:p>6,4485150575638</text:p>
          </table:table-cell>
          <table:table-cell office:value-type="float" office:value="158.68376318816" calcext:value-type="float">
            <text:p>158,6837631881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694</text:p>
          </table:table-cell>
          <table:table-cell office:value-type="float" office:value="4.688692688942" calcext:value-type="float">
            <text:p>4,688692688942</text:p>
          </table:table-cell>
          <table:table-cell office:value-type="float" office:value="6.9755619764328" calcext:value-type="float">
            <text:p>6,9755619764328</text:p>
          </table:table-cell>
          <table:table-cell office:value-type="float" office:value="-8.1663885313994" calcext:value-type="float">
            <text:p>-8,166388531399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705</text:p>
          </table:table-cell>
          <table:table-cell office:value-type="float" office:value="6.7677402496338" calcext:value-type="float">
            <text:p>6,7677402496338</text:p>
          </table:table-cell>
          <table:table-cell office:value-type="float" office:value="7.4625718593597" calcext:value-type="float">
            <text:p>7,4625718593597</text:p>
          </table:table-cell>
          <table:table-cell office:value-type="float" office:value="126.20701607625" calcext:value-type="float">
            <text:p>126,2070160762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716</text:p>
          </table:table-cell>
          <table:table-cell office:value-type="float" office:value="6.557811498642" calcext:value-type="float">
            <text:p>6,557811498642</text:p>
          </table:table-cell>
          <table:table-cell office:value-type="float" office:value="10.325123071671" calcext:value-type="float">
            <text:p>10,325123071671</text:p>
          </table:table-cell>
          <table:table-cell office:value-type="float" office:value="-100.43581200253" calcext:value-type="float">
            <text:p>-100,4358120025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727</text:p>
          </table:table-cell>
          <table:table-cell office:value-type="float" office:value="9.1011464595795" calcext:value-type="float">
            <text:p>9,1011464595795</text:p>
          </table:table-cell>
          <table:table-cell office:value-type="float" office:value="8.6232215166092" calcext:value-type="float">
            <text:p>8,6232215166092</text:p>
          </table:table-cell>
          <table:table-cell office:value-type="float" office:value="-87.249061104598" calcext:value-type="float">
            <text:p>-87,24906110459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738</text:p>
          </table:table-cell>
          <table:table-cell office:value-type="float" office:value="3.3799225091934" calcext:value-type="float">
            <text:p>3,3799225091934</text:p>
          </table:table-cell>
          <table:table-cell office:value-type="float" office:value="9.1221511363983" calcext:value-type="float">
            <text:p>9,1221511363983</text:p>
          </table:table-cell>
          <table:table-cell office:value-type="float" office:value="-134.20955238828" calcext:value-type="float">
            <text:p>-134,2095523882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749</text:p>
          </table:table-cell>
          <table:table-cell office:value-type="float" office:value="0.99569551646709" calcext:value-type="float">
            <text:p>0,99569551646709</text:p>
          </table:table-cell>
          <table:table-cell office:value-type="float" office:value="5.9443217515945" calcext:value-type="float">
            <text:p>5,9443217515945</text:p>
          </table:table-cell>
          <table:table-cell office:value-type="float" office:value="146.10926664559" calcext:value-type="float">
            <text:p>146,1092666455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760</text:p>
          </table:table-cell>
          <table:table-cell office:value-type="float" office:value="-0.11628300882876" calcext:value-type="float">
            <text:p>-0,11628300882876</text:p>
          </table:table-cell>
          <table:table-cell office:value-type="float" office:value="6.7981517314911" calcext:value-type="float">
            <text:p>6,7981517314911</text:p>
          </table:table-cell>
          <table:table-cell office:value-type="float" office:value="2.9931156925715" calcext:value-type="float">
            <text:p>2,99311569257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771</text:p>
          </table:table-cell>
          <table:table-cell office:value-type="float" office:value="6.0900789499283" calcext:value-type="float">
            <text:p>6,0900789499283</text:p>
          </table:table-cell>
          <table:table-cell office:value-type="float" office:value="11.085002422333" calcext:value-type="float">
            <text:p>11,085002422333</text:p>
          </table:table-cell>
          <table:table-cell office:value-type="float" office:value="-21.817016373774" calcext:value-type="float">
            <text:p>-21,81701637377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782</text:p>
          </table:table-cell>
          <table:table-cell office:value-type="float" office:value="1.2337336689234" calcext:value-type="float">
            <text:p>1,2337336689234</text:p>
          </table:table-cell>
          <table:table-cell office:value-type="float" office:value="6.9855034351349" calcext:value-type="float">
            <text:p>6,9855034351349</text:p>
          </table:table-cell>
          <table:table-cell office:value-type="float" office:value="-47.397684519458" calcext:value-type="float">
            <text:p>-47,39768451945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793</text:p>
          </table:table-cell>
          <table:table-cell office:value-type="float" office:value="9.2996150255203" calcext:value-type="float">
            <text:p>9,2996150255203</text:p>
          </table:table-cell>
          <table:table-cell office:value-type="float" office:value="9.0186083316803" calcext:value-type="float">
            <text:p>9,0186083316803</text:p>
          </table:table-cell>
          <table:table-cell office:value-type="float" office:value="-148.93227625804" calcext:value-type="float">
            <text:p>-148,9322762580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804</text:p>
          </table:table-cell>
          <table:table-cell office:value-type="float" office:value="8.2125461101532" calcext:value-type="float">
            <text:p>8,2125461101532</text:p>
          </table:table-cell>
          <table:table-cell office:value-type="float" office:value="10.323139429092" calcext:value-type="float">
            <text:p>10,323139429092</text:p>
          </table:table-cell>
          <table:table-cell office:value-type="float" office:value="-9.5905475555711" calcext:value-type="float">
            <text:p>-9,590547555571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815</text:p>
          </table:table-cell>
          <table:table-cell office:value-type="float" office:value="-0.61338733881712" calcext:value-type="float">
            <text:p>-0,61338733881712</text:p>
          </table:table-cell>
          <table:table-cell office:value-type="float" office:value="9.4679415225983" calcext:value-type="float">
            <text:p>9,4679415225983</text:p>
          </table:table-cell>
          <table:table-cell office:value-type="float" office:value="-82.470048005414" calcext:value-type="float">
            <text:p>-82,47004800541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826</text:p>
          </table:table-cell>
          <table:table-cell office:value-type="float" office:value="2.3112173378468" calcext:value-type="float">
            <text:p>2,3112173378468</text:p>
          </table:table-cell>
          <table:table-cell office:value-type="float" office:value="11.08500957489" calcext:value-type="float">
            <text:p>11,08500957489</text:p>
          </table:table-cell>
          <table:table-cell office:value-type="float" office:value="-157.60598668627" calcext:value-type="float">
            <text:p>-157,6059866862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837</text:p>
          </table:table-cell>
          <table:table-cell office:value-type="float" office:value="2.1014674007893" calcext:value-type="float">
            <text:p>2,1014674007893</text:p>
          </table:table-cell>
          <table:table-cell office:value-type="float" office:value="5.9235388040543" calcext:value-type="float">
            <text:p>5,9235388040543</text:p>
          </table:table-cell>
          <table:table-cell office:value-type="float" office:value="2.9360437943677" calcext:value-type="float">
            <text:p>2,936043794367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848</text:p>
          </table:table-cell>
          <table:table-cell office:value-type="float" office:value="5.3149527311325" calcext:value-type="float">
            <text:p>5,3149527311325</text:p>
          </table:table-cell>
          <table:table-cell office:value-type="float" office:value="10.18372297287" calcext:value-type="float">
            <text:p>10,18372297287</text:p>
          </table:table-cell>
          <table:table-cell office:value-type="float" office:value="161.379188489" calcext:value-type="float">
            <text:p>161,37918848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859</text:p>
          </table:table-cell>
          <table:table-cell office:value-type="float" office:value="7.1281582117081" calcext:value-type="float">
            <text:p>7,1281582117081</text:p>
          </table:table-cell>
          <table:table-cell office:value-type="float" office:value="9.0290653705597" calcext:value-type="float">
            <text:p>9,0290653705597</text:p>
          </table:table-cell>
          <table:table-cell office:value-type="float" office:value="-170.26839134799" calcext:value-type="float">
            <text:p>-170,2683913479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870</text:p>
          </table:table-cell>
          <table:table-cell office:value-type="float" office:value="8.4498262405396" calcext:value-type="float">
            <text:p>8,4498262405396</text:p>
          </table:table-cell>
          <table:table-cell office:value-type="float" office:value="6.5740442276001" calcext:value-type="float">
            <text:p>6,5740442276001</text:p>
          </table:table-cell>
          <table:table-cell office:value-type="float" office:value="-30.014028215105" calcext:value-type="float">
            <text:p>-30,01402821510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881</text:p>
          </table:table-cell>
          <table:table-cell office:value-type="float" office:value="6.9204962253571" calcext:value-type="float">
            <text:p>6,9204962253571</text:p>
          </table:table-cell>
          <table:table-cell office:value-type="float" office:value="10.86980342865" calcext:value-type="float">
            <text:p>10,86980342865</text:p>
          </table:table-cell>
          <table:table-cell office:value-type="float" office:value="-111.13184652511" calcext:value-type="float">
            <text:p>-111,1318465251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892</text:p>
          </table:table-cell>
          <table:table-cell office:value-type="float" office:value="0.55707465857267" calcext:value-type="float">
            <text:p>0,55707465857267</text:p>
          </table:table-cell>
          <table:table-cell office:value-type="float" office:value="6.8841534852982" calcext:value-type="float">
            <text:p>6,8841534852982</text:p>
          </table:table-cell>
          <table:table-cell office:value-type="float" office:value="161.92891491447" calcext:value-type="float">
            <text:p>161,9289149144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903</text:p>
          </table:table-cell>
          <table:table-cell office:value-type="float" office:value="-0.35451266914606" calcext:value-type="float">
            <text:p>-0,35451266914606</text:p>
          </table:table-cell>
          <table:table-cell office:value-type="float" office:value="8.7676161527634" calcext:value-type="float">
            <text:p>8,7676161527634</text:p>
          </table:table-cell>
          <table:table-cell office:value-type="float" office:value="142.18092724017" calcext:value-type="float">
            <text:p>142,1809272401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15</text:p>
          </table:table-cell>
          <table:table-cell office:value-type="float" office:value="-1.5828350186348" calcext:value-type="float">
            <text:p>-1,5828350186348</text:p>
          </table:table-cell>
          <table:table-cell office:value-type="float" office:value="5.5455851554871" calcext:value-type="float">
            <text:p>5,5455851554871</text:p>
          </table:table-cell>
          <table:table-cell office:value-type="float" office:value="-50.939037541675" calcext:value-type="float">
            <text:p>-50,93903754167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364</text:p>
          </table:table-cell>
          <table:table-cell office:value-type="float" office:value="2.091598957777" calcext:value-type="float">
            <text:p>2,091598957777</text:p>
          </table:table-cell>
          <table:table-cell office:value-type="float" office:value="-0.58500658720732" calcext:value-type="float">
            <text:p>-0,58500658720732</text:p>
          </table:table-cell>
          <table:table-cell office:value-type="float" office:value="105.51776779685" calcext:value-type="float">
            <text:p>105,5177677968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375</text:p>
          </table:table-cell>
          <table:table-cell office:value-type="float" office:value="5.1368999481201" calcext:value-type="float">
            <text:p>5,1368999481201</text:p>
          </table:table-cell>
          <table:table-cell office:value-type="float" office:value="2.9172500967979" calcext:value-type="float">
            <text:p>2,9172500967979</text:p>
          </table:table-cell>
          <table:table-cell office:value-type="float" office:value="63.253684408346" calcext:value-type="float">
            <text:p>63,2536844083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386</text:p>
          </table:table-cell>
          <table:table-cell office:value-type="float" office:value="-0.098127285018563" calcext:value-type="float">
            <text:p>-0,098127285018563</text:p>
          </table:table-cell>
          <table:table-cell office:value-type="float" office:value="0.80890513956547" calcext:value-type="float">
            <text:p>0,80890513956547</text:p>
          </table:table-cell>
          <table:table-cell office:value-type="float" office:value="-22.399518710033" calcext:value-type="float">
            <text:p>-22,39951871003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397</text:p>
          </table:table-cell>
          <table:table-cell office:value-type="float" office:value="5.0551843643188" calcext:value-type="float">
            <text:p>5,0551843643188</text:p>
          </table:table-cell>
          <table:table-cell office:value-type="float" office:value="1.2695755064487" calcext:value-type="float">
            <text:p>1,2695755064487</text:p>
          </table:table-cell>
          <table:table-cell office:value-type="float" office:value="-138.98269537907" calcext:value-type="float">
            <text:p>-138,9826953790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408</text:p>
          </table:table-cell>
          <table:table-cell office:value-type="float" office:value="9.9568331241608" calcext:value-type="float">
            <text:p>9,9568331241608</text:p>
          </table:table-cell>
          <table:table-cell office:value-type="float" office:value="3.0405721068382" calcext:value-type="float">
            <text:p>3,0405721068382</text:p>
          </table:table-cell>
          <table:table-cell office:value-type="float" office:value="66.716515334548" calcext:value-type="float">
            <text:p>66,71651533454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419</text:p>
          </table:table-cell>
          <table:table-cell office:value-type="float" office:value="9.7311067581177" calcext:value-type="float">
            <text:p>9,7311067581177</text:p>
          </table:table-cell>
          <table:table-cell office:value-type="float" office:value="6.0152351856232" calcext:value-type="float">
            <text:p>6,0152351856232</text:p>
          </table:table-cell>
          <table:table-cell office:value-type="float" office:value="-73.76440391419" calcext:value-type="float">
            <text:p>-73,7644039141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430</text:p>
          </table:table-cell>
          <table:table-cell office:value-type="float" office:value="3.8851845264435" calcext:value-type="float">
            <text:p>3,8851845264435</text:p>
          </table:table-cell>
          <table:table-cell office:value-type="float" office:value="-0.41811071336269" calcext:value-type="float">
            <text:p>-0,41811071336269</text:p>
          </table:table-cell>
          <table:table-cell office:value-type="float" office:value="-143.03208612333" calcext:value-type="float">
            <text:p>-143,0320861233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441</text:p>
          </table:table-cell>
          <table:table-cell office:value-type="float" office:value="3.7542107701302" calcext:value-type="float">
            <text:p>3,7542107701302</text:p>
          </table:table-cell>
          <table:table-cell office:value-type="float" office:value="1.8030001223087" calcext:value-type="float">
            <text:p>1,8030001223087</text:p>
          </table:table-cell>
          <table:table-cell office:value-type="float" office:value="30.017369871686" calcext:value-type="float">
            <text:p>30,017369871686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452</text:p>
          </table:table-cell>
          <table:table-cell office:value-type="float" office:value="0.41901424527168" calcext:value-type="float">
            <text:p>0,41901424527168</text:p>
          </table:table-cell>
          <table:table-cell office:value-type="float" office:value="2.3436367511749" calcext:value-type="float">
            <text:p>2,3436367511749</text:p>
          </table:table-cell>
          <table:table-cell office:value-type="float" office:value="69.392410053569" calcext:value-type="float">
            <text:p>69,39241005356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463</text:p>
          </table:table-cell>
          <table:table-cell office:value-type="float" office:value="3.3369481563568" calcext:value-type="float">
            <text:p>3,3369481563568</text:p>
          </table:table-cell>
          <table:table-cell office:value-type="float" office:value="2.1387803554535" calcext:value-type="float">
            <text:p>2,1387803554535</text:p>
          </table:table-cell>
          <table:table-cell office:value-type="float" office:value="8.3140176572617" calcext:value-type="float">
            <text:p>8,314017657261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474</text:p>
          </table:table-cell>
          <table:table-cell office:value-type="float" office:value="5.2208542823792" calcext:value-type="float">
            <text:p>5,2208542823792</text:p>
          </table:table-cell>
          <table:table-cell office:value-type="float" office:value="2.4802307784557" calcext:value-type="float">
            <text:p>2,4802307784557</text:p>
          </table:table-cell>
          <table:table-cell office:value-type="float" office:value="-155.32925933789" calcext:value-type="float">
            <text:p>-155,3292593378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485</text:p>
          </table:table-cell>
          <table:table-cell office:value-type="float" office:value="9.4117039442062" calcext:value-type="float">
            <text:p>9,4117039442062</text:p>
          </table:table-cell>
          <table:table-cell office:value-type="float" office:value="0.19474815577269" calcext:value-type="float">
            <text:p>0,19474815577269</text:p>
          </table:table-cell>
          <table:table-cell office:value-type="float" office:value="146.73134779475" calcext:value-type="float">
            <text:p>146,7313477947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496</text:p>
          </table:table-cell>
          <table:table-cell office:value-type="float" office:value="5.677530169487" calcext:value-type="float">
            <text:p>5,677530169487</text:p>
          </table:table-cell>
          <table:table-cell office:value-type="float" office:value="-0.059566674754024" calcext:value-type="float">
            <text:p>-0,059566674754024</text:p>
          </table:table-cell>
          <table:table-cell office:value-type="float" office:value="98.527213570419" calcext:value-type="float">
            <text:p>98,52721357041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507</text:p>
          </table:table-cell>
          <table:table-cell office:value-type="float" office:value="-1.5588471293449" calcext:value-type="float">
            <text:p>-1,5588471293449</text:p>
          </table:table-cell>
          <table:table-cell office:value-type="float" office:value="7.6684939861298" calcext:value-type="float">
            <text:p>7,6684939861298</text:p>
          </table:table-cell>
          <table:table-cell office:value-type="float" office:value="-87.911870828859" calcext:value-type="float">
            <text:p>-87,91187082885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518</text:p>
          </table:table-cell>
          <table:table-cell office:value-type="float" office:value="0.68068519234657" calcext:value-type="float">
            <text:p>0,68068519234657</text:p>
          </table:table-cell>
          <table:table-cell office:value-type="float" office:value="4.2333045601845" calcext:value-type="float">
            <text:p>4,2333045601845</text:p>
          </table:table-cell>
          <table:table-cell office:value-type="float" office:value="127.24097519164" calcext:value-type="float">
            <text:p>127,2409751916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529</text:p>
          </table:table-cell>
          <table:table-cell office:value-type="float" office:value="3.9723959565163" calcext:value-type="float">
            <text:p>3,9723959565163</text:p>
          </table:table-cell>
          <table:table-cell office:value-type="float" office:value="4.1966849565506" calcext:value-type="float">
            <text:p>4,1966849565506</text:p>
          </table:table-cell>
          <table:table-cell office:value-type="float" office:value="-146.22610845384" calcext:value-type="float">
            <text:p>-146,2261084538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540</text:p>
          </table:table-cell>
          <table:table-cell office:value-type="float" office:value="5.6155478954315" calcext:value-type="float">
            <text:p>5,6155478954315</text:p>
          </table:table-cell>
          <table:table-cell office:value-type="float" office:value="3.3103340864182" calcext:value-type="float">
            <text:p>3,3103340864182</text:p>
          </table:table-cell>
          <table:table-cell office:value-type="float" office:value="84.076735624083" calcext:value-type="float">
            <text:p>84,07673562408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551</text:p>
          </table:table-cell>
          <table:table-cell office:value-type="float" office:value="2.3863056302071" calcext:value-type="float">
            <text:p>2,3863056302071</text:p>
          </table:table-cell>
          <table:table-cell office:value-type="float" office:value="3.9162662625313" calcext:value-type="float">
            <text:p>3,9162662625313</text:p>
          </table:table-cell>
          <table:table-cell office:value-type="float" office:value="-28.956516912788" calcext:value-type="float">
            <text:p>-28,9565169127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562</text:p>
          </table:table-cell>
          <table:table-cell office:value-type="float" office:value="5.6543874740601" calcext:value-type="float">
            <text:p>5,6543874740601</text:p>
          </table:table-cell>
          <table:table-cell office:value-type="float" office:value="1.4925909042358" calcext:value-type="float">
            <text:p>1,4925909042358</text:p>
          </table:table-cell>
          <table:table-cell office:value-type="float" office:value="-79.42945486421" calcext:value-type="float">
            <text:p>-79,4294548642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573</text:p>
          </table:table-cell>
          <table:table-cell office:value-type="float" office:value="8.1578063964844" calcext:value-type="float">
            <text:p>8,1578063964844</text:p>
          </table:table-cell>
          <table:table-cell office:value-type="float" office:value="6.4207625389099" calcext:value-type="float">
            <text:p>6,4207625389099</text:p>
          </table:table-cell>
          <table:table-cell office:value-type="float" office:value="112.42964617006" calcext:value-type="float">
            <text:p>112,4296461700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584</text:p>
          </table:table-cell>
          <table:table-cell office:value-type="float" office:value="-0.92834040522575" calcext:value-type="float">
            <text:p>-0,92834040522575</text:p>
          </table:table-cell>
          <table:table-cell office:value-type="float" office:value="1.6783711314201" calcext:value-type="float">
            <text:p>1,6783711314201</text:p>
          </table:table-cell>
          <table:table-cell office:value-type="float" office:value="23.355640803173" calcext:value-type="float">
            <text:p>23,35564080317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595</text:p>
          </table:table-cell>
          <table:table-cell office:value-type="float" office:value="-1.3854233920574" calcext:value-type="float">
            <text:p>-1,3854233920574</text:p>
          </table:table-cell>
          <table:table-cell office:value-type="float" office:value="0.55690862238407" calcext:value-type="float">
            <text:p>0,55690862238407</text:p>
          </table:table-cell>
          <table:table-cell office:value-type="float" office:value="5.3574331816594" calcext:value-type="float">
            <text:p>5,357433181659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606</text:p>
          </table:table-cell>
          <table:table-cell office:value-type="float" office:value="4.1474208235741" calcext:value-type="float">
            <text:p>4,1474208235741</text:p>
          </table:table-cell>
          <table:table-cell office:value-type="float" office:value="5.083771944046" calcext:value-type="float">
            <text:p>5,083771944046</text:p>
          </table:table-cell>
          <table:table-cell office:value-type="float" office:value="26.032803164926" calcext:value-type="float">
            <text:p>26,03280316492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617</text:p>
          </table:table-cell>
          <table:table-cell office:value-type="float" office:value="4.5984178781509" calcext:value-type="float">
            <text:p>4,5984178781509</text:p>
          </table:table-cell>
          <table:table-cell office:value-type="float" office:value="5.5335837602615" calcext:value-type="float">
            <text:p>5,5335837602615</text:p>
          </table:table-cell>
          <table:table-cell office:value-type="float" office:value="-77.457617802225" calcext:value-type="float">
            <text:p>-77,45761780222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628</text:p>
          </table:table-cell>
          <table:table-cell office:value-type="float" office:value="5.532728433609" calcext:value-type="float">
            <text:p>5,532728433609</text:p>
          </table:table-cell>
          <table:table-cell office:value-type="float" office:value="3.9455768465996" calcext:value-type="float">
            <text:p>3,9455768465996</text:p>
          </table:table-cell>
          <table:table-cell office:value-type="float" office:value="44.554488294444" calcext:value-type="float">
            <text:p>44,55448829444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639</text:p>
          </table:table-cell>
          <table:table-cell office:value-type="float" office:value="8.0056810379028" calcext:value-type="float">
            <text:p>8,0056810379028</text:p>
          </table:table-cell>
          <table:table-cell office:value-type="float" office:value="4.6784296631813" calcext:value-type="float">
            <text:p>4,6784296631813</text:p>
          </table:table-cell>
          <table:table-cell office:value-type="float" office:value="-149.42345193997" calcext:value-type="float">
            <text:p>-149,4234519399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650</text:p>
          </table:table-cell>
          <table:table-cell office:value-type="float" office:value="8.4022235870361" calcext:value-type="float">
            <text:p>8,4022235870361</text:p>
          </table:table-cell>
          <table:table-cell office:value-type="float" office:value="5.2936714887619" calcext:value-type="float">
            <text:p>5,2936714887619</text:p>
          </table:table-cell>
          <table:table-cell office:value-type="float" office:value="86.162988547307" calcext:value-type="float">
            <text:p>86,16298854730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661</text:p>
          </table:table-cell>
          <table:table-cell office:value-type="float" office:value="-0.96318408846855" calcext:value-type="float">
            <text:p>-0,96318408846855</text:p>
          </table:table-cell>
          <table:table-cell office:value-type="float" office:value="10.197125673294" calcext:value-type="float">
            <text:p>10,197125673294</text:p>
          </table:table-cell>
          <table:table-cell office:value-type="float" office:value="-75.853431300752" calcext:value-type="float">
            <text:p>-75,85343130075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672</text:p>
          </table:table-cell>
          <table:table-cell office:value-type="float" office:value="0.17431112006307" calcext:value-type="float">
            <text:p>0,17431112006307</text:p>
          </table:table-cell>
          <table:table-cell office:value-type="float" office:value="9.4125175476074" calcext:value-type="float">
            <text:p>9,4125175476074</text:p>
          </table:table-cell>
          <table:table-cell office:value-type="float" office:value="-64.636945724487" calcext:value-type="float">
            <text:p>-64,63694572448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683</text:p>
          </table:table-cell>
          <table:table-cell office:value-type="float" office:value="-0.87249495089054" calcext:value-type="float">
            <text:p>-0,87249495089054</text:p>
          </table:table-cell>
          <table:table-cell office:value-type="float" office:value="6.303591132164" calcext:value-type="float">
            <text:p>6,303591132164</text:p>
          </table:table-cell>
          <table:table-cell office:value-type="float" office:value="158.67822792879" calcext:value-type="float">
            <text:p>158,6782279287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694</text:p>
          </table:table-cell>
          <table:table-cell office:value-type="float" office:value="4.3984970450401" calcext:value-type="float">
            <text:p>4,3984970450401</text:p>
          </table:table-cell>
          <table:table-cell office:value-type="float" office:value="6.9697946310043" calcext:value-type="float">
            <text:p>6,9697946310043</text:p>
          </table:table-cell>
          <table:table-cell office:value-type="float" office:value="3.1898465410919" calcext:value-type="float">
            <text:p>3,189846541091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705</text:p>
          </table:table-cell>
          <table:table-cell office:value-type="float" office:value="6.9336974620819" calcext:value-type="float">
            <text:p>6,9336974620819</text:p>
          </table:table-cell>
          <table:table-cell office:value-type="float" office:value="7.1553659439087" calcext:value-type="float">
            <text:p>7,1553659439087</text:p>
          </table:table-cell>
          <table:table-cell office:value-type="float" office:value="116.27319360235" calcext:value-type="float">
            <text:p>116,2731936023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716</text:p>
          </table:table-cell>
          <table:table-cell office:value-type="float" office:value="6.7178720235825" calcext:value-type="float">
            <text:p>6,7178720235825</text:p>
          </table:table-cell>
          <table:table-cell office:value-type="float" office:value="10.523312091827" calcext:value-type="float">
            <text:p>10,523312091827</text:p>
          </table:table-cell>
          <table:table-cell office:value-type="float" office:value="-153.33526757113" calcext:value-type="float">
            <text:p>-153,3352675711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727</text:p>
          </table:table-cell>
          <table:table-cell office:value-type="float" office:value="8.8377505540848" calcext:value-type="float">
            <text:p>8,8377505540848</text:p>
          </table:table-cell>
          <table:table-cell office:value-type="float" office:value="8.7067699432373" calcext:value-type="float">
            <text:p>8,7067699432373</text:p>
          </table:table-cell>
          <table:table-cell office:value-type="float" office:value="-19.53017692657" calcext:value-type="float">
            <text:p>-19,5301769265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738</text:p>
          </table:table-cell>
          <table:table-cell office:value-type="float" office:value="3.5534143447876" calcext:value-type="float">
            <text:p>3,5534143447876</text:p>
          </table:table-cell>
          <table:table-cell office:value-type="float" office:value="9.3887913227081" calcext:value-type="float">
            <text:p>9,3887913227081</text:p>
          </table:table-cell>
          <table:table-cell office:value-type="float" office:value="-120.13546524534" calcext:value-type="float">
            <text:p>-120,1354652453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749</text:p>
          </table:table-cell>
          <table:table-cell office:value-type="float" office:value="1.2485132366419" calcext:value-type="float">
            <text:p>1,2485132366419</text:p>
          </table:table-cell>
          <table:table-cell office:value-type="float" office:value="5.7175815105438" calcext:value-type="float">
            <text:p>5,7175815105438</text:p>
          </table:table-cell>
          <table:table-cell office:value-type="float" office:value="122.82222547349" calcext:value-type="float">
            <text:p>122,82222547349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760</text:p>
          </table:table-cell>
          <table:table-cell office:value-type="float" office:value="-0.25308171287179" calcext:value-type="float">
            <text:p>-0,25308171287179</text:p>
          </table:table-cell>
          <table:table-cell office:value-type="float" office:value="6.5302973985672" calcext:value-type="float">
            <text:p>6,5302973985672</text:p>
          </table:table-cell>
          <table:table-cell office:value-type="float" office:value="58.734917336968" calcext:value-type="float">
            <text:p>58,73491733696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771</text:p>
          </table:table-cell>
          <table:table-cell office:value-type="float" office:value="5.7385259866714" calcext:value-type="float">
            <text:p>5,7385259866714</text:p>
          </table:table-cell>
          <table:table-cell office:value-type="float" office:value="11.08500123024" calcext:value-type="float">
            <text:p>11,08500123024</text:p>
          </table:table-cell>
          <table:table-cell office:value-type="float" office:value="-10.955371674459" calcext:value-type="float">
            <text:p>-10,95537167445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782</text:p>
          </table:table-cell>
          <table:table-cell office:value-type="float" office:value="1.2855134904385" calcext:value-type="float">
            <text:p>1,2855134904385</text:p>
          </table:table-cell>
          <table:table-cell office:value-type="float" office:value="7.1662998199463" calcext:value-type="float">
            <text:p>7,1662998199463</text:p>
          </table:table-cell>
          <table:table-cell office:value-type="float" office:value="-114.02685551127" calcext:value-type="float">
            <text:p>-114,0268555112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793</text:p>
          </table:table-cell>
          <table:table-cell office:value-type="float" office:value="9.2476034164429" calcext:value-type="float">
            <text:p>9,2476034164429</text:p>
          </table:table-cell>
          <table:table-cell office:value-type="float" office:value="9.2906820774078" calcext:value-type="float">
            <text:p>9,2906820774078</text:p>
          </table:table-cell>
          <table:table-cell office:value-type="float" office:value="-80.856041543803" calcext:value-type="float">
            <text:p>-80,85604154380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804</text:p>
          </table:table-cell>
          <table:table-cell office:value-type="float" office:value="7.9667204618454" calcext:value-type="float">
            <text:p>7,9667204618454</text:p>
          </table:table-cell>
          <table:table-cell office:value-type="float" office:value="10.264739990234" calcext:value-type="float">
            <text:p>10,264739990234</text:p>
          </table:table-cell>
          <table:table-cell office:value-type="float" office:value="26.32475563675" calcext:value-type="float">
            <text:p>26,3247556367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815</text:p>
          </table:table-cell>
          <table:table-cell office:value-type="float" office:value="-0.53200177848339" calcext:value-type="float">
            <text:p>-0,53200177848339</text:p>
          </table:table-cell>
          <table:table-cell office:value-type="float" office:value="9.7532910108566" calcext:value-type="float">
            <text:p>9,7532910108566</text:p>
          </table:table-cell>
          <table:table-cell office:value-type="float" office:value="-124.55504866922" calcext:value-type="float">
            <text:p>-124,55504866922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826</text:p>
          </table:table-cell>
          <table:table-cell office:value-type="float" office:value="2.6341998577118" calcext:value-type="float">
            <text:p>2,6341998577118</text:p>
          </table:table-cell>
          <table:table-cell office:value-type="float" office:value="11.078412532806" calcext:value-type="float">
            <text:p>11,078412532806</text:p>
          </table:table-cell>
          <table:table-cell office:value-type="float" office:value="-179.01731296709" calcext:value-type="float">
            <text:p>-179,0173129670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837</text:p>
          </table:table-cell>
          <table:table-cell office:value-type="float" office:value="1.7671272158623" calcext:value-type="float">
            <text:p>1,7671272158623</text:p>
          </table:table-cell>
          <table:table-cell office:value-type="float" office:value="5.8599746227264" calcext:value-type="float">
            <text:p>5,8599746227264</text:p>
          </table:table-cell>
          <table:table-cell office:value-type="float" office:value="26.165194951805" calcext:value-type="float">
            <text:p>26,16519495180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848</text:p>
          </table:table-cell>
          <table:table-cell office:value-type="float" office:value="5.6457954645157" calcext:value-type="float">
            <text:p>5,6457954645157</text:p>
          </table:table-cell>
          <table:table-cell office:value-type="float" office:value="10.212572813034" calcext:value-type="float">
            <text:p>10,212572813034</text:p>
          </table:table-cell>
          <table:table-cell office:value-type="float" office:value="-169.00212901413" calcext:value-type="float">
            <text:p>-169,0021290141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859</text:p>
          </table:table-cell>
          <table:table-cell office:value-type="float" office:value="7.5124579668045" calcext:value-type="float">
            <text:p>7,5124579668045</text:p>
          </table:table-cell>
          <table:table-cell office:value-type="float" office:value="9.0675532817841" calcext:value-type="float">
            <text:p>9,0675532817841</text:p>
          </table:table-cell>
          <table:table-cell office:value-type="float" office:value="-175.73245771372" calcext:value-type="float">
            <text:p>-175,7324577137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870</text:p>
          </table:table-cell>
          <table:table-cell office:value-type="float" office:value="8.3529388904572" calcext:value-type="float">
            <text:p>8,3529388904572</text:p>
          </table:table-cell>
          <table:table-cell office:value-type="float" office:value="6.67251765728" calcext:value-type="float">
            <text:p>6,67251765728</text:p>
          </table:table-cell>
          <table:table-cell office:value-type="float" office:value="-44.661862075708" calcext:value-type="float">
            <text:p>-44,66186207570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881</text:p>
          </table:table-cell>
          <table:table-cell office:value-type="float" office:value="7.1483504772186" calcext:value-type="float">
            <text:p>7,1483504772186</text:p>
          </table:table-cell>
          <table:table-cell office:value-type="float" office:value="10.856199264526" calcext:value-type="float">
            <text:p>10,856199264526</text:p>
          </table:table-cell>
          <table:table-cell office:value-type="float" office:value="178.84166073647" calcext:value-type="float">
            <text:p>178,8416607364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892</text:p>
          </table:table-cell>
          <table:table-cell office:value-type="float" office:value="0.6947173178196" calcext:value-type="float">
            <text:p>0,6947173178196</text:p>
          </table:table-cell>
          <table:table-cell office:value-type="float" office:value="6.7537546157837" calcext:value-type="float">
            <text:p>6,7537546157837</text:p>
          </table:table-cell>
          <table:table-cell office:value-type="float" office:value="115.85501500755" calcext:value-type="float">
            <text:p>115,8550150075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903</text:p>
          </table:table-cell>
          <table:table-cell office:value-type="float" office:value="-0.3698868304491" calcext:value-type="float">
            <text:p>-0,3698868304491</text:p>
          </table:table-cell>
          <table:table-cell office:value-type="float" office:value="8.7336671352386" calcext:value-type="float">
            <text:p>8,7336671352386</text:p>
          </table:table-cell>
          <table:table-cell office:value-type="float" office:value="141.72812935653" calcext:value-type="float">
            <text:p>141,7281293565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15</text:p>
          </table:table-cell>
          <table:table-cell office:value-type="float" office:value="-1.5711033344269" calcext:value-type="float">
            <text:p>-1,5711033344269</text:p>
          </table:table-cell>
          <table:table-cell office:value-type="float" office:value="5.7790911197662" calcext:value-type="float">
            <text:p>5,7790911197662</text:p>
          </table:table-cell>
          <table:table-cell office:value-type="float" office:value="-77.082361385321" calcext:value-type="float">
            <text:p>-77,08236138532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364</text:p>
          </table:table-cell>
          <table:table-cell office:value-type="float" office:value="2.0632287859917" calcext:value-type="float">
            <text:p>2,0632287859917</text:p>
          </table:table-cell>
          <table:table-cell office:value-type="float" office:value="-0.58501742780209" calcext:value-type="float">
            <text:p>-0,58501742780209</text:p>
          </table:table-cell>
          <table:table-cell office:value-type="float" office:value="61.410914560792" calcext:value-type="float">
            <text:p>61,41091456079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375</text:p>
          </table:table-cell>
          <table:table-cell office:value-type="float" office:value="5.3226274251938" calcext:value-type="float">
            <text:p>5,3226274251938</text:p>
          </table:table-cell>
          <table:table-cell office:value-type="float" office:value="2.7857518196106" calcext:value-type="float">
            <text:p>2,7857518196106</text:p>
          </table:table-cell>
          <table:table-cell office:value-type="float" office:value="152.865891244" calcext:value-type="float">
            <text:p>152,86589124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386</text:p>
          </table:table-cell>
          <table:table-cell office:value-type="float" office:value="-0.30873868614435" calcext:value-type="float">
            <text:p>-0,30873868614435</text:p>
          </table:table-cell>
          <table:table-cell office:value-type="float" office:value="0.93483842909336" calcext:value-type="float">
            <text:p>0,93483842909336</text:p>
          </table:table-cell>
          <table:table-cell office:value-type="float" office:value="-31.974442825196" calcext:value-type="float">
            <text:p>-31,97444282519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397</text:p>
          </table:table-cell>
          <table:table-cell office:value-type="float" office:value="5.0546085834503" calcext:value-type="float">
            <text:p>5,0546085834503</text:p>
          </table:table-cell>
          <table:table-cell office:value-type="float" office:value="1.4751669764519" calcext:value-type="float">
            <text:p>1,4751669764519</text:p>
          </table:table-cell>
          <table:table-cell office:value-type="float" office:value="-72.589316185872" calcext:value-type="float">
            <text:p>-72,58931618587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408</text:p>
          </table:table-cell>
          <table:table-cell office:value-type="float" office:value="9.7346669435501" calcext:value-type="float">
            <text:p>9,7346669435501</text:p>
          </table:table-cell>
          <table:table-cell office:value-type="float" office:value="2.7691948413849" calcext:value-type="float">
            <text:p>2,7691948413849</text:p>
          </table:table-cell>
          <table:table-cell office:value-type="float" office:value="45.975317620927" calcext:value-type="float">
            <text:p>45,97531762092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419</text:p>
          </table:table-cell>
          <table:table-cell office:value-type="float" office:value="9.6205270290375" calcext:value-type="float">
            <text:p>9,6205270290375</text:p>
          </table:table-cell>
          <table:table-cell office:value-type="float" office:value="6.3975930213928" calcext:value-type="float">
            <text:p>6,3975930213928</text:p>
          </table:table-cell>
          <table:table-cell office:value-type="float" office:value="-73.745734372716" calcext:value-type="float">
            <text:p>-73,74573437271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430</text:p>
          </table:table-cell>
          <table:table-cell office:value-type="float" office:value="4.0357500314713" calcext:value-type="float">
            <text:p>4,0357500314713</text:p>
          </table:table-cell>
          <table:table-cell office:value-type="float" office:value="-0.19368790090084" calcext:value-type="float">
            <text:p>-0,19368790090084</text:p>
          </table:table-cell>
          <table:table-cell office:value-type="float" office:value="-120.33118108276" calcext:value-type="float">
            <text:p>-120,3311810827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441</text:p>
          </table:table-cell>
          <table:table-cell office:value-type="float" office:value="3.7667602300644" calcext:value-type="float">
            <text:p>3,7667602300644</text:p>
          </table:table-cell>
          <table:table-cell office:value-type="float" office:value="1.577947884798" calcext:value-type="float">
            <text:p>1,577947884798</text:p>
          </table:table-cell>
          <table:table-cell office:value-type="float" office:value="84.041863490062" calcext:value-type="float">
            <text:p>84,041863490062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452</text:p>
          </table:table-cell>
          <table:table-cell office:value-type="float" office:value="0.52969463169575" calcext:value-type="float">
            <text:p>0,52969463169575</text:p>
          </table:table-cell>
          <table:table-cell office:value-type="float" office:value="2.0827624201775" calcext:value-type="float">
            <text:p>2,0827624201775</text:p>
          </table:table-cell>
          <table:table-cell office:value-type="float" office:value="122.46425136639" calcext:value-type="float">
            <text:p>122,4642513663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463</text:p>
          </table:table-cell>
          <table:table-cell office:value-type="float" office:value="3.3349791169167" calcext:value-type="float">
            <text:p>3,3349791169167</text:p>
          </table:table-cell>
          <table:table-cell office:value-type="float" office:value="1.9129104912281" calcext:value-type="float">
            <text:p>1,9129104912281</text:p>
          </table:table-cell>
          <table:table-cell office:value-type="float" office:value="98.402144043309" calcext:value-type="float">
            <text:p>98,40214404330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474</text:p>
          </table:table-cell>
          <table:table-cell office:value-type="float" office:value="5.3409570455551" calcext:value-type="float">
            <text:p>5,3409570455551</text:p>
          </table:table-cell>
          <table:table-cell office:value-type="float" office:value="2.2941362857819" calcext:value-type="float">
            <text:p>2,2941362857819</text:p>
          </table:table-cell>
          <table:table-cell office:value-type="float" office:value="114.11746292357" calcext:value-type="float">
            <text:p>114,1174629235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485</text:p>
          </table:table-cell>
          <table:table-cell office:value-type="float" office:value="9.4353497028351" calcext:value-type="float">
            <text:p>9,4353497028351</text:p>
          </table:table-cell>
          <table:table-cell office:value-type="float" office:value="0.21133439615369" calcext:value-type="float">
            <text:p>0,21133439615369</text:p>
          </table:table-cell>
          <table:table-cell office:value-type="float" office:value="108.14997496878" calcext:value-type="float">
            <text:p>108,1499749687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496</text:p>
          </table:table-cell>
          <table:table-cell office:value-type="float" office:value="5.7418310642242" calcext:value-type="float">
            <text:p>5,7418310642242</text:p>
          </table:table-cell>
          <table:table-cell office:value-type="float" office:value="-0.43430276215076" calcext:value-type="float">
            <text:p>-0,43430276215076</text:p>
          </table:table-cell>
          <table:table-cell office:value-type="float" office:value="102.74901055986" calcext:value-type="float">
            <text:p>102,7490105598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507</text:p>
          </table:table-cell>
          <table:table-cell office:value-type="float" office:value="-1.545148640871" calcext:value-type="float">
            <text:p>-1,545148640871</text:p>
          </table:table-cell>
          <table:table-cell office:value-type="float" office:value="8.0040729045868" calcext:value-type="float">
            <text:p>8,0040729045868</text:p>
          </table:table-cell>
          <table:table-cell office:value-type="float" office:value="-98.844124253388" calcext:value-type="float">
            <text:p>-98,8441242533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518</text:p>
          </table:table-cell>
          <table:table-cell office:value-type="float" office:value="0.88394172489643" calcext:value-type="float">
            <text:p>0,88394172489643</text:p>
          </table:table-cell>
          <table:table-cell office:value-type="float" office:value="4.1219934821129" calcext:value-type="float">
            <text:p>4,1219934821129</text:p>
          </table:table-cell>
          <table:table-cell office:value-type="float" office:value="154.44700733112" calcext:value-type="float">
            <text:p>154,4470073311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529</text:p>
          </table:table-cell>
          <table:table-cell office:value-type="float" office:value="4.1947731375694" calcext:value-type="float">
            <text:p>4,1947731375694</text:p>
          </table:table-cell>
          <table:table-cell office:value-type="float" office:value="4.4240444898605" calcext:value-type="float">
            <text:p>4,4240444898605</text:p>
          </table:table-cell>
          <table:table-cell office:value-type="float" office:value="-115.28161680622" calcext:value-type="float">
            <text:p>-115,2816168062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540</text:p>
          </table:table-cell>
          <table:table-cell office:value-type="float" office:value="5.8523607254028" calcext:value-type="float">
            <text:p>5,8523607254028</text:p>
          </table:table-cell>
          <table:table-cell office:value-type="float" office:value="3.2248315215111" calcext:value-type="float">
            <text:p>3,2248315215111</text:p>
          </table:table-cell>
          <table:table-cell office:value-type="float" office:value="162.87471989917" calcext:value-type="float">
            <text:p>162,87471989917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551</text:p>
          </table:table-cell>
          <table:table-cell office:value-type="float" office:value="2.0786133408546" calcext:value-type="float">
            <text:p>2,0786133408546</text:p>
          </table:table-cell>
          <table:table-cell office:value-type="float" office:value="3.8964527845383" calcext:value-type="float">
            <text:p>3,8964527845383</text:p>
          </table:table-cell>
          <table:table-cell office:value-type="float" office:value="11.880031626695" calcext:value-type="float">
            <text:p>11,88003162669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562</text:p>
          </table:table-cell>
          <table:table-cell office:value-type="float" office:value="5.4572063684464" calcext:value-type="float">
            <text:p>5,4572063684464</text:p>
          </table:table-cell>
          <table:table-cell office:value-type="float" office:value="1.5953703224659" calcext:value-type="float">
            <text:p>1,5953703224659</text:p>
          </table:table-cell>
          <table:table-cell office:value-type="float" office:value="-7.582725328245" calcext:value-type="float">
            <text:p>-7,58272532824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573</text:p>
          </table:table-cell>
          <table:table-cell office:value-type="float" office:value="8.3151638507843" calcext:value-type="float">
            <text:p>8,3151638507843</text:p>
          </table:table-cell>
          <table:table-cell office:value-type="float" office:value="6.3504183292389" calcext:value-type="float">
            <text:p>6,3504183292389</text:p>
          </table:table-cell>
          <table:table-cell office:value-type="float" office:value="108.52339996654" calcext:value-type="float">
            <text:p>108,5233999665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584</text:p>
          </table:table-cell>
          <table:table-cell office:value-type="float" office:value="-1.0913656651974" calcext:value-type="float">
            <text:p>-1,0913656651974</text:p>
          </table:table-cell>
          <table:table-cell office:value-type="float" office:value="1.7191019654274" calcext:value-type="float">
            <text:p>1,7191019654274</text:p>
          </table:table-cell>
          <table:table-cell office:value-type="float" office:value="-12.444060889019" calcext:value-type="float">
            <text:p>-12,44406088901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595</text:p>
          </table:table-cell>
          <table:table-cell office:value-type="float" office:value="-1.5400397777557" calcext:value-type="float">
            <text:p>-1,5400397777557</text:p>
          </table:table-cell>
          <table:table-cell office:value-type="float" office:value="0.74125602841377" calcext:value-type="float">
            <text:p>0,74125602841377</text:p>
          </table:table-cell>
          <table:table-cell office:value-type="float" office:value="-2.8204779573687" calcext:value-type="float">
            <text:p>-2,820477957368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606</text:p>
          </table:table-cell>
          <table:table-cell office:value-type="float" office:value="4.2142668366432" calcext:value-type="float">
            <text:p>4,2142668366432</text:p>
          </table:table-cell>
          <table:table-cell office:value-type="float" office:value="4.8662275075912" calcext:value-type="float">
            <text:p>4,8662275075912</text:p>
          </table:table-cell>
          <table:table-cell office:value-type="float" office:value="116.08733189334" calcext:value-type="float">
            <text:p>116,0873318933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617</text:p>
          </table:table-cell>
          <table:table-cell office:value-type="float" office:value="4.8060521483421" calcext:value-type="float">
            <text:p>4,8060521483421</text:p>
          </table:table-cell>
          <table:table-cell office:value-type="float" office:value="5.6124675273895" calcext:value-type="float">
            <text:p>5,6124675273895</text:p>
          </table:table-cell>
          <table:table-cell office:value-type="float" office:value="-168.24882804968" calcext:value-type="float">
            <text:p>-168,2488280496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628</text:p>
          </table:table-cell>
          <table:table-cell office:value-type="float" office:value="5.4170566797256" calcext:value-type="float">
            <text:p>5,4170566797256</text:p>
          </table:table-cell>
          <table:table-cell office:value-type="float" office:value="3.6613288521767" calcext:value-type="float">
            <text:p>3,6613288521767</text:p>
          </table:table-cell>
          <table:table-cell office:value-type="float" office:value="81.767828601181" calcext:value-type="float">
            <text:p>81,76782860118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639</text:p>
          </table:table-cell>
          <table:table-cell office:value-type="float" office:value="8.0753421783447" calcext:value-type="float">
            <text:p>8,0753421783447</text:p>
          </table:table-cell>
          <table:table-cell office:value-type="float" office:value="4.8780465126038" calcext:value-type="float">
            <text:p>4,8780465126038</text:p>
          </table:table-cell>
          <table:table-cell office:value-type="float" office:value="-90.037287420528" calcext:value-type="float">
            <text:p>-90,03728742052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650</text:p>
          </table:table-cell>
          <table:table-cell office:value-type="float" office:value="8.5557806491852" calcext:value-type="float">
            <text:p>8,5557806491852</text:p>
          </table:table-cell>
          <table:table-cell office:value-type="float" office:value="5.1278841495514" calcext:value-type="float">
            <text:p>5,1278841495514</text:p>
          </table:table-cell>
          <table:table-cell office:value-type="float" office:value="154.64838143367" calcext:value-type="float">
            <text:p>154,6483814336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661</text:p>
          </table:table-cell>
          <table:table-cell office:value-type="float" office:value="-0.8882949501276" calcext:value-type="float">
            <text:p>-0,8882949501276</text:p>
          </table:table-cell>
          <table:table-cell office:value-type="float" office:value="10.274821519852" calcext:value-type="float">
            <text:p>10,274821519852</text:p>
          </table:table-cell>
          <table:table-cell office:value-type="float" office:value="-52.808919909653" calcext:value-type="float">
            <text:p>-52,80891990965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672</text:p>
          </table:table-cell>
          <table:table-cell office:value-type="float" office:value="0.12370676733553" calcext:value-type="float">
            <text:p>0,12370676733553</text:p>
          </table:table-cell>
          <table:table-cell office:value-type="float" office:value="9.5663821697235" calcext:value-type="float">
            <text:p>9,5663821697235</text:p>
          </table:table-cell>
          <table:table-cell office:value-type="float" office:value="-59.638531344711" calcext:value-type="float">
            <text:p>-59,63853134471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683</text:p>
          </table:table-cell>
          <table:table-cell office:value-type="float" office:value="-0.85011392831802" calcext:value-type="float">
            <text:p>-0,85011392831802</text:p>
          </table:table-cell>
          <table:table-cell office:value-type="float" office:value="6.0888397693634" calcext:value-type="float">
            <text:p>6,0888397693634</text:p>
          </table:table-cell>
          <table:table-cell office:value-type="float" office:value="79.980787198255" calcext:value-type="float">
            <text:p>79,98078719825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694</text:p>
          </table:table-cell>
          <table:table-cell office:value-type="float" office:value="4.1097918152809" calcext:value-type="float">
            <text:p>4,1097918152809</text:p>
          </table:table-cell>
          <table:table-cell office:value-type="float" office:value="6.89921438694" calcext:value-type="float">
            <text:p>6,89921438694</text:p>
          </table:table-cell>
          <table:table-cell office:value-type="float" office:value="17.577221249319" calcext:value-type="float">
            <text:p>17,57722124931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705</text:p>
          </table:table-cell>
          <table:table-cell office:value-type="float" office:value="7.0439052581787" calcext:value-type="float">
            <text:p>7,0439052581787</text:p>
          </table:table-cell>
          <table:table-cell office:value-type="float" office:value="6.8236756324768" calcext:value-type="float">
            <text:p>6,8236756324768</text:p>
          </table:table-cell>
          <table:table-cell office:value-type="float" office:value="106.29577241885" calcext:value-type="float">
            <text:p>106,2957724188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716</text:p>
          </table:table-cell>
          <table:table-cell office:value-type="float" office:value="6.8446868658066" calcext:value-type="float">
            <text:p>6,8446868658066</text:p>
          </table:table-cell>
          <table:table-cell office:value-type="float" office:value="10.341384410858" calcext:value-type="float">
            <text:p>10,341384410858</text:p>
          </table:table-cell>
          <table:table-cell office:value-type="float" office:value="116.12191018026" calcext:value-type="float">
            <text:p>116,1219101802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727</text:p>
          </table:table-cell>
          <table:table-cell office:value-type="float" office:value="8.4627258777618" calcext:value-type="float">
            <text:p>8,4627258777618</text:p>
          </table:table-cell>
          <table:table-cell office:value-type="float" office:value="8.8392227888107" calcext:value-type="float">
            <text:p>8,8392227888107</text:p>
          </table:table-cell>
          <table:table-cell office:value-type="float" office:value="-19.537779366135" calcext:value-type="float">
            <text:p>-19,53777936613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738</text:p>
          </table:table-cell>
          <table:table-cell office:value-type="float" office:value="3.6566382646561" calcext:value-type="float">
            <text:p>3,6566382646561</text:p>
          </table:table-cell>
          <table:table-cell office:value-type="float" office:value="9.6896708011627" calcext:value-type="float">
            <text:p>9,6896708011627</text:p>
          </table:table-cell>
          <table:table-cell office:value-type="float" office:value="-106.08425717445" calcext:value-type="float">
            <text:p>-106,0842571744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749</text:p>
          </table:table-cell>
          <table:table-cell office:value-type="float" office:value="1.0808333009481" calcext:value-type="float">
            <text:p>1,0808333009481</text:p>
          </table:table-cell>
          <table:table-cell office:value-type="float" office:value="5.5723398923874" calcext:value-type="float">
            <text:p>5,5723398923874</text:p>
          </table:table-cell>
          <table:table-cell office:value-type="float" office:value="32.077128720132" calcext:value-type="float">
            <text:p>32,077128720132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760</text:p>
          </table:table-cell>
          <table:table-cell office:value-type="float" office:value="-0.46883802860975" calcext:value-type="float">
            <text:p>-0,46883802860975</text:p>
          </table:table-cell>
          <table:table-cell office:value-type="float" office:value="6.5515273809433" calcext:value-type="float">
            <text:p>6,5515273809433</text:p>
          </table:table-cell>
          <table:table-cell office:value-type="float" office:value="-21.099862019727" calcext:value-type="float">
            <text:p>-21,09986201972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771</text:p>
          </table:table-cell>
          <table:table-cell office:value-type="float" office:value="5.3563272953033" calcext:value-type="float">
            <text:p>5,3563272953033</text:p>
          </table:table-cell>
          <table:table-cell office:value-type="float" office:value="11.085002422333" calcext:value-type="float">
            <text:p>11,085002422333</text:p>
          </table:table-cell>
          <table:table-cell office:value-type="float" office:value="-3.3852866832997" calcext:value-type="float">
            <text:p>-3,385286683299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782</text:p>
          </table:table-cell>
          <table:table-cell office:value-type="float" office:value="1.4993634819984" calcext:value-type="float">
            <text:p>1,4993634819984</text:p>
          </table:table-cell>
          <table:table-cell office:value-type="float" office:value="7.1058619022369" calcext:value-type="float">
            <text:p>7,1058619022369</text:p>
          </table:table-cell>
          <table:table-cell office:value-type="float" office:value="155.41724946089" calcext:value-type="float">
            <text:p>155,4172494608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793</text:p>
          </table:table-cell>
          <table:table-cell office:value-type="float" office:value="9.1845721006393" calcext:value-type="float">
            <text:p>9,1845721006393</text:p>
          </table:table-cell>
          <table:table-cell office:value-type="float" office:value="9.6834737062454" calcext:value-type="float">
            <text:p>9,6834737062454</text:p>
          </table:table-cell>
          <table:table-cell office:value-type="float" office:value="-80.847041622089" calcext:value-type="float">
            <text:p>-80,84704162208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804</text:p>
          </table:table-cell>
          <table:table-cell office:value-type="float" office:value="7.9034876823425" calcext:value-type="float">
            <text:p>7,9034876823425</text:p>
          </table:table-cell>
          <table:table-cell office:value-type="float" office:value="10.061819553375" calcext:value-type="float">
            <text:p>10,061819553375</text:p>
          </table:table-cell>
          <table:table-cell office:value-type="float" office:value="76.293115403242" calcext:value-type="float">
            <text:p>76,29311540324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815</text:p>
          </table:table-cell>
          <table:table-cell office:value-type="float" office:value="-0.33421613276005" calcext:value-type="float">
            <text:p>-0,33421613276005</text:p>
          </table:table-cell>
          <table:table-cell office:value-type="float" office:value="9.6548300981522" calcext:value-type="float">
            <text:p>9,6548300981522</text:p>
          </table:table-cell>
          <table:table-cell office:value-type="float" office:value="144.87098128932" calcext:value-type="float">
            <text:p>144,87098128932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826</text:p>
          </table:table-cell>
          <table:table-cell office:value-type="float" office:value="2.9339987039566" calcext:value-type="float">
            <text:p>2,9339987039566</text:p>
          </table:table-cell>
          <table:table-cell office:value-type="float" office:value="11.049226522446" calcext:value-type="float">
            <text:p>11,049226522446</text:p>
          </table:table-cell>
          <table:table-cell office:value-type="float" office:value="172.94402638818" calcext:value-type="float">
            <text:p>172,9440263881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837</text:p>
          </table:table-cell>
          <table:table-cell office:value-type="float" office:value="1.8364053964615" calcext:value-type="float">
            <text:p>1,8364053964615</text:p>
          </table:table-cell>
          <table:table-cell office:value-type="float" office:value="5.648752450943" calcext:value-type="float">
            <text:p>5,648752450943</text:p>
          </table:table-cell>
          <table:table-cell office:value-type="float" office:value="116.93139744412" calcext:value-type="float">
            <text:p>116,9313974441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848</text:p>
          </table:table-cell>
          <table:table-cell office:value-type="float" office:value="5.8560132980347" calcext:value-type="float">
            <text:p>5,8560132980347</text:p>
          </table:table-cell>
          <table:table-cell office:value-type="float" office:value="10.192309617996" calcext:value-type="float">
            <text:p>10,192309617996</text:p>
          </table:table-cell>
          <table:table-cell office:value-type="float" office:value="165.91572305959" calcext:value-type="float">
            <text:p>165,9157230595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859</text:p>
          </table:table-cell>
          <table:table-cell office:value-type="float" office:value="7.8984075784683" calcext:value-type="float">
            <text:p>7,8984075784683</text:p>
          </table:table-cell>
          <table:table-cell office:value-type="float" office:value="9.0697753429413" calcext:value-type="float">
            <text:p>9,0697753429413</text:p>
          </table:table-cell>
          <table:table-cell office:value-type="float" office:value="179.02711242627" calcext:value-type="float">
            <text:p>179,0271124262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870</text:p>
          </table:table-cell>
          <table:table-cell office:value-type="float" office:value="8.2243263721466" calcext:value-type="float">
            <text:p>8,2243263721466</text:p>
          </table:table-cell>
          <table:table-cell office:value-type="float" office:value="6.8071293830872" calcext:value-type="float">
            <text:p>6,8071293830872</text:p>
          </table:table-cell>
          <table:table-cell office:value-type="float" office:value="-28.94252842399" calcext:value-type="float">
            <text:p>-28,9425284239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881</text:p>
          </table:table-cell>
          <table:table-cell office:value-type="float" office:value="7.1843636035919" calcext:value-type="float">
            <text:p>7,1843636035919</text:p>
          </table:table-cell>
          <table:table-cell office:value-type="float" office:value="11.075546741486" calcext:value-type="float">
            <text:p>11,075546741486</text:p>
          </table:table-cell>
          <table:table-cell office:value-type="float" office:value="-90.592754114965" calcext:value-type="float">
            <text:p>-90,59275411496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892</text:p>
          </table:table-cell>
          <table:table-cell office:value-type="float" office:value="0.5098719149828" calcext:value-type="float">
            <text:p>0,5098719149828</text:p>
          </table:table-cell>
          <table:table-cell office:value-type="float" office:value="6.6294920444489" calcext:value-type="float">
            <text:p>6,6294920444489</text:p>
          </table:table-cell>
          <table:table-cell office:value-type="float" office:value="25.123773486751" calcext:value-type="float">
            <text:p>25,12377348675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903</text:p>
          </table:table-cell>
          <table:table-cell office:value-type="float" office:value="-0.36860220134258" calcext:value-type="float">
            <text:p>-0,36860220134258</text:p>
          </table:table-cell>
          <table:table-cell office:value-type="float" office:value="8.7000215053558" calcext:value-type="float">
            <text:p>8,7000215053558</text:p>
          </table:table-cell>
          <table:table-cell office:value-type="float" office:value="141.24652078957" calcext:value-type="float">
            <text:p>141,2465207895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15</text:p>
          </table:table-cell>
          <table:table-cell office:value-type="float" office:value="-1.5614479780197" calcext:value-type="float">
            <text:p>-1,5614479780197</text:p>
          </table:table-cell>
          <table:table-cell office:value-type="float" office:value="6.0215580463409" calcext:value-type="float">
            <text:p>6,0215580463409</text:p>
          </table:table-cell>
          <table:table-cell office:value-type="float" office:value="-94.37248205683" calcext:value-type="float">
            <text:p>-94,3724820568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364</text:p>
          </table:table-cell>
          <table:table-cell office:value-type="float" office:value="1.8219587206841" calcext:value-type="float">
            <text:p>1,8219587206841</text:p>
          </table:table-cell>
          <table:table-cell office:value-type="float" office:value="-0.58501303195953" calcext:value-type="float">
            <text:p>-0,58501303195953</text:p>
          </table:table-cell>
          <table:table-cell office:value-type="float" office:value="18.738014682843" calcext:value-type="float">
            <text:p>18,73801468284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375</text:p>
          </table:table-cell>
          <table:table-cell office:value-type="float" office:value="5.450387597084" calcext:value-type="float">
            <text:p>5,450387597084</text:p>
          </table:table-cell>
          <table:table-cell office:value-type="float" office:value="2.9668435454369" calcext:value-type="float">
            <text:p>2,9668435454369</text:p>
          </table:table-cell>
          <table:table-cell office:value-type="float" office:value="-116.52284063351" calcext:value-type="float">
            <text:p>-116,5228406335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386</text:p>
          </table:table-cell>
          <table:table-cell office:value-type="float" office:value="-0.49547716975212" calcext:value-type="float">
            <text:p>-0,49547716975212</text:p>
          </table:table-cell>
          <table:table-cell office:value-type="float" office:value="1.0942586511374" calcext:value-type="float">
            <text:p>1,0942586511374</text:p>
          </table:table-cell>
          <table:table-cell office:value-type="float" office:value="-41.555358346101" calcext:value-type="float">
            <text:p>-41,55535834610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397</text:p>
          </table:table-cell>
          <table:table-cell office:value-type="float" office:value="4.8353904485703" calcext:value-type="float">
            <text:p>4,8353904485703</text:p>
          </table:table-cell>
          <table:table-cell office:value-type="float" office:value="1.4393047988415" calcext:value-type="float">
            <text:p>1,4393047988415</text:p>
          </table:table-cell>
          <table:table-cell office:value-type="float" office:value="18.152203149856" calcext:value-type="float">
            <text:p>18,15220314985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408</text:p>
          </table:table-cell>
          <table:table-cell office:value-type="float" office:value="9.4411945343018" calcext:value-type="float">
            <text:p>9,4411945343018</text:p>
          </table:table-cell>
          <table:table-cell office:value-type="float" office:value="2.535283267498" calcext:value-type="float">
            <text:p>2,535283267498</text:p>
          </table:table-cell>
          <table:table-cell office:value-type="float" office:value="35.988797427742" calcext:value-type="float">
            <text:p>35,98879742774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419</text:p>
          </table:table-cell>
          <table:table-cell office:value-type="float" office:value="9.5098316669464" calcext:value-type="float">
            <text:p>9,5098316669464</text:p>
          </table:table-cell>
          <table:table-cell office:value-type="float" office:value="6.7796403169632" calcext:value-type="float">
            <text:p>6,7796403169632</text:p>
          </table:table-cell>
          <table:table-cell office:value-type="float" office:value="-73.716650343245" calcext:value-type="float">
            <text:p>-73,71665034324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430</text:p>
          </table:table-cell>
          <table:table-cell office:value-type="float" office:value="4.0896409749985" calcext:value-type="float">
            <text:p>4,0896409749985</text:p>
          </table:table-cell>
          <table:table-cell office:value-type="float" office:value="0.070628798566759" calcext:value-type="float">
            <text:p>0,070628798566759</text:p>
          </table:table-cell>
          <table:table-cell office:value-type="float" office:value="-98.066058128503" calcext:value-type="float">
            <text:p>-98,06605812850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441</text:p>
          </table:table-cell>
          <table:table-cell office:value-type="float" office:value="3.5450819134712" calcext:value-type="float">
            <text:p>3,5450819134712</text:p>
          </table:table-cell>
          <table:table-cell office:value-type="float" office:value="1.5693715214729" calcext:value-type="float">
            <text:p>1,5693715214729</text:p>
          </table:table-cell>
          <table:table-cell office:value-type="float" office:value="-6.7253307362271" calcext:value-type="float">
            <text:p>-6,725330736227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452</text:p>
          </table:table-cell>
          <table:table-cell office:value-type="float" office:value="0.79583063721657" calcext:value-type="float">
            <text:p>0,79583063721657</text:p>
          </table:table-cell>
          <table:table-cell office:value-type="float" office:value="2.0081155002117" calcext:value-type="float">
            <text:p>2,0081155002117</text:p>
          </table:table-cell>
          <table:table-cell office:value-type="float" office:value="171.99636264971" calcext:value-type="float">
            <text:p>171,9963626497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463</text:p>
          </table:table-cell>
          <table:table-cell office:value-type="float" office:value="3.55662971735" calcext:value-type="float">
            <text:p>3,55662971735</text:p>
          </table:table-cell>
          <table:table-cell office:value-type="float" office:value="1.9136421382427" calcext:value-type="float">
            <text:p>1,9136421382427</text:p>
          </table:table-cell>
          <table:table-cell office:value-type="float" office:value="-171.09199694008" calcext:value-type="float">
            <text:p>-171,0919969400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474</text:p>
          </table:table-cell>
          <table:table-cell office:value-type="float" office:value="5.2125686407089" calcext:value-type="float">
            <text:p>5,2125686407089</text:p>
          </table:table-cell>
          <table:table-cell office:value-type="float" office:value="1.9955387711525" calcext:value-type="float">
            <text:p>1,9955387711525</text:p>
          </table:table-cell>
          <table:table-cell office:value-type="float" office:value="72.144486342266" calcext:value-type="float">
            <text:p>72,14448634226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485</text:p>
          </table:table-cell>
          <table:table-cell office:value-type="float" office:value="9.2855608463287" calcext:value-type="float">
            <text:p>9,2855608463287</text:p>
          </table:table-cell>
          <table:table-cell office:value-type="float" office:value="0.10795557871461" calcext:value-type="float">
            <text:p>0,10795557871461</text:p>
          </table:table-cell>
          <table:table-cell office:value-type="float" office:value="94.973857235757" calcext:value-type="float">
            <text:p>94,97385723575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496</text:p>
          </table:table-cell>
          <table:table-cell office:value-type="float" office:value="5.9212523698807" calcext:value-type="float">
            <text:p>5,9212523698807</text:p>
          </table:table-cell>
          <table:table-cell office:value-type="float" office:value="-0.58285214006901" calcext:value-type="float">
            <text:p>-0,58285214006901</text:p>
          </table:table-cell>
          <table:table-cell office:value-type="float" office:value="128.07010237578" calcext:value-type="float">
            <text:p>128,0701023757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507</text:p>
          </table:table-cell>
          <table:table-cell office:value-type="float" office:value="-1.4111922681332" calcext:value-type="float">
            <text:p>-1,4111922681332</text:p>
          </table:table-cell>
          <table:table-cell office:value-type="float" office:value="8.2038116455078" calcext:value-type="float">
            <text:p>8,2038116455078</text:p>
          </table:table-cell>
          <table:table-cell office:value-type="float" office:value="-127.41769347221" calcext:value-type="float">
            <text:p>-127,4176934722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518</text:p>
          </table:table-cell>
          <table:table-cell office:value-type="float" office:value="1.1154593527317" calcext:value-type="float">
            <text:p>1,1154593527317</text:p>
          </table:table-cell>
          <table:table-cell office:value-type="float" office:value="4.1160041093826" calcext:value-type="float">
            <text:p>4,1160041093826</text:p>
          </table:table-cell>
          <table:table-cell office:value-type="float" office:value="-178.57052869857" calcext:value-type="float">
            <text:p>-178,5705286985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529</text:p>
          </table:table-cell>
          <table:table-cell office:value-type="float" office:value="4.0095502138138" calcext:value-type="float">
            <text:p>4,0095502138138</text:p>
          </table:table-cell>
          <table:table-cell office:value-type="float" office:value="4.5467504858971" calcext:value-type="float">
            <text:p>4,5467504858971</text:p>
          </table:table-cell>
          <table:table-cell office:value-type="float" office:value="-24.519485463003" calcext:value-type="float">
            <text:p>-24,51948546300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540</text:p>
          </table:table-cell>
          <table:table-cell office:value-type="float" office:value="6.2329757213593" calcext:value-type="float">
            <text:p>6,2329757213593</text:p>
          </table:table-cell>
          <table:table-cell office:value-type="float" office:value="3.1073290109634" calcext:value-type="float">
            <text:p>3,1073290109634</text:p>
          </table:table-cell>
          <table:table-cell office:value-type="float" office:value="162.76818324047" calcext:value-type="float">
            <text:p>162,76818324047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551</text:p>
          </table:table-cell>
          <table:table-cell office:value-type="float" office:value="1.7944693565369" calcext:value-type="float">
            <text:p>1,7944693565369</text:p>
          </table:table-cell>
          <table:table-cell office:value-type="float" office:value="3.6937049031258" calcext:value-type="float">
            <text:p>3,6937049031258</text:p>
          </table:table-cell>
          <table:table-cell office:value-type="float" office:value="35.427303450882" calcext:value-type="float">
            <text:p>35,42730345088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562</text:p>
          </table:table-cell>
          <table:table-cell office:value-type="float" office:value="5.3967362642288" calcext:value-type="float">
            <text:p>5,3967362642288</text:p>
          </table:table-cell>
          <table:table-cell office:value-type="float" office:value="1.3818423449993" calcext:value-type="float">
            <text:p>1,3818423449993</text:p>
          </table:table-cell>
          <table:table-cell office:value-type="float" office:value="83.162187770673" calcext:value-type="float">
            <text:p>83,16218777067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573</text:p>
          </table:table-cell>
          <table:table-cell office:value-type="float" office:value="8.5779505968094" calcext:value-type="float">
            <text:p>8,5779505968094</text:p>
          </table:table-cell>
          <table:table-cell office:value-type="float" office:value="6.3613420724869" calcext:value-type="float">
            <text:p>6,3613420724869</text:p>
          </table:table-cell>
          <table:table-cell office:value-type="float" office:value="111.68814692528" calcext:value-type="float">
            <text:p>111,6881469252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584</text:p>
          </table:table-cell>
          <table:table-cell office:value-type="float" office:value="-1.2000908702612" calcext:value-type="float">
            <text:p>-1,2000908702612</text:p>
          </table:table-cell>
          <table:table-cell office:value-type="float" office:value="1.8490836024284" calcext:value-type="float">
            <text:p>1,8490836024284</text:p>
          </table:table-cell>
          <table:table-cell office:value-type="float" office:value="-48.388038091599" calcext:value-type="float">
            <text:p>-48,38803809159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595</text:p>
          </table:table-cell>
          <table:table-cell office:value-type="float" office:value="-1.5850254893303" calcext:value-type="float">
            <text:p>-1,5850254893303</text:p>
          </table:table-cell>
          <table:table-cell office:value-type="float" office:value="0.98143041133881" calcext:value-type="float">
            <text:p>0,98143041133881</text:p>
          </table:table-cell>
          <table:table-cell office:value-type="float" office:value="-33.492532125704" calcext:value-type="float">
            <text:p>-33,49253212570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606</text:p>
          </table:table-cell>
          <table:table-cell office:value-type="float" office:value="4.4251590967178" calcext:value-type="float">
            <text:p>4,4251590967178</text:p>
          </table:table-cell>
          <table:table-cell office:value-type="float" office:value="4.9340981245041" calcext:value-type="float">
            <text:p>4,9340981245041</text:p>
          </table:table-cell>
          <table:table-cell office:value-type="float" office:value="-153.38471588815" calcext:value-type="float">
            <text:p>-153,3847158881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617</text:p>
          </table:table-cell>
          <table:table-cell office:value-type="float" office:value="5.0347501039505" calcext:value-type="float">
            <text:p>5,0347501039505</text:p>
          </table:table-cell>
          <table:table-cell office:value-type="float" office:value="5.4027807712555" calcext:value-type="float">
            <text:p>5,4027807712555</text:p>
          </table:table-cell>
          <table:table-cell office:value-type="float" office:value="142.22760109385" calcext:value-type="float">
            <text:p>142,2276010938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628</text:p>
          </table:table-cell>
          <table:table-cell office:value-type="float" office:value="5.4838842153549" calcext:value-type="float">
            <text:p>5,4838842153549</text:p>
          </table:table-cell>
          <table:table-cell office:value-type="float" office:value="3.4122440218925" calcext:value-type="float">
            <text:p>3,4122440218925</text:p>
          </table:table-cell>
          <table:table-cell office:value-type="float" office:value="92.697307562372" calcext:value-type="float">
            <text:p>92,69730756237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639</text:p>
          </table:table-cell>
          <table:table-cell office:value-type="float" office:value="7.8555476665497" calcext:value-type="float">
            <text:p>7,8555476665497</text:p>
          </table:table-cell>
          <table:table-cell office:value-type="float" office:value="4.909947514534" calcext:value-type="float">
            <text:p>4,909947514534</text:p>
          </table:table-cell>
          <table:table-cell office:value-type="float" office:value="0.7193445400068" calcext:value-type="float">
            <text:p>0,719344540006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650</text:p>
          </table:table-cell>
          <table:table-cell office:value-type="float" office:value="8.6787444353104" calcext:value-type="float">
            <text:p>8,6787444353104</text:p>
          </table:table-cell>
          <table:table-cell office:value-type="float" office:value="5.3126555681229" calcext:value-type="float">
            <text:p>5,3126555681229</text:p>
          </table:table-cell>
          <table:table-cell office:value-type="float" office:value="-114.81463225784" calcext:value-type="float">
            <text:p>-114,8146322578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661</text:p>
          </table:table-cell>
          <table:table-cell office:value-type="float" office:value="-0.88654384016991" calcext:value-type="float">
            <text:p>-0,88654384016991</text:p>
          </table:table-cell>
          <table:table-cell office:value-type="float" office:value="10.276582241058" calcext:value-type="float">
            <text:p>10,276582241058</text:p>
          </table:table-cell>
          <table:table-cell office:value-type="float" office:value="-18.261765408668" calcext:value-type="float">
            <text:p>-18,26176540866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672</text:p>
          </table:table-cell>
          <table:table-cell office:value-type="float" office:value="-0.058904108591378" calcext:value-type="float">
            <text:p>-0,058904108591378</text:p>
          </table:table-cell>
          <table:table-cell office:value-type="float" office:value="9.514342546463" calcext:value-type="float">
            <text:p>9,514342546463</text:p>
          </table:table-cell>
          <table:table-cell office:value-type="float" office:value="27.154576436729" calcext:value-type="float">
            <text:p>27,15457643672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683</text:p>
          </table:table-cell>
          <table:table-cell office:value-type="float" office:value="-1.0719837248325" calcext:value-type="float">
            <text:p>-1,0719837248325</text:p>
          </table:table-cell>
          <table:table-cell office:value-type="float" office:value="6.0959541797638" calcext:value-type="float">
            <text:p>6,0959541797638</text:p>
          </table:table-cell>
          <table:table-cell office:value-type="float" office:value="-10.75962252298" calcext:value-type="float">
            <text:p>-10,7596225229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694</text:p>
          </table:table-cell>
          <table:table-cell office:value-type="float" office:value="3.8604673743248" calcext:value-type="float">
            <text:p>3,8604673743248</text:p>
          </table:table-cell>
          <table:table-cell office:value-type="float" office:value="6.6828709840775" calcext:value-type="float">
            <text:p>6,6828709840775</text:p>
          </table:table-cell>
          <table:table-cell office:value-type="float" office:value="47.494657480033" calcext:value-type="float">
            <text:p>47,49465748003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705</text:p>
          </table:table-cell>
          <table:table-cell office:value-type="float" office:value="7.1032303571701" calcext:value-type="float">
            <text:p>7,1032303571701</text:p>
          </table:table-cell>
          <table:table-cell office:value-type="float" office:value="6.4884179830551" calcext:value-type="float">
            <text:p>6,4884179830551</text:p>
          </table:table-cell>
          <table:table-cell office:value-type="float" office:value="100.1535069411" calcext:value-type="float">
            <text:p>100,153506941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716</text:p>
          </table:table-cell>
          <table:table-cell office:value-type="float" office:value="6.7649924755096" calcext:value-type="float">
            <text:p>6,7649924755096</text:p>
          </table:table-cell>
          <table:table-cell office:value-type="float" office:value="10.013391971588" calcext:value-type="float">
            <text:p>10,013391971588</text:p>
          </table:table-cell>
          <table:table-cell office:value-type="float" office:value="81.413790678522" calcext:value-type="float">
            <text:p>81,41379067852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727</text:p>
          </table:table-cell>
          <table:table-cell office:value-type="float" office:value="8.4850245714188" calcext:value-type="float">
            <text:p>8,4850245714188</text:p>
          </table:table-cell>
          <table:table-cell office:value-type="float" office:value="9.0566653013229" calcext:value-type="float">
            <text:p>9,0566653013229</text:p>
          </table:table-cell>
          <table:table-cell office:value-type="float" office:value="-106.68341824963" calcext:value-type="float">
            <text:p>-106,6834182496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738</text:p>
          </table:table-cell>
          <table:table-cell office:value-type="float" office:value="3.738586306572" calcext:value-type="float">
            <text:p>3,738586306572</text:p>
          </table:table-cell>
          <table:table-cell office:value-type="float" office:value="9.9582463502884" calcext:value-type="float">
            <text:p>9,9582463502884</text:p>
          </table:table-cell>
          <table:table-cell office:value-type="float" office:value="-108.9659268689" calcext:value-type="float">
            <text:p>-108,965926868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749</text:p>
          </table:table-cell>
          <table:table-cell office:value-type="float" office:value="0.85133820772171" calcext:value-type="float">
            <text:p>0,85133820772171</text:p>
          </table:table-cell>
          <table:table-cell office:value-type="float" office:value="5.7358902692795" calcext:value-type="float">
            <text:p>5,7358902692795</text:p>
          </table:table-cell>
          <table:table-cell office:value-type="float" office:value="-33.383921453148" calcext:value-type="float">
            <text:p>-33,383921453148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760</text:p>
          </table:table-cell>
          <table:table-cell office:value-type="float" office:value="-0.41863031685352" calcext:value-type="float">
            <text:p>-0,41863031685352</text:p>
          </table:table-cell>
          <table:table-cell office:value-type="float" office:value="6.767498254776" calcext:value-type="float">
            <text:p>6,767498254776</text:p>
          </table:table-cell>
          <table:table-cell office:value-type="float" office:value="-111.83440077836" calcext:value-type="float">
            <text:p>-111,8344007783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771</text:p>
          </table:table-cell>
          <table:table-cell office:value-type="float" office:value="4.9652737379074" calcext:value-type="float">
            <text:p>4,9652737379074</text:p>
          </table:table-cell>
          <table:table-cell office:value-type="float" office:value="11.08363866806" calcext:value-type="float">
            <text:p>11,08363866806</text:p>
          </table:table-cell>
          <table:table-cell office:value-type="float" office:value="0.38179237941268" calcext:value-type="float">
            <text:p>0,3817923794126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782</text:p>
          </table:table-cell>
          <table:table-cell office:value-type="float" office:value="1.716650724411" calcext:value-type="float">
            <text:p>1,716650724411</text:p>
          </table:table-cell>
          <table:table-cell office:value-type="float" office:value="6.8241828680038" calcext:value-type="float">
            <text:p>6,8241828680038</text:p>
          </table:table-cell>
          <table:table-cell office:value-type="float" office:value="132.28839370096" calcext:value-type="float">
            <text:p>132,2883937009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793</text:p>
          </table:table-cell>
          <table:table-cell office:value-type="float" office:value="9.1183602809906" calcext:value-type="float">
            <text:p>9,1183602809906</text:p>
          </table:table-cell>
          <table:table-cell office:value-type="float" office:value="10.035831928253" calcext:value-type="float">
            <text:p>10,035831928253</text:p>
          </table:table-cell>
          <table:table-cell office:value-type="float" office:value="-76.429542462537" calcext:value-type="float">
            <text:p>-76,42954246253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804</text:p>
          </table:table-cell>
          <table:table-cell office:value-type="float" office:value="8.0179727077484" calcext:value-type="float">
            <text:p>8,0179727077484</text:p>
          </table:table-cell>
          <table:table-cell office:value-type="float" office:value="9.8825818300247" calcext:value-type="float">
            <text:p>9,8825818300247</text:p>
          </table:table-cell>
          <table:table-cell office:value-type="float" office:value="126.22943045987" calcext:value-type="float">
            <text:p>126,2294304598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815</text:p>
          </table:table-cell>
          <table:table-cell office:value-type="float" office:value="-0.36918245255947" calcext:value-type="float">
            <text:p>-0,36918245255947</text:p>
          </table:table-cell>
          <table:table-cell office:value-type="float" office:value="9.4022619724274" calcext:value-type="float">
            <text:p>9,4022619724274</text:p>
          </table:table-cell>
          <table:table-cell office:value-type="float" office:value="106.07326865956" calcext:value-type="float">
            <text:p>106,07326865956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826</text:p>
          </table:table-cell>
          <table:table-cell office:value-type="float" office:value="3.2194885611534" calcext:value-type="float">
            <text:p>3,2194885611534</text:p>
          </table:table-cell>
          <table:table-cell office:value-type="float" office:value="10.973606109619" calcext:value-type="float">
            <text:p>10,973606109619</text:p>
          </table:table-cell>
          <table:table-cell office:value-type="float" office:value="162.28328085249" calcext:value-type="float">
            <text:p>162,2832808524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837</text:p>
          </table:table-cell>
          <table:table-cell office:value-type="float" office:value="2.1171316504478" calcext:value-type="float">
            <text:p>2,1171316504478</text:p>
          </table:table-cell>
          <table:table-cell office:value-type="float" office:value="5.6689465045929" calcext:value-type="float">
            <text:p>5,6689465045929</text:p>
          </table:table-cell>
          <table:table-cell office:value-type="float" office:value="-178.14376703493" calcext:value-type="float">
            <text:p>-178,1437670349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848</text:p>
          </table:table-cell>
          <table:table-cell office:value-type="float" office:value="5.981553196907" calcext:value-type="float">
            <text:p>5,981553196907</text:p>
          </table:table-cell>
          <table:table-cell office:value-type="float" office:value="10.039083957672" calcext:value-type="float">
            <text:p>10,039083957672</text:p>
          </table:table-cell>
          <table:table-cell office:value-type="float" office:value="129.12856697277" calcext:value-type="float">
            <text:p>129,1285669727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859</text:p>
          </table:table-cell>
          <table:table-cell office:value-type="float" office:value="7.9450529813766" calcext:value-type="float">
            <text:p>7,9450529813766</text:p>
          </table:table-cell>
          <table:table-cell office:value-type="float" office:value="8.8568079471588" calcext:value-type="float">
            <text:p>8,8568079471588</text:p>
          </table:table-cell>
          <table:table-cell office:value-type="float" office:value="91.495589086205" calcext:value-type="float">
            <text:p>91,49558908620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870</text:p>
          </table:table-cell>
          <table:table-cell office:value-type="float" office:value="8.0907952785492" calcext:value-type="float">
            <text:p>8,0907952785492</text:p>
          </table:table-cell>
          <table:table-cell office:value-type="float" office:value="6.6300839185715" calcext:value-type="float">
            <text:p>6,6300839185715</text:p>
          </table:table-cell>
          <table:table-cell office:value-type="float" office:value="61.766490055497" calcext:value-type="float">
            <text:p>61,76649005549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881</text:p>
          </table:table-cell>
          <table:table-cell office:value-type="float" office:value="6.9382226467133" calcext:value-type="float">
            <text:p>6,9382226467133</text:p>
          </table:table-cell>
          <table:table-cell office:value-type="float" office:value="11.081030368805" calcext:value-type="float">
            <text:p>11,081030368805</text:p>
          </table:table-cell>
          <table:table-cell office:value-type="float" office:value="-14.618276600625" calcext:value-type="float">
            <text:p>-14,61827660062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892</text:p>
          </table:table-cell>
          <table:table-cell office:value-type="float" office:value="0.1543459109962" calcext:value-type="float">
            <text:p>0,1543459109962</text:p>
          </table:table-cell>
          <table:table-cell office:value-type="float" office:value="6.6450476646423" calcext:value-type="float">
            <text:p>6,6450476646423</text:p>
          </table:table-cell>
          <table:table-cell office:value-type="float" office:value="1.45496064975" calcext:value-type="float">
            <text:p>1,4549606497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903</text:p>
          </table:table-cell>
          <table:table-cell office:value-type="float" office:value="-0.39549417793751" calcext:value-type="float">
            <text:p>-0,39549417793751</text:p>
          </table:table-cell>
          <table:table-cell office:value-type="float" office:value="8.6679232120514" calcext:value-type="float">
            <text:p>8,6679232120514</text:p>
          </table:table-cell>
          <table:table-cell office:value-type="float" office:value="140.74092609867" calcext:value-type="float">
            <text:p>140,7409260986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15</text:p>
          </table:table-cell>
          <table:table-cell office:value-type="float" office:value="-1.4810772240162" calcext:value-type="float">
            <text:p>-1,4810772240162</text:p>
          </table:table-cell>
          <table:table-cell office:value-type="float" office:value="6.1029118299484" calcext:value-type="float">
            <text:p>6,1029118299484</text:p>
          </table:table-cell>
          <table:table-cell office:value-type="float" office:value="-158.05796453148" calcext:value-type="float">
            <text:p>-158,0579645314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364</text:p>
          </table:table-cell>
          <table:table-cell office:value-type="float" office:value="1.5628379583359" calcext:value-type="float">
            <text:p>1,5628379583359</text:p>
          </table:table-cell>
          <table:table-cell office:value-type="float" office:value="-0.44813983142376" calcext:value-type="float">
            <text:p>-0,44813983142376</text:p>
          </table:table-cell>
          <table:table-cell office:value-type="float" office:value="-33.864467386987" calcext:value-type="float">
            <text:p>-33,86446738698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375</text:p>
          </table:table-cell>
          <table:table-cell office:value-type="float" office:value="5.2669215202332" calcext:value-type="float">
            <text:p>5,2669215202332</text:p>
          </table:table-cell>
          <table:table-cell office:value-type="float" office:value="3.0663055181503" calcext:value-type="float">
            <text:p>3,0663055181503</text:p>
          </table:table-cell>
          <table:table-cell office:value-type="float" office:value="-40.934145070945" calcext:value-type="float">
            <text:p>-40,93414507094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386</text:p>
          </table:table-cell>
          <table:table-cell office:value-type="float" office:value="-0.6530449539423" calcext:value-type="float">
            <text:p>-0,6530449539423</text:p>
          </table:table-cell>
          <table:table-cell office:value-type="float" office:value="1.2826789915562" calcext:value-type="float">
            <text:p>1,2826789915562</text:p>
          </table:table-cell>
          <table:table-cell office:value-type="float" office:value="-51.171955788971" calcext:value-type="float">
            <text:p>-51,17195578897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397</text:p>
          </table:table-cell>
          <table:table-cell office:value-type="float" office:value="4.5524263381958" calcext:value-type="float">
            <text:p>4,5524263381958</text:p>
          </table:table-cell>
          <table:table-cell office:value-type="float" office:value="1.2093894183636" calcext:value-type="float">
            <text:p>1,2093894183636</text:p>
          </table:table-cell>
          <table:table-cell office:value-type="float" office:value="35.756569379454" calcext:value-type="float">
            <text:p>35,75656937945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408</text:p>
          </table:table-cell>
          <table:table-cell office:value-type="float" office:value="9.1106396913528" calcext:value-type="float">
            <text:p>9,1106396913528</text:p>
          </table:table-cell>
          <table:table-cell office:value-type="float" office:value="2.3561301827431" calcext:value-type="float">
            <text:p>2,3561301827431</text:p>
          </table:table-cell>
          <table:table-cell office:value-type="float" office:value="26.051339450156" calcext:value-type="float">
            <text:p>26,05133945015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419</text:p>
          </table:table-cell>
          <table:table-cell office:value-type="float" office:value="9.3988001346588" calcext:value-type="float">
            <text:p>9,3988001346588</text:p>
          </table:table-cell>
          <table:table-cell office:value-type="float" office:value="7.1619230508804" calcext:value-type="float">
            <text:p>7,1619230508804</text:p>
          </table:table-cell>
          <table:table-cell office:value-type="float" office:value="-73.726046616864" calcext:value-type="float">
            <text:p>-73,72604661686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430</text:p>
          </table:table-cell>
          <table:table-cell office:value-type="float" office:value="4.0398406982422" calcext:value-type="float">
            <text:p>4,0398406982422</text:p>
          </table:table-cell>
          <table:table-cell office:value-type="float" office:value="0.33502597361803" calcext:value-type="float">
            <text:p>0,33502597361803</text:p>
          </table:table-cell>
          <table:table-cell office:value-type="float" office:value="-75.80817201335" calcext:value-type="float">
            <text:p>-75,8081720133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441</text:p>
          </table:table-cell>
          <table:table-cell office:value-type="float" office:value="3.5369455814362" calcext:value-type="float">
            <text:p>3,5369455814362</text:p>
          </table:table-cell>
          <table:table-cell office:value-type="float" office:value="1.7954233288765" calcext:value-type="float">
            <text:p>1,7954233288765</text:p>
          </table:table-cell>
          <table:table-cell office:value-type="float" office:value="-96.553558756591" calcext:value-type="float">
            <text:p>-96,55355875659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452</text:p>
          </table:table-cell>
          <table:table-cell office:value-type="float" office:value="1.0679539293051" calcext:value-type="float">
            <text:p>1,0679539293051</text:p>
          </table:table-cell>
          <table:table-cell office:value-type="float" office:value="2.0669624209404" calcext:value-type="float">
            <text:p>2,0669624209404</text:p>
          </table:table-cell>
          <table:table-cell office:value-type="float" office:value="-164.52072836032" calcext:value-type="float">
            <text:p>-164,5207283603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463</text:p>
          </table:table-cell>
          <table:table-cell office:value-type="float" office:value="3.5553106665611" calcext:value-type="float">
            <text:p>3,5553106665611</text:p>
          </table:table-cell>
          <table:table-cell office:value-type="float" office:value="2.140644043684" calcext:value-type="float">
            <text:p>2,140644043684</text:p>
          </table:table-cell>
          <table:table-cell office:value-type="float" office:value="-81.281853329604" calcext:value-type="float">
            <text:p>-81,28185332960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474</text:p>
          </table:table-cell>
          <table:table-cell office:value-type="float" office:value="5.0912344455719" calcext:value-type="float">
            <text:p>5,0912344455719</text:p>
          </table:table-cell>
          <table:table-cell office:value-type="float" office:value="1.6168551146984" calcext:value-type="float">
            <text:p>1,6168551146984</text:p>
          </table:table-cell>
          <table:table-cell office:value-type="float" office:value="72.129602644854" calcext:value-type="float">
            <text:p>72,12960264485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485</text:p>
          </table:table-cell>
          <table:table-cell office:value-type="float" office:value="9.2241221666336" calcext:value-type="float">
            <text:p>9,2241221666336</text:p>
          </table:table-cell>
          <table:table-cell office:value-type="float" office:value="0.063439048826694" calcext:value-type="float">
            <text:p>0,063439048826694</text:p>
          </table:table-cell>
          <table:table-cell office:value-type="float" office:value="99.645903156062" calcext:value-type="float">
            <text:p>99,64590315606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496</text:p>
          </table:table-cell>
          <table:table-cell office:value-type="float" office:value="6.1747151613235" calcext:value-type="float">
            <text:p>6,1747151613235</text:p>
          </table:table-cell>
          <table:table-cell office:value-type="float" office:value="-0.58448694646358" calcext:value-type="float">
            <text:p>-0,58448694646358</text:p>
          </table:table-cell>
          <table:table-cell office:value-type="float" office:value="153.52747091063" calcext:value-type="float">
            <text:p>153,5274709106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507</text:p>
          </table:table-cell>
          <table:table-cell office:value-type="float" office:value="-1.1978523433208" calcext:value-type="float">
            <text:p>-1,1978523433208</text:p>
          </table:table-cell>
          <table:table-cell office:value-type="float" office:value="8.3153885602951" calcext:value-type="float">
            <text:p>8,3153885602951</text:p>
          </table:table-cell>
          <table:table-cell office:value-type="float" office:value="-156.02213713773" calcext:value-type="float">
            <text:p>-156,0221371377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518</text:p>
          </table:table-cell>
          <table:table-cell office:value-type="float" office:value="1.3236285746098" calcext:value-type="float">
            <text:p>1,3236285746098</text:p>
          </table:table-cell>
          <table:table-cell office:value-type="float" office:value="4.2182630300522" calcext:value-type="float">
            <text:p>4,2182630300522</text:p>
          </table:table-cell>
          <table:table-cell office:value-type="float" office:value="-151.26256578288" calcext:value-type="float">
            <text:p>-151,2625657828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529</text:p>
          </table:table-cell>
          <table:table-cell office:value-type="float" office:value="3.7724751234055" calcext:value-type="float">
            <text:p>3,7724751234055</text:p>
          </table:table-cell>
          <table:table-cell office:value-type="float" office:value="4.3669900298119" calcext:value-type="float">
            <text:p>4,3669900298119</text:p>
          </table:table-cell>
          <table:table-cell office:value-type="float" office:value="33.219493498468" calcext:value-type="float">
            <text:p>33,21949349846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540</text:p>
          </table:table-cell>
          <table:table-cell office:value-type="float" office:value="6.5958333015442" calcext:value-type="float">
            <text:p>6,5958333015442</text:p>
          </table:table-cell>
          <table:table-cell office:value-type="float" office:value="3.0123499035835" calcext:value-type="float">
            <text:p>3,0123499035835</text:p>
          </table:table-cell>
          <table:table-cell office:value-type="float" office:value="171.4230054503" calcext:value-type="float">
            <text:p>171,423005450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551</text:p>
          </table:table-cell>
          <table:table-cell office:value-type="float" office:value="1.4708073437214" calcext:value-type="float">
            <text:p>1,4708073437214</text:p>
          </table:table-cell>
          <table:table-cell office:value-type="float" office:value="3.463813662529" calcext:value-type="float">
            <text:p>3,463813662529</text:p>
          </table:table-cell>
          <table:table-cell office:value-type="float" office:value="35.412119072714" calcext:value-type="float">
            <text:p>35,41211907271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562</text:p>
          </table:table-cell>
          <table:table-cell office:value-type="float" office:value="5.4817360639572" calcext:value-type="float">
            <text:p>5,4817360639572</text:p>
          </table:table-cell>
          <table:table-cell office:value-type="float" office:value="1.0237568616867" calcext:value-type="float">
            <text:p>1,0237568616867</text:p>
          </table:table-cell>
          <table:table-cell office:value-type="float" office:value="100.04984041688" calcext:value-type="float">
            <text:p>100,0498404168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573</text:p>
          </table:table-cell>
          <table:table-cell office:value-type="float" office:value="8.7561428546906" calcext:value-type="float">
            <text:p>8,7561428546906</text:p>
          </table:table-cell>
          <table:table-cell office:value-type="float" office:value="6.2968409061432" calcext:value-type="float">
            <text:p>6,2968409061432</text:p>
          </table:table-cell>
          <table:table-cell office:value-type="float" office:value="117.61552816743" calcext:value-type="float">
            <text:p>117,6155281674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584</text:p>
          </table:table-cell>
          <table:table-cell office:value-type="float" office:value="-1.2511752545834" calcext:value-type="float">
            <text:p>-1,2511752545834</text:p>
          </table:table-cell>
          <table:table-cell office:value-type="float" office:value="1.9306173920631" calcext:value-type="float">
            <text:p>1,9306173920631</text:p>
          </table:table-cell>
          <table:table-cell office:value-type="float" office:value="-54.0947845787" calcext:value-type="float">
            <text:p>-54,094784578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595</text:p>
          </table:table-cell>
          <table:table-cell office:value-type="float" office:value="-1.58501714468" calcext:value-type="float">
            <text:p>-1,58501714468</text:p>
          </table:table-cell>
          <table:table-cell office:value-type="float" office:value="1.201199889183" calcext:value-type="float">
            <text:p>1,201199889183</text:p>
          </table:table-cell>
          <table:table-cell office:value-type="float" office:value="-33.913454432396" calcext:value-type="float">
            <text:p>-33,91345443239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606</text:p>
          </table:table-cell>
          <table:table-cell office:value-type="float" office:value="4.3759369850159" calcext:value-type="float">
            <text:p>4,3759369850159</text:p>
          </table:table-cell>
          <table:table-cell office:value-type="float" office:value="5.1896929740906" calcext:value-type="float">
            <text:p>5,1896929740906</text:p>
          </table:table-cell>
          <table:table-cell office:value-type="float" office:value="-78.62086964261" calcext:value-type="float">
            <text:p>-78,6208696426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617</text:p>
          </table:table-cell>
          <table:table-cell office:value-type="float" office:value="5.349258184433" calcext:value-type="float">
            <text:p>5,349258184433</text:p>
          </table:table-cell>
          <table:table-cell office:value-type="float" office:value="5.1591521501541" calcext:value-type="float">
            <text:p>5,1591521501541</text:p>
          </table:table-cell>
          <table:table-cell office:value-type="float" office:value="142.16076796222" calcext:value-type="float">
            <text:p>142,1607679622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628</text:p>
          </table:table-cell>
          <table:table-cell office:value-type="float" office:value="5.2683925628662" calcext:value-type="float">
            <text:p>5,2683925628662</text:p>
          </table:table-cell>
          <table:table-cell office:value-type="float" office:value="3.3962208032608" calcext:value-type="float">
            <text:p>3,3962208032608</text:p>
          </table:table-cell>
          <table:table-cell office:value-type="float" office:value="4.7814565574288" calcext:value-type="float">
            <text:p>4,781456557428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639</text:p>
          </table:table-cell>
          <table:table-cell office:value-type="float" office:value="7.5282502174377" calcext:value-type="float">
            <text:p>7,5282502174377</text:p>
          </table:table-cell>
          <table:table-cell office:value-type="float" office:value="4.7581544518471" calcext:value-type="float">
            <text:p>4,7581544518471</text:p>
          </table:table-cell>
          <table:table-cell office:value-type="float" office:value="21.122172190126" calcext:value-type="float">
            <text:p>21,12217219012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650</text:p>
          </table:table-cell>
          <table:table-cell office:value-type="float" office:value="8.6811524629593" calcext:value-type="float">
            <text:p>8,6811524629593</text:p>
          </table:table-cell>
          <table:table-cell office:value-type="float" office:value="5.6739485263824" calcext:value-type="float">
            <text:p>5,6739485263824</text:p>
          </table:table-cell>
          <table:table-cell office:value-type="float" office:value="-94.472075723539" calcext:value-type="float">
            <text:p>-94,47207572353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661</text:p>
          </table:table-cell>
          <table:table-cell office:value-type="float" office:value="-1.0560820996761" calcext:value-type="float">
            <text:p>-1,0560820996761</text:p>
          </table:table-cell>
          <table:table-cell office:value-type="float" office:value="10.107049942017" calcext:value-type="float">
            <text:p>10,107049942017</text:p>
          </table:table-cell>
          <table:table-cell office:value-type="float" office:value="16.239302932836" calcext:value-type="float">
            <text:p>16,23930293283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672</text:p>
          </table:table-cell>
          <table:table-cell office:value-type="float" office:value="-0.037386729381979" calcext:value-type="float">
            <text:p>-0,037386729381979</text:p>
          </table:table-cell>
          <table:table-cell office:value-type="float" office:value="9.316104054451" calcext:value-type="float">
            <text:p>9,316104054451</text:p>
          </table:table-cell>
          <table:table-cell office:value-type="float" office:value="59.23682185495" calcext:value-type="float">
            <text:p>59,2368218549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683</text:p>
          </table:table-cell>
          <table:table-cell office:value-type="float" office:value="-1.162011474371" calcext:value-type="float">
            <text:p>-1,162011474371</text:p>
          </table:table-cell>
          <table:table-cell office:value-type="float" office:value="6.0193091630936" calcext:value-type="float">
            <text:p>6,0193091630936</text:p>
          </table:table-cell>
          <table:table-cell office:value-type="float" office:value="47.438269587839" calcext:value-type="float">
            <text:p>47,43826958783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694</text:p>
          </table:table-cell>
          <table:table-cell office:value-type="float" office:value="3.6177536845207" calcext:value-type="float">
            <text:p>3,6177536845207</text:p>
          </table:table-cell>
          <table:table-cell office:value-type="float" office:value="6.3777351379395" calcext:value-type="float">
            <text:p>6,3777351379395</text:p>
          </table:table-cell>
          <table:table-cell office:value-type="float" office:value="50.861253480243" calcext:value-type="float">
            <text:p>50,86125348024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705</text:p>
          </table:table-cell>
          <table:table-cell office:value-type="float" office:value="7.1795380115509" calcext:value-type="float">
            <text:p>7,1795380115509</text:p>
          </table:table-cell>
          <table:table-cell office:value-type="float" office:value="6.1820650100708" calcext:value-type="float">
            <text:p>6,1820650100708</text:p>
          </table:table-cell>
          <table:table-cell office:value-type="float" office:value="105.14024260697" calcext:value-type="float">
            <text:p>105,1402426069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716</text:p>
          </table:table-cell>
          <table:table-cell office:value-type="float" office:value="6.7053329944611" calcext:value-type="float">
            <text:p>6,7053329944611</text:p>
          </table:table-cell>
          <table:table-cell office:value-type="float" office:value="9.6199721097946" calcext:value-type="float">
            <text:p>9,6199721097946</text:p>
          </table:table-cell>
          <table:table-cell office:value-type="float" office:value="81.398995818606" calcext:value-type="float">
            <text:p>81,39899581860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727</text:p>
          </table:table-cell>
          <table:table-cell office:value-type="float" office:value="8.7045514583588" calcext:value-type="float">
            <text:p>8,7045514583588</text:p>
          </table:table-cell>
          <table:table-cell office:value-type="float" office:value="9.0242862701416" calcext:value-type="float">
            <text:p>9,0242862701416</text:p>
          </table:table-cell>
          <table:table-cell office:value-type="float" office:value="162.73095349597" calcext:value-type="float">
            <text:p>162,7309534959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738</text:p>
          </table:table-cell>
          <table:table-cell office:value-type="float" office:value="3.8500988483429" calcext:value-type="float">
            <text:p>3,8500988483429</text:p>
          </table:table-cell>
          <table:table-cell office:value-type="float" office:value="10.208494663239" calcext:value-type="float">
            <text:p>10,208494663239</text:p>
          </table:table-cell>
          <table:table-cell office:value-type="float" office:value="-115.27683324875" calcext:value-type="float">
            <text:p>-115,2768332487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749</text:p>
          </table:table-cell>
          <table:table-cell office:value-type="float" office:value="0.51951993256807" calcext:value-type="float">
            <text:p>0,51951993256807</text:p>
          </table:table-cell>
          <table:table-cell office:value-type="float" office:value="5.9541714191437" calcext:value-type="float">
            <text:p>5,9541714191437</text:p>
          </table:table-cell>
          <table:table-cell office:value-type="float" office:value="-33.395224316105" calcext:value-type="float">
            <text:p>-33,395224316105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760</text:p>
          </table:table-cell>
          <table:table-cell office:value-type="float" office:value="-0.20027965307236" calcext:value-type="float">
            <text:p>-0,20027965307236</text:p>
          </table:table-cell>
          <table:table-cell office:value-type="float" office:value="6.7227244377136" calcext:value-type="float">
            <text:p>6,7227244377136</text:p>
          </table:table-cell>
          <table:table-cell office:value-type="float" office:value="158.27096951236" calcext:value-type="float">
            <text:p>158,2709695123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771</text:p>
          </table:table-cell>
          <table:table-cell office:value-type="float" office:value="4.5923933386803" calcext:value-type="float">
            <text:p>4,5923933386803</text:p>
          </table:table-cell>
          <table:table-cell office:value-type="float" office:value="11.084997653961" calcext:value-type="float">
            <text:p>11,084997653961</text:p>
          </table:table-cell>
          <table:table-cell office:value-type="float" office:value="-5.2547425885869" calcext:value-type="float">
            <text:p>-5,254742588586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782</text:p>
          </table:table-cell>
          <table:table-cell office:value-type="float" office:value="1.9837658107281" calcext:value-type="float">
            <text:p>1,9837658107281</text:p>
          </table:table-cell>
          <table:table-cell office:value-type="float" office:value="6.5291094779968" calcext:value-type="float">
            <text:p>6,5291094779968</text:p>
          </table:table-cell>
          <table:table-cell office:value-type="float" office:value="132.21821207909" calcext:value-type="float">
            <text:p>132,2182120790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793</text:p>
          </table:table-cell>
          <table:table-cell office:value-type="float" office:value="9.0017765760422" calcext:value-type="float">
            <text:p>9,0017765760422</text:p>
          </table:table-cell>
          <table:table-cell office:value-type="float" office:value="10.253654718399" calcext:value-type="float">
            <text:p>10,253654718399</text:p>
          </table:table-cell>
          <table:table-cell office:value-type="float" office:value="-59.643014221434" calcext:value-type="float">
            <text:p>-59,64301422143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804</text:p>
          </table:table-cell>
          <table:table-cell office:value-type="float" office:value="8.2290351390839" calcext:value-type="float">
            <text:p>8,2290351390839</text:p>
          </table:table-cell>
          <table:table-cell office:value-type="float" office:value="9.8546886444092" calcext:value-type="float">
            <text:p>9,8546886444092</text:p>
          </table:table-cell>
          <table:table-cell office:value-type="float" office:value="176.10638156818" calcext:value-type="float">
            <text:p>176,1063815681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815</text:p>
          </table:table-cell>
          <table:table-cell office:value-type="float" office:value="-0.31813867390156" calcext:value-type="float">
            <text:p>-0,31813867390156</text:p>
          </table:table-cell>
          <table:table-cell office:value-type="float" office:value="9.146301150322" calcext:value-type="float">
            <text:p>9,146301150322</text:p>
          </table:table-cell>
          <table:table-cell office:value-type="float" office:value="145.4164845169" calcext:value-type="float">
            <text:p>145,4164845169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826</text:p>
          </table:table-cell>
          <table:table-cell office:value-type="float" office:value="3.446609377861" calcext:value-type="float">
            <text:p>3,446609377861</text:p>
          </table:table-cell>
          <table:table-cell office:value-type="float" office:value="10.817233324051" calcext:value-type="float">
            <text:p>10,817233324051</text:p>
          </table:table-cell>
          <table:table-cell office:value-type="float" office:value="142.22079477492" calcext:value-type="float">
            <text:p>142,2207947749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837</text:p>
          </table:table-cell>
          <table:table-cell office:value-type="float" office:value="2.5156655907631" calcext:value-type="float">
            <text:p>2,5156655907631</text:p>
          </table:table-cell>
          <table:table-cell office:value-type="float" office:value="5.6824386119843" calcext:value-type="float">
            <text:p>5,6824386119843</text:p>
          </table:table-cell>
          <table:table-cell office:value-type="float" office:value="-178.13333887963" calcext:value-type="float">
            <text:p>-178,1333388796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848</text:p>
          </table:table-cell>
          <table:table-cell office:value-type="float" office:value="6.0251176357269" calcext:value-type="float">
            <text:p>6,0251176357269</text:p>
          </table:table-cell>
          <table:table-cell office:value-type="float" office:value="9.8326951265335" calcext:value-type="float">
            <text:p>9,8326951265335</text:p>
          </table:table-cell>
          <table:table-cell office:value-type="float" office:value="100.04362862581" calcext:value-type="float">
            <text:p>100,0436286258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859</text:p>
          </table:table-cell>
          <table:table-cell office:value-type="float" office:value="7.7264755964279" calcext:value-type="float">
            <text:p>7,7264755964279</text:p>
          </table:table-cell>
          <table:table-cell office:value-type="float" office:value="8.8199251890182" calcext:value-type="float">
            <text:p>8,8199251890182</text:p>
          </table:table-cell>
          <table:table-cell office:value-type="float" office:value="0.69021940183867" calcext:value-type="float">
            <text:p>0,6902194018386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870</text:p>
          </table:table-cell>
          <table:table-cell office:value-type="float" office:value="8.1901389360428" calcext:value-type="float">
            <text:p>8,1901389360428</text:p>
          </table:table-cell>
          <table:table-cell office:value-type="float" office:value="6.3196074962616" calcext:value-type="float">
            <text:p>6,3196074962616</text:p>
          </table:table-cell>
          <table:table-cell office:value-type="float" office:value="102.6607949263" calcext:value-type="float">
            <text:p>102,660794926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881</text:p>
          </table:table-cell>
          <table:table-cell office:value-type="float" office:value="6.5503442287445" calcext:value-type="float">
            <text:p>6,5503442287445</text:p>
          </table:table-cell>
          <table:table-cell office:value-type="float" office:value="11.085002422333" calcext:value-type="float">
            <text:p>11,085002422333</text:p>
          </table:table-cell>
          <table:table-cell office:value-type="float" office:value="-5.2012231224661" calcext:value-type="float">
            <text:p>-5,201223122466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892</text:p>
          </table:table-cell>
          <table:table-cell office:value-type="float" office:value="0.11633792892098" calcext:value-type="float">
            <text:p>0,11633792892098</text:p>
          </table:table-cell>
          <table:table-cell office:value-type="float" office:value="6.8621385097504" calcext:value-type="float">
            <text:p>6,8621385097504</text:p>
          </table:table-cell>
          <table:table-cell office:value-type="float" office:value="-88.760521761171" calcext:value-type="float">
            <text:p>-88,76052176117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903</text:p>
          </table:table-cell>
          <table:table-cell office:value-type="float" office:value="-0.41764982044697" calcext:value-type="float">
            <text:p>-0,41764982044697</text:p>
          </table:table-cell>
          <table:table-cell office:value-type="float" office:value="8.6356389522552" calcext:value-type="float">
            <text:p>8,6356389522552</text:p>
          </table:table-cell>
          <table:table-cell office:value-type="float" office:value="140.26570016411" calcext:value-type="float">
            <text:p>140,2657001641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15</text:p>
          </table:table-cell>
          <table:table-cell office:value-type="float" office:value="-1.3937219977379" calcext:value-type="float">
            <text:p>-1,3937219977379</text:p>
          </table:table-cell>
          <table:table-cell office:value-type="float" office:value="5.9047025442123" calcext:value-type="float">
            <text:p>5,9047025442123</text:p>
          </table:table-cell>
          <table:table-cell office:value-type="float" office:value="110.781860959" calcext:value-type="float">
            <text:p>110,78186095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364</text:p>
          </table:table-cell>
          <table:table-cell office:value-type="float" office:value="1.4995785057545" calcext:value-type="float">
            <text:p>1,4995785057545</text:p>
          </table:table-cell>
          <table:table-cell office:value-type="float" office:value="-0.17077120020986" calcext:value-type="float">
            <text:p>-0,17077120020986</text:p>
          </table:table-cell>
          <table:table-cell office:value-type="float" office:value="-86.497571058334" calcext:value-type="float">
            <text:p>-86,49757105833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375</text:p>
          </table:table-cell>
          <table:table-cell office:value-type="float" office:value="5.3197735548019" calcext:value-type="float">
            <text:p>5,3197735548019</text:p>
          </table:table-cell>
          <table:table-cell office:value-type="float" office:value="3.243436217308" calcext:value-type="float">
            <text:p>3,243436217308</text:p>
          </table:table-cell>
          <table:table-cell office:value-type="float" office:value="-120.83848418704" calcext:value-type="float">
            <text:p>-120,8384841870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386</text:p>
          </table:table-cell>
          <table:table-cell office:value-type="float" office:value="-0.77751003205776" calcext:value-type="float">
            <text:p>-0,77751003205776</text:p>
          </table:table-cell>
          <table:table-cell office:value-type="float" office:value="1.4942696690559" calcext:value-type="float">
            <text:p>1,4942696690559</text:p>
          </table:table-cell>
          <table:table-cell office:value-type="float" office:value="-60.743867971335" calcext:value-type="float">
            <text:p>-60,74386797133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397</text:p>
          </table:table-cell>
          <table:table-cell office:value-type="float" office:value="4.2557853460312" calcext:value-type="float">
            <text:p>4,2557853460312</text:p>
          </table:table-cell>
          <table:table-cell office:value-type="float" office:value="1.0604444891214" calcext:value-type="float">
            <text:p>1,0604444891214</text:p>
          </table:table-cell>
          <table:table-cell office:value-type="float" office:value="9.9871625566179" calcext:value-type="float">
            <text:p>9,987162556617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408</text:p>
          </table:table-cell>
          <table:table-cell office:value-type="float" office:value="8.7918472290039" calcext:value-type="float">
            <text:p>8,7918472290039</text:p>
          </table:table-cell>
          <table:table-cell office:value-type="float" office:value="2.3268124461174" calcext:value-type="float">
            <text:p>2,3268124461174</text:p>
          </table:table-cell>
          <table:table-cell office:value-type="float" office:value="-6.5671619810876" calcext:value-type="float">
            <text:p>-6,567161981087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419</text:p>
          </table:table-cell>
          <table:table-cell office:value-type="float" office:value="9.2876493930817" calcext:value-type="float">
            <text:p>9,2876493930817</text:p>
          </table:table-cell>
          <table:table-cell office:value-type="float" office:value="7.5436073541641" calcext:value-type="float">
            <text:p>7,5436073541641</text:p>
          </table:table-cell>
          <table:table-cell office:value-type="float" office:value="-73.753736581013" calcext:value-type="float">
            <text:p>-73,75373658101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430</text:p>
          </table:table-cell>
          <table:table-cell office:value-type="float" office:value="3.9293801784515" calcext:value-type="float">
            <text:p>3,9293801784515</text:p>
          </table:table-cell>
          <table:table-cell office:value-type="float" office:value="0.60032218694687" calcext:value-type="float">
            <text:p>0,60032218694687</text:p>
          </table:table-cell>
          <table:table-cell office:value-type="float" office:value="-55.091507115941" calcext:value-type="float">
            <text:p>-55,09150711594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441</text:p>
          </table:table-cell>
          <table:table-cell office:value-type="float" office:value="3.7587407231331" calcext:value-type="float">
            <text:p>3,7587407231331</text:p>
          </table:table-cell>
          <table:table-cell office:value-type="float" office:value="1.801860332489" calcext:value-type="float">
            <text:p>1,801860332489</text:p>
          </table:table-cell>
          <table:table-cell office:value-type="float" office:value="172.8749791528" calcext:value-type="float">
            <text:p>172,8749791528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452</text:p>
          </table:table-cell>
          <table:table-cell office:value-type="float" office:value="1.3590504229069" calcext:value-type="float">
            <text:p>1,3590504229069</text:p>
          </table:table-cell>
          <table:table-cell office:value-type="float" office:value="2.1973824501038" calcext:value-type="float">
            <text:p>2,1973824501038</text:p>
          </table:table-cell>
          <table:table-cell office:value-type="float" office:value="-159.30693772188" calcext:value-type="float">
            <text:p>-159,3069377218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463</text:p>
          </table:table-cell>
          <table:table-cell office:value-type="float" office:value="3.3336421847343" calcext:value-type="float">
            <text:p>3,3336421847343</text:p>
          </table:table-cell>
          <table:table-cell office:value-type="float" office:value="2.1381203830242" calcext:value-type="float">
            <text:p>2,1381203830242</text:p>
          </table:table-cell>
          <table:table-cell office:value-type="float" office:value="9.501792063379" calcext:value-type="float">
            <text:p>9,50179206337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474</text:p>
          </table:table-cell>
          <table:table-cell office:value-type="float" office:value="4.9744611978531" calcext:value-type="float">
            <text:p>4,9744611978531</text:p>
          </table:table-cell>
          <table:table-cell office:value-type="float" office:value="1.339416205883" calcext:value-type="float">
            <text:p>1,339416205883</text:p>
          </table:table-cell>
          <table:table-cell office:value-type="float" office:value="62.149523170131" calcext:value-type="float">
            <text:p>62,14952317013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485</text:p>
          </table:table-cell>
          <table:table-cell office:value-type="float" office:value="9.1434919834137" calcext:value-type="float">
            <text:p>9,1434919834137</text:p>
          </table:table-cell>
          <table:table-cell office:value-type="float" office:value="0.0069491798058152" calcext:value-type="float">
            <text:p>0,0069491798058152</text:p>
          </table:table-cell>
          <table:table-cell office:value-type="float" office:value="106.69737257016" calcext:value-type="float">
            <text:p>106,6973725701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496</text:p>
          </table:table-cell>
          <table:table-cell office:value-type="float" office:value="6.472287774086" calcext:value-type="float">
            <text:p>6,472287774086</text:p>
          </table:table-cell>
          <table:table-cell office:value-type="float" office:value="-0.5740873888135" calcext:value-type="float">
            <text:p>-0,5740873888135</text:p>
          </table:table-cell>
          <table:table-cell office:value-type="float" office:value="-177.70203967003" calcext:value-type="float">
            <text:p>-177,7020396700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507</text:p>
          </table:table-cell>
          <table:table-cell office:value-type="float" office:value="-0.95763705670834" calcext:value-type="float">
            <text:p>-0,95763705670834</text:p>
          </table:table-cell>
          <table:table-cell office:value-type="float" office:value="8.3108729124069" calcext:value-type="float">
            <text:p>8,3108729124069</text:p>
          </table:table-cell>
          <table:table-cell office:value-type="float" office:value="175.62284591092" calcext:value-type="float">
            <text:p>175,6228459109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518</text:p>
          </table:table-cell>
          <table:table-cell office:value-type="float" office:value="1.6227975487709" calcext:value-type="float">
            <text:p>1,6227975487709</text:p>
          </table:table-cell>
          <table:table-cell office:value-type="float" office:value="4.3318730592728" calcext:value-type="float">
            <text:p>4,3318730592728</text:p>
          </table:table-cell>
          <table:table-cell office:value-type="float" office:value="-165.8578556814" calcext:value-type="float">
            <text:p>-165,85785568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529</text:p>
          </table:table-cell>
          <table:table-cell office:value-type="float" office:value="3.4392809867859" calcext:value-type="float">
            <text:p>3,4392809867859</text:p>
          </table:table-cell>
          <table:table-cell office:value-type="float" office:value="4.1496053338051" calcext:value-type="float">
            <text:p>4,1496053338051</text:p>
          </table:table-cell>
          <table:table-cell office:value-type="float" office:value="33.26495437865" calcext:value-type="float">
            <text:p>33,2649543786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540</text:p>
          </table:table-cell>
          <table:table-cell office:value-type="float" office:value="6.7822992801666" calcext:value-type="float">
            <text:p>6,7822992801666</text:p>
          </table:table-cell>
          <table:table-cell office:value-type="float" office:value="3.1865182518959" calcext:value-type="float">
            <text:p>3,1865182518959</text:p>
          </table:table-cell>
          <table:table-cell office:value-type="float" office:value="-128.38480578866" calcext:value-type="float">
            <text:p>-128,38480578866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551</text:p>
          </table:table-cell>
          <table:table-cell office:value-type="float" office:value="1.1523004621267" calcext:value-type="float">
            <text:p>1,1523004621267</text:p>
          </table:table-cell>
          <table:table-cell office:value-type="float" office:value="3.2817012071609" calcext:value-type="float">
            <text:p>3,2817012071609</text:p>
          </table:table-cell>
          <table:table-cell office:value-type="float" office:value="22.690222331673" calcext:value-type="float">
            <text:p>22,69022233167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562</text:p>
          </table:table-cell>
          <table:table-cell office:value-type="float" office:value="5.5505514144897" calcext:value-type="float">
            <text:p>5,5505514144897</text:p>
          </table:table-cell>
          <table:table-cell office:value-type="float" office:value="0.6323479115963" calcext:value-type="float">
            <text:p>0,6323479115963</text:p>
          </table:table-cell>
          <table:table-cell office:value-type="float" office:value="100.06662386997" calcext:value-type="float">
            <text:p>100,0666238699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573</text:p>
          </table:table-cell>
          <table:table-cell office:value-type="float" office:value="8.9240902662277" calcext:value-type="float">
            <text:p>8,9240902662277</text:p>
          </table:table-cell>
          <table:table-cell office:value-type="float" office:value="6.2781709432602" calcext:value-type="float">
            <text:p>6,2781709432602</text:p>
          </table:table-cell>
          <table:table-cell office:value-type="float" office:value="156.48372309982" calcext:value-type="float">
            <text:p>156,4837230998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584</text:p>
          </table:table-cell>
          <table:table-cell office:value-type="float" office:value="-1.4621958136559" calcext:value-type="float">
            <text:p>-1,4621958136559</text:p>
          </table:table-cell>
          <table:table-cell office:value-type="float" office:value="1.9607499241829" calcext:value-type="float">
            <text:p>1,9607499241829</text:p>
          </table:table-cell>
          <table:table-cell office:value-type="float" office:value="-1.6498132045292" calcext:value-type="float">
            <text:p>-1,649813204529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595</text:p>
          </table:table-cell>
          <table:table-cell office:value-type="float" office:value="-1.5773217380047" calcext:value-type="float">
            <text:p>-1,5773217380047</text:p>
          </table:table-cell>
          <table:table-cell office:value-type="float" office:value="1.4082442224026" calcext:value-type="float">
            <text:p>1,4082442224026</text:p>
          </table:table-cell>
          <table:table-cell office:value-type="float" office:value="-35.87931546436" calcext:value-type="float">
            <text:p>-35,8793154643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606</text:p>
          </table:table-cell>
          <table:table-cell office:value-type="float" office:value="4.2976230382919" calcext:value-type="float">
            <text:p>4,2976230382919</text:p>
          </table:table-cell>
          <table:table-cell office:value-type="float" office:value="5.5797827243805" calcext:value-type="float">
            <text:p>5,5797827243805</text:p>
          </table:table-cell>
          <table:table-cell office:value-type="float" office:value="-78.610995013243" calcext:value-type="float">
            <text:p>-78,61099501324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617</text:p>
          </table:table-cell>
          <table:table-cell office:value-type="float" office:value="5.6638044118881" calcext:value-type="float">
            <text:p>5,6638044118881</text:p>
          </table:table-cell>
          <table:table-cell office:value-type="float" office:value="4.9354210495949" calcext:value-type="float">
            <text:p>4,9354210495949</text:p>
          </table:table-cell>
          <table:table-cell office:value-type="float" office:value="147.18482904373" calcext:value-type="float">
            <text:p>147,1848290437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628</text:p>
          </table:table-cell>
          <table:table-cell office:value-type="float" office:value="5.1166200637817" calcext:value-type="float">
            <text:p>5,1166200637817</text:p>
          </table:table-cell>
          <table:table-cell office:value-type="float" office:value="3.5425329208374" calcext:value-type="float">
            <text:p>3,5425329208374</text:p>
          </table:table-cell>
          <table:table-cell office:value-type="float" office:value="-26.809463265595" calcext:value-type="float">
            <text:p>-26,80946326559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639</text:p>
          </table:table-cell>
          <table:table-cell office:value-type="float" office:value="7.1578979492188" calcext:value-type="float">
            <text:p>7,1578979492188</text:p>
          </table:table-cell>
          <table:table-cell office:value-type="float" office:value="4.6154651045799" calcext:value-type="float">
            <text:p>4,6154651045799</text:p>
          </table:table-cell>
          <table:table-cell office:value-type="float" office:value="21.130256402265" calcext:value-type="float">
            <text:p>21,13025640226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650</text:p>
          </table:table-cell>
          <table:table-cell office:value-type="float" office:value="8.496675491333" calcext:value-type="float">
            <text:p>8,496675491333</text:p>
          </table:table-cell>
          <table:table-cell office:value-type="float" office:value="5.7867205142975" calcext:value-type="float">
            <text:p>5,7867205142975</text:p>
          </table:table-cell>
          <table:table-cell office:value-type="float" office:value="-15.287737178195" calcext:value-type="float">
            <text:p>-15,28773717819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661</text:p>
          </table:table-cell>
          <table:table-cell office:value-type="float" office:value="-1.3374595344067" calcext:value-type="float">
            <text:p>-1,3374595344067</text:p>
          </table:table-cell>
          <table:table-cell office:value-type="float" office:value="9.8256760835648" calcext:value-type="float">
            <text:p>9,8256760835648</text:p>
          </table:table-cell>
          <table:table-cell office:value-type="float" office:value="17.083435111744" calcext:value-type="float">
            <text:p>17,08343511174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672</text:p>
          </table:table-cell>
          <table:table-cell office:value-type="float" office:value="-0.10857565328479" calcext:value-type="float">
            <text:p>-0,10857565328479</text:p>
          </table:table-cell>
          <table:table-cell office:value-type="float" office:value="9.4759339094162" calcext:value-type="float">
            <text:p>9,4759339094162</text:p>
          </table:table-cell>
          <table:table-cell office:value-type="float" office:value="-29.019796544579" calcext:value-type="float">
            <text:p>-29,01979654457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683</text:p>
          </table:table-cell>
          <table:table-cell office:value-type="float" office:value="-0.98734103143215" calcext:value-type="float">
            <text:p>-0,98734103143215</text:p>
          </table:table-cell>
          <table:table-cell office:value-type="float" office:value="5.8535718917847" calcext:value-type="float">
            <text:p>5,8535718917847</text:p>
          </table:table-cell>
          <table:table-cell office:value-type="float" office:value="140.35627340815" calcext:value-type="float">
            <text:p>140,3562734081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694</text:p>
          </table:table-cell>
          <table:table-cell office:value-type="float" office:value="3.3670330047607" calcext:value-type="float">
            <text:p>3,3670330047607</text:p>
          </table:table-cell>
          <table:table-cell office:value-type="float" office:value="6.0693979263306" calcext:value-type="float">
            <text:p>6,0693979263306</text:p>
          </table:table-cell>
          <table:table-cell office:value-type="float" office:value="50.846513289555" calcext:value-type="float">
            <text:p>50,84651328955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705</text:p>
          </table:table-cell>
          <table:table-cell office:value-type="float" office:value="7.2821187973022" calcext:value-type="float">
            <text:p>7,2821187973022</text:p>
          </table:table-cell>
          <table:table-cell office:value-type="float" office:value="5.8827483654022" calcext:value-type="float">
            <text:p>5,8827483654022</text:p>
          </table:table-cell>
          <table:table-cell office:value-type="float" office:value="110.10863674674" calcext:value-type="float">
            <text:p>110,1086367467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716</text:p>
          </table:table-cell>
          <table:table-cell office:value-type="float" office:value="6.6171658039093" calcext:value-type="float">
            <text:p>6,6171658039093</text:p>
          </table:table-cell>
          <table:table-cell office:value-type="float" office:value="9.2530524730682" calcext:value-type="float">
            <text:p>9,2530524730682</text:p>
          </table:table-cell>
          <table:table-cell office:value-type="float" office:value="72.569778770398" calcext:value-type="float">
            <text:p>72,56977877039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727</text:p>
          </table:table-cell>
          <table:table-cell office:value-type="float" office:value="9.0782815217972" calcext:value-type="float">
            <text:p>9,0782815217972</text:p>
          </table:table-cell>
          <table:table-cell office:value-type="float" office:value="8.8930302858353" calcext:value-type="float">
            <text:p>8,8930302858353</text:p>
          </table:table-cell>
          <table:table-cell office:value-type="float" office:value="161.09833899577" calcext:value-type="float">
            <text:p>161,0983389957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738</text:p>
          </table:table-cell>
          <table:table-cell office:value-type="float" office:value="4.0494671463966" calcext:value-type="float">
            <text:p>4,0494671463966</text:p>
          </table:table-cell>
          <table:table-cell office:value-type="float" office:value="10.284192562103" calcext:value-type="float">
            <text:p>10,284192562103</text:p>
          </table:table-cell>
          <table:table-cell office:value-type="float" office:value="-176.05303806864" calcext:value-type="float">
            <text:p>-176,0530380686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749</text:p>
          </table:table-cell>
          <table:table-cell office:value-type="float" office:value="0.21547686308622" calcext:value-type="float">
            <text:p>0,21547686308622</text:p>
          </table:table-cell>
          <table:table-cell office:value-type="float" office:value="6.1470925807953" calcext:value-type="float">
            <text:p>6,1470925807953</text:p>
          </table:table-cell>
          <table:table-cell office:value-type="float" office:value="-29.836004706705" calcext:value-type="float">
            <text:p>-29,836004706705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760</text:p>
          </table:table-cell>
          <table:table-cell office:value-type="float" office:value="-0.25338310748339" calcext:value-type="float">
            <text:p>-0,25338310748339</text:p>
          </table:table-cell>
          <table:table-cell office:value-type="float" office:value="6.5077185630798" calcext:value-type="float">
            <text:p>6,5077185630798</text:p>
          </table:table-cell>
          <table:table-cell office:value-type="float" office:value="67.46497123864" calcext:value-type="float">
            <text:p>67,4649712386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771</text:p>
          </table:table-cell>
          <table:table-cell office:value-type="float" office:value="4.4129928946495" calcext:value-type="float">
            <text:p>4,4129928946495</text:p>
          </table:table-cell>
          <table:table-cell office:value-type="float" office:value="11.078909635544" calcext:value-type="float">
            <text:p>11,078909635544</text:p>
          </table:table-cell>
          <table:table-cell office:value-type="float" office:value="-44.218091448401" calcext:value-type="float">
            <text:p>-44,21809144840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782</text:p>
          </table:table-cell>
          <table:table-cell office:value-type="float" office:value="2.2705610096455" calcext:value-type="float">
            <text:p>2,2705610096455</text:p>
          </table:table-cell>
          <table:table-cell office:value-type="float" office:value="6.3403880596161" calcext:value-type="float">
            <text:p>6,3403880596161</text:p>
          </table:table-cell>
          <table:table-cell office:value-type="float" office:value="154.99441031438" calcext:value-type="float">
            <text:p>154,9944103143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793</text:p>
          </table:table-cell>
          <table:table-cell office:value-type="float" office:value="8.8271397352219" calcext:value-type="float">
            <text:p>8,8271397352219</text:p>
          </table:table-cell>
          <table:table-cell office:value-type="float" office:value="10.428578853607" calcext:value-type="float">
            <text:p>10,428578853607</text:p>
          </table:table-cell>
          <table:table-cell office:value-type="float" office:value="-42.860234239299" calcext:value-type="float">
            <text:p>-42,86023423929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804</text:p>
          </table:table-cell>
          <table:table-cell office:value-type="float" office:value="8.3852136135101" calcext:value-type="float">
            <text:p>8,3852136135101</text:p>
          </table:table-cell>
          <table:table-cell office:value-type="float" office:value="9.9793183803558" calcext:value-type="float">
            <text:p>9,9793183803558</text:p>
          </table:table-cell>
          <table:table-cell office:value-type="float" office:value="-139.83528932948" calcext:value-type="float">
            <text:p>-139,8352893294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815</text:p>
          </table:table-cell>
          <table:table-cell office:value-type="float" office:value="-0.33816952258348" calcext:value-type="float">
            <text:p>-0,33816952258348</text:p>
          </table:table-cell>
          <table:table-cell office:value-type="float" office:value="9.2390120029449" calcext:value-type="float">
            <text:p>9,2390120029449</text:p>
          </table:table-cell>
          <table:table-cell office:value-type="float" office:value="-125.34142451681" calcext:value-type="float">
            <text:p>-125,3414245168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826</text:p>
          </table:table-cell>
          <table:table-cell office:value-type="float" office:value="3.6548098921776" calcext:value-type="float">
            <text:p>3,6548098921776</text:p>
          </table:table-cell>
          <table:table-cell office:value-type="float" office:value="10.797288417816" calcext:value-type="float">
            <text:p>10,797288417816</text:p>
          </table:table-cell>
          <table:table-cell office:value-type="float" office:value="-167.25030826156" calcext:value-type="float">
            <text:p>-167,2503082615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837</text:p>
          </table:table-cell>
          <table:table-cell office:value-type="float" office:value="2.912141084671" calcext:value-type="float">
            <text:p>2,912141084671</text:p>
          </table:table-cell>
          <table:table-cell office:value-type="float" office:value="5.6976401805878" calcext:value-type="float">
            <text:p>5,6976401805878</text:p>
          </table:table-cell>
          <table:table-cell office:value-type="float" office:value="-177.48358143363" calcext:value-type="float">
            <text:p>-177,4835814336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848</text:p>
          </table:table-cell>
          <table:table-cell office:value-type="float" office:value="5.9631246328354" calcext:value-type="float">
            <text:p>5,9631246328354</text:p>
          </table:table-cell>
          <table:table-cell office:value-type="float" office:value="9.6314799785614" calcext:value-type="float">
            <text:p>9,6314799785614</text:p>
          </table:table-cell>
          <table:table-cell office:value-type="float" office:value="70.96311165269" calcext:value-type="float">
            <text:p>70,9631116526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859</text:p>
          </table:table-cell>
          <table:table-cell office:value-type="float" office:value="7.3296105861664" calcext:value-type="float">
            <text:p>7,3296105861664</text:p>
          </table:table-cell>
          <table:table-cell office:value-type="float" office:value="8.8265335559845" calcext:value-type="float">
            <text:p>8,8265335559845</text:p>
          </table:table-cell>
          <table:table-cell office:value-type="float" office:value="-0.59516819277007" calcext:value-type="float">
            <text:p>-0,5951681927700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870</text:p>
          </table:table-cell>
          <table:table-cell office:value-type="float" office:value="8.1195384263992" calcext:value-type="float">
            <text:p>8,1195384263992</text:p>
          </table:table-cell>
          <table:table-cell office:value-type="float" office:value="6.0702699422836" calcext:value-type="float">
            <text:p>6,0702699422836</text:p>
          </table:table-cell>
          <table:table-cell office:value-type="float" office:value="49.657983764721" calcext:value-type="float">
            <text:p>49,65798376472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881</text:p>
          </table:table-cell>
          <table:table-cell office:value-type="float" office:value="6.1581200361252" calcext:value-type="float">
            <text:p>6,1581200361252</text:p>
          </table:table-cell>
          <table:table-cell office:value-type="float" office:value="11.083948612213" calcext:value-type="float">
            <text:p>11,083948612213</text:p>
          </table:table-cell>
          <table:table-cell office:value-type="float" office:value="0.04930263807831" calcext:value-type="float">
            <text:p>0,0493026380783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892</text:p>
          </table:table-cell>
          <table:table-cell office:value-type="float" office:value="0.34188032150269" calcext:value-type="float">
            <text:p>0,34188032150269</text:p>
          </table:table-cell>
          <table:table-cell office:value-type="float" office:value="6.8997871875763" calcext:value-type="float">
            <text:p>6,8997871875763</text:p>
          </table:table-cell>
          <table:table-cell office:value-type="float" office:value="-177.6247920504" calcext:value-type="float">
            <text:p>-177,624792050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903</text:p>
          </table:table-cell>
          <table:table-cell office:value-type="float" office:value="-0.48767674714327" calcext:value-type="float">
            <text:p>-0,48767674714327</text:p>
          </table:table-cell>
          <table:table-cell office:value-type="float" office:value="8.5456162691116" calcext:value-type="float">
            <text:p>8,5456162691116</text:p>
          </table:table-cell>
          <table:table-cell office:value-type="float" office:value="138.3532475514" calcext:value-type="float">
            <text:p>138,35324755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15</text:p>
          </table:table-cell>
          <table:table-cell office:value-type="float" office:value="-1.5208311378956" calcext:value-type="float">
            <text:p>-1,5208311378956</text:p>
          </table:table-cell>
          <table:table-cell office:value-type="float" office:value="5.5990713834763" calcext:value-type="float">
            <text:p>5,5990713834763</text:p>
          </table:table-cell>
          <table:table-cell office:value-type="float" office:value="72.489818190313" calcext:value-type="float">
            <text:p>72,48981819031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364</text:p>
          </table:table-cell>
          <table:table-cell office:value-type="float" office:value="1.6809991002083" calcext:value-type="float">
            <text:p>1,6809991002083</text:p>
          </table:table-cell>
          <table:table-cell office:value-type="float" office:value="0.047657182440162" calcext:value-type="float">
            <text:p>0,047657182440162</text:p>
          </table:table-cell>
          <table:table-cell office:value-type="float" office:value="-139.12553240539" calcext:value-type="float">
            <text:p>-139,1255324053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375</text:p>
          </table:table-cell>
          <table:table-cell office:value-type="float" office:value="5.5439984798431" calcext:value-type="float">
            <text:p>5,5439984798431</text:p>
          </table:table-cell>
          <table:table-cell office:value-type="float" office:value="3.1994849443436" calcext:value-type="float">
            <text:p>3,1994849443436</text:p>
          </table:table-cell>
          <table:table-cell office:value-type="float" office:value="174.05445408669" calcext:value-type="float">
            <text:p>174,0544540866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386</text:p>
          </table:table-cell>
          <table:table-cell office:value-type="float" office:value="-0.86512058973312" calcext:value-type="float">
            <text:p>-0,86512058973312</text:p>
          </table:table-cell>
          <table:table-cell office:value-type="float" office:value="1.7235545814037" calcext:value-type="float">
            <text:p>1,7235545814037</text:p>
          </table:table-cell>
          <table:table-cell office:value-type="float" office:value="-70.304094606144" calcext:value-type="float">
            <text:p>-70,30409460614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397</text:p>
          </table:table-cell>
          <table:table-cell office:value-type="float" office:value="4.1864997148514" calcext:value-type="float">
            <text:p>4,1864997148514</text:p>
          </table:table-cell>
          <table:table-cell office:value-type="float" office:value="1.2716227769852" calcext:value-type="float">
            <text:p>1,2716227769852</text:p>
          </table:table-cell>
          <table:table-cell office:value-type="float" office:value="-80.802547703883" calcext:value-type="float">
            <text:p>-80,80254770388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408</text:p>
          </table:table-cell>
          <table:table-cell office:value-type="float" office:value="8.5724323987961" calcext:value-type="float">
            <text:p>8,5724323987961</text:p>
          </table:table-cell>
          <table:table-cell office:value-type="float" office:value="2.5298184156418" calcext:value-type="float">
            <text:p>2,5298184156418</text:p>
          </table:table-cell>
          <table:table-cell office:value-type="float" office:value="-51.377853770165" calcext:value-type="float">
            <text:p>-51,37785377016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419</text:p>
          </table:table-cell>
          <table:table-cell office:value-type="float" office:value="9.1767150163651" calcext:value-type="float">
            <text:p>9,1767150163651</text:p>
          </table:table-cell>
          <table:table-cell office:value-type="float" office:value="7.9250633716583" calcext:value-type="float">
            <text:p>7,9250633716583</text:p>
          </table:table-cell>
          <table:table-cell office:value-type="float" office:value="-73.761390272979" calcext:value-type="float">
            <text:p>-73,76139027297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430</text:p>
          </table:table-cell>
          <table:table-cell office:value-type="float" office:value="3.7307393550873" calcext:value-type="float">
            <text:p>3,7307393550873</text:p>
          </table:table-cell>
          <table:table-cell office:value-type="float" office:value="0.50004512071609" calcext:value-type="float">
            <text:p>0,50004512071609</text:p>
          </table:table-cell>
          <table:table-cell office:value-type="float" office:value="35.696416144158" calcext:value-type="float">
            <text:p>35,69641614415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441</text:p>
          </table:table-cell>
          <table:table-cell office:value-type="float" office:value="3.8400647044182" calcext:value-type="float">
            <text:p>3,8400647044182</text:p>
          </table:table-cell>
          <table:table-cell office:value-type="float" office:value="1.5923790633678" calcext:value-type="float">
            <text:p>1,5923790633678</text:p>
          </table:table-cell>
          <table:table-cell office:value-type="float" office:value="121.7662619937" calcext:value-type="float">
            <text:p>121,766261993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452</text:p>
          </table:table-cell>
          <table:table-cell office:value-type="float" office:value="1.7109544575214" calcext:value-type="float">
            <text:p>1,7109544575214</text:p>
          </table:table-cell>
          <table:table-cell office:value-type="float" office:value="2.2637335956097" calcext:value-type="float">
            <text:p>2,2637335956097</text:p>
          </table:table-cell>
          <table:table-cell office:value-type="float" office:value="-172.41370753877" calcext:value-type="float">
            <text:p>-172,4137075387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463</text:p>
          </table:table-cell>
          <table:table-cell office:value-type="float" office:value="3.3381175994873" calcext:value-type="float">
            <text:p>3,3381175994873</text:p>
          </table:table-cell>
          <table:table-cell office:value-type="float" office:value="1.9110867381096" calcext:value-type="float">
            <text:p>1,9110867381096</text:p>
          </table:table-cell>
          <table:table-cell office:value-type="float" office:value="99.609800964404" calcext:value-type="float">
            <text:p>99,60980096440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474</text:p>
          </table:table-cell>
          <table:table-cell office:value-type="float" office:value="4.8193964362144" calcext:value-type="float">
            <text:p>4,8193964362144</text:p>
          </table:table-cell>
          <table:table-cell office:value-type="float" office:value="1.1820381879807" calcext:value-type="float">
            <text:p>1,1820381879807</text:p>
          </table:table-cell>
          <table:table-cell office:value-type="float" office:value="43.994777901157" calcext:value-type="float">
            <text:p>43,99477790115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485</text:p>
          </table:table-cell>
          <table:table-cell office:value-type="float" office:value="8.9656829833984" calcext:value-type="float">
            <text:p>8,9656829833984</text:p>
          </table:table-cell>
          <table:table-cell office:value-type="float" office:value="-0.11749930679798" calcext:value-type="float">
            <text:p>-0,11749930679798</text:p>
          </table:table-cell>
          <table:table-cell office:value-type="float" office:value="121.34925878731" calcext:value-type="float">
            <text:p>121,3492587873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496</text:p>
          </table:table-cell>
          <table:table-cell office:value-type="float" office:value="6.7433679103851" calcext:value-type="float">
            <text:p>6,7433679103851</text:p>
          </table:table-cell>
          <table:table-cell office:value-type="float" office:value="-0.46266362071037" calcext:value-type="float">
            <text:p>-0,46266362071037</text:p>
          </table:table-cell>
          <table:table-cell office:value-type="float" office:value="-154.34790568747" calcext:value-type="float">
            <text:p>-154,3479056874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507</text:p>
          </table:table-cell>
          <table:table-cell office:value-type="float" office:value="-0.74871860444546" calcext:value-type="float">
            <text:p>-0,74871860444546</text:p>
          </table:table-cell>
          <table:table-cell office:value-type="float" office:value="8.1909418106079" calcext:value-type="float">
            <text:p>8,1909418106079</text:p>
          </table:table-cell>
          <table:table-cell office:value-type="float" office:value="146.95103608879" calcext:value-type="float">
            <text:p>146,9510360887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518</text:p>
          </table:table-cell>
          <table:table-cell office:value-type="float" office:value="1.9645190238953" calcext:value-type="float">
            <text:p>1,9645190238953</text:p>
          </table:table-cell>
          <table:table-cell office:value-type="float" office:value="4.3043655157089" calcext:value-type="float">
            <text:p>4,3043655157089</text:p>
          </table:table-cell>
          <table:table-cell office:value-type="float" office:value="169.86685953322" calcext:value-type="float">
            <text:p>169,8668595332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529</text:p>
          </table:table-cell>
          <table:table-cell office:value-type="float" office:value="3.1351697444916" calcext:value-type="float">
            <text:p>3,1351697444916</text:p>
          </table:table-cell>
          <table:table-cell office:value-type="float" office:value="3.9737728238106" calcext:value-type="float">
            <text:p>3,9737728238106</text:p>
          </table:table-cell>
          <table:table-cell office:value-type="float" office:value="25.254243308571" calcext:value-type="float">
            <text:p>25,25424330857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540</text:p>
          </table:table-cell>
          <table:table-cell office:value-type="float" office:value="6.7235118150711" calcext:value-type="float">
            <text:p>6,7235118150711</text:p>
          </table:table-cell>
          <table:table-cell office:value-type="float" office:value="3.4353584051132" calcext:value-type="float">
            <text:p>3,4353584051132</text:p>
          </table:table-cell>
          <table:table-cell office:value-type="float" office:value="-68.026164534745" calcext:value-type="float">
            <text:p>-68,026164534745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551</text:p>
          </table:table-cell>
          <table:table-cell office:value-type="float" office:value="0.82081489264965" calcext:value-type="float">
            <text:p>0,82081489264965</text:p>
          </table:table-cell>
          <table:table-cell office:value-type="float" office:value="3.2828801870346" calcext:value-type="float">
            <text:p>3,2828801870346</text:p>
          </table:table-cell>
          <table:table-cell office:value-type="float" office:value="-6.6844180795797" calcext:value-type="float">
            <text:p>-6,684418079579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562</text:p>
          </table:table-cell>
          <table:table-cell office:value-type="float" office:value="5.6559240818024" calcext:value-type="float">
            <text:p>5,6559240818024</text:p>
          </table:table-cell>
          <table:table-cell office:value-type="float" office:value="0.29360398650169" calcext:value-type="float">
            <text:p>0,29360398650169</text:p>
          </table:table-cell>
          <table:table-cell office:value-type="float" office:value="110.94526044882" calcext:value-type="float">
            <text:p>110,9452604488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573</text:p>
          </table:table-cell>
          <table:table-cell office:value-type="float" office:value="9.0750181674957" calcext:value-type="float">
            <text:p>9,0750181674957</text:p>
          </table:table-cell>
          <table:table-cell office:value-type="float" office:value="6.2446200847626" calcext:value-type="float">
            <text:p>6,2446200847626</text:p>
          </table:table-cell>
          <table:table-cell office:value-type="float" office:value="-137.8775569284" calcext:value-type="float">
            <text:p>-137,877556928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584</text:p>
          </table:table-cell>
          <table:table-cell office:value-type="float" office:value="-1.5850074589252" calcext:value-type="float">
            <text:p>-1,5850074589252</text:p>
          </table:table-cell>
          <table:table-cell office:value-type="float" office:value="1.7868064343929" calcext:value-type="float">
            <text:p>1,7868064343929</text:p>
          </table:table-cell>
          <table:table-cell office:value-type="float" office:value="68.556872902402" calcext:value-type="float">
            <text:p>68,55687290240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595</text:p>
          </table:table-cell>
          <table:table-cell office:value-type="float" office:value="-1.5851700305939" calcext:value-type="float">
            <text:p>-1,5851700305939</text:p>
          </table:table-cell>
          <table:table-cell office:value-type="float" office:value="1.4568822085857" calcext:value-type="float">
            <text:p>1,4568822085857</text:p>
          </table:table-cell>
          <table:table-cell office:value-type="float" office:value="0.58643985539675" calcext:value-type="float">
            <text:p>0,5864398553967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606</text:p>
          </table:table-cell>
          <table:table-cell office:value-type="float" office:value="4.2121356725693" calcext:value-type="float">
            <text:p>4,2121356725693</text:p>
          </table:table-cell>
          <table:table-cell office:value-type="float" office:value="5.958012342453" calcext:value-type="float">
            <text:p>5,958012342453</text:p>
          </table:table-cell>
          <table:table-cell office:value-type="float" office:value="-74.252600123169" calcext:value-type="float">
            <text:p>-74,25260012316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617</text:p>
          </table:table-cell>
          <table:table-cell office:value-type="float" office:value="6.0033488273621" calcext:value-type="float">
            <text:p>6,0033488273621</text:p>
          </table:table-cell>
          <table:table-cell office:value-type="float" office:value="4.7799840569496" calcext:value-type="float">
            <text:p>4,7799840569496</text:p>
          </table:table-cell>
          <table:table-cell office:value-type="float" office:value="158.02312656573" calcext:value-type="float">
            <text:p>158,0231265657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628</text:p>
          </table:table-cell>
          <table:table-cell office:value-type="float" office:value="4.989886879921" calcext:value-type="float">
            <text:p>4,989886879921</text:p>
          </table:table-cell>
          <table:table-cell office:value-type="float" office:value="3.3605927228928" calcext:value-type="float">
            <text:p>3,3605927228928</text:p>
          </table:table-cell>
          <table:table-cell office:value-type="float" office:value="63.958562103806" calcext:value-type="float">
            <text:p>63,95856210380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639</text:p>
          </table:table-cell>
          <table:table-cell office:value-type="float" office:value="6.9118076562881" calcext:value-type="float">
            <text:p>6,9118076562881</text:p>
          </table:table-cell>
          <table:table-cell office:value-type="float" office:value="4.45367872715" calcext:value-type="float">
            <text:p>4,45367872715</text:p>
          </table:table-cell>
          <table:table-cell office:value-type="float" office:value="39.421563695191" calcext:value-type="float">
            <text:p>39,42156369519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650</text:p>
          </table:table-cell>
          <table:table-cell office:value-type="float" office:value="8.4083366394043" calcext:value-type="float">
            <text:p>8,4083366394043</text:p>
          </table:table-cell>
          <table:table-cell office:value-type="float" office:value="5.5830383300781" calcext:value-type="float">
            <text:p>5,5830383300781</text:p>
          </table:table-cell>
          <table:table-cell office:value-type="float" office:value="75.458671636642" calcext:value-type="float">
            <text:p>75,45867163664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661</text:p>
          </table:table-cell>
          <table:table-cell office:value-type="float" office:value="-1.5850773453712" calcext:value-type="float">
            <text:p>-1,5850773453712</text:p>
          </table:table-cell>
          <table:table-cell office:value-type="float" office:value="9.5414906740189" calcext:value-type="float">
            <text:p>9,5414906740189</text:p>
          </table:table-cell>
          <table:table-cell office:value-type="float" office:value="21.664760864464" calcext:value-type="float">
            <text:p>21,66476086446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672</text:p>
          </table:table-cell>
          <table:table-cell office:value-type="float" office:value="-0.15054650604725" calcext:value-type="float">
            <text:p>-0,15054650604725</text:p>
          </table:table-cell>
          <table:table-cell office:value-type="float" office:value="9.692440032959" calcext:value-type="float">
            <text:p>9,692440032959</text:p>
          </table:table-cell>
          <table:table-cell office:value-type="float" office:value="-60.49452845458" calcext:value-type="float">
            <text:p>-60,4945284545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683</text:p>
          </table:table-cell>
          <table:table-cell office:value-type="float" office:value="-0.815524533391" calcext:value-type="float">
            <text:p>-0,815524533391</text:p>
          </table:table-cell>
          <table:table-cell office:value-type="float" office:value="5.9962624311447" calcext:value-type="float">
            <text:p>5,9962624311447</text:p>
          </table:table-cell>
          <table:table-cell office:value-type="float" office:value="-130.49160750808" calcext:value-type="float">
            <text:p>-130,4916075080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694</text:p>
          </table:table-cell>
          <table:table-cell office:value-type="float" office:value="3.5123392939568" calcext:value-type="float">
            <text:p>3,5123392939568</text:p>
          </table:table-cell>
          <table:table-cell office:value-type="float" office:value="5.9043920040131" calcext:value-type="float">
            <text:p>5,9043920040131</text:p>
          </table:table-cell>
          <table:table-cell office:value-type="float" office:value="140.57294122732" calcext:value-type="float">
            <text:p>140,5729412273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705</text:p>
          </table:table-cell>
          <table:table-cell office:value-type="float" office:value="7.4025392532349" calcext:value-type="float">
            <text:p>7,4025392532349</text:p>
          </table:table-cell>
          <table:table-cell office:value-type="float" office:value="5.6070512533188" calcext:value-type="float">
            <text:p>5,6070512533188</text:p>
          </table:table-cell>
          <table:table-cell office:value-type="float" office:value="112.96837041332" calcext:value-type="float">
            <text:p>112,9683704133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716</text:p>
          </table:table-cell>
          <table:table-cell office:value-type="float" office:value="6.5497195720673" calcext:value-type="float">
            <text:p>6,5497195720673</text:p>
          </table:table-cell>
          <table:table-cell office:value-type="float" office:value="8.9625042676926" calcext:value-type="float">
            <text:p>8,9625042676926</text:p>
          </table:table-cell>
          <table:table-cell office:value-type="float" office:value="94.604662269544" calcext:value-type="float">
            <text:p>94,60466226954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727</text:p>
          </table:table-cell>
          <table:table-cell office:value-type="float" office:value="9.4549435377121" calcext:value-type="float">
            <text:p>9,4549435377121</text:p>
          </table:table-cell>
          <table:table-cell office:value-type="float" office:value="8.7640219926834" calcext:value-type="float">
            <text:p>8,7640219926834</text:p>
          </table:table-cell>
          <table:table-cell office:value-type="float" office:value="161.10705873769" calcext:value-type="float">
            <text:p>161,1070587376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738</text:p>
          </table:table-cell>
          <table:table-cell office:value-type="float" office:value="4.095259308815" calcext:value-type="float">
            <text:p>4,095259308815</text:p>
          </table:table-cell>
          <table:table-cell office:value-type="float" office:value="10.067317485809" calcext:value-type="float">
            <text:p>10,067317485809</text:p>
          </table:table-cell>
          <table:table-cell office:value-type="float" office:value="93.365775551766" calcext:value-type="float">
            <text:p>93,36577555176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749</text:p>
          </table:table-cell>
          <table:table-cell office:value-type="float" office:value="0.078943315893412" calcext:value-type="float">
            <text:p>0,078943315893412</text:p>
          </table:table-cell>
          <table:table-cell office:value-type="float" office:value="5.9730195999146" calcext:value-type="float">
            <text:p>5,9730195999146</text:p>
          </table:table-cell>
          <table:table-cell office:value-type="float" office:value="60.775077267058" calcext:value-type="float">
            <text:p>60,775077267058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760</text:p>
          </table:table-cell>
          <table:table-cell office:value-type="float" office:value="-0.13114263303578" calcext:value-type="float">
            <text:p>-0,13114263303578</text:p>
          </table:table-cell>
          <table:table-cell office:value-type="float" office:value="6.3506782054901" calcext:value-type="float">
            <text:p>6,3506782054901</text:p>
          </table:table-cell>
          <table:table-cell office:value-type="float" office:value="140.01420804649" calcext:value-type="float">
            <text:p>140,0142080464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771</text:p>
          </table:table-cell>
          <table:table-cell office:value-type="float" office:value="4.2789655923843" calcext:value-type="float">
            <text:p>4,2789655923843</text:p>
          </table:table-cell>
          <table:table-cell office:value-type="float" office:value="11.085002422333" calcext:value-type="float">
            <text:p>11,085002422333</text:p>
          </table:table-cell>
          <table:table-cell office:value-type="float" office:value="-101.11405211649" calcext:value-type="float">
            <text:p>-101,1140521164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782</text:p>
          </table:table-cell>
          <table:table-cell office:value-type="float" office:value="2.5969284772873" calcext:value-type="float">
            <text:p>2,5969284772873</text:p>
          </table:table-cell>
          <table:table-cell office:value-type="float" office:value="6.3287937641144" calcext:value-type="float">
            <text:p>6,3287937641144</text:p>
          </table:table-cell>
          <table:table-cell office:value-type="float" office:value="-176.47449681713" calcext:value-type="float">
            <text:p>-176,4744968171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793</text:p>
          </table:table-cell>
          <table:table-cell office:value-type="float" office:value="8.6369103193283" calcext:value-type="float">
            <text:p>8,6369103193283</text:p>
          </table:table-cell>
          <table:table-cell office:value-type="float" office:value="10.343154668808" calcext:value-type="float">
            <text:p>10,343154668808</text:p>
          </table:table-cell>
          <table:table-cell office:value-type="float" office:value="36.032963330579" calcext:value-type="float">
            <text:p>36,03296333057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804</text:p>
          </table:table-cell>
          <table:table-cell office:value-type="float" office:value="8.5691165924072" calcext:value-type="float">
            <text:p>8,5691165924072</text:p>
          </table:table-cell>
          <table:table-cell office:value-type="float" office:value="9.9196082353592" calcext:value-type="float">
            <text:p>9,9196082353592</text:p>
          </table:table-cell>
          <table:table-cell office:value-type="float" office:value="150.72691668371" calcext:value-type="float">
            <text:p>150,7269166837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815</text:p>
          </table:table-cell>
          <table:table-cell office:value-type="float" office:value="-0.50264488905668" calcext:value-type="float">
            <text:p>-0,50264488905668</text:p>
          </table:table-cell>
          <table:table-cell office:value-type="float" office:value="9.3897902965546" calcext:value-type="float">
            <text:p>9,3897902965546</text:p>
          </table:table-cell>
          <table:table-cell office:value-type="float" office:value="-34.218611231275" calcext:value-type="float">
            <text:p>-34,218611231275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826</text:p>
          </table:table-cell>
          <table:table-cell office:value-type="float" office:value="3.6358246207237" calcext:value-type="float">
            <text:p>3,6358246207237</text:p>
          </table:table-cell>
          <table:table-cell office:value-type="float" office:value="11.018816232681" calcext:value-type="float">
            <text:p>11,018816232681</text:p>
          </table:table-cell>
          <table:table-cell office:value-type="float" office:value="-76.476544331593" calcext:value-type="float">
            <text:p>-76,47654433159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837</text:p>
          </table:table-cell>
          <table:table-cell office:value-type="float" office:value="2.9585722088814" calcext:value-type="float">
            <text:p>2,9585722088814</text:p>
          </table:table-cell>
          <table:table-cell office:value-type="float" office:value="5.4823976755142" calcext:value-type="float">
            <text:p>5,4823976755142</text:p>
          </table:table-cell>
          <table:table-cell office:value-type="float" office:value="93.125456457685" calcext:value-type="float">
            <text:p>93,12545645768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848</text:p>
          </table:table-cell>
          <table:table-cell office:value-type="float" office:value="5.7870179414749" calcext:value-type="float">
            <text:p>5,7870179414749</text:p>
          </table:table-cell>
          <table:table-cell office:value-type="float" office:value="9.4871741533279" calcext:value-type="float">
            <text:p>9,4871741533279</text:p>
          </table:table-cell>
          <table:table-cell office:value-type="float" office:value="34.110731759648" calcext:value-type="float">
            <text:p>34,11073175964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859</text:p>
          </table:table-cell>
          <table:table-cell office:value-type="float" office:value="7.0145666599274" calcext:value-type="float">
            <text:p>7,0145666599274</text:p>
          </table:table-cell>
          <table:table-cell office:value-type="float" office:value="8.7656879425049" calcext:value-type="float">
            <text:p>8,7656879425049</text:p>
          </table:table-cell>
          <table:table-cell office:value-type="float" office:value="29.941270305852" calcext:value-type="float">
            <text:p>29,94127030585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870</text:p>
          </table:table-cell>
          <table:table-cell office:value-type="float" office:value="7.9315328598022" calcext:value-type="float">
            <text:p>7,9315328598022</text:p>
          </table:table-cell>
          <table:table-cell office:value-type="float" office:value="6.1885154247284" calcext:value-type="float">
            <text:p>6,1885154247284</text:p>
          </table:table-cell>
          <table:table-cell office:value-type="float" office:value="-41.101764341828" calcext:value-type="float">
            <text:p>-41,10176434182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881</text:p>
          </table:table-cell>
          <table:table-cell office:value-type="float" office:value="5.7745790481567" calcext:value-type="float">
            <text:p>5,7745790481567</text:p>
          </table:table-cell>
          <table:table-cell office:value-type="float" office:value="11.053792238235" calcext:value-type="float">
            <text:p>11,053792238235</text:p>
          </table:table-cell>
          <table:table-cell office:value-type="float" office:value="6.2770639919931" calcext:value-type="float">
            <text:p>6,277063991993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892</text:p>
          </table:table-cell>
          <table:table-cell office:value-type="float" office:value="0.73994092643261" calcext:value-type="float">
            <text:p>0,73994092643261</text:p>
          </table:table-cell>
          <table:table-cell office:value-type="float" office:value="6.9168907403946" calcext:value-type="float">
            <text:p>6,9168907403946</text:p>
          </table:table-cell>
          <table:table-cell office:value-type="float" office:value="-177.62026817176" calcext:value-type="float">
            <text:p>-177,6202681717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903</text:p>
          </table:table-cell>
          <table:table-cell office:value-type="float" office:value="-0.5471583455801" calcext:value-type="float">
            <text:p>-0,5471583455801</text:p>
          </table:table-cell>
          <table:table-cell office:value-type="float" office:value="8.4474641084671" calcext:value-type="float">
            <text:p>8,4474641084671</text:p>
          </table:table-cell>
          <table:table-cell office:value-type="float" office:value="136.49285371137" calcext:value-type="float">
            <text:p>136,4928537113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15</text:p>
          </table:table-cell>
          <table:table-cell office:value-type="float" office:value="-1.5825891494751" calcext:value-type="float">
            <text:p>-1,5825891494751</text:p>
          </table:table-cell>
          <table:table-cell office:value-type="float" office:value="5.2089548110962" calcext:value-type="float">
            <text:p>5,2089548110962</text:p>
          </table:table-cell>
          <table:table-cell office:value-type="float" office:value="78.243474292148" calcext:value-type="float">
            <text:p>78,24347429214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364</text:p>
          </table:table-cell>
          <table:table-cell office:value-type="float" office:value="1.99508279562" calcext:value-type="float">
            <text:p>1,99508279562</text:p>
          </table:table-cell>
          <table:table-cell office:value-type="float" office:value="0.27817890048027" calcext:value-type="float">
            <text:p>0,27817890048027</text:p>
          </table:table-cell>
          <table:table-cell office:value-type="float" office:value="-142.8971488005" calcext:value-type="float">
            <text:p>-142,897148800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375</text:p>
          </table:table-cell>
          <table:table-cell office:value-type="float" office:value="5.5977213382721" calcext:value-type="float">
            <text:p>5,5977213382721</text:p>
          </table:table-cell>
          <table:table-cell office:value-type="float" office:value="3.4145754575729" calcext:value-type="float">
            <text:p>3,4145754575729</text:p>
          </table:table-cell>
          <table:table-cell office:value-type="float" office:value="-95.373188614086" calcext:value-type="float">
            <text:p>-95,37318861408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386</text:p>
          </table:table-cell>
          <table:table-cell office:value-type="float" office:value="-0.95144644379616" calcext:value-type="float">
            <text:p>-0,95144644379616</text:p>
          </table:table-cell>
          <table:table-cell office:value-type="float" office:value="1.9384373724461" calcext:value-type="float">
            <text:p>1,9384373724461</text:p>
          </table:table-cell>
          <table:table-cell office:value-type="float" office:value="-58.306611267624" calcext:value-type="float">
            <text:p>-58,30661126762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397</text:p>
          </table:table-cell>
          <table:table-cell office:value-type="float" office:value="4.3376940488815" calcext:value-type="float">
            <text:p>4,3376940488815</text:p>
          </table:table-cell>
          <table:table-cell office:value-type="float" office:value="1.4304611086845" calcext:value-type="float">
            <text:p>1,4304611086845</text:p>
          </table:table-cell>
          <table:table-cell office:value-type="float" office:value="-117.89588563761" calcext:value-type="float">
            <text:p>-117,8958856376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408</text:p>
          </table:table-cell>
          <table:table-cell office:value-type="float" office:value="8.5599625110626" calcext:value-type="float">
            <text:p>8,5599625110626</text:p>
          </table:table-cell>
          <table:table-cell office:value-type="float" office:value="2.8290694952011" calcext:value-type="float">
            <text:p>2,8290694952011</text:p>
          </table:table-cell>
          <table:table-cell office:value-type="float" office:value="-96.25698502656" calcext:value-type="float">
            <text:p>-96,2569850265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419</text:p>
          </table:table-cell>
          <table:table-cell office:value-type="float" office:value="9.1165935993195" calcext:value-type="float">
            <text:p>9,1165935993195</text:p>
          </table:table-cell>
          <table:table-cell office:value-type="float" office:value="8.292487859726" calcext:value-type="float">
            <text:p>8,292487859726</text:p>
          </table:table-cell>
          <table:table-cell office:value-type="float" office:value="-84.691702939902" calcext:value-type="float">
            <text:p>-84,69170293990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430</text:p>
          </table:table-cell>
          <table:table-cell office:value-type="float" office:value="3.7890034914017" calcext:value-type="float">
            <text:p>3,7890034914017</text:p>
          </table:table-cell>
          <table:table-cell office:value-type="float" office:value="0.22102180868387" calcext:value-type="float">
            <text:p>0,22102180868387</text:p>
          </table:table-cell>
          <table:table-cell office:value-type="float" office:value="98.954877276329" calcext:value-type="float">
            <text:p>98,95487727632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441</text:p>
          </table:table-cell>
          <table:table-cell office:value-type="float" office:value="4.0430173277855" calcext:value-type="float">
            <text:p>4,0430173277855</text:p>
          </table:table-cell>
          <table:table-cell office:value-type="float" office:value="1.681155860424" calcext:value-type="float">
            <text:p>1,681155860424</text:p>
          </table:table-cell>
          <table:table-cell office:value-type="float" office:value="-147.65132156907" calcext:value-type="float">
            <text:p>-147,6513215690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452</text:p>
          </table:table-cell>
          <table:table-cell office:value-type="float" office:value="2.067942917347" calcext:value-type="float">
            <text:p>2,067942917347</text:p>
          </table:table-cell>
          <table:table-cell office:value-type="float" office:value="2.2490084171295" calcext:value-type="float">
            <text:p>2,2490084171295</text:p>
          </table:table-cell>
          <table:table-cell office:value-type="float" office:value="174.65546024833" calcext:value-type="float">
            <text:p>174,6554602483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463</text:p>
          </table:table-cell>
          <table:table-cell office:value-type="float" office:value="3.5599491000175" calcext:value-type="float">
            <text:p>3,5599491000175</text:p>
          </table:table-cell>
          <table:table-cell office:value-type="float" office:value="1.916421353817" calcext:value-type="float">
            <text:p>1,916421353817</text:p>
          </table:table-cell>
          <table:table-cell office:value-type="float" office:value="-169.7975252844" calcext:value-type="float">
            <text:p>-169,797525284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474</text:p>
          </table:table-cell>
          <table:table-cell office:value-type="float" office:value="4.6280878782272" calcext:value-type="float">
            <text:p>4,6280878782272</text:p>
          </table:table-cell>
          <table:table-cell office:value-type="float" office:value="1.2596087157726" calcext:value-type="float">
            <text:p>1,2596087157726</text:p>
          </table:table-cell>
          <table:table-cell office:value-type="float" office:value="-32.986373658393" calcext:value-type="float">
            <text:p>-32,98637365839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485</text:p>
          </table:table-cell>
          <table:table-cell office:value-type="float" office:value="9.0726709365845" calcext:value-type="float">
            <text:p>9,0726709365845</text:p>
          </table:table-cell>
          <table:table-cell office:value-type="float" office:value="-0.042631700634956" calcext:value-type="float">
            <text:p>-0,042631700634956</text:p>
          </table:table-cell>
          <table:table-cell office:value-type="float" office:value="145.01518504635" calcext:value-type="float">
            <text:p>145,0151850463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496</text:p>
          </table:table-cell>
          <table:table-cell office:value-type="float" office:value="7.0292145013809" calcext:value-type="float">
            <text:p>7,0292145013809</text:p>
          </table:table-cell>
          <table:table-cell office:value-type="float" office:value="-0.35776294767857" calcext:value-type="float">
            <text:p>-0,35776294767857</text:p>
          </table:table-cell>
          <table:table-cell office:value-type="float" office:value="-166.20582531972" calcext:value-type="float">
            <text:p>-166,2058253197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507</text:p>
          </table:table-cell>
          <table:table-cell office:value-type="float" office:value="-0.63266023993492" calcext:value-type="float">
            <text:p>-0,63266023993492</text:p>
          </table:table-cell>
          <table:table-cell office:value-type="float" office:value="7.9776418209076" calcext:value-type="float">
            <text:p>7,9776418209076</text:p>
          </table:table-cell>
          <table:table-cell office:value-type="float" office:value="117.95054119863" calcext:value-type="float">
            <text:p>117,9505411986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518</text:p>
          </table:table-cell>
          <table:table-cell office:value-type="float" office:value="2.2636380791664" calcext:value-type="float">
            <text:p>2,2636380791664</text:p>
          </table:table-cell>
          <table:table-cell office:value-type="float" office:value="4.1380476951599" calcext:value-type="float">
            <text:p>4,1380476951599</text:p>
          </table:table-cell>
          <table:table-cell office:value-type="float" office:value="145.41141394597" calcext:value-type="float">
            <text:p>145,4114139459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529</text:p>
          </table:table-cell>
          <table:table-cell office:value-type="float" office:value="2.857181429863" calcext:value-type="float">
            <text:p>2,857181429863</text:p>
          </table:table-cell>
          <table:table-cell office:value-type="float" office:value="3.938589990139" calcext:value-type="float">
            <text:p>3,938589990139</text:p>
          </table:table-cell>
          <table:table-cell office:value-type="float" office:value="3.4954078068399" calcext:value-type="float">
            <text:p>3,4954078068399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540</text:p>
          </table:table-cell>
          <table:table-cell office:value-type="float" office:value="6.482390165329" calcext:value-type="float">
            <text:p>6,482390165329</text:p>
          </table:table-cell>
          <table:table-cell office:value-type="float" office:value="3.5091835260391" calcext:value-type="float">
            <text:p>3,5091835260391</text:p>
          </table:table-cell>
          <table:table-cell office:value-type="float" office:value="-9.1275154215515" calcext:value-type="float">
            <text:p>-9,1275154215515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551</text:p>
          </table:table-cell>
          <table:table-cell office:value-type="float" office:value="0.53382813930511" calcext:value-type="float">
            <text:p>0,53382813930511</text:p>
          </table:table-cell>
          <table:table-cell office:value-type="float" office:value="3.4462055563927" calcext:value-type="float">
            <text:p>3,4462055563927</text:p>
          </table:table-cell>
          <table:table-cell office:value-type="float" office:value="-36.057861747256" calcext:value-type="float">
            <text:p>-36,05786174725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562</text:p>
          </table:table-cell>
          <table:table-cell office:value-type="float" office:value="5.8347856998444" calcext:value-type="float">
            <text:p>5,8347856998444</text:p>
          </table:table-cell>
          <table:table-cell office:value-type="float" office:value="-0.0045134895481169" calcext:value-type="float">
            <text:p>-0,0045134895481169</text:p>
          </table:table-cell>
          <table:table-cell office:value-type="float" office:value="124.05806438179" calcext:value-type="float">
            <text:p>124,0580643817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573</text:p>
          </table:table-cell>
          <table:table-cell office:value-type="float" office:value="9.2371147871017" calcext:value-type="float">
            <text:p>9,2371147871017</text:p>
          </table:table-cell>
          <table:table-cell office:value-type="float" office:value="6.2154734134674" calcext:value-type="float">
            <text:p>6,2154734134674</text:p>
          </table:table-cell>
          <table:table-cell office:value-type="float" office:value="-114.85594852715" calcext:value-type="float">
            <text:p>-114,8559485271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584</text:p>
          </table:table-cell>
          <table:table-cell office:value-type="float" office:value="-1.3989001512527" calcext:value-type="float">
            <text:p>-1,3989001512527</text:p>
          </table:table-cell>
          <table:table-cell office:value-type="float" office:value="1.6724941134453" calcext:value-type="float">
            <text:p>1,6724941134453</text:p>
          </table:table-cell>
          <table:table-cell office:value-type="float" office:value="157.4688352597" calcext:value-type="float">
            <text:p>157,4688352597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595</text:p>
          </table:table-cell>
          <table:table-cell office:value-type="float" office:value="-1.5504422783852" calcext:value-type="float">
            <text:p>-1,5504422783852</text:p>
          </table:table-cell>
          <table:table-cell office:value-type="float" office:value="1.2341475486755" calcext:value-type="float">
            <text:p>1,2341475486755</text:p>
          </table:table-cell>
          <table:table-cell office:value-type="float" office:value="91.113622021523" calcext:value-type="float">
            <text:p>91,11362202152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606</text:p>
          </table:table-cell>
          <table:table-cell office:value-type="float" office:value="4.2725214362144" calcext:value-type="float">
            <text:p>4,2725214362144</text:p>
          </table:table-cell>
          <table:table-cell office:value-type="float" office:value="6.1715453863144" calcext:value-type="float">
            <text:p>6,1715453863144</text:p>
          </table:table-cell>
          <table:table-cell office:value-type="float" office:value="-127.95696440776" calcext:value-type="float">
            <text:p>-127,9569644077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617</text:p>
          </table:table-cell>
          <table:table-cell office:value-type="float" office:value="6.3168424367905" calcext:value-type="float">
            <text:p>6,3168424367905</text:p>
          </table:table-cell>
          <table:table-cell office:value-type="float" office:value="4.7498631477356" calcext:value-type="float">
            <text:p>4,7498631477356</text:p>
          </table:table-cell>
          <table:table-cell office:value-type="float" office:value="-168.71467821158" calcext:value-type="float">
            <text:p>-168,71467821158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628</text:p>
          </table:table-cell>
          <table:table-cell office:value-type="float" office:value="5.1741844415665" calcext:value-type="float">
            <text:p>5,1741844415665</text:p>
          </table:table-cell>
          <table:table-cell office:value-type="float" office:value="3.2301023602486" calcext:value-type="float">
            <text:p>3,2301023602486</text:p>
          </table:table-cell>
          <table:table-cell office:value-type="float" office:value="153.97495221181" calcext:value-type="float">
            <text:p>153,9749522118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639</text:p>
          </table:table-cell>
          <table:table-cell office:value-type="float" office:value="6.690491437912" calcext:value-type="float">
            <text:p>6,690491437912</text:p>
          </table:table-cell>
          <table:table-cell office:value-type="float" office:value="4.2534691095352" calcext:value-type="float">
            <text:p>4,2534691095352</text:p>
          </table:table-cell>
          <table:table-cell office:value-type="float" office:value="56.264893264528" calcext:value-type="float">
            <text:p>56,26489326452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650</text:p>
          </table:table-cell>
          <table:table-cell office:value-type="float" office:value="8.3894032239914" calcext:value-type="float">
            <text:p>8,3894032239914</text:p>
          </table:table-cell>
          <table:table-cell office:value-type="float" office:value="5.2035486698151" calcext:value-type="float">
            <text:p>5,2035486698151</text:p>
          </table:table-cell>
          <table:table-cell office:value-type="float" office:value="85.028731898897" calcext:value-type="float">
            <text:p>85,02873189889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661</text:p>
          </table:table-cell>
          <table:table-cell office:value-type="float" office:value="-1.5850159525871" calcext:value-type="float">
            <text:p>-1,5850159525871</text:p>
          </table:table-cell>
          <table:table-cell office:value-type="float" office:value="9.2139732837677" calcext:value-type="float">
            <text:p>9,2139732837677</text:p>
          </table:table-cell>
          <table:table-cell office:value-type="float" office:value="30.357429556027" calcext:value-type="float">
            <text:p>30,35742955602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672</text:p>
          </table:table-cell>
          <table:table-cell office:value-type="float" office:value="-0.35793323069811" calcext:value-type="float">
            <text:p>-0,35793323069811</text:p>
          </table:table-cell>
          <table:table-cell office:value-type="float" office:value="9.6114474534988" calcext:value-type="float">
            <text:p>9,6114474534988</text:p>
          </table:table-cell>
          <table:table-cell office:value-type="float" office:value="30.288126058639" calcext:value-type="float">
            <text:p>30,28812605863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683</text:p>
          </table:table-cell>
          <table:table-cell office:value-type="float" office:value="-0.96225634217262" calcext:value-type="float">
            <text:p>-0,96225634217262</text:p>
          </table:table-cell>
          <table:table-cell office:value-type="float" office:value="6.1625194549561" calcext:value-type="float">
            <text:p>6,1625194549561</text:p>
          </table:table-cell>
          <table:table-cell office:value-type="float" office:value="-39.741556355908" calcext:value-type="float">
            <text:p>-39,74155635590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694</text:p>
          </table:table-cell>
          <table:table-cell office:value-type="float" office:value="3.6809638142586" calcext:value-type="float">
            <text:p>3,6809638142586</text:p>
          </table:table-cell>
          <table:table-cell office:value-type="float" office:value="6.0574972629547" calcext:value-type="float">
            <text:p>6,0574972629547</text:p>
          </table:table-cell>
          <table:table-cell office:value-type="float" office:value="-129.79323545079" calcext:value-type="float">
            <text:p>-129,7932354507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705</text:p>
          </table:table-cell>
          <table:table-cell office:value-type="float" office:value="7.4110943078995" calcext:value-type="float">
            <text:p>7,4110943078995</text:p>
          </table:table-cell>
          <table:table-cell office:value-type="float" office:value="5.3683280944824" calcext:value-type="float">
            <text:p>5,3683280944824</text:p>
          </table:table-cell>
          <table:table-cell office:value-type="float" office:value="89.355111122131" calcext:value-type="float">
            <text:p>89,35511112213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716</text:p>
          </table:table-cell>
          <table:table-cell office:value-type="float" office:value="6.7708563804626" calcext:value-type="float">
            <text:p>6,7708563804626</text:p>
          </table:table-cell>
          <table:table-cell office:value-type="float" office:value="8.9481151103973" calcext:value-type="float">
            <text:p>8,9481151103973</text:p>
          </table:table-cell>
          <table:table-cell office:value-type="float" office:value="-174.86365433711" calcext:value-type="float">
            <text:p>-174,8636543371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727</text:p>
          </table:table-cell>
          <table:table-cell office:value-type="float" office:value="9.6876323223114" calcext:value-type="float">
            <text:p>9,6876323223114</text:p>
          </table:table-cell>
          <table:table-cell office:value-type="float" office:value="8.6632776260376" calcext:value-type="float">
            <text:p>8,6632776260376</text:p>
          </table:table-cell>
          <table:table-cell office:value-type="float" office:value="156.03622813134" calcext:value-type="float">
            <text:p>156,0362281313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738</text:p>
          </table:table-cell>
          <table:table-cell office:value-type="float" office:value="3.9137062430382" calcext:value-type="float">
            <text:p>3,9137062430382</text:p>
          </table:table-cell>
          <table:table-cell office:value-type="float" office:value="9.7747945785522" calcext:value-type="float">
            <text:p>9,7747945785522</text:p>
          </table:table-cell>
          <table:table-cell office:value-type="float" office:value="63.086239395628" calcext:value-type="float">
            <text:p>63,08623939562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749</text:p>
          </table:table-cell>
          <table:table-cell office:value-type="float" office:value="0.26081303134561" calcext:value-type="float">
            <text:p>0,26081303134561</text:p>
          </table:table-cell>
          <table:table-cell office:value-type="float" office:value="5.8200031518936" calcext:value-type="float">
            <text:p>5,8200031518936</text:p>
          </table:table-cell>
          <table:table-cell office:value-type="float" office:value="145.58349900944" calcext:value-type="float">
            <text:p>145,5834990094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760</text:p>
          </table:table-cell>
          <table:table-cell office:value-type="float" office:value="0.034950715489686" calcext:value-type="float">
            <text:p>0,034950715489686</text:p>
          </table:table-cell>
          <table:table-cell office:value-type="float" office:value="6.4985281229019" calcext:value-type="float">
            <text:p>6,4985281229019</text:p>
          </table:table-cell>
          <table:table-cell office:value-type="float" office:value="-129.42648693255" calcext:value-type="float">
            <text:p>-129,4264869325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771</text:p>
          </table:table-cell>
          <table:table-cell office:value-type="float" office:value="4.479723572731" calcext:value-type="float">
            <text:p>4,479723572731</text:p>
          </table:table-cell>
          <table:table-cell office:value-type="float" office:value="11.084997653961" calcext:value-type="float">
            <text:p>11,084997653961</text:p>
          </table:table-cell>
          <table:table-cell office:value-type="float" office:value="-155.9641740884" calcext:value-type="float">
            <text:p>-155,964174088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782</text:p>
          </table:table-cell>
          <table:table-cell office:value-type="float" office:value="2.887127995491" calcext:value-type="float">
            <text:p>2,887127995491</text:p>
          </table:table-cell>
          <table:table-cell office:value-type="float" office:value="6.4385735988617" calcext:value-type="float">
            <text:p>6,4385735988617</text:p>
          </table:table-cell>
          <table:table-cell office:value-type="float" office:value="-155.1353202504" calcext:value-type="float">
            <text:p>-155,135320250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793</text:p>
          </table:table-cell>
          <table:table-cell office:value-type="float" office:value="8.7409007549286" calcext:value-type="float">
            <text:p>8,7409007549286</text:p>
          </table:table-cell>
          <table:table-cell office:value-type="float" office:value="10.146224498749" calcext:value-type="float">
            <text:p>10,146224498749</text:p>
          </table:table-cell>
          <table:table-cell office:value-type="float" office:value="126.78253271018" calcext:value-type="float">
            <text:p>126,7825327101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804</text:p>
          </table:table-cell>
          <table:table-cell office:value-type="float" office:value="8.4878605604172" calcext:value-type="float">
            <text:p>8,4878605604172</text:p>
          </table:table-cell>
          <table:table-cell office:value-type="float" office:value="9.7123956680298" calcext:value-type="float">
            <text:p>9,7123956680298</text:p>
          </table:table-cell>
          <table:table-cell office:value-type="float" office:value="59.957341783366" calcext:value-type="float">
            <text:p>59,95734178336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815</text:p>
          </table:table-cell>
          <table:table-cell office:value-type="float" office:value="-0.70735722780228" calcext:value-type="float">
            <text:p>-0,70735722780228</text:p>
          </table:table-cell>
          <table:table-cell office:value-type="float" office:value="9.3881529569626" calcext:value-type="float">
            <text:p>9,3881529569626</text:p>
          </table:table-cell>
          <table:table-cell office:value-type="float" office:value="-21.061518389708" calcext:value-type="float">
            <text:p>-21,061518389708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826</text:p>
          </table:table-cell>
          <table:table-cell office:value-type="float" office:value="3.4561198949814" calcext:value-type="float">
            <text:p>3,4561198949814</text:p>
          </table:table-cell>
          <table:table-cell office:value-type="float" office:value="11.084529161453" calcext:value-type="float">
            <text:p>11,084529161453</text:p>
          </table:table-cell>
          <table:table-cell office:value-type="float" office:value="-55.263001068383" calcext:value-type="float">
            <text:p>-55,26300106838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837</text:p>
          </table:table-cell>
          <table:table-cell office:value-type="float" office:value="2.7370485663414" calcext:value-type="float">
            <text:p>2,7370485663414</text:p>
          </table:table-cell>
          <table:table-cell office:value-type="float" office:value="5.4372501373291" calcext:value-type="float">
            <text:p>5,4372501373291</text:p>
          </table:table-cell>
          <table:table-cell office:value-type="float" office:value="3.4393850880064" calcext:value-type="float">
            <text:p>3,439385088006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848</text:p>
          </table:table-cell>
          <table:table-cell office:value-type="float" office:value="5.5308359861374" calcext:value-type="float">
            <text:p>5,5308359861374</text:p>
          </table:table-cell>
          <table:table-cell office:value-type="float" office:value="9.5253658294678" calcext:value-type="float">
            <text:p>9,5253658294678</text:p>
          </table:table-cell>
          <table:table-cell office:value-type="float" office:value="-15.783443572415" calcext:value-type="float">
            <text:p>-15,78344357241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859</text:p>
          </table:table-cell>
          <table:table-cell office:value-type="float" office:value="7.0971685647964" calcext:value-type="float">
            <text:p>7,0971685647964</text:p>
          </table:table-cell>
          <table:table-cell office:value-type="float" office:value="8.5594069957733" calcext:value-type="float">
            <text:p>8,5594069957733</text:p>
          </table:table-cell>
          <table:table-cell office:value-type="float" office:value="120.67690928271" calcext:value-type="float">
            <text:p>120,6769092827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870</text:p>
          </table:table-cell>
          <table:table-cell office:value-type="float" office:value="7.8867888450623" calcext:value-type="float">
            <text:p>7,8867888450623</text:p>
          </table:table-cell>
          <table:table-cell office:value-type="float" office:value="6.5217369794846" calcext:value-type="float">
            <text:p>6,5217369794846</text:p>
          </table:table-cell>
          <table:table-cell office:value-type="float" office:value="-76.793297840531" calcext:value-type="float">
            <text:p>-76,79329784053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881</text:p>
          </table:table-cell>
          <table:table-cell office:value-type="float" office:value="5.4076111316681" calcext:value-type="float">
            <text:p>5,4076111316681</text:p>
          </table:table-cell>
          <table:table-cell office:value-type="float" office:value="10.984704494476" calcext:value-type="float">
            <text:p>10,984704494476</text:p>
          </table:table-cell>
          <table:table-cell office:value-type="float" office:value="10.104583517002" calcext:value-type="float">
            <text:p>10,10458351700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892</text:p>
          </table:table-cell>
          <table:table-cell office:value-type="float" office:value="1.13799713552" calcext:value-type="float">
            <text:p>1,13799713552</text:p>
          </table:table-cell>
          <table:table-cell office:value-type="float" office:value="6.9345104694366" calcext:value-type="float">
            <text:p>6,9345104694366</text:p>
          </table:table-cell>
          <table:table-cell office:value-type="float" office:value="-177.53733495238" calcext:value-type="float">
            <text:p>-177,5373349523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903</text:p>
          </table:table-cell>
          <table:table-cell office:value-type="float" office:value="-0.58628432452679" calcext:value-type="float">
            <text:p>-0,58628432452679</text:p>
          </table:table-cell>
          <table:table-cell office:value-type="float" office:value="8.3525449037552" calcext:value-type="float">
            <text:p>8,3525449037552</text:p>
          </table:table-cell>
          <table:table-cell office:value-type="float" office:value="137.38229472166" calcext:value-type="float">
            <text:p>137,3822947216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15</text:p>
          </table:table-cell>
          <table:table-cell office:value-type="float" office:value="-1.5354081988335" calcext:value-type="float">
            <text:p>-1,5354081988335</text:p>
          </table:table-cell>
          <table:table-cell office:value-type="float" office:value="4.8741611838341" calcext:value-type="float">
            <text:p>4,8741611838341</text:p>
          </table:table-cell>
          <table:table-cell office:value-type="float" office:value="105.01971745947" calcext:value-type="float">
            <text:p>105,0197174594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364</text:p>
          </table:table-cell>
          <table:table-cell office:value-type="float" office:value="2.3119369149208" calcext:value-type="float">
            <text:p>2,3119369149208</text:p>
          </table:table-cell>
          <table:table-cell office:value-type="float" office:value="0.51833737641573" calcext:value-type="float">
            <text:p>0,51833737641573</text:p>
          </table:table-cell>
          <table:table-cell office:value-type="float" office:value="-142.86822877872" calcext:value-type="float">
            <text:p>-142,8682287787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375</text:p>
          </table:table-cell>
          <table:table-cell office:value-type="float" office:value="5.4927450418472" calcext:value-type="float">
            <text:p>5,4927450418472</text:p>
          </table:table-cell>
          <table:table-cell office:value-type="float" office:value="3.636559844017" calcext:value-type="float">
            <text:p>3,636559844017</text:p>
          </table:table-cell>
          <table:table-cell office:value-type="float" office:value="-60.586782777385" calcext:value-type="float">
            <text:p>-60,58678277738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386</text:p>
          </table:table-cell>
          <table:table-cell office:value-type="float" office:value="-1.1755065619946" calcext:value-type="float">
            <text:p>-1,1755065619946</text:p>
          </table:table-cell>
          <table:table-cell office:value-type="float" office:value="2.0414197444916" calcext:value-type="float">
            <text:p>2,0414197444916</text:p>
          </table:table-cell>
          <table:table-cell office:value-type="float" office:value="-2.8936469535919" calcext:value-type="float">
            <text:p>-2,8936469535919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397</text:p>
          </table:table-cell>
          <table:table-cell office:value-type="float" office:value="4.1579633951187" calcext:value-type="float">
            <text:p>4,1579633951187</text:p>
          </table:table-cell>
          <table:table-cell office:value-type="float" office:value="1.561057716608" calcext:value-type="float">
            <text:p>1,561057716608</text:p>
          </table:table-cell>
          <table:table-cell office:value-type="float" office:value="-27.145561139295" calcext:value-type="float">
            <text:p>-27,14556113929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408</text:p>
          </table:table-cell>
          <table:table-cell office:value-type="float" office:value="8.7609851360321" calcext:value-type="float">
            <text:p>8,7609851360321</text:p>
          </table:table-cell>
          <table:table-cell office:value-type="float" office:value="3.0496168136597" calcext:value-type="float">
            <text:p>3,0496168136597</text:p>
          </table:table-cell>
          <table:table-cell office:value-type="float" office:value="-141.13632129256" calcext:value-type="float">
            <text:p>-141,1363212925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419</text:p>
          </table:table-cell>
          <table:table-cell office:value-type="float" office:value="9.1493713855743" calcext:value-type="float">
            <text:p>9,1493713855743</text:p>
          </table:table-cell>
          <table:table-cell office:value-type="float" office:value="8.6562556028366" calcext:value-type="float">
            <text:p>8,6562556028366</text:p>
          </table:table-cell>
          <table:table-cell office:value-type="float" office:value="-98.692177966901" calcext:value-type="float">
            <text:p>-98,69217796690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430</text:p>
          </table:table-cell>
          <table:table-cell office:value-type="float" office:value="3.8498359918594" calcext:value-type="float">
            <text:p>3,8498359918594</text:p>
          </table:table-cell>
          <table:table-cell office:value-type="float" office:value="-0.17182059586048" calcext:value-type="float">
            <text:p>-0,17182059586048</text:p>
          </table:table-cell>
          <table:table-cell office:value-type="float" office:value="98.935435532005" calcext:value-type="float">
            <text:p>98,93543553200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441</text:p>
          </table:table-cell>
          <table:table-cell office:value-type="float" office:value="3.9538833498955" calcext:value-type="float">
            <text:p>3,9538833498955</text:p>
          </table:table-cell>
          <table:table-cell office:value-type="float" office:value="1.8886362016201" calcext:value-type="float">
            <text:p>1,8886362016201</text:p>
          </table:table-cell>
          <table:table-cell office:value-type="float" office:value="-58.516172087117" calcext:value-type="float">
            <text:p>-58,51617208711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452</text:p>
          </table:table-cell>
          <table:table-cell office:value-type="float" office:value="2.4118594825268" calcext:value-type="float">
            <text:p>2,4118594825268</text:p>
          </table:table-cell>
          <table:table-cell office:value-type="float" office:value="2.1539929509163" calcext:value-type="float">
            <text:p>2,1539929509163</text:p>
          </table:table-cell>
          <table:table-cell office:value-type="float" office:value="161.54450823547" calcext:value-type="float">
            <text:p>161,5445082354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463</text:p>
          </table:table-cell>
          <table:table-cell office:value-type="float" office:value="3.632296025753" calcext:value-type="float">
            <text:p>3,632296025753</text:p>
          </table:table-cell>
          <table:table-cell office:value-type="float" office:value="2.1291649341583" calcext:value-type="float">
            <text:p>2,1291649341583</text:p>
          </table:table-cell>
          <table:table-cell office:value-type="float" office:value="-120.84280305607" calcext:value-type="float">
            <text:p>-120,8428030560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474</text:p>
          </table:table-cell>
          <table:table-cell office:value-type="float" office:value="4.7220745682716" calcext:value-type="float">
            <text:p>4,7220745682716</text:p>
          </table:table-cell>
          <table:table-cell office:value-type="float" office:value="1.4602096378803" calcext:value-type="float">
            <text:p>1,4602096378803</text:p>
          </table:table-cell>
          <table:table-cell office:value-type="float" office:value="-123.72143860835" calcext:value-type="float">
            <text:p>-123,7214386083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485</text:p>
          </table:table-cell>
          <table:table-cell office:value-type="float" office:value="9.1808700561523" calcext:value-type="float">
            <text:p>9,1808700561523</text:p>
          </table:table-cell>
          <table:table-cell office:value-type="float" office:value="0.050592762418091" calcext:value-type="float">
            <text:p>0,050592762418091</text:p>
          </table:table-cell>
          <table:table-cell office:value-type="float" office:value="165.31810639011" calcext:value-type="float">
            <text:p>165,3181063901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496</text:p>
          </table:table-cell>
          <table:table-cell office:value-type="float" office:value="7.3647344112396" calcext:value-type="float">
            <text:p>7,3647344112396</text:p>
          </table:table-cell>
          <table:table-cell office:value-type="float" office:value="-0.39793219417334" calcext:value-type="float">
            <text:p>-0,39793219417334</text:p>
          </table:table-cell>
          <table:table-cell office:value-type="float" office:value="167.3052098341" calcext:value-type="float">
            <text:p>167,305209834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507</text:p>
          </table:table-cell>
          <table:table-cell office:value-type="float" office:value="-0.6213541701436" calcext:value-type="float">
            <text:p>-0,6213541701436</text:p>
          </table:table-cell>
          <table:table-cell office:value-type="float" office:value="7.7376008033752" calcext:value-type="float">
            <text:p>7,7376008033752</text:p>
          </table:table-cell>
          <table:table-cell office:value-type="float" office:value="89.34225701982" calcext:value-type="float">
            <text:p>89,3422570198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518</text:p>
          </table:table-cell>
          <table:table-cell office:value-type="float" office:value="2.4371998012066" calcext:value-type="float">
            <text:p>2,4371998012066</text:p>
          </table:table-cell>
          <table:table-cell office:value-type="float" office:value="4.2628639936447" calcext:value-type="float">
            <text:p>4,2628639936447</text:p>
          </table:table-cell>
          <table:table-cell office:value-type="float" office:value="-132.44118052683" calcext:value-type="float">
            <text:p>-132,4411805268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529</text:p>
          </table:table-cell>
          <table:table-cell office:value-type="float" office:value="2.8019446134567" calcext:value-type="float">
            <text:p>2,8019446134567</text:p>
          </table:table-cell>
          <table:table-cell office:value-type="float" office:value="3.7347096204758" calcext:value-type="float">
            <text:p>3,7347096204758</text:p>
          </table:table-cell>
          <table:table-cell office:value-type="float" office:value="85.745882836117" calcext:value-type="float">
            <text:p>85,745882836117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540</text:p>
          </table:table-cell>
          <table:table-cell office:value-type="float" office:value="6.2932956218719" calcext:value-type="float">
            <text:p>6,2932956218719</text:p>
          </table:table-cell>
          <table:table-cell office:value-type="float" office:value="3.3861178159714" calcext:value-type="float">
            <text:p>3,3861178159714</text:p>
          </table:table-cell>
          <table:table-cell office:value-type="float" office:value="37.629308214613" calcext:value-type="float">
            <text:p>37,62930821461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551</text:p>
          </table:table-cell>
          <table:table-cell office:value-type="float" office:value="0.36406606435776" calcext:value-type="float">
            <text:p>0,36406606435776</text:p>
          </table:table-cell>
          <table:table-cell office:value-type="float" office:value="3.7308585643768" calcext:value-type="float">
            <text:p>3,7308585643768</text:p>
          </table:table-cell>
          <table:table-cell office:value-type="float" office:value="-65.498150078354" calcext:value-type="float">
            <text:p>-65,49815007835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562</text:p>
          </table:table-cell>
          <table:table-cell office:value-type="float" office:value="6.0776698589325" calcext:value-type="float">
            <text:p>6,0776698589325</text:p>
          </table:table-cell>
          <table:table-cell office:value-type="float" office:value="-0.25414068251848" calcext:value-type="float">
            <text:p>-0,25414068251848</text:p>
          </table:table-cell>
          <table:table-cell office:value-type="float" office:value="137.18362674592" calcext:value-type="float">
            <text:p>137,1836267459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573</text:p>
          </table:table-cell>
          <table:table-cell office:value-type="float" office:value="9.3828916549683" calcext:value-type="float">
            <text:p>9,3828916549683</text:p>
          </table:table-cell>
          <table:table-cell office:value-type="float" office:value="6.2589901685715" calcext:value-type="float">
            <text:p>6,2589901685715</text:p>
          </table:table-cell>
          <table:table-cell office:value-type="float" office:value="-104.76802033224" calcext:value-type="float">
            <text:p>-104,7680203322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584</text:p>
          </table:table-cell>
          <table:table-cell office:value-type="float" office:value="-1.3502602279186" calcext:value-type="float">
            <text:p>-1,3502602279186</text:p>
          </table:table-cell>
          <table:table-cell office:value-type="float" office:value="1.7617228627205" calcext:value-type="float">
            <text:p>1,7617228627205</text:p>
          </table:table-cell>
          <table:table-cell office:value-type="float" office:value="-116.74073851033" calcext:value-type="float">
            <text:p>-116,7407385103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595</text:p>
          </table:table-cell>
          <table:table-cell office:value-type="float" office:value="-1.2957379221916" calcext:value-type="float">
            <text:p>-1,2957379221916</text:p>
          </table:table-cell>
          <table:table-cell office:value-type="float" office:value="1.0540632903576" calcext:value-type="float">
            <text:p>1,0540632903576</text:p>
          </table:table-cell>
          <table:table-cell office:value-type="float" office:value="140.27862943661" calcext:value-type="float">
            <text:p>140,2786294366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606</text:p>
          </table:table-cell>
          <table:table-cell office:value-type="float" office:value="4.465266764164" calcext:value-type="float">
            <text:p>4,465266764164</text:p>
          </table:table-cell>
          <table:table-cell office:value-type="float" office:value="6.0613322257996" calcext:value-type="float">
            <text:p>6,0613322257996</text:p>
          </table:table-cell>
          <table:table-cell office:value-type="float" office:value="141.47948003878" calcext:value-type="float">
            <text:p>141,4794800387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617</text:p>
          </table:table-cell>
          <table:table-cell office:value-type="float" office:value="6.3036489486694" calcext:value-type="float">
            <text:p>6,3036489486694</text:p>
          </table:table-cell>
          <table:table-cell office:value-type="float" office:value="4.9720320105553" calcext:value-type="float">
            <text:p>4,9720320105553</text:p>
          </table:table-cell>
          <table:table-cell office:value-type="float" office:value="-77.948034948604" calcext:value-type="float">
            <text:p>-77,94803494860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628</text:p>
          </table:table-cell>
          <table:table-cell office:value-type="float" office:value="5.2888923883438" calcext:value-type="float">
            <text:p>5,2888923883438</text:p>
          </table:table-cell>
          <table:table-cell office:value-type="float" office:value="3.3760821819305" calcext:value-type="float">
            <text:p>3,3760821819305</text:p>
          </table:table-cell>
          <table:table-cell office:value-type="float" office:value="-119.17025268457" calcext:value-type="float">
            <text:p>-119,1702526845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639</text:p>
          </table:table-cell>
          <table:table-cell office:value-type="float" office:value="6.8554675579071" calcext:value-type="float">
            <text:p>6,8554675579071</text:p>
          </table:table-cell>
          <table:table-cell office:value-type="float" office:value="4.1055455803871" calcext:value-type="float">
            <text:p>4,1055455803871</text:p>
          </table:table-cell>
          <table:table-cell office:value-type="float" office:value="147.04825164406" calcext:value-type="float">
            <text:p>147,0482516440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650</text:p>
          </table:table-cell>
          <table:table-cell office:value-type="float" office:value="8.3550423383713" calcext:value-type="float">
            <text:p>8,3550423383713</text:p>
          </table:table-cell>
          <table:table-cell office:value-type="float" office:value="4.8072391748428" calcext:value-type="float">
            <text:p>4,8072391748428</text:p>
          </table:table-cell>
          <table:table-cell office:value-type="float" office:value="85.070294179734" calcext:value-type="float">
            <text:p>85,07029417973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661</text:p>
          </table:table-cell>
          <table:table-cell office:value-type="float" office:value="-1.5850505232811" calcext:value-type="float">
            <text:p>-1,5850505232811</text:p>
          </table:table-cell>
          <table:table-cell office:value-type="float" office:value="8.8143473863602" calcext:value-type="float">
            <text:p>8,8143473863602</text:p>
          </table:table-cell>
          <table:table-cell office:value-type="float" office:value="33.674201388268" calcext:value-type="float">
            <text:p>33,67420138826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672</text:p>
          </table:table-cell>
          <table:table-cell office:value-type="float" office:value="-0.40090136229992" calcext:value-type="float">
            <text:p>-0,40090136229992</text:p>
          </table:table-cell>
          <table:table-cell office:value-type="float" office:value="9.4005405902863" calcext:value-type="float">
            <text:p>9,4005405902863</text:p>
          </table:table-cell>
          <table:table-cell office:value-type="float" office:value="59.493323040616" calcext:value-type="float">
            <text:p>59,49332304061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683</text:p>
          </table:table-cell>
          <table:table-cell office:value-type="float" office:value="-1.2919829785824" calcext:value-type="float">
            <text:p>-1,2919829785824</text:p>
          </table:table-cell>
          <table:table-cell office:value-type="float" office:value="6.3582479953766" calcext:value-type="float">
            <text:p>6,3582479953766</text:p>
          </table:table-cell>
          <table:table-cell office:value-type="float" office:value="-32.294845505125" calcext:value-type="float">
            <text:p>-32,29484550512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694</text:p>
          </table:table-cell>
          <table:table-cell office:value-type="float" office:value="3.5709455609322" calcext:value-type="float">
            <text:p>3,5709455609322</text:p>
          </table:table-cell>
          <table:table-cell office:value-type="float" office:value="6.2437129020691" calcext:value-type="float">
            <text:p>6,2437129020691</text:p>
          </table:table-cell>
          <table:table-cell office:value-type="float" office:value="-46.299519812226" calcext:value-type="float">
            <text:p>-46,299519812226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705</text:p>
          </table:table-cell>
          <table:table-cell office:value-type="float" office:value="7.3232275247574" calcext:value-type="float">
            <text:p>7,3232275247574</text:p>
          </table:table-cell>
          <table:table-cell office:value-type="float" office:value="5.1460719108582" calcext:value-type="float">
            <text:p>5,1460719108582</text:p>
          </table:table-cell>
          <table:table-cell office:value-type="float" office:value="65.749081836385" calcext:value-type="float">
            <text:p>65,74908183638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716</text:p>
          </table:table-cell>
          <table:table-cell office:value-type="float" office:value="6.8875968456268" calcext:value-type="float">
            <text:p>6,8875968456268</text:p>
          </table:table-cell>
          <table:table-cell office:value-type="float" office:value="9.2220163345337" calcext:value-type="float">
            <text:p>9,2220163345337</text:p>
          </table:table-cell>
          <table:table-cell office:value-type="float" office:value="-117.34156699697" calcext:value-type="float">
            <text:p>-117,3415669969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727</text:p>
          </table:table-cell>
          <table:table-cell office:value-type="float" office:value="9.9126881361008" calcext:value-type="float">
            <text:p>9,9126881361008</text:p>
          </table:table-cell>
          <table:table-cell office:value-type="float" office:value="8.542343378067" calcext:value-type="float">
            <text:p>8,542343378067</text:p>
          </table:table-cell>
          <table:table-cell office:value-type="float" office:value="151.96897421673" calcext:value-type="float">
            <text:p>151,9689742167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738</text:p>
          </table:table-cell>
          <table:table-cell office:value-type="float" office:value="3.7342244386673" calcext:value-type="float">
            <text:p>3,7342244386673</text:p>
          </table:table-cell>
          <table:table-cell office:value-type="float" office:value="9.4199019670486" calcext:value-type="float">
            <text:p>9,4199019670486</text:p>
          </table:table-cell>
          <table:table-cell office:value-type="float" office:value="63.048148610789" calcext:value-type="float">
            <text:p>63,04814861078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749</text:p>
          </table:table-cell>
          <table:table-cell office:value-type="float" office:value="0.58869875967503" calcext:value-type="float">
            <text:p>0,58869875967503</text:p>
          </table:table-cell>
          <table:table-cell office:value-type="float" office:value="5.5953127145767" calcext:value-type="float">
            <text:p>5,5953127145767</text:p>
          </table:table-cell>
          <table:table-cell office:value-type="float" office:value="145.60826416988" calcext:value-type="float">
            <text:p>145,60826416988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760</text:p>
          </table:table-cell>
          <table:table-cell office:value-type="float" office:value="0.23221803829074" calcext:value-type="float">
            <text:p>0,23221803829074</text:p>
          </table:table-cell>
          <table:table-cell office:value-type="float" office:value="6.8292367458344" calcext:value-type="float">
            <text:p>6,8292367458344</text:p>
          </table:table-cell>
          <table:table-cell office:value-type="float" office:value="-122.42542254697" calcext:value-type="float">
            <text:p>-122,4254225469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771</text:p>
          </table:table-cell>
          <table:table-cell office:value-type="float" office:value="4.7199267148972" calcext:value-type="float">
            <text:p>4,7199267148972</text:p>
          </table:table-cell>
          <table:table-cell office:value-type="float" office:value="10.998983383179" calcext:value-type="float">
            <text:p>10,998983383179</text:p>
          </table:table-cell>
          <table:table-cell office:value-type="float" office:value="155.55587695662" calcext:value-type="float">
            <text:p>155,5558769566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782</text:p>
          </table:table-cell>
          <table:table-cell office:value-type="float" office:value="3.1177109479904" calcext:value-type="float">
            <text:p>3,1177109479904</text:p>
          </table:table-cell>
          <table:table-cell office:value-type="float" office:value="6.6465455293655" calcext:value-type="float">
            <text:p>6,6465455293655</text:p>
          </table:table-cell>
          <table:table-cell office:value-type="float" office:value="-133.84198383161" calcext:value-type="float">
            <text:p>-133,8419838316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793</text:p>
          </table:table-cell>
          <table:table-cell office:value-type="float" office:value="8.6987990140915" calcext:value-type="float">
            <text:p>8,6987990140915</text:p>
          </table:table-cell>
          <table:table-cell office:value-type="float" office:value="9.9595212936401" calcext:value-type="float">
            <text:p>9,9595212936401</text:p>
          </table:table-cell>
          <table:table-cell office:value-type="float" office:value="63.223903346214" calcext:value-type="float">
            <text:p>63,22390334621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804</text:p>
          </table:table-cell>
          <table:table-cell office:value-type="float" office:value="8.550261259079" calcext:value-type="float">
            <text:p>8,550261259079</text:p>
          </table:table-cell>
          <table:table-cell office:value-type="float" office:value="9.5313584804535" calcext:value-type="float">
            <text:p>9,5313584804535</text:p>
          </table:table-cell>
          <table:table-cell office:value-type="float" office:value="123.40726822045" calcext:value-type="float">
            <text:p>123,4072682204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815</text:p>
          </table:table-cell>
          <table:table-cell office:value-type="float" office:value="-0.659419298172" calcext:value-type="float">
            <text:p>-0,659419298172</text:p>
          </table:table-cell>
          <table:table-cell office:value-type="float" office:value="9.605171084404" calcext:value-type="float">
            <text:p>9,605171084404</text:p>
          </table:table-cell>
          <table:table-cell office:value-type="float" office:value="-111.82776530078" calcext:value-type="float">
            <text:p>-111,82776530078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826</text:p>
          </table:table-cell>
          <table:table-cell office:value-type="float" office:value="3.2168430089951" calcext:value-type="float">
            <text:p>3,2168430089951</text:p>
          </table:table-cell>
          <table:table-cell office:value-type="float" office:value="11.084376573563" calcext:value-type="float">
            <text:p>11,084376573563</text:p>
          </table:table-cell>
          <table:table-cell office:value-type="float" office:value="-55.066673618973" calcext:value-type="float">
            <text:p>-55,06667361897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837</text:p>
          </table:table-cell>
          <table:table-cell office:value-type="float" office:value="2.3399457335472" calcext:value-type="float">
            <text:p>2,3399457335472</text:p>
          </table:table-cell>
          <table:table-cell office:value-type="float" office:value="5.4131352901459" calcext:value-type="float">
            <text:p>5,4131352901459</text:p>
          </table:table-cell>
          <table:table-cell office:value-type="float" office:value="3.5209423939514" calcext:value-type="float">
            <text:p>3,52094239395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848</text:p>
          </table:table-cell>
          <table:table-cell office:value-type="float" office:value="5.3957802057266" calcext:value-type="float">
            <text:p>5,3957802057266</text:p>
          </table:table-cell>
          <table:table-cell office:value-type="float" office:value="9.7451621294022" calcext:value-type="float">
            <text:p>9,7451621294022</text:p>
          </table:table-cell>
          <table:table-cell office:value-type="float" office:value="-65.697829434826" calcext:value-type="float">
            <text:p>-65,69782943482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859</text:p>
          </table:table-cell>
          <table:table-cell office:value-type="float" office:value="7.3927253484726" calcext:value-type="float">
            <text:p>7,3927253484726</text:p>
          </table:table-cell>
          <table:table-cell office:value-type="float" office:value="8.5746586322784" calcext:value-type="float">
            <text:p>8,5746586322784</text:p>
          </table:table-cell>
          <table:table-cell office:value-type="float" office:value="179.41493593204" calcext:value-type="float">
            <text:p>179,4149359320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870</text:p>
          </table:table-cell>
          <table:table-cell office:value-type="float" office:value="7.7964705228806" calcext:value-type="float">
            <text:p>7,7964705228806</text:p>
          </table:table-cell>
          <table:table-cell office:value-type="float" office:value="6.9096791744232" calcext:value-type="float">
            <text:p>6,9096791744232</text:p>
          </table:table-cell>
          <table:table-cell office:value-type="float" office:value="-76.846812181412" calcext:value-type="float">
            <text:p>-76,84681218141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881</text:p>
          </table:table-cell>
          <table:table-cell office:value-type="float" office:value="5.0927555561066" calcext:value-type="float">
            <text:p>5,0927555561066</text:p>
          </table:table-cell>
          <table:table-cell office:value-type="float" office:value="11.045199632645" calcext:value-type="float">
            <text:p>11,045199632645</text:p>
          </table:table-cell>
          <table:table-cell office:value-type="float" office:value="-11.254826643664" calcext:value-type="float">
            <text:p>-11,25482664366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892</text:p>
          </table:table-cell>
          <table:table-cell office:value-type="float" office:value="1.5358784794807" calcext:value-type="float">
            <text:p>1,5358784794807</text:p>
          </table:table-cell>
          <table:table-cell office:value-type="float" office:value="6.951944231987" calcext:value-type="float">
            <text:p>6,951944231987</text:p>
          </table:table-cell>
          <table:table-cell office:value-type="float" office:value="-177.54967653068" calcext:value-type="float">
            <text:p>-177,5496765306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903</text:p>
          </table:table-cell>
          <table:table-cell office:value-type="float" office:value="-0.69032214581966" calcext:value-type="float">
            <text:p>-0,69032214581966</text:p>
          </table:table-cell>
          <table:table-cell office:value-type="float" office:value="8.2644188404083" calcext:value-type="float">
            <text:p>8,2644188404083</text:p>
          </table:table-cell>
          <table:table-cell office:value-type="float" office:value="135.54170480959" calcext:value-type="float">
            <text:p>135,5417048095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15</text:p>
          </table:table-cell>
          <table:table-cell office:value-type="float" office:value="-1.3111491501331" calcext:value-type="float">
            <text:p>-1,3111491501331</text:p>
          </table:table-cell>
          <table:table-cell office:value-type="float" office:value="4.6592313051224" calcext:value-type="float">
            <text:p>4,6592313051224</text:p>
          </table:table-cell>
          <table:table-cell office:value-type="float" office:value="144.47374100898" calcext:value-type="float">
            <text:p>144,4737410089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364</text:p>
          </table:table-cell>
          <table:table-cell office:value-type="float" office:value="2.6279711723328" calcext:value-type="float">
            <text:p>2,6279711723328</text:p>
          </table:table-cell>
          <table:table-cell office:value-type="float" office:value="0.75893618166447" calcext:value-type="float">
            <text:p>0,75893618166447</text:p>
          </table:table-cell>
          <table:table-cell office:value-type="float" office:value="-142.88811471052" calcext:value-type="float">
            <text:p>-142,8881147105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375</text:p>
          </table:table-cell>
          <table:table-cell office:value-type="float" office:value="5.6684499979019" calcext:value-type="float">
            <text:p>5,6684499979019</text:p>
          </table:table-cell>
          <table:table-cell office:value-type="float" office:value="3.7716406583786" calcext:value-type="float">
            <text:p>3,7716406583786</text:p>
          </table:table-cell>
          <table:table-cell office:value-type="float" office:value="-151.37014115692" calcext:value-type="float">
            <text:p>-151,3701411569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386</text:p>
          </table:table-cell>
          <table:table-cell office:value-type="float" office:value="-1.4385272562504" calcext:value-type="float">
            <text:p>-1,4385272562504</text:p>
          </table:table-cell>
          <table:table-cell office:value-type="float" office:value="2.1784476935863" calcext:value-type="float">
            <text:p>2,1784476935863</text:p>
          </table:table-cell>
          <table:table-cell office:value-type="float" office:value="-17.745433339647" calcext:value-type="float">
            <text:p>-17,745433339647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397</text:p>
          </table:table-cell>
          <table:table-cell office:value-type="float" office:value="3.9575415849686" calcext:value-type="float">
            <text:p>3,9575415849686</text:p>
          </table:table-cell>
          <table:table-cell office:value-type="float" office:value="1.4719749987125" calcext:value-type="float">
            <text:p>1,4719749987125</text:p>
          </table:table-cell>
          <table:table-cell office:value-type="float" office:value="7.4377809740176" calcext:value-type="float">
            <text:p>7,437780974017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408</text:p>
          </table:table-cell>
          <table:table-cell office:value-type="float" office:value="9.0357035398483" calcext:value-type="float">
            <text:p>9,0357035398483</text:p>
          </table:table-cell>
          <table:table-cell office:value-type="float" office:value="3.0956014990807" calcext:value-type="float">
            <text:p>3,0956014990807</text:p>
          </table:table-cell>
          <table:table-cell office:value-type="float" office:value="-175.9834988102" calcext:value-type="float">
            <text:p>-175,983498810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419</text:p>
          </table:table-cell>
          <table:table-cell office:value-type="float" office:value="9.2301607131958" calcext:value-type="float">
            <text:p>9,2301607131958</text:p>
          </table:table-cell>
          <table:table-cell office:value-type="float" office:value="8.9925050735474" calcext:value-type="float">
            <text:p>8,9925050735474</text:p>
          </table:table-cell>
          <table:table-cell office:value-type="float" office:value="-103.58419236104" calcext:value-type="float">
            <text:p>-103,5841923610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430</text:p>
          </table:table-cell>
          <table:table-cell office:value-type="float" office:value="3.9221897721291" calcext:value-type="float">
            <text:p>3,9221897721291</text:p>
          </table:table-cell>
          <table:table-cell office:value-type="float" office:value="-0.54154820740223" calcext:value-type="float">
            <text:p>-0,54154820740223</text:p>
          </table:table-cell>
          <table:table-cell office:value-type="float" office:value="104.81640259931" calcext:value-type="float">
            <text:p>104,8164025993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441</text:p>
          </table:table-cell>
          <table:table-cell office:value-type="float" office:value="3.8149124383926" calcext:value-type="float">
            <text:p>3,8149124383926</text:p>
          </table:table-cell>
          <table:table-cell office:value-type="float" office:value="1.7724761366844" calcext:value-type="float">
            <text:p>1,7724761366844</text:p>
          </table:table-cell>
          <table:table-cell office:value-type="float" office:value="28.216556948461" calcext:value-type="float">
            <text:p>28,21655694846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452</text:p>
          </table:table-cell>
          <table:table-cell office:value-type="float" office:value="2.7212542295456" calcext:value-type="float">
            <text:p>2,7212542295456</text:p>
          </table:table-cell>
          <table:table-cell office:value-type="float" office:value="2.0458956062794" calcext:value-type="float">
            <text:p>2,0458956062794</text:p>
          </table:table-cell>
          <table:table-cell office:value-type="float" office:value="161.75636516255" calcext:value-type="float">
            <text:p>161,7563651625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463</text:p>
          </table:table-cell>
          <table:table-cell office:value-type="float" office:value="3.7473782896996" calcext:value-type="float">
            <text:p>3,7473782896996</text:p>
          </table:table-cell>
          <table:table-cell office:value-type="float" office:value="2.0950308442116" calcext:value-type="float">
            <text:p>2,0950308442116</text:p>
          </table:table-cell>
          <table:table-cell office:value-type="float" office:value="142.29804239455" calcext:value-type="float">
            <text:p>142,2980423945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474</text:p>
          </table:table-cell>
          <table:table-cell office:value-type="float" office:value="5.0095897912979" calcext:value-type="float">
            <text:p>5,0095897912979</text:p>
          </table:table-cell>
          <table:table-cell office:value-type="float" office:value="1.6949640214443" calcext:value-type="float">
            <text:p>1,6949640214443</text:p>
          </table:table-cell>
          <table:table-cell office:value-type="float" office:value="-137.81962121368" calcext:value-type="float">
            <text:p>-137,8196212136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485</text:p>
          </table:table-cell>
          <table:table-cell office:value-type="float" office:value="9.3404215574265" calcext:value-type="float">
            <text:p>9,3404215574265</text:p>
          </table:table-cell>
          <table:table-cell office:value-type="float" office:value="0.16864698380232" calcext:value-type="float">
            <text:p>0,16864698380232</text:p>
          </table:table-cell>
          <table:table-cell office:value-type="float" office:value="-172.51600733229" calcext:value-type="float">
            <text:p>-172,5160073322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496</text:p>
          </table:table-cell>
          <table:table-cell office:value-type="float" office:value="7.6226532459259" calcext:value-type="float">
            <text:p>7,6226532459259</text:p>
          </table:table-cell>
          <table:table-cell office:value-type="float" office:value="-0.58501195162535" calcext:value-type="float">
            <text:p>-0,58501195162535</text:p>
          </table:table-cell>
          <table:table-cell office:value-type="float" office:value="134.57962206215" calcext:value-type="float">
            <text:p>134,5796220621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507</text:p>
          </table:table-cell>
          <table:table-cell office:value-type="float" office:value="-0.7541449368" calcext:value-type="float">
            <text:p>-0,7541449368</text:p>
          </table:table-cell>
          <table:table-cell office:value-type="float" office:value="7.515966296196" calcext:value-type="float">
            <text:p>7,515966296196</text:p>
          </table:table-cell>
          <table:table-cell office:value-type="float" office:value="51.741062455876" calcext:value-type="float">
            <text:p>51,74106245587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518</text:p>
          </table:table-cell>
          <table:table-cell office:value-type="float" office:value="2.2954475879669" calcext:value-type="float">
            <text:p>2,2954475879669</text:p>
          </table:table-cell>
          <table:table-cell office:value-type="float" office:value="4.4340580701828" calcext:value-type="float">
            <text:p>4,4340580701828</text:p>
          </table:table-cell>
          <table:table-cell office:value-type="float" office:value="-41.632038772486" calcext:value-type="float">
            <text:p>-41,63203877248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529</text:p>
          </table:table-cell>
          <table:table-cell office:value-type="float" office:value="3.0192059278488" calcext:value-type="float">
            <text:p>3,0192059278488</text:p>
          </table:table-cell>
          <table:table-cell office:value-type="float" office:value="3.6869749426842" calcext:value-type="float">
            <text:p>3,6869749426842</text:p>
          </table:table-cell>
          <table:table-cell office:value-type="float" office:value="176.50852841177" calcext:value-type="float">
            <text:p>176,50852841177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540</text:p>
          </table:table-cell>
          <table:table-cell office:value-type="float" office:value="6.2531900405884" calcext:value-type="float">
            <text:p>6,2531900405884</text:p>
          </table:table-cell>
          <table:table-cell office:value-type="float" office:value="3.1643885374069" calcext:value-type="float">
            <text:p>3,1643885374069</text:p>
          </table:table-cell>
          <table:table-cell office:value-type="float" office:value="84.417502591564" calcext:value-type="float">
            <text:p>84,41750259156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551</text:p>
          </table:table-cell>
          <table:table-cell office:value-type="float" office:value="0.35540759563446" calcext:value-type="float">
            <text:p>0,35540759563446</text:p>
          </table:table-cell>
          <table:table-cell office:value-type="float" office:value="4.0622824430466" calcext:value-type="float">
            <text:p>4,0622824430466</text:p>
          </table:table-cell>
          <table:table-cell office:value-type="float" office:value="-94.971362952214" calcext:value-type="float">
            <text:p>-94,97136295221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562</text:p>
          </table:table-cell>
          <table:table-cell office:value-type="float" office:value="6.3710260391235" calcext:value-type="float">
            <text:p>6,3710260391235</text:p>
          </table:table-cell>
          <table:table-cell office:value-type="float" office:value="-0.44213682413101" calcext:value-type="float">
            <text:p>-0,44213682413101</text:p>
          </table:table-cell>
          <table:table-cell office:value-type="float" office:value="150.28383625541" calcext:value-type="float">
            <text:p>150,2838362554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573</text:p>
          </table:table-cell>
          <table:table-cell office:value-type="float" office:value="9.4718599319458" calcext:value-type="float">
            <text:p>9,4718599319458</text:p>
          </table:table-cell>
          <table:table-cell office:value-type="float" office:value="6.3940638303757" calcext:value-type="float">
            <text:p>6,3940638303757</text:p>
          </table:table-cell>
          <table:table-cell office:value-type="float" office:value="-98.400613304916" calcext:value-type="float">
            <text:p>-98,40061330491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584</text:p>
          </table:table-cell>
          <table:table-cell office:value-type="float" office:value="-1.5186287462711" calcext:value-type="float">
            <text:p>-1,5186287462711</text:p>
          </table:table-cell>
          <table:table-cell office:value-type="float" office:value="1.8315950036049" calcext:value-type="float">
            <text:p>1,8315950036049</text:p>
          </table:table-cell>
          <table:table-cell office:value-type="float" office:value="-40.017694045024" calcext:value-type="float">
            <text:p>-40,01769404502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595</text:p>
          </table:table-cell>
          <table:table-cell office:value-type="float" office:value="-0.98916694521904" calcext:value-type="float">
            <text:p>-0,98916694521904</text:p>
          </table:table-cell>
          <table:table-cell office:value-type="float" office:value="0.79996608197689" calcext:value-type="float">
            <text:p>0,79996608197689</text:p>
          </table:table-cell>
          <table:table-cell office:value-type="float" office:value="140.24093500368" calcext:value-type="float">
            <text:p>140,2409350036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606</text:p>
          </table:table-cell>
          <table:table-cell office:value-type="float" office:value="4.5837616920471" calcext:value-type="float">
            <text:p>4,5837616920471</text:p>
          </table:table-cell>
          <table:table-cell office:value-type="float" office:value="5.7326489686966" calcext:value-type="float">
            <text:p>5,7326489686966</text:p>
          </table:table-cell>
          <table:table-cell office:value-type="float" office:value="114.70180863787" calcext:value-type="float">
            <text:p>114,7018086378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617</text:p>
          </table:table-cell>
          <table:table-cell office:value-type="float" office:value="6.0225909948349" calcext:value-type="float">
            <text:p>6,0225909948349</text:p>
          </table:table-cell>
          <table:table-cell office:value-type="float" office:value="5.0336158275604" calcext:value-type="float">
            <text:p>5,0336158275604</text:p>
          </table:table-cell>
          <table:table-cell office:value-type="float" office:value="-15.387421390813" calcext:value-type="float">
            <text:p>-15,38742139081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628</text:p>
          </table:table-cell>
          <table:table-cell office:value-type="float" office:value="5.2191883325577" calcext:value-type="float">
            <text:p>5,2191883325577</text:p>
          </table:table-cell>
          <table:table-cell office:value-type="float" office:value="3.5827341675758" calcext:value-type="float">
            <text:p>3,5827341675758</text:p>
          </table:table-cell>
          <table:table-cell office:value-type="float" office:value="-87.751936001383" calcext:value-type="float">
            <text:p>-87,751936001383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639</text:p>
          </table:table-cell>
          <table:table-cell office:value-type="float" office:value="7.0969223976135" calcext:value-type="float">
            <text:p>7,0969223976135</text:p>
          </table:table-cell>
          <table:table-cell office:value-type="float" office:value="4.2605644464493" calcext:value-type="float">
            <text:p>4,2605644464493</text:p>
          </table:table-cell>
          <table:table-cell office:value-type="float" office:value="-150.21000546255" calcext:value-type="float">
            <text:p>-150,2100054625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650</text:p>
          </table:table-cell>
          <table:table-cell office:value-type="float" office:value="8.274439573288" calcext:value-type="float">
            <text:p>8,274439573288</text:p>
          </table:table-cell>
          <table:table-cell office:value-type="float" office:value="4.4434580206871" calcext:value-type="float">
            <text:p>4,4434580206871</text:p>
          </table:table-cell>
          <table:table-cell office:value-type="float" office:value="74.388179809425" calcext:value-type="float">
            <text:p>74,38817980942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661</text:p>
          </table:table-cell>
          <table:table-cell office:value-type="float" office:value="-1.5850135684013" calcext:value-type="float">
            <text:p>-1,5850135684013</text:p>
          </table:table-cell>
          <table:table-cell office:value-type="float" office:value="8.449667096138" calcext:value-type="float">
            <text:p>8,449667096138</text:p>
          </table:table-cell>
          <table:table-cell office:value-type="float" office:value="33.9721281817" calcext:value-type="float">
            <text:p>33,972128181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672</text:p>
          </table:table-cell>
          <table:table-cell office:value-type="float" office:value="-0.58367364108562" calcext:value-type="float">
            <text:p>-0,58367364108562</text:p>
          </table:table-cell>
          <table:table-cell office:value-type="float" office:value="9.4193869829178" calcext:value-type="float">
            <text:p>9,4193869829178</text:p>
          </table:table-cell>
          <table:table-cell office:value-type="float" office:value="-22.535197484265" calcext:value-type="float">
            <text:p>-22,53519748426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683</text:p>
          </table:table-cell>
          <table:table-cell office:value-type="float" office:value="-1.5850424766541" calcext:value-type="float">
            <text:p>-1,5850424766541</text:p>
          </table:table-cell>
          <table:table-cell office:value-type="float" office:value="6.6050708293915" calcext:value-type="float">
            <text:p>6,6050708293915</text:p>
          </table:table-cell>
          <table:table-cell office:value-type="float" office:value="-33.688271880909" calcext:value-type="float">
            <text:p>-33,68827188090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694</text:p>
          </table:table-cell>
          <table:table-cell office:value-type="float" office:value="3.3914211392403" calcext:value-type="float">
            <text:p>3,3914211392403</text:p>
          </table:table-cell>
          <table:table-cell office:value-type="float" office:value="6.1150568723679" calcext:value-type="float">
            <text:p>6,1150568723679</text:p>
          </table:table-cell>
          <table:table-cell office:value-type="float" office:value="44.314702225339" calcext:value-type="float">
            <text:p>44,314702225339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705</text:p>
          </table:table-cell>
          <table:table-cell office:value-type="float" office:value="7.1542990207672" calcext:value-type="float">
            <text:p>7,1542990207672</text:p>
          </table:table-cell>
          <table:table-cell office:value-type="float" office:value="4.9773985147476" calcext:value-type="float">
            <text:p>4,9773985147476</text:p>
          </table:table-cell>
          <table:table-cell office:value-type="float" office:value="42.162600216592" calcext:value-type="float">
            <text:p>42,16260021659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716</text:p>
          </table:table-cell>
          <table:table-cell office:value-type="float" office:value="7.0690584182739" calcext:value-type="float">
            <text:p>7,0690584182739</text:p>
          </table:table-cell>
          <table:table-cell office:value-type="float" office:value="9.5758199691772" calcext:value-type="float">
            <text:p>9,5758199691772</text:p>
          </table:table-cell>
          <table:table-cell office:value-type="float" office:value="-117.32800902834" calcext:value-type="float">
            <text:p>-117,3280090283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727</text:p>
          </table:table-cell>
          <table:table-cell office:value-type="float" office:value="10.085000991821" calcext:value-type="float">
            <text:p>10,085000991821</text:p>
          </table:table-cell>
          <table:table-cell office:value-type="float" office:value="8.3997422456741" calcext:value-type="float">
            <text:p>8,3997422456741</text:p>
          </table:table-cell>
          <table:table-cell office:value-type="float" office:value="177.89704480748" calcext:value-type="float">
            <text:p>177,8970448074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738</text:p>
          </table:table-cell>
          <table:table-cell office:value-type="float" office:value="3.6803257465363" calcext:value-type="float">
            <text:p>3,6803257465363</text:p>
          </table:table-cell>
          <table:table-cell office:value-type="float" office:value="9.0996170043945" calcext:value-type="float">
            <text:p>9,0996170043945</text:p>
          </table:table-cell>
          <table:table-cell office:value-type="float" office:value="92.589527178722" calcext:value-type="float">
            <text:p>92,58952717872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749</text:p>
          </table:table-cell>
          <table:table-cell office:value-type="float" office:value="0.90576216578484" calcext:value-type="float">
            <text:p>0,90576216578484</text:p>
          </table:table-cell>
          <table:table-cell office:value-type="float" office:value="5.3750461339951" calcext:value-type="float">
            <text:p>5,3750461339951</text:p>
          </table:table-cell>
          <table:table-cell office:value-type="float" office:value="143.71408474673" calcext:value-type="float">
            <text:p>143,7140847467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760</text:p>
          </table:table-cell>
          <table:table-cell office:value-type="float" office:value="0.44470768421888" calcext:value-type="float">
            <text:p>0,44470768421888</text:p>
          </table:table-cell>
          <table:table-cell office:value-type="float" office:value="7.1652948856354" calcext:value-type="float">
            <text:p>7,1652948856354</text:p>
          </table:table-cell>
          <table:table-cell office:value-type="float" office:value="-122.40400587677" calcext:value-type="float">
            <text:p>-122,4040058767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771</text:p>
          </table:table-cell>
          <table:table-cell office:value-type="float" office:value="4.628284573555" calcext:value-type="float">
            <text:p>4,628284573555</text:p>
          </table:table-cell>
          <table:table-cell office:value-type="float" office:value="10.785977840424" calcext:value-type="float">
            <text:p>10,785977840424</text:p>
          </table:table-cell>
          <table:table-cell office:value-type="float" office:value="63.366446525428" calcext:value-type="float">
            <text:p>63,36644652542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782</text:p>
          </table:table-cell>
          <table:table-cell office:value-type="float" office:value="3.3079066872597" calcext:value-type="float">
            <text:p>3,3079066872597</text:p>
          </table:table-cell>
          <table:table-cell office:value-type="float" office:value="6.5544158220291" calcext:value-type="float">
            <text:p>6,5544158220291</text:p>
          </table:table-cell>
          <table:table-cell office:value-type="float" office:value="143.24186561973" calcext:value-type="float">
            <text:p>143,2418656197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793</text:p>
          </table:table-cell>
          <table:table-cell office:value-type="float" office:value="8.4882515668869" calcext:value-type="float">
            <text:p>8,4882515668869</text:p>
          </table:table-cell>
          <table:table-cell office:value-type="float" office:value="10.030057430267" calcext:value-type="float">
            <text:p>10,030057430267</text:p>
          </table:table-cell>
          <table:table-cell office:value-type="float" office:value="-27.52821156933" calcext:value-type="float">
            <text:p>-27,5282115693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804</text:p>
          </table:table-cell>
          <table:table-cell office:value-type="float" office:value="8.751357793808" calcext:value-type="float">
            <text:p>8,751357793808</text:p>
          </table:table-cell>
          <table:table-cell office:value-type="float" office:value="9.6251887083054" calcext:value-type="float">
            <text:p>9,6251887083054</text:p>
          </table:table-cell>
          <table:table-cell office:value-type="float" office:value="-145.9402293916" calcext:value-type="float">
            <text:p>-145,940229391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815</text:p>
          </table:table-cell>
          <table:table-cell office:value-type="float" office:value="-0.54237030446529" calcext:value-type="float">
            <text:p>-0,54237030446529</text:p>
          </table:table-cell>
          <table:table-cell office:value-type="float" office:value="9.782041311264" calcext:value-type="float">
            <text:p>9,782041311264</text:p>
          </table:table-cell>
          <table:table-cell office:value-type="float" office:value="-114.78934773974" calcext:value-type="float">
            <text:p>-114,7893477397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826</text:p>
          </table:table-cell>
          <table:table-cell office:value-type="float" office:value="3.0011075735092" calcext:value-type="float">
            <text:p>3,0011075735092</text:p>
          </table:table-cell>
          <table:table-cell office:value-type="float" office:value="11.085002422333" calcext:value-type="float">
            <text:p>11,085002422333</text:p>
          </table:table-cell>
          <table:table-cell office:value-type="float" office:value="-55.573635040575" calcext:value-type="float">
            <text:p>-55,573635040575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837</text:p>
          </table:table-cell>
          <table:table-cell office:value-type="float" office:value="1.9477634131908" calcext:value-type="float">
            <text:p>1,9477634131908</text:p>
          </table:table-cell>
          <table:table-cell office:value-type="float" office:value="5.389107465744" calcext:value-type="float">
            <text:p>5,389107465744</text:p>
          </table:table-cell>
          <table:table-cell office:value-type="float" office:value="3.9064661617492" calcext:value-type="float">
            <text:p>3,906466161749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848</text:p>
          </table:table-cell>
          <table:table-cell office:value-type="float" office:value="5.4769325256348" calcext:value-type="float">
            <text:p>5,4769325256348</text:p>
          </table:table-cell>
          <table:table-cell office:value-type="float" office:value="9.9910342693329" calcext:value-type="float">
            <text:p>9,9910342693329</text:p>
          </table:table-cell>
          <table:table-cell office:value-type="float" office:value="-115.61038387809" calcext:value-type="float">
            <text:p>-115,6103838780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859</text:p>
          </table:table-cell>
          <table:table-cell office:value-type="float" office:value="7.7908784151077" calcext:value-type="float">
            <text:p>7,7908784151077</text:p>
          </table:table-cell>
          <table:table-cell office:value-type="float" office:value="8.5697317123413" calcext:value-type="float">
            <text:p>8,5697317123413</text:p>
          </table:table-cell>
          <table:table-cell office:value-type="float" office:value="179.37046251479" calcext:value-type="float">
            <text:p>179,3704625147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870</text:p>
          </table:table-cell>
          <table:table-cell office:value-type="float" office:value="7.7746903896332" calcext:value-type="float">
            <text:p>7,7746903896332</text:p>
          </table:table-cell>
          <table:table-cell office:value-type="float" office:value="7.2649520635605" calcext:value-type="float">
            <text:p>7,2649520635605</text:p>
          </table:table-cell>
          <table:table-cell office:value-type="float" office:value="-94.501125584742" calcext:value-type="float">
            <text:p>-94,50112558474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881</text:p>
          </table:table-cell>
          <table:table-cell office:value-type="float" office:value="5.0256705284119" calcext:value-type="float">
            <text:p>5,0256705284119</text:p>
          </table:table-cell>
          <table:table-cell office:value-type="float" office:value="10.847944021225" calcext:value-type="float">
            <text:p>10,847944021225</text:p>
          </table:table-cell>
          <table:table-cell office:value-type="float" office:value="76.748455405995" calcext:value-type="float">
            <text:p>76,74845540599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892</text:p>
          </table:table-cell>
          <table:table-cell office:value-type="float" office:value="1.9334517419338" calcext:value-type="float">
            <text:p>1,9334517419338</text:p>
          </table:table-cell>
          <table:table-cell office:value-type="float" office:value="6.9694602489471" calcext:value-type="float">
            <text:p>6,9694602489471</text:p>
          </table:table-cell>
          <table:table-cell office:value-type="float" office:value="-177.53723928124" calcext:value-type="float">
            <text:p>-177,5372392812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903</text:p>
          </table:table-cell>
          <table:table-cell office:value-type="float" office:value="-0.78291356563568" calcext:value-type="float">
            <text:p>-0,78291356563568</text:p>
          </table:table-cell>
          <table:table-cell office:value-type="float" office:value="8.1780815124512" calcext:value-type="float">
            <text:p>8,1780815124512</text:p>
          </table:table-cell>
          <table:table-cell office:value-type="float" office:value="133.49540825862" calcext:value-type="float">
            <text:p>133,4954082586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15</text:p>
          </table:table-cell>
          <table:table-cell office:value-type="float" office:value="-1.0007832944393" calcext:value-type="float">
            <text:p>-1,0007832944393</text:p>
          </table:table-cell>
          <table:table-cell office:value-type="float" office:value="4.6361556649208" calcext:value-type="float">
            <text:p>4,6361556649208</text:p>
          </table:table-cell>
          <table:table-cell office:value-type="float" office:value="-176.30235708443" calcext:value-type="float">
            <text:p>-176,3023570844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364</text:p>
          </table:table-cell>
          <table:table-cell office:value-type="float" office:value="2.9444736242294" calcext:value-type="float">
            <text:p>2,9444736242294</text:p>
          </table:table-cell>
          <table:table-cell office:value-type="float" office:value="0.99878288805485" calcext:value-type="float">
            <text:p>0,99878288805485</text:p>
          </table:table-cell>
          <table:table-cell office:value-type="float" office:value="-142.94646044446" calcext:value-type="float">
            <text:p>-142,9464604444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375</text:p>
          </table:table-cell>
          <table:table-cell office:value-type="float" office:value="5.8060300350189" calcext:value-type="float">
            <text:p>5,8060300350189</text:p>
          </table:table-cell>
          <table:table-cell office:value-type="float" office:value="3.5933196544647" calcext:value-type="float">
            <text:p>3,5933196544647</text:p>
          </table:table-cell>
          <table:table-cell office:value-type="float" office:value="118.77096230817" calcext:value-type="float">
            <text:p>118,7709623081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386</text:p>
          </table:table-cell>
          <table:table-cell office:value-type="float" office:value="-1.4015576243401" calcext:value-type="float">
            <text:p>-1,4015576243401</text:p>
          </table:table-cell>
          <table:table-cell office:value-type="float" office:value="2.3970480263233" calcext:value-type="float">
            <text:p>2,3970480263233</text:p>
          </table:table-cell>
          <table:table-cell office:value-type="float" office:value="-108.52193756468" calcext:value-type="float">
            <text:p>-108,52193756468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397</text:p>
          </table:table-cell>
          <table:table-cell office:value-type="float" office:value="3.8252678513527" calcext:value-type="float">
            <text:p>3,8252678513527</text:p>
          </table:table-cell>
          <table:table-cell office:value-type="float" office:value="1.3500997424126" calcext:value-type="float">
            <text:p>1,3500997424126</text:p>
          </table:table-cell>
          <table:table-cell office:value-type="float" office:value="-32.094766379921" calcext:value-type="float">
            <text:p>-32,09476637992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408</text:p>
          </table:table-cell>
          <table:table-cell office:value-type="float" office:value="9.3772649765015" calcext:value-type="float">
            <text:p>9,3772649765015</text:p>
          </table:table-cell>
          <table:table-cell office:value-type="float" office:value="3.1052839756012" calcext:value-type="float">
            <text:p>3,1052839756012</text:p>
          </table:table-cell>
          <table:table-cell office:value-type="float" office:value="-177.66482359285" calcext:value-type="float">
            <text:p>-177,6648235928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419</text:p>
          </table:table-cell>
          <table:table-cell office:value-type="float" office:value="9.2335015535355" calcext:value-type="float">
            <text:p>9,2335015535355</text:p>
          </table:table-cell>
          <table:table-cell office:value-type="float" office:value="9.2727243900299" calcext:value-type="float">
            <text:p>9,2727243900299</text:p>
          </table:table-cell>
          <table:table-cell office:value-type="float" office:value="-73.060612769643" calcext:value-type="float">
            <text:p>-73,06061276964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430</text:p>
          </table:table-cell>
          <table:table-cell office:value-type="float" office:value="4.1172724962234" calcext:value-type="float">
            <text:p>4,1172724962234</text:p>
          </table:table-cell>
          <table:table-cell office:value-type="float" office:value="-0.5850039049983" calcext:value-type="float">
            <text:p>-0,5850039049983</text:p>
          </table:table-cell>
          <table:table-cell office:value-type="float" office:value="124.52919012422" calcext:value-type="float">
            <text:p>124,5291901242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441</text:p>
          </table:table-cell>
          <table:table-cell office:value-type="float" office:value="3.6499834060669" calcext:value-type="float">
            <text:p>3,6499834060669</text:p>
          </table:table-cell>
          <table:table-cell office:value-type="float" office:value="1.6273981332779" calcext:value-type="float">
            <text:p>1,6273981332779</text:p>
          </table:table-cell>
          <table:table-cell office:value-type="float" office:value="60.581548198773" calcext:value-type="float">
            <text:p>60,581548198773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452</text:p>
          </table:table-cell>
          <table:table-cell office:value-type="float" office:value="3.0587148666382" calcext:value-type="float">
            <text:p>3,0587148666382</text:p>
          </table:table-cell>
          <table:table-cell office:value-type="float" office:value="1.9797584414482" calcext:value-type="float">
            <text:p>1,9797584414482</text:p>
          </table:table-cell>
          <table:table-cell office:value-type="float" office:value="173.22214242" calcext:value-type="float">
            <text:p>173,2221424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463</text:p>
          </table:table-cell>
          <table:table-cell office:value-type="float" office:value="3.6677533388138" calcext:value-type="float">
            <text:p>3,6677533388138</text:p>
          </table:table-cell>
          <table:table-cell office:value-type="float" office:value="1.955628991127" calcext:value-type="float">
            <text:p>1,955628991127</text:p>
          </table:table-cell>
          <table:table-cell office:value-type="float" office:value="88.244430578438" calcext:value-type="float">
            <text:p>88,24443057843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474</text:p>
          </table:table-cell>
          <table:table-cell office:value-type="float" office:value="5.3036522865295" calcext:value-type="float">
            <text:p>5,3036522865295</text:p>
          </table:table-cell>
          <table:table-cell office:value-type="float" office:value="1.9622547924519" calcext:value-type="float">
            <text:p>1,9622547924519</text:p>
          </table:table-cell>
          <table:table-cell office:value-type="float" office:value="-137.81396294855" calcext:value-type="float">
            <text:p>-137,8139629485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485</text:p>
          </table:table-cell>
          <table:table-cell office:value-type="float" office:value="9.5310652256012" calcext:value-type="float">
            <text:p>9,5310652256012</text:p>
          </table:table-cell>
          <table:table-cell office:value-type="float" office:value="0.32430440187454" calcext:value-type="float">
            <text:p>0,32430440187454</text:p>
          </table:table-cell>
          <table:table-cell office:value-type="float" office:value="-144.15616746161" calcext:value-type="float">
            <text:p>-144,1561674616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496</text:p>
          </table:table-cell>
          <table:table-cell office:value-type="float" office:value="7.8729891777039" calcext:value-type="float">
            <text:p>7,8729891777039</text:p>
          </table:table-cell>
          <table:table-cell office:value-type="float" office:value="-0.5850101262331" calcext:value-type="float">
            <text:p>-0,5850101262331</text:p>
          </table:table-cell>
          <table:table-cell office:value-type="float" office:value="128.94420866754" calcext:value-type="float">
            <text:p>128,9442086675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507</text:p>
          </table:table-cell>
          <table:table-cell office:value-type="float" office:value="-1.0341118276119" calcext:value-type="float">
            <text:p>-1,0341118276119</text:p>
          </table:table-cell>
          <table:table-cell office:value-type="float" office:value="7.4698317050934" calcext:value-type="float">
            <text:p>7,4698317050934</text:p>
          </table:table-cell>
          <table:table-cell office:value-type="float" office:value="-0.78638599129619" calcext:value-type="float">
            <text:p>-0,7863859912961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518</text:p>
          </table:table-cell>
          <table:table-cell office:value-type="float" office:value="1.9804362952709" calcext:value-type="float">
            <text:p>1,9804362952709</text:p>
          </table:table-cell>
          <table:table-cell office:value-type="float" office:value="4.6663194894791" calcext:value-type="float">
            <text:p>4,6663194894791</text:p>
          </table:table-cell>
          <table:table-cell office:value-type="float" office:value="-37.54940913741" calcext:value-type="float">
            <text:p>-37,5494091374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529</text:p>
          </table:table-cell>
          <table:table-cell office:value-type="float" office:value="3.4106749296188" calcext:value-type="float">
            <text:p>3,4106749296188</text:p>
          </table:table-cell>
          <table:table-cell office:value-type="float" office:value="3.6966878175735" calcext:value-type="float">
            <text:p>3,6966878175735</text:p>
          </table:table-cell>
          <table:table-cell office:value-type="float" office:value="-179.52219695802" calcext:value-type="float">
            <text:p>-179,52219695802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540</text:p>
          </table:table-cell>
          <table:table-cell office:value-type="float" office:value="6.3931673765182" calcext:value-type="float">
            <text:p>6,3931673765182</text:p>
          </table:table-cell>
          <table:table-cell office:value-type="float" office:value="2.9817697405815" calcext:value-type="float">
            <text:p>2,9817697405815</text:p>
          </table:table-cell>
          <table:table-cell office:value-type="float" office:value="132.66101916125" calcext:value-type="float">
            <text:p>132,66101916125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551</text:p>
          </table:table-cell>
          <table:table-cell office:value-type="float" office:value="0.51015697419643" calcext:value-type="float">
            <text:p>0,51015697419643</text:p>
          </table:table-cell>
          <table:table-cell office:value-type="float" office:value="4.3555077910423" calcext:value-type="float">
            <text:p>4,3555077910423</text:p>
          </table:table-cell>
          <table:table-cell office:value-type="float" office:value="-124.41642117348" calcext:value-type="float">
            <text:p>-124,4164211734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562</text:p>
          </table:table-cell>
          <table:table-cell office:value-type="float" office:value="6.6996151208878" calcext:value-type="float">
            <text:p>6,6996151208878</text:p>
          </table:table-cell>
          <table:table-cell office:value-type="float" office:value="-0.55885948240757" calcext:value-type="float">
            <text:p>-0,55885948240757</text:p>
          </table:table-cell>
          <table:table-cell office:value-type="float" office:value="163.41340314051" calcext:value-type="float">
            <text:p>163,4134031405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573</text:p>
          </table:table-cell>
          <table:table-cell office:value-type="float" office:value="9.5657271146774" calcext:value-type="float">
            <text:p>9,5657271146774</text:p>
          </table:table-cell>
          <table:table-cell office:value-type="float" office:value="6.5156203508377" calcext:value-type="float">
            <text:p>6,5156203508377</text:p>
          </table:table-cell>
          <table:table-cell office:value-type="float" office:value="-93.690920787252" calcext:value-type="float">
            <text:p>-93,69092078725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584</text:p>
          </table:table-cell>
          <table:table-cell office:value-type="float" office:value="-1.585009098053" calcext:value-type="float">
            <text:p>-1,585009098053</text:p>
          </table:table-cell>
          <table:table-cell office:value-type="float" office:value="1.6834735870361" calcext:value-type="float">
            <text:p>1,6834735870361</text:p>
          </table:table-cell>
          <table:table-cell office:value-type="float" office:value="10.551372910761" calcext:value-type="float">
            <text:p>10,55137291076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595</text:p>
          </table:table-cell>
          <table:table-cell office:value-type="float" office:value="-0.79414717853069" calcext:value-type="float">
            <text:p>-0,79414717853069</text:p>
          </table:table-cell>
          <table:table-cell office:value-type="float" office:value="0.6265290081501" calcext:value-type="float">
            <text:p>0,6265290081501</text:p>
          </table:table-cell>
          <table:table-cell office:value-type="float" office:value="135.86258584527" calcext:value-type="float">
            <text:p>135,8625858452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606</text:p>
          </table:table-cell>
          <table:table-cell office:value-type="float" office:value="4.7489181160927" calcext:value-type="float">
            <text:p>4,7489181160927</text:p>
          </table:table-cell>
          <table:table-cell office:value-type="float" office:value="5.3715819120407" calcext:value-type="float">
            <text:p>5,3715819120407</text:p>
          </table:table-cell>
          <table:table-cell office:value-type="float" office:value="114.71338484697" calcext:value-type="float">
            <text:p>114,7133848469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617</text:p>
          </table:table-cell>
          <table:table-cell office:value-type="float" office:value="5.6390690803528" calcext:value-type="float">
            <text:p>5,6390690803528</text:p>
          </table:table-cell>
          <table:table-cell office:value-type="float" office:value="5.1386791467667" calcext:value-type="float">
            <text:p>5,1386791467667</text:p>
          </table:table-cell>
          <table:table-cell office:value-type="float" office:value="-15.418748567059" calcext:value-type="float">
            <text:p>-15,418748567059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628</text:p>
          </table:table-cell>
          <table:table-cell office:value-type="float" office:value="5.4372847080231" calcext:value-type="float">
            <text:p>5,4372847080231</text:p>
          </table:table-cell>
          <table:table-cell office:value-type="float" office:value="3.622861802578" calcext:value-type="float">
            <text:p>3,622861802578</text:p>
          </table:table-cell>
          <table:table-cell office:value-type="float" office:value="-178.54445147666" calcext:value-type="float">
            <text:p>-178,5444514766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639</text:p>
          </table:table-cell>
          <table:table-cell office:value-type="float" office:value="7.442632317543" calcext:value-type="float">
            <text:p>7,442632317543</text:p>
          </table:table-cell>
          <table:table-cell office:value-type="float" office:value="4.4578632712364" calcext:value-type="float">
            <text:p>4,4578632712364</text:p>
          </table:table-cell>
          <table:table-cell office:value-type="float" office:value="-150.19680284391" calcext:value-type="float">
            <text:p>-150,1968028439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650</text:p>
          </table:table-cell>
          <table:table-cell office:value-type="float" office:value="8.120950460434" calcext:value-type="float">
            <text:p>8,120950460434</text:p>
          </table:table-cell>
          <table:table-cell office:value-type="float" office:value="4.1069322824478" calcext:value-type="float">
            <text:p>4,1069322824478</text:p>
          </table:table-cell>
          <table:table-cell office:value-type="float" office:value="62.613883595558" calcext:value-type="float">
            <text:p>62,61388359555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661</text:p>
          </table:table-cell>
          <table:table-cell office:value-type="float" office:value="-1.5850037336349" calcext:value-type="float">
            <text:p>-1,5850037336349</text:p>
          </table:table-cell>
          <table:table-cell office:value-type="float" office:value="8.1493997573853" calcext:value-type="float">
            <text:p>8,1493997573853</text:p>
          </table:table-cell>
          <table:table-cell office:value-type="float" office:value="34.303628714981" calcext:value-type="float">
            <text:p>34,30362871498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672</text:p>
          </table:table-cell>
          <table:table-cell office:value-type="float" office:value="-0.55891137570143" calcext:value-type="float">
            <text:p>-0,55891137570143</text:p>
          </table:table-cell>
          <table:table-cell office:value-type="float" office:value="9.6300935745239" calcext:value-type="float">
            <text:p>9,6300935745239</text:p>
          </table:table-cell>
          <table:table-cell office:value-type="float" office:value="-107.53231519347" calcext:value-type="float">
            <text:p>-107,5323151934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683</text:p>
          </table:table-cell>
          <table:table-cell office:value-type="float" office:value="-1.5850111842155" calcext:value-type="float">
            <text:p>-1,5850111842155</text:p>
          </table:table-cell>
          <table:table-cell office:value-type="float" office:value="6.9880378246307" calcext:value-type="float">
            <text:p>6,9880378246307</text:p>
          </table:table-cell>
          <table:table-cell office:value-type="float" office:value="-33.837843472791" calcext:value-type="float">
            <text:p>-33,83784347279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694</text:p>
          </table:table-cell>
          <table:table-cell office:value-type="float" office:value="3.5180753469467" calcext:value-type="float">
            <text:p>3,5180753469467</text:p>
          </table:table-cell>
          <table:table-cell office:value-type="float" office:value="5.9322810173035" calcext:value-type="float">
            <text:p>5,9322810173035</text:p>
          </table:table-cell>
          <table:table-cell office:value-type="float" office:value="134.78464533569" calcext:value-type="float">
            <text:p>134,78464533569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705</text:p>
          </table:table-cell>
          <table:table-cell office:value-type="float" office:value="6.9316536188126" calcext:value-type="float">
            <text:p>6,9316536188126</text:p>
          </table:table-cell>
          <table:table-cell office:value-type="float" office:value="4.8904210329056" calcext:value-type="float">
            <text:p>4,8904210329056</text:p>
          </table:table-cell>
          <table:table-cell office:value-type="float" office:value="18.55027030228" calcext:value-type="float">
            <text:p>18,5502703022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716</text:p>
          </table:table-cell>
          <table:table-cell office:value-type="float" office:value="7.257889509201" calcext:value-type="float">
            <text:p>7,257889509201</text:p>
          </table:table-cell>
          <table:table-cell office:value-type="float" office:value="9.9127691984177" calcext:value-type="float">
            <text:p>9,9127691984177</text:p>
          </table:table-cell>
          <table:table-cell office:value-type="float" office:value="-122.01927118241" calcext:value-type="float">
            <text:p>-122,0192711824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727</text:p>
          </table:table-cell>
          <table:table-cell office:value-type="float" office:value="10.085006952286" calcext:value-type="float">
            <text:p>10,085006952286</text:p>
          </table:table-cell>
          <table:table-cell office:value-type="float" office:value="8.5122138261795" calcext:value-type="float">
            <text:p>8,5122138261795</text:p>
          </table:table-cell>
          <table:table-cell office:value-type="float" office:value="-149.87105624691" calcext:value-type="float">
            <text:p>-149,8710562469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738</text:p>
          </table:table-cell>
          <table:table-cell office:value-type="float" office:value="3.8658624887466" calcext:value-type="float">
            <text:p>3,8658624887466</text:p>
          </table:table-cell>
          <table:table-cell office:value-type="float" office:value="8.8640367984772" calcext:value-type="float">
            <text:p>8,8640367984772</text:p>
          </table:table-cell>
          <table:table-cell office:value-type="float" office:value="136.9909997199" calcext:value-type="float">
            <text:p>136,990999719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749</text:p>
          </table:table-cell>
          <table:table-cell office:value-type="float" office:value="1.0162968933582" calcext:value-type="float">
            <text:p>1,0162968933582</text:p>
          </table:table-cell>
          <table:table-cell office:value-type="float" office:value="5.1828175783157" calcext:value-type="float">
            <text:p>5,1828175783157</text:p>
          </table:table-cell>
          <table:table-cell office:value-type="float" office:value="117.79426920945" calcext:value-type="float">
            <text:p>117,79426920945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760</text:p>
          </table:table-cell>
          <table:table-cell office:value-type="float" office:value="0.36206394433975" calcext:value-type="float">
            <text:p>0,36206394433975</text:p>
          </table:table-cell>
          <table:table-cell office:value-type="float" office:value="7.4052345752716" calcext:value-type="float">
            <text:p>7,4052345752716</text:p>
          </table:table-cell>
          <table:table-cell office:value-type="float" office:value="-58.358540200883" calcext:value-type="float">
            <text:p>-58,35854020088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771</text:p>
          </table:table-cell>
          <table:table-cell office:value-type="float" office:value="4.4037905335426" calcext:value-type="float">
            <text:p>4,4037905335426</text:p>
          </table:table-cell>
          <table:table-cell office:value-type="float" office:value="10.854132175446" calcext:value-type="float">
            <text:p>10,854132175446</text:p>
          </table:table-cell>
          <table:table-cell office:value-type="float" office:value="-22.630526951164" calcext:value-type="float">
            <text:p>-22,63052695116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782</text:p>
          </table:table-cell>
          <table:table-cell office:value-type="float" office:value="3.2012015581131" calcext:value-type="float">
            <text:p>3,2012015581131</text:p>
          </table:table-cell>
          <table:table-cell office:value-type="float" office:value="6.3588035106659" calcext:value-type="float">
            <text:p>6,3588035106659</text:p>
          </table:table-cell>
          <table:table-cell office:value-type="float" office:value="52.485917024552" calcext:value-type="float">
            <text:p>52,48591702455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793</text:p>
          </table:table-cell>
          <table:table-cell office:value-type="float" office:value="8.3117640018463" calcext:value-type="float">
            <text:p>8,3117640018463</text:p>
          </table:table-cell>
          <table:table-cell office:value-type="float" office:value="9.9505120515823" calcext:value-type="float">
            <text:p>9,9505120515823</text:p>
          </table:table-cell>
          <table:table-cell office:value-type="float" office:value="37.671967296843" calcext:value-type="float">
            <text:p>37,67196729684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804</text:p>
          </table:table-cell>
          <table:table-cell office:value-type="float" office:value="8.9331912994385" calcext:value-type="float">
            <text:p>8,9331912994385</text:p>
          </table:table-cell>
          <table:table-cell office:value-type="float" office:value="9.5678269863129" calcext:value-type="float">
            <text:p>9,5678269863129</text:p>
          </table:table-cell>
          <table:table-cell office:value-type="float" office:value="148.71336700051" calcext:value-type="float">
            <text:p>148,7133670005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815</text:p>
          </table:table-cell>
          <table:table-cell office:value-type="float" office:value="-0.72005495429039" calcext:value-type="float">
            <text:p>-0,72005495429039</text:p>
          </table:table-cell>
          <table:table-cell office:value-type="float" office:value="9.9190843105316" calcext:value-type="float">
            <text:p>9,9190843105316</text:p>
          </table:table-cell>
          <table:table-cell office:value-type="float" office:value="-24.434749867506" calcext:value-type="float">
            <text:p>-24,434749867506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826</text:p>
          </table:table-cell>
          <table:table-cell office:value-type="float" office:value="2.7264329791069" calcext:value-type="float">
            <text:p>2,7264329791069</text:p>
          </table:table-cell>
          <table:table-cell office:value-type="float" office:value="11.085007190704" calcext:value-type="float">
            <text:p>11,085007190704</text:p>
          </table:table-cell>
          <table:table-cell office:value-type="float" office:value="-56.123094953549" calcext:value-type="float">
            <text:p>-56,123094953549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837</text:p>
          </table:table-cell>
          <table:table-cell office:value-type="float" office:value="1.7532767355442" calcext:value-type="float">
            <text:p>1,7532767355442</text:p>
          </table:table-cell>
          <table:table-cell office:value-type="float" office:value="5.2746593952179" calcext:value-type="float">
            <text:p>5,2746593952179</text:p>
          </table:table-cell>
          <table:table-cell office:value-type="float" office:value="33.333735101542" calcext:value-type="float">
            <text:p>33,33373510154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848</text:p>
          </table:table-cell>
          <table:table-cell office:value-type="float" office:value="5.7165610790253" calcext:value-type="float">
            <text:p>5,7165610790253</text:p>
          </table:table-cell>
          <table:table-cell office:value-type="float" office:value="10.086945295334" calcext:value-type="float">
            <text:p>10,086945295334</text:p>
          </table:table-cell>
          <table:table-cell office:value-type="float" office:value="-165.49461966108" calcext:value-type="float">
            <text:p>-165,4946196610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859</text:p>
          </table:table-cell>
          <table:table-cell office:value-type="float" office:value="8.1630784273148" calcext:value-type="float">
            <text:p>8,1630784273148</text:p>
          </table:table-cell>
          <table:table-cell office:value-type="float" office:value="8.5938107967377" calcext:value-type="float">
            <text:p>8,5938107967377</text:p>
          </table:table-cell>
          <table:table-cell office:value-type="float" office:value="-170.25535273704" calcext:value-type="float">
            <text:p>-170,2553527370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870</text:p>
          </table:table-cell>
          <table:table-cell office:value-type="float" office:value="7.9239630699158" calcext:value-type="float">
            <text:p>7,9239630699158</text:p>
          </table:table-cell>
          <table:table-cell office:value-type="float" office:value="7.5633543729782" calcext:value-type="float">
            <text:p>7,5633543729782</text:p>
          </table:table-cell>
          <table:table-cell office:value-type="float" office:value="-123.04285681172" calcext:value-type="float">
            <text:p>-123,0428568117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881</text:p>
          </table:table-cell>
          <table:table-cell office:value-type="float" office:value="5.2324551343918" calcext:value-type="float">
            <text:p>5,2324551343918</text:p>
          </table:table-cell>
          <table:table-cell office:value-type="float" office:value="10.766769647598" calcext:value-type="float">
            <text:p>10,766769647598</text:p>
          </table:table-cell>
          <table:table-cell office:value-type="float" office:value="167.52689355498" calcext:value-type="float">
            <text:p>167,5268935549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892</text:p>
          </table:table-cell>
          <table:table-cell office:value-type="float" office:value="2.3312668502331" calcext:value-type="float">
            <text:p>2,3312668502331</text:p>
          </table:table-cell>
          <table:table-cell office:value-type="float" office:value="6.9877111911774" calcext:value-type="float">
            <text:p>6,9877111911774</text:p>
          </table:table-cell>
          <table:table-cell office:value-type="float" office:value="-177.48708026424" calcext:value-type="float">
            <text:p>-177,4870802642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903</text:p>
          </table:table-cell>
          <table:table-cell office:value-type="float" office:value="-0.86216412484646" calcext:value-type="float">
            <text:p>-0,86216412484646</text:p>
          </table:table-cell>
          <table:table-cell office:value-type="float" office:value="8.0916845798492" calcext:value-type="float">
            <text:p>8,0916845798492</text:p>
          </table:table-cell>
          <table:table-cell office:value-type="float" office:value="131.72379724539" calcext:value-type="float">
            <text:p>131,7237972453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</table:table>
      <table:table table:name="analyse" table:style-name="ta1">
        <table:shapes>
          <draw:frame draw:z-index="0" draw:style-name="gr1" draw:text-style-name="P1" svg:width="15.997cm" svg:height="9.004cm" svg:x="18.337cm" svg:y="0.558cm">
            <draw:object draw:notify-on-update-of-ranges="analyse.C1:analyse.C1 analyse.C2:analyse.C50 analyse.E1:analyse.E1 analyse.E2:analyse.E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18.365cm" svg:y="9.775cm">
            <draw:object draw:notify-on-update-of-ranges="analyse.F1:analyse.F1 analyse.F2:analyse.F50 analyse.G1:analyse.G1 analyse.G2:analyse.G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5cm" svg:x="34.445cm" svg:y="0.664cm">
            <draw:object draw:notify-on-update-of-ranges="analyse.H1:analyse.H1 analyse.H2:analyse.H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pinion_1</text:p>
          </table:table-cell>
          <table:table-cell office:value-type="string" calcext:value-type="string">
            <text:p>somme_1</text:p>
          </table:table-cell>
          <table:table-cell office:value-type="string" calcext:value-type="string">
            <text:p>opinion_2</text:p>
          </table:table-cell>
          <table:table-cell office:value-type="string" calcext:value-type="string">
            <text:p>somme_2</text:p>
          </table:table-cell>
          <table:table-cell office:value-type="string" calcext:value-type="string">
            <text:p>puissance_1</text:p>
          </table:table-cell>
          <table:table-cell office:value-type="string" calcext:value-type="string">
            <text:p>puissance_2</text:p>
          </table:table-cell>
          <table:table-cell office:value-type="string" calcext:value-type="string">
            <text:p>eta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9.6" calcext:value-type="float">
            <text:p>49,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8.9411764705882" calcext:value-type="float">
            <text:p>48,9411764705882</text:p>
          </table:table-cell>
          <table:table-cell office:value-type="float" office:value="49.5" calcext:value-type="float">
            <text:p>49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8.6764705882353" calcext:value-type="float">
            <text:p>48,6764705882353</text:p>
          </table:table-cell>
          <table:table-cell office:value-type="float" office:value="49.125" calcext:value-type="float">
            <text:p>49,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8.5882352941176" calcext:value-type="float">
            <text:p>48,5882352941176</text:p>
          </table:table-cell>
          <table:table-cell office:value-type="float" office:value="48.5" calcext:value-type="float">
            <text:p>48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8.3513513513514" calcext:value-type="float">
            <text:p>48,3513513513514</text:p>
          </table:table-cell>
          <table:table-cell office:value-type="float" office:value="47.8461538461539" calcext:value-type="float">
            <text:p>47,8461538461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8.0810810810811" calcext:value-type="float">
            <text:p>48,0810810810811</text:p>
          </table:table-cell>
          <table:table-cell office:value-type="float" office:value="47.8461538461539" calcext:value-type="float">
            <text:p>47,8461538461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8.0810810810811" calcext:value-type="float">
            <text:p>48,0810810810811</text:p>
          </table:table-cell>
          <table:table-cell office:value-type="float" office:value="47.6153846153846" calcext:value-type="float">
            <text:p>47,6153846153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7.9459459459459" calcext:value-type="float">
            <text:p>47,9459459459459</text:p>
          </table:table-cell>
          <table:table-cell office:value-type="float" office:value="47.5384615384615" calcext:value-type="float">
            <text:p>47,53846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7.8108108108108" calcext:value-type="float">
            <text:p>47,8108108108108</text:p>
          </table:table-cell>
          <table:table-cell office:value-type="float" office:value="47.5384615384615" calcext:value-type="float">
            <text:p>47,53846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7.6756756756757" calcext:value-type="float">
            <text:p>47,6756756756757</text:p>
          </table:table-cell>
          <table:table-cell office:value-type="float" office:value="47.5384615384615" calcext:value-type="float">
            <text:p>47,53846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7.5945945945946" calcext:value-type="float">
            <text:p>47,5945945945946</text:p>
          </table:table-cell>
          <table:table-cell office:value-type="float" office:value="47.5384615384615" calcext:value-type="float">
            <text:p>47,5384615384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7.5135135135135" calcext:value-type="float">
            <text:p>47,5135135135135</text:p>
          </table:table-cell>
          <table:table-cell office:value-type="float" office:value="47.5384615384615" calcext:value-type="float">
            <text:p>47,5384615384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7.4324324324324" calcext:value-type="float">
            <text:p>47,4324324324324</text:p>
          </table:table-cell>
          <table:table-cell office:value-type="float" office:value="47.5384615384615" calcext:value-type="float">
            <text:p>47,5384615384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7.3157894736842" calcext:value-type="float">
            <text:p>47,3157894736842</text:p>
          </table:table-cell>
          <table:table-cell office:value-type="float" office:value="47.3333333333333" calcext:value-type="float">
            <text:p>47,3333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7.2307692307692" calcext:value-type="float">
            <text:p>47,2307692307692</text:p>
          </table:table-cell>
          <table:table-cell office:value-type="float" office:value="47.2727272727273" calcext:value-type="float">
            <text:p>47,2727272727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7.2051282051282" calcext:value-type="float">
            <text:p>47,2051282051282</text:p>
          </table:table-cell>
          <table:table-cell office:value-type="float" office:value="47.2727272727273" calcext:value-type="float">
            <text:p>47,2727272727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7.2051282051282" calcext:value-type="float">
            <text:p>47,2051282051282</text:p>
          </table:table-cell>
          <table:table-cell office:value-type="float" office:value="47.0909090909091" calcext:value-type="float">
            <text:p>47,0909090909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7.075" calcext:value-type="float">
            <text:p>47,075</text:p>
          </table:table-cell>
          <table:table-cell office:value-type="float" office:value="46.8" calcext:value-type="float">
            <text:p>46,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7.075" calcext:value-type="float">
            <text:p>47,075</text:p>
          </table:table-cell>
          <table:table-cell office:value-type="float" office:value="46.8" calcext:value-type="float">
            <text:p>46,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7.075" calcext:value-type="float">
            <text:p>47,075</text:p>
          </table:table-cell>
          <table:table-cell office:value-type="float" office:value="46.8" calcext:value-type="float">
            <text:p>46,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6.95" calcext:value-type="float">
            <text:p>46,95</text:p>
          </table:table-cell>
          <table:table-cell office:value-type="float" office:value="46.8" calcext:value-type="float">
            <text:p>46,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6.875" calcext:value-type="float">
            <text:p>46,875</text:p>
          </table:table-cell>
          <table:table-cell office:value-type="float" office:value="46.8" calcext:value-type="float">
            <text:p>46,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6.725" calcext:value-type="float">
            <text:p>46,725</text:p>
          </table:table-cell>
          <table:table-cell office:value-type="float" office:value="46.8" calcext:value-type="float">
            <text:p>46,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6.625" calcext:value-type="float">
            <text:p>46,625</text:p>
          </table:table-cell>
          <table:table-cell office:value-type="float" office:value="46.6" calcext:value-type="float">
            <text:p>46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6.375" calcext:value-type="float">
            <text:p>46,375</text:p>
          </table:table-cell>
          <table:table-cell office:value-type="float" office:value="46.6" calcext:value-type="float">
            <text:p>46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6.325" calcext:value-type="float">
            <text:p>46,325</text:p>
          </table:table-cell>
          <table:table-cell office:value-type="float" office:value="46.6" calcext:value-type="float">
            <text:p>46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6.275" calcext:value-type="float">
            <text:p>46,275</text:p>
          </table:table-cell>
          <table:table-cell office:value-type="float" office:value="46.6" calcext:value-type="float">
            <text:p>46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6.175" calcext:value-type="float">
            <text:p>46,175</text:p>
          </table:table-cell>
          <table:table-cell office:value-type="float" office:value="46.6" calcext:value-type="float">
            <text:p>46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6.175" calcext:value-type="float">
            <text:p>46,175</text:p>
          </table:table-cell>
          <table:table-cell office:value-type="float" office:value="46.4" calcext:value-type="float">
            <text:p>46,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6.1219512195122" calcext:value-type="float">
            <text:p>46,1219512195122</text:p>
          </table:table-cell>
          <table:table-cell office:value-type="float" office:value="46.2222222222222" calcext:value-type="float">
            <text:p>46,2222222222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6.1219512195122" calcext:value-type="float">
            <text:p>46,1219512195122</text:p>
          </table:table-cell>
          <table:table-cell office:value-type="float" office:value="46.2222222222222" calcext:value-type="float">
            <text:p>46,2222222222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5.9024390243903" calcext:value-type="float">
            <text:p>45,9024390243903</text:p>
          </table:table-cell>
          <table:table-cell office:value-type="float" office:value="46.2222222222222" calcext:value-type="float">
            <text:p>46,2222222222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5.8536585365854" calcext:value-type="float">
            <text:p>45,8536585365854</text:p>
          </table:table-cell>
          <table:table-cell office:value-type="float" office:value="46.2222222222222" calcext:value-type="float">
            <text:p>46,2222222222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5.7560975609756" calcext:value-type="float">
            <text:p>45,7560975609756</text:p>
          </table:table-cell>
          <table:table-cell office:value-type="float" office:value="46.2222222222222" calcext:value-type="float">
            <text:p>46,2222222222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5.7560975609756" calcext:value-type="float">
            <text:p>45,7560975609756</text:p>
          </table:table-cell>
          <table:table-cell office:value-type="float" office:value="46.2222222222222" calcext:value-type="float">
            <text:p>46,2222222222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5.7560975609756" calcext:value-type="float">
            <text:p>45,7560975609756</text:p>
          </table:table-cell>
          <table:table-cell office:value-type="float" office:value="46.2222222222222" calcext:value-type="float">
            <text:p>46,2222222222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5.6585365853659" calcext:value-type="float">
            <text:p>45,6585365853659</text:p>
          </table:table-cell>
          <table:table-cell office:value-type="float" office:value="46.2222222222222" calcext:value-type="float">
            <text:p>46,22222222222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5.5121951219512" calcext:value-type="float">
            <text:p>45,5121951219512</text:p>
          </table:table-cell>
          <table:table-cell office:value-type="float" office:value="46.2222222222222" calcext:value-type="float">
            <text:p>46,22222222222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5.3658536585366" calcext:value-type="float">
            <text:p>45,3658536585366</text:p>
          </table:table-cell>
          <table:table-cell office:value-type="float" office:value="46.2222222222222" calcext:value-type="float">
            <text:p>46,22222222222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5.3658536585366" calcext:value-type="float">
            <text:p>45,3658536585366</text:p>
          </table:table-cell>
          <table:table-cell office:value-type="float" office:value="46.2222222222222" calcext:value-type="float">
            <text:p>46,22222222222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5.2439024390244" calcext:value-type="float">
            <text:p>45,2439024390244</text:p>
          </table:table-cell>
          <table:table-cell office:value-type="float" office:value="46.2222222222222" calcext:value-type="float">
            <text:p>46,22222222222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5.2439024390244" calcext:value-type="float">
            <text:p>45,2439024390244</text:p>
          </table:table-cell>
          <table:table-cell office:value-type="float" office:value="46.2222222222222" calcext:value-type="float">
            <text:p>46,22222222222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5.0952380952381" calcext:value-type="float">
            <text:p>45,095238095238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4.7619047619048" calcext:value-type="float">
            <text:p>44,7619047619048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4.7441860465116" calcext:value-type="float">
            <text:p>44,7441860465116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4.6976744186047" calcext:value-type="float">
            <text:p>44,6976744186047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4T09:28:13.520323</meta:creation-date>
    <dc:date>2023-04-14T12:27:19.463000000</dc:date>
    <meta:generator>LibreOffice/7.4.2.3$Windows_X86_64 LibreOffice_project/382eef1f22670f7f4118c8c2dd222ec7ad009daf</meta:generator>
    <meta:editing-cycles>3</meta:editing-cycles>
    <meta:editing-duration>PT2H59M1S</meta:editing-duration>
    <meta:document-statistic meta:table-count="2" meta:cell-count="20808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46cm" svg:y="3.954cm" style:legend-expansion="high" chart:style-name="ch2"/>
        <chart:plot-area chart:style-name="ch3" table:cell-range-address="analyse.C1:analyse.C50 analyse.E1:analyse.E50" chart:data-source-has-labels="row" svg:x="0.319cm" svg:y="0.18cm" svg:width="12.508cm" svg:height="8.645cm">
          <chart:coordinate-region svg:x="0.94cm" svg:y="0.379cm" svg:width="11.747cm" svg:height="7.6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nalyse.C2:analyse.C50" chart:label-cell-address="analyse.C1:analyse.C1" chart:class="chart:line">
            <chart:data-point chart:repeated="49"/>
          </chart:series>
          <chart:series chart:style-name="ch7" chart:values-cell-range-address="analyse.E2:analyse.E50" chart:label-cell-address="analyse.E1:analyse.E1" chart:class="chart:line">
            <chart:data-point chart:repeated="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me_1</text:p>
                <draw:g>
                  <svg:desc>analyse.C1:analyse.C1</svg:desc>
                </draw:g>
              </table:table-cell>
              <table:table-cell office:value-type="string">
                <text:p>somme_2</text:p>
                <draw:g>
                  <svg:desc>analyse.E1:analyse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">
                <text:p>28</text:p>
                <draw:g>
                  <svg:desc>analyse.C2:analyse.C50</svg:desc>
                </draw:g>
              </table:table-cell>
              <table:table-cell office:value-type="float" office:value="23">
                <text:p>23</text:p>
                <draw:g>
                  <svg:desc>analyse.E2:analyse.E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2.723cm" svg:y="3.954cm" style:legend-expansion="high" chart:style-name="ch2"/>
        <chart:plot-area chart:style-name="ch3" table:cell-range-address="analyse.F1:analyse.G50" chart:data-source-has-labels="row" svg:x="0.319cm" svg:y="0.18cm" svg:width="12.085cm" svg:height="8.645cm">
          <chart:coordinate-region svg:x="0.94cm" svg:y="0.379cm" svg:width="11.324cm" svg:height="7.6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nalyse.F2:analyse.F50" chart:label-cell-address="analyse.F1:analyse.F1" chart:class="chart:line">
            <chart:data-point chart:repeated="49"/>
          </chart:series>
          <chart:series chart:style-name="ch7" chart:values-cell-range-address="analyse.G2:analyse.G50" chart:label-cell-address="analyse.G1:analyse.G1" chart:class="chart:line">
            <chart:data-point chart:repeated="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issance_1</text:p>
                <draw:g>
                  <svg:desc>analyse.F1:analyse.F1</svg:desc>
                </draw:g>
              </table:table-cell>
              <table:table-cell office:value-type="string">
                <text:p>puissance_2</text:p>
                <draw:g>
                  <svg:desc>analyse.G1:analys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analyse.F2:analyse.F50</svg:desc>
                </draw:g>
              </table:table-cell>
              <table:table-cell office:value-type="float" office:value="50">
                <text:p>50</text:p>
                <draw:g>
                  <svg:desc>analyse.G2:analyse.G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.6">
                <text:p>49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.9411764705882">
                <text:p>48.9411764705882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.6764705882353">
                <text:p>48.6764705882353</text:p>
              </table:table-cell>
              <table:table-cell office:value-type="float" office:value="49.125">
                <text:p>49.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5882352941176">
                <text:p>48.5882352941176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.3513513513514">
                <text:p>48.3513513513514</text:p>
              </table:table-cell>
              <table:table-cell office:value-type="float" office:value="47.8461538461539">
                <text:p>47.84615384615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0810810810811">
                <text:p>48.0810810810811</text:p>
              </table:table-cell>
              <table:table-cell office:value-type="float" office:value="47.8461538461539">
                <text:p>47.84615384615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.0810810810811">
                <text:p>48.0810810810811</text:p>
              </table:table-cell>
              <table:table-cell office:value-type="float" office:value="47.6153846153846">
                <text:p>47.61538461538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.9459459459459">
                <text:p>47.9459459459459</text:p>
              </table:table-cell>
              <table:table-cell office:value-type="float" office:value="47.5384615384615">
                <text:p>47.53846153846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.8108108108108">
                <text:p>47.8108108108108</text:p>
              </table:table-cell>
              <table:table-cell office:value-type="float" office:value="47.5384615384615">
                <text:p>47.53846153846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.6756756756757">
                <text:p>47.6756756756757</text:p>
              </table:table-cell>
              <table:table-cell office:value-type="float" office:value="47.5384615384615">
                <text:p>47.53846153846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.5945945945946">
                <text:p>47.5945945945946</text:p>
              </table:table-cell>
              <table:table-cell office:value-type="float" office:value="47.5384615384615">
                <text:p>47.53846153846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.5135135135135">
                <text:p>47.5135135135135</text:p>
              </table:table-cell>
              <table:table-cell office:value-type="float" office:value="47.5384615384615">
                <text:p>47.53846153846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.4324324324324">
                <text:p>47.4324324324324</text:p>
              </table:table-cell>
              <table:table-cell office:value-type="float" office:value="47.5384615384615">
                <text:p>47.53846153846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.3157894736842">
                <text:p>47.3157894736842</text:p>
              </table:table-cell>
              <table:table-cell office:value-type="float" office:value="47.3333333333333">
                <text:p>47.3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.2307692307692">
                <text:p>47.2307692307692</text:p>
              </table:table-cell>
              <table:table-cell office:value-type="float" office:value="47.2727272727273">
                <text:p>47.27272727272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.2051282051282">
                <text:p>47.2051282051282</text:p>
              </table:table-cell>
              <table:table-cell office:value-type="float" office:value="47.2727272727273">
                <text:p>47.27272727272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2051282051282">
                <text:p>47.2051282051282</text:p>
              </table:table-cell>
              <table:table-cell office:value-type="float" office:value="47.0909090909091">
                <text:p>47.09090909090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075">
                <text:p>47.075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075">
                <text:p>47.075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.075">
                <text:p>47.075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.95">
                <text:p>46.95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.875">
                <text:p>46.875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.725">
                <text:p>46.725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.625">
                <text:p>46.625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.375">
                <text:p>46.375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.325">
                <text:p>46.325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.275">
                <text:p>46.275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.175">
                <text:p>46.175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.175">
                <text:p>46.175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.1219512195122">
                <text:p>46.1219512195122</text:p>
              </table:table-cell>
              <table:table-cell office:value-type="float" office:value="46.2222222222222">
                <text:p>46.22222222222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.1219512195122">
                <text:p>46.1219512195122</text:p>
              </table:table-cell>
              <table:table-cell office:value-type="float" office:value="46.2222222222222">
                <text:p>46.22222222222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.9024390243903">
                <text:p>45.9024390243903</text:p>
              </table:table-cell>
              <table:table-cell office:value-type="float" office:value="46.2222222222222">
                <text:p>46.22222222222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.8536585365854">
                <text:p>45.8536585365854</text:p>
              </table:table-cell>
              <table:table-cell office:value-type="float" office:value="46.2222222222222">
                <text:p>46.22222222222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.7560975609756">
                <text:p>45.7560975609756</text:p>
              </table:table-cell>
              <table:table-cell office:value-type="float" office:value="46.2222222222222">
                <text:p>46.22222222222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.7560975609756">
                <text:p>45.7560975609756</text:p>
              </table:table-cell>
              <table:table-cell office:value-type="float" office:value="46.2222222222222">
                <text:p>46.22222222222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.7560975609756">
                <text:p>45.7560975609756</text:p>
              </table:table-cell>
              <table:table-cell office:value-type="float" office:value="46.2222222222222">
                <text:p>46.22222222222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.6585365853659">
                <text:p>45.6585365853659</text:p>
              </table:table-cell>
              <table:table-cell office:value-type="float" office:value="46.2222222222222">
                <text:p>46.22222222222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.5121951219512">
                <text:p>45.5121951219512</text:p>
              </table:table-cell>
              <table:table-cell office:value-type="float" office:value="46.2222222222222">
                <text:p>46.22222222222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.3658536585366">
                <text:p>45.3658536585366</text:p>
              </table:table-cell>
              <table:table-cell office:value-type="float" office:value="46.2222222222222">
                <text:p>46.22222222222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.3658536585366">
                <text:p>45.3658536585366</text:p>
              </table:table-cell>
              <table:table-cell office:value-type="float" office:value="46.2222222222222">
                <text:p>46.22222222222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.2439024390244">
                <text:p>45.2439024390244</text:p>
              </table:table-cell>
              <table:table-cell office:value-type="float" office:value="46.2222222222222">
                <text:p>46.22222222222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.2439024390244">
                <text:p>45.2439024390244</text:p>
              </table:table-cell>
              <table:table-cell office:value-type="float" office:value="46.2222222222222">
                <text:p>46.22222222222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.0952380952381">
                <text:p>45.095238095238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.7619047619048">
                <text:p>44.76190476190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.7441860465116">
                <text:p>44.74418604651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.6976744186047">
                <text:p>44.6976744186047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4.072cm" svg:y="4.204cm" style:legend-expansion="high" chart:style-name="ch2"/>
        <chart:plot-area chart:style-name="ch3" table:cell-range-address="analyse.H1:analyse.H50" chart:data-source-has-labels="row" svg:x="0.319cm" svg:y="0.18cm" svg:width="13.434cm" svg:height="8.646cm">
          <chart:coordinate-region svg:x="1.046cm" svg:y="0.379cm" svg:width="12.567cm" svg:height="7.6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nalyse.H2:analyse.H50" chart:label-cell-address="analyse.H1:analyse.H1" chart:class="chart:line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at</text:p>
                <draw:g>
                  <svg:desc>analyse.H1:analyse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nalyse.H2:analyse.H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